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13.23mm"/>
    </style:style>
    <style:style style:name="co6" style:family="table-column">
      <style:table-column-properties fo:break-before="auto" style:column-width="105.85mm"/>
    </style:style>
    <style:style style:name="co7" style:family="table-column">
      <style:table-column-properties fo:break-before="auto" style:column-width="12.91mm"/>
    </style:style>
    <style:style style:name="co8" style:family="table-column">
      <style:table-column-properties fo:break-before="auto" style:column-width="10mm"/>
    </style:style>
    <style:style style:name="co9" style:family="table-column">
      <style:table-column-properties fo:break-before="auto" style:column-width="27.78mm"/>
    </style:style>
    <style:style style:name="co10" style:family="table-column">
      <style:table-column-properties fo:break-before="auto" style:column-width="19.09mm"/>
    </style:style>
    <style:style style:name="co11" style:family="table-column">
      <style:table-column-properties fo:break-before="auto" style:column-width="34.03mm"/>
    </style:style>
    <style:style style:name="co12" style:family="table-column">
      <style:table-column-properties fo:break-before="auto" style:column-width="37.27mm"/>
    </style:style>
    <style:style style:name="co13" style:family="table-column">
      <style:table-column-properties fo:break-before="auto" style:column-width="38.06mm"/>
    </style:style>
    <style:style style:name="co14" style:family="table-column">
      <style:table-column-properties fo:break-before="auto" style:column-width="34.84mm"/>
    </style:style>
    <style:style style:name="co15" style:family="table-column">
      <style:table-column-properties fo:break-before="auto" style:column-width="50.76mm"/>
    </style:style>
    <style:style style:name="co16" style:family="table-column">
      <style:table-column-properties fo:break-before="auto" style:column-width="48.88mm"/>
    </style:style>
    <style:style style:name="co17" style:family="table-column">
      <style:table-column-properties fo:break-before="auto" style:column-width="49.42mm"/>
    </style:style>
    <style:style style:name="co18" style:family="table-column">
      <style:table-column-properties fo:break-before="auto" style:column-width="55.63mm"/>
    </style:style>
    <style:style style:name="co19" style:family="table-column">
      <style:table-column-properties fo:break-before="auto" style:column-width="10.12mm"/>
    </style:style>
    <style:style style:name="co20" style:family="table-column">
      <style:table-column-properties fo:break-before="auto" style:column-width="22.35mm"/>
    </style:style>
    <style:style style:name="co21" style:family="table-column">
      <style:table-column-properties fo:break-before="auto" style:column-width="107mm"/>
    </style:style>
    <style:style style:name="co22" style:family="table-column">
      <style:table-column-properties fo:break-before="auto" style:column-width="40.16mm"/>
    </style:style>
    <style:style style:name="co23" style:family="table-column">
      <style:table-column-properties fo:break-before="auto" style:column-width="27.76mm"/>
    </style:style>
    <style:style style:name="co24" style:family="table-column">
      <style:table-column-properties fo:break-before="auto" style:column-width="15.35mm"/>
    </style:style>
    <style:style style:name="co25" style:family="table-column">
      <style:table-column-properties fo:break-before="auto" style:column-width="8.2mm"/>
    </style:style>
    <style:style style:name="co26" style:family="table-column">
      <style:table-column-properties fo:break-before="auto" style:column-width="21.7mm"/>
    </style:style>
    <style:style style:name="co27" style:family="table-column">
      <style:table-column-properties fo:break-before="auto" style:column-width="21.33mm"/>
    </style:style>
    <style:style style:name="co28" style:family="table-column">
      <style:table-column-properties fo:break-before="auto" style:column-width="19.44mm"/>
    </style:style>
    <style:style style:name="co29" style:family="table-column">
      <style:table-column-properties fo:break-before="auto" style:column-width="19.17mm"/>
    </style:style>
    <style:style style:name="co30" style:family="table-column">
      <style:table-column-properties fo:break-before="auto" style:column-width="19.83mm"/>
    </style:style>
    <style:style style:name="co31" style:family="table-column">
      <style:table-column-properties fo:break-before="auto" style:column-width="8.01mm"/>
    </style:style>
    <style:style style:name="co32" style:family="table-column">
      <style:table-column-properties fo:break-before="auto" style:column-width="22.6mm"/>
    </style:style>
    <style:style style:name="co33" style:family="table-column">
      <style:table-column-properties fo:break-before="auto" style:column-width="10.85mm"/>
    </style:style>
    <style:style style:name="co34" style:family="table-column">
      <style:table-column-properties fo:break-before="auto" style:column-width="31.56mm"/>
    </style:style>
    <style:style style:name="co35" style:family="table-column">
      <style:table-column-properties fo:break-before="auto" style:column-width="63.11mm"/>
    </style:style>
    <style:style style:name="co36" style:family="table-column">
      <style:table-column-properties fo:break-before="auto" style:column-width="24.09mm"/>
    </style:style>
    <style:style style:name="co37" style:family="table-column">
      <style:table-column-properties fo:break-before="auto" style:column-width="55.09mm"/>
    </style:style>
    <style:style style:name="co38" style:family="table-column">
      <style:table-column-properties fo:break-before="auto" style:column-width="95.46mm"/>
    </style:style>
    <style:style style:name="co39" style:family="table-column">
      <style:table-column-properties fo:break-before="auto" style:column-width="151.3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13.35mm" fo:break-before="auto" style:use-optimal-row-height="false"/>
    </style:style>
    <style:style style:name="ro6" style:family="table-row">
      <style:table-row-properties style:row-height="8.94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12.51mm"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14" style:family="table-cell" style:parent-style-name="Default">
      <style:table-cell-properties style:text-align-source="fix" style:repeat-content="false" fo:wrap-option="no-wrap" fo:border="0.06pt solid #000000" style:direction="ltr" style:rotation-angle="9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3"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26" style:family="table-cell" style:parent-style-name="Default">
      <style:table-cell-properties style:text-align-source="fix" style:repeat-content="false" fo:border="0.06pt solid #00000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0.06pt solid #000000"/>
      <style:paragraph-properties fo:text-align="center" fo:margin-left="0mm"/>
    </style:style>
    <style:style style:name="ce32" style:family="table-cell" style:parent-style-name="Default">
      <style:table-cell-properties style:text-align-source="fix" style:repeat-content="false" fo:border="0.06pt solid #000000"/>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style:text-align-source="fix" style:repeat-content="false" fo:border="0.06pt solid #000000"/>
      <style:paragraph-properties fo:text-align="center" fo:margin-left="0mm"/>
    </style:style>
    <style:style style:name="ce36" style:family="table-cell" style:parent-style-name="Default">
      <style:table-cell-properties style:text-align-source="fix" style:repeat-content="fals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mm"/>
    </style:style>
    <style:style style:name="ce44" style:family="table-cell" style:parent-style-name="Default">
      <style:table-cell-properties style:text-align-source="fix" style:repeat-content="false"/>
      <style:paragraph-properties fo:text-align="center" fo:margin-left="0mm"/>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4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1" style:family="table-cell" style:parent-style-name="Default">
      <style:table-cell-properties fo:border="0.06pt solid #000000"/>
    </style:style>
    <style:style style:name="ce52" style:family="table-cell" style:parent-style-name="Default">
      <style:table-cell-properties fo:border="0.06pt solid #00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63"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69" style:family="table-cell" style:parent-style-name="Default">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43" style:family="table-cell" style:parent-style-name="Default">
      <style:text-properties style:text-outline="false" style:text-line-through-style="none" style:text-line-through-type="none" fo:language="en" fo:country="US" fo:font-style="italic"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7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6" style:family="table-cell" style:parent-style-name="Default">
      <style:table-cell-properties style:text-align-source="fix" style:repeat-content="false" fo:border="0.06pt solid #000000" style:vertical-align="middle"/>
      <style:paragraph-properties fo:text-align="center" fo:margin-left="0mm"/>
    </style:style>
    <style:style style:name="ce47" style:family="table-cell" style:parent-style-name="Default">
      <style:table-cell-properties style:text-align-source="fix" style:repeat-content="false" fo:border="0.06pt solid #00000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ext-properties style:text-outline="false" style:text-line-through-style="none" style:text-line-through-type="none" fo:language="en" fo:country="US" fo:font-style="italic" fo:text-shadow="none" style:text-underline-style="none" fo:font-weight="bold"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8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5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8"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hi" style:country-asian="IN" style:font-style-asian="normal" style:font-weight-asian="normal" style:font-name-complex="Segoe UI" style:font-size-complex="11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Segoe UI" style:font-size-complex="11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98" style:family="table-cell" style:parent-style-name="Default" style:data-style-name="N0">
      <style:table-cell-properties style:text-align-source="fix" style:repeat-content="false" fo:border="0.06pt solid #000000"/>
      <style:paragraph-properties fo:text-align="center" fo:margin-left="0mm"/>
    </style:style>
    <style:style style:name="ce100" style:family="table-cell" style:parent-style-name="Default" style:data-style-name="N0">
      <style:table-cell-properties style:text-align-source="fix" style:repeat-content="false"/>
      <style:paragraph-properties fo:text-align="center" fo:margin-left="0mm"/>
    </style:style>
    <style:style style:name="ce27" style:family="table-cell" style:parent-style-name="Default">
      <style:table-cell-properties fo:border="0.06pt solid #000000"/>
    </style:style>
    <style:style style:name="ce84"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86" style:family="table-cell" style:parent-style-name="Default" style:data-style-name="N0">
      <style:table-cell-properties style:text-align-source="fix" style:repeat-content="false" style:vertical-align="middle"/>
      <style:paragraph-properties fo:text-align="center" fo:margin-left="0mm"/>
    </style:style>
    <style:style style:name="ce87" style:family="table-cell" style:parent-style-name="Default">
      <style:table-cell-properties style:text-align-source="fix" style:repeat-content="false" style:vertical-align="middle"/>
      <style:paragraph-properties fo:text-align="center" fo:margin-left="0mm"/>
    </style:style>
    <style:style style:name="ce49"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135"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141"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57"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163"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164" style:family="table-cell" style:parent-style-name="Default" style:data-style-name="N80">
      <style:table-cell-properties style:text-align-source="fix" style:repeat-content="false"/>
      <style:paragraph-properties fo:text-align="center" fo:margin-left="0mm"/>
    </style:style>
    <style:style style:name="ce165"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170"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06" style:family="table-cell" style:parent-style-name="Default" style:data-style-name="N100"/>
    <style:style style:name="ce110" style:family="table-cell" style:parent-style-name="Default" style:data-style-name="N80"/>
    <style:style style:name="ce105" style:family="table-cell" style:parent-style-name="Default">
      <style:table-cell-properties fo:background-color="#5c2d91" style:text-align-source="fix" style:repeat-content="false" fo:border="0.06pt solid #000000" style:vertical-align="middle"/>
      <style:paragraph-properties fo:text-align="center"/>
      <style:text-properties fo:color="#ffffff"/>
    </style:style>
    <style:style style:name="ce109" style:family="table-cell" style:parent-style-name="Default">
      <style:table-cell-properties fo:background-color="#00aaad" style:text-align-source="fix" style:repeat-content="false" fo:border="0.06pt solid #000000" style:vertical-align="middle"/>
      <style:paragraph-properties fo:text-align="center"/>
    </style:style>
    <style:style style:name="ce197" style:family="table-cell" style:parent-style-name="Default">
      <style:table-cell-properties style:text-align-source="fix" style:repeat-content="false" fo:border="0.06pt solid #000000" style:rotation-angle="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98" style:family="table-cell" style:parent-style-name="Default">
      <style:table-cell-properties style:text-align-source="fix" style:repeat-content="false" fo:border="0.06pt solid #000000"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99" style:family="table-cell" style:parent-style-name="Default">
      <style:table-cell-properties fo:border="0.06pt solid #000000" style:rotation-angle="90" style:vertical-align="middle"/>
    </style:style>
    <style:style style:name="ce200" style:family="table-cell" style:parent-style-name="Default">
      <style:table-cell-properties style:text-align-source="fix" style:repeat-content="false" fo:border="0.06pt solid #000000" style:rotation-angle="90" style:vertical-align="middle"/>
      <style:paragraph-properties fo:text-align="center" fo:margin-left="0mm"/>
    </style:style>
    <style:style style:name="ce201" style:family="table-cell" style:parent-style-name="Default">
      <style:table-cell-properties style:text-align-source="fix" style:repeat-content="false"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fix" style:repeat-content="false" style:rotation-angle="90" style:vertical-align="middle"/>
      <style:paragraph-properties fo:text-align="center" fo:margin-left="0mm"/>
    </style:style>
    <style:style style:name="ce203" style:family="table-cell" style:parent-style-name="Default">
      <style:table-cell-properties style:text-align-source="fix" style:repeat-content="false"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204" style:family="table-cell" style:parent-style-name="Default">
      <style:table-cell-properties style:text-align-source="fix" style:repeat-content="false" fo:wrap-option="no-wrap" style:direction="ltr" style:rotation-angle="90" style:rotation-align="none" style:shrink-to-fit="false" style:vertical-align="middle" loext:vertical-justify="auto"/>
      <style:paragraph-properties fo:text-align="center" css3t:text-justify="auto" fo:margin-left="0mm" style:writing-mode="page"/>
    </style:style>
    <style:style style:name="ce205" style:family="table-cell" style:parent-style-name="Default">
      <style:table-cell-properties fo:border="0.06pt solid #000000"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06" style:family="table-cell" style:parent-style-name="Default">
      <style:table-cell-properties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07" style:family="table-cell" style:parent-style-name="Default">
      <style:table-cell-properties style:vertical-align="middle"/>
    </style:style>
    <style:style style:name="ce208" style:family="table-cell" style:parent-style-name="Default">
      <style:table-cell-properties style:vertical-align="middle"/>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209" style:family="table-cell" style:parent-style-name="Default">
      <style:table-cell-properties style:vertical-align="middle"/>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10" style:family="table-cell" style:parent-style-name="Default">
      <style:table-cell-properties style:vertical-align="middle"/>
      <style:text-properties style:text-outline="false" style:text-line-through-style="none" style:text-line-through-type="none" fo:language="en" fo:country="US" fo:font-style="italic"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1" style:family="table-cell" style:parent-style-name="Default">
      <style:table-cell-properties style:vertical-align="middle"/>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212" style:family="table-cell" style:parent-style-name="Default">
      <style:table-cell-properties fo:border="0.06pt solid #000000" style:vertical-align="middle"/>
    </style:style>
    <style:style style:name="ce213" style:family="table-cell" style:parent-style-name="Default" style:data-style-name="N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table-cell-properties style:text-align-source="fix" style:repeat-content="false" style:vertical-align="middle"/>
      <style:paragraph-properties fo:text-align="start" fo:margin-left="0mm"/>
    </style:style>
    <style:style style:name="ce2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style>
    <style:style style:name="ce216" style:family="table-cell" style:parent-style-name="Default">
      <style:table-cell-properties style:vertical-align="middle"/>
      <style:text-properties style:font-name="Arial" fo:font-size="11pt" style:font-size-asian="11pt" style:font-size-complex="11pt"/>
    </style:style>
    <style:style style:name="ce217" style:family="table-cell" style:parent-style-name="Default">
      <style:table-cell-properties style:vertical-align="middle"/>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218" style:family="table-cell" style:parent-style-name="Default">
      <style:table-cell-properties style:vertical-align="middle"/>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219" style:family="table-cell" style:parent-style-name="Default">
      <style:table-cell-properties style:vertical-align="middle"/>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220" style:family="table-cell" style:parent-style-name="Default" style:data-style-name="N0">
      <style:table-cell-properties style:vertical-align="middle"/>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224"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80" style:family="table-cell" style:parent-style-name="Default" style:data-style-name="N2">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1" style:family="table-cell" style:parent-style-name="Default" style:data-style-name="N2">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29" style:family="table-cell" style:parent-style-name="Default" style:data-style-name="N2">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2"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3"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34"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style:paragraph-properties fo:text-align="center"/>
      <style:text-properties fo:color="#000000" fo:font-family="Arial" style:font-style-name="Regular" style:font-family-generic="swiss" fo:font-size="12pt"/>
    </style:style>
    <style:style style:name="P10" style:family="paragraph">
      <style:paragraph-properties fo:text-align="start"/>
    </style:style>
    <style:style style:name="P11" style:family="paragraph">
      <loext:graphic-properties draw:fill="none"/>
      <style:paragraph-properties fo:text-align="cente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Noto Sans"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office:forms form:automatic-focus="false" form:apply-design-mode="false"/>
        <table:table-column table:style-name="co4" table:default-cell-style-name="ce6"/>
        <table:table-column table:style-name="co5" table:default-cell-style-name="ce4"/>
        <table:table-column table:style-name="co6" table:default-cell-style-name="ce4"/>
        <table:table-column table:style-name="co7" table:default-cell-style-name="ce4"/>
        <table:table-column table:style-name="co8" table:number-columns-repeated="4" table:default-cell-style-name="ce2"/>
        <table:table-column table:style-name="co8" table:number-columns-repeated="6" table:default-cell-style-name="ce4"/>
        <table:table-column table:style-name="co9" table:default-cell-style-name="ce4"/>
        <table:table-column table:style-name="co9" table:default-cell-style-name="ce2"/>
        <table:table-column table:style-name="co3" table:default-cell-style-name="ce2"/>
        <table:table-column table:style-name="co10" table:number-columns-repeated="3" table:default-cell-style-name="ce4"/>
        <table:table-column table:style-name="co3" table:number-columns-repeated="2" table:default-cell-style-name="ce4"/>
        <table:table-column table:style-name="co11" table:default-cell-style-name="ce73"/>
        <table:table-column table:style-name="co3" table:number-columns-repeated="2" table:default-cell-style-name="ce4"/>
        <table:table-column table:style-name="co12" table:default-cell-style-name="ce4"/>
        <table:table-column table:style-name="co13" table:default-cell-style-name="ce4"/>
        <table:table-column table:style-name="co14" table:default-cell-style-name="ce73"/>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0" table:number-columns-repeated="965" table:default-cell-style-name="ce4"/>
        <table:table-column table:style-name="co10" table:number-columns-repeated="27" table:default-cell-style-name="Default"/>
        <table:table-row table:style-name="ro3">
          <table:table-cell/>
          <table:table-cell table:style-name="ce26" office:value-type="string" calcext:value-type="string" table:number-columns-spanned="2" table:number-rows-spanned="2">
            <text:p>Character Categories</text:p>
          </table:table-cell>
          <table:covered-table-cell table:style-name="ce45"/>
          <table:table-cell table:style-name="ce76" office:value-type="string" calcext:value-type="string" table:number-columns-spanned="13" table:number-rows-spanned="1">
            <text:p>Jawaban</text:p>
          </table:table-cell>
          <table:covered-table-cell table:number-columns-repeated="4" table:style-name="ce83"/>
          <table:covered-table-cell table:style-name="ce45"/>
          <table:covered-table-cell table:number-columns-repeated="6" table:style-name="ce55"/>
          <table:covered-table-cell table:style-name="ce76"/>
          <table:table-cell table:number-columns-repeated="2"/>
          <table:table-cell table:style-name="ce11"/>
          <table:table-cell table:number-columns-repeated="2"/>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91"/>
        </table:table-row>
        <table:table-row table:style-name="ro3">
          <table:table-cell/>
          <table:covered-table-cell table:style-name="ce29"/>
          <table:covered-table-cell table:style-name="ce45"/>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cell table:style-name="ce8" office:value-type="float" office:value="10" calcext:value-type="float">
            <text:p>10</text:p>
          </table:table-cell>
          <table:table-cell table:style-name="ce8" office:value-type="float" office:value="11" calcext:value-type="float">
            <text:p>11</text:p>
          </table:table-cell>
          <table:table-cell table:style-name="ce8" office:value-type="string" calcext:value-type="string">
            <text:p>Count</text:p>
          </table:table-cell>
          <table:table-cell table:style-name="ce8" office:value-type="string" calcext:value-type="string">
            <text:p>Total</text:p>
          </table:table-cell>
          <table:table-cell/>
          <table:table-cell table:style-name="ce83" office:value-type="string" calcext:value-type="string" table:number-columns-spanned="2" table:number-rows-spanned="1">
            <text:p>Logika jawaban</text:p>
          </table:table-cell>
          <table:covered-table-cell table:style-name="ce83"/>
          <table:table-cell table:style-name="ce6" table:number-columns-repeated="2"/>
          <table:table-cell table:style-name="ce72" office:value-type="float" office:value="6" calcext:value-type="float">
            <text:p>6</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0" office:value-type="float" office:value="0" calcext:value-type="float">
            <text:p>0</text:p>
          </table:table-cell>
          <table:table-cell table:style-name="ce6" office:value-type="float" office:value="0" calcext:value-type="float">
            <text:p>0</text:p>
          </table:table-cell>
          <table:table-cell table:style-name="ce6" table:number-columns-repeated="864"/>
          <table:table-cell table:number-columns-repeated="27"/>
        </table:table-row>
        <table:table-row table:style-name="ro3">
          <table:table-cell table:style-name="ce14" office:value-type="string" calcext:value-type="string" table:number-columns-spanned="1" table:number-rows-spanned="37">
            <text:p>Scope Of Indicators</text:p>
          </table:table-cell>
          <table:table-cell table:style-name="ce26" office:value-type="string" calcext:value-type="string" table:number-columns-spanned="2" table:number-rows-spanned="1">
            <text:p>Novelty-seeking</text:p>
          </table:table-cell>
          <table:covered-table-cell table:style-name="ce51"/>
          <table:table-cell table:style-name="ce8" table:number-columns-repeated="11"/>
          <table:table-cell table:style-name="ce8" table:formula="of:=COUNT([.O4:.O7])" office:value-type="float" office:value="4" calcext:value-type="float">
            <text:p>4</text:p>
          </table:table-cell>
          <table:table-cell table:style-name="ce8" table:formula="of:=SUM([.P4:.P7])/[.O3]" office:value-type="float" office:value="5" calcext:value-type="float">
            <text:p>5</text:p>
          </table:table-cell>
          <table:table-cell/>
          <table:table-cell table:style-name="ce42" office:value-type="float" office:value="1" calcext:value-type="float">
            <text:p>1</text:p>
          </table:table-cell>
          <table:table-cell table:style-name="ce42" office:value-type="float" office:value="5" calcext:value-type="float">
            <text:p>5</text:p>
          </table:table-cell>
          <table:table-cell table:number-columns-repeated="2"/>
          <table:table-cell table:formula="of:=COUNTA([$Database.A$1:$Database.A$1048576])" office:value-type="float" office:value="6" calcext:value-type="float">
            <text:p>6</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1" office:value-type="float" office:value="0" calcext:value-type="float">
            <text:p>0</text:p>
          </table:table-cell>
          <table:table-cell table:number-columns-repeated="891"/>
        </table:table-row>
        <table:table-row table:style-name="ro3">
          <table:covered-table-cell table:style-name="ce19"/>
          <table:table-cell table:style-name="ce32" office:value-type="string" calcext:value-type="string">
            <text:p>NS1</text:p>
          </table:table-cell>
          <table:table-cell table:style-name="ce52" office:value-type="string" calcext:value-type="string">
            <text:p>Exploratory excitability v. stoic rigidity (10 items)</text:p>
          </table:table-cell>
          <table:table-cell table:style-name="ce8" office:value-type="float" office:value="1" calcext:value-type="float">
            <text:p>1</text:p>
          </table:table-cell>
          <table:table-cell table:style-name="ce47" office:value-type="float" office:value="53" calcext:value-type="float">
            <text:p>53</text:p>
          </table:table-cell>
          <table:table-cell table:style-name="ce8" office:value-type="float" office:value="63" calcext:value-type="float">
            <text:p>63</text:p>
          </table:table-cell>
          <table:table-cell table:style-name="ce47" office:value-type="float" office:value="104" calcext:value-type="float">
            <text:p>104</text:p>
          </table:table-cell>
          <table:table-cell table:style-name="ce8" office:value-type="float" office:value="122" calcext:value-type="float">
            <text:p>122</text:p>
          </table:table-cell>
          <table:table-cell table:style-name="ce8" office:value-type="float" office:value="145" calcext:value-type="float">
            <text:p>145</text:p>
          </table:table-cell>
          <table:table-cell table:style-name="ce8" office:value-type="float" office:value="156" calcext:value-type="float">
            <text:p>156</text:p>
          </table:table-cell>
          <table:table-cell table:style-name="ce8" office:value-type="float" office:value="165" calcext:value-type="float">
            <text:p>165</text:p>
          </table:table-cell>
          <table:table-cell table:style-name="ce8" office:value-type="float" office:value="176" calcext:value-type="float">
            <text:p>176</text:p>
          </table:table-cell>
          <table:table-cell table:style-name="ce8" office:value-type="float" office:value="205" calcext:value-type="float">
            <text:p>205</text:p>
          </table:table-cell>
          <table:table-cell table:style-name="ce8"/>
          <table:table-cell table:style-name="ce8" table:formula="of:=COUNT([.D4:.N4])" office:value-type="float" office:value="10" calcext:value-type="float">
            <text:p>10</text:p>
          </table:table-cell>
          <table:table-cell table:style-name="ce59" table:formula="of:=SUMIF([$'jawaban peserta'.$O$2:$'jawaban peserta'.$O$241];[.$C4];[$'jawaban peserta'.$B$2:$'jawaban peserta'.$B$241])/[.$O4]" office:value-type="float" office:value="5" calcext:value-type="float">
            <text:p>5</text:p>
          </table:table-cell>
          <table:table-cell table:style-name="ce62"/>
          <table:table-cell table:style-name="ce42" office:value-type="float" office:value="2" calcext:value-type="float">
            <text:p>2</text:p>
          </table:table-cell>
          <table:table-cell table:style-name="ce42" office:value-type="float" office:value="4" calcext:value-type="float">
            <text:p>4</text:p>
          </table:table-cell>
          <table:table-cell table:number-columns-repeated="3"/>
          <table:table-cell table:formula="of:=TODAY()" office:value-type="date" office:date-value="2018-08-21" calcext:value-type="date">
            <text:p>21. Aug. 2018</text:p>
          </table:table-cell>
          <table:table-cell table:number-columns-repeated="1001"/>
        </table:table-row>
        <table:table-row table:style-name="ro3">
          <table:covered-table-cell table:style-name="ce19"/>
          <table:table-cell table:style-name="ce32" office:value-type="string" calcext:value-type="string">
            <text:p>NS2</text:p>
          </table:table-cell>
          <table:table-cell table:style-name="ce52" office:value-type="string" calcext:value-type="string">
            <text:p>Impulsiveness v. reflection (9 items)</text:p>
          </table:table-cell>
          <table:table-cell table:style-name="ce8" office:value-type="float" office:value="10" calcext:value-type="float">
            <text:p>10</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float" office:value="102" calcext:value-type="float">
            <text:p>102</text:p>
          </table:table-cell>
          <table:table-cell table:style-name="ce8" office:value-type="float" office:value="123" calcext:value-type="float">
            <text:p>123</text:p>
          </table:table-cell>
          <table:table-cell table:style-name="ce8" office:value-type="float" office:value="179" calcext:value-type="float">
            <text:p>179</text:p>
          </table:table-cell>
          <table:table-cell table:style-name="ce8" office:value-type="float" office:value="193" calcext:value-type="float">
            <text:p>193</text:p>
          </table:table-cell>
          <table:table-cell table:style-name="ce8" office:value-type="float" office:value="210" calcext:value-type="float">
            <text:p>210</text:p>
          </table:table-cell>
          <table:table-cell table:style-name="ce8" office:value-type="float" office:value="239" calcext:value-type="float">
            <text:p>239</text:p>
          </table:table-cell>
          <table:table-cell table:style-name="ce8" table:number-columns-repeated="2"/>
          <table:table-cell table:style-name="ce8" table:formula="of:=COUNT([.D5:.N5])" office:value-type="float" office:value="9" calcext:value-type="float">
            <text:p>9</text:p>
          </table:table-cell>
          <table:table-cell table:style-name="ce59" table:formula="of:=SUMIF([$'jawaban peserta'.$O$2:$'jawaban peserta'.$O$241];[.$C5];[$'jawaban peserta'.$B$2:$'jawaban peserta'.$B$241])/[.$O5]" office:value-type="float" office:value="5" calcext:value-type="float">
            <text:p>5</text:p>
          </table:table-cell>
          <table:table-cell/>
          <table:table-cell table:number-columns-repeated="2" table:style-name="ce42" office:value-type="float" office:value="3" calcext:value-type="float">
            <text:p>3</text:p>
          </table:table-cell>
          <table:table-cell table:number-columns-repeated="1005"/>
        </table:table-row>
        <table:table-row table:style-name="ro3">
          <table:covered-table-cell table:style-name="ce19"/>
          <table:table-cell table:style-name="ce32" office:value-type="string" calcext:value-type="string">
            <text:p>NS3</text:p>
          </table:table-cell>
          <table:table-cell table:style-name="ce52" office:value-type="string" calcext:value-type="string">
            <text:p>Extravagance v. reserve (9 items)</text:p>
          </table:table-cell>
          <table:table-cell table:style-name="ce46" office:value-type="float" office:value="24" calcext:value-type="float">
            <text:p>24</text:p>
          </table:table-cell>
          <table:table-cell table:style-name="ce46" office:value-type="float" office:value="59" calcext:value-type="float">
            <text:p>59</text:p>
          </table:table-cell>
          <table:table-cell table:style-name="ce46" office:value-type="float" office:value="215" calcext:value-type="float">
            <text:p>215</text:p>
          </table:table-cell>
          <table:table-cell table:style-name="ce46" office:value-type="float" office:value="222" calcext:value-type="float">
            <text:p>222</text:p>
          </table:table-cell>
          <table:table-cell table:style-name="ce46" office:value-type="float" office:value="14" calcext:value-type="float">
            <text:p>14</text:p>
          </table:table-cell>
          <table:table-cell table:style-name="ce46" office:value-type="float" office:value="105" calcext:value-type="float">
            <text:p>105</text:p>
          </table:table-cell>
          <table:table-cell table:style-name="ce46" office:value-type="float" office:value="139" calcext:value-type="float">
            <text:p>139</text:p>
          </table:table-cell>
          <table:table-cell table:style-name="ce46" office:value-type="float" office:value="155" calcext:value-type="float">
            <text:p>155</text:p>
          </table:table-cell>
          <table:table-cell table:style-name="ce46" office:value-type="float" office:value="172" calcext:value-type="float">
            <text:p>172</text:p>
          </table:table-cell>
          <table:table-cell table:style-name="ce46"/>
          <table:table-cell table:style-name="ce8"/>
          <table:table-cell table:style-name="ce8" table:formula="of:=COUNT([.D6:.N6])" office:value-type="float" office:value="9" calcext:value-type="float">
            <text:p>9</text:p>
          </table:table-cell>
          <table:table-cell table:style-name="ce59" table:formula="of:=SUMIF([$'jawaban peserta'.$O$2:$'jawaban peserta'.$O$241];[.$C6];[$'jawaban peserta'.$B$2:$'jawaban peserta'.$B$241])/[.$O6]" office:value-type="float" office:value="5" calcext:value-type="float">
            <text:p>5</text:p>
          </table:table-cell>
          <table:table-cell/>
          <table:table-cell table:style-name="ce42" office:value-type="float" office:value="4" calcext:value-type="float">
            <text:p>4</text:p>
          </table:table-cell>
          <table:table-cell table:style-name="ce42" office:value-type="float" office:value="2" calcext:value-type="float">
            <text:p>2</text:p>
          </table:table-cell>
          <table:table-cell table:number-columns-repeated="1005"/>
        </table:table-row>
        <table:table-row table:style-name="ro3">
          <table:covered-table-cell table:style-name="ce19"/>
          <table:table-cell table:style-name="ce32" office:value-type="string" calcext:value-type="string">
            <text:p>NS4</text:p>
          </table:table-cell>
          <table:table-cell table:style-name="ce52" office:value-type="string" calcext:value-type="string">
            <text:p>Disorderliness v. regimentation (7 items)</text:p>
          </table:table-cell>
          <table:table-cell table:style-name="ce46" office:value-type="float" office:value="44" calcext:value-type="float">
            <text:p>44</text:p>
          </table:table-cell>
          <table:table-cell table:style-name="ce46" office:value-type="float" office:value="51" calcext:value-type="float">
            <text:p>51</text:p>
          </table:table-cell>
          <table:table-cell table:style-name="ce46" office:value-type="float" office:value="109" calcext:value-type="float">
            <text:p>109</text:p>
          </table:table-cell>
          <table:table-cell table:style-name="ce46" office:value-type="float" office:value="135" calcext:value-type="float">
            <text:p>135</text:p>
          </table:table-cell>
          <table:table-cell table:style-name="ce46" office:value-type="float" office:value="77" calcext:value-type="float">
            <text:p>77</text:p>
          </table:table-cell>
          <table:table-cell table:style-name="ce46" office:value-type="float" office:value="159" calcext:value-type="float">
            <text:p>159</text:p>
          </table:table-cell>
          <table:table-cell table:style-name="ce46" office:value-type="float" office:value="170" calcext:value-type="float">
            <text:p>170</text:p>
          </table:table-cell>
          <table:table-cell table:style-name="ce8" table:number-columns-repeated="2"/>
          <table:table-cell table:style-name="ce46"/>
          <table:table-cell table:style-name="ce8"/>
          <table:table-cell table:style-name="ce8" table:formula="of:=COUNT([.D7:.N7])" office:value-type="float" office:value="7" calcext:value-type="float">
            <text:p>7</text:p>
          </table:table-cell>
          <table:table-cell table:style-name="ce59" table:formula="of:=SUMIF([$'jawaban peserta'.$O$2:$'jawaban peserta'.$O$241];[.$C7];[$'jawaban peserta'.$B$2:$'jawaban peserta'.$B$241])/[.$O7]" office:value-type="float" office:value="5" calcext:value-type="float">
            <text:p>5</text:p>
          </table:table-cell>
          <table:table-cell/>
          <table:table-cell table:style-name="ce42" office:value-type="float" office:value="5" calcext:value-type="float">
            <text:p>5</text:p>
          </table:table-cell>
          <table:table-cell table:style-name="ce42" office:value-type="float" office:value="1" calcext:value-type="float">
            <text:p>1</text:p>
          </table:table-cell>
          <table:table-cell table:number-columns-repeated="1005"/>
        </table:table-row>
        <table:table-row table:style-name="ro3">
          <table:covered-table-cell table:style-name="ce19"/>
          <table:table-cell table:style-name="ce26" office:value-type="string" calcext:value-type="string" table:number-columns-spanned="2" table:number-rows-spanned="1">
            <text:p>Harm Avoidance</text:p>
          </table:table-cell>
          <table:covered-table-cell table:style-name="ce52"/>
          <table:table-cell table:style-name="ce46" table:number-columns-repeated="11"/>
          <table:table-cell table:style-name="ce8" table:formula="of:=COUNT([.O9:.O12])" office:value-type="float" office:value="4" calcext:value-type="float">
            <text:p>4</text:p>
          </table:table-cell>
          <table:table-cell table:style-name="ce8" table:formula="of:=SUM([.P9:.P12])/[.O8]"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HA1</text:p>
          </table:table-cell>
          <table:table-cell table:style-name="ce52" office:value-type="string" calcext:value-type="string">
            <text:p><text:span text:style-name="T1">Anticipatory worry &amp; pessimismv. uninhibited optimism (11 items)</text:span></text:p>
          </table:table-cell>
          <table:table-cell table:style-name="ce46" office:value-type="float" office:value="46" calcext:value-type="float">
            <text:p>46</text:p>
          </table:table-cell>
          <table:table-cell table:style-name="ce46" office:value-type="float" office:value="82" calcext:value-type="float">
            <text:p>82</text:p>
          </table:table-cell>
          <table:table-cell table:style-name="ce46" office:value-type="float" office:value="144" calcext:value-type="float">
            <text:p>144</text:p>
          </table:table-cell>
          <table:table-cell table:style-name="ce46" office:value-type="float" office:value="150" calcext:value-type="float">
            <text:p>150</text:p>
          </table:table-cell>
          <table:table-cell table:style-name="ce46" office:value-type="float" office:value="2" calcext:value-type="float">
            <text:p>2</text:p>
          </table:table-cell>
          <table:table-cell table:style-name="ce46" office:value-type="float" office:value="61" calcext:value-type="float">
            <text:p>61</text:p>
          </table:table-cell>
          <table:table-cell table:style-name="ce46" office:value-type="float" office:value="64" calcext:value-type="float">
            <text:p>64</text:p>
          </table:table-cell>
          <table:table-cell table:style-name="ce46" office:value-type="float" office:value="161" calcext:value-type="float">
            <text:p>161</text:p>
          </table:table-cell>
          <table:table-cell table:style-name="ce46" office:value-type="float" office:value="171" calcext:value-type="float">
            <text:p>171</text:p>
          </table:table-cell>
          <table:table-cell table:style-name="ce46" office:value-type="float" office:value="217" calcext:value-type="float">
            <text:p>217</text:p>
          </table:table-cell>
          <table:table-cell table:style-name="ce46" office:value-type="float" office:value="230" calcext:value-type="float">
            <text:p>230</text:p>
          </table:table-cell>
          <table:table-cell table:style-name="ce8" table:formula="of:=COUNT([.D9:.N9])" office:value-type="float" office:value="11" calcext:value-type="float">
            <text:p>11</text:p>
          </table:table-cell>
          <table:table-cell table:style-name="ce59" table:formula="of:=SUMIF([$'jawaban peserta'.$O$2:$'jawaban peserta'.$O$241];[.$C9];[$'jawaban peserta'.$B$2:$'jawaban peserta'.$B$241])/[.$O9]"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HA2</text:p>
          </table:table-cell>
          <table:table-cell table:style-name="ce52" office:value-type="string" calcext:value-type="string">
            <text:p>Fear of uncertainty (7 items)</text:p>
          </table:table-cell>
          <table:table-cell table:style-name="ce46" office:value-type="float" office:value="9" calcext:value-type="float">
            <text:p>9</text:p>
          </table:table-cell>
          <table:table-cell table:style-name="ce46" office:value-type="float" office:value="70" calcext:value-type="float">
            <text:p>70</text:p>
          </table:table-cell>
          <table:table-cell table:style-name="ce46" office:value-type="float" office:value="113" calcext:value-type="float">
            <text:p>113</text:p>
          </table:table-cell>
          <table:table-cell table:style-name="ce46" office:value-type="float" office:value="38" calcext:value-type="float">
            <text:p>38</text:p>
          </table:table-cell>
          <table:table-cell table:style-name="ce46" office:value-type="float" office:value="103" calcext:value-type="float">
            <text:p>103</text:p>
          </table:table-cell>
          <table:table-cell table:style-name="ce46" office:value-type="float" office:value="154" calcext:value-type="float">
            <text:p>154</text:p>
          </table:table-cell>
          <table:table-cell table:style-name="ce46" office:value-type="float" office:value="214" calcext:value-type="float">
            <text:p>214</text:p>
          </table:table-cell>
          <table:table-cell table:style-name="ce46"/>
          <table:table-cell table:style-name="ce56" table:number-columns-repeated="3"/>
          <table:table-cell table:style-name="ce8" table:formula="of:=COUNT([.D10:.N10])" office:value-type="float" office:value="7" calcext:value-type="float">
            <text:p>7</text:p>
          </table:table-cell>
          <table:table-cell table:style-name="ce59" table:formula="of:=SUMIF([$'jawaban peserta'.$O$2:$'jawaban peserta'.$O$241];[.$C10];[$'jawaban peserta'.$B$2:$'jawaban peserta'.$B$241])/[.$O10]"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HA3</text:p>
          </table:table-cell>
          <table:table-cell table:style-name="ce52" office:value-type="string" calcext:value-type="string">
            <text:p>Shyness with strangers (7 items)</text:p>
          </table:table-cell>
          <table:table-cell table:style-name="ce46" office:value-type="float" office:value="19" calcext:value-type="float">
            <text:p>19</text:p>
          </table:table-cell>
          <table:table-cell table:style-name="ce46" office:value-type="float" office:value="30" calcext:value-type="float">
            <text:p>30</text:p>
          </table:table-cell>
          <table:table-cell table:style-name="ce46" office:value-type="float" office:value="147" calcext:value-type="float">
            <text:p>147</text:p>
          </table:table-cell>
          <table:table-cell table:style-name="ce46" office:value-type="float" office:value="78" calcext:value-type="float">
            <text:p>78</text:p>
          </table:table-cell>
          <table:table-cell table:style-name="ce46" office:value-type="float" office:value="86" calcext:value-type="float">
            <text:p>86</text:p>
          </table:table-cell>
          <table:table-cell table:style-name="ce46" office:value-type="float" office:value="131" calcext:value-type="float">
            <text:p>131</text:p>
          </table:table-cell>
          <table:table-cell table:style-name="ce46" office:value-type="float" office:value="180" calcext:value-type="float">
            <text:p>180</text:p>
          </table:table-cell>
          <table:table-cell table:style-name="ce46"/>
          <table:table-cell table:style-name="ce56" table:number-columns-repeated="3"/>
          <table:table-cell table:style-name="ce8" table:formula="of:=COUNT([.D11:.N11])" office:value-type="float" office:value="7" calcext:value-type="float">
            <text:p>7</text:p>
          </table:table-cell>
          <table:table-cell table:style-name="ce59" table:formula="of:=SUMIF([$'jawaban peserta'.$O$2:$'jawaban peserta'.$O$241];[.$C11];[$'jawaban peserta'.$B$2:$'jawaban peserta'.$B$241])/[.$O11]"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HA4</text:p>
          </table:table-cell>
          <table:table-cell table:style-name="ce52" office:value-type="string" calcext:value-type="string">
            <text:p>Fatigability v. asthenia (8 items)</text:p>
          </table:table-cell>
          <table:table-cell table:style-name="ce46" office:value-type="float" office:value="16" calcext:value-type="float">
            <text:p>16</text:p>
          </table:table-cell>
          <table:table-cell table:style-name="ce46" office:value-type="float" office:value="136" calcext:value-type="float">
            <text:p>136</text:p>
          </table:table-cell>
          <table:table-cell table:style-name="ce46" office:value-type="float" office:value="169" calcext:value-type="float">
            <text:p>169</text:p>
          </table:table-cell>
          <table:table-cell table:style-name="ce46" office:value-type="float" office:value="186" calcext:value-type="float">
            <text:p>186</text:p>
          </table:table-cell>
          <table:table-cell table:style-name="ce46" office:value-type="float" office:value="81" calcext:value-type="float">
            <text:p>81</text:p>
          </table:table-cell>
          <table:table-cell table:style-name="ce46" office:value-type="float" office:value="98" calcext:value-type="float">
            <text:p>98</text:p>
          </table:table-cell>
          <table:table-cell table:style-name="ce46" office:value-type="float" office:value="121" calcext:value-type="float">
            <text:p>121</text:p>
          </table:table-cell>
          <table:table-cell table:style-name="ce46" office:value-type="float" office:value="237" calcext:value-type="float">
            <text:p>237</text:p>
          </table:table-cell>
          <table:table-cell table:style-name="ce56" table:number-columns-repeated="3"/>
          <table:table-cell table:style-name="ce8" table:formula="of:=COUNT([.D12:.N12])" office:value-type="float" office:value="8" calcext:value-type="float">
            <text:p>8</text:p>
          </table:table-cell>
          <table:table-cell table:style-name="ce59" table:formula="of:=SUMIF([$'jawaban peserta'.$O$2:$'jawaban peserta'.$O$241];[.$C12];[$'jawaban peserta'.$B$2:$'jawaban peserta'.$B$241])/[.$O12]" office:value-type="float" office:value="5" calcext:value-type="float">
            <text:p>5</text:p>
          </table:table-cell>
          <table:table-cell table:number-columns-repeated="1008"/>
        </table:table-row>
        <table:table-row table:style-name="ro3">
          <table:covered-table-cell table:style-name="ce19"/>
          <table:table-cell table:style-name="ce26" office:value-type="string" calcext:value-type="string" table:number-columns-spanned="2" table:number-rows-spanned="1">
            <text:p>Reward Dependence</text:p>
          </table:table-cell>
          <table:covered-table-cell table:style-name="ce51"/>
          <table:table-cell table:style-name="ce46" table:number-columns-repeated="10"/>
          <table:table-cell table:style-name="ce56"/>
          <table:table-cell table:style-name="ce8" table:formula="of:=COUNT([.O14:.O17])" office:value-type="float" office:value="4" calcext:value-type="float">
            <text:p>4</text:p>
          </table:table-cell>
          <table:table-cell table:style-name="ce8" table:formula="of:=SUM([.P14:.P17])/[.O13]"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RD1</text:p>
          </table:table-cell>
          <table:table-cell table:style-name="ce52" office:value-type="string" calcext:value-type="string">
            <text:p>Sentimentality (8 items)</text:p>
          </table:table-cell>
          <table:table-cell table:style-name="ce46" office:value-type="float" office:value="20" calcext:value-type="float">
            <text:p>20</text:p>
          </table:table-cell>
          <table:table-cell table:style-name="ce46" office:value-type="float" office:value="31" calcext:value-type="float">
            <text:p>31</text:p>
          </table:table-cell>
          <table:table-cell table:style-name="ce46" office:value-type="float" office:value="54" calcext:value-type="float">
            <text:p>54</text:p>
          </table:table-cell>
          <table:table-cell table:style-name="ce46" office:value-type="float" office:value="97" calcext:value-type="float">
            <text:p>97</text:p>
          </table:table-cell>
          <table:table-cell table:style-name="ce46" office:value-type="float" office:value="181" calcext:value-type="float">
            <text:p>181</text:p>
          </table:table-cell>
          <table:table-cell table:style-name="ce46" office:value-type="float" office:value="216" calcext:value-type="float">
            <text:p>216</text:p>
          </table:table-cell>
          <table:table-cell table:style-name="ce46" office:value-type="float" office:value="218" calcext:value-type="float">
            <text:p>218</text:p>
          </table:table-cell>
          <table:table-cell table:style-name="ce46" office:value-type="float" office:value="65" calcext:value-type="float">
            <text:p>65</text:p>
          </table:table-cell>
          <table:table-cell table:style-name="ce56" table:number-columns-repeated="3"/>
          <table:table-cell table:style-name="ce8" table:formula="of:=COUNT([.D14:.N14])" office:value-type="float" office:value="8" calcext:value-type="float">
            <text:p>8</text:p>
          </table:table-cell>
          <table:table-cell table:style-name="ce59" table:formula="of:=SUMIF([$'jawaban peserta'.$O$2:$'jawaban peserta'.$O$241];[.$C14];[$'jawaban peserta'.$B$2:$'jawaban peserta'.$B$241])/[.$O14]"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RD2</text:p>
          </table:table-cell>
          <table:table-cell table:style-name="ce52" office:value-type="string" calcext:value-type="string">
            <text:p>Openness to warm communication vs aloofness (10 items)</text:p>
          </table:table-cell>
          <table:table-cell table:style-name="ce46" office:value-type="float" office:value="80" calcext:value-type="float">
            <text:p>80</text:p>
          </table:table-cell>
          <table:table-cell table:style-name="ce46" office:value-type="float" office:value="125" calcext:value-type="float">
            <text:p>125</text:p>
          </table:table-cell>
          <table:table-cell table:style-name="ce46" office:value-type="float" office:value="130" calcext:value-type="float">
            <text:p>130</text:p>
          </table:table-cell>
          <table:table-cell table:style-name="ce46" office:value-type="float" office:value="162" calcext:value-type="float">
            <text:p>162</text:p>
          </table:table-cell>
          <table:table-cell table:style-name="ce46" office:value-type="float" office:value="166" calcext:value-type="float">
            <text:p>166</text:p>
          </table:table-cell>
          <table:table-cell table:style-name="ce46" office:value-type="float" office:value="177" calcext:value-type="float">
            <text:p>177</text:p>
          </table:table-cell>
          <table:table-cell table:style-name="ce46" office:value-type="float" office:value="213" calcext:value-type="float">
            <text:p>213</text:p>
          </table:table-cell>
          <table:table-cell table:style-name="ce46" office:value-type="float" office:value="92" calcext:value-type="float">
            <text:p>92</text:p>
          </table:table-cell>
          <table:table-cell table:style-name="ce46" office:value-type="float" office:value="127" calcext:value-type="float">
            <text:p>127</text:p>
          </table:table-cell>
          <table:table-cell table:style-name="ce46" office:value-type="float" office:value="194" calcext:value-type="float">
            <text:p>194</text:p>
          </table:table-cell>
          <table:table-cell table:style-name="ce56"/>
          <table:table-cell table:style-name="ce8" table:formula="of:=COUNT([.D15:.N15])" office:value-type="float" office:value="10" calcext:value-type="float">
            <text:p>10</text:p>
          </table:table-cell>
          <table:table-cell table:style-name="ce59" table:formula="of:=SUMIF([$'jawaban peserta'.$O$2:$'jawaban peserta'.$O$241];[.$C15];[$'jawaban peserta'.$B$2:$'jawaban peserta'.$B$241])/[.$O15]"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RD3</text:p>
          </table:table-cell>
          <table:table-cell table:style-name="ce52" office:value-type="string" calcext:value-type="string">
            <text:p>Attachment (6 items)</text:p>
          </table:table-cell>
          <table:table-cell table:style-name="ce46" office:value-type="float" office:value="15" calcext:value-type="float">
            <text:p>15</text:p>
          </table:table-cell>
          <table:table-cell table:style-name="ce46" office:value-type="float" office:value="116" calcext:value-type="float">
            <text:p>116</text:p>
          </table:table-cell>
          <table:table-cell table:style-name="ce46" office:value-type="float" office:value="79" calcext:value-type="float">
            <text:p>79</text:p>
          </table:table-cell>
          <table:table-cell table:style-name="ce46" office:value-type="float" office:value="96" calcext:value-type="float">
            <text:p>96</text:p>
          </table:table-cell>
          <table:table-cell table:style-name="ce46" office:value-type="float" office:value="110" calcext:value-type="float">
            <text:p>110</text:p>
          </table:table-cell>
          <table:table-cell table:style-name="ce46" office:value-type="float" office:value="174" calcext:value-type="float">
            <text:p>174</text:p>
          </table:table-cell>
          <table:table-cell table:style-name="ce46" table:number-columns-repeated="2"/>
          <table:table-cell table:style-name="ce56" table:number-columns-repeated="3"/>
          <table:table-cell table:style-name="ce8" table:formula="of:=COUNT([.D16:.N16])" office:value-type="float" office:value="6" calcext:value-type="float">
            <text:p>6</text:p>
          </table:table-cell>
          <table:table-cell table:style-name="ce59" table:formula="of:=SUMIF([$'jawaban peserta'.$O$2:$'jawaban peserta'.$O$241];[.$C16];[$'jawaban peserta'.$B$2:$'jawaban peserta'.$B$241])/[.$O16]"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RD4</text:p>
          </table:table-cell>
          <table:table-cell table:style-name="ce52" office:value-type="string" calcext:value-type="string">
            <text:p>Dependence (6 items)</text:p>
          </table:table-cell>
          <table:table-cell table:style-name="ce46" office:value-type="float" office:value="11" calcext:value-type="float">
            <text:p>11</text:p>
          </table:table-cell>
          <table:table-cell table:style-name="ce46" office:value-type="float" office:value="26" calcext:value-type="float">
            <text:p>26</text:p>
          </table:table-cell>
          <table:table-cell table:style-name="ce46" office:value-type="float" office:value="39" calcext:value-type="float">
            <text:p>39</text:p>
          </table:table-cell>
          <table:table-cell table:style-name="ce46" office:value-type="float" office:value="85" calcext:value-type="float">
            <text:p>85</text:p>
          </table:table-cell>
          <table:table-cell table:style-name="ce46" office:value-type="float" office:value="138" calcext:value-type="float">
            <text:p>138</text:p>
          </table:table-cell>
          <table:table-cell table:style-name="ce46" office:value-type="float" office:value="233" calcext:value-type="float">
            <text:p>233</text:p>
          </table:table-cell>
          <table:table-cell table:style-name="ce46" table:number-columns-repeated="2"/>
          <table:table-cell table:style-name="ce56" table:number-columns-repeated="3"/>
          <table:table-cell table:style-name="ce8" table:formula="of:=COUNT([.D17:.N17])" office:value-type="float" office:value="6" calcext:value-type="float">
            <text:p>6</text:p>
          </table:table-cell>
          <table:table-cell table:style-name="ce59" table:formula="of:=SUMIF([$'jawaban peserta'.$O$2:$'jawaban peserta'.$O$241];[.$C17];[$'jawaban peserta'.$B$2:$'jawaban peserta'.$B$241])/[.$O17]" office:value-type="float" office:value="5" calcext:value-type="float">
            <text:p>5</text:p>
          </table:table-cell>
          <table:table-cell table:number-columns-repeated="1008"/>
        </table:table-row>
        <table:table-row table:style-name="ro3">
          <table:covered-table-cell table:style-name="ce19"/>
          <table:table-cell table:style-name="ce26" office:value-type="string" calcext:value-type="string" table:number-columns-spanned="2" table:number-rows-spanned="1">
            <text:p>Persistence</text:p>
          </table:table-cell>
          <table:covered-table-cell table:style-name="ce52"/>
          <table:table-cell table:style-name="ce46" table:number-columns-repeated="10"/>
          <table:table-cell table:style-name="ce56"/>
          <table:table-cell table:style-name="ce8" table:formula="of:=COUNT([.O19:.O22])" office:value-type="float" office:value="4" calcext:value-type="float">
            <text:p>4</text:p>
          </table:table-cell>
          <table:table-cell table:style-name="ce8" table:formula="of:=SUM([.P19:.P22])/[.O18]"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P1</text:p>
          </table:table-cell>
          <table:table-cell table:style-name="ce52" office:value-type="string" calcext:value-type="string">
            <text:p>Eagerness of effort vs laziness (9 items)</text:p>
          </table:table-cell>
          <table:table-cell table:style-name="ce46" office:value-type="float" office:value="8" calcext:value-type="float">
            <text:p>8</text:p>
          </table:table-cell>
          <table:table-cell table:style-name="ce46" office:value-type="float" office:value="60" calcext:value-type="float">
            <text:p>60</text:p>
          </table:table-cell>
          <table:table-cell table:style-name="ce46" office:value-type="float" office:value="94" calcext:value-type="float">
            <text:p>94</text:p>
          </table:table-cell>
          <table:table-cell table:style-name="ce46" office:value-type="float" office:value="114" calcext:value-type="float">
            <text:p>114</text:p>
          </table:table-cell>
          <table:table-cell table:style-name="ce46" office:value-type="float" office:value="197" calcext:value-type="float">
            <text:p>197</text:p>
          </table:table-cell>
          <table:table-cell table:style-name="ce46" office:value-type="float" office:value="200" calcext:value-type="float">
            <text:p>200</text:p>
          </table:table-cell>
          <table:table-cell table:style-name="ce46" office:value-type="float" office:value="240" calcext:value-type="float">
            <text:p>240</text:p>
          </table:table-cell>
          <table:table-cell table:style-name="ce46" office:value-type="float" office:value="134" calcext:value-type="float">
            <text:p>134</text:p>
          </table:table-cell>
          <table:table-cell table:style-name="ce46" office:value-type="float" office:value="189" calcext:value-type="float">
            <text:p>189</text:p>
          </table:table-cell>
          <table:table-cell table:style-name="ce56" table:number-columns-repeated="2"/>
          <table:table-cell table:style-name="ce8" table:formula="of:=COUNT([.D19:.N19])" office:value-type="float" office:value="9" calcext:value-type="float">
            <text:p>9</text:p>
          </table:table-cell>
          <table:table-cell table:style-name="ce59" table:formula="of:=SUMIF([$'jawaban peserta'.$O$2:$'jawaban peserta'.$O$241];[.$C19];[$'jawaban peserta'.$B$2:$'jawaban peserta'.$B$241])/[.$O19]"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P2</text:p>
          </table:table-cell>
          <table:table-cell table:style-name="ce52" office:value-type="string" calcext:value-type="string">
            <text:p>Work hardened vs spoiled (8 items)</text:p>
          </table:table-cell>
          <table:table-cell table:style-name="ce46" office:value-type="float" office:value="5" calcext:value-type="float">
            <text:p>5</text:p>
          </table:table-cell>
          <table:table-cell table:style-name="ce46" office:value-type="float" office:value="22" calcext:value-type="float">
            <text:p>22</text:p>
          </table:table-cell>
          <table:table-cell table:style-name="ce46" office:value-type="float" office:value="45" calcext:value-type="float">
            <text:p>45</text:p>
          </table:table-cell>
          <table:table-cell table:style-name="ce46" office:value-type="float" office:value="111" calcext:value-type="float">
            <text:p>111</text:p>
          </table:table-cell>
          <table:table-cell table:style-name="ce46" office:value-type="float" office:value="163" calcext:value-type="float">
            <text:p>163</text:p>
          </table:table-cell>
          <table:table-cell table:style-name="ce46" office:value-type="float" office:value="173" calcext:value-type="float">
            <text:p>173</text:p>
          </table:table-cell>
          <table:table-cell table:style-name="ce46" office:value-type="float" office:value="228" calcext:value-type="float">
            <text:p>228</text:p>
          </table:table-cell>
          <table:table-cell table:style-name="ce46" office:value-type="float" office:value="140" calcext:value-type="float">
            <text:p>140</text:p>
          </table:table-cell>
          <table:table-cell table:style-name="ce56" table:number-columns-repeated="3"/>
          <table:table-cell table:style-name="ce8" table:formula="of:=COUNT([.D20:.N20])" office:value-type="float" office:value="8" calcext:value-type="float">
            <text:p>8</text:p>
          </table:table-cell>
          <table:table-cell table:style-name="ce59" table:formula="of:=SUMIF([$'jawaban peserta'.$O$2:$'jawaban peserta'.$O$241];[.$C20];[$'jawaban peserta'.$B$2:$'jawaban peserta'.$B$241])/[.$O20]"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P3</text:p>
          </table:table-cell>
          <table:table-cell table:style-name="ce52" office:value-type="string" calcext:value-type="string">
            <text:p>Ambitious vs underachieving (10 items)</text:p>
          </table:table-cell>
          <table:table-cell table:style-name="ce46" office:value-type="float" office:value="37" calcext:value-type="float">
            <text:p>37</text:p>
          </table:table-cell>
          <table:table-cell table:style-name="ce46" office:value-type="float" office:value="62" calcext:value-type="float">
            <text:p>62</text:p>
          </table:table-cell>
          <table:table-cell table:style-name="ce46" office:value-type="float" office:value="72" calcext:value-type="float">
            <text:p>72</text:p>
          </table:table-cell>
          <table:table-cell table:style-name="ce46" office:value-type="float" office:value="117" calcext:value-type="float">
            <text:p>117</text:p>
          </table:table-cell>
          <table:table-cell table:style-name="ce46" office:value-type="float" office:value="126" calcext:value-type="float">
            <text:p>126</text:p>
          </table:table-cell>
          <table:table-cell table:style-name="ce46" office:value-type="float" office:value="191" calcext:value-type="float">
            <text:p>191</text:p>
          </table:table-cell>
          <table:table-cell table:style-name="ce46" office:value-type="float" office:value="202" calcext:value-type="float">
            <text:p>202</text:p>
          </table:table-cell>
          <table:table-cell table:style-name="ce46" office:value-type="float" office:value="207" calcext:value-type="float">
            <text:p>207</text:p>
          </table:table-cell>
          <table:table-cell table:style-name="ce46" office:value-type="float" office:value="153" calcext:value-type="float">
            <text:p>153</text:p>
          </table:table-cell>
          <table:table-cell table:style-name="ce56" office:value-type="float" office:value="238" calcext:value-type="float">
            <text:p>238</text:p>
          </table:table-cell>
          <table:table-cell table:style-name="ce56"/>
          <table:table-cell table:style-name="ce8" table:formula="of:=COUNT([.D21:.N21])" office:value-type="float" office:value="10" calcext:value-type="float">
            <text:p>10</text:p>
          </table:table-cell>
          <table:table-cell table:style-name="ce59" table:formula="of:=SUMIF([$'jawaban peserta'.$O$2:$'jawaban peserta'.$O$241];[.$C21];[$'jawaban peserta'.$B$2:$'jawaban peserta'.$B$241])/[.$O21]"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P4</text:p>
          </table:table-cell>
          <table:table-cell table:style-name="ce52" office:value-type="string" calcext:value-type="string">
            <text:p>Perfectionist vs pragmatist (8 items)</text:p>
          </table:table-cell>
          <table:table-cell table:style-name="ce46" office:value-type="float" office:value="55" calcext:value-type="float">
            <text:p>55</text:p>
          </table:table-cell>
          <table:table-cell table:style-name="ce46" office:value-type="float" office:value="76" calcext:value-type="float">
            <text:p>76</text:p>
          </table:table-cell>
          <table:table-cell table:style-name="ce46" office:value-type="float" office:value="119" calcext:value-type="float">
            <text:p>119</text:p>
          </table:table-cell>
          <table:table-cell table:style-name="ce46" office:value-type="float" office:value="137" calcext:value-type="float">
            <text:p>137</text:p>
          </table:table-cell>
          <table:table-cell table:style-name="ce46" office:value-type="float" office:value="158" calcext:value-type="float">
            <text:p>158</text:p>
          </table:table-cell>
          <table:table-cell table:style-name="ce46" office:value-type="float" office:value="229" calcext:value-type="float">
            <text:p>229</text:p>
          </table:table-cell>
          <table:table-cell table:style-name="ce46" office:value-type="float" office:value="129" calcext:value-type="float">
            <text:p>129</text:p>
          </table:table-cell>
          <table:table-cell table:style-name="ce46" office:value-type="float" office:value="146" calcext:value-type="float">
            <text:p>146</text:p>
          </table:table-cell>
          <table:table-cell table:style-name="ce56" table:number-columns-repeated="3"/>
          <table:table-cell table:style-name="ce8" table:formula="of:=COUNT([.D22:.N22])" office:value-type="float" office:value="8" calcext:value-type="float">
            <text:p>8</text:p>
          </table:table-cell>
          <table:table-cell table:style-name="ce59" table:formula="of:=SUMIF([$'jawaban peserta'.$O$2:$'jawaban peserta'.$O$241];[.$C22];[$'jawaban peserta'.$B$2:$'jawaban peserta'.$B$241])/[.$O22]" office:value-type="float" office:value="5" calcext:value-type="float">
            <text:p>5</text:p>
          </table:table-cell>
          <table:table-cell table:number-columns-repeated="1008"/>
        </table:table-row>
        <table:table-row table:style-name="ro3">
          <table:covered-table-cell table:style-name="ce19"/>
          <table:table-cell table:style-name="ce26" office:value-type="string" calcext:value-type="string" table:number-columns-spanned="2" table:number-rows-spanned="1">
            <text:p>Self-Directedness</text:p>
          </table:table-cell>
          <table:covered-table-cell table:style-name="ce51"/>
          <table:table-cell table:style-name="ce46" table:number-columns-repeated="9"/>
          <table:table-cell table:style-name="ce56"/>
          <table:table-cell table:style-name="ce8"/>
          <table:table-cell table:style-name="ce8" table:formula="of:=COUNT([.O24:.O27])" office:value-type="float" office:value="4" calcext:value-type="float">
            <text:p>4</text:p>
          </table:table-cell>
          <table:table-cell table:style-name="ce8" table:formula="of:=SUM([.P24:.P27])/[.O23]"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1</text:p>
          </table:table-cell>
          <table:table-cell table:style-name="ce52" office:value-type="string" calcext:value-type="string">
            <text:p>Responsibility vs. blaming (8 items)</text:p>
          </table:table-cell>
          <table:table-cell table:style-name="ce46" office:value-type="float" office:value="211" calcext:value-type="float">
            <text:p>211</text:p>
          </table:table-cell>
          <table:table-cell table:style-name="ce46" office:value-type="float" office:value="3" calcext:value-type="float">
            <text:p>3</text:p>
          </table:table-cell>
          <table:table-cell table:style-name="ce46" office:value-type="float" office:value="17" calcext:value-type="float">
            <text:p>17</text:p>
          </table:table-cell>
          <table:table-cell table:style-name="ce46" office:value-type="float" office:value="34" calcext:value-type="float">
            <text:p>34</text:p>
          </table:table-cell>
          <table:table-cell table:style-name="ce46" office:value-type="float" office:value="49" calcext:value-type="float">
            <text:p>49</text:p>
          </table:table-cell>
          <table:table-cell table:style-name="ce46" office:value-type="float" office:value="66" calcext:value-type="float">
            <text:p>66</text:p>
          </table:table-cell>
          <table:table-cell table:style-name="ce46" office:value-type="float" office:value="167" calcext:value-type="float">
            <text:p>167</text:p>
          </table:table-cell>
          <table:table-cell table:style-name="ce46" office:value-type="float" office:value="236" calcext:value-type="float">
            <text:p>236</text:p>
          </table:table-cell>
          <table:table-cell table:style-name="ce56" table:number-columns-repeated="2"/>
          <table:table-cell table:style-name="ce8"/>
          <table:table-cell table:style-name="ce8" table:formula="of:=COUNT([.D24:.N24])" office:value-type="float" office:value="8" calcext:value-type="float">
            <text:p>8</text:p>
          </table:table-cell>
          <table:table-cell table:style-name="ce59" table:formula="of:=SUMIF([$'jawaban peserta'.$O$2:$'jawaban peserta'.$O$241];[.$C24];[$'jawaban peserta'.$B$2:$'jawaban peserta'.$B$241])/[.$O24]"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2</text:p>
          </table:table-cell>
          <table:table-cell table:style-name="ce52" office:value-type="string" calcext:value-type="string">
            <text:p>Purposefulness vs. lack of goal direction (6 items)</text:p>
          </table:table-cell>
          <table:table-cell table:style-name="ce46" office:value-type="float" office:value="35" calcext:value-type="float">
            <text:p>35</text:p>
          </table:table-cell>
          <table:table-cell table:style-name="ce46" office:value-type="float" office:value="57" calcext:value-type="float">
            <text:p>57</text:p>
          </table:table-cell>
          <table:table-cell table:style-name="ce46" office:value-type="float" office:value="225" calcext:value-type="float">
            <text:p>225</text:p>
          </table:table-cell>
          <table:table-cell table:style-name="ce46" office:value-type="float" office:value="6" calcext:value-type="float">
            <text:p>6</text:p>
          </table:table-cell>
          <table:table-cell table:style-name="ce46" office:value-type="float" office:value="69" calcext:value-type="float">
            <text:p>69</text:p>
          </table:table-cell>
          <table:table-cell table:style-name="ce46" office:value-type="float" office:value="87" calcext:value-type="float">
            <text:p>87</text:p>
          </table:table-cell>
          <table:table-cell table:style-name="ce46" table:number-columns-repeated="2"/>
          <table:table-cell table:style-name="ce56" table:number-columns-repeated="2"/>
          <table:table-cell table:style-name="ce8"/>
          <table:table-cell table:style-name="ce8" table:formula="of:=COUNT([.D25:.N25])" office:value-type="float" office:value="6" calcext:value-type="float">
            <text:p>6</text:p>
          </table:table-cell>
          <table:table-cell table:style-name="ce59" table:formula="of:=SUMIF([$'jawaban peserta'.$O$2:$'jawaban peserta'.$O$241];[.$C25];[$'jawaban peserta'.$B$2:$'jawaban peserta'.$B$241])/[.$O25]"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3</text:p>
          </table:table-cell>
          <table:table-cell table:style-name="ce52" office:value-type="string" calcext:value-type="string">
            <text:p>Resourcefulness (5 items)</text:p>
          </table:table-cell>
          <table:table-cell table:style-name="ce46" office:value-type="float" office:value="184" calcext:value-type="float">
            <text:p>184</text:p>
          </table:table-cell>
          <table:table-cell table:style-name="ce46" office:value-type="float" office:value="23" calcext:value-type="float">
            <text:p>23</text:p>
          </table:table-cell>
          <table:table-cell table:style-name="ce46" office:value-type="float" office:value="58" calcext:value-type="float">
            <text:p>58</text:p>
          </table:table-cell>
          <table:table-cell table:style-name="ce46" office:value-type="float" office:value="108" calcext:value-type="float">
            <text:p>108</text:p>
          </table:table-cell>
          <table:table-cell table:style-name="ce46" office:value-type="float" office:value="221" calcext:value-type="float">
            <text:p>221</text:p>
          </table:table-cell>
          <table:table-cell table:style-name="ce46" table:number-columns-repeated="3"/>
          <table:table-cell table:style-name="ce56" table:number-columns-repeated="2"/>
          <table:table-cell table:style-name="ce8"/>
          <table:table-cell table:style-name="ce8" table:formula="of:=COUNT([.D26:.N26])" office:value-type="float" office:value="5" calcext:value-type="float">
            <text:p>5</text:p>
          </table:table-cell>
          <table:table-cell table:style-name="ce59" table:formula="of:=SUMIF([$'jawaban peserta'.$O$2:$'jawaban peserta'.$O$241];[.$C26];[$'jawaban peserta'.$B$2:$'jawaban peserta'.$B$241])/[.$O26]"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4</text:p>
          </table:table-cell>
          <table:table-cell table:style-name="ce52" office:value-type="string" calcext:value-type="string">
            <text:p>Self-acceptance vs. self-striving (10 items)</text:p>
          </table:table-cell>
          <table:table-cell table:style-name="ce46" office:value-type="float" office:value="195" calcext:value-type="float">
            <text:p>195</text:p>
          </table:table-cell>
          <table:table-cell table:style-name="ce46" office:value-type="float" office:value="21" calcext:value-type="float">
            <text:p>21</text:p>
          </table:table-cell>
          <table:table-cell table:style-name="ce46" office:value-type="float" office:value="83" calcext:value-type="float">
            <text:p>83</text:p>
          </table:table-cell>
          <table:table-cell table:style-name="ce46" office:value-type="float" office:value="168" calcext:value-type="float">
            <text:p>168</text:p>
          </table:table-cell>
          <table:table-cell table:style-name="ce46" office:value-type="float" office:value="178" calcext:value-type="float">
            <text:p>178</text:p>
          </table:table-cell>
          <table:table-cell table:style-name="ce46" office:value-type="float" office:value="182" calcext:value-type="float">
            <text:p>182</text:p>
          </table:table-cell>
          <table:table-cell table:style-name="ce46" office:value-type="float" office:value="188" calcext:value-type="float">
            <text:p>188</text:p>
          </table:table-cell>
          <table:table-cell table:style-name="ce46" office:value-type="float" office:value="192" calcext:value-type="float">
            <text:p>192</text:p>
          </table:table-cell>
          <table:table-cell table:style-name="ce46" office:value-type="float" office:value="227" calcext:value-type="float">
            <text:p>227</text:p>
          </table:table-cell>
          <table:table-cell table:style-name="ce46" office:value-type="float" office:value="231" calcext:value-type="float">
            <text:p>231</text:p>
          </table:table-cell>
          <table:table-cell table:style-name="ce8"/>
          <table:table-cell table:style-name="ce8" table:formula="of:=COUNT([.D27:.N27])" office:value-type="float" office:value="10" calcext:value-type="float">
            <text:p>10</text:p>
          </table:table-cell>
          <table:table-cell table:style-name="ce59" table:formula="of:=SUMIF([$'jawaban peserta'.$O$2:$'jawaban peserta'.$O$241];[.$C27];[$'jawaban peserta'.$B$2:$'jawaban peserta'.$B$241])/[.$O27]"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5</text:p>
          </table:table-cell>
          <table:table-cell table:style-name="ce52" office:value-type="string" calcext:value-type="string">
            <text:p>Enlightened second nature (11 items)</text:p>
          </table:table-cell>
          <table:table-cell table:style-name="ce46" office:value-type="float" office:value="149" calcext:value-type="float">
            <text:p>149</text:p>
          </table:table-cell>
          <table:table-cell table:style-name="ce46" office:value-type="float" office:value="160" calcext:value-type="float">
            <text:p>160</text:p>
          </table:table-cell>
          <table:table-cell table:style-name="ce46" office:value-type="float" office:value="204" calcext:value-type="float">
            <text:p>204</text:p>
          </table:table-cell>
          <table:table-cell table:style-name="ce46" office:value-type="float" office:value="220" calcext:value-type="float">
            <text:p>220</text:p>
          </table:table-cell>
          <table:table-cell table:style-name="ce46" office:value-type="float" office:value="235" calcext:value-type="float">
            <text:p>235</text:p>
          </table:table-cell>
          <table:table-cell table:style-name="ce46" office:value-type="float" office:value="48" calcext:value-type="float">
            <text:p>48</text:p>
          </table:table-cell>
          <table:table-cell table:style-name="ce46" office:value-type="float" office:value="90" calcext:value-type="float">
            <text:p>90</text:p>
          </table:table-cell>
          <table:table-cell table:style-name="ce46" office:value-type="float" office:value="100" calcext:value-type="float">
            <text:p>100</text:p>
          </table:table-cell>
          <table:table-cell table:style-name="ce46" office:value-type="float" office:value="107" calcext:value-type="float">
            <text:p>107</text:p>
          </table:table-cell>
          <table:table-cell table:style-name="ce46" office:value-type="float" office:value="115" calcext:value-type="float">
            <text:p>115</text:p>
          </table:table-cell>
          <table:table-cell table:style-name="ce46" office:value-type="float" office:value="196" calcext:value-type="float">
            <text:p>196</text:p>
          </table:table-cell>
          <table:table-cell table:style-name="ce8" table:formula="of:=COUNT([.D28:.N28])" office:value-type="float" office:value="11" calcext:value-type="float">
            <text:p>11</text:p>
          </table:table-cell>
          <table:table-cell table:style-name="ce59" table:formula="of:=SUMIF([$'jawaban peserta'.$O$2:$'jawaban peserta'.$O$241];[.$C28];[$'jawaban peserta'.$B$2:$'jawaban peserta'.$B$241])/[.$O28]" office:value-type="float" office:value="5" calcext:value-type="float">
            <text:p>5</text:p>
          </table:table-cell>
          <table:table-cell table:number-columns-repeated="1008"/>
        </table:table-row>
        <table:table-row table:style-name="ro3">
          <table:covered-table-cell table:style-name="ce19"/>
          <table:table-cell table:style-name="ce26" office:value-type="string" calcext:value-type="string" table:number-columns-spanned="2" table:number-rows-spanned="1">
            <text:p>Cooperativeness</text:p>
          </table:table-cell>
          <table:covered-table-cell table:style-name="ce51"/>
          <table:table-cell table:style-name="ce46" table:number-columns-repeated="8"/>
          <table:table-cell table:style-name="ce56" table:number-columns-repeated="3"/>
          <table:table-cell table:style-name="ce8" table:formula="of:=COUNT([.O30:.O33])" office:value-type="float" office:value="4" calcext:value-type="float">
            <text:p>4</text:p>
          </table:table-cell>
          <table:table-cell table:style-name="ce8" table:formula="of:=SUM([.P30:.P33])/[.O29]"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C1</text:p>
          </table:table-cell>
          <table:table-cell table:style-name="ce52" office:value-type="string" calcext:value-type="string">
            <text:p>Social acceptance vs. social intolerance (8 items)</text:p>
          </table:table-cell>
          <table:table-cell table:style-name="ce46" office:value-type="float" office:value="4" calcext:value-type="float">
            <text:p>4</text:p>
          </table:table-cell>
          <table:table-cell table:style-name="ce46" office:value-type="float" office:value="142" calcext:value-type="float">
            <text:p>142</text:p>
          </table:table-cell>
          <table:table-cell table:style-name="ce46" office:value-type="float" office:value="203" calcext:value-type="float">
            <text:p>203</text:p>
          </table:table-cell>
          <table:table-cell table:style-name="ce46" office:value-type="float" office:value="224" calcext:value-type="float">
            <text:p>224</text:p>
          </table:table-cell>
          <table:table-cell table:style-name="ce46" office:value-type="float" office:value="28" calcext:value-type="float">
            <text:p>28</text:p>
          </table:table-cell>
          <table:table-cell table:style-name="ce46" office:value-type="float" office:value="124" calcext:value-type="float">
            <text:p>124</text:p>
          </table:table-cell>
          <table:table-cell table:style-name="ce46" office:value-type="float" office:value="133" calcext:value-type="float">
            <text:p>133</text:p>
          </table:table-cell>
          <table:table-cell table:style-name="ce46" office:value-type="float" office:value="198" calcext:value-type="float">
            <text:p>198</text:p>
          </table:table-cell>
          <table:table-cell table:style-name="ce56" table:number-columns-repeated="3"/>
          <table:table-cell table:style-name="ce8" table:formula="of:=COUNT([.D30:.N30])" office:value-type="float" office:value="8" calcext:value-type="float">
            <text:p>8</text:p>
          </table:table-cell>
          <table:table-cell table:style-name="ce59" table:formula="of:=SUMIF([$'jawaban peserta'.$O$2:$'jawaban peserta'.$O$241];[.$C30];[$'jawaban peserta'.$B$2:$'jawaban peserta'.$B$241])/[.$O30]"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C2</text:p>
          </table:table-cell>
          <table:table-cell table:style-name="ce52" office:value-type="string" calcext:value-type="string">
            <text:p>Empathy vs. social disinterest (5 items)</text:p>
          </table:table-cell>
          <table:table-cell table:style-name="ce46" office:value-type="float" office:value="41" calcext:value-type="float">
            <text:p>41</text:p>
          </table:table-cell>
          <table:table-cell table:style-name="ce46" office:value-type="float" office:value="74" calcext:value-type="float">
            <text:p>74</text:p>
          </table:table-cell>
          <table:table-cell table:style-name="ce46" office:value-type="float" office:value="89" calcext:value-type="float">
            <text:p>89</text:p>
          </table:table-cell>
          <table:table-cell table:style-name="ce46" office:value-type="float" office:value="152" calcext:value-type="float">
            <text:p>152</text:p>
          </table:table-cell>
          <table:table-cell table:style-name="ce46" office:value-type="float" office:value="18" calcext:value-type="float">
            <text:p>18</text:p>
          </table:table-cell>
          <table:table-cell table:style-name="ce46" table:number-columns-repeated="3"/>
          <table:table-cell table:style-name="ce56" table:number-columns-repeated="3"/>
          <table:table-cell table:style-name="ce8" table:formula="of:=COUNT([.D31:.N31])" office:value-type="float" office:value="5" calcext:value-type="float">
            <text:p>5</text:p>
          </table:table-cell>
          <table:table-cell table:style-name="ce59" table:formula="of:=SUMIF([$'jawaban peserta'.$O$2:$'jawaban peserta'.$O$241];[.$C31];[$'jawaban peserta'.$B$2:$'jawaban peserta'.$B$241])/[.$O31]"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C3</text:p>
          </table:table-cell>
          <table:table-cell table:style-name="ce52" office:value-type="string" calcext:value-type="string">
            <text:p>Helpfulness vs. unhelpfulness (8 items)</text:p>
          </table:table-cell>
          <table:table-cell table:style-name="ce46" office:value-type="float" office:value="7" calcext:value-type="float">
            <text:p>7</text:p>
          </table:table-cell>
          <table:table-cell table:style-name="ce46" office:value-type="float" office:value="50" calcext:value-type="float">
            <text:p>50</text:p>
          </table:table-cell>
          <table:table-cell table:style-name="ce46" office:value-type="float" office:value="183" calcext:value-type="float">
            <text:p>183</text:p>
          </table:table-cell>
          <table:table-cell table:style-name="ce46" office:value-type="float" office:value="201" calcext:value-type="float">
            <text:p>201</text:p>
          </table:table-cell>
          <table:table-cell table:style-name="ce46" office:value-type="float" office:value="27" calcext:value-type="float">
            <text:p>27</text:p>
          </table:table-cell>
          <table:table-cell table:style-name="ce46" office:value-type="float" office:value="84" calcext:value-type="float">
            <text:p>84</text:p>
          </table:table-cell>
          <table:table-cell table:style-name="ce46" office:value-type="float" office:value="185" calcext:value-type="float">
            <text:p>185</text:p>
          </table:table-cell>
          <table:table-cell table:style-name="ce46" office:value-type="float" office:value="226" calcext:value-type="float">
            <text:p>226</text:p>
          </table:table-cell>
          <table:table-cell table:style-name="ce56" table:number-columns-repeated="3"/>
          <table:table-cell table:style-name="ce8" table:formula="of:=COUNT([.D32:.N32])" office:value-type="float" office:value="8" calcext:value-type="float">
            <text:p>8</text:p>
          </table:table-cell>
          <table:table-cell table:style-name="ce59" table:formula="of:=SUMIF([$'jawaban peserta'.$O$2:$'jawaban peserta'.$O$241];[.$C32];[$'jawaban peserta'.$B$2:$'jawaban peserta'.$B$241])/[.$O32]"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C4</text:p>
          </table:table-cell>
          <table:table-cell table:style-name="ce52" office:value-type="string" calcext:value-type="string">
            <text:p>Compassion vs. revengefulness (7 items)</text:p>
          </table:table-cell>
          <table:table-cell table:style-name="ce46" office:value-type="float" office:value="199" calcext:value-type="float">
            <text:p>199</text:p>
          </table:table-cell>
          <table:table-cell table:style-name="ce46" office:value-type="float" office:value="219" calcext:value-type="float">
            <text:p>219</text:p>
          </table:table-cell>
          <table:table-cell table:style-name="ce46" office:value-type="float" office:value="33" calcext:value-type="float">
            <text:p>33</text:p>
          </table:table-cell>
          <table:table-cell table:style-name="ce46" office:value-type="float" office:value="67" calcext:value-type="float">
            <text:p>67</text:p>
          </table:table-cell>
          <table:table-cell table:style-name="ce46" office:value-type="float" office:value="93" calcext:value-type="float">
            <text:p>93</text:p>
          </table:table-cell>
          <table:table-cell table:style-name="ce46" office:value-type="float" office:value="128" calcext:value-type="float">
            <text:p>128</text:p>
          </table:table-cell>
          <table:table-cell table:style-name="ce46" office:value-type="float" office:value="208" calcext:value-type="float">
            <text:p>208</text:p>
          </table:table-cell>
          <table:table-cell table:style-name="ce46"/>
          <table:table-cell table:style-name="ce56" table:number-columns-repeated="3"/>
          <table:table-cell table:style-name="ce8" table:formula="of:=COUNT([.D33:.N33])" office:value-type="float" office:value="7" calcext:value-type="float">
            <text:p>7</text:p>
          </table:table-cell>
          <table:table-cell table:style-name="ce59" table:formula="of:=SUMIF([$'jawaban peserta'.$O$2:$'jawaban peserta'.$O$241];[.$C33];[$'jawaban peserta'.$B$2:$'jawaban peserta'.$B$241])/[.$O33]"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C5</text:p>
          </table:table-cell>
          <table:table-cell table:style-name="ce52" office:value-type="string" calcext:value-type="string">
            <text:p><text:span text:style-name="T1">Pure-hearted conscience vs. self-serving advantage (8 items)</text:span></text:p>
          </table:table-cell>
          <table:table-cell table:style-name="ce46" office:value-type="float" office:value="40" calcext:value-type="float">
            <text:p>40</text:p>
          </table:table-cell>
          <table:table-cell table:style-name="ce46" office:value-type="float" office:value="164" calcext:value-type="float">
            <text:p>164</text:p>
          </table:table-cell>
          <table:table-cell table:style-name="ce46" office:value-type="float" office:value="187" calcext:value-type="float">
            <text:p>187</text:p>
          </table:table-cell>
          <table:table-cell table:style-name="ce46" office:value-type="float" office:value="13" calcext:value-type="float">
            <text:p>13</text:p>
          </table:table-cell>
          <table:table-cell table:style-name="ce46" office:value-type="float" office:value="75" calcext:value-type="float">
            <text:p>75</text:p>
          </table:table-cell>
          <table:table-cell table:style-name="ce46" office:value-type="float" office:value="88" calcext:value-type="float">
            <text:p>88</text:p>
          </table:table-cell>
          <table:table-cell table:style-name="ce46" office:value-type="float" office:value="141" calcext:value-type="float">
            <text:p>141</text:p>
          </table:table-cell>
          <table:table-cell table:style-name="ce46" office:value-type="float" office:value="234" calcext:value-type="float">
            <text:p>234</text:p>
          </table:table-cell>
          <table:table-cell table:style-name="ce56" table:number-columns-repeated="3"/>
          <table:table-cell table:style-name="ce8" table:formula="of:=COUNT([.D34:.N34])" office:value-type="float" office:value="8" calcext:value-type="float">
            <text:p>8</text:p>
          </table:table-cell>
          <table:table-cell table:style-name="ce59" table:formula="of:=SUMIF([$'jawaban peserta'.$O$2:$'jawaban peserta'.$O$241];[.$C34];[$'jawaban peserta'.$B$2:$'jawaban peserta'.$B$241])/[.$O34]" office:value-type="float" office:value="5" calcext:value-type="float">
            <text:p>5</text:p>
          </table:table-cell>
          <table:table-cell table:number-columns-repeated="1008"/>
        </table:table-row>
        <table:table-row table:style-name="ro3">
          <table:covered-table-cell table:style-name="ce19"/>
          <table:table-cell table:style-name="ce26" office:value-type="string" calcext:value-type="string" table:number-columns-spanned="2" table:number-rows-spanned="1">
            <text:p>Self-Tanscendence</text:p>
          </table:table-cell>
          <table:covered-table-cell table:style-name="ce51"/>
          <table:table-cell table:style-name="ce46" table:number-columns-repeated="8"/>
          <table:table-cell table:style-name="ce56" table:number-columns-repeated="3"/>
          <table:table-cell table:style-name="ce8" table:formula="of:=COUNT([.O36:.O39])" office:value-type="float" office:value="4" calcext:value-type="float">
            <text:p>4</text:p>
          </table:table-cell>
          <table:table-cell table:style-name="ce8" table:formula="of:=SUM([.P36:.P39])/[.O35]" office:value-type="float" office:value="3.75" calcext:value-type="float">
            <text:p>3.75</text:p>
          </table:table-cell>
          <table:table-cell table:number-columns-repeated="1008"/>
        </table:table-row>
        <table:table-row table:style-name="ro3">
          <table:covered-table-cell table:style-name="ce19"/>
          <table:table-cell table:style-name="ce32" office:value-type="string" calcext:value-type="string">
            <text:p>ST1</text:p>
          </table:table-cell>
          <table:table-cell table:style-name="ce52" office:value-type="string" calcext:value-type="string">
            <text:p>Self-forgetful vs. self-conscious experience (10 items)</text:p>
          </table:table-cell>
          <table:table-cell table:style-name="ce46" office:value-type="float" office:value="25" calcext:value-type="float">
            <text:p>25</text:p>
          </table:table-cell>
          <table:table-cell table:style-name="ce46" office:value-type="float" office:value="42" calcext:value-type="float">
            <text:p>42</text:p>
          </table:table-cell>
          <table:table-cell table:style-name="ce46" office:value-type="float" office:value="56" calcext:value-type="float">
            <text:p>56</text:p>
          </table:table-cell>
          <table:table-cell table:style-name="ce46" office:value-type="float" office:value="68" calcext:value-type="float">
            <text:p>68</text:p>
          </table:table-cell>
          <table:table-cell table:style-name="ce46" office:value-type="float" office:value="95" calcext:value-type="float">
            <text:p>95</text:p>
          </table:table-cell>
          <table:table-cell table:style-name="ce46" office:value-type="float" office:value="112" calcext:value-type="float">
            <text:p>112</text:p>
          </table:table-cell>
          <table:table-cell table:style-name="ce46" office:value-type="float" office:value="151" calcext:value-type="float">
            <text:p>151</text:p>
          </table:table-cell>
          <table:table-cell table:style-name="ce46" office:value-type="float" office:value="175" calcext:value-type="float">
            <text:p>175</text:p>
          </table:table-cell>
          <table:table-cell table:style-name="ce47" office:value-type="float" office:value="212" calcext:value-type="float">
            <text:p>212</text:p>
          </table:table-cell>
          <table:table-cell table:style-name="ce58" office:value-type="float" office:value="223" calcext:value-type="float">
            <text:p>223</text:p>
          </table:table-cell>
          <table:table-cell table:style-name="ce56"/>
          <table:table-cell table:style-name="ce8" table:formula="of:=COUNT([.D36:.N36])" office:value-type="float" office:value="10" calcext:value-type="float">
            <text:p>10</text:p>
          </table:table-cell>
          <table:table-cell table:style-name="ce59" table:formula="of:=SUMIF([$'jawaban peserta'.$O$2:$'jawaban peserta'.$O$241];[.$C36];[$'jawaban peserta'.$B$2:$'jawaban peserta'.$B$241])/[.$O36]"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T2</text:p>
          </table:table-cell>
          <table:table-cell table:style-name="ce52" office:value-type="string" calcext:value-type="string">
            <text:p><text:span text:style-name="T1">Transpersonal identification vs. self-differentiation (8 items)</text:span></text:p>
          </table:table-cell>
          <table:table-cell table:style-name="ce46" office:value-type="float" office:value="12" calcext:value-type="float">
            <text:p>12</text:p>
          </table:table-cell>
          <table:table-cell table:style-name="ce46" office:value-type="float" office:value="29" calcext:value-type="float">
            <text:p>29</text:p>
          </table:table-cell>
          <table:table-cell table:style-name="ce46" office:value-type="float" office:value="73" calcext:value-type="float">
            <text:p>73</text:p>
          </table:table-cell>
          <table:table-cell table:style-name="ce46" office:value-type="float" office:value="91" calcext:value-type="float">
            <text:p>91</text:p>
          </table:table-cell>
          <table:table-cell table:style-name="ce46" office:value-type="float" office:value="99" calcext:value-type="float">
            <text:p>99</text:p>
          </table:table-cell>
          <table:table-cell table:style-name="ce46" office:value-type="float" office:value="148" calcext:value-type="float">
            <text:p>148</text:p>
          </table:table-cell>
          <table:table-cell table:style-name="ce46" office:value-type="float" office:value="157" calcext:value-type="float">
            <text:p>157</text:p>
          </table:table-cell>
          <table:table-cell table:style-name="ce46" office:value-type="float" office:value="190" calcext:value-type="float">
            <text:p>190</text:p>
          </table:table-cell>
          <table:table-cell table:style-name="ce56" table:number-columns-repeated="3"/>
          <table:table-cell table:style-name="ce8" table:formula="of:=COUNT([.D37:.N37])" office:value-type="float" office:value="8" calcext:value-type="float">
            <text:p>8</text:p>
          </table:table-cell>
          <table:table-cell table:style-name="ce59" table:formula="of:=SUMIF([$'jawaban peserta'.$O$2:$'jawaban peserta'.$O$241];[.$C37];[$'jawaban peserta'.$B$2:$'jawaban peserta'.$B$241])/[.$O37]" office:value-type="float" office:value="5" calcext:value-type="float">
            <text:p>5</text:p>
          </table:table-cell>
          <table:table-cell table:number-columns-repeated="1008"/>
        </table:table-row>
        <table:table-row table:style-name="ro3">
          <table:covered-table-cell table:style-name="ce19"/>
          <table:table-cell table:style-name="ce32" office:value-type="string" calcext:value-type="string">
            <text:p>ST3</text:p>
          </table:table-cell>
          <table:table-cell table:style-name="ce52" office:value-type="string" calcext:value-type="string">
            <text:p>Spiritual acceptance vs. rational materialism (8 items)</text:p>
          </table:table-cell>
          <table:table-cell table:style-name="ce46" office:value-type="float" office:value="43" calcext:value-type="float">
            <text:p>43</text:p>
          </table:table-cell>
          <table:table-cell table:style-name="ce46" office:value-type="float" office:value="52" calcext:value-type="float">
            <text:p>52</text:p>
          </table:table-cell>
          <table:table-cell table:style-name="ce46" office:value-type="float" office:value="106" calcext:value-type="float">
            <text:p>106</text:p>
          </table:table-cell>
          <table:table-cell table:style-name="ce46" office:value-type="float" office:value="118" calcext:value-type="float">
            <text:p>118</text:p>
          </table:table-cell>
          <table:table-cell table:style-name="ce46" office:value-type="float" office:value="143" calcext:value-type="float">
            <text:p>143</text:p>
          </table:table-cell>
          <table:table-cell table:style-name="ce46" office:value-type="float" office:value="32" calcext:value-type="float">
            <text:p>32</text:p>
          </table:table-cell>
          <table:table-cell table:style-name="ce46" office:value-type="float" office:value="206" calcext:value-type="float">
            <text:p>206</text:p>
          </table:table-cell>
          <table:table-cell table:style-name="ce46" office:value-type="float" office:value="232" calcext:value-type="float">
            <text:p>232</text:p>
          </table:table-cell>
          <table:table-cell table:style-name="ce56" table:number-columns-repeated="3"/>
          <table:table-cell table:style-name="ce8" table:formula="of:=COUNT([.D38:.N38])" office:value-type="float" office:value="8" calcext:value-type="float">
            <text:p>8</text:p>
          </table:table-cell>
          <table:table-cell table:style-name="ce59" table:formula="of:=SUMIF([$'jawaban peserta'.$O$2:$'jawaban peserta'.$O$241];[.$C38];[$'jawaban peserta'.$B$2:$'jawaban peserta'.$B$241])/[.$O38]" office:value-type="float" office:value="5" calcext:value-type="float">
            <text:p>5</text:p>
          </table:table-cell>
          <table:table-cell table:number-columns-repeated="1008"/>
        </table:table-row>
        <table:table-row table:style-name="ro3">
          <table:covered-table-cell table:style-name="ce23"/>
          <table:table-cell table:style-name="ce97"/>
          <table:table-cell table:style-name="ce52" office:value-type="string" calcext:value-type="string">
            <text:p>Validity Scale (5 items)</text:p>
          </table:table-cell>
          <table:table-cell table:style-name="ce47" office:value-type="float" office:value="36" calcext:value-type="float">
            <text:p>36</text:p>
          </table:table-cell>
          <table:table-cell table:style-name="ce46" office:value-type="float" office:value="101" calcext:value-type="float">
            <text:p>101</text:p>
          </table:table-cell>
          <table:table-cell table:style-name="ce46" office:value-type="float" office:value="120" calcext:value-type="float">
            <text:p>120</text:p>
          </table:table-cell>
          <table:table-cell table:style-name="ce46" office:value-type="float" office:value="132" calcext:value-type="float">
            <text:p>132</text:p>
          </table:table-cell>
          <table:table-cell table:style-name="ce46" office:value-type="float" office:value="209" calcext:value-type="float">
            <text:p>209</text:p>
          </table:table-cell>
          <table:table-cell table:style-name="ce46" table:number-columns-repeated="3"/>
          <table:table-cell table:style-name="ce56" table:number-columns-repeated="3"/>
          <table:table-cell table:style-name="ce8" table:formula="of:=COUNT([.D39:.N39])" office:value-type="float" office:value="5" calcext:value-type="float">
            <text:p>5</text:p>
          </table:table-cell>
          <table:table-cell table:style-name="ce59" table:formula="of:=IF(SUMIF([$'jawaban peserta'.$O$2:$'jawaban peserta'.$O$241];[.$C39];[$'jawaban peserta'.$B$2:$'jawaban peserta'.$B$241])=15;&quot;Kandidat Mengisi dengan sungguh-sungguh&quot;;&quot;Kandidat asal menjawab&quot;)" office:value-type="string" office:string-value="Kandidat asal menjawab" calcext:value-type="string">
            <text:p>Kandidat asal menjawab</text:p>
          </table:table-cell>
          <table:table-cell table:number-columns-repeated="1008"/>
        </table:table-row>
        <table:table-row table:style-name="ro3">
          <table:table-cell/>
          <table:table-cell table:style-name="ce36"/>
          <table:table-cell table:style-name="ce63" table:number-columns-repeated="2"/>
          <table:table-cell table:style-name="Default" table:number-columns-repeated="9"/>
          <table:table-cell/>
          <table:table-cell table:style-name="ce2"/>
          <table:table-cell table:style-name="Default"/>
          <table:table-cell table:number-columns-repeated="1008"/>
        </table:table-row>
        <table:table-row table:style-name="ro3">
          <table:table-cell/>
          <table:table-cell table:style-name="ce37"/>
          <table:table-cell table:style-name="Default" table:number-columns-repeated="9"/>
          <table:table-cell table:number-columns-repeated="3"/>
          <table:table-cell table:style-name="ce2"/>
          <table:table-cell table:number-columns-repeated="1009"/>
        </table:table-row>
        <table:table-row table:style-name="ro3">
          <table:table-cell/>
          <table:table-cell table:style-name="ce36" table:number-columns-spanned="2" table:number-rows-spanned="1"/>
          <table:covered-table-cell table:style-name="Default"/>
          <table:table-cell table:style-name="Default" table:number-columns-repeated="8"/>
          <table:table-cell table:number-columns-repeated="3"/>
          <table:table-cell table:style-name="ce2"/>
          <table:table-cell table:number-columns-repeated="1009"/>
        </table:table-row>
        <table:table-row table:style-name="ro3">
          <table:table-cell table:style-name="ce4"/>
          <table:table-cell table:style-name="ce44" table:number-columns-spanned="2" table:number-rows-spanned="1"/>
          <table:covered-table-cell table:style-name="Default"/>
          <table:table-cell table:style-name="Default" table:number-columns-repeated="8"/>
          <table:table-cell table:number-columns-repeated="3"/>
          <table:table-cell table:style-name="ce2"/>
          <table:table-cell table:number-columns-repeated="1009"/>
        </table:table-row>
        <table:table-row table:style-name="ro3">
          <table:table-cell table:style-name="ce28"/>
          <table:table-cell table:number-columns-repeated="2"/>
          <table:table-cell table:style-name="Default" table:number-columns-repeated="8"/>
          <table:table-cell table:number-columns-repeated="3"/>
          <table:table-cell table:style-name="ce2"/>
          <table:table-cell table:number-columns-repeated="1009"/>
        </table:table-row>
        <table:table-row table:style-name="ro3">
          <table:table-cell table:number-columns-repeated="3"/>
          <table:table-cell table:style-name="Default" table:number-columns-repeated="8"/>
          <table:table-cell table:number-columns-repeated="3"/>
          <table:table-cell table:style-name="ce2"/>
          <table:table-cell table:number-columns-repeated="1009"/>
        </table:table-row>
        <table:table-row table:style-name="ro3">
          <table:table-cell table:number-columns-repeated="1024"/>
        </table:table-row>
        <table:table-row table:style-name="ro3">
          <table:table-cell table:number-columns-repeated="2"/>
          <table:table-cell table:style-name="ce38"/>
          <table:table-cell table:style-name="ce48"/>
          <table:table-cell table:style-name="Default" table:number-columns-repeated="2"/>
          <table:table-cell table:number-columns-repeated="1018"/>
        </table:table-row>
        <table:table-row table:style-name="ro3">
          <table:table-cell table:number-columns-repeated="2"/>
          <table:table-cell table:style-name="ce63" table:number-columns-spanned="2" table:number-rows-spanned="1"/>
          <table:covered-table-cell table:style-name="Default"/>
          <table:table-cell table:style-name="ce63" table:number-columns-repeated="2"/>
          <table:table-cell table:number-columns-repeated="1018"/>
        </table:table-row>
        <table:table-row table:style-name="ro3">
          <table:table-cell table:number-columns-repeated="2"/>
          <table:table-cell table:style-name="ce69"/>
          <table:table-cell table:style-name="ce50"/>
          <table:table-cell table:style-name="Default" table:number-columns-repeated="2"/>
          <table:table-cell table:number-columns-repeated="1018"/>
        </table:table-row>
        <table:table-row table:style-name="ro3">
          <table:table-cell table:number-columns-repeated="2"/>
          <table:table-cell table:style-name="ce63" table:number-columns-spanned="2" table:number-rows-spanned="1"/>
          <table:covered-table-cell table:style-name="Default"/>
          <table:table-cell table:style-name="ce63" table:number-columns-repeated="2"/>
          <table:table-cell table:number-columns-repeated="1018"/>
        </table:table-row>
        <table:table-row table:style-name="ro3">
          <table:table-cell table:number-columns-repeated="2"/>
          <table:table-cell table:style-name="ce63" table:number-columns-spanned="2" table:number-rows-spanned="1"/>
          <table:covered-table-cell table:style-name="Default"/>
          <table:table-cell table:style-name="ce63" table:number-columns-repeated="2"/>
          <table:table-cell table:number-columns-repeated="1018"/>
        </table:table-row>
        <table:table-row table:style-name="ro3">
          <table:table-cell table:number-columns-repeated="2"/>
          <table:table-cell table:style-name="ce69" table:number-columns-spanned="2" table:number-rows-spanned="1"/>
          <table:covered-table-cell table:style-name="Default"/>
          <table:table-cell table:style-name="Default" table:number-columns-repeated="10"/>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63"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69" table:number-columns-spanned="2" table:number-rows-spanned="1"/>
          <table:covered-table-cell table:style-name="Default"/>
          <table:table-cell table:style-name="Default" table:number-columns-repeated="9"/>
          <table:table-cell/>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63"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69" table:number-columns-spanned="2" table:number-rows-spanned="1"/>
          <table:covered-table-cell table:style-name="Default"/>
          <table:table-cell table:style-name="Default" table:number-columns-repeated="9"/>
          <table:table-cell/>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63"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69"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63"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69"/>
          <table:table-cell table:style-name="ce63"/>
          <table:table-cell table:style-name="Default" table:number-columns-repeated="11"/>
          <table:table-cell table:number-columns-repeated="1009"/>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10"/>
          <table:table-cell table:number-columns-repeated="1010"/>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9"/>
          <table:table-cell table:number-columns-repeated="1011"/>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9"/>
          <table:table-cell table:number-columns-repeated="1011"/>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number-rows-repeated="2">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10"/>
          <table:table-cell table:number-columns-repeated="1010"/>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43"/>
          <table:table-cell table:style-name="ce63"/>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11"/>
          <table:table-cell table:number-columns-repeated="1009"/>
        </table:table-row>
        <table:table-row table:style-name="ro3">
          <table:table-cell table:number-columns-repeated="2"/>
          <table:table-cell table:style-name="ce63"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style-name="ce63" table:number-columns-spanned="2" table:number-rows-spanned="1"/>
          <table:covered-table-cell/>
          <table:table-cell table:number-columns-repeated="1010"/>
        </table:table-row>
        <table:table-row table:style-name="ro3">
          <table:table-cell table:number-columns-repeated="2"/>
          <table:table-cell table:style-name="Default" table:number-columns-repeated="10"/>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repeated="2"/>
          <table:table-cell table:style-name="Default" table:number-columns-repeated="8"/>
          <table:table-cell table:number-columns-repeated="1012"/>
        </table:table-row>
        <table:table-row table:style-name="ro3">
          <table:table-cell table:number-columns-repeated="2"/>
          <table:table-cell table:style-name="ce69"/>
          <table:table-cell table:style-name="ce63"/>
          <table:table-cell table:style-name="Default" table:number-columns-repeated="8"/>
          <table:table-cell table:number-columns-repeated="1012"/>
        </table:table-row>
        <table:table-row table:style-name="ro3">
          <table:table-cell table:number-columns-repeated="2"/>
          <table:table-cell table:style-name="ce63"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33"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63" table:number-columns-repeated="4"/>
          <table:table-cell table:number-columns-repeated="1018"/>
        </table:table-row>
        <table:table-row table:style-name="ro3" table:number-rows-repeated="1048461">
          <table:table-cell table:number-columns-repeated="1024"/>
        </table:table-row>
        <table:table-row table:style-name="ro3">
          <table:table-cell table:number-columns-repeated="1024"/>
        </table:table-row>
      </table:table>
      <table:table table:name="jawaban peserta" table:style-name="ta3">
        <office:forms form:automatic-focus="false" form:apply-design-mode="false"/>
        <table:table-column table:style-name="co19" table:default-cell-style-name="ce37"/>
        <table:table-column table:style-name="co10" table:default-cell-style-name="ce37"/>
        <table:table-column table:style-name="co20" table:default-cell-style-name="ce100"/>
        <table:table-column table:style-name="co8" table:visibility="collapse" table:number-columns-repeated="11" table:default-cell-style-name="Default"/>
        <table:table-column table:style-name="co21" table:default-cell-style-name="Default"/>
        <table:table-column table:style-name="co22" table:default-cell-style-name="ce86"/>
        <table:table-column table:style-name="co23" table:default-cell-style-name="ce87"/>
        <table:table-column table:style-name="co3" table:default-cell-style-name="ce87"/>
        <table:table-column table:style-name="co3" table:default-cell-style-name="Default"/>
        <table:table-column table:style-name="co24" table:default-cell-style-name="Default"/>
        <table:table-column table:style-name="co8" table:number-columns-repeated="240" table:default-cell-style-name="Default"/>
        <table:table-column table:style-name="co10" table:number-columns-repeated="764" table:default-cell-style-name="Default"/>
        <table:table-row table:style-name="ro3">
          <table:table-cell table:style-name="ce29" office:value-type="string" calcext:value-type="string">
            <text:p>No</text:p>
          </table:table-cell>
          <table:table-cell table:style-name="ce29" office:value-type="string" calcext:value-type="string">
            <text:p>Answer</text:p>
          </table:table-cell>
          <table:table-cell table:style-name="ce98" office:value-type="string" calcext:value-type="string">
            <text:p>Link Answer</text:p>
          </table:table-cell>
          <table:table-cell table:style-name="ce27" office:value-type="string" calcext:value-type="string">
            <text:p>Kategori Character</text:p>
          </table:table-cell>
          <table:table-cell table:style-name="ce27" table:number-columns-repeated="10"/>
          <table:table-cell table:style-name="ce27" table:formula="of:=CONCATENATE([.D1];[.E1];[.F1];[.G1];[.H1];[.I1];[.J1];[.K1];[.L1];[.M1])" office:value-type="string" office:string-value="Kategori Character" calcext:value-type="string">
            <text:p>Kategori Character</text:p>
          </table:table-cell>
          <table:table-cell table:style-name="ce84" office:value-type="string" calcext:value-type="string">
            <text:p>Link Answer View Input</text:p>
          </table:table-cell>
          <table:table-cell table:style-name="ce46" office:value-type="string" calcext:value-type="string">
            <text:p>Answer Reversed</text:p>
          </table:table-cell>
          <table:table-cell table:style-name="ce46" office:value-type="string" calcext:value-type="string">
            <text:p>Interesting</text:p>
          </table:table-cell>
          <table:table-cell/>
          <table:table-cell table:style-name="ce27" office:value-type="string" calcext:value-type="string">
            <text:p>No</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6" calcext:value-type="float">
            <text:p>6</text:p>
          </table:table-cell>
          <table:table-cell table:style-name="ce29" office:value-type="float" office:value="7" calcext:value-type="float">
            <text:p>7</text:p>
          </table:table-cell>
          <table:table-cell table:style-name="ce29" office:value-type="float" office:value="8" calcext:value-type="float">
            <text:p>8</text:p>
          </table:table-cell>
          <table:table-cell table:style-name="ce29" office:value-type="float" office:value="9" calcext:value-type="float">
            <text:p>9</text:p>
          </table:table-cell>
          <table:table-cell table:style-name="ce29" office:value-type="float" office:value="10" calcext:value-type="float">
            <text:p>10</text:p>
          </table:table-cell>
          <table:table-cell table:style-name="ce29" office:value-type="float" office:value="11" calcext:value-type="float">
            <text:p>11</text:p>
          </table:table-cell>
          <table:table-cell table:style-name="ce29" office:value-type="float" office:value="12" calcext:value-type="float">
            <text:p>12</text:p>
          </table:table-cell>
          <table:table-cell table:style-name="ce29" office:value-type="float" office:value="13" calcext:value-type="float">
            <text:p>13</text:p>
          </table:table-cell>
          <table:table-cell table:style-name="ce29" office:value-type="float" office:value="14" calcext:value-type="float">
            <text:p>14</text:p>
          </table:table-cell>
          <table:table-cell table:style-name="ce29" office:value-type="float" office:value="15" calcext:value-type="float">
            <text:p>15</text:p>
          </table:table-cell>
          <table:table-cell table:style-name="ce29" office:value-type="float" office:value="16" calcext:value-type="float">
            <text:p>16</text:p>
          </table:table-cell>
          <table:table-cell table:style-name="ce29" office:value-type="float" office:value="17" calcext:value-type="float">
            <text:p>17</text:p>
          </table:table-cell>
          <table:table-cell table:style-name="ce29" office:value-type="float" office:value="18" calcext:value-type="float">
            <text:p>18</text:p>
          </table:table-cell>
          <table:table-cell table:style-name="ce29" office:value-type="float" office:value="19" calcext:value-type="float">
            <text:p>19</text:p>
          </table:table-cell>
          <table:table-cell table:style-name="ce29" office:value-type="float" office:value="20" calcext:value-type="float">
            <text:p>20</text:p>
          </table:table-cell>
          <table:table-cell table:style-name="ce29" office:value-type="float" office:value="21" calcext:value-type="float">
            <text:p>21</text:p>
          </table:table-cell>
          <table:table-cell table:style-name="ce29" office:value-type="float" office:value="22" calcext:value-type="float">
            <text:p>22</text:p>
          </table:table-cell>
          <table:table-cell table:style-name="ce29" office:value-type="float" office:value="23" calcext:value-type="float">
            <text:p>23</text:p>
          </table:table-cell>
          <table:table-cell table:style-name="ce29" office:value-type="float" office:value="24" calcext:value-type="float">
            <text:p>24</text:p>
          </table:table-cell>
          <table:table-cell table:style-name="ce29" office:value-type="float" office:value="25" calcext:value-type="float">
            <text:p>25</text:p>
          </table:table-cell>
          <table:table-cell table:style-name="ce29" office:value-type="float" office:value="26" calcext:value-type="float">
            <text:p>26</text:p>
          </table:table-cell>
          <table:table-cell table:style-name="ce29" office:value-type="float" office:value="27" calcext:value-type="float">
            <text:p>27</text:p>
          </table:table-cell>
          <table:table-cell table:style-name="ce29" office:value-type="float" office:value="28" calcext:value-type="float">
            <text:p>28</text:p>
          </table:table-cell>
          <table:table-cell table:style-name="ce29" office:value-type="float" office:value="29" calcext:value-type="float">
            <text:p>29</text:p>
          </table:table-cell>
          <table:table-cell table:style-name="ce29" office:value-type="float" office:value="30" calcext:value-type="float">
            <text:p>30</text:p>
          </table:table-cell>
          <table:table-cell table:style-name="ce29" office:value-type="float" office:value="31" calcext:value-type="float">
            <text:p>31</text:p>
          </table:table-cell>
          <table:table-cell table:style-name="ce29" office:value-type="float" office:value="32" calcext:value-type="float">
            <text:p>32</text:p>
          </table:table-cell>
          <table:table-cell table:style-name="ce29" office:value-type="float" office:value="33" calcext:value-type="float">
            <text:p>33</text:p>
          </table:table-cell>
          <table:table-cell table:style-name="ce29" office:value-type="float" office:value="34" calcext:value-type="float">
            <text:p>34</text:p>
          </table:table-cell>
          <table:table-cell table:style-name="ce29" office:value-type="float" office:value="35" calcext:value-type="float">
            <text:p>35</text:p>
          </table:table-cell>
          <table:table-cell table:style-name="ce29" office:value-type="float" office:value="36" calcext:value-type="float">
            <text:p>36</text:p>
          </table:table-cell>
          <table:table-cell table:style-name="ce29" office:value-type="float" office:value="37" calcext:value-type="float">
            <text:p>37</text:p>
          </table:table-cell>
          <table:table-cell table:style-name="ce29" office:value-type="float" office:value="38" calcext:value-type="float">
            <text:p>38</text:p>
          </table:table-cell>
          <table:table-cell table:style-name="ce29" office:value-type="float" office:value="39" calcext:value-type="float">
            <text:p>39</text:p>
          </table:table-cell>
          <table:table-cell table:style-name="ce29" office:value-type="float" office:value="40" calcext:value-type="float">
            <text:p>40</text:p>
          </table:table-cell>
          <table:table-cell table:style-name="ce29" office:value-type="float" office:value="41" calcext:value-type="float">
            <text:p>41</text:p>
          </table:table-cell>
          <table:table-cell table:style-name="ce29" office:value-type="float" office:value="42" calcext:value-type="float">
            <text:p>42</text:p>
          </table:table-cell>
          <table:table-cell table:style-name="ce29" office:value-type="float" office:value="43" calcext:value-type="float">
            <text:p>43</text:p>
          </table:table-cell>
          <table:table-cell table:style-name="ce29" office:value-type="float" office:value="44" calcext:value-type="float">
            <text:p>44</text:p>
          </table:table-cell>
          <table:table-cell table:style-name="ce29" office:value-type="float" office:value="45" calcext:value-type="float">
            <text:p>45</text:p>
          </table:table-cell>
          <table:table-cell table:style-name="ce29" office:value-type="float" office:value="46" calcext:value-type="float">
            <text:p>46</text:p>
          </table:table-cell>
          <table:table-cell table:style-name="ce29" office:value-type="float" office:value="47" calcext:value-type="float">
            <text:p>47</text:p>
          </table:table-cell>
          <table:table-cell table:style-name="ce29" office:value-type="float" office:value="48" calcext:value-type="float">
            <text:p>48</text:p>
          </table:table-cell>
          <table:table-cell table:style-name="ce29" office:value-type="float" office:value="49" calcext:value-type="float">
            <text:p>49</text:p>
          </table:table-cell>
          <table:table-cell table:style-name="ce29" office:value-type="float" office:value="50" calcext:value-type="float">
            <text:p>50</text:p>
          </table:table-cell>
          <table:table-cell table:style-name="ce29" office:value-type="float" office:value="51" calcext:value-type="float">
            <text:p>51</text:p>
          </table:table-cell>
          <table:table-cell table:style-name="ce29" office:value-type="float" office:value="52" calcext:value-type="float">
            <text:p>52</text:p>
          </table:table-cell>
          <table:table-cell table:style-name="ce29" office:value-type="float" office:value="53" calcext:value-type="float">
            <text:p>53</text:p>
          </table:table-cell>
          <table:table-cell table:style-name="ce29" office:value-type="float" office:value="54" calcext:value-type="float">
            <text:p>54</text:p>
          </table:table-cell>
          <table:table-cell table:style-name="ce29" office:value-type="float" office:value="55" calcext:value-type="float">
            <text:p>55</text:p>
          </table:table-cell>
          <table:table-cell table:style-name="ce29" office:value-type="float" office:value="56" calcext:value-type="float">
            <text:p>56</text:p>
          </table:table-cell>
          <table:table-cell table:style-name="ce29" office:value-type="float" office:value="57" calcext:value-type="float">
            <text:p>57</text:p>
          </table:table-cell>
          <table:table-cell table:style-name="ce29" office:value-type="float" office:value="58" calcext:value-type="float">
            <text:p>58</text:p>
          </table:table-cell>
          <table:table-cell table:style-name="ce29" office:value-type="float" office:value="59" calcext:value-type="float">
            <text:p>59</text:p>
          </table:table-cell>
          <table:table-cell table:style-name="ce29" office:value-type="float" office:value="60" calcext:value-type="float">
            <text:p>60</text:p>
          </table:table-cell>
          <table:table-cell table:style-name="ce29" office:value-type="float" office:value="61" calcext:value-type="float">
            <text:p>61</text:p>
          </table:table-cell>
          <table:table-cell table:style-name="ce29" office:value-type="float" office:value="62" calcext:value-type="float">
            <text:p>62</text:p>
          </table:table-cell>
          <table:table-cell table:style-name="ce29" office:value-type="float" office:value="63" calcext:value-type="float">
            <text:p>63</text:p>
          </table:table-cell>
          <table:table-cell table:style-name="ce29" office:value-type="float" office:value="64" calcext:value-type="float">
            <text:p>64</text:p>
          </table:table-cell>
          <table:table-cell table:style-name="ce29" office:value-type="float" office:value="65" calcext:value-type="float">
            <text:p>65</text:p>
          </table:table-cell>
          <table:table-cell table:style-name="ce29" office:value-type="float" office:value="66" calcext:value-type="float">
            <text:p>66</text:p>
          </table:table-cell>
          <table:table-cell table:style-name="ce29" office:value-type="float" office:value="67" calcext:value-type="float">
            <text:p>67</text:p>
          </table:table-cell>
          <table:table-cell table:style-name="ce29" office:value-type="float" office:value="68" calcext:value-type="float">
            <text:p>68</text:p>
          </table:table-cell>
          <table:table-cell table:style-name="ce29" office:value-type="float" office:value="69" calcext:value-type="float">
            <text:p>69</text:p>
          </table:table-cell>
          <table:table-cell table:style-name="ce29" office:value-type="float" office:value="70" calcext:value-type="float">
            <text:p>70</text:p>
          </table:table-cell>
          <table:table-cell table:style-name="ce29" office:value-type="float" office:value="71" calcext:value-type="float">
            <text:p>71</text:p>
          </table:table-cell>
          <table:table-cell table:style-name="ce29" office:value-type="float" office:value="72" calcext:value-type="float">
            <text:p>72</text:p>
          </table:table-cell>
          <table:table-cell table:style-name="ce29" office:value-type="float" office:value="73" calcext:value-type="float">
            <text:p>73</text:p>
          </table:table-cell>
          <table:table-cell table:style-name="ce29" office:value-type="float" office:value="74" calcext:value-type="float">
            <text:p>74</text:p>
          </table:table-cell>
          <table:table-cell table:style-name="ce29" office:value-type="float" office:value="75" calcext:value-type="float">
            <text:p>75</text:p>
          </table:table-cell>
          <table:table-cell table:style-name="ce29" office:value-type="float" office:value="76" calcext:value-type="float">
            <text:p>76</text:p>
          </table:table-cell>
          <table:table-cell table:style-name="ce29" office:value-type="float" office:value="77" calcext:value-type="float">
            <text:p>77</text:p>
          </table:table-cell>
          <table:table-cell table:style-name="ce29" office:value-type="float" office:value="78" calcext:value-type="float">
            <text:p>78</text:p>
          </table:table-cell>
          <table:table-cell table:style-name="ce29" office:value-type="float" office:value="79" calcext:value-type="float">
            <text:p>79</text:p>
          </table:table-cell>
          <table:table-cell table:style-name="ce29" office:value-type="float" office:value="80" calcext:value-type="float">
            <text:p>80</text:p>
          </table:table-cell>
          <table:table-cell table:style-name="ce29" office:value-type="float" office:value="81" calcext:value-type="float">
            <text:p>81</text:p>
          </table:table-cell>
          <table:table-cell table:style-name="ce29" office:value-type="float" office:value="82" calcext:value-type="float">
            <text:p>82</text:p>
          </table:table-cell>
          <table:table-cell table:style-name="ce29" office:value-type="float" office:value="83" calcext:value-type="float">
            <text:p>83</text:p>
          </table:table-cell>
          <table:table-cell table:style-name="ce29" office:value-type="float" office:value="84" calcext:value-type="float">
            <text:p>84</text:p>
          </table:table-cell>
          <table:table-cell table:style-name="ce29" office:value-type="float" office:value="85" calcext:value-type="float">
            <text:p>85</text:p>
          </table:table-cell>
          <table:table-cell table:style-name="ce29" office:value-type="float" office:value="86" calcext:value-type="float">
            <text:p>86</text:p>
          </table:table-cell>
          <table:table-cell table:style-name="ce29" office:value-type="float" office:value="87" calcext:value-type="float">
            <text:p>87</text:p>
          </table:table-cell>
          <table:table-cell table:style-name="ce29" office:value-type="float" office:value="88" calcext:value-type="float">
            <text:p>88</text:p>
          </table:table-cell>
          <table:table-cell table:style-name="ce29" office:value-type="float" office:value="89" calcext:value-type="float">
            <text:p>89</text:p>
          </table:table-cell>
          <table:table-cell table:style-name="ce29" office:value-type="float" office:value="90" calcext:value-type="float">
            <text:p>90</text:p>
          </table:table-cell>
          <table:table-cell table:style-name="ce29" office:value-type="float" office:value="91" calcext:value-type="float">
            <text:p>91</text:p>
          </table:table-cell>
          <table:table-cell table:style-name="ce29" office:value-type="float" office:value="92" calcext:value-type="float">
            <text:p>92</text:p>
          </table:table-cell>
          <table:table-cell table:style-name="ce29" office:value-type="float" office:value="93" calcext:value-type="float">
            <text:p>93</text:p>
          </table:table-cell>
          <table:table-cell table:style-name="ce29" office:value-type="float" office:value="94" calcext:value-type="float">
            <text:p>94</text:p>
          </table:table-cell>
          <table:table-cell table:style-name="ce29" office:value-type="float" office:value="95" calcext:value-type="float">
            <text:p>95</text:p>
          </table:table-cell>
          <table:table-cell table:style-name="ce29" office:value-type="float" office:value="96" calcext:value-type="float">
            <text:p>96</text:p>
          </table:table-cell>
          <table:table-cell table:style-name="ce29" office:value-type="float" office:value="97" calcext:value-type="float">
            <text:p>97</text:p>
          </table:table-cell>
          <table:table-cell table:style-name="ce29" office:value-type="float" office:value="98" calcext:value-type="float">
            <text:p>98</text:p>
          </table:table-cell>
          <table:table-cell table:style-name="ce29" office:value-type="float" office:value="99" calcext:value-type="float">
            <text:p>99</text:p>
          </table:table-cell>
          <table:table-cell table:style-name="ce29" office:value-type="float" office:value="100" calcext:value-type="float">
            <text:p>100</text:p>
          </table:table-cell>
          <table:table-cell table:style-name="ce29" office:value-type="float" office:value="101" calcext:value-type="float">
            <text:p>101</text:p>
          </table:table-cell>
          <table:table-cell table:style-name="ce29" office:value-type="float" office:value="102" calcext:value-type="float">
            <text:p>102</text:p>
          </table:table-cell>
          <table:table-cell table:style-name="ce29" office:value-type="float" office:value="103" calcext:value-type="float">
            <text:p>103</text:p>
          </table:table-cell>
          <table:table-cell table:style-name="ce29" office:value-type="float" office:value="104" calcext:value-type="float">
            <text:p>104</text:p>
          </table:table-cell>
          <table:table-cell table:style-name="ce29" office:value-type="float" office:value="105" calcext:value-type="float">
            <text:p>105</text:p>
          </table:table-cell>
          <table:table-cell table:style-name="ce29" office:value-type="float" office:value="106" calcext:value-type="float">
            <text:p>106</text:p>
          </table:table-cell>
          <table:table-cell table:style-name="ce29" office:value-type="float" office:value="107" calcext:value-type="float">
            <text:p>107</text:p>
          </table:table-cell>
          <table:table-cell table:style-name="ce29" office:value-type="float" office:value="108" calcext:value-type="float">
            <text:p>108</text:p>
          </table:table-cell>
          <table:table-cell table:style-name="ce29" office:value-type="float" office:value="109" calcext:value-type="float">
            <text:p>109</text:p>
          </table:table-cell>
          <table:table-cell table:style-name="ce29" office:value-type="float" office:value="110" calcext:value-type="float">
            <text:p>110</text:p>
          </table:table-cell>
          <table:table-cell table:style-name="ce29" office:value-type="float" office:value="111" calcext:value-type="float">
            <text:p>111</text:p>
          </table:table-cell>
          <table:table-cell table:style-name="ce29" office:value-type="float" office:value="112" calcext:value-type="float">
            <text:p>112</text:p>
          </table:table-cell>
          <table:table-cell table:style-name="ce29" office:value-type="float" office:value="113" calcext:value-type="float">
            <text:p>113</text:p>
          </table:table-cell>
          <table:table-cell table:style-name="ce29" office:value-type="float" office:value="114" calcext:value-type="float">
            <text:p>114</text:p>
          </table:table-cell>
          <table:table-cell table:style-name="ce29" office:value-type="float" office:value="115" calcext:value-type="float">
            <text:p>115</text:p>
          </table:table-cell>
          <table:table-cell table:style-name="ce29" office:value-type="float" office:value="116" calcext:value-type="float">
            <text:p>116</text:p>
          </table:table-cell>
          <table:table-cell table:style-name="ce29" office:value-type="float" office:value="117" calcext:value-type="float">
            <text:p>117</text:p>
          </table:table-cell>
          <table:table-cell table:style-name="ce29" office:value-type="float" office:value="118" calcext:value-type="float">
            <text:p>118</text:p>
          </table:table-cell>
          <table:table-cell table:style-name="ce29" office:value-type="float" office:value="119" calcext:value-type="float">
            <text:p>119</text:p>
          </table:table-cell>
          <table:table-cell table:style-name="ce29" office:value-type="float" office:value="120" calcext:value-type="float">
            <text:p>120</text:p>
          </table:table-cell>
          <table:table-cell table:style-name="ce29" office:value-type="float" office:value="121" calcext:value-type="float">
            <text:p>121</text:p>
          </table:table-cell>
          <table:table-cell table:style-name="ce29" office:value-type="float" office:value="122" calcext:value-type="float">
            <text:p>122</text:p>
          </table:table-cell>
          <table:table-cell table:style-name="ce29" office:value-type="float" office:value="123" calcext:value-type="float">
            <text:p>123</text:p>
          </table:table-cell>
          <table:table-cell table:style-name="ce29" office:value-type="float" office:value="124" calcext:value-type="float">
            <text:p>124</text:p>
          </table:table-cell>
          <table:table-cell table:style-name="ce29" office:value-type="float" office:value="125" calcext:value-type="float">
            <text:p>125</text:p>
          </table:table-cell>
          <table:table-cell table:style-name="ce29" office:value-type="float" office:value="126" calcext:value-type="float">
            <text:p>126</text:p>
          </table:table-cell>
          <table:table-cell table:style-name="ce29" office:value-type="float" office:value="127" calcext:value-type="float">
            <text:p>127</text:p>
          </table:table-cell>
          <table:table-cell table:style-name="ce29" office:value-type="float" office:value="128" calcext:value-type="float">
            <text:p>128</text:p>
          </table:table-cell>
          <table:table-cell table:style-name="ce29" office:value-type="float" office:value="129" calcext:value-type="float">
            <text:p>129</text:p>
          </table:table-cell>
          <table:table-cell table:style-name="ce29" office:value-type="float" office:value="130" calcext:value-type="float">
            <text:p>130</text:p>
          </table:table-cell>
          <table:table-cell table:style-name="ce29" office:value-type="float" office:value="131" calcext:value-type="float">
            <text:p>131</text:p>
          </table:table-cell>
          <table:table-cell table:style-name="ce29" office:value-type="float" office:value="132" calcext:value-type="float">
            <text:p>132</text:p>
          </table:table-cell>
          <table:table-cell table:style-name="ce29" office:value-type="float" office:value="133" calcext:value-type="float">
            <text:p>133</text:p>
          </table:table-cell>
          <table:table-cell table:style-name="ce29" office:value-type="float" office:value="134" calcext:value-type="float">
            <text:p>134</text:p>
          </table:table-cell>
          <table:table-cell table:style-name="ce29" office:value-type="float" office:value="135" calcext:value-type="float">
            <text:p>135</text:p>
          </table:table-cell>
          <table:table-cell table:style-name="ce29" office:value-type="float" office:value="136" calcext:value-type="float">
            <text:p>136</text:p>
          </table:table-cell>
          <table:table-cell table:style-name="ce29" office:value-type="float" office:value="137" calcext:value-type="float">
            <text:p>137</text:p>
          </table:table-cell>
          <table:table-cell table:style-name="ce29" office:value-type="float" office:value="138" calcext:value-type="float">
            <text:p>138</text:p>
          </table:table-cell>
          <table:table-cell table:style-name="ce29" office:value-type="float" office:value="139" calcext:value-type="float">
            <text:p>139</text:p>
          </table:table-cell>
          <table:table-cell table:style-name="ce29" office:value-type="float" office:value="140" calcext:value-type="float">
            <text:p>140</text:p>
          </table:table-cell>
          <table:table-cell table:style-name="ce29" office:value-type="float" office:value="141" calcext:value-type="float">
            <text:p>141</text:p>
          </table:table-cell>
          <table:table-cell table:style-name="ce29" office:value-type="float" office:value="142" calcext:value-type="float">
            <text:p>142</text:p>
          </table:table-cell>
          <table:table-cell table:style-name="ce29" office:value-type="float" office:value="143" calcext:value-type="float">
            <text:p>143</text:p>
          </table:table-cell>
          <table:table-cell table:style-name="ce29" office:value-type="float" office:value="144" calcext:value-type="float">
            <text:p>144</text:p>
          </table:table-cell>
          <table:table-cell table:style-name="ce29" office:value-type="float" office:value="145" calcext:value-type="float">
            <text:p>145</text:p>
          </table:table-cell>
          <table:table-cell table:style-name="ce29" office:value-type="float" office:value="146" calcext:value-type="float">
            <text:p>146</text:p>
          </table:table-cell>
          <table:table-cell table:style-name="ce29" office:value-type="float" office:value="147" calcext:value-type="float">
            <text:p>147</text:p>
          </table:table-cell>
          <table:table-cell table:style-name="ce29" office:value-type="float" office:value="148" calcext:value-type="float">
            <text:p>148</text:p>
          </table:table-cell>
          <table:table-cell table:style-name="ce29" office:value-type="float" office:value="149" calcext:value-type="float">
            <text:p>149</text:p>
          </table:table-cell>
          <table:table-cell table:style-name="ce29" office:value-type="float" office:value="150" calcext:value-type="float">
            <text:p>150</text:p>
          </table:table-cell>
          <table:table-cell table:style-name="ce29" office:value-type="float" office:value="151" calcext:value-type="float">
            <text:p>151</text:p>
          </table:table-cell>
          <table:table-cell table:style-name="ce29" office:value-type="float" office:value="152" calcext:value-type="float">
            <text:p>152</text:p>
          </table:table-cell>
          <table:table-cell table:style-name="ce29" office:value-type="float" office:value="153" calcext:value-type="float">
            <text:p>153</text:p>
          </table:table-cell>
          <table:table-cell table:style-name="ce29" office:value-type="float" office:value="154" calcext:value-type="float">
            <text:p>154</text:p>
          </table:table-cell>
          <table:table-cell table:style-name="ce29" office:value-type="float" office:value="155" calcext:value-type="float">
            <text:p>155</text:p>
          </table:table-cell>
          <table:table-cell table:style-name="ce29" office:value-type="float" office:value="156" calcext:value-type="float">
            <text:p>156</text:p>
          </table:table-cell>
          <table:table-cell table:style-name="ce29" office:value-type="float" office:value="157" calcext:value-type="float">
            <text:p>157</text:p>
          </table:table-cell>
          <table:table-cell table:style-name="ce29" office:value-type="float" office:value="158" calcext:value-type="float">
            <text:p>158</text:p>
          </table:table-cell>
          <table:table-cell table:style-name="ce29" office:value-type="float" office:value="159" calcext:value-type="float">
            <text:p>159</text:p>
          </table:table-cell>
          <table:table-cell table:style-name="ce29" office:value-type="float" office:value="160" calcext:value-type="float">
            <text:p>160</text:p>
          </table:table-cell>
          <table:table-cell table:style-name="ce29" office:value-type="float" office:value="161" calcext:value-type="float">
            <text:p>161</text:p>
          </table:table-cell>
          <table:table-cell table:style-name="ce29" office:value-type="float" office:value="162" calcext:value-type="float">
            <text:p>162</text:p>
          </table:table-cell>
          <table:table-cell table:style-name="ce29" office:value-type="float" office:value="163" calcext:value-type="float">
            <text:p>163</text:p>
          </table:table-cell>
          <table:table-cell table:style-name="ce29" office:value-type="float" office:value="164" calcext:value-type="float">
            <text:p>164</text:p>
          </table:table-cell>
          <table:table-cell table:style-name="ce29" office:value-type="float" office:value="165" calcext:value-type="float">
            <text:p>165</text:p>
          </table:table-cell>
          <table:table-cell table:style-name="ce29" office:value-type="float" office:value="166" calcext:value-type="float">
            <text:p>166</text:p>
          </table:table-cell>
          <table:table-cell table:style-name="ce29" office:value-type="float" office:value="167" calcext:value-type="float">
            <text:p>167</text:p>
          </table:table-cell>
          <table:table-cell table:style-name="ce29" office:value-type="float" office:value="168" calcext:value-type="float">
            <text:p>168</text:p>
          </table:table-cell>
          <table:table-cell table:style-name="ce29" office:value-type="float" office:value="169" calcext:value-type="float">
            <text:p>169</text:p>
          </table:table-cell>
          <table:table-cell table:style-name="ce29" office:value-type="float" office:value="170" calcext:value-type="float">
            <text:p>170</text:p>
          </table:table-cell>
          <table:table-cell table:style-name="ce29" office:value-type="float" office:value="171" calcext:value-type="float">
            <text:p>171</text:p>
          </table:table-cell>
          <table:table-cell table:style-name="ce29" office:value-type="float" office:value="172" calcext:value-type="float">
            <text:p>172</text:p>
          </table:table-cell>
          <table:table-cell table:style-name="ce29" office:value-type="float" office:value="173" calcext:value-type="float">
            <text:p>173</text:p>
          </table:table-cell>
          <table:table-cell table:style-name="ce29" office:value-type="float" office:value="174" calcext:value-type="float">
            <text:p>174</text:p>
          </table:table-cell>
          <table:table-cell table:style-name="ce29" office:value-type="float" office:value="175" calcext:value-type="float">
            <text:p>175</text:p>
          </table:table-cell>
          <table:table-cell table:style-name="ce29" office:value-type="float" office:value="176" calcext:value-type="float">
            <text:p>176</text:p>
          </table:table-cell>
          <table:table-cell table:style-name="ce29" office:value-type="float" office:value="177" calcext:value-type="float">
            <text:p>177</text:p>
          </table:table-cell>
          <table:table-cell table:style-name="ce29" office:value-type="float" office:value="178" calcext:value-type="float">
            <text:p>178</text:p>
          </table:table-cell>
          <table:table-cell table:style-name="ce29" office:value-type="float" office:value="179" calcext:value-type="float">
            <text:p>179</text:p>
          </table:table-cell>
          <table:table-cell table:style-name="ce29" office:value-type="float" office:value="180" calcext:value-type="float">
            <text:p>180</text:p>
          </table:table-cell>
          <table:table-cell table:style-name="ce29" office:value-type="float" office:value="181" calcext:value-type="float">
            <text:p>181</text:p>
          </table:table-cell>
          <table:table-cell table:style-name="ce29" office:value-type="float" office:value="182" calcext:value-type="float">
            <text:p>182</text:p>
          </table:table-cell>
          <table:table-cell table:style-name="ce29" office:value-type="float" office:value="183" calcext:value-type="float">
            <text:p>183</text:p>
          </table:table-cell>
          <table:table-cell table:style-name="ce29" office:value-type="float" office:value="184" calcext:value-type="float">
            <text:p>184</text:p>
          </table:table-cell>
          <table:table-cell table:style-name="ce29" office:value-type="float" office:value="185" calcext:value-type="float">
            <text:p>185</text:p>
          </table:table-cell>
          <table:table-cell table:style-name="ce29" office:value-type="float" office:value="186" calcext:value-type="float">
            <text:p>186</text:p>
          </table:table-cell>
          <table:table-cell table:style-name="ce29" office:value-type="float" office:value="187" calcext:value-type="float">
            <text:p>187</text:p>
          </table:table-cell>
          <table:table-cell table:style-name="ce29" office:value-type="float" office:value="188" calcext:value-type="float">
            <text:p>188</text:p>
          </table:table-cell>
          <table:table-cell table:style-name="ce29" office:value-type="float" office:value="189" calcext:value-type="float">
            <text:p>189</text:p>
          </table:table-cell>
          <table:table-cell table:style-name="ce29" office:value-type="float" office:value="190" calcext:value-type="float">
            <text:p>190</text:p>
          </table:table-cell>
          <table:table-cell table:style-name="ce29" office:value-type="float" office:value="191" calcext:value-type="float">
            <text:p>191</text:p>
          </table:table-cell>
          <table:table-cell table:style-name="ce29" office:value-type="float" office:value="192" calcext:value-type="float">
            <text:p>192</text:p>
          </table:table-cell>
          <table:table-cell table:style-name="ce29" office:value-type="float" office:value="193" calcext:value-type="float">
            <text:p>193</text:p>
          </table:table-cell>
          <table:table-cell table:style-name="ce29" office:value-type="float" office:value="194" calcext:value-type="float">
            <text:p>194</text:p>
          </table:table-cell>
          <table:table-cell table:style-name="ce29" office:value-type="float" office:value="195" calcext:value-type="float">
            <text:p>195</text:p>
          </table:table-cell>
          <table:table-cell table:style-name="ce29" office:value-type="float" office:value="196" calcext:value-type="float">
            <text:p>196</text:p>
          </table:table-cell>
          <table:table-cell table:style-name="ce29" office:value-type="float" office:value="197" calcext:value-type="float">
            <text:p>197</text:p>
          </table:table-cell>
          <table:table-cell table:style-name="ce29" office:value-type="float" office:value="198" calcext:value-type="float">
            <text:p>198</text:p>
          </table:table-cell>
          <table:table-cell table:style-name="ce29" office:value-type="float" office:value="199" calcext:value-type="float">
            <text:p>199</text:p>
          </table:table-cell>
          <table:table-cell table:style-name="ce29" office:value-type="float" office:value="200" calcext:value-type="float">
            <text:p>200</text:p>
          </table:table-cell>
          <table:table-cell table:style-name="ce29" office:value-type="float" office:value="201" calcext:value-type="float">
            <text:p>201</text:p>
          </table:table-cell>
          <table:table-cell table:style-name="ce29" office:value-type="float" office:value="202" calcext:value-type="float">
            <text:p>202</text:p>
          </table:table-cell>
          <table:table-cell table:style-name="ce29" office:value-type="float" office:value="203" calcext:value-type="float">
            <text:p>203</text:p>
          </table:table-cell>
          <table:table-cell table:style-name="ce29" office:value-type="float" office:value="204" calcext:value-type="float">
            <text:p>204</text:p>
          </table:table-cell>
          <table:table-cell table:style-name="ce29" office:value-type="float" office:value="205" calcext:value-type="float">
            <text:p>205</text:p>
          </table:table-cell>
          <table:table-cell table:style-name="ce29" office:value-type="float" office:value="206" calcext:value-type="float">
            <text:p>206</text:p>
          </table:table-cell>
          <table:table-cell table:style-name="ce29" office:value-type="float" office:value="207" calcext:value-type="float">
            <text:p>207</text:p>
          </table:table-cell>
          <table:table-cell table:style-name="ce29" office:value-type="float" office:value="208" calcext:value-type="float">
            <text:p>208</text:p>
          </table:table-cell>
          <table:table-cell table:style-name="ce29" office:value-type="float" office:value="209" calcext:value-type="float">
            <text:p>209</text:p>
          </table:table-cell>
          <table:table-cell table:style-name="ce29" office:value-type="float" office:value="210" calcext:value-type="float">
            <text:p>210</text:p>
          </table:table-cell>
          <table:table-cell table:style-name="ce29" office:value-type="float" office:value="211" calcext:value-type="float">
            <text:p>211</text:p>
          </table:table-cell>
          <table:table-cell table:style-name="ce29" office:value-type="float" office:value="212" calcext:value-type="float">
            <text:p>212</text:p>
          </table:table-cell>
          <table:table-cell table:style-name="ce29" office:value-type="float" office:value="213" calcext:value-type="float">
            <text:p>213</text:p>
          </table:table-cell>
          <table:table-cell table:style-name="ce29" office:value-type="float" office:value="214" calcext:value-type="float">
            <text:p>214</text:p>
          </table:table-cell>
          <table:table-cell table:style-name="ce29" office:value-type="float" office:value="215" calcext:value-type="float">
            <text:p>215</text:p>
          </table:table-cell>
          <table:table-cell table:style-name="ce29" office:value-type="float" office:value="216" calcext:value-type="float">
            <text:p>216</text:p>
          </table:table-cell>
          <table:table-cell table:style-name="ce29" office:value-type="float" office:value="217" calcext:value-type="float">
            <text:p>217</text:p>
          </table:table-cell>
          <table:table-cell table:style-name="ce29" office:value-type="float" office:value="218" calcext:value-type="float">
            <text:p>218</text:p>
          </table:table-cell>
          <table:table-cell table:style-name="ce29" office:value-type="float" office:value="219" calcext:value-type="float">
            <text:p>219</text:p>
          </table:table-cell>
          <table:table-cell table:style-name="ce29" office:value-type="float" office:value="220" calcext:value-type="float">
            <text:p>220</text:p>
          </table:table-cell>
          <table:table-cell table:style-name="ce29" office:value-type="float" office:value="221" calcext:value-type="float">
            <text:p>221</text:p>
          </table:table-cell>
          <table:table-cell table:style-name="ce29" office:value-type="float" office:value="222" calcext:value-type="float">
            <text:p>222</text:p>
          </table:table-cell>
          <table:table-cell table:style-name="ce29" office:value-type="float" office:value="223" calcext:value-type="float">
            <text:p>223</text:p>
          </table:table-cell>
          <table:table-cell table:style-name="ce29" office:value-type="float" office:value="224" calcext:value-type="float">
            <text:p>224</text:p>
          </table:table-cell>
          <table:table-cell table:style-name="ce29" office:value-type="float" office:value="225" calcext:value-type="float">
            <text:p>225</text:p>
          </table:table-cell>
          <table:table-cell table:style-name="ce29" office:value-type="float" office:value="226" calcext:value-type="float">
            <text:p>226</text:p>
          </table:table-cell>
          <table:table-cell table:style-name="ce29" office:value-type="float" office:value="227" calcext:value-type="float">
            <text:p>227</text:p>
          </table:table-cell>
          <table:table-cell table:style-name="ce29" office:value-type="float" office:value="228" calcext:value-type="float">
            <text:p>228</text:p>
          </table:table-cell>
          <table:table-cell table:style-name="ce29" office:value-type="float" office:value="229" calcext:value-type="float">
            <text:p>229</text:p>
          </table:table-cell>
          <table:table-cell table:style-name="ce29" office:value-type="float" office:value="230" calcext:value-type="float">
            <text:p>230</text:p>
          </table:table-cell>
          <table:table-cell table:style-name="ce29" office:value-type="float" office:value="231" calcext:value-type="float">
            <text:p>231</text:p>
          </table:table-cell>
          <table:table-cell table:style-name="ce29" office:value-type="float" office:value="232" calcext:value-type="float">
            <text:p>232</text:p>
          </table:table-cell>
          <table:table-cell table:style-name="ce29" office:value-type="float" office:value="233" calcext:value-type="float">
            <text:p>233</text:p>
          </table:table-cell>
          <table:table-cell table:style-name="ce29" office:value-type="float" office:value="234" calcext:value-type="float">
            <text:p>234</text:p>
          </table:table-cell>
          <table:table-cell table:style-name="ce29" office:value-type="float" office:value="235" calcext:value-type="float">
            <text:p>235</text:p>
          </table:table-cell>
          <table:table-cell table:style-name="ce29" office:value-type="float" office:value="236" calcext:value-type="float">
            <text:p>236</text:p>
          </table:table-cell>
          <table:table-cell table:style-name="ce29" office:value-type="float" office:value="237" calcext:value-type="float">
            <text:p>237</text:p>
          </table:table-cell>
          <table:table-cell table:style-name="ce29" office:value-type="float" office:value="238" calcext:value-type="float">
            <text:p>238</text:p>
          </table:table-cell>
          <table:table-cell table:style-name="ce29" office:value-type="float" office:value="239" calcext:value-type="float">
            <text:p>239</text:p>
          </table:table-cell>
          <table:table-cell table:style-name="ce29" office:value-type="float" office:value="240" calcext:value-type="float">
            <text:p>240</text:p>
          </table:table-cell>
          <table:table-cell table:number-columns-repeated="764"/>
        </table:table-row>
        <table:table-row table:style-name="ro3">
          <table:table-cell table:style-name="ce29" office:value-type="float" office:value="1" calcext:value-type="float">
            <text:p>1</text:p>
          </table:table-cell>
          <table:table-cell table:style-name="ce98" office:value-type="float" office:value="5" calcext:value-type="float">
            <text:p>5</text:p>
          </table:table-cell>
          <table:table-cell table:style-name="ce98" table:formula="of:=IF([.R2]=&quot;&quot;;IF([.Q2]=&quot;R&quot;;VLOOKUP([.P2];[$'olah data'.R3:$'olah data'.S7];2);[.P2]);IF([.R2]=[.P2];[.P2];[.Q2]))" office:value-type="float" office:value="5" calcext:value-type="float">
            <text:p>5</text:p>
          </table:table-cell>
          <table:table-cell table:style-name="ce27" table:formula="of:=IFERROR(INDEX([$'olah data'.$B$4:$'olah data'.$N$39];MATCH([.$A2];[$'olah data'.D$4:$'olah data'.D$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2];[$'olah data'.E$4:$'olah data'.E$39];0);2);&quot;&quot;)">
            <text:p/>
          </table:table-cell>
          <table:table-cell table:style-name="ce27" table:formula="of:=IFERROR(INDEX([$'olah data'.$B$4:$'olah data'.$N$39];MATCH([.$A2];[$'olah data'.F$4:$'olah data'.F$39];0);2);&quot;&quot;)">
            <text:p/>
          </table:table-cell>
          <table:table-cell table:style-name="ce27" table:formula="of:=IFERROR(INDEX([$'olah data'.$B$4:$'olah data'.$N$39];MATCH([.$A2];[$'olah data'.G$4:$'olah data'.G$39];0);2);&quot;&quot;)">
            <text:p/>
          </table:table-cell>
          <table:table-cell table:style-name="ce27" table:formula="of:=IFERROR(INDEX([$'olah data'.$B$4:$'olah data'.$N$39];MATCH([.$A2];[$'olah data'.H$4:$'olah data'.H$39];0);2);&quot;&quot;)">
            <text:p/>
          </table:table-cell>
          <table:table-cell table:style-name="ce27" table:formula="of:=IFERROR(INDEX([$'olah data'.$B$4:$'olah data'.$N$39];MATCH([.$A2];[$'olah data'.I$4:$'olah data'.I$39];0);2);&quot;&quot;)">
            <text:p/>
          </table:table-cell>
          <table:table-cell table:style-name="ce27" table:formula="of:=IFERROR(INDEX([$'olah data'.$B$4:$'olah data'.$N$39];MATCH([.$A2];[$'olah data'.J$4:$'olah data'.J$39];0);2);&quot;&quot;)">
            <text:p/>
          </table:table-cell>
          <table:table-cell table:style-name="ce27" table:formula="of:=IFERROR(INDEX([$'olah data'.$B$4:$'olah data'.$N$39];MATCH([.$A2];[$'olah data'.K$4:$'olah data'.K$39];0);2);&quot;&quot;)">
            <text:p/>
          </table:table-cell>
          <table:table-cell table:style-name="ce27" table:formula="of:=IFERROR(INDEX([$'olah data'.$B$4:$'olah data'.$N$39];MATCH([.$A2];[$'olah data'.L$4:$'olah data'.L$39];0);2);&quot;&quot;)">
            <text:p/>
          </table:table-cell>
          <table:table-cell table:style-name="ce27" table:formula="of:=IFERROR(INDEX([$'olah data'.$B$4:$'olah data'.$N$39];MATCH([.$A2];[$'olah data'.M$4:$'olah data'.M$39];0);2);&quot;&quot;)">
            <text:p/>
          </table:table-cell>
          <table:table-cell table:style-name="ce27" table:formula="of:=IFERROR(INDEX([$'olah data'.$B$4:$'olah data'.$N$39];MATCH([.$A2];[$'olah data'.N$4:$'olah data'.N$39];0);2);&quot;&quot;)">
            <text:p/>
          </table:table-cell>
          <table:table-cell table:style-name="ce27" table:formula="of:=CONCATENATE([.D2];[.E2];[.F2];[.G2];[.H2];[.I2];[.J2];[.K2];[.L2];[.M2];[.N2])" office:value-type="string" office:string-value="Exploratory excitability v. stoic rigidity (10 items)" calcext:value-type="string">
            <text:p>Exploratory excitability v. stoic rigidity (10 items)</text:p>
          </table:table-cell>
          <table:table-cell table:style-name="ce84" office:value-type="float" office:value="1" calcext:value-type="float">
            <text:p>1</text:p>
          </table:table-cell>
          <table:table-cell table:style-name="ce46" office:value-type="string" calcext:value-type="string">
            <text:p>R</text:p>
          </table:table-cell>
          <table:table-cell table:style-name="ce46"/>
          <table:table-cell/>
          <table:table-cell table:style-name="ce27" office:value-type="string" calcext:value-type="string">
            <text:p>Answer</text:p>
          </table:table-cell>
          <table:table-cell table:number-columns-repeated="101" table:style-name="ce29" office:value-type="float" office:value="0" calcext:value-type="float">
            <text:p>0</text:p>
          </table:table-cell>
          <table:table-cell table:style-name="ce29" table:number-columns-repeated="139"/>
          <table:table-cell table:number-columns-repeated="764"/>
        </table:table-row>
        <table:table-row table:style-name="ro3">
          <table:table-cell table:style-name="ce29" office:value-type="float" office:value="2" calcext:value-type="float">
            <text:p>2</text:p>
          </table:table-cell>
          <table:table-cell table:style-name="ce45" office:value-type="float" office:value="5" calcext:value-type="float">
            <text:p>5</text:p>
          </table:table-cell>
          <table:table-cell table:style-name="ce98" table:formula="of:=IF([.R3]=&quot;&quot;;IF([.Q3]=&quot;R&quot;;VLOOKUP([.P3];[$'olah data'.R4:$'olah data'.S8];2);[.P3]);IF([.R3]=[.P3];[.P3];[.Q3]))" office:value-type="float" office:value="0" calcext:value-type="float">
            <text:p>0</text:p>
          </table:table-cell>
          <table:table-cell table:style-name="ce27" table:formula="of:=IFERROR(INDEX([$'olah data'.$B$4:$'olah data'.$N$39];MATCH([.$A3];[$'olah data'.D$4:$'olah data'.D$39];0);2);&quot;&quot;)">
            <text:p/>
          </table:table-cell>
          <table:table-cell table:style-name="ce27" table:formula="of:=IFERROR(INDEX([$'olah data'.$B$4:$'olah data'.$N$39];MATCH([.$A3];[$'olah data'.E$4:$'olah data'.E$39];0);2);&quot;&quot;)">
            <text:p/>
          </table:table-cell>
          <table:table-cell table:style-name="ce27" table:formula="of:=IFERROR(INDEX([$'olah data'.$B$4:$'olah data'.$N$39];MATCH([.$A3];[$'olah data'.F$4:$'olah data'.F$39];0);2);&quot;&quot;)">
            <text:p/>
          </table:table-cell>
          <table:table-cell table:style-name="ce27" table:formula="of:=IFERROR(INDEX([$'olah data'.$B$4:$'olah data'.$N$39];MATCH([.$A3];[$'olah data'.G$4:$'olah data'.G$39];0);2);&quot;&quot;)">
            <text:p/>
          </table:table-cell>
          <table:table-cell table:style-name="ce27" table:formula="of:=IFERROR(INDEX([$'olah data'.$B$4:$'olah data'.$N$39];MATCH([.$A3];[$'olah data'.H$4:$'olah data'.H$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3];[$'olah data'.I$4:$'olah data'.I$39];0);2);&quot;&quot;)">
            <text:p/>
          </table:table-cell>
          <table:table-cell table:style-name="ce27" table:formula="of:=IFERROR(INDEX([$'olah data'.$B$4:$'olah data'.$N$39];MATCH([.$A3];[$'olah data'.J$4:$'olah data'.J$39];0);2);&quot;&quot;)">
            <text:p/>
          </table:table-cell>
          <table:table-cell table:style-name="ce27" table:formula="of:=IFERROR(INDEX([$'olah data'.$B$4:$'olah data'.$N$39];MATCH([.$A3];[$'olah data'.K$4:$'olah data'.K$39];0);2);&quot;&quot;)">
            <text:p/>
          </table:table-cell>
          <table:table-cell table:style-name="ce27" table:formula="of:=IFERROR(INDEX([$'olah data'.$B$4:$'olah data'.$N$39];MATCH([.$A3];[$'olah data'.L$4:$'olah data'.L$39];0);2);&quot;&quot;)">
            <text:p/>
          </table:table-cell>
          <table:table-cell table:style-name="ce27" table:formula="of:=IFERROR(INDEX([$'olah data'.$B$4:$'olah data'.$N$39];MATCH([.$A3];[$'olah data'.M$4:$'olah data'.M$39];0);2);&quot;&quot;)">
            <text:p/>
          </table:table-cell>
          <table:table-cell table:style-name="ce27" table:formula="of:=IFERROR(INDEX([$'olah data'.$B$4:$'olah data'.$N$39];MATCH([.$A3];[$'olah data'.N$4:$'olah data'.N$39];0);2);&quot;&quot;)">
            <text:p/>
          </table:table-cell>
          <table:table-cell table:style-name="ce27" table:formula="of:=CONCATENATE([.D3];[.E3];[.F3];[.G3];[.H3];[.I3];[.J3];[.K3];[.L3];[.M3];[.N3])"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N1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 calcext:value-type="float">
            <text:p>3</text:p>
          </table:table-cell>
          <table:table-cell table:style-name="ce45" office:value-type="float" office:value="5" calcext:value-type="float">
            <text:p>5</text:p>
          </table:table-cell>
          <table:table-cell table:style-name="ce98" table:formula="of:=IF([.R4]=&quot;&quot;;IF([.Q4]=&quot;R&quot;;VLOOKUP([.P4];[$'olah data'.R5:$'olah data'.S9];2);[.P4]);IF([.R4]=[.P4];[.P4];[.Q4]))" office:value-type="float" office:value="0" calcext:value-type="float">
            <text:p>0</text:p>
          </table:table-cell>
          <table:table-cell table:style-name="ce27" table:formula="of:=IFERROR(INDEX([$'olah data'.$B$4:$'olah data'.$N$39];MATCH([.$A4];[$'olah data'.D$4:$'olah data'.D$39];0);2);&quot;&quot;)">
            <text:p/>
          </table:table-cell>
          <table:table-cell table:style-name="ce27" table:formula="of:=IFERROR(INDEX([$'olah data'.$B$4:$'olah data'.$N$39];MATCH([.$A4];[$'olah data'.E$4:$'olah data'.E$39];0);2);&quot;&quot;)" office:value-type="string" office:string-value="Responsibility vs. blaming (8 items)" calcext:value-type="string">
            <text:p>Responsibility vs. blaming (8 items)</text:p>
          </table:table-cell>
          <table:table-cell table:style-name="ce27" table:formula="of:=IFERROR(INDEX([$'olah data'.$B$4:$'olah data'.$N$39];MATCH([.$A4];[$'olah data'.F$4:$'olah data'.F$39];0);2);&quot;&quot;)">
            <text:p/>
          </table:table-cell>
          <table:table-cell table:style-name="ce27" table:formula="of:=IFERROR(INDEX([$'olah data'.$B$4:$'olah data'.$N$39];MATCH([.$A4];[$'olah data'.G$4:$'olah data'.G$39];0);2);&quot;&quot;)">
            <text:p/>
          </table:table-cell>
          <table:table-cell table:style-name="ce27" table:formula="of:=IFERROR(INDEX([$'olah data'.$B$4:$'olah data'.$N$39];MATCH([.$A4];[$'olah data'.H$4:$'olah data'.H$39];0);2);&quot;&quot;)">
            <text:p/>
          </table:table-cell>
          <table:table-cell table:style-name="ce27" table:formula="of:=IFERROR(INDEX([$'olah data'.$B$4:$'olah data'.$N$39];MATCH([.$A4];[$'olah data'.I$4:$'olah data'.I$39];0);2);&quot;&quot;)">
            <text:p/>
          </table:table-cell>
          <table:table-cell table:style-name="ce27" table:formula="of:=IFERROR(INDEX([$'olah data'.$B$4:$'olah data'.$N$39];MATCH([.$A4];[$'olah data'.J$4:$'olah data'.J$39];0);2);&quot;&quot;)">
            <text:p/>
          </table:table-cell>
          <table:table-cell table:style-name="ce27" table:formula="of:=IFERROR(INDEX([$'olah data'.$B$4:$'olah data'.$N$39];MATCH([.$A4];[$'olah data'.K$4:$'olah data'.K$39];0);2);&quot;&quot;)">
            <text:p/>
          </table:table-cell>
          <table:table-cell table:style-name="ce27" table:formula="of:=IFERROR(INDEX([$'olah data'.$B$4:$'olah data'.$N$39];MATCH([.$A4];[$'olah data'.L$4:$'olah data'.L$39];0);2);&quot;&quot;)">
            <text:p/>
          </table:table-cell>
          <table:table-cell table:style-name="ce27" table:formula="of:=IFERROR(INDEX([$'olah data'.$B$4:$'olah data'.$N$39];MATCH([.$A4];[$'olah data'.M$4:$'olah data'.M$39];0);2);&quot;&quot;)">
            <text:p/>
          </table:table-cell>
          <table:table-cell table:style-name="ce27" table:formula="of:=IFERROR(INDEX([$'olah data'.$B$4:$'olah data'.$N$39];MATCH([.$A4];[$'olah data'.N$4:$'olah data'.N$39];0);2);&quot;&quot;)">
            <text:p/>
          </table:table-cell>
          <table:table-cell table:style-name="ce27" table:formula="of:=CONCATENATE([.D4];[.E4];[.F4];[.G4];[.H4];[.I4];[.J4];[.K4];[.L4];[.M4];[.N4])" office:value-type="string" office:string-value="Responsibility vs. blaming (8 items)" calcext:value-type="string">
            <text:p>Responsibility vs. blaming (8 items)</text:p>
          </table:table-cell>
          <table:table-cell table:style-name="ce84" table:formula="of:=IFERROR([$'View Input'.N1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 calcext:value-type="float">
            <text:p>4</text:p>
          </table:table-cell>
          <table:table-cell table:style-name="ce45" office:value-type="float" office:value="5" calcext:value-type="float">
            <text:p>5</text:p>
          </table:table-cell>
          <table:table-cell table:style-name="ce98" table:formula="of:=IF([.R5]=&quot;&quot;;IF([.Q5]=&quot;R&quot;;VLOOKUP([.P5];[$'olah data'.R6:$'olah data'.S10];2);[.P5]);IF([.R5]=[.P5];[.P5];[.Q5]))" office:value-type="float" office:value="0" calcext:value-type="float">
            <text:p>0</text:p>
          </table:table-cell>
          <table:table-cell table:style-name="ce27" table:formula="of:=IFERROR(INDEX([$'olah data'.$B$4:$'olah data'.$N$39];MATCH([.$A5];[$'olah data'.D$4:$'olah data'.D$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5];[$'olah data'.E$4:$'olah data'.E$39];0);2);&quot;&quot;)">
            <text:p/>
          </table:table-cell>
          <table:table-cell table:style-name="ce27" table:formula="of:=IFERROR(INDEX([$'olah data'.$B$4:$'olah data'.$N$39];MATCH([.$A5];[$'olah data'.F$4:$'olah data'.F$39];0);2);&quot;&quot;)">
            <text:p/>
          </table:table-cell>
          <table:table-cell table:style-name="ce27" table:formula="of:=IFERROR(INDEX([$'olah data'.$B$4:$'olah data'.$N$39];MATCH([.$A5];[$'olah data'.G$4:$'olah data'.G$39];0);2);&quot;&quot;)">
            <text:p/>
          </table:table-cell>
          <table:table-cell table:style-name="ce27" table:formula="of:=IFERROR(INDEX([$'olah data'.$B$4:$'olah data'.$N$39];MATCH([.$A5];[$'olah data'.H$4:$'olah data'.H$39];0);2);&quot;&quot;)">
            <text:p/>
          </table:table-cell>
          <table:table-cell table:style-name="ce27" table:formula="of:=IFERROR(INDEX([$'olah data'.$B$4:$'olah data'.$N$39];MATCH([.$A5];[$'olah data'.I$4:$'olah data'.I$39];0);2);&quot;&quot;)">
            <text:p/>
          </table:table-cell>
          <table:table-cell table:style-name="ce27" table:formula="of:=IFERROR(INDEX([$'olah data'.$B$4:$'olah data'.$N$39];MATCH([.$A5];[$'olah data'.J$4:$'olah data'.J$39];0);2);&quot;&quot;)">
            <text:p/>
          </table:table-cell>
          <table:table-cell table:style-name="ce27" table:formula="of:=IFERROR(INDEX([$'olah data'.$B$4:$'olah data'.$N$39];MATCH([.$A5];[$'olah data'.K$4:$'olah data'.K$39];0);2);&quot;&quot;)">
            <text:p/>
          </table:table-cell>
          <table:table-cell table:style-name="ce27" table:formula="of:=IFERROR(INDEX([$'olah data'.$B$4:$'olah data'.$N$39];MATCH([.$A5];[$'olah data'.L$4:$'olah data'.L$39];0);2);&quot;&quot;)">
            <text:p/>
          </table:table-cell>
          <table:table-cell table:style-name="ce27" table:formula="of:=IFERROR(INDEX([$'olah data'.$B$4:$'olah data'.$N$39];MATCH([.$A5];[$'olah data'.M$4:$'olah data'.M$39];0);2);&quot;&quot;)">
            <text:p/>
          </table:table-cell>
          <table:table-cell table:style-name="ce27" table:formula="of:=IFERROR(INDEX([$'olah data'.$B$4:$'olah data'.$N$39];MATCH([.$A5];[$'olah data'.N$4:$'olah data'.N$39];0);2);&quot;&quot;)">
            <text:p/>
          </table:table-cell>
          <table:table-cell table:style-name="ce27" table:formula="of:=CONCATENATE([.D5];[.E5];[.F5];[.G5];[.H5];[.I5];[.J5];[.K5];[.L5];[.M5];[.N5])" office:value-type="string" office:string-value="Social acceptance vs. social intolerance (8 items)" calcext:value-type="string">
            <text:p>Social acceptance vs. social intolerance (8 items)</text:p>
          </table:table-cell>
          <table:table-cell table:style-name="ce84" table:formula="of:=IFERROR([$'View Input'.N1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 calcext:value-type="float">
            <text:p>5</text:p>
          </table:table-cell>
          <table:table-cell table:style-name="ce45" office:value-type="float" office:value="5" calcext:value-type="float">
            <text:p>5</text:p>
          </table:table-cell>
          <table:table-cell table:style-name="ce98" table:formula="of:=IF([.R6]=&quot;&quot;;IF([.Q6]=&quot;R&quot;;VLOOKUP([.P6];[$'olah data'.R7:$'olah data'.S11];2);[.P6]);IF([.R6]=[.P6];[.P6];[.Q6]))" office:value-type="float" office:value="0" calcext:value-type="float">
            <text:p>0</text:p>
          </table:table-cell>
          <table:table-cell table:style-name="ce27" table:formula="of:=IFERROR(INDEX([$'olah data'.$B$4:$'olah data'.$N$39];MATCH([.$A6];[$'olah data'.D$4:$'olah data'.D$39];0);2);&quot;&quot;)" office:value-type="string" office:string-value="Work hardened vs spoiled (8 items)" calcext:value-type="string">
            <text:p>Work hardened vs spoiled (8 items)</text:p>
          </table:table-cell>
          <table:table-cell table:style-name="ce27" table:formula="of:=IFERROR(INDEX([$'olah data'.$B$4:$'olah data'.$N$39];MATCH([.$A6];[$'olah data'.E$4:$'olah data'.E$39];0);2);&quot;&quot;)">
            <text:p/>
          </table:table-cell>
          <table:table-cell table:style-name="ce27" table:formula="of:=IFERROR(INDEX([$'olah data'.$B$4:$'olah data'.$N$39];MATCH([.$A6];[$'olah data'.F$4:$'olah data'.F$39];0);2);&quot;&quot;)">
            <text:p/>
          </table:table-cell>
          <table:table-cell table:style-name="ce27" table:formula="of:=IFERROR(INDEX([$'olah data'.$B$4:$'olah data'.$N$39];MATCH([.$A6];[$'olah data'.G$4:$'olah data'.G$39];0);2);&quot;&quot;)">
            <text:p/>
          </table:table-cell>
          <table:table-cell table:style-name="ce27" table:formula="of:=IFERROR(INDEX([$'olah data'.$B$4:$'olah data'.$N$39];MATCH([.$A6];[$'olah data'.H$4:$'olah data'.H$39];0);2);&quot;&quot;)">
            <text:p/>
          </table:table-cell>
          <table:table-cell table:style-name="ce27" table:formula="of:=IFERROR(INDEX([$'olah data'.$B$4:$'olah data'.$N$39];MATCH([.$A6];[$'olah data'.I$4:$'olah data'.I$39];0);2);&quot;&quot;)">
            <text:p/>
          </table:table-cell>
          <table:table-cell table:style-name="ce27" table:formula="of:=IFERROR(INDEX([$'olah data'.$B$4:$'olah data'.$N$39];MATCH([.$A6];[$'olah data'.J$4:$'olah data'.J$39];0);2);&quot;&quot;)">
            <text:p/>
          </table:table-cell>
          <table:table-cell table:style-name="ce27" table:formula="of:=IFERROR(INDEX([$'olah data'.$B$4:$'olah data'.$N$39];MATCH([.$A6];[$'olah data'.K$4:$'olah data'.K$39];0);2);&quot;&quot;)">
            <text:p/>
          </table:table-cell>
          <table:table-cell table:style-name="ce27" table:formula="of:=IFERROR(INDEX([$'olah data'.$B$4:$'olah data'.$N$39];MATCH([.$A6];[$'olah data'.L$4:$'olah data'.L$39];0);2);&quot;&quot;)">
            <text:p/>
          </table:table-cell>
          <table:table-cell table:style-name="ce27" table:formula="of:=IFERROR(INDEX([$'olah data'.$B$4:$'olah data'.$N$39];MATCH([.$A6];[$'olah data'.M$4:$'olah data'.M$39];0);2);&quot;&quot;)">
            <text:p/>
          </table:table-cell>
          <table:table-cell table:style-name="ce27" table:formula="of:=IFERROR(INDEX([$'olah data'.$B$4:$'olah data'.$N$39];MATCH([.$A6];[$'olah data'.N$4:$'olah data'.N$39];0);2);&quot;&quot;)">
            <text:p/>
          </table:table-cell>
          <table:table-cell table:style-name="ce27" table:formula="of:=CONCATENATE([.D6];[.E6];[.F6];[.G6];[.H6];[.I6];[.J6];[.K6];[.L6];[.M6];[.N6])" office:value-type="string" office:string-value="Work hardened vs spoiled (8 items)" calcext:value-type="string">
            <text:p>Work hardened vs spoiled (8 items)</text:p>
          </table:table-cell>
          <table:table-cell table:style-name="ce84" table:formula="of:=IFERROR([$'View Input'.N1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 calcext:value-type="float">
            <text:p>6</text:p>
          </table:table-cell>
          <table:table-cell table:style-name="ce45" office:value-type="float" office:value="5" calcext:value-type="float">
            <text:p>5</text:p>
          </table:table-cell>
          <table:table-cell table:style-name="ce98" table:formula="of:=IF([.R7]=&quot;&quot;;IF([.Q7]=&quot;R&quot;;VLOOKUP([.P7];[$'olah data'.R8:$'olah data'.S12];2);[.P7]);IF([.R7]=[.P7];[.P7];[.Q7]))" office:value-type="float" office:value="0" calcext:value-type="float">
            <text:p>0</text:p>
          </table:table-cell>
          <table:table-cell table:style-name="ce27" table:formula="of:=IFERROR(INDEX([$'olah data'.$B$4:$'olah data'.$N$39];MATCH([.$A7];[$'olah data'.D$4:$'olah data'.D$39];0);2);&quot;&quot;)">
            <text:p/>
          </table:table-cell>
          <table:table-cell table:style-name="ce27" table:formula="of:=IFERROR(INDEX([$'olah data'.$B$4:$'olah data'.$N$39];MATCH([.$A7];[$'olah data'.E$4:$'olah data'.E$39];0);2);&quot;&quot;)">
            <text:p/>
          </table:table-cell>
          <table:table-cell table:style-name="ce27" table:formula="of:=IFERROR(INDEX([$'olah data'.$B$4:$'olah data'.$N$39];MATCH([.$A7];[$'olah data'.F$4:$'olah data'.F$39];0);2);&quot;&quot;)">
            <text:p/>
          </table:table-cell>
          <table:table-cell table:style-name="ce27" table:formula="of:=IFERROR(INDEX([$'olah data'.$B$4:$'olah data'.$N$39];MATCH([.$A7];[$'olah data'.G$4:$'olah data'.G$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7];[$'olah data'.H$4:$'olah data'.H$39];0);2);&quot;&quot;)">
            <text:p/>
          </table:table-cell>
          <table:table-cell table:style-name="ce27" table:formula="of:=IFERROR(INDEX([$'olah data'.$B$4:$'olah data'.$N$39];MATCH([.$A7];[$'olah data'.I$4:$'olah data'.I$39];0);2);&quot;&quot;)">
            <text:p/>
          </table:table-cell>
          <table:table-cell table:style-name="ce27" table:formula="of:=IFERROR(INDEX([$'olah data'.$B$4:$'olah data'.$N$39];MATCH([.$A7];[$'olah data'.J$4:$'olah data'.J$39];0);2);&quot;&quot;)">
            <text:p/>
          </table:table-cell>
          <table:table-cell table:style-name="ce27" table:formula="of:=IFERROR(INDEX([$'olah data'.$B$4:$'olah data'.$N$39];MATCH([.$A7];[$'olah data'.K$4:$'olah data'.K$39];0);2);&quot;&quot;)">
            <text:p/>
          </table:table-cell>
          <table:table-cell table:style-name="ce27" table:formula="of:=IFERROR(INDEX([$'olah data'.$B$4:$'olah data'.$N$39];MATCH([.$A7];[$'olah data'.L$4:$'olah data'.L$39];0);2);&quot;&quot;)">
            <text:p/>
          </table:table-cell>
          <table:table-cell table:style-name="ce27" table:formula="of:=IFERROR(INDEX([$'olah data'.$B$4:$'olah data'.$N$39];MATCH([.$A7];[$'olah data'.M$4:$'olah data'.M$39];0);2);&quot;&quot;)">
            <text:p/>
          </table:table-cell>
          <table:table-cell table:style-name="ce27" table:formula="of:=IFERROR(INDEX([$'olah data'.$B$4:$'olah data'.$N$39];MATCH([.$A7];[$'olah data'.N$4:$'olah data'.N$39];0);2);&quot;&quot;)">
            <text:p/>
          </table:table-cell>
          <table:table-cell table:style-name="ce27" table:formula="of:=CONCATENATE([.D7];[.E7];[.F7];[.G7];[.H7];[.I7];[.J7];[.K7];[.L7];[.M7];[.N7])" office:value-type="string" office:string-value="Purposefulness vs. lack of goal direction (6 items)" calcext:value-type="string">
            <text:p>Purposefulness vs. lack of goal direction (6 items)</text:p>
          </table:table-cell>
          <table:table-cell table:style-name="ce84" table:formula="of:=IFERROR([$'View Input'.N1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 calcext:value-type="float">
            <text:p>7</text:p>
          </table:table-cell>
          <table:table-cell table:style-name="ce45" office:value-type="float" office:value="5" calcext:value-type="float">
            <text:p>5</text:p>
          </table:table-cell>
          <table:table-cell table:style-name="ce98" table:formula="of:=IF([.R8]=&quot;&quot;;IF([.Q8]=&quot;R&quot;;VLOOKUP([.P8];[$'olah data'.R9:$'olah data'.S13];2);[.P8]);IF([.R8]=[.P8];[.P8];[.Q8]))" office:value-type="float" office:value="0" calcext:value-type="float">
            <text:p>0</text:p>
          </table:table-cell>
          <table:table-cell table:style-name="ce27" table:formula="of:=IFERROR(INDEX([$'olah data'.$B$4:$'olah data'.$N$39];MATCH([.$A8];[$'olah data'.D$4:$'olah data'.D$39];0);2);&quot;&quot;)" office:value-type="string" office:string-value="Helpfulness vs. unhelpfulness (8 items)" calcext:value-type="string">
            <text:p>Helpfulness vs. unhelpfulness (8 items)</text:p>
          </table:table-cell>
          <table:table-cell table:style-name="ce27" table:formula="of:=IFERROR(INDEX([$'olah data'.$B$4:$'olah data'.$N$39];MATCH([.$A8];[$'olah data'.E$4:$'olah data'.E$39];0);2);&quot;&quot;)">
            <text:p/>
          </table:table-cell>
          <table:table-cell table:style-name="ce27" table:formula="of:=IFERROR(INDEX([$'olah data'.$B$4:$'olah data'.$N$39];MATCH([.$A8];[$'olah data'.F$4:$'olah data'.F$39];0);2);&quot;&quot;)">
            <text:p/>
          </table:table-cell>
          <table:table-cell table:style-name="ce27" table:formula="of:=IFERROR(INDEX([$'olah data'.$B$4:$'olah data'.$N$39];MATCH([.$A8];[$'olah data'.G$4:$'olah data'.G$39];0);2);&quot;&quot;)">
            <text:p/>
          </table:table-cell>
          <table:table-cell table:style-name="ce27" table:formula="of:=IFERROR(INDEX([$'olah data'.$B$4:$'olah data'.$N$39];MATCH([.$A8];[$'olah data'.H$4:$'olah data'.H$39];0);2);&quot;&quot;)">
            <text:p/>
          </table:table-cell>
          <table:table-cell table:style-name="ce27" table:formula="of:=IFERROR(INDEX([$'olah data'.$B$4:$'olah data'.$N$39];MATCH([.$A8];[$'olah data'.I$4:$'olah data'.I$39];0);2);&quot;&quot;)">
            <text:p/>
          </table:table-cell>
          <table:table-cell table:style-name="ce27" table:formula="of:=IFERROR(INDEX([$'olah data'.$B$4:$'olah data'.$N$39];MATCH([.$A8];[$'olah data'.J$4:$'olah data'.J$39];0);2);&quot;&quot;)">
            <text:p/>
          </table:table-cell>
          <table:table-cell table:style-name="ce27" table:formula="of:=IFERROR(INDEX([$'olah data'.$B$4:$'olah data'.$N$39];MATCH([.$A8];[$'olah data'.K$4:$'olah data'.K$39];0);2);&quot;&quot;)">
            <text:p/>
          </table:table-cell>
          <table:table-cell table:style-name="ce27" table:formula="of:=IFERROR(INDEX([$'olah data'.$B$4:$'olah data'.$N$39];MATCH([.$A8];[$'olah data'.L$4:$'olah data'.L$39];0);2);&quot;&quot;)">
            <text:p/>
          </table:table-cell>
          <table:table-cell table:style-name="ce27" table:formula="of:=IFERROR(INDEX([$'olah data'.$B$4:$'olah data'.$N$39];MATCH([.$A8];[$'olah data'.M$4:$'olah data'.M$39];0);2);&quot;&quot;)">
            <text:p/>
          </table:table-cell>
          <table:table-cell table:style-name="ce27" table:formula="of:=IFERROR(INDEX([$'olah data'.$B$4:$'olah data'.$N$39];MATCH([.$A8];[$'olah data'.N$4:$'olah data'.N$39];0);2);&quot;&quot;)">
            <text:p/>
          </table:table-cell>
          <table:table-cell table:style-name="ce27" table:formula="of:=CONCATENATE([.D8];[.E8];[.F8];[.G8];[.H8];[.I8];[.J8];[.K8];[.L8];[.M8];[.N8])" office:value-type="string" office:string-value="Helpfulness vs. unhelpfulness (8 items)" calcext:value-type="string">
            <text:p>Helpfulness vs. unhelpfulness (8 items)</text:p>
          </table:table-cell>
          <table:table-cell table:style-name="ce84" table:formula="of:=IFERROR([$'View Input'.N1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 calcext:value-type="float">
            <text:p>8</text:p>
          </table:table-cell>
          <table:table-cell table:style-name="ce45" office:value-type="float" office:value="5" calcext:value-type="float">
            <text:p>5</text:p>
          </table:table-cell>
          <table:table-cell table:style-name="ce98" table:formula="of:=IF([.R9]=&quot;&quot;;IF([.Q9]=&quot;R&quot;;VLOOKUP([.P9];[$'olah data'.R10:$'olah data'.S14];2);[.P9]);IF([.R9]=[.P9];[.P9];[.Q9]))" office:value-type="float" office:value="0" calcext:value-type="float">
            <text:p>0</text:p>
          </table:table-cell>
          <table:table-cell table:style-name="ce27" table:formula="of:=IFERROR(INDEX([$'olah data'.$B$4:$'olah data'.$N$39];MATCH([.$A9];[$'olah data'.D$4:$'olah data'.D$39];0);2);&quot;&quot;)" office:value-type="string" office:string-value="Eagerness of effort vs laziness (9 items)" calcext:value-type="string">
            <text:p>Eagerness of effort vs laziness (9 items)</text:p>
          </table:table-cell>
          <table:table-cell table:style-name="ce27" table:formula="of:=IFERROR(INDEX([$'olah data'.$B$4:$'olah data'.$N$39];MATCH([.$A9];[$'olah data'.E$4:$'olah data'.E$39];0);2);&quot;&quot;)">
            <text:p/>
          </table:table-cell>
          <table:table-cell table:style-name="ce27" table:formula="of:=IFERROR(INDEX([$'olah data'.$B$4:$'olah data'.$N$39];MATCH([.$A9];[$'olah data'.F$4:$'olah data'.F$39];0);2);&quot;&quot;)">
            <text:p/>
          </table:table-cell>
          <table:table-cell table:style-name="ce27" table:formula="of:=IFERROR(INDEX([$'olah data'.$B$4:$'olah data'.$N$39];MATCH([.$A9];[$'olah data'.G$4:$'olah data'.G$39];0);2);&quot;&quot;)">
            <text:p/>
          </table:table-cell>
          <table:table-cell table:style-name="ce27" table:formula="of:=IFERROR(INDEX([$'olah data'.$B$4:$'olah data'.$N$39];MATCH([.$A9];[$'olah data'.H$4:$'olah data'.H$39];0);2);&quot;&quot;)">
            <text:p/>
          </table:table-cell>
          <table:table-cell table:style-name="ce27" table:formula="of:=IFERROR(INDEX([$'olah data'.$B$4:$'olah data'.$N$39];MATCH([.$A9];[$'olah data'.I$4:$'olah data'.I$39];0);2);&quot;&quot;)">
            <text:p/>
          </table:table-cell>
          <table:table-cell table:style-name="ce27" table:formula="of:=IFERROR(INDEX([$'olah data'.$B$4:$'olah data'.$N$39];MATCH([.$A9];[$'olah data'.J$4:$'olah data'.J$39];0);2);&quot;&quot;)">
            <text:p/>
          </table:table-cell>
          <table:table-cell table:style-name="ce27" table:formula="of:=IFERROR(INDEX([$'olah data'.$B$4:$'olah data'.$N$39];MATCH([.$A9];[$'olah data'.K$4:$'olah data'.K$39];0);2);&quot;&quot;)">
            <text:p/>
          </table:table-cell>
          <table:table-cell table:style-name="ce27" table:formula="of:=IFERROR(INDEX([$'olah data'.$B$4:$'olah data'.$N$39];MATCH([.$A9];[$'olah data'.L$4:$'olah data'.L$39];0);2);&quot;&quot;)">
            <text:p/>
          </table:table-cell>
          <table:table-cell table:style-name="ce27" table:formula="of:=IFERROR(INDEX([$'olah data'.$B$4:$'olah data'.$N$39];MATCH([.$A9];[$'olah data'.M$4:$'olah data'.M$39];0);2);&quot;&quot;)">
            <text:p/>
          </table:table-cell>
          <table:table-cell table:style-name="ce27" table:formula="of:=IFERROR(INDEX([$'olah data'.$B$4:$'olah data'.$N$39];MATCH([.$A9];[$'olah data'.N$4:$'olah data'.N$39];0);2);&quot;&quot;)">
            <text:p/>
          </table:table-cell>
          <table:table-cell table:style-name="ce27" table:formula="of:=CONCATENATE([.D9];[.E9];[.F9];[.G9];[.H9];[.I9];[.J9];[.K9];[.L9];[.M9];[.N9])" office:value-type="string" office:string-value="Eagerness of effort vs laziness (9 items)" calcext:value-type="string">
            <text:p>Eagerness of effort vs laziness (9 items)</text:p>
          </table:table-cell>
          <table:table-cell table:style-name="ce84" table:formula="of:=IFERROR([$'View Input'.N1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 calcext:value-type="float">
            <text:p>9</text:p>
          </table:table-cell>
          <table:table-cell table:style-name="ce45" office:value-type="float" office:value="5" calcext:value-type="float">
            <text:p>5</text:p>
          </table:table-cell>
          <table:table-cell table:style-name="ce98" table:formula="of:=IF([.R10]=&quot;&quot;;IF([.Q10]=&quot;R&quot;;VLOOKUP([.P10];[$'olah data'.R11:$'olah data'.S15];2);[.P10]);IF([.R10]=[.P10];[.P10];[.Q10]))" office:value-type="float" office:value="0" calcext:value-type="float">
            <text:p>0</text:p>
          </table:table-cell>
          <table:table-cell table:style-name="ce27" table:formula="of:=IFERROR(INDEX([$'olah data'.$B$4:$'olah data'.$N$39];MATCH([.$A10];[$'olah data'.D$4:$'olah data'.D$39];0);2);&quot;&quot;)" office:value-type="string" office:string-value="Fear of uncertainty (7 items)" calcext:value-type="string">
            <text:p>Fear of uncertainty (7 items)</text:p>
          </table:table-cell>
          <table:table-cell table:style-name="ce27" table:formula="of:=IFERROR(INDEX([$'olah data'.$B$4:$'olah data'.$N$39];MATCH([.$A10];[$'olah data'.E$4:$'olah data'.E$39];0);2);&quot;&quot;)">
            <text:p/>
          </table:table-cell>
          <table:table-cell table:style-name="ce27" table:formula="of:=IFERROR(INDEX([$'olah data'.$B$4:$'olah data'.$N$39];MATCH([.$A10];[$'olah data'.F$4:$'olah data'.F$39];0);2);&quot;&quot;)">
            <text:p/>
          </table:table-cell>
          <table:table-cell table:style-name="ce27" table:formula="of:=IFERROR(INDEX([$'olah data'.$B$4:$'olah data'.$N$39];MATCH([.$A10];[$'olah data'.G$4:$'olah data'.G$39];0);2);&quot;&quot;)">
            <text:p/>
          </table:table-cell>
          <table:table-cell table:style-name="ce27" table:formula="of:=IFERROR(INDEX([$'olah data'.$B$4:$'olah data'.$N$39];MATCH([.$A10];[$'olah data'.H$4:$'olah data'.H$39];0);2);&quot;&quot;)">
            <text:p/>
          </table:table-cell>
          <table:table-cell table:style-name="ce27" table:formula="of:=IFERROR(INDEX([$'olah data'.$B$4:$'olah data'.$N$39];MATCH([.$A10];[$'olah data'.I$4:$'olah data'.I$39];0);2);&quot;&quot;)">
            <text:p/>
          </table:table-cell>
          <table:table-cell table:style-name="ce27" table:formula="of:=IFERROR(INDEX([$'olah data'.$B$4:$'olah data'.$N$39];MATCH([.$A10];[$'olah data'.J$4:$'olah data'.J$39];0);2);&quot;&quot;)">
            <text:p/>
          </table:table-cell>
          <table:table-cell table:style-name="ce27" table:formula="of:=IFERROR(INDEX([$'olah data'.$B$4:$'olah data'.$N$39];MATCH([.$A10];[$'olah data'.K$4:$'olah data'.K$39];0);2);&quot;&quot;)">
            <text:p/>
          </table:table-cell>
          <table:table-cell table:style-name="ce27" table:formula="of:=IFERROR(INDEX([$'olah data'.$B$4:$'olah data'.$N$39];MATCH([.$A10];[$'olah data'.L$4:$'olah data'.L$39];0);2);&quot;&quot;)">
            <text:p/>
          </table:table-cell>
          <table:table-cell table:style-name="ce27" table:formula="of:=IFERROR(INDEX([$'olah data'.$B$4:$'olah data'.$N$39];MATCH([.$A10];[$'olah data'.M$4:$'olah data'.M$39];0);2);&quot;&quot;)">
            <text:p/>
          </table:table-cell>
          <table:table-cell table:style-name="ce27" table:formula="of:=IFERROR(INDEX([$'olah data'.$B$4:$'olah data'.$N$39];MATCH([.$A10];[$'olah data'.N$4:$'olah data'.N$39];0);2);&quot;&quot;)">
            <text:p/>
          </table:table-cell>
          <table:table-cell table:style-name="ce27" table:formula="of:=CONCATENATE([.D10];[.E10];[.F10];[.G10];[.H10];[.I10];[.J10];[.K10];[.L10];[.M10];[.N10])" office:value-type="string" office:string-value="Fear of uncertainty (7 items)" calcext:value-type="string">
            <text:p>Fear of uncertainty (7 items)</text:p>
          </table:table-cell>
          <table:table-cell table:style-name="ce84" table:formula="of:=IFERROR([$'View Input'.N1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 calcext:value-type="float">
            <text:p>10</text:p>
          </table:table-cell>
          <table:table-cell table:style-name="ce45" office:value-type="float" office:value="5" calcext:value-type="float">
            <text:p>5</text:p>
          </table:table-cell>
          <table:table-cell table:style-name="ce98" table:formula="of:=IF([.R11]=&quot;&quot;;IF([.Q11]=&quot;R&quot;;VLOOKUP([.P11];[$'olah data'.R12:$'olah data'.S16];2);[.P11]);IF([.R11]=[.P11];[.P11];[.Q11]))" office:value-type="float" office:value="0" calcext:value-type="float">
            <text:p>0</text:p>
          </table:table-cell>
          <table:table-cell table:style-name="ce27" table:formula="of:=IFERROR(INDEX([$'olah data'.$B$4:$'olah data'.$N$39];MATCH([.$A11];[$'olah data'.D$4:$'olah data'.D$39];0);2);&quot;&quot;)" office:value-type="string" office:string-value="Impulsiveness v. reflection (9 items)" calcext:value-type="string">
            <text:p>Impulsiveness v. reflection (9 items)</text:p>
          </table:table-cell>
          <table:table-cell table:style-name="ce27" table:formula="of:=IFERROR(INDEX([$'olah data'.$B$4:$'olah data'.$N$39];MATCH([.$A11];[$'olah data'.E$4:$'olah data'.E$39];0);2);&quot;&quot;)">
            <text:p/>
          </table:table-cell>
          <table:table-cell table:style-name="ce27" table:formula="of:=IFERROR(INDEX([$'olah data'.$B$4:$'olah data'.$N$39];MATCH([.$A11];[$'olah data'.F$4:$'olah data'.F$39];0);2);&quot;&quot;)">
            <text:p/>
          </table:table-cell>
          <table:table-cell table:style-name="ce27" table:formula="of:=IFERROR(INDEX([$'olah data'.$B$4:$'olah data'.$N$39];MATCH([.$A11];[$'olah data'.G$4:$'olah data'.G$39];0);2);&quot;&quot;)">
            <text:p/>
          </table:table-cell>
          <table:table-cell table:style-name="ce27" table:formula="of:=IFERROR(INDEX([$'olah data'.$B$4:$'olah data'.$N$39];MATCH([.$A11];[$'olah data'.H$4:$'olah data'.H$39];0);2);&quot;&quot;)">
            <text:p/>
          </table:table-cell>
          <table:table-cell table:style-name="ce27" table:formula="of:=IFERROR(INDEX([$'olah data'.$B$4:$'olah data'.$N$39];MATCH([.$A11];[$'olah data'.I$4:$'olah data'.I$39];0);2);&quot;&quot;)">
            <text:p/>
          </table:table-cell>
          <table:table-cell table:style-name="ce27" table:formula="of:=IFERROR(INDEX([$'olah data'.$B$4:$'olah data'.$N$39];MATCH([.$A11];[$'olah data'.J$4:$'olah data'.J$39];0);2);&quot;&quot;)">
            <text:p/>
          </table:table-cell>
          <table:table-cell table:style-name="ce27" table:formula="of:=IFERROR(INDEX([$'olah data'.$B$4:$'olah data'.$N$39];MATCH([.$A11];[$'olah data'.K$4:$'olah data'.K$39];0);2);&quot;&quot;)">
            <text:p/>
          </table:table-cell>
          <table:table-cell table:style-name="ce27" table:formula="of:=IFERROR(INDEX([$'olah data'.$B$4:$'olah data'.$N$39];MATCH([.$A11];[$'olah data'.L$4:$'olah data'.L$39];0);2);&quot;&quot;)">
            <text:p/>
          </table:table-cell>
          <table:table-cell table:style-name="ce27" table:formula="of:=IFERROR(INDEX([$'olah data'.$B$4:$'olah data'.$N$39];MATCH([.$A11];[$'olah data'.M$4:$'olah data'.M$39];0);2);&quot;&quot;)">
            <text:p/>
          </table:table-cell>
          <table:table-cell table:style-name="ce27" table:formula="of:=IFERROR(INDEX([$'olah data'.$B$4:$'olah data'.$N$39];MATCH([.$A11];[$'olah data'.N$4:$'olah data'.N$39];0);2);&quot;&quot;)">
            <text:p/>
          </table:table-cell>
          <table:table-cell table:style-name="ce27" table:formula="of:=CONCATENATE([.D11];[.E11];[.F11];[.G11];[.H11];[.I11];[.J11];[.K11];[.L11];[.M11];[.N11])" office:value-type="string" office:string-value="Impulsiveness v. reflection (9 items)" calcext:value-type="string">
            <text:p>Impulsiveness v. reflection (9 items)</text:p>
          </table:table-cell>
          <table:table-cell table:style-name="ce84" table:formula="of:=IFERROR([$'View Input'.N2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 calcext:value-type="float">
            <text:p>11</text:p>
          </table:table-cell>
          <table:table-cell table:style-name="ce45" office:value-type="float" office:value="5" calcext:value-type="float">
            <text:p>5</text:p>
          </table:table-cell>
          <table:table-cell table:style-name="ce98" table:formula="of:=IF([.R12]=&quot;&quot;;IF([.Q12]=&quot;R&quot;;VLOOKUP([.P12];[$'olah data'.R13:$'olah data'.S17];2);[.P12]);IF([.R12]=[.P12];[.P12];[.Q12]))" office:value-type="float" office:value="0" calcext:value-type="float">
            <text:p>0</text:p>
          </table:table-cell>
          <table:table-cell table:style-name="ce27" table:formula="of:=IFERROR(INDEX([$'olah data'.$B$4:$'olah data'.$N$39];MATCH([.$A12];[$'olah data'.D$4:$'olah data'.D$39];0);2);&quot;&quot;)" office:value-type="string" office:string-value="Dependence (6 items)" calcext:value-type="string">
            <text:p>Dependence (6 items)</text:p>
          </table:table-cell>
          <table:table-cell table:style-name="ce27" table:formula="of:=IFERROR(INDEX([$'olah data'.$B$4:$'olah data'.$N$39];MATCH([.$A12];[$'olah data'.E$4:$'olah data'.E$39];0);2);&quot;&quot;)">
            <text:p/>
          </table:table-cell>
          <table:table-cell table:style-name="ce27" table:formula="of:=IFERROR(INDEX([$'olah data'.$B$4:$'olah data'.$N$39];MATCH([.$A12];[$'olah data'.F$4:$'olah data'.F$39];0);2);&quot;&quot;)">
            <text:p/>
          </table:table-cell>
          <table:table-cell table:style-name="ce27" table:formula="of:=IFERROR(INDEX([$'olah data'.$B$4:$'olah data'.$N$39];MATCH([.$A12];[$'olah data'.G$4:$'olah data'.G$39];0);2);&quot;&quot;)">
            <text:p/>
          </table:table-cell>
          <table:table-cell table:style-name="ce27" table:formula="of:=IFERROR(INDEX([$'olah data'.$B$4:$'olah data'.$N$39];MATCH([.$A12];[$'olah data'.H$4:$'olah data'.H$39];0);2);&quot;&quot;)">
            <text:p/>
          </table:table-cell>
          <table:table-cell table:style-name="ce27" table:formula="of:=IFERROR(INDEX([$'olah data'.$B$4:$'olah data'.$N$39];MATCH([.$A12];[$'olah data'.I$4:$'olah data'.I$39];0);2);&quot;&quot;)">
            <text:p/>
          </table:table-cell>
          <table:table-cell table:style-name="ce27" table:formula="of:=IFERROR(INDEX([$'olah data'.$B$4:$'olah data'.$N$39];MATCH([.$A12];[$'olah data'.J$4:$'olah data'.J$39];0);2);&quot;&quot;)">
            <text:p/>
          </table:table-cell>
          <table:table-cell table:style-name="ce27" table:formula="of:=IFERROR(INDEX([$'olah data'.$B$4:$'olah data'.$N$39];MATCH([.$A12];[$'olah data'.K$4:$'olah data'.K$39];0);2);&quot;&quot;)">
            <text:p/>
          </table:table-cell>
          <table:table-cell table:style-name="ce27" table:formula="of:=IFERROR(INDEX([$'olah data'.$B$4:$'olah data'.$N$39];MATCH([.$A12];[$'olah data'.L$4:$'olah data'.L$39];0);2);&quot;&quot;)">
            <text:p/>
          </table:table-cell>
          <table:table-cell table:style-name="ce27" table:formula="of:=IFERROR(INDEX([$'olah data'.$B$4:$'olah data'.$N$39];MATCH([.$A12];[$'olah data'.M$4:$'olah data'.M$39];0);2);&quot;&quot;)">
            <text:p/>
          </table:table-cell>
          <table:table-cell table:style-name="ce27" table:formula="of:=IFERROR(INDEX([$'olah data'.$B$4:$'olah data'.$N$39];MATCH([.$A12];[$'olah data'.N$4:$'olah data'.N$39];0);2);&quot;&quot;)">
            <text:p/>
          </table:table-cell>
          <table:table-cell table:style-name="ce27" table:formula="of:=CONCATENATE([.D12];[.E12];[.F12];[.G12];[.H12];[.I12];[.J12];[.K12];[.L12];[.M12];[.N12])" office:value-type="string" office:string-value="Dependence (6 items)" calcext:value-type="string">
            <text:p>Dependence (6 items)</text:p>
          </table:table-cell>
          <table:table-cell table:style-name="ce84" table:formula="of:=IFERROR([$'View Input'.N2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 calcext:value-type="float">
            <text:p>12</text:p>
          </table:table-cell>
          <table:table-cell table:style-name="ce45" office:value-type="float" office:value="5" calcext:value-type="float">
            <text:p>5</text:p>
          </table:table-cell>
          <table:table-cell table:style-name="ce98" table:formula="of:=IF([.R13]=&quot;&quot;;IF([.Q13]=&quot;R&quot;;VLOOKUP([.P13];[$'olah data'.R14:$'olah data'.S18];2);[.P13]);IF([.R13]=[.P13];[.P13];[.Q13]))" office:value-type="float" office:value="0" calcext:value-type="float">
            <text:p>0</text:p>
          </table:table-cell>
          <table:table-cell table:style-name="ce27" table:formula="of:=IFERROR(INDEX([$'olah data'.$B$4:$'olah data'.$N$39];MATCH([.$A13];[$'olah data'.D$4:$'olah data'.D$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3];[$'olah data'.E$4:$'olah data'.E$39];0);2);&quot;&quot;)">
            <text:p/>
          </table:table-cell>
          <table:table-cell table:style-name="ce27" table:formula="of:=IFERROR(INDEX([$'olah data'.$B$4:$'olah data'.$N$39];MATCH([.$A13];[$'olah data'.F$4:$'olah data'.F$39];0);2);&quot;&quot;)">
            <text:p/>
          </table:table-cell>
          <table:table-cell table:style-name="ce27" table:formula="of:=IFERROR(INDEX([$'olah data'.$B$4:$'olah data'.$N$39];MATCH([.$A13];[$'olah data'.G$4:$'olah data'.G$39];0);2);&quot;&quot;)">
            <text:p/>
          </table:table-cell>
          <table:table-cell table:style-name="ce27" table:formula="of:=IFERROR(INDEX([$'olah data'.$B$4:$'olah data'.$N$39];MATCH([.$A13];[$'olah data'.H$4:$'olah data'.H$39];0);2);&quot;&quot;)">
            <text:p/>
          </table:table-cell>
          <table:table-cell table:style-name="ce27" table:formula="of:=IFERROR(INDEX([$'olah data'.$B$4:$'olah data'.$N$39];MATCH([.$A13];[$'olah data'.I$4:$'olah data'.I$39];0);2);&quot;&quot;)">
            <text:p/>
          </table:table-cell>
          <table:table-cell table:style-name="ce27" table:formula="of:=IFERROR(INDEX([$'olah data'.$B$4:$'olah data'.$N$39];MATCH([.$A13];[$'olah data'.J$4:$'olah data'.J$39];0);2);&quot;&quot;)">
            <text:p/>
          </table:table-cell>
          <table:table-cell table:style-name="ce27" table:formula="of:=IFERROR(INDEX([$'olah data'.$B$4:$'olah data'.$N$39];MATCH([.$A13];[$'olah data'.K$4:$'olah data'.K$39];0);2);&quot;&quot;)">
            <text:p/>
          </table:table-cell>
          <table:table-cell table:style-name="ce27" table:formula="of:=IFERROR(INDEX([$'olah data'.$B$4:$'olah data'.$N$39];MATCH([.$A13];[$'olah data'.L$4:$'olah data'.L$39];0);2);&quot;&quot;)">
            <text:p/>
          </table:table-cell>
          <table:table-cell table:style-name="ce27" table:formula="of:=IFERROR(INDEX([$'olah data'.$B$4:$'olah data'.$N$39];MATCH([.$A13];[$'olah data'.M$4:$'olah data'.M$39];0);2);&quot;&quot;)">
            <text:p/>
          </table:table-cell>
          <table:table-cell table:style-name="ce27" table:formula="of:=IFERROR(INDEX([$'olah data'.$B$4:$'olah data'.$N$39];MATCH([.$A13];[$'olah data'.N$4:$'olah data'.N$39];0);2);&quot;&quot;)">
            <text:p/>
          </table:table-cell>
          <table:table-cell table:style-name="ce27" table:formula="of:=CONCATENATE([.D13];[.E13];[.F13];[.G13];[.H13];[.I13];[.J13];[.K13];[.L13];[.M13];[.N13])" office:value-type="string" office:string-value="Transpersonal identification vs. self-differentiation (8 items)" calcext:value-type="string">
            <text:p>Transpersonal identification vs. self-differentiation (8 items)</text:p>
          </table:table-cell>
          <table:table-cell table:style-name="ce84" table:formula="of:=IFERROR([$'View Input'.N2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 calcext:value-type="float">
            <text:p>13</text:p>
          </table:table-cell>
          <table:table-cell table:style-name="ce45" office:value-type="float" office:value="5" calcext:value-type="float">
            <text:p>5</text:p>
          </table:table-cell>
          <table:table-cell table:style-name="ce98" table:formula="of:=IF([.R14]=&quot;&quot;;IF([.Q14]=&quot;R&quot;;VLOOKUP([.P14];[$'olah data'.R15:$'olah data'.S19];2);[.P14]);IF([.R14]=[.P14];[.P14];[.Q14]))" office:value-type="float" office:value="0" calcext:value-type="float">
            <text:p>0</text:p>
          </table:table-cell>
          <table:table-cell table:style-name="ce27" table:formula="of:=IFERROR(INDEX([$'olah data'.$B$4:$'olah data'.$N$39];MATCH([.$A14];[$'olah data'.D$4:$'olah data'.D$39];0);2);&quot;&quot;)">
            <text:p/>
          </table:table-cell>
          <table:table-cell table:style-name="ce27" table:formula="of:=IFERROR(INDEX([$'olah data'.$B$4:$'olah data'.$N$39];MATCH([.$A14];[$'olah data'.E$4:$'olah data'.E$39];0);2);&quot;&quot;)">
            <text:p/>
          </table:table-cell>
          <table:table-cell table:style-name="ce27" table:formula="of:=IFERROR(INDEX([$'olah data'.$B$4:$'olah data'.$N$39];MATCH([.$A14];[$'olah data'.F$4:$'olah data'.F$39];0);2);&quot;&quot;)">
            <text:p/>
          </table:table-cell>
          <table:table-cell table:style-name="ce27" table:formula="of:=IFERROR(INDEX([$'olah data'.$B$4:$'olah data'.$N$39];MATCH([.$A14];[$'olah data'.G$4:$'olah data'.G$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4];[$'olah data'.H$4:$'olah data'.H$39];0);2);&quot;&quot;)">
            <text:p/>
          </table:table-cell>
          <table:table-cell table:style-name="ce27" table:formula="of:=IFERROR(INDEX([$'olah data'.$B$4:$'olah data'.$N$39];MATCH([.$A14];[$'olah data'.I$4:$'olah data'.I$39];0);2);&quot;&quot;)">
            <text:p/>
          </table:table-cell>
          <table:table-cell table:style-name="ce27" table:formula="of:=IFERROR(INDEX([$'olah data'.$B$4:$'olah data'.$N$39];MATCH([.$A14];[$'olah data'.J$4:$'olah data'.J$39];0);2);&quot;&quot;)">
            <text:p/>
          </table:table-cell>
          <table:table-cell table:style-name="ce27" table:formula="of:=IFERROR(INDEX([$'olah data'.$B$4:$'olah data'.$N$39];MATCH([.$A14];[$'olah data'.K$4:$'olah data'.K$39];0);2);&quot;&quot;)">
            <text:p/>
          </table:table-cell>
          <table:table-cell table:style-name="ce27" table:formula="of:=IFERROR(INDEX([$'olah data'.$B$4:$'olah data'.$N$39];MATCH([.$A14];[$'olah data'.L$4:$'olah data'.L$39];0);2);&quot;&quot;)">
            <text:p/>
          </table:table-cell>
          <table:table-cell table:style-name="ce27" table:formula="of:=IFERROR(INDEX([$'olah data'.$B$4:$'olah data'.$N$39];MATCH([.$A14];[$'olah data'.M$4:$'olah data'.M$39];0);2);&quot;&quot;)">
            <text:p/>
          </table:table-cell>
          <table:table-cell table:style-name="ce27" table:formula="of:=IFERROR(INDEX([$'olah data'.$B$4:$'olah data'.$N$39];MATCH([.$A14];[$'olah data'.N$4:$'olah data'.N$39];0);2);&quot;&quot;)">
            <text:p/>
          </table:table-cell>
          <table:table-cell table:style-name="ce27" table:formula="of:=CONCATENATE([.D14];[.E14];[.F14];[.G14];[.H14];[.I14];[.J14];[.K14];[.L14];[.M14];[.N14])" office:value-type="string" office:string-value="Pure-hearted conscience vs. self-serving advantage (8 items)" calcext:value-type="string">
            <text:p>Pure-hearted conscience vs. self-serving advantage (8 items)</text:p>
          </table:table-cell>
          <table:table-cell table:style-name="ce84" table:formula="of:=IFERROR([$'View Input'.N2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 calcext:value-type="float">
            <text:p>14</text:p>
          </table:table-cell>
          <table:table-cell table:style-name="ce45" office:value-type="float" office:value="5" calcext:value-type="float">
            <text:p>5</text:p>
          </table:table-cell>
          <table:table-cell table:style-name="ce98" table:formula="of:=IF([.R15]=&quot;&quot;;IF([.Q15]=&quot;R&quot;;VLOOKUP([.P15];[$'olah data'.R16:$'olah data'.S20];2);[.P15]);IF([.R15]=[.P15];[.P15];[.Q15]))" office:value-type="float" office:value="0" calcext:value-type="float">
            <text:p>0</text:p>
          </table:table-cell>
          <table:table-cell table:style-name="ce27" table:formula="of:=IFERROR(INDEX([$'olah data'.$B$4:$'olah data'.$N$39];MATCH([.$A15];[$'olah data'.D$4:$'olah data'.D$39];0);2);&quot;&quot;)">
            <text:p/>
          </table:table-cell>
          <table:table-cell table:style-name="ce27" table:formula="of:=IFERROR(INDEX([$'olah data'.$B$4:$'olah data'.$N$39];MATCH([.$A15];[$'olah data'.E$4:$'olah data'.E$39];0);2);&quot;&quot;)">
            <text:p/>
          </table:table-cell>
          <table:table-cell table:style-name="ce27" table:formula="of:=IFERROR(INDEX([$'olah data'.$B$4:$'olah data'.$N$39];MATCH([.$A15];[$'olah data'.F$4:$'olah data'.F$39];0);2);&quot;&quot;)">
            <text:p/>
          </table:table-cell>
          <table:table-cell table:style-name="ce27" table:formula="of:=IFERROR(INDEX([$'olah data'.$B$4:$'olah data'.$N$39];MATCH([.$A15];[$'olah data'.G$4:$'olah data'.G$39];0);2);&quot;&quot;)">
            <text:p/>
          </table:table-cell>
          <table:table-cell table:style-name="ce27" table:formula="of:=IFERROR(INDEX([$'olah data'.$B$4:$'olah data'.$N$39];MATCH([.$A15];[$'olah data'.H$4:$'olah data'.H$39];0);2);&quot;&quot;)" office:value-type="string" office:string-value="Extravagance v. reserve (9 items)" calcext:value-type="string">
            <text:p>Extravagance v. reserve (9 items)</text:p>
          </table:table-cell>
          <table:table-cell table:style-name="ce27" table:formula="of:=IFERROR(INDEX([$'olah data'.$B$4:$'olah data'.$N$39];MATCH([.$A15];[$'olah data'.I$4:$'olah data'.I$39];0);2);&quot;&quot;)">
            <text:p/>
          </table:table-cell>
          <table:table-cell table:style-name="ce27" table:formula="of:=IFERROR(INDEX([$'olah data'.$B$4:$'olah data'.$N$39];MATCH([.$A15];[$'olah data'.J$4:$'olah data'.J$39];0);2);&quot;&quot;)">
            <text:p/>
          </table:table-cell>
          <table:table-cell table:style-name="ce27" table:formula="of:=IFERROR(INDEX([$'olah data'.$B$4:$'olah data'.$N$39];MATCH([.$A15];[$'olah data'.K$4:$'olah data'.K$39];0);2);&quot;&quot;)">
            <text:p/>
          </table:table-cell>
          <table:table-cell table:style-name="ce27" table:formula="of:=IFERROR(INDEX([$'olah data'.$B$4:$'olah data'.$N$39];MATCH([.$A15];[$'olah data'.L$4:$'olah data'.L$39];0);2);&quot;&quot;)">
            <text:p/>
          </table:table-cell>
          <table:table-cell table:style-name="ce27" table:formula="of:=IFERROR(INDEX([$'olah data'.$B$4:$'olah data'.$N$39];MATCH([.$A15];[$'olah data'.M$4:$'olah data'.M$39];0);2);&quot;&quot;)">
            <text:p/>
          </table:table-cell>
          <table:table-cell table:style-name="ce27" table:formula="of:=IFERROR(INDEX([$'olah data'.$B$4:$'olah data'.$N$39];MATCH([.$A15];[$'olah data'.N$4:$'olah data'.N$39];0);2);&quot;&quot;)">
            <text:p/>
          </table:table-cell>
          <table:table-cell table:style-name="ce27" table:formula="of:=CONCATENATE([.D15];[.E15];[.F15];[.G15];[.H15];[.I15];[.J15];[.K15];[.L15];[.M15];[.N15])" office:value-type="string" office:string-value="Extravagance v. reserve (9 items)" calcext:value-type="string">
            <text:p>Extravagance v. reserve (9 items)</text:p>
          </table:table-cell>
          <table:table-cell table:style-name="ce84" table:formula="of:=IFERROR([$'View Input'.N2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 calcext:value-type="float">
            <text:p>15</text:p>
          </table:table-cell>
          <table:table-cell table:style-name="ce45" office:value-type="float" office:value="5" calcext:value-type="float">
            <text:p>5</text:p>
          </table:table-cell>
          <table:table-cell table:style-name="ce98" table:formula="of:=IF([.R16]=&quot;&quot;;IF([.Q16]=&quot;R&quot;;VLOOKUP([.P16];[$'olah data'.R17:$'olah data'.S21];2);[.P16]);IF([.R16]=[.P16];[.P16];[.Q16]))" office:value-type="float" office:value="0" calcext:value-type="float">
            <text:p>0</text:p>
          </table:table-cell>
          <table:table-cell table:style-name="ce27" table:formula="of:=IFERROR(INDEX([$'olah data'.$B$4:$'olah data'.$N$39];MATCH([.$A16];[$'olah data'.D$4:$'olah data'.D$39];0);2);&quot;&quot;)" office:value-type="string" office:string-value="Attachment (6 items)" calcext:value-type="string">
            <text:p>Attachment (6 items)</text:p>
          </table:table-cell>
          <table:table-cell table:style-name="ce27" table:formula="of:=IFERROR(INDEX([$'olah data'.$B$4:$'olah data'.$N$39];MATCH([.$A16];[$'olah data'.E$4:$'olah data'.E$39];0);2);&quot;&quot;)">
            <text:p/>
          </table:table-cell>
          <table:table-cell table:style-name="ce27" table:formula="of:=IFERROR(INDEX([$'olah data'.$B$4:$'olah data'.$N$39];MATCH([.$A16];[$'olah data'.F$4:$'olah data'.F$39];0);2);&quot;&quot;)">
            <text:p/>
          </table:table-cell>
          <table:table-cell table:style-name="ce27" table:formula="of:=IFERROR(INDEX([$'olah data'.$B$4:$'olah data'.$N$39];MATCH([.$A16];[$'olah data'.G$4:$'olah data'.G$39];0);2);&quot;&quot;)">
            <text:p/>
          </table:table-cell>
          <table:table-cell table:style-name="ce27" table:formula="of:=IFERROR(INDEX([$'olah data'.$B$4:$'olah data'.$N$39];MATCH([.$A16];[$'olah data'.H$4:$'olah data'.H$39];0);2);&quot;&quot;)">
            <text:p/>
          </table:table-cell>
          <table:table-cell table:style-name="ce27" table:formula="of:=IFERROR(INDEX([$'olah data'.$B$4:$'olah data'.$N$39];MATCH([.$A16];[$'olah data'.I$4:$'olah data'.I$39];0);2);&quot;&quot;)">
            <text:p/>
          </table:table-cell>
          <table:table-cell table:style-name="ce27" table:formula="of:=IFERROR(INDEX([$'olah data'.$B$4:$'olah data'.$N$39];MATCH([.$A16];[$'olah data'.J$4:$'olah data'.J$39];0);2);&quot;&quot;)">
            <text:p/>
          </table:table-cell>
          <table:table-cell table:style-name="ce27" table:formula="of:=IFERROR(INDEX([$'olah data'.$B$4:$'olah data'.$N$39];MATCH([.$A16];[$'olah data'.K$4:$'olah data'.K$39];0);2);&quot;&quot;)">
            <text:p/>
          </table:table-cell>
          <table:table-cell table:style-name="ce27" table:formula="of:=IFERROR(INDEX([$'olah data'.$B$4:$'olah data'.$N$39];MATCH([.$A16];[$'olah data'.L$4:$'olah data'.L$39];0);2);&quot;&quot;)">
            <text:p/>
          </table:table-cell>
          <table:table-cell table:style-name="ce27" table:formula="of:=IFERROR(INDEX([$'olah data'.$B$4:$'olah data'.$N$39];MATCH([.$A16];[$'olah data'.M$4:$'olah data'.M$39];0);2);&quot;&quot;)">
            <text:p/>
          </table:table-cell>
          <table:table-cell table:style-name="ce27" table:formula="of:=IFERROR(INDEX([$'olah data'.$B$4:$'olah data'.$N$39];MATCH([.$A16];[$'olah data'.N$4:$'olah data'.N$39];0);2);&quot;&quot;)">
            <text:p/>
          </table:table-cell>
          <table:table-cell table:style-name="ce27" table:formula="of:=CONCATENATE([.D16];[.E16];[.F16];[.G16];[.H16];[.I16];[.J16];[.K16];[.L16];[.M16];[.N16])" office:value-type="string" office:string-value="Attachment (6 items)" calcext:value-type="string">
            <text:p>Attachment (6 items)</text:p>
          </table:table-cell>
          <table:table-cell table:style-name="ce84" table:formula="of:=IFERROR([$'View Input'.N2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 calcext:value-type="float">
            <text:p>16</text:p>
          </table:table-cell>
          <table:table-cell table:style-name="ce45" office:value-type="float" office:value="5" calcext:value-type="float">
            <text:p>5</text:p>
          </table:table-cell>
          <table:table-cell table:style-name="ce98" table:formula="of:=IF([.R17]=&quot;&quot;;IF([.Q17]=&quot;R&quot;;VLOOKUP([.P17];[$'olah data'.R18:$'olah data'.S22];2);[.P17]);IF([.R17]=[.P17];[.P17];[.Q17]))" office:value-type="float" office:value="0" calcext:value-type="float">
            <text:p>0</text:p>
          </table:table-cell>
          <table:table-cell table:style-name="ce27" table:formula="of:=IFERROR(INDEX([$'olah data'.$B$4:$'olah data'.$N$39];MATCH([.$A17];[$'olah data'.D$4:$'olah data'.D$39];0);2);&quot;&quot;)" office:value-type="string" office:string-value="Fatigability v. asthenia (8 items)" calcext:value-type="string">
            <text:p>Fatigability v. asthenia (8 items)</text:p>
          </table:table-cell>
          <table:table-cell table:style-name="ce27" table:formula="of:=IFERROR(INDEX([$'olah data'.$B$4:$'olah data'.$N$39];MATCH([.$A17];[$'olah data'.E$4:$'olah data'.E$39];0);2);&quot;&quot;)">
            <text:p/>
          </table:table-cell>
          <table:table-cell table:style-name="ce27" table:formula="of:=IFERROR(INDEX([$'olah data'.$B$4:$'olah data'.$N$39];MATCH([.$A17];[$'olah data'.F$4:$'olah data'.F$39];0);2);&quot;&quot;)">
            <text:p/>
          </table:table-cell>
          <table:table-cell table:style-name="ce27" table:formula="of:=IFERROR(INDEX([$'olah data'.$B$4:$'olah data'.$N$39];MATCH([.$A17];[$'olah data'.G$4:$'olah data'.G$39];0);2);&quot;&quot;)">
            <text:p/>
          </table:table-cell>
          <table:table-cell table:style-name="ce27" table:formula="of:=IFERROR(INDEX([$'olah data'.$B$4:$'olah data'.$N$39];MATCH([.$A17];[$'olah data'.H$4:$'olah data'.H$39];0);2);&quot;&quot;)">
            <text:p/>
          </table:table-cell>
          <table:table-cell table:style-name="ce27" table:formula="of:=IFERROR(INDEX([$'olah data'.$B$4:$'olah data'.$N$39];MATCH([.$A17];[$'olah data'.I$4:$'olah data'.I$39];0);2);&quot;&quot;)">
            <text:p/>
          </table:table-cell>
          <table:table-cell table:style-name="ce27" table:formula="of:=IFERROR(INDEX([$'olah data'.$B$4:$'olah data'.$N$39];MATCH([.$A17];[$'olah data'.J$4:$'olah data'.J$39];0);2);&quot;&quot;)">
            <text:p/>
          </table:table-cell>
          <table:table-cell table:style-name="ce27" table:formula="of:=IFERROR(INDEX([$'olah data'.$B$4:$'olah data'.$N$39];MATCH([.$A17];[$'olah data'.K$4:$'olah data'.K$39];0);2);&quot;&quot;)">
            <text:p/>
          </table:table-cell>
          <table:table-cell table:style-name="ce27" table:formula="of:=IFERROR(INDEX([$'olah data'.$B$4:$'olah data'.$N$39];MATCH([.$A17];[$'olah data'.L$4:$'olah data'.L$39];0);2);&quot;&quot;)">
            <text:p/>
          </table:table-cell>
          <table:table-cell table:style-name="ce27" table:formula="of:=IFERROR(INDEX([$'olah data'.$B$4:$'olah data'.$N$39];MATCH([.$A17];[$'olah data'.M$4:$'olah data'.M$39];0);2);&quot;&quot;)">
            <text:p/>
          </table:table-cell>
          <table:table-cell table:style-name="ce27" table:formula="of:=IFERROR(INDEX([$'olah data'.$B$4:$'olah data'.$N$39];MATCH([.$A17];[$'olah data'.N$4:$'olah data'.N$39];0);2);&quot;&quot;)">
            <text:p/>
          </table:table-cell>
          <table:table-cell table:style-name="ce27" table:formula="of:=CONCATENATE([.D17];[.E17];[.F17];[.G17];[.H17];[.I17];[.J17];[.K17];[.L17];[.M17];[.N17])" office:value-type="string" office:string-value="Fatigability v. asthenia (8 items)" calcext:value-type="string">
            <text:p>Fatigability v. asthenia (8 items)</text:p>
          </table:table-cell>
          <table:table-cell table:style-name="ce84" table:formula="of:=IFERROR([$'View Input'.N2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 calcext:value-type="float">
            <text:p>17</text:p>
          </table:table-cell>
          <table:table-cell table:style-name="ce45" office:value-type="float" office:value="5" calcext:value-type="float">
            <text:p>5</text:p>
          </table:table-cell>
          <table:table-cell table:style-name="ce98" table:formula="of:=IF([.R18]=&quot;&quot;;IF([.Q18]=&quot;R&quot;;VLOOKUP([.P18];[$'olah data'.R19:$'olah data'.S23];2);[.P18]);IF([.R18]=[.P18];[.P18];[.Q18]))" office:value-type="float" office:value="0" calcext:value-type="float">
            <text:p>0</text:p>
          </table:table-cell>
          <table:table-cell table:style-name="ce27" table:formula="of:=IFERROR(INDEX([$'olah data'.$B$4:$'olah data'.$N$39];MATCH([.$A18];[$'olah data'.D$4:$'olah data'.D$39];0);2);&quot;&quot;)">
            <text:p/>
          </table:table-cell>
          <table:table-cell table:style-name="ce27" table:formula="of:=IFERROR(INDEX([$'olah data'.$B$4:$'olah data'.$N$39];MATCH([.$A18];[$'olah data'.E$4:$'olah data'.E$39];0);2);&quot;&quot;)">
            <text:p/>
          </table:table-cell>
          <table:table-cell table:style-name="ce27" table:formula="of:=IFERROR(INDEX([$'olah data'.$B$4:$'olah data'.$N$39];MATCH([.$A18];[$'olah data'.F$4:$'olah data'.F$39];0);2);&quot;&quot;)" office:value-type="string" office:string-value="Responsibility vs. blaming (8 items)" calcext:value-type="string">
            <text:p>Responsibility vs. blaming (8 items)</text:p>
          </table:table-cell>
          <table:table-cell table:style-name="ce27" table:formula="of:=IFERROR(INDEX([$'olah data'.$B$4:$'olah data'.$N$39];MATCH([.$A18];[$'olah data'.G$4:$'olah data'.G$39];0);2);&quot;&quot;)">
            <text:p/>
          </table:table-cell>
          <table:table-cell table:style-name="ce27" table:formula="of:=IFERROR(INDEX([$'olah data'.$B$4:$'olah data'.$N$39];MATCH([.$A18];[$'olah data'.H$4:$'olah data'.H$39];0);2);&quot;&quot;)">
            <text:p/>
          </table:table-cell>
          <table:table-cell table:style-name="ce27" table:formula="of:=IFERROR(INDEX([$'olah data'.$B$4:$'olah data'.$N$39];MATCH([.$A18];[$'olah data'.I$4:$'olah data'.I$39];0);2);&quot;&quot;)">
            <text:p/>
          </table:table-cell>
          <table:table-cell table:style-name="ce27" table:formula="of:=IFERROR(INDEX([$'olah data'.$B$4:$'olah data'.$N$39];MATCH([.$A18];[$'olah data'.J$4:$'olah data'.J$39];0);2);&quot;&quot;)">
            <text:p/>
          </table:table-cell>
          <table:table-cell table:style-name="ce27" table:formula="of:=IFERROR(INDEX([$'olah data'.$B$4:$'olah data'.$N$39];MATCH([.$A18];[$'olah data'.K$4:$'olah data'.K$39];0);2);&quot;&quot;)">
            <text:p/>
          </table:table-cell>
          <table:table-cell table:style-name="ce27" table:formula="of:=IFERROR(INDEX([$'olah data'.$B$4:$'olah data'.$N$39];MATCH([.$A18];[$'olah data'.L$4:$'olah data'.L$39];0);2);&quot;&quot;)">
            <text:p/>
          </table:table-cell>
          <table:table-cell table:style-name="ce27" table:formula="of:=IFERROR(INDEX([$'olah data'.$B$4:$'olah data'.$N$39];MATCH([.$A18];[$'olah data'.M$4:$'olah data'.M$39];0);2);&quot;&quot;)">
            <text:p/>
          </table:table-cell>
          <table:table-cell table:style-name="ce27" table:formula="of:=IFERROR(INDEX([$'olah data'.$B$4:$'olah data'.$N$39];MATCH([.$A18];[$'olah data'.N$4:$'olah data'.N$39];0);2);&quot;&quot;)">
            <text:p/>
          </table:table-cell>
          <table:table-cell table:style-name="ce27" table:formula="of:=CONCATENATE([.D18];[.E18];[.F18];[.G18];[.H18];[.I18];[.J18];[.K18];[.L18];[.M18];[.N18])" office:value-type="string" office:string-value="Responsibility vs. blaming (8 items)" calcext:value-type="string">
            <text:p>Responsibility vs. blaming (8 items)</text:p>
          </table:table-cell>
          <table:table-cell table:style-name="ce84" table:formula="of:=IFERROR([$'View Input'.N2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 calcext:value-type="float">
            <text:p>18</text:p>
          </table:table-cell>
          <table:table-cell table:style-name="ce45" office:value-type="float" office:value="5" calcext:value-type="float">
            <text:p>5</text:p>
          </table:table-cell>
          <table:table-cell table:style-name="ce98" table:formula="of:=IF([.R19]=&quot;&quot;;IF([.Q19]=&quot;R&quot;;VLOOKUP([.P19];[$'olah data'.R20:$'olah data'.S24];2);[.P19]);IF([.R19]=[.P19];[.P19];[.Q19]))" office:value-type="float" office:value="0" calcext:value-type="float">
            <text:p>0</text:p>
          </table:table-cell>
          <table:table-cell table:style-name="ce27" table:formula="of:=IFERROR(INDEX([$'olah data'.$B$4:$'olah data'.$N$39];MATCH([.$A19];[$'olah data'.D$4:$'olah data'.D$39];0);2);&quot;&quot;)">
            <text:p/>
          </table:table-cell>
          <table:table-cell table:style-name="ce27" table:formula="of:=IFERROR(INDEX([$'olah data'.$B$4:$'olah data'.$N$39];MATCH([.$A19];[$'olah data'.E$4:$'olah data'.E$39];0);2);&quot;&quot;)">
            <text:p/>
          </table:table-cell>
          <table:table-cell table:style-name="ce27" table:formula="of:=IFERROR(INDEX([$'olah data'.$B$4:$'olah data'.$N$39];MATCH([.$A19];[$'olah data'.F$4:$'olah data'.F$39];0);2);&quot;&quot;)">
            <text:p/>
          </table:table-cell>
          <table:table-cell table:style-name="ce27" table:formula="of:=IFERROR(INDEX([$'olah data'.$B$4:$'olah data'.$N$39];MATCH([.$A19];[$'olah data'.G$4:$'olah data'.G$39];0);2);&quot;&quot;)">
            <text:p/>
          </table:table-cell>
          <table:table-cell table:style-name="ce27" table:formula="of:=IFERROR(INDEX([$'olah data'.$B$4:$'olah data'.$N$39];MATCH([.$A19];[$'olah data'.H$4:$'olah data'.H$39];0);2);&quot;&quot;)" office:value-type="string" office:string-value="Empathy vs. social disinterest (5 items)" calcext:value-type="string">
            <text:p>Empathy vs. social disinterest (5 items)</text:p>
          </table:table-cell>
          <table:table-cell table:style-name="ce27" table:formula="of:=IFERROR(INDEX([$'olah data'.$B$4:$'olah data'.$N$39];MATCH([.$A19];[$'olah data'.I$4:$'olah data'.I$39];0);2);&quot;&quot;)">
            <text:p/>
          </table:table-cell>
          <table:table-cell table:style-name="ce27" table:formula="of:=IFERROR(INDEX([$'olah data'.$B$4:$'olah data'.$N$39];MATCH([.$A19];[$'olah data'.J$4:$'olah data'.J$39];0);2);&quot;&quot;)">
            <text:p/>
          </table:table-cell>
          <table:table-cell table:style-name="ce27" table:formula="of:=IFERROR(INDEX([$'olah data'.$B$4:$'olah data'.$N$39];MATCH([.$A19];[$'olah data'.K$4:$'olah data'.K$39];0);2);&quot;&quot;)">
            <text:p/>
          </table:table-cell>
          <table:table-cell table:style-name="ce27" table:formula="of:=IFERROR(INDEX([$'olah data'.$B$4:$'olah data'.$N$39];MATCH([.$A19];[$'olah data'.L$4:$'olah data'.L$39];0);2);&quot;&quot;)">
            <text:p/>
          </table:table-cell>
          <table:table-cell table:style-name="ce27" table:formula="of:=IFERROR(INDEX([$'olah data'.$B$4:$'olah data'.$N$39];MATCH([.$A19];[$'olah data'.M$4:$'olah data'.M$39];0);2);&quot;&quot;)">
            <text:p/>
          </table:table-cell>
          <table:table-cell table:style-name="ce27" table:formula="of:=IFERROR(INDEX([$'olah data'.$B$4:$'olah data'.$N$39];MATCH([.$A19];[$'olah data'.N$4:$'olah data'.N$39];0);2);&quot;&quot;)">
            <text:p/>
          </table:table-cell>
          <table:table-cell table:style-name="ce27" table:formula="of:=CONCATENATE([.D19];[.E19];[.F19];[.G19];[.H19];[.I19];[.J19];[.K19];[.L19];[.M19];[.N19])" office:value-type="string" office:string-value="Empathy vs. social disinterest (5 items)" calcext:value-type="string">
            <text:p>Empathy vs. social disinterest (5 items)</text:p>
          </table:table-cell>
          <table:table-cell table:style-name="ce84" table:formula="of:=IFERROR([$'View Input'.N2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 calcext:value-type="float">
            <text:p>19</text:p>
          </table:table-cell>
          <table:table-cell table:style-name="ce45" office:value-type="float" office:value="5" calcext:value-type="float">
            <text:p>5</text:p>
          </table:table-cell>
          <table:table-cell table:style-name="ce98" table:formula="of:=IF([.R20]=&quot;&quot;;IF([.Q20]=&quot;R&quot;;VLOOKUP([.P20];[$'olah data'.R21:$'olah data'.S25];2);[.P20]);IF([.R20]=[.P20];[.P20];[.Q20]))" office:value-type="float" office:value="0" calcext:value-type="float">
            <text:p>0</text:p>
          </table:table-cell>
          <table:table-cell table:style-name="ce27" table:formula="of:=IFERROR(INDEX([$'olah data'.$B$4:$'olah data'.$N$39];MATCH([.$A20];[$'olah data'.D$4:$'olah data'.D$39];0);2);&quot;&quot;)" office:value-type="string" office:string-value="Shyness with strangers (7 items)" calcext:value-type="string">
            <text:p>Shyness with strangers (7 items)</text:p>
          </table:table-cell>
          <table:table-cell table:style-name="ce27" table:formula="of:=IFERROR(INDEX([$'olah data'.$B$4:$'olah data'.$N$39];MATCH([.$A20];[$'olah data'.E$4:$'olah data'.E$39];0);2);&quot;&quot;)">
            <text:p/>
          </table:table-cell>
          <table:table-cell table:style-name="ce27" table:formula="of:=IFERROR(INDEX([$'olah data'.$B$4:$'olah data'.$N$39];MATCH([.$A20];[$'olah data'.F$4:$'olah data'.F$39];0);2);&quot;&quot;)">
            <text:p/>
          </table:table-cell>
          <table:table-cell table:style-name="ce27" table:formula="of:=IFERROR(INDEX([$'olah data'.$B$4:$'olah data'.$N$39];MATCH([.$A20];[$'olah data'.G$4:$'olah data'.G$39];0);2);&quot;&quot;)">
            <text:p/>
          </table:table-cell>
          <table:table-cell table:style-name="ce27" table:formula="of:=IFERROR(INDEX([$'olah data'.$B$4:$'olah data'.$N$39];MATCH([.$A20];[$'olah data'.H$4:$'olah data'.H$39];0);2);&quot;&quot;)">
            <text:p/>
          </table:table-cell>
          <table:table-cell table:style-name="ce27" table:formula="of:=IFERROR(INDEX([$'olah data'.$B$4:$'olah data'.$N$39];MATCH([.$A20];[$'olah data'.I$4:$'olah data'.I$39];0);2);&quot;&quot;)">
            <text:p/>
          </table:table-cell>
          <table:table-cell table:style-name="ce27" table:formula="of:=IFERROR(INDEX([$'olah data'.$B$4:$'olah data'.$N$39];MATCH([.$A20];[$'olah data'.J$4:$'olah data'.J$39];0);2);&quot;&quot;)">
            <text:p/>
          </table:table-cell>
          <table:table-cell table:style-name="ce27" table:formula="of:=IFERROR(INDEX([$'olah data'.$B$4:$'olah data'.$N$39];MATCH([.$A20];[$'olah data'.K$4:$'olah data'.K$39];0);2);&quot;&quot;)">
            <text:p/>
          </table:table-cell>
          <table:table-cell table:style-name="ce27" table:formula="of:=IFERROR(INDEX([$'olah data'.$B$4:$'olah data'.$N$39];MATCH([.$A20];[$'olah data'.L$4:$'olah data'.L$39];0);2);&quot;&quot;)">
            <text:p/>
          </table:table-cell>
          <table:table-cell table:style-name="ce27" table:formula="of:=IFERROR(INDEX([$'olah data'.$B$4:$'olah data'.$N$39];MATCH([.$A20];[$'olah data'.M$4:$'olah data'.M$39];0);2);&quot;&quot;)">
            <text:p/>
          </table:table-cell>
          <table:table-cell table:style-name="ce27" table:formula="of:=IFERROR(INDEX([$'olah data'.$B$4:$'olah data'.$N$39];MATCH([.$A20];[$'olah data'.N$4:$'olah data'.N$39];0);2);&quot;&quot;)">
            <text:p/>
          </table:table-cell>
          <table:table-cell table:style-name="ce27" table:formula="of:=CONCATENATE([.D20];[.E20];[.F20];[.G20];[.H20];[.I20];[.J20];[.K20];[.L20];[.M20];[.N20])" office:value-type="string" office:string-value="Shyness with strangers (7 items)" calcext:value-type="string">
            <text:p>Shyness with strangers (7 items)</text:p>
          </table:table-cell>
          <table:table-cell table:style-name="ce84" table:formula="of:=IFERROR([$'View Input'.N2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 calcext:value-type="float">
            <text:p>20</text:p>
          </table:table-cell>
          <table:table-cell table:style-name="ce45" office:value-type="float" office:value="5" calcext:value-type="float">
            <text:p>5</text:p>
          </table:table-cell>
          <table:table-cell table:style-name="ce98" table:formula="of:=IF([.R21]=&quot;&quot;;IF([.Q21]=&quot;R&quot;;VLOOKUP([.P21];[$'olah data'.R22:$'olah data'.S26];2);[.P21]);IF([.R21]=[.P21];[.P21];[.Q21]))" office:value-type="float" office:value="0" calcext:value-type="float">
            <text:p>0</text:p>
          </table:table-cell>
          <table:table-cell table:style-name="ce27" table:formula="of:=IFERROR(INDEX([$'olah data'.$B$4:$'olah data'.$N$39];MATCH([.$A21];[$'olah data'.D$4:$'olah data'.D$39];0);2);&quot;&quot;)" office:value-type="string" office:string-value="Sentimentality (8 items)" calcext:value-type="string">
            <text:p>Sentimentality (8 items)</text:p>
          </table:table-cell>
          <table:table-cell table:style-name="ce27" table:formula="of:=IFERROR(INDEX([$'olah data'.$B$4:$'olah data'.$N$39];MATCH([.$A21];[$'olah data'.E$4:$'olah data'.E$39];0);2);&quot;&quot;)">
            <text:p/>
          </table:table-cell>
          <table:table-cell table:style-name="ce27" table:formula="of:=IFERROR(INDEX([$'olah data'.$B$4:$'olah data'.$N$39];MATCH([.$A21];[$'olah data'.F$4:$'olah data'.F$39];0);2);&quot;&quot;)">
            <text:p/>
          </table:table-cell>
          <table:table-cell table:style-name="ce27" table:formula="of:=IFERROR(INDEX([$'olah data'.$B$4:$'olah data'.$N$39];MATCH([.$A21];[$'olah data'.G$4:$'olah data'.G$39];0);2);&quot;&quot;)">
            <text:p/>
          </table:table-cell>
          <table:table-cell table:style-name="ce27" table:formula="of:=IFERROR(INDEX([$'olah data'.$B$4:$'olah data'.$N$39];MATCH([.$A21];[$'olah data'.H$4:$'olah data'.H$39];0);2);&quot;&quot;)">
            <text:p/>
          </table:table-cell>
          <table:table-cell table:style-name="ce27" table:formula="of:=IFERROR(INDEX([$'olah data'.$B$4:$'olah data'.$N$39];MATCH([.$A21];[$'olah data'.I$4:$'olah data'.I$39];0);2);&quot;&quot;)">
            <text:p/>
          </table:table-cell>
          <table:table-cell table:style-name="ce27" table:formula="of:=IFERROR(INDEX([$'olah data'.$B$4:$'olah data'.$N$39];MATCH([.$A21];[$'olah data'.J$4:$'olah data'.J$39];0);2);&quot;&quot;)">
            <text:p/>
          </table:table-cell>
          <table:table-cell table:style-name="ce27" table:formula="of:=IFERROR(INDEX([$'olah data'.$B$4:$'olah data'.$N$39];MATCH([.$A21];[$'olah data'.K$4:$'olah data'.K$39];0);2);&quot;&quot;)">
            <text:p/>
          </table:table-cell>
          <table:table-cell table:style-name="ce27" table:formula="of:=IFERROR(INDEX([$'olah data'.$B$4:$'olah data'.$N$39];MATCH([.$A21];[$'olah data'.L$4:$'olah data'.L$39];0);2);&quot;&quot;)">
            <text:p/>
          </table:table-cell>
          <table:table-cell table:style-name="ce27" table:formula="of:=IFERROR(INDEX([$'olah data'.$B$4:$'olah data'.$N$39];MATCH([.$A21];[$'olah data'.M$4:$'olah data'.M$39];0);2);&quot;&quot;)">
            <text:p/>
          </table:table-cell>
          <table:table-cell table:style-name="ce27" table:formula="of:=IFERROR(INDEX([$'olah data'.$B$4:$'olah data'.$N$39];MATCH([.$A21];[$'olah data'.N$4:$'olah data'.N$39];0);2);&quot;&quot;)">
            <text:p/>
          </table:table-cell>
          <table:table-cell table:style-name="ce27" table:formula="of:=CONCATENATE([.D21];[.E21];[.F21];[.G21];[.H21];[.I21];[.J21];[.K21];[.L21];[.M21];[.N21])" office:value-type="string" office:string-value="Sentimentality (8 items)" calcext:value-type="string">
            <text:p>Sentimentality (8 items)</text:p>
          </table:table-cell>
          <table:table-cell table:style-name="ce84" table:formula="of:=IFERROR([$'View Input'.N3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 calcext:value-type="float">
            <text:p>21</text:p>
          </table:table-cell>
          <table:table-cell table:style-name="ce45" office:value-type="float" office:value="5" calcext:value-type="float">
            <text:p>5</text:p>
          </table:table-cell>
          <table:table-cell table:style-name="ce98" table:formula="of:=IF([.R22]=&quot;&quot;;IF([.Q22]=&quot;R&quot;;VLOOKUP([.P22];[$'olah data'.R23:$'olah data'.S27];2);[.P22]);IF([.R22]=[.P22];[.P22];[.Q22]))" office:value-type="float" office:value="0" calcext:value-type="float">
            <text:p>0</text:p>
          </table:table-cell>
          <table:table-cell table:style-name="ce27" table:formula="of:=IFERROR(INDEX([$'olah data'.$B$4:$'olah data'.$N$39];MATCH([.$A22];[$'olah data'.D$4:$'olah data'.D$39];0);2);&quot;&quot;)">
            <text:p/>
          </table:table-cell>
          <table:table-cell table:style-name="ce27" table:formula="of:=IFERROR(INDEX([$'olah data'.$B$4:$'olah data'.$N$39];MATCH([.$A22];[$'olah data'.E$4:$'olah data'.E$39];0);2);&quot;&quot;)" office:value-type="string" office:string-value="Self-acceptance vs. self-striving (10 items)" calcext:value-type="string">
            <text:p>Self-acceptance vs. self-striving (10 items)</text:p>
          </table:table-cell>
          <table:table-cell table:style-name="ce27" table:formula="of:=IFERROR(INDEX([$'olah data'.$B$4:$'olah data'.$N$39];MATCH([.$A22];[$'olah data'.F$4:$'olah data'.F$39];0);2);&quot;&quot;)">
            <text:p/>
          </table:table-cell>
          <table:table-cell table:style-name="ce27" table:formula="of:=IFERROR(INDEX([$'olah data'.$B$4:$'olah data'.$N$39];MATCH([.$A22];[$'olah data'.G$4:$'olah data'.G$39];0);2);&quot;&quot;)">
            <text:p/>
          </table:table-cell>
          <table:table-cell table:style-name="ce27" table:formula="of:=IFERROR(INDEX([$'olah data'.$B$4:$'olah data'.$N$39];MATCH([.$A22];[$'olah data'.H$4:$'olah data'.H$39];0);2);&quot;&quot;)">
            <text:p/>
          </table:table-cell>
          <table:table-cell table:style-name="ce27" table:formula="of:=IFERROR(INDEX([$'olah data'.$B$4:$'olah data'.$N$39];MATCH([.$A22];[$'olah data'.I$4:$'olah data'.I$39];0);2);&quot;&quot;)">
            <text:p/>
          </table:table-cell>
          <table:table-cell table:style-name="ce27" table:formula="of:=IFERROR(INDEX([$'olah data'.$B$4:$'olah data'.$N$39];MATCH([.$A22];[$'olah data'.J$4:$'olah data'.J$39];0);2);&quot;&quot;)">
            <text:p/>
          </table:table-cell>
          <table:table-cell table:style-name="ce27" table:formula="of:=IFERROR(INDEX([$'olah data'.$B$4:$'olah data'.$N$39];MATCH([.$A22];[$'olah data'.K$4:$'olah data'.K$39];0);2);&quot;&quot;)">
            <text:p/>
          </table:table-cell>
          <table:table-cell table:style-name="ce27" table:formula="of:=IFERROR(INDEX([$'olah data'.$B$4:$'olah data'.$N$39];MATCH([.$A22];[$'olah data'.L$4:$'olah data'.L$39];0);2);&quot;&quot;)">
            <text:p/>
          </table:table-cell>
          <table:table-cell table:style-name="ce27" table:formula="of:=IFERROR(INDEX([$'olah data'.$B$4:$'olah data'.$N$39];MATCH([.$A22];[$'olah data'.M$4:$'olah data'.M$39];0);2);&quot;&quot;)">
            <text:p/>
          </table:table-cell>
          <table:table-cell table:style-name="ce27" table:formula="of:=IFERROR(INDEX([$'olah data'.$B$4:$'olah data'.$N$39];MATCH([.$A22];[$'olah data'.N$4:$'olah data'.N$39];0);2);&quot;&quot;)">
            <text:p/>
          </table:table-cell>
          <table:table-cell table:style-name="ce27" table:formula="of:=CONCATENATE([.D22];[.E22];[.F22];[.G22];[.H22];[.I22];[.J22];[.K22];[.L22];[.M22];[.N22])" office:value-type="string" office:string-value="Self-acceptance vs. self-striving (10 items)" calcext:value-type="string">
            <text:p>Self-acceptance vs. self-striving (10 items)</text:p>
          </table:table-cell>
          <table:table-cell table:style-name="ce84" table:formula="of:=IFERROR([$'View Input'.Q1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 calcext:value-type="float">
            <text:p>22</text:p>
          </table:table-cell>
          <table:table-cell table:style-name="ce45" office:value-type="float" office:value="5" calcext:value-type="float">
            <text:p>5</text:p>
          </table:table-cell>
          <table:table-cell table:style-name="ce98" table:formula="of:=IF([.R23]=&quot;&quot;;IF([.Q23]=&quot;R&quot;;VLOOKUP([.P23];[$'olah data'.R24:$'olah data'.S28];2);[.P23]);IF([.R23]=[.P23];[.P23];[.Q23]))" office:value-type="float" office:value="0" calcext:value-type="float">
            <text:p>0</text:p>
          </table:table-cell>
          <table:table-cell table:style-name="ce27" table:formula="of:=IFERROR(INDEX([$'olah data'.$B$4:$'olah data'.$N$39];MATCH([.$A23];[$'olah data'.D$4:$'olah data'.D$39];0);2);&quot;&quot;)">
            <text:p/>
          </table:table-cell>
          <table:table-cell table:style-name="ce27" table:formula="of:=IFERROR(INDEX([$'olah data'.$B$4:$'olah data'.$N$39];MATCH([.$A23];[$'olah data'.E$4:$'olah data'.E$39];0);2);&quot;&quot;)" office:value-type="string" office:string-value="Work hardened vs spoiled (8 items)" calcext:value-type="string">
            <text:p>Work hardened vs spoiled (8 items)</text:p>
          </table:table-cell>
          <table:table-cell table:style-name="ce27" table:formula="of:=IFERROR(INDEX([$'olah data'.$B$4:$'olah data'.$N$39];MATCH([.$A23];[$'olah data'.F$4:$'olah data'.F$39];0);2);&quot;&quot;)">
            <text:p/>
          </table:table-cell>
          <table:table-cell table:style-name="ce27" table:formula="of:=IFERROR(INDEX([$'olah data'.$B$4:$'olah data'.$N$39];MATCH([.$A23];[$'olah data'.G$4:$'olah data'.G$39];0);2);&quot;&quot;)">
            <text:p/>
          </table:table-cell>
          <table:table-cell table:style-name="ce27" table:formula="of:=IFERROR(INDEX([$'olah data'.$B$4:$'olah data'.$N$39];MATCH([.$A23];[$'olah data'.H$4:$'olah data'.H$39];0);2);&quot;&quot;)">
            <text:p/>
          </table:table-cell>
          <table:table-cell table:style-name="ce27" table:formula="of:=IFERROR(INDEX([$'olah data'.$B$4:$'olah data'.$N$39];MATCH([.$A23];[$'olah data'.I$4:$'olah data'.I$39];0);2);&quot;&quot;)">
            <text:p/>
          </table:table-cell>
          <table:table-cell table:style-name="ce27" table:formula="of:=IFERROR(INDEX([$'olah data'.$B$4:$'olah data'.$N$39];MATCH([.$A23];[$'olah data'.J$4:$'olah data'.J$39];0);2);&quot;&quot;)">
            <text:p/>
          </table:table-cell>
          <table:table-cell table:style-name="ce27" table:formula="of:=IFERROR(INDEX([$'olah data'.$B$4:$'olah data'.$N$39];MATCH([.$A23];[$'olah data'.K$4:$'olah data'.K$39];0);2);&quot;&quot;)">
            <text:p/>
          </table:table-cell>
          <table:table-cell table:style-name="ce27" table:formula="of:=IFERROR(INDEX([$'olah data'.$B$4:$'olah data'.$N$39];MATCH([.$A23];[$'olah data'.L$4:$'olah data'.L$39];0);2);&quot;&quot;)">
            <text:p/>
          </table:table-cell>
          <table:table-cell table:style-name="ce27" table:formula="of:=IFERROR(INDEX([$'olah data'.$B$4:$'olah data'.$N$39];MATCH([.$A23];[$'olah data'.M$4:$'olah data'.M$39];0);2);&quot;&quot;)">
            <text:p/>
          </table:table-cell>
          <table:table-cell table:style-name="ce27" table:formula="of:=IFERROR(INDEX([$'olah data'.$B$4:$'olah data'.$N$39];MATCH([.$A23];[$'olah data'.N$4:$'olah data'.N$39];0);2);&quot;&quot;)">
            <text:p/>
          </table:table-cell>
          <table:table-cell table:style-name="ce27" table:formula="of:=CONCATENATE([.D23];[.E23];[.F23];[.G23];[.H23];[.I23];[.J23];[.K23];[.L23];[.M23];[.N23])" office:value-type="string" office:string-value="Work hardened vs spoiled (8 items)" calcext:value-type="string">
            <text:p>Work hardened vs spoiled (8 items)</text:p>
          </table:table-cell>
          <table:table-cell table:style-name="ce84" table:formula="of:=IFERROR([$'View Input'.Q1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 calcext:value-type="float">
            <text:p>23</text:p>
          </table:table-cell>
          <table:table-cell table:style-name="ce45" office:value-type="float" office:value="5" calcext:value-type="float">
            <text:p>5</text:p>
          </table:table-cell>
          <table:table-cell table:style-name="ce98" table:formula="of:=IF([.R24]=&quot;&quot;;IF([.Q24]=&quot;R&quot;;VLOOKUP([.P24];[$'olah data'.R25:$'olah data'.S29];2);[.P24]);IF([.R24]=[.P24];[.P24];[.Q24]))" office:value-type="float" office:value="0" calcext:value-type="float">
            <text:p>0</text:p>
          </table:table-cell>
          <table:table-cell table:style-name="ce27" table:formula="of:=IFERROR(INDEX([$'olah data'.$B$4:$'olah data'.$N$39];MATCH([.$A24];[$'olah data'.D$4:$'olah data'.D$39];0);2);&quot;&quot;)">
            <text:p/>
          </table:table-cell>
          <table:table-cell table:style-name="ce27" table:formula="of:=IFERROR(INDEX([$'olah data'.$B$4:$'olah data'.$N$39];MATCH([.$A24];[$'olah data'.E$4:$'olah data'.E$39];0);2);&quot;&quot;)" office:value-type="string" office:string-value="Resourcefulness (5 items)" calcext:value-type="string">
            <text:p>Resourcefulness (5 items)</text:p>
          </table:table-cell>
          <table:table-cell table:style-name="ce27" table:formula="of:=IFERROR(INDEX([$'olah data'.$B$4:$'olah data'.$N$39];MATCH([.$A24];[$'olah data'.F$4:$'olah data'.F$39];0);2);&quot;&quot;)">
            <text:p/>
          </table:table-cell>
          <table:table-cell table:style-name="ce27" table:formula="of:=IFERROR(INDEX([$'olah data'.$B$4:$'olah data'.$N$39];MATCH([.$A24];[$'olah data'.G$4:$'olah data'.G$39];0);2);&quot;&quot;)">
            <text:p/>
          </table:table-cell>
          <table:table-cell table:style-name="ce27" table:formula="of:=IFERROR(INDEX([$'olah data'.$B$4:$'olah data'.$N$39];MATCH([.$A24];[$'olah data'.H$4:$'olah data'.H$39];0);2);&quot;&quot;)">
            <text:p/>
          </table:table-cell>
          <table:table-cell table:style-name="ce27" table:formula="of:=IFERROR(INDEX([$'olah data'.$B$4:$'olah data'.$N$39];MATCH([.$A24];[$'olah data'.I$4:$'olah data'.I$39];0);2);&quot;&quot;)">
            <text:p/>
          </table:table-cell>
          <table:table-cell table:style-name="ce27" table:formula="of:=IFERROR(INDEX([$'olah data'.$B$4:$'olah data'.$N$39];MATCH([.$A24];[$'olah data'.J$4:$'olah data'.J$39];0);2);&quot;&quot;)">
            <text:p/>
          </table:table-cell>
          <table:table-cell table:style-name="ce27" table:formula="of:=IFERROR(INDEX([$'olah data'.$B$4:$'olah data'.$N$39];MATCH([.$A24];[$'olah data'.K$4:$'olah data'.K$39];0);2);&quot;&quot;)">
            <text:p/>
          </table:table-cell>
          <table:table-cell table:style-name="ce27" table:formula="of:=IFERROR(INDEX([$'olah data'.$B$4:$'olah data'.$N$39];MATCH([.$A24];[$'olah data'.L$4:$'olah data'.L$39];0);2);&quot;&quot;)">
            <text:p/>
          </table:table-cell>
          <table:table-cell table:style-name="ce27" table:formula="of:=IFERROR(INDEX([$'olah data'.$B$4:$'olah data'.$N$39];MATCH([.$A24];[$'olah data'.M$4:$'olah data'.M$39];0);2);&quot;&quot;)">
            <text:p/>
          </table:table-cell>
          <table:table-cell table:style-name="ce27" table:formula="of:=IFERROR(INDEX([$'olah data'.$B$4:$'olah data'.$N$39];MATCH([.$A24];[$'olah data'.N$4:$'olah data'.N$39];0);2);&quot;&quot;)">
            <text:p/>
          </table:table-cell>
          <table:table-cell table:style-name="ce27" table:formula="of:=CONCATENATE([.D24];[.E24];[.F24];[.G24];[.H24];[.I24];[.J24];[.K24];[.L24];[.M24];[.N24])" office:value-type="string" office:string-value="Resourcefulness (5 items)" calcext:value-type="string">
            <text:p>Resourcefulness (5 items)</text:p>
          </table:table-cell>
          <table:table-cell table:style-name="ce84" table:formula="of:=IFERROR([$'View Input'.Q1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4" calcext:value-type="float">
            <text:p>24</text:p>
          </table:table-cell>
          <table:table-cell table:style-name="ce45" office:value-type="float" office:value="5" calcext:value-type="float">
            <text:p>5</text:p>
          </table:table-cell>
          <table:table-cell table:style-name="ce98" table:formula="of:=IF([.R25]=&quot;&quot;;IF([.Q25]=&quot;R&quot;;VLOOKUP([.P25];[$'olah data'.R26:$'olah data'.S30];2);[.P25]);IF([.R25]=[.P25];[.P25];[.Q25]))" office:value-type="float" office:value="0" calcext:value-type="float">
            <text:p>0</text:p>
          </table:table-cell>
          <table:table-cell table:style-name="ce27" table:formula="of:=IFERROR(INDEX([$'olah data'.$B$4:$'olah data'.$N$39];MATCH([.$A25];[$'olah data'.D$4:$'olah data'.D$39];0);2);&quot;&quot;)" office:value-type="string" office:string-value="Extravagance v. reserve (9 items)" calcext:value-type="string">
            <text:p>Extravagance v. reserve (9 items)</text:p>
          </table:table-cell>
          <table:table-cell table:style-name="ce27" table:formula="of:=IFERROR(INDEX([$'olah data'.$B$4:$'olah data'.$N$39];MATCH([.$A25];[$'olah data'.E$4:$'olah data'.E$39];0);2);&quot;&quot;)">
            <text:p/>
          </table:table-cell>
          <table:table-cell table:style-name="ce27" table:formula="of:=IFERROR(INDEX([$'olah data'.$B$4:$'olah data'.$N$39];MATCH([.$A25];[$'olah data'.F$4:$'olah data'.F$39];0);2);&quot;&quot;)">
            <text:p/>
          </table:table-cell>
          <table:table-cell table:style-name="ce27" table:formula="of:=IFERROR(INDEX([$'olah data'.$B$4:$'olah data'.$N$39];MATCH([.$A25];[$'olah data'.G$4:$'olah data'.G$39];0);2);&quot;&quot;)">
            <text:p/>
          </table:table-cell>
          <table:table-cell table:style-name="ce27" table:formula="of:=IFERROR(INDEX([$'olah data'.$B$4:$'olah data'.$N$39];MATCH([.$A25];[$'olah data'.H$4:$'olah data'.H$39];0);2);&quot;&quot;)">
            <text:p/>
          </table:table-cell>
          <table:table-cell table:style-name="ce27" table:formula="of:=IFERROR(INDEX([$'olah data'.$B$4:$'olah data'.$N$39];MATCH([.$A25];[$'olah data'.I$4:$'olah data'.I$39];0);2);&quot;&quot;)">
            <text:p/>
          </table:table-cell>
          <table:table-cell table:style-name="ce27" table:formula="of:=IFERROR(INDEX([$'olah data'.$B$4:$'olah data'.$N$39];MATCH([.$A25];[$'olah data'.J$4:$'olah data'.J$39];0);2);&quot;&quot;)">
            <text:p/>
          </table:table-cell>
          <table:table-cell table:style-name="ce27" table:formula="of:=IFERROR(INDEX([$'olah data'.$B$4:$'olah data'.$N$39];MATCH([.$A25];[$'olah data'.K$4:$'olah data'.K$39];0);2);&quot;&quot;)">
            <text:p/>
          </table:table-cell>
          <table:table-cell table:style-name="ce27" table:formula="of:=IFERROR(INDEX([$'olah data'.$B$4:$'olah data'.$N$39];MATCH([.$A25];[$'olah data'.L$4:$'olah data'.L$39];0);2);&quot;&quot;)">
            <text:p/>
          </table:table-cell>
          <table:table-cell table:style-name="ce27" table:formula="of:=IFERROR(INDEX([$'olah data'.$B$4:$'olah data'.$N$39];MATCH([.$A25];[$'olah data'.M$4:$'olah data'.M$39];0);2);&quot;&quot;)">
            <text:p/>
          </table:table-cell>
          <table:table-cell table:style-name="ce27" table:formula="of:=IFERROR(INDEX([$'olah data'.$B$4:$'olah data'.$N$39];MATCH([.$A25];[$'olah data'.N$4:$'olah data'.N$39];0);2);&quot;&quot;)">
            <text:p/>
          </table:table-cell>
          <table:table-cell table:style-name="ce27" table:formula="of:=CONCATENATE([.D25];[.E25];[.F25];[.G25];[.H25];[.I25];[.J25];[.K25];[.L25];[.M25];[.N25])" office:value-type="string" office:string-value="Extravagance v. reserve (9 items)" calcext:value-type="string">
            <text:p>Extravagance v. reserve (9 items)</text:p>
          </table:table-cell>
          <table:table-cell table:style-name="ce84" table:formula="of:=IFERROR([$'View Input'.Q1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5" calcext:value-type="float">
            <text:p>25</text:p>
          </table:table-cell>
          <table:table-cell table:style-name="ce45" office:value-type="float" office:value="5" calcext:value-type="float">
            <text:p>5</text:p>
          </table:table-cell>
          <table:table-cell table:style-name="ce98" table:formula="of:=IF([.R26]=&quot;&quot;;IF([.Q26]=&quot;R&quot;;VLOOKUP([.P26];[$'olah data'.R27:$'olah data'.S31];2);[.P26]);IF([.R26]=[.P26];[.P26];[.Q26]))" office:value-type="float" office:value="0" calcext:value-type="float">
            <text:p>0</text:p>
          </table:table-cell>
          <table:table-cell table:style-name="ce27" table:formula="of:=IFERROR(INDEX([$'olah data'.$B$4:$'olah data'.$N$39];MATCH([.$A26];[$'olah data'.D$4:$'olah data'.D$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6];[$'olah data'.E$4:$'olah data'.E$39];0);2);&quot;&quot;)">
            <text:p/>
          </table:table-cell>
          <table:table-cell table:style-name="ce27" table:formula="of:=IFERROR(INDEX([$'olah data'.$B$4:$'olah data'.$N$39];MATCH([.$A26];[$'olah data'.F$4:$'olah data'.F$39];0);2);&quot;&quot;)">
            <text:p/>
          </table:table-cell>
          <table:table-cell table:style-name="ce27" table:formula="of:=IFERROR(INDEX([$'olah data'.$B$4:$'olah data'.$N$39];MATCH([.$A26];[$'olah data'.G$4:$'olah data'.G$39];0);2);&quot;&quot;)">
            <text:p/>
          </table:table-cell>
          <table:table-cell table:style-name="ce27" table:formula="of:=IFERROR(INDEX([$'olah data'.$B$4:$'olah data'.$N$39];MATCH([.$A26];[$'olah data'.H$4:$'olah data'.H$39];0);2);&quot;&quot;)">
            <text:p/>
          </table:table-cell>
          <table:table-cell table:style-name="ce27" table:formula="of:=IFERROR(INDEX([$'olah data'.$B$4:$'olah data'.$N$39];MATCH([.$A26];[$'olah data'.I$4:$'olah data'.I$39];0);2);&quot;&quot;)">
            <text:p/>
          </table:table-cell>
          <table:table-cell table:style-name="ce27" table:formula="of:=IFERROR(INDEX([$'olah data'.$B$4:$'olah data'.$N$39];MATCH([.$A26];[$'olah data'.J$4:$'olah data'.J$39];0);2);&quot;&quot;)">
            <text:p/>
          </table:table-cell>
          <table:table-cell table:style-name="ce27" table:formula="of:=IFERROR(INDEX([$'olah data'.$B$4:$'olah data'.$N$39];MATCH([.$A26];[$'olah data'.K$4:$'olah data'.K$39];0);2);&quot;&quot;)">
            <text:p/>
          </table:table-cell>
          <table:table-cell table:style-name="ce27" table:formula="of:=IFERROR(INDEX([$'olah data'.$B$4:$'olah data'.$N$39];MATCH([.$A26];[$'olah data'.L$4:$'olah data'.L$39];0);2);&quot;&quot;)">
            <text:p/>
          </table:table-cell>
          <table:table-cell table:style-name="ce27" table:formula="of:=IFERROR(INDEX([$'olah data'.$B$4:$'olah data'.$N$39];MATCH([.$A26];[$'olah data'.M$4:$'olah data'.M$39];0);2);&quot;&quot;)">
            <text:p/>
          </table:table-cell>
          <table:table-cell table:style-name="ce27" table:formula="of:=IFERROR(INDEX([$'olah data'.$B$4:$'olah data'.$N$39];MATCH([.$A26];[$'olah data'.N$4:$'olah data'.N$39];0);2);&quot;&quot;)">
            <text:p/>
          </table:table-cell>
          <table:table-cell table:style-name="ce27" table:formula="of:=CONCATENATE([.D26];[.E26];[.F26];[.G26];[.H26];[.I26];[.J26];[.K26];[.L26];[.M26];[.N26])" office:value-type="string" office:string-value="Self-forgetful vs. self-conscious experience (10 items)" calcext:value-type="string">
            <text:p>Self-forgetful vs. self-conscious experience (10 items)</text:p>
          </table:table-cell>
          <table:table-cell table:style-name="ce84" table:formula="of:=IFERROR([$'View Input'.Q1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6" calcext:value-type="float">
            <text:p>26</text:p>
          </table:table-cell>
          <table:table-cell table:style-name="ce45" office:value-type="float" office:value="5" calcext:value-type="float">
            <text:p>5</text:p>
          </table:table-cell>
          <table:table-cell table:style-name="ce98" table:formula="of:=IF([.R27]=&quot;&quot;;IF([.Q27]=&quot;R&quot;;VLOOKUP([.P27];[$'olah data'.R28:$'olah data'.S32];2);[.P27]);IF([.R27]=[.P27];[.P27];[.Q27]))" office:value-type="float" office:value="0" calcext:value-type="float">
            <text:p>0</text:p>
          </table:table-cell>
          <table:table-cell table:style-name="ce27" table:formula="of:=IFERROR(INDEX([$'olah data'.$B$4:$'olah data'.$N$39];MATCH([.$A27];[$'olah data'.D$4:$'olah data'.D$39];0);2);&quot;&quot;)">
            <text:p/>
          </table:table-cell>
          <table:table-cell table:style-name="ce27" table:formula="of:=IFERROR(INDEX([$'olah data'.$B$4:$'olah data'.$N$39];MATCH([.$A27];[$'olah data'.E$4:$'olah data'.E$39];0);2);&quot;&quot;)" office:value-type="string" office:string-value="Dependence (6 items)" calcext:value-type="string">
            <text:p>Dependence (6 items)</text:p>
          </table:table-cell>
          <table:table-cell table:style-name="ce27" table:formula="of:=IFERROR(INDEX([$'olah data'.$B$4:$'olah data'.$N$39];MATCH([.$A27];[$'olah data'.F$4:$'olah data'.F$39];0);2);&quot;&quot;)">
            <text:p/>
          </table:table-cell>
          <table:table-cell table:style-name="ce27" table:formula="of:=IFERROR(INDEX([$'olah data'.$B$4:$'olah data'.$N$39];MATCH([.$A27];[$'olah data'.G$4:$'olah data'.G$39];0);2);&quot;&quot;)">
            <text:p/>
          </table:table-cell>
          <table:table-cell table:style-name="ce27" table:formula="of:=IFERROR(INDEX([$'olah data'.$B$4:$'olah data'.$N$39];MATCH([.$A27];[$'olah data'.H$4:$'olah data'.H$39];0);2);&quot;&quot;)">
            <text:p/>
          </table:table-cell>
          <table:table-cell table:style-name="ce27" table:formula="of:=IFERROR(INDEX([$'olah data'.$B$4:$'olah data'.$N$39];MATCH([.$A27];[$'olah data'.I$4:$'olah data'.I$39];0);2);&quot;&quot;)">
            <text:p/>
          </table:table-cell>
          <table:table-cell table:style-name="ce27" table:formula="of:=IFERROR(INDEX([$'olah data'.$B$4:$'olah data'.$N$39];MATCH([.$A27];[$'olah data'.J$4:$'olah data'.J$39];0);2);&quot;&quot;)">
            <text:p/>
          </table:table-cell>
          <table:table-cell table:style-name="ce27" table:formula="of:=IFERROR(INDEX([$'olah data'.$B$4:$'olah data'.$N$39];MATCH([.$A27];[$'olah data'.K$4:$'olah data'.K$39];0);2);&quot;&quot;)">
            <text:p/>
          </table:table-cell>
          <table:table-cell table:style-name="ce27" table:formula="of:=IFERROR(INDEX([$'olah data'.$B$4:$'olah data'.$N$39];MATCH([.$A27];[$'olah data'.L$4:$'olah data'.L$39];0);2);&quot;&quot;)">
            <text:p/>
          </table:table-cell>
          <table:table-cell table:style-name="ce27" table:formula="of:=IFERROR(INDEX([$'olah data'.$B$4:$'olah data'.$N$39];MATCH([.$A27];[$'olah data'.M$4:$'olah data'.M$39];0);2);&quot;&quot;)">
            <text:p/>
          </table:table-cell>
          <table:table-cell table:style-name="ce27" table:formula="of:=IFERROR(INDEX([$'olah data'.$B$4:$'olah data'.$N$39];MATCH([.$A27];[$'olah data'.N$4:$'olah data'.N$39];0);2);&quot;&quot;)">
            <text:p/>
          </table:table-cell>
          <table:table-cell table:style-name="ce27" table:formula="of:=CONCATENATE([.D27];[.E27];[.F27];[.G27];[.H27];[.I27];[.J27];[.K27];[.L27];[.M27];[.N27])" office:value-type="string" office:string-value="Dependence (6 items)" calcext:value-type="string">
            <text:p>Dependence (6 items)</text:p>
          </table:table-cell>
          <table:table-cell table:style-name="ce84" table:formula="of:=IFERROR([$'View Input'.Q1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7" calcext:value-type="float">
            <text:p>27</text:p>
          </table:table-cell>
          <table:table-cell table:style-name="ce45" office:value-type="float" office:value="5" calcext:value-type="float">
            <text:p>5</text:p>
          </table:table-cell>
          <table:table-cell table:style-name="ce98" table:formula="of:=IF([.R28]=&quot;&quot;;IF([.Q28]=&quot;R&quot;;VLOOKUP([.P28];[$'olah data'.R29:$'olah data'.S33];2);[.P28]);IF([.R28]=[.P28];[.P28];[.Q28]))" office:value-type="float" office:value="0" calcext:value-type="float">
            <text:p>0</text:p>
          </table:table-cell>
          <table:table-cell table:style-name="ce27" table:formula="of:=IFERROR(INDEX([$'olah data'.$B$4:$'olah data'.$N$39];MATCH([.$A28];[$'olah data'.D$4:$'olah data'.D$39];0);2);&quot;&quot;)">
            <text:p/>
          </table:table-cell>
          <table:table-cell table:style-name="ce27" table:formula="of:=IFERROR(INDEX([$'olah data'.$B$4:$'olah data'.$N$39];MATCH([.$A28];[$'olah data'.E$4:$'olah data'.E$39];0);2);&quot;&quot;)">
            <text:p/>
          </table:table-cell>
          <table:table-cell table:style-name="ce27" table:formula="of:=IFERROR(INDEX([$'olah data'.$B$4:$'olah data'.$N$39];MATCH([.$A28];[$'olah data'.F$4:$'olah data'.F$39];0);2);&quot;&quot;)">
            <text:p/>
          </table:table-cell>
          <table:table-cell table:style-name="ce27" table:formula="of:=IFERROR(INDEX([$'olah data'.$B$4:$'olah data'.$N$39];MATCH([.$A28];[$'olah data'.G$4:$'olah data'.G$39];0);2);&quot;&quot;)">
            <text:p/>
          </table:table-cell>
          <table:table-cell table:style-name="ce27" table:formula="of:=IFERROR(INDEX([$'olah data'.$B$4:$'olah data'.$N$39];MATCH([.$A28];[$'olah data'.H$4:$'olah data'.H$39];0);2);&quot;&quot;)" office:value-type="string" office:string-value="Helpfulness vs. unhelpfulness (8 items)" calcext:value-type="string">
            <text:p>Helpfulness vs. unhelpfulness (8 items)</text:p>
          </table:table-cell>
          <table:table-cell table:style-name="ce27" table:formula="of:=IFERROR(INDEX([$'olah data'.$B$4:$'olah data'.$N$39];MATCH([.$A28];[$'olah data'.I$4:$'olah data'.I$39];0);2);&quot;&quot;)">
            <text:p/>
          </table:table-cell>
          <table:table-cell table:style-name="ce27" table:formula="of:=IFERROR(INDEX([$'olah data'.$B$4:$'olah data'.$N$39];MATCH([.$A28];[$'olah data'.J$4:$'olah data'.J$39];0);2);&quot;&quot;)">
            <text:p/>
          </table:table-cell>
          <table:table-cell table:style-name="ce27" table:formula="of:=IFERROR(INDEX([$'olah data'.$B$4:$'olah data'.$N$39];MATCH([.$A28];[$'olah data'.K$4:$'olah data'.K$39];0);2);&quot;&quot;)">
            <text:p/>
          </table:table-cell>
          <table:table-cell table:style-name="ce27" table:formula="of:=IFERROR(INDEX([$'olah data'.$B$4:$'olah data'.$N$39];MATCH([.$A28];[$'olah data'.L$4:$'olah data'.L$39];0);2);&quot;&quot;)">
            <text:p/>
          </table:table-cell>
          <table:table-cell table:style-name="ce27" table:formula="of:=IFERROR(INDEX([$'olah data'.$B$4:$'olah data'.$N$39];MATCH([.$A28];[$'olah data'.M$4:$'olah data'.M$39];0);2);&quot;&quot;)">
            <text:p/>
          </table:table-cell>
          <table:table-cell table:style-name="ce27" table:formula="of:=IFERROR(INDEX([$'olah data'.$B$4:$'olah data'.$N$39];MATCH([.$A28];[$'olah data'.N$4:$'olah data'.N$39];0);2);&quot;&quot;)">
            <text:p/>
          </table:table-cell>
          <table:table-cell table:style-name="ce27" table:formula="of:=CONCATENATE([.D28];[.E28];[.F28];[.G28];[.H28];[.I28];[.J28];[.K28];[.L28];[.M28];[.N28])" office:value-type="string" office:string-value="Helpfulness vs. unhelpfulness (8 items)" calcext:value-type="string">
            <text:p>Helpfulness vs. unhelpfulness (8 items)</text:p>
          </table:table-cell>
          <table:table-cell table:style-name="ce84" table:formula="of:=IFERROR([$'View Input'.Q1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8" calcext:value-type="float">
            <text:p>28</text:p>
          </table:table-cell>
          <table:table-cell table:style-name="ce45" office:value-type="float" office:value="5" calcext:value-type="float">
            <text:p>5</text:p>
          </table:table-cell>
          <table:table-cell table:style-name="ce98" table:formula="of:=IF([.R29]=&quot;&quot;;IF([.Q29]=&quot;R&quot;;VLOOKUP([.P29];[$'olah data'.R30:$'olah data'.S34];2);[.P29]);IF([.R29]=[.P29];[.P29];[.Q29]))" office:value-type="float" office:value="0" calcext:value-type="float">
            <text:p>0</text:p>
          </table:table-cell>
          <table:table-cell table:style-name="ce27" table:formula="of:=IFERROR(INDEX([$'olah data'.$B$4:$'olah data'.$N$39];MATCH([.$A29];[$'olah data'.D$4:$'olah data'.D$39];0);2);&quot;&quot;)">
            <text:p/>
          </table:table-cell>
          <table:table-cell table:style-name="ce27" table:formula="of:=IFERROR(INDEX([$'olah data'.$B$4:$'olah data'.$N$39];MATCH([.$A29];[$'olah data'.E$4:$'olah data'.E$39];0);2);&quot;&quot;)">
            <text:p/>
          </table:table-cell>
          <table:table-cell table:style-name="ce27" table:formula="of:=IFERROR(INDEX([$'olah data'.$B$4:$'olah data'.$N$39];MATCH([.$A29];[$'olah data'.F$4:$'olah data'.F$39];0);2);&quot;&quot;)">
            <text:p/>
          </table:table-cell>
          <table:table-cell table:style-name="ce27" table:formula="of:=IFERROR(INDEX([$'olah data'.$B$4:$'olah data'.$N$39];MATCH([.$A29];[$'olah data'.G$4:$'olah data'.G$39];0);2);&quot;&quot;)">
            <text:p/>
          </table:table-cell>
          <table:table-cell table:style-name="ce27" table:formula="of:=IFERROR(INDEX([$'olah data'.$B$4:$'olah data'.$N$39];MATCH([.$A29];[$'olah data'.H$4:$'olah data'.H$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9];[$'olah data'.I$4:$'olah data'.I$39];0);2);&quot;&quot;)">
            <text:p/>
          </table:table-cell>
          <table:table-cell table:style-name="ce27" table:formula="of:=IFERROR(INDEX([$'olah data'.$B$4:$'olah data'.$N$39];MATCH([.$A29];[$'olah data'.J$4:$'olah data'.J$39];0);2);&quot;&quot;)">
            <text:p/>
          </table:table-cell>
          <table:table-cell table:style-name="ce27" table:formula="of:=IFERROR(INDEX([$'olah data'.$B$4:$'olah data'.$N$39];MATCH([.$A29];[$'olah data'.K$4:$'olah data'.K$39];0);2);&quot;&quot;)">
            <text:p/>
          </table:table-cell>
          <table:table-cell table:style-name="ce27" table:formula="of:=IFERROR(INDEX([$'olah data'.$B$4:$'olah data'.$N$39];MATCH([.$A29];[$'olah data'.L$4:$'olah data'.L$39];0);2);&quot;&quot;)">
            <text:p/>
          </table:table-cell>
          <table:table-cell table:style-name="ce27" table:formula="of:=IFERROR(INDEX([$'olah data'.$B$4:$'olah data'.$N$39];MATCH([.$A29];[$'olah data'.M$4:$'olah data'.M$39];0);2);&quot;&quot;)">
            <text:p/>
          </table:table-cell>
          <table:table-cell table:style-name="ce27" table:formula="of:=IFERROR(INDEX([$'olah data'.$B$4:$'olah data'.$N$39];MATCH([.$A29];[$'olah data'.N$4:$'olah data'.N$39];0);2);&quot;&quot;)">
            <text:p/>
          </table:table-cell>
          <table:table-cell table:style-name="ce27" table:formula="of:=CONCATENATE([.D29];[.E29];[.F29];[.G29];[.H29];[.I29];[.J29];[.K29];[.L29];[.M29];[.N29])" office:value-type="string" office:string-value="Social acceptance vs. social intolerance (8 items)" calcext:value-type="string">
            <text:p>Social acceptance vs. social intolerance (8 items)</text:p>
          </table:table-cell>
          <table:table-cell table:style-name="ce84" table:formula="of:=IFERROR([$'View Input'.Q1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9" calcext:value-type="float">
            <text:p>29</text:p>
          </table:table-cell>
          <table:table-cell table:style-name="ce45" office:value-type="float" office:value="5" calcext:value-type="float">
            <text:p>5</text:p>
          </table:table-cell>
          <table:table-cell table:style-name="ce98" table:formula="of:=IF([.R30]=&quot;&quot;;IF([.Q30]=&quot;R&quot;;VLOOKUP([.P30];[$'olah data'.R31:$'olah data'.S35];2);[.P30]);IF([.R30]=[.P30];[.P30];[.Q30]))" office:value-type="float" office:value="0" calcext:value-type="float">
            <text:p>0</text:p>
          </table:table-cell>
          <table:table-cell table:style-name="ce27" table:formula="of:=IFERROR(INDEX([$'olah data'.$B$4:$'olah data'.$N$39];MATCH([.$A30];[$'olah data'.D$4:$'olah data'.D$39];0);2);&quot;&quot;)">
            <text:p/>
          </table:table-cell>
          <table:table-cell table:style-name="ce27" table:formula="of:=IFERROR(INDEX([$'olah data'.$B$4:$'olah data'.$N$39];MATCH([.$A30];[$'olah data'.E$4:$'olah data'.E$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30];[$'olah data'.F$4:$'olah data'.F$39];0);2);&quot;&quot;)">
            <text:p/>
          </table:table-cell>
          <table:table-cell table:style-name="ce27" table:formula="of:=IFERROR(INDEX([$'olah data'.$B$4:$'olah data'.$N$39];MATCH([.$A30];[$'olah data'.G$4:$'olah data'.G$39];0);2);&quot;&quot;)">
            <text:p/>
          </table:table-cell>
          <table:table-cell table:style-name="ce27" table:formula="of:=IFERROR(INDEX([$'olah data'.$B$4:$'olah data'.$N$39];MATCH([.$A30];[$'olah data'.H$4:$'olah data'.H$39];0);2);&quot;&quot;)">
            <text:p/>
          </table:table-cell>
          <table:table-cell table:style-name="ce27" table:formula="of:=IFERROR(INDEX([$'olah data'.$B$4:$'olah data'.$N$39];MATCH([.$A30];[$'olah data'.I$4:$'olah data'.I$39];0);2);&quot;&quot;)">
            <text:p/>
          </table:table-cell>
          <table:table-cell table:style-name="ce27" table:formula="of:=IFERROR(INDEX([$'olah data'.$B$4:$'olah data'.$N$39];MATCH([.$A30];[$'olah data'.J$4:$'olah data'.J$39];0);2);&quot;&quot;)">
            <text:p/>
          </table:table-cell>
          <table:table-cell table:style-name="ce27" table:formula="of:=IFERROR(INDEX([$'olah data'.$B$4:$'olah data'.$N$39];MATCH([.$A30];[$'olah data'.K$4:$'olah data'.K$39];0);2);&quot;&quot;)">
            <text:p/>
          </table:table-cell>
          <table:table-cell table:style-name="ce27" table:formula="of:=IFERROR(INDEX([$'olah data'.$B$4:$'olah data'.$N$39];MATCH([.$A30];[$'olah data'.L$4:$'olah data'.L$39];0);2);&quot;&quot;)">
            <text:p/>
          </table:table-cell>
          <table:table-cell table:style-name="ce27" table:formula="of:=IFERROR(INDEX([$'olah data'.$B$4:$'olah data'.$N$39];MATCH([.$A30];[$'olah data'.M$4:$'olah data'.M$39];0);2);&quot;&quot;)">
            <text:p/>
          </table:table-cell>
          <table:table-cell table:style-name="ce27" table:formula="of:=IFERROR(INDEX([$'olah data'.$B$4:$'olah data'.$N$39];MATCH([.$A30];[$'olah data'.N$4:$'olah data'.N$39];0);2);&quot;&quot;)">
            <text:p/>
          </table:table-cell>
          <table:table-cell table:style-name="ce27" table:formula="of:=CONCATENATE([.D30];[.E30];[.F30];[.G30];[.H30];[.I30];[.J30];[.K30];[.L30];[.M30];[.N30])" office:value-type="string" office:string-value="Transpersonal identification vs. self-differentiation (8 items)" calcext:value-type="string">
            <text:p>Transpersonal identification vs. self-differentiation (8 items)</text:p>
          </table:table-cell>
          <table:table-cell table:style-name="ce84" table:formula="of:=IFERROR([$'View Input'.Q1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0" calcext:value-type="float">
            <text:p>30</text:p>
          </table:table-cell>
          <table:table-cell table:style-name="ce45" office:value-type="float" office:value="5" calcext:value-type="float">
            <text:p>5</text:p>
          </table:table-cell>
          <table:table-cell table:style-name="ce98" table:formula="of:=IF([.R31]=&quot;&quot;;IF([.Q31]=&quot;R&quot;;VLOOKUP([.P31];[$'olah data'.R32:$'olah data'.S36];2);[.P31]);IF([.R31]=[.P31];[.P31];[.Q31]))" office:value-type="float" office:value="0" calcext:value-type="float">
            <text:p>0</text:p>
          </table:table-cell>
          <table:table-cell table:style-name="ce27" table:formula="of:=IFERROR(INDEX([$'olah data'.$B$4:$'olah data'.$N$39];MATCH([.$A31];[$'olah data'.D$4:$'olah data'.D$39];0);2);&quot;&quot;)">
            <text:p/>
          </table:table-cell>
          <table:table-cell table:style-name="ce27" table:formula="of:=IFERROR(INDEX([$'olah data'.$B$4:$'olah data'.$N$39];MATCH([.$A31];[$'olah data'.E$4:$'olah data'.E$39];0);2);&quot;&quot;)" office:value-type="string" office:string-value="Shyness with strangers (7 items)" calcext:value-type="string">
            <text:p>Shyness with strangers (7 items)</text:p>
          </table:table-cell>
          <table:table-cell table:style-name="ce27" table:formula="of:=IFERROR(INDEX([$'olah data'.$B$4:$'olah data'.$N$39];MATCH([.$A31];[$'olah data'.F$4:$'olah data'.F$39];0);2);&quot;&quot;)">
            <text:p/>
          </table:table-cell>
          <table:table-cell table:style-name="ce27" table:formula="of:=IFERROR(INDEX([$'olah data'.$B$4:$'olah data'.$N$39];MATCH([.$A31];[$'olah data'.G$4:$'olah data'.G$39];0);2);&quot;&quot;)">
            <text:p/>
          </table:table-cell>
          <table:table-cell table:style-name="ce27" table:formula="of:=IFERROR(INDEX([$'olah data'.$B$4:$'olah data'.$N$39];MATCH([.$A31];[$'olah data'.H$4:$'olah data'.H$39];0);2);&quot;&quot;)">
            <text:p/>
          </table:table-cell>
          <table:table-cell table:style-name="ce27" table:formula="of:=IFERROR(INDEX([$'olah data'.$B$4:$'olah data'.$N$39];MATCH([.$A31];[$'olah data'.I$4:$'olah data'.I$39];0);2);&quot;&quot;)">
            <text:p/>
          </table:table-cell>
          <table:table-cell table:style-name="ce27" table:formula="of:=IFERROR(INDEX([$'olah data'.$B$4:$'olah data'.$N$39];MATCH([.$A31];[$'olah data'.J$4:$'olah data'.J$39];0);2);&quot;&quot;)">
            <text:p/>
          </table:table-cell>
          <table:table-cell table:style-name="ce27" table:formula="of:=IFERROR(INDEX([$'olah data'.$B$4:$'olah data'.$N$39];MATCH([.$A31];[$'olah data'.K$4:$'olah data'.K$39];0);2);&quot;&quot;)">
            <text:p/>
          </table:table-cell>
          <table:table-cell table:style-name="ce27" table:formula="of:=IFERROR(INDEX([$'olah data'.$B$4:$'olah data'.$N$39];MATCH([.$A31];[$'olah data'.L$4:$'olah data'.L$39];0);2);&quot;&quot;)">
            <text:p/>
          </table:table-cell>
          <table:table-cell table:style-name="ce27" table:formula="of:=IFERROR(INDEX([$'olah data'.$B$4:$'olah data'.$N$39];MATCH([.$A31];[$'olah data'.M$4:$'olah data'.M$39];0);2);&quot;&quot;)">
            <text:p/>
          </table:table-cell>
          <table:table-cell table:style-name="ce27" table:formula="of:=IFERROR(INDEX([$'olah data'.$B$4:$'olah data'.$N$39];MATCH([.$A31];[$'olah data'.N$4:$'olah data'.N$39];0);2);&quot;&quot;)">
            <text:p/>
          </table:table-cell>
          <table:table-cell table:style-name="ce27" table:formula="of:=CONCATENATE([.D31];[.E31];[.F31];[.G31];[.H31];[.I31];[.J31];[.K31];[.L31];[.M31];[.N31])" office:value-type="string" office:string-value="Shyness with strangers (7 items)" calcext:value-type="string">
            <text:p>Shyness with strangers (7 items)</text:p>
          </table:table-cell>
          <table:table-cell table:style-name="ce84" table:formula="of:=IFERROR([$'View Input'.Q2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1" calcext:value-type="float">
            <text:p>31</text:p>
          </table:table-cell>
          <table:table-cell table:style-name="ce45" office:value-type="float" office:value="5" calcext:value-type="float">
            <text:p>5</text:p>
          </table:table-cell>
          <table:table-cell table:style-name="ce98" table:formula="of:=IF([.R32]=&quot;&quot;;IF([.Q32]=&quot;R&quot;;VLOOKUP([.P32];[$'olah data'.R33:$'olah data'.S37];2);[.P32]);IF([.R32]=[.P32];[.P32];[.Q32]))" office:value-type="float" office:value="0" calcext:value-type="float">
            <text:p>0</text:p>
          </table:table-cell>
          <table:table-cell table:style-name="ce27" table:formula="of:=IFERROR(INDEX([$'olah data'.$B$4:$'olah data'.$N$39];MATCH([.$A32];[$'olah data'.D$4:$'olah data'.D$39];0);2);&quot;&quot;)">
            <text:p/>
          </table:table-cell>
          <table:table-cell table:style-name="ce27" table:formula="of:=IFERROR(INDEX([$'olah data'.$B$4:$'olah data'.$N$39];MATCH([.$A32];[$'olah data'.E$4:$'olah data'.E$39];0);2);&quot;&quot;)" office:value-type="string" office:string-value="Sentimentality (8 items)" calcext:value-type="string">
            <text:p>Sentimentality (8 items)</text:p>
          </table:table-cell>
          <table:table-cell table:style-name="ce27" table:formula="of:=IFERROR(INDEX([$'olah data'.$B$4:$'olah data'.$N$39];MATCH([.$A32];[$'olah data'.F$4:$'olah data'.F$39];0);2);&quot;&quot;)">
            <text:p/>
          </table:table-cell>
          <table:table-cell table:style-name="ce27" table:formula="of:=IFERROR(INDEX([$'olah data'.$B$4:$'olah data'.$N$39];MATCH([.$A32];[$'olah data'.G$4:$'olah data'.G$39];0);2);&quot;&quot;)">
            <text:p/>
          </table:table-cell>
          <table:table-cell table:style-name="ce27" table:formula="of:=IFERROR(INDEX([$'olah data'.$B$4:$'olah data'.$N$39];MATCH([.$A32];[$'olah data'.H$4:$'olah data'.H$39];0);2);&quot;&quot;)">
            <text:p/>
          </table:table-cell>
          <table:table-cell table:style-name="ce27" table:formula="of:=IFERROR(INDEX([$'olah data'.$B$4:$'olah data'.$N$39];MATCH([.$A32];[$'olah data'.I$4:$'olah data'.I$39];0);2);&quot;&quot;)">
            <text:p/>
          </table:table-cell>
          <table:table-cell table:style-name="ce27" table:formula="of:=IFERROR(INDEX([$'olah data'.$B$4:$'olah data'.$N$39];MATCH([.$A32];[$'olah data'.J$4:$'olah data'.J$39];0);2);&quot;&quot;)">
            <text:p/>
          </table:table-cell>
          <table:table-cell table:style-name="ce27" table:formula="of:=IFERROR(INDEX([$'olah data'.$B$4:$'olah data'.$N$39];MATCH([.$A32];[$'olah data'.K$4:$'olah data'.K$39];0);2);&quot;&quot;)">
            <text:p/>
          </table:table-cell>
          <table:table-cell table:style-name="ce27" table:formula="of:=IFERROR(INDEX([$'olah data'.$B$4:$'olah data'.$N$39];MATCH([.$A32];[$'olah data'.L$4:$'olah data'.L$39];0);2);&quot;&quot;)">
            <text:p/>
          </table:table-cell>
          <table:table-cell table:style-name="ce27" table:formula="of:=IFERROR(INDEX([$'olah data'.$B$4:$'olah data'.$N$39];MATCH([.$A32];[$'olah data'.M$4:$'olah data'.M$39];0);2);&quot;&quot;)">
            <text:p/>
          </table:table-cell>
          <table:table-cell table:style-name="ce27" table:formula="of:=IFERROR(INDEX([$'olah data'.$B$4:$'olah data'.$N$39];MATCH([.$A32];[$'olah data'.N$4:$'olah data'.N$39];0);2);&quot;&quot;)">
            <text:p/>
          </table:table-cell>
          <table:table-cell table:style-name="ce27" table:formula="of:=CONCATENATE([.D32];[.E32];[.F32];[.G32];[.H32];[.I32];[.J32];[.K32];[.L32];[.M32];[.N32])" office:value-type="string" office:string-value="Sentimentality (8 items)" calcext:value-type="string">
            <text:p>Sentimentality (8 items)</text:p>
          </table:table-cell>
          <table:table-cell table:style-name="ce84" table:formula="of:=IFERROR([$'View Input'.Q2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2" calcext:value-type="float">
            <text:p>32</text:p>
          </table:table-cell>
          <table:table-cell table:style-name="ce45" office:value-type="float" office:value="5" calcext:value-type="float">
            <text:p>5</text:p>
          </table:table-cell>
          <table:table-cell table:style-name="ce98" table:formula="of:=IF([.R33]=&quot;&quot;;IF([.Q33]=&quot;R&quot;;VLOOKUP([.P33];[$'olah data'.R34:$'olah data'.S38];2);[.P33]);IF([.R33]=[.P33];[.P33];[.Q33]))" office:value-type="float" office:value="0" calcext:value-type="float">
            <text:p>0</text:p>
          </table:table-cell>
          <table:table-cell table:style-name="ce27" table:formula="of:=IFERROR(INDEX([$'olah data'.$B$4:$'olah data'.$N$39];MATCH([.$A33];[$'olah data'.D$4:$'olah data'.D$39];0);2);&quot;&quot;)">
            <text:p/>
          </table:table-cell>
          <table:table-cell table:style-name="ce27" table:formula="of:=IFERROR(INDEX([$'olah data'.$B$4:$'olah data'.$N$39];MATCH([.$A33];[$'olah data'.E$4:$'olah data'.E$39];0);2);&quot;&quot;)">
            <text:p/>
          </table:table-cell>
          <table:table-cell table:style-name="ce27" table:formula="of:=IFERROR(INDEX([$'olah data'.$B$4:$'olah data'.$N$39];MATCH([.$A33];[$'olah data'.F$4:$'olah data'.F$39];0);2);&quot;&quot;)">
            <text:p/>
          </table:table-cell>
          <table:table-cell table:style-name="ce27" table:formula="of:=IFERROR(INDEX([$'olah data'.$B$4:$'olah data'.$N$39];MATCH([.$A33];[$'olah data'.G$4:$'olah data'.G$39];0);2);&quot;&quot;)">
            <text:p/>
          </table:table-cell>
          <table:table-cell table:style-name="ce27" table:formula="of:=IFERROR(INDEX([$'olah data'.$B$4:$'olah data'.$N$39];MATCH([.$A33];[$'olah data'.H$4:$'olah data'.H$39];0);2);&quot;&quot;)">
            <text:p/>
          </table:table-cell>
          <table:table-cell table:style-name="ce27" table:formula="of:=IFERROR(INDEX([$'olah data'.$B$4:$'olah data'.$N$39];MATCH([.$A33];[$'olah data'.I$4:$'olah data'.I$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33];[$'olah data'.J$4:$'olah data'.J$39];0);2);&quot;&quot;)">
            <text:p/>
          </table:table-cell>
          <table:table-cell table:style-name="ce27" table:formula="of:=IFERROR(INDEX([$'olah data'.$B$4:$'olah data'.$N$39];MATCH([.$A33];[$'olah data'.K$4:$'olah data'.K$39];0);2);&quot;&quot;)">
            <text:p/>
          </table:table-cell>
          <table:table-cell table:style-name="ce27" table:formula="of:=IFERROR(INDEX([$'olah data'.$B$4:$'olah data'.$N$39];MATCH([.$A33];[$'olah data'.L$4:$'olah data'.L$39];0);2);&quot;&quot;)">
            <text:p/>
          </table:table-cell>
          <table:table-cell table:style-name="ce27" table:formula="of:=IFERROR(INDEX([$'olah data'.$B$4:$'olah data'.$N$39];MATCH([.$A33];[$'olah data'.M$4:$'olah data'.M$39];0);2);&quot;&quot;)">
            <text:p/>
          </table:table-cell>
          <table:table-cell table:style-name="ce27" table:formula="of:=IFERROR(INDEX([$'olah data'.$B$4:$'olah data'.$N$39];MATCH([.$A33];[$'olah data'.N$4:$'olah data'.N$39];0);2);&quot;&quot;)">
            <text:p/>
          </table:table-cell>
          <table:table-cell table:style-name="ce27" table:formula="of:=CONCATENATE([.D33];[.E33];[.F33];[.G33];[.H33];[.I33];[.J33];[.K33];[.L33];[.M33];[.N33])" office:value-type="string" office:string-value="Spiritual acceptance vs. rational materialism (8 items)" calcext:value-type="string">
            <text:p>Spiritual acceptance vs. rational materialism (8 items)</text:p>
          </table:table-cell>
          <table:table-cell table:style-name="ce84" table:formula="of:=IFERROR([$'View Input'.Q2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3" calcext:value-type="float">
            <text:p>33</text:p>
          </table:table-cell>
          <table:table-cell table:style-name="ce45" office:value-type="float" office:value="5" calcext:value-type="float">
            <text:p>5</text:p>
          </table:table-cell>
          <table:table-cell table:style-name="ce98" table:formula="of:=IF([.R34]=&quot;&quot;;IF([.Q34]=&quot;R&quot;;VLOOKUP([.P34];[$'olah data'.R35:$'olah data'.S39];2);[.P34]);IF([.R34]=[.P34];[.P34];[.Q34]))" office:value-type="float" office:value="0" calcext:value-type="float">
            <text:p>0</text:p>
          </table:table-cell>
          <table:table-cell table:style-name="ce27" table:formula="of:=IFERROR(INDEX([$'olah data'.$B$4:$'olah data'.$N$39];MATCH([.$A34];[$'olah data'.D$4:$'olah data'.D$39];0);2);&quot;&quot;)">
            <text:p/>
          </table:table-cell>
          <table:table-cell table:style-name="ce27" table:formula="of:=IFERROR(INDEX([$'olah data'.$B$4:$'olah data'.$N$39];MATCH([.$A34];[$'olah data'.E$4:$'olah data'.E$39];0);2);&quot;&quot;)">
            <text:p/>
          </table:table-cell>
          <table:table-cell table:style-name="ce27" table:formula="of:=IFERROR(INDEX([$'olah data'.$B$4:$'olah data'.$N$39];MATCH([.$A34];[$'olah data'.F$4:$'olah data'.F$39];0);2);&quot;&quot;)" office:value-type="string" office:string-value="Compassion vs. revengefulness (7 items)" calcext:value-type="string">
            <text:p>Compassion vs. revengefulness (7 items)</text:p>
          </table:table-cell>
          <table:table-cell table:style-name="ce27" table:formula="of:=IFERROR(INDEX([$'olah data'.$B$4:$'olah data'.$N$39];MATCH([.$A34];[$'olah data'.G$4:$'olah data'.G$39];0);2);&quot;&quot;)">
            <text:p/>
          </table:table-cell>
          <table:table-cell table:style-name="ce27" table:formula="of:=IFERROR(INDEX([$'olah data'.$B$4:$'olah data'.$N$39];MATCH([.$A34];[$'olah data'.H$4:$'olah data'.H$39];0);2);&quot;&quot;)">
            <text:p/>
          </table:table-cell>
          <table:table-cell table:style-name="ce27" table:formula="of:=IFERROR(INDEX([$'olah data'.$B$4:$'olah data'.$N$39];MATCH([.$A34];[$'olah data'.I$4:$'olah data'.I$39];0);2);&quot;&quot;)">
            <text:p/>
          </table:table-cell>
          <table:table-cell table:style-name="ce27" table:formula="of:=IFERROR(INDEX([$'olah data'.$B$4:$'olah data'.$N$39];MATCH([.$A34];[$'olah data'.J$4:$'olah data'.J$39];0);2);&quot;&quot;)">
            <text:p/>
          </table:table-cell>
          <table:table-cell table:style-name="ce27" table:formula="of:=IFERROR(INDEX([$'olah data'.$B$4:$'olah data'.$N$39];MATCH([.$A34];[$'olah data'.K$4:$'olah data'.K$39];0);2);&quot;&quot;)">
            <text:p/>
          </table:table-cell>
          <table:table-cell table:style-name="ce27" table:formula="of:=IFERROR(INDEX([$'olah data'.$B$4:$'olah data'.$N$39];MATCH([.$A34];[$'olah data'.L$4:$'olah data'.L$39];0);2);&quot;&quot;)">
            <text:p/>
          </table:table-cell>
          <table:table-cell table:style-name="ce27" table:formula="of:=IFERROR(INDEX([$'olah data'.$B$4:$'olah data'.$N$39];MATCH([.$A34];[$'olah data'.M$4:$'olah data'.M$39];0);2);&quot;&quot;)">
            <text:p/>
          </table:table-cell>
          <table:table-cell table:style-name="ce27" table:formula="of:=IFERROR(INDEX([$'olah data'.$B$4:$'olah data'.$N$39];MATCH([.$A34];[$'olah data'.N$4:$'olah data'.N$39];0);2);&quot;&quot;)">
            <text:p/>
          </table:table-cell>
          <table:table-cell table:style-name="ce27" table:formula="of:=CONCATENATE([.D34];[.E34];[.F34];[.G34];[.H34];[.I34];[.J34];[.K34];[.L34];[.M34];[.N34])" office:value-type="string" office:string-value="Compassion vs. revengefulness (7 items)" calcext:value-type="string">
            <text:p>Compassion vs. revengefulness (7 items)</text:p>
          </table:table-cell>
          <table:table-cell table:style-name="ce84" table:formula="of:=IFERROR([$'View Input'.Q2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4" calcext:value-type="float">
            <text:p>34</text:p>
          </table:table-cell>
          <table:table-cell table:style-name="ce45" office:value-type="float" office:value="5" calcext:value-type="float">
            <text:p>5</text:p>
          </table:table-cell>
          <table:table-cell table:style-name="ce98" table:formula="of:=IF([.R35]=&quot;&quot;;IF([.Q35]=&quot;R&quot;;VLOOKUP([.P35];[$'olah data'.R36:$'olah data'.S40];2);[.P35]);IF([.R35]=[.P35];[.P35];[.Q35]))" office:value-type="float" office:value="0" calcext:value-type="float">
            <text:p>0</text:p>
          </table:table-cell>
          <table:table-cell table:style-name="ce27" table:formula="of:=IFERROR(INDEX([$'olah data'.$B$4:$'olah data'.$N$39];MATCH([.$A35];[$'olah data'.D$4:$'olah data'.D$39];0);2);&quot;&quot;)">
            <text:p/>
          </table:table-cell>
          <table:table-cell table:style-name="ce27" table:formula="of:=IFERROR(INDEX([$'olah data'.$B$4:$'olah data'.$N$39];MATCH([.$A35];[$'olah data'.E$4:$'olah data'.E$39];0);2);&quot;&quot;)">
            <text:p/>
          </table:table-cell>
          <table:table-cell table:style-name="ce27" table:formula="of:=IFERROR(INDEX([$'olah data'.$B$4:$'olah data'.$N$39];MATCH([.$A35];[$'olah data'.F$4:$'olah data'.F$39];0);2);&quot;&quot;)">
            <text:p/>
          </table:table-cell>
          <table:table-cell table:style-name="ce27" table:formula="of:=IFERROR(INDEX([$'olah data'.$B$4:$'olah data'.$N$39];MATCH([.$A35];[$'olah data'.G$4:$'olah data'.G$39];0);2);&quot;&quot;)" office:value-type="string" office:string-value="Responsibility vs. blaming (8 items)" calcext:value-type="string">
            <text:p>Responsibility vs. blaming (8 items)</text:p>
          </table:table-cell>
          <table:table-cell table:style-name="ce27" table:formula="of:=IFERROR(INDEX([$'olah data'.$B$4:$'olah data'.$N$39];MATCH([.$A35];[$'olah data'.H$4:$'olah data'.H$39];0);2);&quot;&quot;)">
            <text:p/>
          </table:table-cell>
          <table:table-cell table:style-name="ce27" table:formula="of:=IFERROR(INDEX([$'olah data'.$B$4:$'olah data'.$N$39];MATCH([.$A35];[$'olah data'.I$4:$'olah data'.I$39];0);2);&quot;&quot;)">
            <text:p/>
          </table:table-cell>
          <table:table-cell table:style-name="ce27" table:formula="of:=IFERROR(INDEX([$'olah data'.$B$4:$'olah data'.$N$39];MATCH([.$A35];[$'olah data'.J$4:$'olah data'.J$39];0);2);&quot;&quot;)">
            <text:p/>
          </table:table-cell>
          <table:table-cell table:style-name="ce27" table:formula="of:=IFERROR(INDEX([$'olah data'.$B$4:$'olah data'.$N$39];MATCH([.$A35];[$'olah data'.K$4:$'olah data'.K$39];0);2);&quot;&quot;)">
            <text:p/>
          </table:table-cell>
          <table:table-cell table:style-name="ce27" table:formula="of:=IFERROR(INDEX([$'olah data'.$B$4:$'olah data'.$N$39];MATCH([.$A35];[$'olah data'.L$4:$'olah data'.L$39];0);2);&quot;&quot;)">
            <text:p/>
          </table:table-cell>
          <table:table-cell table:style-name="ce27" table:formula="of:=IFERROR(INDEX([$'olah data'.$B$4:$'olah data'.$N$39];MATCH([.$A35];[$'olah data'.M$4:$'olah data'.M$39];0);2);&quot;&quot;)">
            <text:p/>
          </table:table-cell>
          <table:table-cell table:style-name="ce27" table:formula="of:=IFERROR(INDEX([$'olah data'.$B$4:$'olah data'.$N$39];MATCH([.$A35];[$'olah data'.N$4:$'olah data'.N$39];0);2);&quot;&quot;)">
            <text:p/>
          </table:table-cell>
          <table:table-cell table:style-name="ce27" table:formula="of:=CONCATENATE([.D35];[.E35];[.F35];[.G35];[.H35];[.I35];[.J35];[.K35];[.L35];[.M35];[.N35])" office:value-type="string" office:string-value="Responsibility vs. blaming (8 items)" calcext:value-type="string">
            <text:p>Responsibility vs. blaming (8 items)</text:p>
          </table:table-cell>
          <table:table-cell table:style-name="ce84" table:formula="of:=IFERROR([$'View Input'.Q2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5" calcext:value-type="float">
            <text:p>35</text:p>
          </table:table-cell>
          <table:table-cell table:style-name="ce45" office:value-type="float" office:value="5" calcext:value-type="float">
            <text:p>5</text:p>
          </table:table-cell>
          <table:table-cell table:style-name="ce98" table:formula="of:=IF([.R36]=&quot;&quot;;IF([.Q36]=&quot;R&quot;;VLOOKUP([.P36];[$'olah data'.R37:$'olah data'.S41];2);[.P36]);IF([.R36]=[.P36];[.P36];[.Q36]))" office:value-type="float" office:value="0" calcext:value-type="float">
            <text:p>0</text:p>
          </table:table-cell>
          <table:table-cell table:style-name="ce27" table:formula="of:=IFERROR(INDEX([$'olah data'.$B$4:$'olah data'.$N$39];MATCH([.$A36];[$'olah data'.D$4:$'olah data'.D$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36];[$'olah data'.E$4:$'olah data'.E$39];0);2);&quot;&quot;)">
            <text:p/>
          </table:table-cell>
          <table:table-cell table:style-name="ce27" table:formula="of:=IFERROR(INDEX([$'olah data'.$B$4:$'olah data'.$N$39];MATCH([.$A36];[$'olah data'.F$4:$'olah data'.F$39];0);2);&quot;&quot;)">
            <text:p/>
          </table:table-cell>
          <table:table-cell table:style-name="ce27" table:formula="of:=IFERROR(INDEX([$'olah data'.$B$4:$'olah data'.$N$39];MATCH([.$A36];[$'olah data'.G$4:$'olah data'.G$39];0);2);&quot;&quot;)">
            <text:p/>
          </table:table-cell>
          <table:table-cell table:style-name="ce27" table:formula="of:=IFERROR(INDEX([$'olah data'.$B$4:$'olah data'.$N$39];MATCH([.$A36];[$'olah data'.H$4:$'olah data'.H$39];0);2);&quot;&quot;)">
            <text:p/>
          </table:table-cell>
          <table:table-cell table:style-name="ce27" table:formula="of:=IFERROR(INDEX([$'olah data'.$B$4:$'olah data'.$N$39];MATCH([.$A36];[$'olah data'.I$4:$'olah data'.I$39];0);2);&quot;&quot;)">
            <text:p/>
          </table:table-cell>
          <table:table-cell table:style-name="ce27" table:formula="of:=IFERROR(INDEX([$'olah data'.$B$4:$'olah data'.$N$39];MATCH([.$A36];[$'olah data'.J$4:$'olah data'.J$39];0);2);&quot;&quot;)">
            <text:p/>
          </table:table-cell>
          <table:table-cell table:style-name="ce27" table:formula="of:=IFERROR(INDEX([$'olah data'.$B$4:$'olah data'.$N$39];MATCH([.$A36];[$'olah data'.K$4:$'olah data'.K$39];0);2);&quot;&quot;)">
            <text:p/>
          </table:table-cell>
          <table:table-cell table:style-name="ce27" table:formula="of:=IFERROR(INDEX([$'olah data'.$B$4:$'olah data'.$N$39];MATCH([.$A36];[$'olah data'.L$4:$'olah data'.L$39];0);2);&quot;&quot;)">
            <text:p/>
          </table:table-cell>
          <table:table-cell table:style-name="ce27" table:formula="of:=IFERROR(INDEX([$'olah data'.$B$4:$'olah data'.$N$39];MATCH([.$A36];[$'olah data'.M$4:$'olah data'.M$39];0);2);&quot;&quot;)">
            <text:p/>
          </table:table-cell>
          <table:table-cell table:style-name="ce27" table:formula="of:=IFERROR(INDEX([$'olah data'.$B$4:$'olah data'.$N$39];MATCH([.$A36];[$'olah data'.N$4:$'olah data'.N$39];0);2);&quot;&quot;)">
            <text:p/>
          </table:table-cell>
          <table:table-cell table:style-name="ce27" table:formula="of:=CONCATENATE([.D36];[.E36];[.F36];[.G36];[.H36];[.I36];[.J36];[.K36];[.L36];[.M36];[.N36])" office:value-type="string" office:string-value="Purposefulness vs. lack of goal direction (6 items)" calcext:value-type="string">
            <text:p>Purposefulness vs. lack of goal direction (6 items)</text:p>
          </table:table-cell>
          <table:table-cell table:style-name="ce84" table:formula="of:=IFERROR([$'View Input'.Q2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6" calcext:value-type="float">
            <text:p>36</text:p>
          </table:table-cell>
          <table:table-cell table:style-name="ce98" office:value-type="string" calcext:value-type="string">
            <text:p>Tidak Mudeng</text:p>
          </table:table-cell>
          <table:table-cell table:style-name="ce98" table:formula="of:=IF([.R37]=&quot;&quot;;IF([.Q37]=&quot;R&quot;;VLOOKUP([.P37];[$'olah data'.R38:$'olah data'.S42];2);[.P37]);IF([.R37]=[.P37];[.P37];[.Q37]))" office:value-type="string" office:string-value="Tidak Mudeng" calcext:value-type="string">
            <text:p>Tidak Mudeng</text:p>
          </table:table-cell>
          <table:table-cell table:style-name="ce27" table:formula="of:=IFERROR(INDEX([$'olah data'.$B$4:$'olah data'.$N$39];MATCH([.$A37];[$'olah data'.D$4:$'olah data'.D$39];0);2);&quot;&quot;)" office:value-type="string" office:string-value="Validity Scale (5 items)" calcext:value-type="string">
            <text:p>Validity Scale (5 items)</text:p>
          </table:table-cell>
          <table:table-cell table:style-name="ce27" table:formula="of:=IFERROR(INDEX([$'olah data'.$B$4:$'olah data'.$N$39];MATCH([.$A37];[$'olah data'.E$4:$'olah data'.E$39];0);2);&quot;&quot;)">
            <text:p/>
          </table:table-cell>
          <table:table-cell table:style-name="ce27" table:formula="of:=IFERROR(INDEX([$'olah data'.$B$4:$'olah data'.$N$39];MATCH([.$A37];[$'olah data'.F$4:$'olah data'.F$39];0);2);&quot;&quot;)">
            <text:p/>
          </table:table-cell>
          <table:table-cell table:style-name="ce27" table:formula="of:=IFERROR(INDEX([$'olah data'.$B$4:$'olah data'.$N$39];MATCH([.$A37];[$'olah data'.G$4:$'olah data'.G$39];0);2);&quot;&quot;)">
            <text:p/>
          </table:table-cell>
          <table:table-cell table:style-name="ce27" table:formula="of:=IFERROR(INDEX([$'olah data'.$B$4:$'olah data'.$N$39];MATCH([.$A37];[$'olah data'.H$4:$'olah data'.H$39];0);2);&quot;&quot;)">
            <text:p/>
          </table:table-cell>
          <table:table-cell table:style-name="ce27" table:formula="of:=IFERROR(INDEX([$'olah data'.$B$4:$'olah data'.$N$39];MATCH([.$A37];[$'olah data'.I$4:$'olah data'.I$39];0);2);&quot;&quot;)">
            <text:p/>
          </table:table-cell>
          <table:table-cell table:style-name="ce27" table:formula="of:=IFERROR(INDEX([$'olah data'.$B$4:$'olah data'.$N$39];MATCH([.$A37];[$'olah data'.J$4:$'olah data'.J$39];0);2);&quot;&quot;)">
            <text:p/>
          </table:table-cell>
          <table:table-cell table:style-name="ce27" table:formula="of:=IFERROR(INDEX([$'olah data'.$B$4:$'olah data'.$N$39];MATCH([.$A37];[$'olah data'.K$4:$'olah data'.K$39];0);2);&quot;&quot;)">
            <text:p/>
          </table:table-cell>
          <table:table-cell table:style-name="ce27" table:formula="of:=IFERROR(INDEX([$'olah data'.$B$4:$'olah data'.$N$39];MATCH([.$A37];[$'olah data'.L$4:$'olah data'.L$39];0);2);&quot;&quot;)">
            <text:p/>
          </table:table-cell>
          <table:table-cell table:style-name="ce27" table:formula="of:=IFERROR(INDEX([$'olah data'.$B$4:$'olah data'.$N$39];MATCH([.$A37];[$'olah data'.M$4:$'olah data'.M$39];0);2);&quot;&quot;)">
            <text:p/>
          </table:table-cell>
          <table:table-cell table:style-name="ce27" table:formula="of:=IFERROR(INDEX([$'olah data'.$B$4:$'olah data'.$N$39];MATCH([.$A37];[$'olah data'.N$4:$'olah data'.N$39];0);2);&quot;&quot;)">
            <text:p/>
          </table:table-cell>
          <table:table-cell table:style-name="ce27" table:formula="of:=CONCATENATE([.D37];[.E37];[.F37];[.G37];[.H37];[.I37];[.J37];[.K37];[.L37];[.M37];[.N37])" office:value-type="string" office:string-value="Validity Scale (5 items)" calcext:value-type="string">
            <text:p>Validity Scale (5 items)</text:p>
          </table:table-cell>
          <table:table-cell table:style-name="ce84" table:formula="of:=IFERROR([$'View Input'.Q26];&quot;&quot;)" office:value-type="float" office:value="0" calcext:value-type="float">
            <text:p>0</text:p>
          </table:table-cell>
          <table:table-cell table:style-name="ce98" office:value-type="string" calcext:value-type="string">
            <text:p>Tidak Mudeng</text:p>
          </table:table-cell>
          <table:table-cell table:style-name="ce46" office:value-type="float" office:value="4" calcext:value-type="float">
            <text:p>4</text:p>
          </table:table-cell>
          <table:table-cell table:number-columns-repeated="1006"/>
        </table:table-row>
        <table:table-row table:style-name="ro3">
          <table:table-cell table:style-name="ce29" office:value-type="float" office:value="37" calcext:value-type="float">
            <text:p>37</text:p>
          </table:table-cell>
          <table:table-cell table:style-name="ce45" office:value-type="float" office:value="5" calcext:value-type="float">
            <text:p>5</text:p>
          </table:table-cell>
          <table:table-cell table:style-name="ce98" table:formula="of:=IF([.R38]=&quot;&quot;;IF([.Q38]=&quot;R&quot;;VLOOKUP([.P38];[$'olah data'.R39:$'olah data'.S43];2);[.P38]);IF([.R38]=[.P38];[.P38];[.Q38]))" office:value-type="float" office:value="0" calcext:value-type="float">
            <text:p>0</text:p>
          </table:table-cell>
          <table:table-cell table:style-name="ce27" table:formula="of:=IFERROR(INDEX([$'olah data'.$B$4:$'olah data'.$N$39];MATCH([.$A38];[$'olah data'.D$4:$'olah data'.D$39];0);2);&quot;&quot;)" office:value-type="string" office:string-value="Ambitious vs underachieving (10 items)" calcext:value-type="string">
            <text:p>Ambitious vs underachieving (10 items)</text:p>
          </table:table-cell>
          <table:table-cell table:style-name="ce27" table:formula="of:=IFERROR(INDEX([$'olah data'.$B$4:$'olah data'.$N$39];MATCH([.$A38];[$'olah data'.E$4:$'olah data'.E$39];0);2);&quot;&quot;)">
            <text:p/>
          </table:table-cell>
          <table:table-cell table:style-name="ce27" table:formula="of:=IFERROR(INDEX([$'olah data'.$B$4:$'olah data'.$N$39];MATCH([.$A38];[$'olah data'.F$4:$'olah data'.F$39];0);2);&quot;&quot;)">
            <text:p/>
          </table:table-cell>
          <table:table-cell table:style-name="ce27" table:formula="of:=IFERROR(INDEX([$'olah data'.$B$4:$'olah data'.$N$39];MATCH([.$A38];[$'olah data'.G$4:$'olah data'.G$39];0);2);&quot;&quot;)">
            <text:p/>
          </table:table-cell>
          <table:table-cell table:style-name="ce27" table:formula="of:=IFERROR(INDEX([$'olah data'.$B$4:$'olah data'.$N$39];MATCH([.$A38];[$'olah data'.H$4:$'olah data'.H$39];0);2);&quot;&quot;)">
            <text:p/>
          </table:table-cell>
          <table:table-cell table:style-name="ce27" table:formula="of:=IFERROR(INDEX([$'olah data'.$B$4:$'olah data'.$N$39];MATCH([.$A38];[$'olah data'.I$4:$'olah data'.I$39];0);2);&quot;&quot;)">
            <text:p/>
          </table:table-cell>
          <table:table-cell table:style-name="ce27" table:formula="of:=IFERROR(INDEX([$'olah data'.$B$4:$'olah data'.$N$39];MATCH([.$A38];[$'olah data'.J$4:$'olah data'.J$39];0);2);&quot;&quot;)">
            <text:p/>
          </table:table-cell>
          <table:table-cell table:style-name="ce27" table:formula="of:=IFERROR(INDEX([$'olah data'.$B$4:$'olah data'.$N$39];MATCH([.$A38];[$'olah data'.K$4:$'olah data'.K$39];0);2);&quot;&quot;)">
            <text:p/>
          </table:table-cell>
          <table:table-cell table:style-name="ce27" table:formula="of:=IFERROR(INDEX([$'olah data'.$B$4:$'olah data'.$N$39];MATCH([.$A38];[$'olah data'.L$4:$'olah data'.L$39];0);2);&quot;&quot;)">
            <text:p/>
          </table:table-cell>
          <table:table-cell table:style-name="ce27" table:formula="of:=IFERROR(INDEX([$'olah data'.$B$4:$'olah data'.$N$39];MATCH([.$A38];[$'olah data'.M$4:$'olah data'.M$39];0);2);&quot;&quot;)">
            <text:p/>
          </table:table-cell>
          <table:table-cell table:style-name="ce27" table:formula="of:=IFERROR(INDEX([$'olah data'.$B$4:$'olah data'.$N$39];MATCH([.$A38];[$'olah data'.N$4:$'olah data'.N$39];0);2);&quot;&quot;)">
            <text:p/>
          </table:table-cell>
          <table:table-cell table:style-name="ce27" table:formula="of:=CONCATENATE([.D38];[.E38];[.F38];[.G38];[.H38];[.I38];[.J38];[.K38];[.L38];[.M38];[.N38])" office:value-type="string" office:string-value="Ambitious vs underachieving (10 items)" calcext:value-type="string">
            <text:p>Ambitious vs underachieving (10 items)</text:p>
          </table:table-cell>
          <table:table-cell table:style-name="ce84" table:formula="of:=IFERROR([$'View Input'.Q2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8" calcext:value-type="float">
            <text:p>38</text:p>
          </table:table-cell>
          <table:table-cell table:style-name="ce45" office:value-type="float" office:value="5" calcext:value-type="float">
            <text:p>5</text:p>
          </table:table-cell>
          <table:table-cell table:style-name="ce98" table:formula="of:=IF([.R39]=&quot;&quot;;IF([.Q39]=&quot;R&quot;;VLOOKUP([.P39];[$'olah data'.R40:$'olah data'.S44];2);[.P39]);IF([.R39]=[.P39];[.P39];[.Q39]))" office:value-type="float" office:value="0" calcext:value-type="float">
            <text:p>0</text:p>
          </table:table-cell>
          <table:table-cell table:style-name="ce27" table:formula="of:=IFERROR(INDEX([$'olah data'.$B$4:$'olah data'.$N$39];MATCH([.$A39];[$'olah data'.D$4:$'olah data'.D$39];0);2);&quot;&quot;)">
            <text:p/>
          </table:table-cell>
          <table:table-cell table:style-name="ce27" table:formula="of:=IFERROR(INDEX([$'olah data'.$B$4:$'olah data'.$N$39];MATCH([.$A39];[$'olah data'.E$4:$'olah data'.E$39];0);2);&quot;&quot;)">
            <text:p/>
          </table:table-cell>
          <table:table-cell table:style-name="ce27" table:formula="of:=IFERROR(INDEX([$'olah data'.$B$4:$'olah data'.$N$39];MATCH([.$A39];[$'olah data'.F$4:$'olah data'.F$39];0);2);&quot;&quot;)">
            <text:p/>
          </table:table-cell>
          <table:table-cell table:style-name="ce27" table:formula="of:=IFERROR(INDEX([$'olah data'.$B$4:$'olah data'.$N$39];MATCH([.$A39];[$'olah data'.G$4:$'olah data'.G$39];0);2);&quot;&quot;)" office:value-type="string" office:string-value="Fear of uncertainty (7 items)" calcext:value-type="string">
            <text:p>Fear of uncertainty (7 items)</text:p>
          </table:table-cell>
          <table:table-cell table:style-name="ce27" table:formula="of:=IFERROR(INDEX([$'olah data'.$B$4:$'olah data'.$N$39];MATCH([.$A39];[$'olah data'.H$4:$'olah data'.H$39];0);2);&quot;&quot;)">
            <text:p/>
          </table:table-cell>
          <table:table-cell table:style-name="ce27" table:formula="of:=IFERROR(INDEX([$'olah data'.$B$4:$'olah data'.$N$39];MATCH([.$A39];[$'olah data'.I$4:$'olah data'.I$39];0);2);&quot;&quot;)">
            <text:p/>
          </table:table-cell>
          <table:table-cell table:style-name="ce27" table:formula="of:=IFERROR(INDEX([$'olah data'.$B$4:$'olah data'.$N$39];MATCH([.$A39];[$'olah data'.J$4:$'olah data'.J$39];0);2);&quot;&quot;)">
            <text:p/>
          </table:table-cell>
          <table:table-cell table:style-name="ce27" table:formula="of:=IFERROR(INDEX([$'olah data'.$B$4:$'olah data'.$N$39];MATCH([.$A39];[$'olah data'.K$4:$'olah data'.K$39];0);2);&quot;&quot;)">
            <text:p/>
          </table:table-cell>
          <table:table-cell table:style-name="ce27" table:formula="of:=IFERROR(INDEX([$'olah data'.$B$4:$'olah data'.$N$39];MATCH([.$A39];[$'olah data'.L$4:$'olah data'.L$39];0);2);&quot;&quot;)">
            <text:p/>
          </table:table-cell>
          <table:table-cell table:style-name="ce27" table:formula="of:=IFERROR(INDEX([$'olah data'.$B$4:$'olah data'.$N$39];MATCH([.$A39];[$'olah data'.M$4:$'olah data'.M$39];0);2);&quot;&quot;)">
            <text:p/>
          </table:table-cell>
          <table:table-cell table:style-name="ce27" table:formula="of:=IFERROR(INDEX([$'olah data'.$B$4:$'olah data'.$N$39];MATCH([.$A39];[$'olah data'.N$4:$'olah data'.N$39];0);2);&quot;&quot;)">
            <text:p/>
          </table:table-cell>
          <table:table-cell table:style-name="ce27" table:formula="of:=CONCATENATE([.D39];[.E39];[.F39];[.G39];[.H39];[.I39];[.J39];[.K39];[.L39];[.M39];[.N39])" office:value-type="string" office:string-value="Fear of uncertainty (7 items)" calcext:value-type="string">
            <text:p>Fear of uncertainty (7 items)</text:p>
          </table:table-cell>
          <table:table-cell table:style-name="ce84" table:formula="of:=IFERROR([$'View Input'.Q2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39" calcext:value-type="float">
            <text:p>39</text:p>
          </table:table-cell>
          <table:table-cell table:style-name="ce45" office:value-type="float" office:value="5" calcext:value-type="float">
            <text:p>5</text:p>
          </table:table-cell>
          <table:table-cell table:style-name="ce98" table:formula="of:=IF([.R40]=&quot;&quot;;IF([.Q40]=&quot;R&quot;;VLOOKUP([.P40];[$'olah data'.R41:$'olah data'.S45];2);[.P40]);IF([.R40]=[.P40];[.P40];[.Q40]))" office:value-type="float" office:value="0" calcext:value-type="float">
            <text:p>0</text:p>
          </table:table-cell>
          <table:table-cell table:style-name="ce27" table:formula="of:=IFERROR(INDEX([$'olah data'.$B$4:$'olah data'.$N$39];MATCH([.$A40];[$'olah data'.D$4:$'olah data'.D$39];0);2);&quot;&quot;)">
            <text:p/>
          </table:table-cell>
          <table:table-cell table:style-name="ce27" table:formula="of:=IFERROR(INDEX([$'olah data'.$B$4:$'olah data'.$N$39];MATCH([.$A40];[$'olah data'.E$4:$'olah data'.E$39];0);2);&quot;&quot;)">
            <text:p/>
          </table:table-cell>
          <table:table-cell table:style-name="ce27" table:formula="of:=IFERROR(INDEX([$'olah data'.$B$4:$'olah data'.$N$39];MATCH([.$A40];[$'olah data'.F$4:$'olah data'.F$39];0);2);&quot;&quot;)" office:value-type="string" office:string-value="Dependence (6 items)" calcext:value-type="string">
            <text:p>Dependence (6 items)</text:p>
          </table:table-cell>
          <table:table-cell table:style-name="ce27" table:formula="of:=IFERROR(INDEX([$'olah data'.$B$4:$'olah data'.$N$39];MATCH([.$A40];[$'olah data'.G$4:$'olah data'.G$39];0);2);&quot;&quot;)">
            <text:p/>
          </table:table-cell>
          <table:table-cell table:style-name="ce27" table:formula="of:=IFERROR(INDEX([$'olah data'.$B$4:$'olah data'.$N$39];MATCH([.$A40];[$'olah data'.H$4:$'olah data'.H$39];0);2);&quot;&quot;)">
            <text:p/>
          </table:table-cell>
          <table:table-cell table:style-name="ce27" table:formula="of:=IFERROR(INDEX([$'olah data'.$B$4:$'olah data'.$N$39];MATCH([.$A40];[$'olah data'.I$4:$'olah data'.I$39];0);2);&quot;&quot;)">
            <text:p/>
          </table:table-cell>
          <table:table-cell table:style-name="ce27" table:formula="of:=IFERROR(INDEX([$'olah data'.$B$4:$'olah data'.$N$39];MATCH([.$A40];[$'olah data'.J$4:$'olah data'.J$39];0);2);&quot;&quot;)">
            <text:p/>
          </table:table-cell>
          <table:table-cell table:style-name="ce27" table:formula="of:=IFERROR(INDEX([$'olah data'.$B$4:$'olah data'.$N$39];MATCH([.$A40];[$'olah data'.K$4:$'olah data'.K$39];0);2);&quot;&quot;)">
            <text:p/>
          </table:table-cell>
          <table:table-cell table:style-name="ce27" table:formula="of:=IFERROR(INDEX([$'olah data'.$B$4:$'olah data'.$N$39];MATCH([.$A40];[$'olah data'.L$4:$'olah data'.L$39];0);2);&quot;&quot;)">
            <text:p/>
          </table:table-cell>
          <table:table-cell table:style-name="ce27" table:formula="of:=IFERROR(INDEX([$'olah data'.$B$4:$'olah data'.$N$39];MATCH([.$A40];[$'olah data'.M$4:$'olah data'.M$39];0);2);&quot;&quot;)">
            <text:p/>
          </table:table-cell>
          <table:table-cell table:style-name="ce27" table:formula="of:=IFERROR(INDEX([$'olah data'.$B$4:$'olah data'.$N$39];MATCH([.$A40];[$'olah data'.N$4:$'olah data'.N$39];0);2);&quot;&quot;)">
            <text:p/>
          </table:table-cell>
          <table:table-cell table:style-name="ce27" table:formula="of:=CONCATENATE([.D40];[.E40];[.F40];[.G40];[.H40];[.I40];[.J40];[.K40];[.L40];[.M40];[.N40])" office:value-type="string" office:string-value="Dependence (6 items)" calcext:value-type="string">
            <text:p>Dependence (6 items)</text:p>
          </table:table-cell>
          <table:table-cell table:style-name="ce84" table:formula="of:=IFERROR([$'View Input'.Q2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0" calcext:value-type="float">
            <text:p>40</text:p>
          </table:table-cell>
          <table:table-cell table:style-name="ce45" office:value-type="float" office:value="5" calcext:value-type="float">
            <text:p>5</text:p>
          </table:table-cell>
          <table:table-cell table:style-name="ce98" table:formula="of:=IF([.R41]=&quot;&quot;;IF([.Q41]=&quot;R&quot;;VLOOKUP([.P41];[$'olah data'.R42:$'olah data'.S46];2);[.P41]);IF([.R41]=[.P41];[.P41];[.Q41]))" office:value-type="float" office:value="0" calcext:value-type="float">
            <text:p>0</text:p>
          </table:table-cell>
          <table:table-cell table:style-name="ce27" table:formula="of:=IFERROR(INDEX([$'olah data'.$B$4:$'olah data'.$N$39];MATCH([.$A41];[$'olah data'.D$4:$'olah data'.D$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41];[$'olah data'.E$4:$'olah data'.E$39];0);2);&quot;&quot;)">
            <text:p/>
          </table:table-cell>
          <table:table-cell table:style-name="ce27" table:formula="of:=IFERROR(INDEX([$'olah data'.$B$4:$'olah data'.$N$39];MATCH([.$A41];[$'olah data'.F$4:$'olah data'.F$39];0);2);&quot;&quot;)">
            <text:p/>
          </table:table-cell>
          <table:table-cell table:style-name="ce27" table:formula="of:=IFERROR(INDEX([$'olah data'.$B$4:$'olah data'.$N$39];MATCH([.$A41];[$'olah data'.G$4:$'olah data'.G$39];0);2);&quot;&quot;)">
            <text:p/>
          </table:table-cell>
          <table:table-cell table:style-name="ce27" table:formula="of:=IFERROR(INDEX([$'olah data'.$B$4:$'olah data'.$N$39];MATCH([.$A41];[$'olah data'.H$4:$'olah data'.H$39];0);2);&quot;&quot;)">
            <text:p/>
          </table:table-cell>
          <table:table-cell table:style-name="ce27" table:formula="of:=IFERROR(INDEX([$'olah data'.$B$4:$'olah data'.$N$39];MATCH([.$A41];[$'olah data'.I$4:$'olah data'.I$39];0);2);&quot;&quot;)">
            <text:p/>
          </table:table-cell>
          <table:table-cell table:style-name="ce27" table:formula="of:=IFERROR(INDEX([$'olah data'.$B$4:$'olah data'.$N$39];MATCH([.$A41];[$'olah data'.J$4:$'olah data'.J$39];0);2);&quot;&quot;)">
            <text:p/>
          </table:table-cell>
          <table:table-cell table:style-name="ce27" table:formula="of:=IFERROR(INDEX([$'olah data'.$B$4:$'olah data'.$N$39];MATCH([.$A41];[$'olah data'.K$4:$'olah data'.K$39];0);2);&quot;&quot;)">
            <text:p/>
          </table:table-cell>
          <table:table-cell table:style-name="ce27" table:formula="of:=IFERROR(INDEX([$'olah data'.$B$4:$'olah data'.$N$39];MATCH([.$A41];[$'olah data'.L$4:$'olah data'.L$39];0);2);&quot;&quot;)">
            <text:p/>
          </table:table-cell>
          <table:table-cell table:style-name="ce27" table:formula="of:=IFERROR(INDEX([$'olah data'.$B$4:$'olah data'.$N$39];MATCH([.$A41];[$'olah data'.M$4:$'olah data'.M$39];0);2);&quot;&quot;)">
            <text:p/>
          </table:table-cell>
          <table:table-cell table:style-name="ce27" table:formula="of:=IFERROR(INDEX([$'olah data'.$B$4:$'olah data'.$N$39];MATCH([.$A41];[$'olah data'.N$4:$'olah data'.N$39];0);2);&quot;&quot;)">
            <text:p/>
          </table:table-cell>
          <table:table-cell table:style-name="ce27" table:formula="of:=CONCATENATE([.D41];[.E41];[.F41];[.G41];[.H41];[.I41];[.J41];[.K41];[.L41];[.M41];[.N41])" office:value-type="string" office:string-value="Pure-hearted conscience vs. self-serving advantage (8 items)" calcext:value-type="string">
            <text:p>Pure-hearted conscience vs. self-serving advantage (8 items)</text:p>
          </table:table-cell>
          <table:table-cell table:style-name="ce84" table:formula="of:=IFERROR([$'View Input'.Q3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1" calcext:value-type="float">
            <text:p>41</text:p>
          </table:table-cell>
          <table:table-cell table:style-name="ce45" office:value-type="float" office:value="5" calcext:value-type="float">
            <text:p>5</text:p>
          </table:table-cell>
          <table:table-cell table:style-name="ce98" table:formula="of:=IF([.R42]=&quot;&quot;;IF([.Q42]=&quot;R&quot;;VLOOKUP([.P42];[$'olah data'.R43:$'olah data'.S47];2);[.P42]);IF([.R42]=[.P42];[.P42];[.Q42]))" office:value-type="float" office:value="0" calcext:value-type="float">
            <text:p>0</text:p>
          </table:table-cell>
          <table:table-cell table:style-name="ce27" table:formula="of:=IFERROR(INDEX([$'olah data'.$B$4:$'olah data'.$N$39];MATCH([.$A42];[$'olah data'.D$4:$'olah data'.D$39];0);2);&quot;&quot;)" office:value-type="string" office:string-value="Empathy vs. social disinterest (5 items)" calcext:value-type="string">
            <text:p>Empathy vs. social disinterest (5 items)</text:p>
          </table:table-cell>
          <table:table-cell table:style-name="ce27" table:formula="of:=IFERROR(INDEX([$'olah data'.$B$4:$'olah data'.$N$39];MATCH([.$A42];[$'olah data'.E$4:$'olah data'.E$39];0);2);&quot;&quot;)">
            <text:p/>
          </table:table-cell>
          <table:table-cell table:style-name="ce27" table:formula="of:=IFERROR(INDEX([$'olah data'.$B$4:$'olah data'.$N$39];MATCH([.$A42];[$'olah data'.F$4:$'olah data'.F$39];0);2);&quot;&quot;)">
            <text:p/>
          </table:table-cell>
          <table:table-cell table:style-name="ce27" table:formula="of:=IFERROR(INDEX([$'olah data'.$B$4:$'olah data'.$N$39];MATCH([.$A42];[$'olah data'.G$4:$'olah data'.G$39];0);2);&quot;&quot;)">
            <text:p/>
          </table:table-cell>
          <table:table-cell table:style-name="ce27" table:formula="of:=IFERROR(INDEX([$'olah data'.$B$4:$'olah data'.$N$39];MATCH([.$A42];[$'olah data'.H$4:$'olah data'.H$39];0);2);&quot;&quot;)">
            <text:p/>
          </table:table-cell>
          <table:table-cell table:style-name="ce27" table:formula="of:=IFERROR(INDEX([$'olah data'.$B$4:$'olah data'.$N$39];MATCH([.$A42];[$'olah data'.I$4:$'olah data'.I$39];0);2);&quot;&quot;)">
            <text:p/>
          </table:table-cell>
          <table:table-cell table:style-name="ce27" table:formula="of:=IFERROR(INDEX([$'olah data'.$B$4:$'olah data'.$N$39];MATCH([.$A42];[$'olah data'.J$4:$'olah data'.J$39];0);2);&quot;&quot;)">
            <text:p/>
          </table:table-cell>
          <table:table-cell table:style-name="ce27" table:formula="of:=IFERROR(INDEX([$'olah data'.$B$4:$'olah data'.$N$39];MATCH([.$A42];[$'olah data'.K$4:$'olah data'.K$39];0);2);&quot;&quot;)">
            <text:p/>
          </table:table-cell>
          <table:table-cell table:style-name="ce27" table:formula="of:=IFERROR(INDEX([$'olah data'.$B$4:$'olah data'.$N$39];MATCH([.$A42];[$'olah data'.L$4:$'olah data'.L$39];0);2);&quot;&quot;)">
            <text:p/>
          </table:table-cell>
          <table:table-cell table:style-name="ce27" table:formula="of:=IFERROR(INDEX([$'olah data'.$B$4:$'olah data'.$N$39];MATCH([.$A42];[$'olah data'.M$4:$'olah data'.M$39];0);2);&quot;&quot;)">
            <text:p/>
          </table:table-cell>
          <table:table-cell table:style-name="ce27" table:formula="of:=IFERROR(INDEX([$'olah data'.$B$4:$'olah data'.$N$39];MATCH([.$A42];[$'olah data'.N$4:$'olah data'.N$39];0);2);&quot;&quot;)">
            <text:p/>
          </table:table-cell>
          <table:table-cell table:style-name="ce27" table:formula="of:=CONCATENATE([.D42];[.E42];[.F42];[.G42];[.H42];[.I42];[.J42];[.K42];[.L42];[.M42];[.N42])" office:value-type="string" office:string-value="Empathy vs. social disinterest (5 items)" calcext:value-type="string">
            <text:p>Empathy vs. social disinterest (5 items)</text:p>
          </table:table-cell>
          <table:table-cell table:style-name="ce84" table:formula="of:=IFERROR([$'View Input'.T1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2" calcext:value-type="float">
            <text:p>42</text:p>
          </table:table-cell>
          <table:table-cell table:style-name="ce45" office:value-type="float" office:value="5" calcext:value-type="float">
            <text:p>5</text:p>
          </table:table-cell>
          <table:table-cell table:style-name="ce98" table:formula="of:=IF([.R43]=&quot;&quot;;IF([.Q43]=&quot;R&quot;;VLOOKUP([.P43];[$'olah data'.R44:$'olah data'.S48];2);[.P43]);IF([.R43]=[.P43];[.P43];[.Q43]))" office:value-type="float" office:value="0" calcext:value-type="float">
            <text:p>0</text:p>
          </table:table-cell>
          <table:table-cell table:style-name="ce27" table:formula="of:=IFERROR(INDEX([$'olah data'.$B$4:$'olah data'.$N$39];MATCH([.$A43];[$'olah data'.D$4:$'olah data'.D$39];0);2);&quot;&quot;)">
            <text:p/>
          </table:table-cell>
          <table:table-cell table:style-name="ce27" table:formula="of:=IFERROR(INDEX([$'olah data'.$B$4:$'olah data'.$N$39];MATCH([.$A43];[$'olah data'.E$4:$'olah data'.E$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43];[$'olah data'.F$4:$'olah data'.F$39];0);2);&quot;&quot;)">
            <text:p/>
          </table:table-cell>
          <table:table-cell table:style-name="ce27" table:formula="of:=IFERROR(INDEX([$'olah data'.$B$4:$'olah data'.$N$39];MATCH([.$A43];[$'olah data'.G$4:$'olah data'.G$39];0);2);&quot;&quot;)">
            <text:p/>
          </table:table-cell>
          <table:table-cell table:style-name="ce27" table:formula="of:=IFERROR(INDEX([$'olah data'.$B$4:$'olah data'.$N$39];MATCH([.$A43];[$'olah data'.H$4:$'olah data'.H$39];0);2);&quot;&quot;)">
            <text:p/>
          </table:table-cell>
          <table:table-cell table:style-name="ce27" table:formula="of:=IFERROR(INDEX([$'olah data'.$B$4:$'olah data'.$N$39];MATCH([.$A43];[$'olah data'.I$4:$'olah data'.I$39];0);2);&quot;&quot;)">
            <text:p/>
          </table:table-cell>
          <table:table-cell table:style-name="ce27" table:formula="of:=IFERROR(INDEX([$'olah data'.$B$4:$'olah data'.$N$39];MATCH([.$A43];[$'olah data'.J$4:$'olah data'.J$39];0);2);&quot;&quot;)">
            <text:p/>
          </table:table-cell>
          <table:table-cell table:style-name="ce27" table:formula="of:=IFERROR(INDEX([$'olah data'.$B$4:$'olah data'.$N$39];MATCH([.$A43];[$'olah data'.K$4:$'olah data'.K$39];0);2);&quot;&quot;)">
            <text:p/>
          </table:table-cell>
          <table:table-cell table:style-name="ce27" table:formula="of:=IFERROR(INDEX([$'olah data'.$B$4:$'olah data'.$N$39];MATCH([.$A43];[$'olah data'.L$4:$'olah data'.L$39];0);2);&quot;&quot;)">
            <text:p/>
          </table:table-cell>
          <table:table-cell table:style-name="ce27" table:formula="of:=IFERROR(INDEX([$'olah data'.$B$4:$'olah data'.$N$39];MATCH([.$A43];[$'olah data'.M$4:$'olah data'.M$39];0);2);&quot;&quot;)">
            <text:p/>
          </table:table-cell>
          <table:table-cell table:style-name="ce27" table:formula="of:=IFERROR(INDEX([$'olah data'.$B$4:$'olah data'.$N$39];MATCH([.$A43];[$'olah data'.N$4:$'olah data'.N$39];0);2);&quot;&quot;)">
            <text:p/>
          </table:table-cell>
          <table:table-cell table:style-name="ce27" table:formula="of:=CONCATENATE([.D43];[.E43];[.F43];[.G43];[.H43];[.I43];[.J43];[.K43];[.L43];[.M43];[.N43])" office:value-type="string" office:string-value="Self-forgetful vs. self-conscious experience (10 items)" calcext:value-type="string">
            <text:p>Self-forgetful vs. self-conscious experience (10 items)</text:p>
          </table:table-cell>
          <table:table-cell table:style-name="ce84" table:formula="of:=IFERROR([$'View Input'.T1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3" calcext:value-type="float">
            <text:p>43</text:p>
          </table:table-cell>
          <table:table-cell table:style-name="ce45" office:value-type="float" office:value="5" calcext:value-type="float">
            <text:p>5</text:p>
          </table:table-cell>
          <table:table-cell table:style-name="ce98" table:formula="of:=IF([.R44]=&quot;&quot;;IF([.Q44]=&quot;R&quot;;VLOOKUP([.P44];[$'olah data'.R45:$'olah data'.S49];2);[.P44]);IF([.R44]=[.P44];[.P44];[.Q44]))" office:value-type="float" office:value="0" calcext:value-type="float">
            <text:p>0</text:p>
          </table:table-cell>
          <table:table-cell table:style-name="ce27" table:formula="of:=IFERROR(INDEX([$'olah data'.$B$4:$'olah data'.$N$39];MATCH([.$A44];[$'olah data'.D$4:$'olah data'.D$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44];[$'olah data'.E$4:$'olah data'.E$39];0);2);&quot;&quot;)">
            <text:p/>
          </table:table-cell>
          <table:table-cell table:style-name="ce27" table:formula="of:=IFERROR(INDEX([$'olah data'.$B$4:$'olah data'.$N$39];MATCH([.$A44];[$'olah data'.F$4:$'olah data'.F$39];0);2);&quot;&quot;)">
            <text:p/>
          </table:table-cell>
          <table:table-cell table:style-name="ce27" table:formula="of:=IFERROR(INDEX([$'olah data'.$B$4:$'olah data'.$N$39];MATCH([.$A44];[$'olah data'.G$4:$'olah data'.G$39];0);2);&quot;&quot;)">
            <text:p/>
          </table:table-cell>
          <table:table-cell table:style-name="ce27" table:formula="of:=IFERROR(INDEX([$'olah data'.$B$4:$'olah data'.$N$39];MATCH([.$A44];[$'olah data'.H$4:$'olah data'.H$39];0);2);&quot;&quot;)">
            <text:p/>
          </table:table-cell>
          <table:table-cell table:style-name="ce27" table:formula="of:=IFERROR(INDEX([$'olah data'.$B$4:$'olah data'.$N$39];MATCH([.$A44];[$'olah data'.I$4:$'olah data'.I$39];0);2);&quot;&quot;)">
            <text:p/>
          </table:table-cell>
          <table:table-cell table:style-name="ce27" table:formula="of:=IFERROR(INDEX([$'olah data'.$B$4:$'olah data'.$N$39];MATCH([.$A44];[$'olah data'.J$4:$'olah data'.J$39];0);2);&quot;&quot;)">
            <text:p/>
          </table:table-cell>
          <table:table-cell table:style-name="ce27" table:formula="of:=IFERROR(INDEX([$'olah data'.$B$4:$'olah data'.$N$39];MATCH([.$A44];[$'olah data'.K$4:$'olah data'.K$39];0);2);&quot;&quot;)">
            <text:p/>
          </table:table-cell>
          <table:table-cell table:style-name="ce27" table:formula="of:=IFERROR(INDEX([$'olah data'.$B$4:$'olah data'.$N$39];MATCH([.$A44];[$'olah data'.L$4:$'olah data'.L$39];0);2);&quot;&quot;)">
            <text:p/>
          </table:table-cell>
          <table:table-cell table:style-name="ce27" table:formula="of:=IFERROR(INDEX([$'olah data'.$B$4:$'olah data'.$N$39];MATCH([.$A44];[$'olah data'.M$4:$'olah data'.M$39];0);2);&quot;&quot;)">
            <text:p/>
          </table:table-cell>
          <table:table-cell table:style-name="ce27" table:formula="of:=IFERROR(INDEX([$'olah data'.$B$4:$'olah data'.$N$39];MATCH([.$A44];[$'olah data'.N$4:$'olah data'.N$39];0);2);&quot;&quot;)">
            <text:p/>
          </table:table-cell>
          <table:table-cell table:style-name="ce27" table:formula="of:=CONCATENATE([.D44];[.E44];[.F44];[.G44];[.H44];[.I44];[.J44];[.K44];[.L44];[.M44];[.N44])" office:value-type="string" office:string-value="Spiritual acceptance vs. rational materialism (8 items)" calcext:value-type="string">
            <text:p>Spiritual acceptance vs. rational materialism (8 items)</text:p>
          </table:table-cell>
          <table:table-cell table:style-name="ce84" table:formula="of:=IFERROR([$'View Input'.T1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4" calcext:value-type="float">
            <text:p>44</text:p>
          </table:table-cell>
          <table:table-cell table:style-name="ce45" office:value-type="float" office:value="5" calcext:value-type="float">
            <text:p>5</text:p>
          </table:table-cell>
          <table:table-cell table:style-name="ce98" table:formula="of:=IF([.R45]=&quot;&quot;;IF([.Q45]=&quot;R&quot;;VLOOKUP([.P45];[$'olah data'.R46:$'olah data'.S50];2);[.P45]);IF([.R45]=[.P45];[.P45];[.Q45]))" office:value-type="float" office:value="0" calcext:value-type="float">
            <text:p>0</text:p>
          </table:table-cell>
          <table:table-cell table:style-name="ce27" table:formula="of:=IFERROR(INDEX([$'olah data'.$B$4:$'olah data'.$N$39];MATCH([.$A45];[$'olah data'.D$4:$'olah data'.D$39];0);2);&quot;&quot;)" office:value-type="string" office:string-value="Disorderliness v. regimentation (7 items)" calcext:value-type="string">
            <text:p>Disorderliness v. regimentation (7 items)</text:p>
          </table:table-cell>
          <table:table-cell table:style-name="ce27" table:formula="of:=IFERROR(INDEX([$'olah data'.$B$4:$'olah data'.$N$39];MATCH([.$A45];[$'olah data'.E$4:$'olah data'.E$39];0);2);&quot;&quot;)">
            <text:p/>
          </table:table-cell>
          <table:table-cell table:style-name="ce27" table:formula="of:=IFERROR(INDEX([$'olah data'.$B$4:$'olah data'.$N$39];MATCH([.$A45];[$'olah data'.F$4:$'olah data'.F$39];0);2);&quot;&quot;)">
            <text:p/>
          </table:table-cell>
          <table:table-cell table:style-name="ce27" table:formula="of:=IFERROR(INDEX([$'olah data'.$B$4:$'olah data'.$N$39];MATCH([.$A45];[$'olah data'.G$4:$'olah data'.G$39];0);2);&quot;&quot;)">
            <text:p/>
          </table:table-cell>
          <table:table-cell table:style-name="ce27" table:formula="of:=IFERROR(INDEX([$'olah data'.$B$4:$'olah data'.$N$39];MATCH([.$A45];[$'olah data'.H$4:$'olah data'.H$39];0);2);&quot;&quot;)">
            <text:p/>
          </table:table-cell>
          <table:table-cell table:style-name="ce27" table:formula="of:=IFERROR(INDEX([$'olah data'.$B$4:$'olah data'.$N$39];MATCH([.$A45];[$'olah data'.I$4:$'olah data'.I$39];0);2);&quot;&quot;)">
            <text:p/>
          </table:table-cell>
          <table:table-cell table:style-name="ce27" table:formula="of:=IFERROR(INDEX([$'olah data'.$B$4:$'olah data'.$N$39];MATCH([.$A45];[$'olah data'.J$4:$'olah data'.J$39];0);2);&quot;&quot;)">
            <text:p/>
          </table:table-cell>
          <table:table-cell table:style-name="ce27" table:formula="of:=IFERROR(INDEX([$'olah data'.$B$4:$'olah data'.$N$39];MATCH([.$A45];[$'olah data'.K$4:$'olah data'.K$39];0);2);&quot;&quot;)">
            <text:p/>
          </table:table-cell>
          <table:table-cell table:style-name="ce27" table:formula="of:=IFERROR(INDEX([$'olah data'.$B$4:$'olah data'.$N$39];MATCH([.$A45];[$'olah data'.L$4:$'olah data'.L$39];0);2);&quot;&quot;)">
            <text:p/>
          </table:table-cell>
          <table:table-cell table:style-name="ce27" table:formula="of:=IFERROR(INDEX([$'olah data'.$B$4:$'olah data'.$N$39];MATCH([.$A45];[$'olah data'.M$4:$'olah data'.M$39];0);2);&quot;&quot;)">
            <text:p/>
          </table:table-cell>
          <table:table-cell table:style-name="ce27" table:formula="of:=IFERROR(INDEX([$'olah data'.$B$4:$'olah data'.$N$39];MATCH([.$A45];[$'olah data'.N$4:$'olah data'.N$39];0);2);&quot;&quot;)">
            <text:p/>
          </table:table-cell>
          <table:table-cell table:style-name="ce27" table:formula="of:=CONCATENATE([.D45];[.E45];[.F45];[.G45];[.H45];[.I45];[.J45];[.K45];[.L45];[.M45];[.N45])" office:value-type="string" office:string-value="Disorderliness v. regimentation (7 items)" calcext:value-type="string">
            <text:p>Disorderliness v. regimentation (7 items)</text:p>
          </table:table-cell>
          <table:table-cell table:style-name="ce84" table:formula="of:=IFERROR([$'View Input'.T1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5" calcext:value-type="float">
            <text:p>45</text:p>
          </table:table-cell>
          <table:table-cell table:style-name="ce45" office:value-type="float" office:value="5" calcext:value-type="float">
            <text:p>5</text:p>
          </table:table-cell>
          <table:table-cell table:style-name="ce98" table:formula="of:=IF([.R46]=&quot;&quot;;IF([.Q46]=&quot;R&quot;;VLOOKUP([.P46];[$'olah data'.R47:$'olah data'.S51];2);[.P46]);IF([.R46]=[.P46];[.P46];[.Q46]))" office:value-type="float" office:value="0" calcext:value-type="float">
            <text:p>0</text:p>
          </table:table-cell>
          <table:table-cell table:style-name="ce27" table:formula="of:=IFERROR(INDEX([$'olah data'.$B$4:$'olah data'.$N$39];MATCH([.$A46];[$'olah data'.D$4:$'olah data'.D$39];0);2);&quot;&quot;)">
            <text:p/>
          </table:table-cell>
          <table:table-cell table:style-name="ce27" table:formula="of:=IFERROR(INDEX([$'olah data'.$B$4:$'olah data'.$N$39];MATCH([.$A46];[$'olah data'.E$4:$'olah data'.E$39];0);2);&quot;&quot;)">
            <text:p/>
          </table:table-cell>
          <table:table-cell table:style-name="ce27" table:formula="of:=IFERROR(INDEX([$'olah data'.$B$4:$'olah data'.$N$39];MATCH([.$A46];[$'olah data'.F$4:$'olah data'.F$39];0);2);&quot;&quot;)" office:value-type="string" office:string-value="Work hardened vs spoiled (8 items)" calcext:value-type="string">
            <text:p>Work hardened vs spoiled (8 items)</text:p>
          </table:table-cell>
          <table:table-cell table:style-name="ce27" table:formula="of:=IFERROR(INDEX([$'olah data'.$B$4:$'olah data'.$N$39];MATCH([.$A46];[$'olah data'.G$4:$'olah data'.G$39];0);2);&quot;&quot;)">
            <text:p/>
          </table:table-cell>
          <table:table-cell table:style-name="ce27" table:formula="of:=IFERROR(INDEX([$'olah data'.$B$4:$'olah data'.$N$39];MATCH([.$A46];[$'olah data'.H$4:$'olah data'.H$39];0);2);&quot;&quot;)">
            <text:p/>
          </table:table-cell>
          <table:table-cell table:style-name="ce27" table:formula="of:=IFERROR(INDEX([$'olah data'.$B$4:$'olah data'.$N$39];MATCH([.$A46];[$'olah data'.I$4:$'olah data'.I$39];0);2);&quot;&quot;)">
            <text:p/>
          </table:table-cell>
          <table:table-cell table:style-name="ce27" table:formula="of:=IFERROR(INDEX([$'olah data'.$B$4:$'olah data'.$N$39];MATCH([.$A46];[$'olah data'.J$4:$'olah data'.J$39];0);2);&quot;&quot;)">
            <text:p/>
          </table:table-cell>
          <table:table-cell table:style-name="ce27" table:formula="of:=IFERROR(INDEX([$'olah data'.$B$4:$'olah data'.$N$39];MATCH([.$A46];[$'olah data'.K$4:$'olah data'.K$39];0);2);&quot;&quot;)">
            <text:p/>
          </table:table-cell>
          <table:table-cell table:style-name="ce27" table:formula="of:=IFERROR(INDEX([$'olah data'.$B$4:$'olah data'.$N$39];MATCH([.$A46];[$'olah data'.L$4:$'olah data'.L$39];0);2);&quot;&quot;)">
            <text:p/>
          </table:table-cell>
          <table:table-cell table:style-name="ce27" table:formula="of:=IFERROR(INDEX([$'olah data'.$B$4:$'olah data'.$N$39];MATCH([.$A46];[$'olah data'.M$4:$'olah data'.M$39];0);2);&quot;&quot;)">
            <text:p/>
          </table:table-cell>
          <table:table-cell table:style-name="ce27" table:formula="of:=IFERROR(INDEX([$'olah data'.$B$4:$'olah data'.$N$39];MATCH([.$A46];[$'olah data'.N$4:$'olah data'.N$39];0);2);&quot;&quot;)">
            <text:p/>
          </table:table-cell>
          <table:table-cell table:style-name="ce27" table:formula="of:=CONCATENATE([.D46];[.E46];[.F46];[.G46];[.H46];[.I46];[.J46];[.K46];[.L46];[.M46];[.N46])" office:value-type="string" office:string-value="Work hardened vs spoiled (8 items)" calcext:value-type="string">
            <text:p>Work hardened vs spoiled (8 items)</text:p>
          </table:table-cell>
          <table:table-cell table:style-name="ce84" table:formula="of:=IFERROR([$'View Input'.T1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6" calcext:value-type="float">
            <text:p>46</text:p>
          </table:table-cell>
          <table:table-cell table:style-name="ce45" office:value-type="float" office:value="5" calcext:value-type="float">
            <text:p>5</text:p>
          </table:table-cell>
          <table:table-cell table:style-name="ce98" table:formula="of:=IF([.R47]=&quot;&quot;;IF([.Q47]=&quot;R&quot;;VLOOKUP([.P47];[$'olah data'.R48:$'olah data'.S52];2);[.P47]);IF([.R47]=[.P47];[.P47];[.Q47]))" office:value-type="float" office:value="0" calcext:value-type="float">
            <text:p>0</text:p>
          </table:table-cell>
          <table:table-cell table:style-name="ce27" table:formula="of:=IFERROR(INDEX([$'olah data'.$B$4:$'olah data'.$N$39];MATCH([.$A47];[$'olah data'.D$4:$'olah data'.D$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47];[$'olah data'.E$4:$'olah data'.E$39];0);2);&quot;&quot;)">
            <text:p/>
          </table:table-cell>
          <table:table-cell table:style-name="ce27" table:formula="of:=IFERROR(INDEX([$'olah data'.$B$4:$'olah data'.$N$39];MATCH([.$A47];[$'olah data'.F$4:$'olah data'.F$39];0);2);&quot;&quot;)">
            <text:p/>
          </table:table-cell>
          <table:table-cell table:style-name="ce27" table:formula="of:=IFERROR(INDEX([$'olah data'.$B$4:$'olah data'.$N$39];MATCH([.$A47];[$'olah data'.G$4:$'olah data'.G$39];0);2);&quot;&quot;)">
            <text:p/>
          </table:table-cell>
          <table:table-cell table:style-name="ce27" table:formula="of:=IFERROR(INDEX([$'olah data'.$B$4:$'olah data'.$N$39];MATCH([.$A47];[$'olah data'.H$4:$'olah data'.H$39];0);2);&quot;&quot;)">
            <text:p/>
          </table:table-cell>
          <table:table-cell table:style-name="ce27" table:formula="of:=IFERROR(INDEX([$'olah data'.$B$4:$'olah data'.$N$39];MATCH([.$A47];[$'olah data'.I$4:$'olah data'.I$39];0);2);&quot;&quot;)">
            <text:p/>
          </table:table-cell>
          <table:table-cell table:style-name="ce27" table:formula="of:=IFERROR(INDEX([$'olah data'.$B$4:$'olah data'.$N$39];MATCH([.$A47];[$'olah data'.J$4:$'olah data'.J$39];0);2);&quot;&quot;)">
            <text:p/>
          </table:table-cell>
          <table:table-cell table:style-name="ce27" table:formula="of:=IFERROR(INDEX([$'olah data'.$B$4:$'olah data'.$N$39];MATCH([.$A47];[$'olah data'.K$4:$'olah data'.K$39];0);2);&quot;&quot;)">
            <text:p/>
          </table:table-cell>
          <table:table-cell table:style-name="ce27" table:formula="of:=IFERROR(INDEX([$'olah data'.$B$4:$'olah data'.$N$39];MATCH([.$A47];[$'olah data'.L$4:$'olah data'.L$39];0);2);&quot;&quot;)">
            <text:p/>
          </table:table-cell>
          <table:table-cell table:style-name="ce27" table:formula="of:=IFERROR(INDEX([$'olah data'.$B$4:$'olah data'.$N$39];MATCH([.$A47];[$'olah data'.M$4:$'olah data'.M$39];0);2);&quot;&quot;)">
            <text:p/>
          </table:table-cell>
          <table:table-cell table:style-name="ce27" table:formula="of:=IFERROR(INDEX([$'olah data'.$B$4:$'olah data'.$N$39];MATCH([.$A47];[$'olah data'.N$4:$'olah data'.N$39];0);2);&quot;&quot;)">
            <text:p/>
          </table:table-cell>
          <table:table-cell table:style-name="ce27" table:formula="of:=CONCATENATE([.D47];[.E47];[.F47];[.G47];[.H47];[.I47];[.J47];[.K47];[.L47];[.M47];[.N47])"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T1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7" calcext:value-type="float">
            <text:p>47</text:p>
          </table:table-cell>
          <table:table-cell table:style-name="ce45" office:value-type="float" office:value="5" calcext:value-type="float">
            <text:p>5</text:p>
          </table:table-cell>
          <table:table-cell table:style-name="ce98" table:formula="of:=IF([.R48]=&quot;&quot;;IF([.Q48]=&quot;R&quot;;VLOOKUP([.P48];[$'olah data'.R49:$'olah data'.S53];2);[.P48]);IF([.R48]=[.P48];[.P48];[.Q48]))" office:value-type="float" office:value="0" calcext:value-type="float">
            <text:p>0</text:p>
          </table:table-cell>
          <table:table-cell table:style-name="ce27" table:formula="of:=IFERROR(INDEX([$'olah data'.$B$4:$'olah data'.$N$39];MATCH([.$A48];[$'olah data'.D$4:$'olah data'.D$39];0);2);&quot;&quot;)">
            <text:p/>
          </table:table-cell>
          <table:table-cell table:style-name="ce27" table:formula="of:=IFERROR(INDEX([$'olah data'.$B$4:$'olah data'.$N$39];MATCH([.$A48];[$'olah data'.E$4:$'olah data'.E$39];0);2);&quot;&quot;)" office:value-type="string" office:string-value="Impulsiveness v. reflection (9 items)" calcext:value-type="string">
            <text:p>Impulsiveness v. reflection (9 items)</text:p>
          </table:table-cell>
          <table:table-cell table:style-name="ce27" table:formula="of:=IFERROR(INDEX([$'olah data'.$B$4:$'olah data'.$N$39];MATCH([.$A48];[$'olah data'.F$4:$'olah data'.F$39];0);2);&quot;&quot;)">
            <text:p/>
          </table:table-cell>
          <table:table-cell table:style-name="ce27" table:formula="of:=IFERROR(INDEX([$'olah data'.$B$4:$'olah data'.$N$39];MATCH([.$A48];[$'olah data'.G$4:$'olah data'.G$39];0);2);&quot;&quot;)">
            <text:p/>
          </table:table-cell>
          <table:table-cell table:style-name="ce27" table:formula="of:=IFERROR(INDEX([$'olah data'.$B$4:$'olah data'.$N$39];MATCH([.$A48];[$'olah data'.H$4:$'olah data'.H$39];0);2);&quot;&quot;)">
            <text:p/>
          </table:table-cell>
          <table:table-cell table:style-name="ce27" table:formula="of:=IFERROR(INDEX([$'olah data'.$B$4:$'olah data'.$N$39];MATCH([.$A48];[$'olah data'.I$4:$'olah data'.I$39];0);2);&quot;&quot;)">
            <text:p/>
          </table:table-cell>
          <table:table-cell table:style-name="ce27" table:formula="of:=IFERROR(INDEX([$'olah data'.$B$4:$'olah data'.$N$39];MATCH([.$A48];[$'olah data'.J$4:$'olah data'.J$39];0);2);&quot;&quot;)">
            <text:p/>
          </table:table-cell>
          <table:table-cell table:style-name="ce27" table:formula="of:=IFERROR(INDEX([$'olah data'.$B$4:$'olah data'.$N$39];MATCH([.$A48];[$'olah data'.K$4:$'olah data'.K$39];0);2);&quot;&quot;)">
            <text:p/>
          </table:table-cell>
          <table:table-cell table:style-name="ce27" table:formula="of:=IFERROR(INDEX([$'olah data'.$B$4:$'olah data'.$N$39];MATCH([.$A48];[$'olah data'.L$4:$'olah data'.L$39];0);2);&quot;&quot;)">
            <text:p/>
          </table:table-cell>
          <table:table-cell table:style-name="ce27" table:formula="of:=IFERROR(INDEX([$'olah data'.$B$4:$'olah data'.$N$39];MATCH([.$A48];[$'olah data'.M$4:$'olah data'.M$39];0);2);&quot;&quot;)">
            <text:p/>
          </table:table-cell>
          <table:table-cell table:style-name="ce27" table:formula="of:=IFERROR(INDEX([$'olah data'.$B$4:$'olah data'.$N$39];MATCH([.$A48];[$'olah data'.N$4:$'olah data'.N$39];0);2);&quot;&quot;)">
            <text:p/>
          </table:table-cell>
          <table:table-cell table:style-name="ce27" table:formula="of:=CONCATENATE([.D48];[.E48];[.F48];[.G48];[.H48];[.I48];[.J48];[.K48];[.L48];[.M48];[.N48])" office:value-type="string" office:string-value="Impulsiveness v. reflection (9 items)" calcext:value-type="string">
            <text:p>Impulsiveness v. reflection (9 items)</text:p>
          </table:table-cell>
          <table:table-cell table:style-name="ce84" table:formula="of:=IFERROR([$'View Input'.T1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8" calcext:value-type="float">
            <text:p>48</text:p>
          </table:table-cell>
          <table:table-cell table:style-name="ce45" office:value-type="float" office:value="5" calcext:value-type="float">
            <text:p>5</text:p>
          </table:table-cell>
          <table:table-cell table:style-name="ce98" table:formula="of:=IF([.R49]=&quot;&quot;;IF([.Q49]=&quot;R&quot;;VLOOKUP([.P49];[$'olah data'.R50:$'olah data'.S54];2);[.P49]);IF([.R49]=[.P49];[.P49];[.Q49]))" office:value-type="float" office:value="0" calcext:value-type="float">
            <text:p>0</text:p>
          </table:table-cell>
          <table:table-cell table:style-name="ce27" table:formula="of:=IFERROR(INDEX([$'olah data'.$B$4:$'olah data'.$N$39];MATCH([.$A49];[$'olah data'.D$4:$'olah data'.D$39];0);2);&quot;&quot;)">
            <text:p/>
          </table:table-cell>
          <table:table-cell table:style-name="ce27" table:formula="of:=IFERROR(INDEX([$'olah data'.$B$4:$'olah data'.$N$39];MATCH([.$A49];[$'olah data'.E$4:$'olah data'.E$39];0);2);&quot;&quot;)">
            <text:p/>
          </table:table-cell>
          <table:table-cell table:style-name="ce27" table:formula="of:=IFERROR(INDEX([$'olah data'.$B$4:$'olah data'.$N$39];MATCH([.$A49];[$'olah data'.F$4:$'olah data'.F$39];0);2);&quot;&quot;)">
            <text:p/>
          </table:table-cell>
          <table:table-cell table:style-name="ce27" table:formula="of:=IFERROR(INDEX([$'olah data'.$B$4:$'olah data'.$N$39];MATCH([.$A49];[$'olah data'.G$4:$'olah data'.G$39];0);2);&quot;&quot;)">
            <text:p/>
          </table:table-cell>
          <table:table-cell table:style-name="ce27" table:formula="of:=IFERROR(INDEX([$'olah data'.$B$4:$'olah data'.$N$39];MATCH([.$A49];[$'olah data'.H$4:$'olah data'.H$39];0);2);&quot;&quot;)">
            <text:p/>
          </table:table-cell>
          <table:table-cell table:style-name="ce27" table:formula="of:=IFERROR(INDEX([$'olah data'.$B$4:$'olah data'.$N$39];MATCH([.$A49];[$'olah data'.I$4:$'olah data'.I$39];0);2);&quot;&quot;)" office:value-type="string" office:string-value="Enlightened second nature (11 items)" calcext:value-type="string">
            <text:p>Enlightened second nature (11 items)</text:p>
          </table:table-cell>
          <table:table-cell table:style-name="ce27" table:formula="of:=IFERROR(INDEX([$'olah data'.$B$4:$'olah data'.$N$39];MATCH([.$A49];[$'olah data'.J$4:$'olah data'.J$39];0);2);&quot;&quot;)">
            <text:p/>
          </table:table-cell>
          <table:table-cell table:style-name="ce27" table:formula="of:=IFERROR(INDEX([$'olah data'.$B$4:$'olah data'.$N$39];MATCH([.$A49];[$'olah data'.K$4:$'olah data'.K$39];0);2);&quot;&quot;)">
            <text:p/>
          </table:table-cell>
          <table:table-cell table:style-name="ce27" table:formula="of:=IFERROR(INDEX([$'olah data'.$B$4:$'olah data'.$N$39];MATCH([.$A49];[$'olah data'.L$4:$'olah data'.L$39];0);2);&quot;&quot;)">
            <text:p/>
          </table:table-cell>
          <table:table-cell table:style-name="ce27" table:formula="of:=IFERROR(INDEX([$'olah data'.$B$4:$'olah data'.$N$39];MATCH([.$A49];[$'olah data'.M$4:$'olah data'.M$39];0);2);&quot;&quot;)">
            <text:p/>
          </table:table-cell>
          <table:table-cell table:style-name="ce27" table:formula="of:=IFERROR(INDEX([$'olah data'.$B$4:$'olah data'.$N$39];MATCH([.$A49];[$'olah data'.N$4:$'olah data'.N$39];0);2);&quot;&quot;)">
            <text:p/>
          </table:table-cell>
          <table:table-cell table:style-name="ce27" table:formula="of:=CONCATENATE([.D49];[.E49];[.F49];[.G49];[.H49];[.I49];[.J49];[.K49];[.L49];[.M49];[.N49])" office:value-type="string" office:string-value="Enlightened second nature (11 items)" calcext:value-type="string">
            <text:p>Enlightened second nature (11 items)</text:p>
          </table:table-cell>
          <table:table-cell table:style-name="ce84" table:formula="of:=IFERROR([$'View Input'.T1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49" calcext:value-type="float">
            <text:p>49</text:p>
          </table:table-cell>
          <table:table-cell table:style-name="ce45" office:value-type="float" office:value="5" calcext:value-type="float">
            <text:p>5</text:p>
          </table:table-cell>
          <table:table-cell table:style-name="ce98" table:formula="of:=IF([.R50]=&quot;&quot;;IF([.Q50]=&quot;R&quot;;VLOOKUP([.P50];[$'olah data'.R51:$'olah data'.S55];2);[.P50]);IF([.R50]=[.P50];[.P50];[.Q50]))" office:value-type="float" office:value="0" calcext:value-type="float">
            <text:p>0</text:p>
          </table:table-cell>
          <table:table-cell table:style-name="ce27" table:formula="of:=IFERROR(INDEX([$'olah data'.$B$4:$'olah data'.$N$39];MATCH([.$A50];[$'olah data'.D$4:$'olah data'.D$39];0);2);&quot;&quot;)">
            <text:p/>
          </table:table-cell>
          <table:table-cell table:style-name="ce27" table:formula="of:=IFERROR(INDEX([$'olah data'.$B$4:$'olah data'.$N$39];MATCH([.$A50];[$'olah data'.E$4:$'olah data'.E$39];0);2);&quot;&quot;)">
            <text:p/>
          </table:table-cell>
          <table:table-cell table:style-name="ce27" table:formula="of:=IFERROR(INDEX([$'olah data'.$B$4:$'olah data'.$N$39];MATCH([.$A50];[$'olah data'.F$4:$'olah data'.F$39];0);2);&quot;&quot;)">
            <text:p/>
          </table:table-cell>
          <table:table-cell table:style-name="ce27" table:formula="of:=IFERROR(INDEX([$'olah data'.$B$4:$'olah data'.$N$39];MATCH([.$A50];[$'olah data'.G$4:$'olah data'.G$39];0);2);&quot;&quot;)">
            <text:p/>
          </table:table-cell>
          <table:table-cell table:style-name="ce27" table:formula="of:=IFERROR(INDEX([$'olah data'.$B$4:$'olah data'.$N$39];MATCH([.$A50];[$'olah data'.H$4:$'olah data'.H$39];0);2);&quot;&quot;)" office:value-type="string" office:string-value="Responsibility vs. blaming (8 items)" calcext:value-type="string">
            <text:p>Responsibility vs. blaming (8 items)</text:p>
          </table:table-cell>
          <table:table-cell table:style-name="ce27" table:formula="of:=IFERROR(INDEX([$'olah data'.$B$4:$'olah data'.$N$39];MATCH([.$A50];[$'olah data'.I$4:$'olah data'.I$39];0);2);&quot;&quot;)">
            <text:p/>
          </table:table-cell>
          <table:table-cell table:style-name="ce27" table:formula="of:=IFERROR(INDEX([$'olah data'.$B$4:$'olah data'.$N$39];MATCH([.$A50];[$'olah data'.J$4:$'olah data'.J$39];0);2);&quot;&quot;)">
            <text:p/>
          </table:table-cell>
          <table:table-cell table:style-name="ce27" table:formula="of:=IFERROR(INDEX([$'olah data'.$B$4:$'olah data'.$N$39];MATCH([.$A50];[$'olah data'.K$4:$'olah data'.K$39];0);2);&quot;&quot;)">
            <text:p/>
          </table:table-cell>
          <table:table-cell table:style-name="ce27" table:formula="of:=IFERROR(INDEX([$'olah data'.$B$4:$'olah data'.$N$39];MATCH([.$A50];[$'olah data'.L$4:$'olah data'.L$39];0);2);&quot;&quot;)">
            <text:p/>
          </table:table-cell>
          <table:table-cell table:style-name="ce27" table:formula="of:=IFERROR(INDEX([$'olah data'.$B$4:$'olah data'.$N$39];MATCH([.$A50];[$'olah data'.M$4:$'olah data'.M$39];0);2);&quot;&quot;)">
            <text:p/>
          </table:table-cell>
          <table:table-cell table:style-name="ce27" table:formula="of:=IFERROR(INDEX([$'olah data'.$B$4:$'olah data'.$N$39];MATCH([.$A50];[$'olah data'.N$4:$'olah data'.N$39];0);2);&quot;&quot;)">
            <text:p/>
          </table:table-cell>
          <table:table-cell table:style-name="ce27" table:formula="of:=CONCATENATE([.D50];[.E50];[.F50];[.G50];[.H50];[.I50];[.J50];[.K50];[.L50];[.M50];[.N50])" office:value-type="string" office:string-value="Responsibility vs. blaming (8 items)" calcext:value-type="string">
            <text:p>Responsibility vs. blaming (8 items)</text:p>
          </table:table-cell>
          <table:table-cell table:style-name="ce84" table:formula="of:=IFERROR([$'View Input'.T1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0" calcext:value-type="float">
            <text:p>50</text:p>
          </table:table-cell>
          <table:table-cell table:style-name="ce45" office:value-type="float" office:value="5" calcext:value-type="float">
            <text:p>5</text:p>
          </table:table-cell>
          <table:table-cell table:style-name="ce98" table:formula="of:=IF([.R51]=&quot;&quot;;IF([.Q51]=&quot;R&quot;;VLOOKUP([.P51];[$'olah data'.R52:$'olah data'.S56];2);[.P51]);IF([.R51]=[.P51];[.P51];[.Q51]))" office:value-type="float" office:value="0" calcext:value-type="float">
            <text:p>0</text:p>
          </table:table-cell>
          <table:table-cell table:style-name="ce27" table:formula="of:=IFERROR(INDEX([$'olah data'.$B$4:$'olah data'.$N$39];MATCH([.$A51];[$'olah data'.D$4:$'olah data'.D$39];0);2);&quot;&quot;)">
            <text:p/>
          </table:table-cell>
          <table:table-cell table:style-name="ce27" table:formula="of:=IFERROR(INDEX([$'olah data'.$B$4:$'olah data'.$N$39];MATCH([.$A51];[$'olah data'.E$4:$'olah data'.E$39];0);2);&quot;&quot;)" office:value-type="string" office:string-value="Helpfulness vs. unhelpfulness (8 items)" calcext:value-type="string">
            <text:p>Helpfulness vs. unhelpfulness (8 items)</text:p>
          </table:table-cell>
          <table:table-cell table:style-name="ce27" table:formula="of:=IFERROR(INDEX([$'olah data'.$B$4:$'olah data'.$N$39];MATCH([.$A51];[$'olah data'.F$4:$'olah data'.F$39];0);2);&quot;&quot;)">
            <text:p/>
          </table:table-cell>
          <table:table-cell table:style-name="ce27" table:formula="of:=IFERROR(INDEX([$'olah data'.$B$4:$'olah data'.$N$39];MATCH([.$A51];[$'olah data'.G$4:$'olah data'.G$39];0);2);&quot;&quot;)">
            <text:p/>
          </table:table-cell>
          <table:table-cell table:style-name="ce27" table:formula="of:=IFERROR(INDEX([$'olah data'.$B$4:$'olah data'.$N$39];MATCH([.$A51];[$'olah data'.H$4:$'olah data'.H$39];0);2);&quot;&quot;)">
            <text:p/>
          </table:table-cell>
          <table:table-cell table:style-name="ce27" table:formula="of:=IFERROR(INDEX([$'olah data'.$B$4:$'olah data'.$N$39];MATCH([.$A51];[$'olah data'.I$4:$'olah data'.I$39];0);2);&quot;&quot;)">
            <text:p/>
          </table:table-cell>
          <table:table-cell table:style-name="ce27" table:formula="of:=IFERROR(INDEX([$'olah data'.$B$4:$'olah data'.$N$39];MATCH([.$A51];[$'olah data'.J$4:$'olah data'.J$39];0);2);&quot;&quot;)">
            <text:p/>
          </table:table-cell>
          <table:table-cell table:style-name="ce27" table:formula="of:=IFERROR(INDEX([$'olah data'.$B$4:$'olah data'.$N$39];MATCH([.$A51];[$'olah data'.K$4:$'olah data'.K$39];0);2);&quot;&quot;)">
            <text:p/>
          </table:table-cell>
          <table:table-cell table:style-name="ce27" table:formula="of:=IFERROR(INDEX([$'olah data'.$B$4:$'olah data'.$N$39];MATCH([.$A51];[$'olah data'.L$4:$'olah data'.L$39];0);2);&quot;&quot;)">
            <text:p/>
          </table:table-cell>
          <table:table-cell table:style-name="ce27" table:formula="of:=IFERROR(INDEX([$'olah data'.$B$4:$'olah data'.$N$39];MATCH([.$A51];[$'olah data'.M$4:$'olah data'.M$39];0);2);&quot;&quot;)">
            <text:p/>
          </table:table-cell>
          <table:table-cell table:style-name="ce27" table:formula="of:=IFERROR(INDEX([$'olah data'.$B$4:$'olah data'.$N$39];MATCH([.$A51];[$'olah data'.N$4:$'olah data'.N$39];0);2);&quot;&quot;)">
            <text:p/>
          </table:table-cell>
          <table:table-cell table:style-name="ce27" table:formula="of:=CONCATENATE([.D51];[.E51];[.F51];[.G51];[.H51];[.I51];[.J51];[.K51];[.L51];[.M51];[.N51])" office:value-type="string" office:string-value="Helpfulness vs. unhelpfulness (8 items)" calcext:value-type="string">
            <text:p>Helpfulness vs. unhelpfulness (8 items)</text:p>
          </table:table-cell>
          <table:table-cell table:style-name="ce84" table:formula="of:=IFERROR([$'View Input'.T2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1" calcext:value-type="float">
            <text:p>51</text:p>
          </table:table-cell>
          <table:table-cell table:style-name="ce45" office:value-type="float" office:value="5" calcext:value-type="float">
            <text:p>5</text:p>
          </table:table-cell>
          <table:table-cell table:style-name="ce98" table:formula="of:=IF([.R52]=&quot;&quot;;IF([.Q52]=&quot;R&quot;;VLOOKUP([.P52];[$'olah data'.R53:$'olah data'.S57];2);[.P52]);IF([.R52]=[.P52];[.P52];[.Q52]))" office:value-type="float" office:value="0" calcext:value-type="float">
            <text:p>0</text:p>
          </table:table-cell>
          <table:table-cell table:style-name="ce27" table:formula="of:=IFERROR(INDEX([$'olah data'.$B$4:$'olah data'.$N$39];MATCH([.$A52];[$'olah data'.D$4:$'olah data'.D$39];0);2);&quot;&quot;)">
            <text:p/>
          </table:table-cell>
          <table:table-cell table:style-name="ce27" table:formula="of:=IFERROR(INDEX([$'olah data'.$B$4:$'olah data'.$N$39];MATCH([.$A52];[$'olah data'.E$4:$'olah data'.E$39];0);2);&quot;&quot;)" office:value-type="string" office:string-value="Disorderliness v. regimentation (7 items)" calcext:value-type="string">
            <text:p>Disorderliness v. regimentation (7 items)</text:p>
          </table:table-cell>
          <table:table-cell table:style-name="ce27" table:formula="of:=IFERROR(INDEX([$'olah data'.$B$4:$'olah data'.$N$39];MATCH([.$A52];[$'olah data'.F$4:$'olah data'.F$39];0);2);&quot;&quot;)">
            <text:p/>
          </table:table-cell>
          <table:table-cell table:style-name="ce27" table:formula="of:=IFERROR(INDEX([$'olah data'.$B$4:$'olah data'.$N$39];MATCH([.$A52];[$'olah data'.G$4:$'olah data'.G$39];0);2);&quot;&quot;)">
            <text:p/>
          </table:table-cell>
          <table:table-cell table:style-name="ce27" table:formula="of:=IFERROR(INDEX([$'olah data'.$B$4:$'olah data'.$N$39];MATCH([.$A52];[$'olah data'.H$4:$'olah data'.H$39];0);2);&quot;&quot;)">
            <text:p/>
          </table:table-cell>
          <table:table-cell table:style-name="ce27" table:formula="of:=IFERROR(INDEX([$'olah data'.$B$4:$'olah data'.$N$39];MATCH([.$A52];[$'olah data'.I$4:$'olah data'.I$39];0);2);&quot;&quot;)">
            <text:p/>
          </table:table-cell>
          <table:table-cell table:style-name="ce27" table:formula="of:=IFERROR(INDEX([$'olah data'.$B$4:$'olah data'.$N$39];MATCH([.$A52];[$'olah data'.J$4:$'olah data'.J$39];0);2);&quot;&quot;)">
            <text:p/>
          </table:table-cell>
          <table:table-cell table:style-name="ce27" table:formula="of:=IFERROR(INDEX([$'olah data'.$B$4:$'olah data'.$N$39];MATCH([.$A52];[$'olah data'.K$4:$'olah data'.K$39];0);2);&quot;&quot;)">
            <text:p/>
          </table:table-cell>
          <table:table-cell table:style-name="ce27" table:formula="of:=IFERROR(INDEX([$'olah data'.$B$4:$'olah data'.$N$39];MATCH([.$A52];[$'olah data'.L$4:$'olah data'.L$39];0);2);&quot;&quot;)">
            <text:p/>
          </table:table-cell>
          <table:table-cell table:style-name="ce27" table:formula="of:=IFERROR(INDEX([$'olah data'.$B$4:$'olah data'.$N$39];MATCH([.$A52];[$'olah data'.M$4:$'olah data'.M$39];0);2);&quot;&quot;)">
            <text:p/>
          </table:table-cell>
          <table:table-cell table:style-name="ce27" table:formula="of:=IFERROR(INDEX([$'olah data'.$B$4:$'olah data'.$N$39];MATCH([.$A52];[$'olah data'.N$4:$'olah data'.N$39];0);2);&quot;&quot;)">
            <text:p/>
          </table:table-cell>
          <table:table-cell table:style-name="ce27" table:formula="of:=CONCATENATE([.D52];[.E52];[.F52];[.G52];[.H52];[.I52];[.J52];[.K52];[.L52];[.M52];[.N52])" office:value-type="string" office:string-value="Disorderliness v. regimentation (7 items)" calcext:value-type="string">
            <text:p>Disorderliness v. regimentation (7 items)</text:p>
          </table:table-cell>
          <table:table-cell table:style-name="ce84" table:formula="of:=IFERROR([$'View Input'.T2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2" calcext:value-type="float">
            <text:p>52</text:p>
          </table:table-cell>
          <table:table-cell table:style-name="ce45" office:value-type="float" office:value="5" calcext:value-type="float">
            <text:p>5</text:p>
          </table:table-cell>
          <table:table-cell table:style-name="ce98" table:formula="of:=IF([.R53]=&quot;&quot;;IF([.Q53]=&quot;R&quot;;VLOOKUP([.P53];[$'olah data'.R54:$'olah data'.S58];2);[.P53]);IF([.R53]=[.P53];[.P53];[.Q53]))" office:value-type="float" office:value="0" calcext:value-type="float">
            <text:p>0</text:p>
          </table:table-cell>
          <table:table-cell table:style-name="ce27" table:formula="of:=IFERROR(INDEX([$'olah data'.$B$4:$'olah data'.$N$39];MATCH([.$A53];[$'olah data'.D$4:$'olah data'.D$39];0);2);&quot;&quot;)">
            <text:p/>
          </table:table-cell>
          <table:table-cell table:style-name="ce27" table:formula="of:=IFERROR(INDEX([$'olah data'.$B$4:$'olah data'.$N$39];MATCH([.$A53];[$'olah data'.E$4:$'olah data'.E$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53];[$'olah data'.F$4:$'olah data'.F$39];0);2);&quot;&quot;)">
            <text:p/>
          </table:table-cell>
          <table:table-cell table:style-name="ce27" table:formula="of:=IFERROR(INDEX([$'olah data'.$B$4:$'olah data'.$N$39];MATCH([.$A53];[$'olah data'.G$4:$'olah data'.G$39];0);2);&quot;&quot;)">
            <text:p/>
          </table:table-cell>
          <table:table-cell table:style-name="ce27" table:formula="of:=IFERROR(INDEX([$'olah data'.$B$4:$'olah data'.$N$39];MATCH([.$A53];[$'olah data'.H$4:$'olah data'.H$39];0);2);&quot;&quot;)">
            <text:p/>
          </table:table-cell>
          <table:table-cell table:style-name="ce27" table:formula="of:=IFERROR(INDEX([$'olah data'.$B$4:$'olah data'.$N$39];MATCH([.$A53];[$'olah data'.I$4:$'olah data'.I$39];0);2);&quot;&quot;)">
            <text:p/>
          </table:table-cell>
          <table:table-cell table:style-name="ce27" table:formula="of:=IFERROR(INDEX([$'olah data'.$B$4:$'olah data'.$N$39];MATCH([.$A53];[$'olah data'.J$4:$'olah data'.J$39];0);2);&quot;&quot;)">
            <text:p/>
          </table:table-cell>
          <table:table-cell table:style-name="ce27" table:formula="of:=IFERROR(INDEX([$'olah data'.$B$4:$'olah data'.$N$39];MATCH([.$A53];[$'olah data'.K$4:$'olah data'.K$39];0);2);&quot;&quot;)">
            <text:p/>
          </table:table-cell>
          <table:table-cell table:style-name="ce27" table:formula="of:=IFERROR(INDEX([$'olah data'.$B$4:$'olah data'.$N$39];MATCH([.$A53];[$'olah data'.L$4:$'olah data'.L$39];0);2);&quot;&quot;)">
            <text:p/>
          </table:table-cell>
          <table:table-cell table:style-name="ce27" table:formula="of:=IFERROR(INDEX([$'olah data'.$B$4:$'olah data'.$N$39];MATCH([.$A53];[$'olah data'.M$4:$'olah data'.M$39];0);2);&quot;&quot;)">
            <text:p/>
          </table:table-cell>
          <table:table-cell table:style-name="ce27" table:formula="of:=IFERROR(INDEX([$'olah data'.$B$4:$'olah data'.$N$39];MATCH([.$A53];[$'olah data'.N$4:$'olah data'.N$39];0);2);&quot;&quot;)">
            <text:p/>
          </table:table-cell>
          <table:table-cell table:style-name="ce27" table:formula="of:=CONCATENATE([.D53];[.E53];[.F53];[.G53];[.H53];[.I53];[.J53];[.K53];[.L53];[.M53];[.N53])" office:value-type="string" office:string-value="Spiritual acceptance vs. rational materialism (8 items)" calcext:value-type="string">
            <text:p>Spiritual acceptance vs. rational materialism (8 items)</text:p>
          </table:table-cell>
          <table:table-cell table:style-name="ce84" table:formula="of:=IFERROR([$'View Input'.T2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3" calcext:value-type="float">
            <text:p>53</text:p>
          </table:table-cell>
          <table:table-cell table:style-name="ce45" office:value-type="float" office:value="5" calcext:value-type="float">
            <text:p>5</text:p>
          </table:table-cell>
          <table:table-cell table:style-name="ce98" table:formula="of:=IF([.R54]=&quot;&quot;;IF([.Q54]=&quot;R&quot;;VLOOKUP([.P54];[$'olah data'.R55:$'olah data'.S59];2);[.P54]);IF([.R54]=[.P54];[.P54];[.Q54]))" office:value-type="float" office:value="0" calcext:value-type="float">
            <text:p>0</text:p>
          </table:table-cell>
          <table:table-cell table:style-name="ce27" table:formula="of:=IFERROR(INDEX([$'olah data'.$B$4:$'olah data'.$N$39];MATCH([.$A54];[$'olah data'.D$4:$'olah data'.D$39];0);2);&quot;&quot;)">
            <text:p/>
          </table:table-cell>
          <table:table-cell table:style-name="ce27" table:formula="of:=IFERROR(INDEX([$'olah data'.$B$4:$'olah data'.$N$39];MATCH([.$A54];[$'olah data'.E$4:$'olah data'.E$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54];[$'olah data'.F$4:$'olah data'.F$39];0);2);&quot;&quot;)">
            <text:p/>
          </table:table-cell>
          <table:table-cell table:style-name="ce27" table:formula="of:=IFERROR(INDEX([$'olah data'.$B$4:$'olah data'.$N$39];MATCH([.$A54];[$'olah data'.G$4:$'olah data'.G$39];0);2);&quot;&quot;)">
            <text:p/>
          </table:table-cell>
          <table:table-cell table:style-name="ce27" table:formula="of:=IFERROR(INDEX([$'olah data'.$B$4:$'olah data'.$N$39];MATCH([.$A54];[$'olah data'.H$4:$'olah data'.H$39];0);2);&quot;&quot;)">
            <text:p/>
          </table:table-cell>
          <table:table-cell table:style-name="ce27" table:formula="of:=IFERROR(INDEX([$'olah data'.$B$4:$'olah data'.$N$39];MATCH([.$A54];[$'olah data'.I$4:$'olah data'.I$39];0);2);&quot;&quot;)">
            <text:p/>
          </table:table-cell>
          <table:table-cell table:style-name="ce27" table:formula="of:=IFERROR(INDEX([$'olah data'.$B$4:$'olah data'.$N$39];MATCH([.$A54];[$'olah data'.J$4:$'olah data'.J$39];0);2);&quot;&quot;)">
            <text:p/>
          </table:table-cell>
          <table:table-cell table:style-name="ce27" table:formula="of:=IFERROR(INDEX([$'olah data'.$B$4:$'olah data'.$N$39];MATCH([.$A54];[$'olah data'.K$4:$'olah data'.K$39];0);2);&quot;&quot;)">
            <text:p/>
          </table:table-cell>
          <table:table-cell table:style-name="ce27" table:formula="of:=IFERROR(INDEX([$'olah data'.$B$4:$'olah data'.$N$39];MATCH([.$A54];[$'olah data'.L$4:$'olah data'.L$39];0);2);&quot;&quot;)">
            <text:p/>
          </table:table-cell>
          <table:table-cell table:style-name="ce27" table:formula="of:=IFERROR(INDEX([$'olah data'.$B$4:$'olah data'.$N$39];MATCH([.$A54];[$'olah data'.M$4:$'olah data'.M$39];0);2);&quot;&quot;)">
            <text:p/>
          </table:table-cell>
          <table:table-cell table:style-name="ce27" table:formula="of:=IFERROR(INDEX([$'olah data'.$B$4:$'olah data'.$N$39];MATCH([.$A54];[$'olah data'.N$4:$'olah data'.N$39];0);2);&quot;&quot;)">
            <text:p/>
          </table:table-cell>
          <table:table-cell table:style-name="ce27" table:formula="of:=CONCATENATE([.D54];[.E54];[.F54];[.G54];[.H54];[.I54];[.J54];[.K54];[.L54];[.M54];[.N54])" office:value-type="string" office:string-value="Exploratory excitability v. stoic rigidity (10 items)" calcext:value-type="string">
            <text:p>Exploratory excitability v. stoic rigidity (10 items)</text:p>
          </table:table-cell>
          <table:table-cell table:style-name="ce84" table:formula="of:=IFERROR([$'View Input'.T2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4" calcext:value-type="float">
            <text:p>54</text:p>
          </table:table-cell>
          <table:table-cell table:style-name="ce45" office:value-type="float" office:value="5" calcext:value-type="float">
            <text:p>5</text:p>
          </table:table-cell>
          <table:table-cell table:style-name="ce98" table:formula="of:=IF([.R55]=&quot;&quot;;IF([.Q55]=&quot;R&quot;;VLOOKUP([.P55];[$'olah data'.R56:$'olah data'.S60];2);[.P55]);IF([.R55]=[.P55];[.P55];[.Q55]))" office:value-type="float" office:value="0" calcext:value-type="float">
            <text:p>0</text:p>
          </table:table-cell>
          <table:table-cell table:style-name="ce27" table:formula="of:=IFERROR(INDEX([$'olah data'.$B$4:$'olah data'.$N$39];MATCH([.$A55];[$'olah data'.D$4:$'olah data'.D$39];0);2);&quot;&quot;)">
            <text:p/>
          </table:table-cell>
          <table:table-cell table:style-name="ce27" table:formula="of:=IFERROR(INDEX([$'olah data'.$B$4:$'olah data'.$N$39];MATCH([.$A55];[$'olah data'.E$4:$'olah data'.E$39];0);2);&quot;&quot;)">
            <text:p/>
          </table:table-cell>
          <table:table-cell table:style-name="ce27" table:formula="of:=IFERROR(INDEX([$'olah data'.$B$4:$'olah data'.$N$39];MATCH([.$A55];[$'olah data'.F$4:$'olah data'.F$39];0);2);&quot;&quot;)" office:value-type="string" office:string-value="Sentimentality (8 items)" calcext:value-type="string">
            <text:p>Sentimentality (8 items)</text:p>
          </table:table-cell>
          <table:table-cell table:style-name="ce27" table:formula="of:=IFERROR(INDEX([$'olah data'.$B$4:$'olah data'.$N$39];MATCH([.$A55];[$'olah data'.G$4:$'olah data'.G$39];0);2);&quot;&quot;)">
            <text:p/>
          </table:table-cell>
          <table:table-cell table:style-name="ce27" table:formula="of:=IFERROR(INDEX([$'olah data'.$B$4:$'olah data'.$N$39];MATCH([.$A55];[$'olah data'.H$4:$'olah data'.H$39];0);2);&quot;&quot;)">
            <text:p/>
          </table:table-cell>
          <table:table-cell table:style-name="ce27" table:formula="of:=IFERROR(INDEX([$'olah data'.$B$4:$'olah data'.$N$39];MATCH([.$A55];[$'olah data'.I$4:$'olah data'.I$39];0);2);&quot;&quot;)">
            <text:p/>
          </table:table-cell>
          <table:table-cell table:style-name="ce27" table:formula="of:=IFERROR(INDEX([$'olah data'.$B$4:$'olah data'.$N$39];MATCH([.$A55];[$'olah data'.J$4:$'olah data'.J$39];0);2);&quot;&quot;)">
            <text:p/>
          </table:table-cell>
          <table:table-cell table:style-name="ce27" table:formula="of:=IFERROR(INDEX([$'olah data'.$B$4:$'olah data'.$N$39];MATCH([.$A55];[$'olah data'.K$4:$'olah data'.K$39];0);2);&quot;&quot;)">
            <text:p/>
          </table:table-cell>
          <table:table-cell table:style-name="ce27" table:formula="of:=IFERROR(INDEX([$'olah data'.$B$4:$'olah data'.$N$39];MATCH([.$A55];[$'olah data'.L$4:$'olah data'.L$39];0);2);&quot;&quot;)">
            <text:p/>
          </table:table-cell>
          <table:table-cell table:style-name="ce27" table:formula="of:=IFERROR(INDEX([$'olah data'.$B$4:$'olah data'.$N$39];MATCH([.$A55];[$'olah data'.M$4:$'olah data'.M$39];0);2);&quot;&quot;)">
            <text:p/>
          </table:table-cell>
          <table:table-cell table:style-name="ce27" table:formula="of:=IFERROR(INDEX([$'olah data'.$B$4:$'olah data'.$N$39];MATCH([.$A55];[$'olah data'.N$4:$'olah data'.N$39];0);2);&quot;&quot;)">
            <text:p/>
          </table:table-cell>
          <table:table-cell table:style-name="ce27" table:formula="of:=CONCATENATE([.D55];[.E55];[.F55];[.G55];[.H55];[.I55];[.J55];[.K55];[.L55];[.M55];[.N55])" office:value-type="string" office:string-value="Sentimentality (8 items)" calcext:value-type="string">
            <text:p>Sentimentality (8 items)</text:p>
          </table:table-cell>
          <table:table-cell table:style-name="ce84" table:formula="of:=IFERROR([$'View Input'.T2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5" calcext:value-type="float">
            <text:p>55</text:p>
          </table:table-cell>
          <table:table-cell table:style-name="ce45" office:value-type="float" office:value="5" calcext:value-type="float">
            <text:p>5</text:p>
          </table:table-cell>
          <table:table-cell table:style-name="ce98" table:formula="of:=IF([.R56]=&quot;&quot;;IF([.Q56]=&quot;R&quot;;VLOOKUP([.P56];[$'olah data'.R57:$'olah data'.S61];2);[.P56]);IF([.R56]=[.P56];[.P56];[.Q56]))" office:value-type="float" office:value="0" calcext:value-type="float">
            <text:p>0</text:p>
          </table:table-cell>
          <table:table-cell table:style-name="ce27" table:formula="of:=IFERROR(INDEX([$'olah data'.$B$4:$'olah data'.$N$39];MATCH([.$A56];[$'olah data'.D$4:$'olah data'.D$39];0);2);&quot;&quot;)" office:value-type="string" office:string-value="Perfectionist vs pragmatist (8 items)" calcext:value-type="string">
            <text:p>Perfectionist vs pragmatist (8 items)</text:p>
          </table:table-cell>
          <table:table-cell table:style-name="ce27" table:formula="of:=IFERROR(INDEX([$'olah data'.$B$4:$'olah data'.$N$39];MATCH([.$A56];[$'olah data'.E$4:$'olah data'.E$39];0);2);&quot;&quot;)">
            <text:p/>
          </table:table-cell>
          <table:table-cell table:style-name="ce27" table:formula="of:=IFERROR(INDEX([$'olah data'.$B$4:$'olah data'.$N$39];MATCH([.$A56];[$'olah data'.F$4:$'olah data'.F$39];0);2);&quot;&quot;)">
            <text:p/>
          </table:table-cell>
          <table:table-cell table:style-name="ce27" table:formula="of:=IFERROR(INDEX([$'olah data'.$B$4:$'olah data'.$N$39];MATCH([.$A56];[$'olah data'.G$4:$'olah data'.G$39];0);2);&quot;&quot;)">
            <text:p/>
          </table:table-cell>
          <table:table-cell table:style-name="ce27" table:formula="of:=IFERROR(INDEX([$'olah data'.$B$4:$'olah data'.$N$39];MATCH([.$A56];[$'olah data'.H$4:$'olah data'.H$39];0);2);&quot;&quot;)">
            <text:p/>
          </table:table-cell>
          <table:table-cell table:style-name="ce27" table:formula="of:=IFERROR(INDEX([$'olah data'.$B$4:$'olah data'.$N$39];MATCH([.$A56];[$'olah data'.I$4:$'olah data'.I$39];0);2);&quot;&quot;)">
            <text:p/>
          </table:table-cell>
          <table:table-cell table:style-name="ce27" table:formula="of:=IFERROR(INDEX([$'olah data'.$B$4:$'olah data'.$N$39];MATCH([.$A56];[$'olah data'.J$4:$'olah data'.J$39];0);2);&quot;&quot;)">
            <text:p/>
          </table:table-cell>
          <table:table-cell table:style-name="ce27" table:formula="of:=IFERROR(INDEX([$'olah data'.$B$4:$'olah data'.$N$39];MATCH([.$A56];[$'olah data'.K$4:$'olah data'.K$39];0);2);&quot;&quot;)">
            <text:p/>
          </table:table-cell>
          <table:table-cell table:style-name="ce27" table:formula="of:=IFERROR(INDEX([$'olah data'.$B$4:$'olah data'.$N$39];MATCH([.$A56];[$'olah data'.L$4:$'olah data'.L$39];0);2);&quot;&quot;)">
            <text:p/>
          </table:table-cell>
          <table:table-cell table:style-name="ce27" table:formula="of:=IFERROR(INDEX([$'olah data'.$B$4:$'olah data'.$N$39];MATCH([.$A56];[$'olah data'.M$4:$'olah data'.M$39];0);2);&quot;&quot;)">
            <text:p/>
          </table:table-cell>
          <table:table-cell table:style-name="ce27" table:formula="of:=IFERROR(INDEX([$'olah data'.$B$4:$'olah data'.$N$39];MATCH([.$A56];[$'olah data'.N$4:$'olah data'.N$39];0);2);&quot;&quot;)">
            <text:p/>
          </table:table-cell>
          <table:table-cell table:style-name="ce27" table:formula="of:=CONCATENATE([.D56];[.E56];[.F56];[.G56];[.H56];[.I56];[.J56];[.K56];[.L56];[.M56];[.N56])" office:value-type="string" office:string-value="Perfectionist vs pragmatist (8 items)" calcext:value-type="string">
            <text:p>Perfectionist vs pragmatist (8 items)</text:p>
          </table:table-cell>
          <table:table-cell table:style-name="ce84" table:formula="of:=IFERROR([$'View Input'.T2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6" calcext:value-type="float">
            <text:p>56</text:p>
          </table:table-cell>
          <table:table-cell table:style-name="ce45" office:value-type="float" office:value="5" calcext:value-type="float">
            <text:p>5</text:p>
          </table:table-cell>
          <table:table-cell table:style-name="ce98" table:formula="of:=IF([.R57]=&quot;&quot;;IF([.Q57]=&quot;R&quot;;VLOOKUP([.P57];[$'olah data'.R58:$'olah data'.S62];2);[.P57]);IF([.R57]=[.P57];[.P57];[.Q57]))" office:value-type="float" office:value="0" calcext:value-type="float">
            <text:p>0</text:p>
          </table:table-cell>
          <table:table-cell table:style-name="ce27" table:formula="of:=IFERROR(INDEX([$'olah data'.$B$4:$'olah data'.$N$39];MATCH([.$A57];[$'olah data'.D$4:$'olah data'.D$39];0);2);&quot;&quot;)">
            <text:p/>
          </table:table-cell>
          <table:table-cell table:style-name="ce27" table:formula="of:=IFERROR(INDEX([$'olah data'.$B$4:$'olah data'.$N$39];MATCH([.$A57];[$'olah data'.E$4:$'olah data'.E$39];0);2);&quot;&quot;)">
            <text:p/>
          </table:table-cell>
          <table:table-cell table:style-name="ce27" table:formula="of:=IFERROR(INDEX([$'olah data'.$B$4:$'olah data'.$N$39];MATCH([.$A57];[$'olah data'.F$4:$'olah data'.F$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57];[$'olah data'.G$4:$'olah data'.G$39];0);2);&quot;&quot;)">
            <text:p/>
          </table:table-cell>
          <table:table-cell table:style-name="ce27" table:formula="of:=IFERROR(INDEX([$'olah data'.$B$4:$'olah data'.$N$39];MATCH([.$A57];[$'olah data'.H$4:$'olah data'.H$39];0);2);&quot;&quot;)">
            <text:p/>
          </table:table-cell>
          <table:table-cell table:style-name="ce27" table:formula="of:=IFERROR(INDEX([$'olah data'.$B$4:$'olah data'.$N$39];MATCH([.$A57];[$'olah data'.I$4:$'olah data'.I$39];0);2);&quot;&quot;)">
            <text:p/>
          </table:table-cell>
          <table:table-cell table:style-name="ce27" table:formula="of:=IFERROR(INDEX([$'olah data'.$B$4:$'olah data'.$N$39];MATCH([.$A57];[$'olah data'.J$4:$'olah data'.J$39];0);2);&quot;&quot;)">
            <text:p/>
          </table:table-cell>
          <table:table-cell table:style-name="ce27" table:formula="of:=IFERROR(INDEX([$'olah data'.$B$4:$'olah data'.$N$39];MATCH([.$A57];[$'olah data'.K$4:$'olah data'.K$39];0);2);&quot;&quot;)">
            <text:p/>
          </table:table-cell>
          <table:table-cell table:style-name="ce27" table:formula="of:=IFERROR(INDEX([$'olah data'.$B$4:$'olah data'.$N$39];MATCH([.$A57];[$'olah data'.L$4:$'olah data'.L$39];0);2);&quot;&quot;)">
            <text:p/>
          </table:table-cell>
          <table:table-cell table:style-name="ce27" table:formula="of:=IFERROR(INDEX([$'olah data'.$B$4:$'olah data'.$N$39];MATCH([.$A57];[$'olah data'.M$4:$'olah data'.M$39];0);2);&quot;&quot;)">
            <text:p/>
          </table:table-cell>
          <table:table-cell table:style-name="ce27" table:formula="of:=IFERROR(INDEX([$'olah data'.$B$4:$'olah data'.$N$39];MATCH([.$A57];[$'olah data'.N$4:$'olah data'.N$39];0);2);&quot;&quot;)">
            <text:p/>
          </table:table-cell>
          <table:table-cell table:style-name="ce27" table:formula="of:=CONCATENATE([.D57];[.E57];[.F57];[.G57];[.H57];[.I57];[.J57];[.K57];[.L57];[.M57];[.N57])" office:value-type="string" office:string-value="Self-forgetful vs. self-conscious experience (10 items)" calcext:value-type="string">
            <text:p>Self-forgetful vs. self-conscious experience (10 items)</text:p>
          </table:table-cell>
          <table:table-cell table:style-name="ce84" table:formula="of:=IFERROR([$'View Input'.T2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7" calcext:value-type="float">
            <text:p>57</text:p>
          </table:table-cell>
          <table:table-cell table:style-name="ce45" office:value-type="float" office:value="5" calcext:value-type="float">
            <text:p>5</text:p>
          </table:table-cell>
          <table:table-cell table:style-name="ce98" table:formula="of:=IF([.R58]=&quot;&quot;;IF([.Q58]=&quot;R&quot;;VLOOKUP([.P58];[$'olah data'.R59:$'olah data'.S63];2);[.P58]);IF([.R58]=[.P58];[.P58];[.Q58]))" office:value-type="float" office:value="0" calcext:value-type="float">
            <text:p>0</text:p>
          </table:table-cell>
          <table:table-cell table:style-name="ce27" table:formula="of:=IFERROR(INDEX([$'olah data'.$B$4:$'olah data'.$N$39];MATCH([.$A58];[$'olah data'.D$4:$'olah data'.D$39];0);2);&quot;&quot;)">
            <text:p/>
          </table:table-cell>
          <table:table-cell table:style-name="ce27" table:formula="of:=IFERROR(INDEX([$'olah data'.$B$4:$'olah data'.$N$39];MATCH([.$A58];[$'olah data'.E$4:$'olah data'.E$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58];[$'olah data'.F$4:$'olah data'.F$39];0);2);&quot;&quot;)">
            <text:p/>
          </table:table-cell>
          <table:table-cell table:style-name="ce27" table:formula="of:=IFERROR(INDEX([$'olah data'.$B$4:$'olah data'.$N$39];MATCH([.$A58];[$'olah data'.G$4:$'olah data'.G$39];0);2);&quot;&quot;)">
            <text:p/>
          </table:table-cell>
          <table:table-cell table:style-name="ce27" table:formula="of:=IFERROR(INDEX([$'olah data'.$B$4:$'olah data'.$N$39];MATCH([.$A58];[$'olah data'.H$4:$'olah data'.H$39];0);2);&quot;&quot;)">
            <text:p/>
          </table:table-cell>
          <table:table-cell table:style-name="ce27" table:formula="of:=IFERROR(INDEX([$'olah data'.$B$4:$'olah data'.$N$39];MATCH([.$A58];[$'olah data'.I$4:$'olah data'.I$39];0);2);&quot;&quot;)">
            <text:p/>
          </table:table-cell>
          <table:table-cell table:style-name="ce27" table:formula="of:=IFERROR(INDEX([$'olah data'.$B$4:$'olah data'.$N$39];MATCH([.$A58];[$'olah data'.J$4:$'olah data'.J$39];0);2);&quot;&quot;)">
            <text:p/>
          </table:table-cell>
          <table:table-cell table:style-name="ce27" table:formula="of:=IFERROR(INDEX([$'olah data'.$B$4:$'olah data'.$N$39];MATCH([.$A58];[$'olah data'.K$4:$'olah data'.K$39];0);2);&quot;&quot;)">
            <text:p/>
          </table:table-cell>
          <table:table-cell table:style-name="ce27" table:formula="of:=IFERROR(INDEX([$'olah data'.$B$4:$'olah data'.$N$39];MATCH([.$A58];[$'olah data'.L$4:$'olah data'.L$39];0);2);&quot;&quot;)">
            <text:p/>
          </table:table-cell>
          <table:table-cell table:style-name="ce27" table:formula="of:=IFERROR(INDEX([$'olah data'.$B$4:$'olah data'.$N$39];MATCH([.$A58];[$'olah data'.M$4:$'olah data'.M$39];0);2);&quot;&quot;)">
            <text:p/>
          </table:table-cell>
          <table:table-cell table:style-name="ce27" table:formula="of:=IFERROR(INDEX([$'olah data'.$B$4:$'olah data'.$N$39];MATCH([.$A58];[$'olah data'.N$4:$'olah data'.N$39];0);2);&quot;&quot;)">
            <text:p/>
          </table:table-cell>
          <table:table-cell table:style-name="ce27" table:formula="of:=CONCATENATE([.D58];[.E58];[.F58];[.G58];[.H58];[.I58];[.J58];[.K58];[.L58];[.M58];[.N58])" office:value-type="string" office:string-value="Purposefulness vs. lack of goal direction (6 items)" calcext:value-type="string">
            <text:p>Purposefulness vs. lack of goal direction (6 items)</text:p>
          </table:table-cell>
          <table:table-cell table:style-name="ce84" table:formula="of:=IFERROR([$'View Input'.T2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8" calcext:value-type="float">
            <text:p>58</text:p>
          </table:table-cell>
          <table:table-cell table:style-name="ce45" office:value-type="float" office:value="5" calcext:value-type="float">
            <text:p>5</text:p>
          </table:table-cell>
          <table:table-cell table:style-name="ce98" table:formula="of:=IF([.R59]=&quot;&quot;;IF([.Q59]=&quot;R&quot;;VLOOKUP([.P59];[$'olah data'.R60:$'olah data'.S64];2);[.P59]);IF([.R59]=[.P59];[.P59];[.Q59]))" office:value-type="float" office:value="0" calcext:value-type="float">
            <text:p>0</text:p>
          </table:table-cell>
          <table:table-cell table:style-name="ce27" table:formula="of:=IFERROR(INDEX([$'olah data'.$B$4:$'olah data'.$N$39];MATCH([.$A59];[$'olah data'.D$4:$'olah data'.D$39];0);2);&quot;&quot;)">
            <text:p/>
          </table:table-cell>
          <table:table-cell table:style-name="ce27" table:formula="of:=IFERROR(INDEX([$'olah data'.$B$4:$'olah data'.$N$39];MATCH([.$A59];[$'olah data'.E$4:$'olah data'.E$39];0);2);&quot;&quot;)">
            <text:p/>
          </table:table-cell>
          <table:table-cell table:style-name="ce27" table:formula="of:=IFERROR(INDEX([$'olah data'.$B$4:$'olah data'.$N$39];MATCH([.$A59];[$'olah data'.F$4:$'olah data'.F$39];0);2);&quot;&quot;)" office:value-type="string" office:string-value="Resourcefulness (5 items)" calcext:value-type="string">
            <text:p>Resourcefulness (5 items)</text:p>
          </table:table-cell>
          <table:table-cell table:style-name="ce27" table:formula="of:=IFERROR(INDEX([$'olah data'.$B$4:$'olah data'.$N$39];MATCH([.$A59];[$'olah data'.G$4:$'olah data'.G$39];0);2);&quot;&quot;)">
            <text:p/>
          </table:table-cell>
          <table:table-cell table:style-name="ce27" table:formula="of:=IFERROR(INDEX([$'olah data'.$B$4:$'olah data'.$N$39];MATCH([.$A59];[$'olah data'.H$4:$'olah data'.H$39];0);2);&quot;&quot;)">
            <text:p/>
          </table:table-cell>
          <table:table-cell table:style-name="ce27" table:formula="of:=IFERROR(INDEX([$'olah data'.$B$4:$'olah data'.$N$39];MATCH([.$A59];[$'olah data'.I$4:$'olah data'.I$39];0);2);&quot;&quot;)">
            <text:p/>
          </table:table-cell>
          <table:table-cell table:style-name="ce27" table:formula="of:=IFERROR(INDEX([$'olah data'.$B$4:$'olah data'.$N$39];MATCH([.$A59];[$'olah data'.J$4:$'olah data'.J$39];0);2);&quot;&quot;)">
            <text:p/>
          </table:table-cell>
          <table:table-cell table:style-name="ce27" table:formula="of:=IFERROR(INDEX([$'olah data'.$B$4:$'olah data'.$N$39];MATCH([.$A59];[$'olah data'.K$4:$'olah data'.K$39];0);2);&quot;&quot;)">
            <text:p/>
          </table:table-cell>
          <table:table-cell table:style-name="ce27" table:formula="of:=IFERROR(INDEX([$'olah data'.$B$4:$'olah data'.$N$39];MATCH([.$A59];[$'olah data'.L$4:$'olah data'.L$39];0);2);&quot;&quot;)">
            <text:p/>
          </table:table-cell>
          <table:table-cell table:style-name="ce27" table:formula="of:=IFERROR(INDEX([$'olah data'.$B$4:$'olah data'.$N$39];MATCH([.$A59];[$'olah data'.M$4:$'olah data'.M$39];0);2);&quot;&quot;)">
            <text:p/>
          </table:table-cell>
          <table:table-cell table:style-name="ce27" table:formula="of:=IFERROR(INDEX([$'olah data'.$B$4:$'olah data'.$N$39];MATCH([.$A59];[$'olah data'.N$4:$'olah data'.N$39];0);2);&quot;&quot;)">
            <text:p/>
          </table:table-cell>
          <table:table-cell table:style-name="ce27" table:formula="of:=CONCATENATE([.D59];[.E59];[.F59];[.G59];[.H59];[.I59];[.J59];[.K59];[.L59];[.M59];[.N59])" office:value-type="string" office:string-value="Resourcefulness (5 items)" calcext:value-type="string">
            <text:p>Resourcefulness (5 items)</text:p>
          </table:table-cell>
          <table:table-cell table:style-name="ce84" table:formula="of:=IFERROR([$'View Input'.T2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59" calcext:value-type="float">
            <text:p>59</text:p>
          </table:table-cell>
          <table:table-cell table:style-name="ce45" office:value-type="float" office:value="5" calcext:value-type="float">
            <text:p>5</text:p>
          </table:table-cell>
          <table:table-cell table:style-name="ce98" table:formula="of:=IF([.R60]=&quot;&quot;;IF([.Q60]=&quot;R&quot;;VLOOKUP([.P60];[$'olah data'.R61:$'olah data'.S65];2);[.P60]);IF([.R60]=[.P60];[.P60];[.Q60]))" office:value-type="float" office:value="0" calcext:value-type="float">
            <text:p>0</text:p>
          </table:table-cell>
          <table:table-cell table:style-name="ce27" table:formula="of:=IFERROR(INDEX([$'olah data'.$B$4:$'olah data'.$N$39];MATCH([.$A60];[$'olah data'.D$4:$'olah data'.D$39];0);2);&quot;&quot;)">
            <text:p/>
          </table:table-cell>
          <table:table-cell table:style-name="ce27" table:formula="of:=IFERROR(INDEX([$'olah data'.$B$4:$'olah data'.$N$39];MATCH([.$A60];[$'olah data'.E$4:$'olah data'.E$39];0);2);&quot;&quot;)" office:value-type="string" office:string-value="Extravagance v. reserve (9 items)" calcext:value-type="string">
            <text:p>Extravagance v. reserve (9 items)</text:p>
          </table:table-cell>
          <table:table-cell table:style-name="ce27" table:formula="of:=IFERROR(INDEX([$'olah data'.$B$4:$'olah data'.$N$39];MATCH([.$A60];[$'olah data'.F$4:$'olah data'.F$39];0);2);&quot;&quot;)">
            <text:p/>
          </table:table-cell>
          <table:table-cell table:style-name="ce27" table:formula="of:=IFERROR(INDEX([$'olah data'.$B$4:$'olah data'.$N$39];MATCH([.$A60];[$'olah data'.G$4:$'olah data'.G$39];0);2);&quot;&quot;)">
            <text:p/>
          </table:table-cell>
          <table:table-cell table:style-name="ce27" table:formula="of:=IFERROR(INDEX([$'olah data'.$B$4:$'olah data'.$N$39];MATCH([.$A60];[$'olah data'.H$4:$'olah data'.H$39];0);2);&quot;&quot;)">
            <text:p/>
          </table:table-cell>
          <table:table-cell table:style-name="ce27" table:formula="of:=IFERROR(INDEX([$'olah data'.$B$4:$'olah data'.$N$39];MATCH([.$A60];[$'olah data'.I$4:$'olah data'.I$39];0);2);&quot;&quot;)">
            <text:p/>
          </table:table-cell>
          <table:table-cell table:style-name="ce27" table:formula="of:=IFERROR(INDEX([$'olah data'.$B$4:$'olah data'.$N$39];MATCH([.$A60];[$'olah data'.J$4:$'olah data'.J$39];0);2);&quot;&quot;)">
            <text:p/>
          </table:table-cell>
          <table:table-cell table:style-name="ce27" table:formula="of:=IFERROR(INDEX([$'olah data'.$B$4:$'olah data'.$N$39];MATCH([.$A60];[$'olah data'.K$4:$'olah data'.K$39];0);2);&quot;&quot;)">
            <text:p/>
          </table:table-cell>
          <table:table-cell table:style-name="ce27" table:formula="of:=IFERROR(INDEX([$'olah data'.$B$4:$'olah data'.$N$39];MATCH([.$A60];[$'olah data'.L$4:$'olah data'.L$39];0);2);&quot;&quot;)">
            <text:p/>
          </table:table-cell>
          <table:table-cell table:style-name="ce27" table:formula="of:=IFERROR(INDEX([$'olah data'.$B$4:$'olah data'.$N$39];MATCH([.$A60];[$'olah data'.M$4:$'olah data'.M$39];0);2);&quot;&quot;)">
            <text:p/>
          </table:table-cell>
          <table:table-cell table:style-name="ce27" table:formula="of:=IFERROR(INDEX([$'olah data'.$B$4:$'olah data'.$N$39];MATCH([.$A60];[$'olah data'.N$4:$'olah data'.N$39];0);2);&quot;&quot;)">
            <text:p/>
          </table:table-cell>
          <table:table-cell table:style-name="ce27" table:formula="of:=CONCATENATE([.D60];[.E60];[.F60];[.G60];[.H60];[.I60];[.J60];[.K60];[.L60];[.M60];[.N60])" office:value-type="string" office:string-value="Extravagance v. reserve (9 items)" calcext:value-type="string">
            <text:p>Extravagance v. reserve (9 items)</text:p>
          </table:table-cell>
          <table:table-cell table:style-name="ce84" table:formula="of:=IFERROR([$'View Input'.T2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0" calcext:value-type="float">
            <text:p>60</text:p>
          </table:table-cell>
          <table:table-cell table:style-name="ce45" office:value-type="float" office:value="5" calcext:value-type="float">
            <text:p>5</text:p>
          </table:table-cell>
          <table:table-cell table:style-name="ce98" table:formula="of:=IF([.R61]=&quot;&quot;;IF([.Q61]=&quot;R&quot;;VLOOKUP([.P61];[$'olah data'.R62:$'olah data'.S66];2);[.P61]);IF([.R61]=[.P61];[.P61];[.Q61]))" office:value-type="float" office:value="0" calcext:value-type="float">
            <text:p>0</text:p>
          </table:table-cell>
          <table:table-cell table:style-name="ce27" table:formula="of:=IFERROR(INDEX([$'olah data'.$B$4:$'olah data'.$N$39];MATCH([.$A61];[$'olah data'.D$4:$'olah data'.D$39];0);2);&quot;&quot;)">
            <text:p/>
          </table:table-cell>
          <table:table-cell table:style-name="ce27" table:formula="of:=IFERROR(INDEX([$'olah data'.$B$4:$'olah data'.$N$39];MATCH([.$A61];[$'olah data'.E$4:$'olah data'.E$39];0);2);&quot;&quot;)" office:value-type="string" office:string-value="Eagerness of effort vs laziness (9 items)" calcext:value-type="string">
            <text:p>Eagerness of effort vs laziness (9 items)</text:p>
          </table:table-cell>
          <table:table-cell table:style-name="ce27" table:formula="of:=IFERROR(INDEX([$'olah data'.$B$4:$'olah data'.$N$39];MATCH([.$A61];[$'olah data'.F$4:$'olah data'.F$39];0);2);&quot;&quot;)">
            <text:p/>
          </table:table-cell>
          <table:table-cell table:style-name="ce27" table:formula="of:=IFERROR(INDEX([$'olah data'.$B$4:$'olah data'.$N$39];MATCH([.$A61];[$'olah data'.G$4:$'olah data'.G$39];0);2);&quot;&quot;)">
            <text:p/>
          </table:table-cell>
          <table:table-cell table:style-name="ce27" table:formula="of:=IFERROR(INDEX([$'olah data'.$B$4:$'olah data'.$N$39];MATCH([.$A61];[$'olah data'.H$4:$'olah data'.H$39];0);2);&quot;&quot;)">
            <text:p/>
          </table:table-cell>
          <table:table-cell table:style-name="ce27" table:formula="of:=IFERROR(INDEX([$'olah data'.$B$4:$'olah data'.$N$39];MATCH([.$A61];[$'olah data'.I$4:$'olah data'.I$39];0);2);&quot;&quot;)">
            <text:p/>
          </table:table-cell>
          <table:table-cell table:style-name="ce27" table:formula="of:=IFERROR(INDEX([$'olah data'.$B$4:$'olah data'.$N$39];MATCH([.$A61];[$'olah data'.J$4:$'olah data'.J$39];0);2);&quot;&quot;)">
            <text:p/>
          </table:table-cell>
          <table:table-cell table:style-name="ce27" table:formula="of:=IFERROR(INDEX([$'olah data'.$B$4:$'olah data'.$N$39];MATCH([.$A61];[$'olah data'.K$4:$'olah data'.K$39];0);2);&quot;&quot;)">
            <text:p/>
          </table:table-cell>
          <table:table-cell table:style-name="ce27" table:formula="of:=IFERROR(INDEX([$'olah data'.$B$4:$'olah data'.$N$39];MATCH([.$A61];[$'olah data'.L$4:$'olah data'.L$39];0);2);&quot;&quot;)">
            <text:p/>
          </table:table-cell>
          <table:table-cell table:style-name="ce27" table:formula="of:=IFERROR(INDEX([$'olah data'.$B$4:$'olah data'.$N$39];MATCH([.$A61];[$'olah data'.M$4:$'olah data'.M$39];0);2);&quot;&quot;)">
            <text:p/>
          </table:table-cell>
          <table:table-cell table:style-name="ce27" table:formula="of:=IFERROR(INDEX([$'olah data'.$B$4:$'olah data'.$N$39];MATCH([.$A61];[$'olah data'.N$4:$'olah data'.N$39];0);2);&quot;&quot;)">
            <text:p/>
          </table:table-cell>
          <table:table-cell table:style-name="ce27" table:formula="of:=CONCATENATE([.D61];[.E61];[.F61];[.G61];[.H61];[.I61];[.J61];[.K61];[.L61];[.M61];[.N61])" office:value-type="string" office:string-value="Eagerness of effort vs laziness (9 items)" calcext:value-type="string">
            <text:p>Eagerness of effort vs laziness (9 items)</text:p>
          </table:table-cell>
          <table:table-cell table:style-name="ce84" table:formula="of:=IFERROR([$'View Input'.T3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1" calcext:value-type="float">
            <text:p>61</text:p>
          </table:table-cell>
          <table:table-cell table:style-name="ce45" office:value-type="float" office:value="5" calcext:value-type="float">
            <text:p>5</text:p>
          </table:table-cell>
          <table:table-cell table:style-name="ce98" table:formula="of:=IF([.R62]=&quot;&quot;;IF([.Q62]=&quot;R&quot;;VLOOKUP([.P62];[$'olah data'.R63:$'olah data'.S67];2);[.P62]);IF([.R62]=[.P62];[.P62];[.Q62]))" office:value-type="float" office:value="0" calcext:value-type="float">
            <text:p>0</text:p>
          </table:table-cell>
          <table:table-cell table:style-name="ce27" table:formula="of:=IFERROR(INDEX([$'olah data'.$B$4:$'olah data'.$N$39];MATCH([.$A62];[$'olah data'.D$4:$'olah data'.D$39];0);2);&quot;&quot;)">
            <text:p/>
          </table:table-cell>
          <table:table-cell table:style-name="ce27" table:formula="of:=IFERROR(INDEX([$'olah data'.$B$4:$'olah data'.$N$39];MATCH([.$A62];[$'olah data'.E$4:$'olah data'.E$39];0);2);&quot;&quot;)">
            <text:p/>
          </table:table-cell>
          <table:table-cell table:style-name="ce27" table:formula="of:=IFERROR(INDEX([$'olah data'.$B$4:$'olah data'.$N$39];MATCH([.$A62];[$'olah data'.F$4:$'olah data'.F$39];0);2);&quot;&quot;)">
            <text:p/>
          </table:table-cell>
          <table:table-cell table:style-name="ce27" table:formula="of:=IFERROR(INDEX([$'olah data'.$B$4:$'olah data'.$N$39];MATCH([.$A62];[$'olah data'.G$4:$'olah data'.G$39];0);2);&quot;&quot;)">
            <text:p/>
          </table:table-cell>
          <table:table-cell table:style-name="ce27" table:formula="of:=IFERROR(INDEX([$'olah data'.$B$4:$'olah data'.$N$39];MATCH([.$A62];[$'olah data'.H$4:$'olah data'.H$39];0);2);&quot;&quot;)">
            <text:p/>
          </table:table-cell>
          <table:table-cell table:style-name="ce27" table:formula="of:=IFERROR(INDEX([$'olah data'.$B$4:$'olah data'.$N$39];MATCH([.$A62];[$'olah data'.I$4:$'olah data'.I$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62];[$'olah data'.J$4:$'olah data'.J$39];0);2);&quot;&quot;)">
            <text:p/>
          </table:table-cell>
          <table:table-cell table:style-name="ce27" table:formula="of:=IFERROR(INDEX([$'olah data'.$B$4:$'olah data'.$N$39];MATCH([.$A62];[$'olah data'.K$4:$'olah data'.K$39];0);2);&quot;&quot;)">
            <text:p/>
          </table:table-cell>
          <table:table-cell table:style-name="ce27" table:formula="of:=IFERROR(INDEX([$'olah data'.$B$4:$'olah data'.$N$39];MATCH([.$A62];[$'olah data'.L$4:$'olah data'.L$39];0);2);&quot;&quot;)">
            <text:p/>
          </table:table-cell>
          <table:table-cell table:style-name="ce27" table:formula="of:=IFERROR(INDEX([$'olah data'.$B$4:$'olah data'.$N$39];MATCH([.$A62];[$'olah data'.M$4:$'olah data'.M$39];0);2);&quot;&quot;)">
            <text:p/>
          </table:table-cell>
          <table:table-cell table:style-name="ce27" table:formula="of:=IFERROR(INDEX([$'olah data'.$B$4:$'olah data'.$N$39];MATCH([.$A62];[$'olah data'.N$4:$'olah data'.N$39];0);2);&quot;&quot;)">
            <text:p/>
          </table:table-cell>
          <table:table-cell table:style-name="ce27" table:formula="of:=CONCATENATE([.D62];[.E62];[.F62];[.G62];[.H62];[.I62];[.J62];[.K62];[.L62];[.M62];[.N62])"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W1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2" calcext:value-type="float">
            <text:p>62</text:p>
          </table:table-cell>
          <table:table-cell table:style-name="ce45" office:value-type="float" office:value="5" calcext:value-type="float">
            <text:p>5</text:p>
          </table:table-cell>
          <table:table-cell table:style-name="ce98" table:formula="of:=IF([.R63]=&quot;&quot;;IF([.Q63]=&quot;R&quot;;VLOOKUP([.P63];[$'olah data'.R64:$'olah data'.S68];2);[.P63]);IF([.R63]=[.P63];[.P63];[.Q63]))" office:value-type="float" office:value="0" calcext:value-type="float">
            <text:p>0</text:p>
          </table:table-cell>
          <table:table-cell table:style-name="ce27" table:formula="of:=IFERROR(INDEX([$'olah data'.$B$4:$'olah data'.$N$39];MATCH([.$A63];[$'olah data'.D$4:$'olah data'.D$39];0);2);&quot;&quot;)">
            <text:p/>
          </table:table-cell>
          <table:table-cell table:style-name="ce27" table:formula="of:=IFERROR(INDEX([$'olah data'.$B$4:$'olah data'.$N$39];MATCH([.$A63];[$'olah data'.E$4:$'olah data'.E$39];0);2);&quot;&quot;)" office:value-type="string" office:string-value="Ambitious vs underachieving (10 items)" calcext:value-type="string">
            <text:p>Ambitious vs underachieving (10 items)</text:p>
          </table:table-cell>
          <table:table-cell table:style-name="ce27" table:formula="of:=IFERROR(INDEX([$'olah data'.$B$4:$'olah data'.$N$39];MATCH([.$A63];[$'olah data'.F$4:$'olah data'.F$39];0);2);&quot;&quot;)">
            <text:p/>
          </table:table-cell>
          <table:table-cell table:style-name="ce27" table:formula="of:=IFERROR(INDEX([$'olah data'.$B$4:$'olah data'.$N$39];MATCH([.$A63];[$'olah data'.G$4:$'olah data'.G$39];0);2);&quot;&quot;)">
            <text:p/>
          </table:table-cell>
          <table:table-cell table:style-name="ce27" table:formula="of:=IFERROR(INDEX([$'olah data'.$B$4:$'olah data'.$N$39];MATCH([.$A63];[$'olah data'.H$4:$'olah data'.H$39];0);2);&quot;&quot;)">
            <text:p/>
          </table:table-cell>
          <table:table-cell table:style-name="ce27" table:formula="of:=IFERROR(INDEX([$'olah data'.$B$4:$'olah data'.$N$39];MATCH([.$A63];[$'olah data'.I$4:$'olah data'.I$39];0);2);&quot;&quot;)">
            <text:p/>
          </table:table-cell>
          <table:table-cell table:style-name="ce27" table:formula="of:=IFERROR(INDEX([$'olah data'.$B$4:$'olah data'.$N$39];MATCH([.$A63];[$'olah data'.J$4:$'olah data'.J$39];0);2);&quot;&quot;)">
            <text:p/>
          </table:table-cell>
          <table:table-cell table:style-name="ce27" table:formula="of:=IFERROR(INDEX([$'olah data'.$B$4:$'olah data'.$N$39];MATCH([.$A63];[$'olah data'.K$4:$'olah data'.K$39];0);2);&quot;&quot;)">
            <text:p/>
          </table:table-cell>
          <table:table-cell table:style-name="ce27" table:formula="of:=IFERROR(INDEX([$'olah data'.$B$4:$'olah data'.$N$39];MATCH([.$A63];[$'olah data'.L$4:$'olah data'.L$39];0);2);&quot;&quot;)">
            <text:p/>
          </table:table-cell>
          <table:table-cell table:style-name="ce27" table:formula="of:=IFERROR(INDEX([$'olah data'.$B$4:$'olah data'.$N$39];MATCH([.$A63];[$'olah data'.M$4:$'olah data'.M$39];0);2);&quot;&quot;)">
            <text:p/>
          </table:table-cell>
          <table:table-cell table:style-name="ce27" table:formula="of:=IFERROR(INDEX([$'olah data'.$B$4:$'olah data'.$N$39];MATCH([.$A63];[$'olah data'.N$4:$'olah data'.N$39];0);2);&quot;&quot;)">
            <text:p/>
          </table:table-cell>
          <table:table-cell table:style-name="ce27" table:formula="of:=CONCATENATE([.D63];[.E63];[.F63];[.G63];[.H63];[.I63];[.J63];[.K63];[.L63];[.M63];[.N63])" office:value-type="string" office:string-value="Ambitious vs underachieving (10 items)" calcext:value-type="string">
            <text:p>Ambitious vs underachieving (10 items)</text:p>
          </table:table-cell>
          <table:table-cell table:style-name="ce84" table:formula="of:=IFERROR([$'View Input'.W1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3" calcext:value-type="float">
            <text:p>63</text:p>
          </table:table-cell>
          <table:table-cell table:style-name="ce45" office:value-type="float" office:value="5" calcext:value-type="float">
            <text:p>5</text:p>
          </table:table-cell>
          <table:table-cell table:style-name="ce98" table:formula="of:=IF([.R64]=&quot;&quot;;IF([.Q64]=&quot;R&quot;;VLOOKUP([.P64];[$'olah data'.R65:$'olah data'.S69];2);[.P64]);IF([.R64]=[.P64];[.P64];[.Q64]))" office:value-type="float" office:value="0" calcext:value-type="float">
            <text:p>0</text:p>
          </table:table-cell>
          <table:table-cell table:style-name="ce27" table:formula="of:=IFERROR(INDEX([$'olah data'.$B$4:$'olah data'.$N$39];MATCH([.$A64];[$'olah data'.D$4:$'olah data'.D$39];0);2);&quot;&quot;)">
            <text:p/>
          </table:table-cell>
          <table:table-cell table:style-name="ce27" table:formula="of:=IFERROR(INDEX([$'olah data'.$B$4:$'olah data'.$N$39];MATCH([.$A64];[$'olah data'.E$4:$'olah data'.E$39];0);2);&quot;&quot;)">
            <text:p/>
          </table:table-cell>
          <table:table-cell table:style-name="ce27" table:formula="of:=IFERROR(INDEX([$'olah data'.$B$4:$'olah data'.$N$39];MATCH([.$A64];[$'olah data'.F$4:$'olah data'.F$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64];[$'olah data'.G$4:$'olah data'.G$39];0);2);&quot;&quot;)">
            <text:p/>
          </table:table-cell>
          <table:table-cell table:style-name="ce27" table:formula="of:=IFERROR(INDEX([$'olah data'.$B$4:$'olah data'.$N$39];MATCH([.$A64];[$'olah data'.H$4:$'olah data'.H$39];0);2);&quot;&quot;)">
            <text:p/>
          </table:table-cell>
          <table:table-cell table:style-name="ce27" table:formula="of:=IFERROR(INDEX([$'olah data'.$B$4:$'olah data'.$N$39];MATCH([.$A64];[$'olah data'.I$4:$'olah data'.I$39];0);2);&quot;&quot;)">
            <text:p/>
          </table:table-cell>
          <table:table-cell table:style-name="ce27" table:formula="of:=IFERROR(INDEX([$'olah data'.$B$4:$'olah data'.$N$39];MATCH([.$A64];[$'olah data'.J$4:$'olah data'.J$39];0);2);&quot;&quot;)">
            <text:p/>
          </table:table-cell>
          <table:table-cell table:style-name="ce27" table:formula="of:=IFERROR(INDEX([$'olah data'.$B$4:$'olah data'.$N$39];MATCH([.$A64];[$'olah data'.K$4:$'olah data'.K$39];0);2);&quot;&quot;)">
            <text:p/>
          </table:table-cell>
          <table:table-cell table:style-name="ce27" table:formula="of:=IFERROR(INDEX([$'olah data'.$B$4:$'olah data'.$N$39];MATCH([.$A64];[$'olah data'.L$4:$'olah data'.L$39];0);2);&quot;&quot;)">
            <text:p/>
          </table:table-cell>
          <table:table-cell table:style-name="ce27" table:formula="of:=IFERROR(INDEX([$'olah data'.$B$4:$'olah data'.$N$39];MATCH([.$A64];[$'olah data'.M$4:$'olah data'.M$39];0);2);&quot;&quot;)">
            <text:p/>
          </table:table-cell>
          <table:table-cell table:style-name="ce27" table:formula="of:=IFERROR(INDEX([$'olah data'.$B$4:$'olah data'.$N$39];MATCH([.$A64];[$'olah data'.N$4:$'olah data'.N$39];0);2);&quot;&quot;)">
            <text:p/>
          </table:table-cell>
          <table:table-cell table:style-name="ce27" table:formula="of:=CONCATENATE([.D64];[.E64];[.F64];[.G64];[.H64];[.I64];[.J64];[.K64];[.L64];[.M64];[.N64])" office:value-type="string" office:string-value="Exploratory excitability v. stoic rigidity (10 items)" calcext:value-type="string">
            <text:p>Exploratory excitability v. stoic rigidity (10 items)</text:p>
          </table:table-cell>
          <table:table-cell table:style-name="ce84" table:formula="of:=IFERROR([$'View Input'.W1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4" calcext:value-type="float">
            <text:p>64</text:p>
          </table:table-cell>
          <table:table-cell table:style-name="ce45" office:value-type="float" office:value="5" calcext:value-type="float">
            <text:p>5</text:p>
          </table:table-cell>
          <table:table-cell table:style-name="ce98" table:formula="of:=IF([.R65]=&quot;&quot;;IF([.Q65]=&quot;R&quot;;VLOOKUP([.P65];[$'olah data'.R66:$'olah data'.S70];2);[.P65]);IF([.R65]=[.P65];[.P65];[.Q65]))" office:value-type="float" office:value="0" calcext:value-type="float">
            <text:p>0</text:p>
          </table:table-cell>
          <table:table-cell table:style-name="ce27" table:formula="of:=IFERROR(INDEX([$'olah data'.$B$4:$'olah data'.$N$39];MATCH([.$A65];[$'olah data'.D$4:$'olah data'.D$39];0);2);&quot;&quot;)">
            <text:p/>
          </table:table-cell>
          <table:table-cell table:style-name="ce27" table:formula="of:=IFERROR(INDEX([$'olah data'.$B$4:$'olah data'.$N$39];MATCH([.$A65];[$'olah data'.E$4:$'olah data'.E$39];0);2);&quot;&quot;)">
            <text:p/>
          </table:table-cell>
          <table:table-cell table:style-name="ce27" table:formula="of:=IFERROR(INDEX([$'olah data'.$B$4:$'olah data'.$N$39];MATCH([.$A65];[$'olah data'.F$4:$'olah data'.F$39];0);2);&quot;&quot;)">
            <text:p/>
          </table:table-cell>
          <table:table-cell table:style-name="ce27" table:formula="of:=IFERROR(INDEX([$'olah data'.$B$4:$'olah data'.$N$39];MATCH([.$A65];[$'olah data'.G$4:$'olah data'.G$39];0);2);&quot;&quot;)">
            <text:p/>
          </table:table-cell>
          <table:table-cell table:style-name="ce27" table:formula="of:=IFERROR(INDEX([$'olah data'.$B$4:$'olah data'.$N$39];MATCH([.$A65];[$'olah data'.H$4:$'olah data'.H$39];0);2);&quot;&quot;)">
            <text:p/>
          </table:table-cell>
          <table:table-cell table:style-name="ce27" table:formula="of:=IFERROR(INDEX([$'olah data'.$B$4:$'olah data'.$N$39];MATCH([.$A65];[$'olah data'.I$4:$'olah data'.I$39];0);2);&quot;&quot;)">
            <text:p/>
          </table:table-cell>
          <table:table-cell table:style-name="ce27" table:formula="of:=IFERROR(INDEX([$'olah data'.$B$4:$'olah data'.$N$39];MATCH([.$A65];[$'olah data'.J$4:$'olah data'.J$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65];[$'olah data'.K$4:$'olah data'.K$39];0);2);&quot;&quot;)">
            <text:p/>
          </table:table-cell>
          <table:table-cell table:style-name="ce27" table:formula="of:=IFERROR(INDEX([$'olah data'.$B$4:$'olah data'.$N$39];MATCH([.$A65];[$'olah data'.L$4:$'olah data'.L$39];0);2);&quot;&quot;)">
            <text:p/>
          </table:table-cell>
          <table:table-cell table:style-name="ce27" table:formula="of:=IFERROR(INDEX([$'olah data'.$B$4:$'olah data'.$N$39];MATCH([.$A65];[$'olah data'.M$4:$'olah data'.M$39];0);2);&quot;&quot;)">
            <text:p/>
          </table:table-cell>
          <table:table-cell table:style-name="ce27" table:formula="of:=IFERROR(INDEX([$'olah data'.$B$4:$'olah data'.$N$39];MATCH([.$A65];[$'olah data'.N$4:$'olah data'.N$39];0);2);&quot;&quot;)">
            <text:p/>
          </table:table-cell>
          <table:table-cell table:style-name="ce27" table:formula="of:=CONCATENATE([.D65];[.E65];[.F65];[.G65];[.H65];[.I65];[.J65];[.K65];[.L65];[.M65];[.N65])"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W1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5" calcext:value-type="float">
            <text:p>65</text:p>
          </table:table-cell>
          <table:table-cell table:style-name="ce45" office:value-type="float" office:value="5" calcext:value-type="float">
            <text:p>5</text:p>
          </table:table-cell>
          <table:table-cell table:style-name="ce98" table:formula="of:=IF([.R66]=&quot;&quot;;IF([.Q66]=&quot;R&quot;;VLOOKUP([.P66];[$'olah data'.R67:$'olah data'.S71];2);[.P66]);IF([.R66]=[.P66];[.P66];[.Q66]))" office:value-type="float" office:value="0" calcext:value-type="float">
            <text:p>0</text:p>
          </table:table-cell>
          <table:table-cell table:style-name="ce27" table:formula="of:=IFERROR(INDEX([$'olah data'.$B$4:$'olah data'.$N$39];MATCH([.$A66];[$'olah data'.D$4:$'olah data'.D$39];0);2);&quot;&quot;)">
            <text:p/>
          </table:table-cell>
          <table:table-cell table:style-name="ce27" table:formula="of:=IFERROR(INDEX([$'olah data'.$B$4:$'olah data'.$N$39];MATCH([.$A66];[$'olah data'.E$4:$'olah data'.E$39];0);2);&quot;&quot;)">
            <text:p/>
          </table:table-cell>
          <table:table-cell table:style-name="ce27" table:formula="of:=IFERROR(INDEX([$'olah data'.$B$4:$'olah data'.$N$39];MATCH([.$A66];[$'olah data'.F$4:$'olah data'.F$39];0);2);&quot;&quot;)">
            <text:p/>
          </table:table-cell>
          <table:table-cell table:style-name="ce27" table:formula="of:=IFERROR(INDEX([$'olah data'.$B$4:$'olah data'.$N$39];MATCH([.$A66];[$'olah data'.G$4:$'olah data'.G$39];0);2);&quot;&quot;)">
            <text:p/>
          </table:table-cell>
          <table:table-cell table:style-name="ce27" table:formula="of:=IFERROR(INDEX([$'olah data'.$B$4:$'olah data'.$N$39];MATCH([.$A66];[$'olah data'.H$4:$'olah data'.H$39];0);2);&quot;&quot;)">
            <text:p/>
          </table:table-cell>
          <table:table-cell table:style-name="ce27" table:formula="of:=IFERROR(INDEX([$'olah data'.$B$4:$'olah data'.$N$39];MATCH([.$A66];[$'olah data'.I$4:$'olah data'.I$39];0);2);&quot;&quot;)">
            <text:p/>
          </table:table-cell>
          <table:table-cell table:style-name="ce27" table:formula="of:=IFERROR(INDEX([$'olah data'.$B$4:$'olah data'.$N$39];MATCH([.$A66];[$'olah data'.J$4:$'olah data'.J$39];0);2);&quot;&quot;)">
            <text:p/>
          </table:table-cell>
          <table:table-cell table:style-name="ce27" table:formula="of:=IFERROR(INDEX([$'olah data'.$B$4:$'olah data'.$N$39];MATCH([.$A66];[$'olah data'.K$4:$'olah data'.K$39];0);2);&quot;&quot;)" office:value-type="string" office:string-value="Sentimentality (8 items)" calcext:value-type="string">
            <text:p>Sentimentality (8 items)</text:p>
          </table:table-cell>
          <table:table-cell table:style-name="ce27" table:formula="of:=IFERROR(INDEX([$'olah data'.$B$4:$'olah data'.$N$39];MATCH([.$A66];[$'olah data'.L$4:$'olah data'.L$39];0);2);&quot;&quot;)">
            <text:p/>
          </table:table-cell>
          <table:table-cell table:style-name="ce27" table:formula="of:=IFERROR(INDEX([$'olah data'.$B$4:$'olah data'.$N$39];MATCH([.$A66];[$'olah data'.M$4:$'olah data'.M$39];0);2);&quot;&quot;)">
            <text:p/>
          </table:table-cell>
          <table:table-cell table:style-name="ce27" table:formula="of:=IFERROR(INDEX([$'olah data'.$B$4:$'olah data'.$N$39];MATCH([.$A66];[$'olah data'.N$4:$'olah data'.N$39];0);2);&quot;&quot;)">
            <text:p/>
          </table:table-cell>
          <table:table-cell table:style-name="ce27" table:formula="of:=CONCATENATE([.D66];[.E66];[.F66];[.G66];[.H66];[.I66];[.J66];[.K66];[.L66];[.M66];[.N66])" office:value-type="string" office:string-value="Sentimentality (8 items)" calcext:value-type="string">
            <text:p>Sentimentality (8 items)</text:p>
          </table:table-cell>
          <table:table-cell table:style-name="ce84" table:formula="of:=IFERROR([$'View Input'.W1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6" calcext:value-type="float">
            <text:p>66</text:p>
          </table:table-cell>
          <table:table-cell table:style-name="ce45" office:value-type="float" office:value="5" calcext:value-type="float">
            <text:p>5</text:p>
          </table:table-cell>
          <table:table-cell table:style-name="ce98" table:formula="of:=IF([.R67]=&quot;&quot;;IF([.Q67]=&quot;R&quot;;VLOOKUP([.P67];[$'olah data'.R68:$'olah data'.S72];2);[.P67]);IF([.R67]=[.P67];[.P67];[.Q67]))" office:value-type="float" office:value="0" calcext:value-type="float">
            <text:p>0</text:p>
          </table:table-cell>
          <table:table-cell table:style-name="ce27" table:formula="of:=IFERROR(INDEX([$'olah data'.$B$4:$'olah data'.$N$39];MATCH([.$A67];[$'olah data'.D$4:$'olah data'.D$39];0);2);&quot;&quot;)">
            <text:p/>
          </table:table-cell>
          <table:table-cell table:style-name="ce27" table:formula="of:=IFERROR(INDEX([$'olah data'.$B$4:$'olah data'.$N$39];MATCH([.$A67];[$'olah data'.E$4:$'olah data'.E$39];0);2);&quot;&quot;)">
            <text:p/>
          </table:table-cell>
          <table:table-cell table:style-name="ce27" table:formula="of:=IFERROR(INDEX([$'olah data'.$B$4:$'olah data'.$N$39];MATCH([.$A67];[$'olah data'.F$4:$'olah data'.F$39];0);2);&quot;&quot;)">
            <text:p/>
          </table:table-cell>
          <table:table-cell table:style-name="ce27" table:formula="of:=IFERROR(INDEX([$'olah data'.$B$4:$'olah data'.$N$39];MATCH([.$A67];[$'olah data'.G$4:$'olah data'.G$39];0);2);&quot;&quot;)">
            <text:p/>
          </table:table-cell>
          <table:table-cell table:style-name="ce27" table:formula="of:=IFERROR(INDEX([$'olah data'.$B$4:$'olah data'.$N$39];MATCH([.$A67];[$'olah data'.H$4:$'olah data'.H$39];0);2);&quot;&quot;)">
            <text:p/>
          </table:table-cell>
          <table:table-cell table:style-name="ce27" table:formula="of:=IFERROR(INDEX([$'olah data'.$B$4:$'olah data'.$N$39];MATCH([.$A67];[$'olah data'.I$4:$'olah data'.I$39];0);2);&quot;&quot;)" office:value-type="string" office:string-value="Responsibility vs. blaming (8 items)" calcext:value-type="string">
            <text:p>Responsibility vs. blaming (8 items)</text:p>
          </table:table-cell>
          <table:table-cell table:style-name="ce27" table:formula="of:=IFERROR(INDEX([$'olah data'.$B$4:$'olah data'.$N$39];MATCH([.$A67];[$'olah data'.J$4:$'olah data'.J$39];0);2);&quot;&quot;)">
            <text:p/>
          </table:table-cell>
          <table:table-cell table:style-name="ce27" table:formula="of:=IFERROR(INDEX([$'olah data'.$B$4:$'olah data'.$N$39];MATCH([.$A67];[$'olah data'.K$4:$'olah data'.K$39];0);2);&quot;&quot;)">
            <text:p/>
          </table:table-cell>
          <table:table-cell table:style-name="ce27" table:formula="of:=IFERROR(INDEX([$'olah data'.$B$4:$'olah data'.$N$39];MATCH([.$A67];[$'olah data'.L$4:$'olah data'.L$39];0);2);&quot;&quot;)">
            <text:p/>
          </table:table-cell>
          <table:table-cell table:style-name="ce27" table:formula="of:=IFERROR(INDEX([$'olah data'.$B$4:$'olah data'.$N$39];MATCH([.$A67];[$'olah data'.M$4:$'olah data'.M$39];0);2);&quot;&quot;)">
            <text:p/>
          </table:table-cell>
          <table:table-cell table:style-name="ce27" table:formula="of:=IFERROR(INDEX([$'olah data'.$B$4:$'olah data'.$N$39];MATCH([.$A67];[$'olah data'.N$4:$'olah data'.N$39];0);2);&quot;&quot;)">
            <text:p/>
          </table:table-cell>
          <table:table-cell table:style-name="ce27" table:formula="of:=CONCATENATE([.D67];[.E67];[.F67];[.G67];[.H67];[.I67];[.J67];[.K67];[.L67];[.M67];[.N67])" office:value-type="string" office:string-value="Responsibility vs. blaming (8 items)" calcext:value-type="string">
            <text:p>Responsibility vs. blaming (8 items)</text:p>
          </table:table-cell>
          <table:table-cell table:style-name="ce84" table:formula="of:=IFERROR([$'View Input'.W1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7" calcext:value-type="float">
            <text:p>67</text:p>
          </table:table-cell>
          <table:table-cell table:style-name="ce45" office:value-type="float" office:value="5" calcext:value-type="float">
            <text:p>5</text:p>
          </table:table-cell>
          <table:table-cell table:style-name="ce98" table:formula="of:=IF([.R68]=&quot;&quot;;IF([.Q68]=&quot;R&quot;;VLOOKUP([.P68];[$'olah data'.R69:$'olah data'.S73];2);[.P68]);IF([.R68]=[.P68];[.P68];[.Q68]))" office:value-type="float" office:value="0" calcext:value-type="float">
            <text:p>0</text:p>
          </table:table-cell>
          <table:table-cell table:style-name="ce27" table:formula="of:=IFERROR(INDEX([$'olah data'.$B$4:$'olah data'.$N$39];MATCH([.$A68];[$'olah data'.D$4:$'olah data'.D$39];0);2);&quot;&quot;)">
            <text:p/>
          </table:table-cell>
          <table:table-cell table:style-name="ce27" table:formula="of:=IFERROR(INDEX([$'olah data'.$B$4:$'olah data'.$N$39];MATCH([.$A68];[$'olah data'.E$4:$'olah data'.E$39];0);2);&quot;&quot;)">
            <text:p/>
          </table:table-cell>
          <table:table-cell table:style-name="ce27" table:formula="of:=IFERROR(INDEX([$'olah data'.$B$4:$'olah data'.$N$39];MATCH([.$A68];[$'olah data'.F$4:$'olah data'.F$39];0);2);&quot;&quot;)">
            <text:p/>
          </table:table-cell>
          <table:table-cell table:style-name="ce27" table:formula="of:=IFERROR(INDEX([$'olah data'.$B$4:$'olah data'.$N$39];MATCH([.$A68];[$'olah data'.G$4:$'olah data'.G$39];0);2);&quot;&quot;)" office:value-type="string" office:string-value="Compassion vs. revengefulness (7 items)" calcext:value-type="string">
            <text:p>Compassion vs. revengefulness (7 items)</text:p>
          </table:table-cell>
          <table:table-cell table:style-name="ce27" table:formula="of:=IFERROR(INDEX([$'olah data'.$B$4:$'olah data'.$N$39];MATCH([.$A68];[$'olah data'.H$4:$'olah data'.H$39];0);2);&quot;&quot;)">
            <text:p/>
          </table:table-cell>
          <table:table-cell table:style-name="ce27" table:formula="of:=IFERROR(INDEX([$'olah data'.$B$4:$'olah data'.$N$39];MATCH([.$A68];[$'olah data'.I$4:$'olah data'.I$39];0);2);&quot;&quot;)">
            <text:p/>
          </table:table-cell>
          <table:table-cell table:style-name="ce27" table:formula="of:=IFERROR(INDEX([$'olah data'.$B$4:$'olah data'.$N$39];MATCH([.$A68];[$'olah data'.J$4:$'olah data'.J$39];0);2);&quot;&quot;)">
            <text:p/>
          </table:table-cell>
          <table:table-cell table:style-name="ce27" table:formula="of:=IFERROR(INDEX([$'olah data'.$B$4:$'olah data'.$N$39];MATCH([.$A68];[$'olah data'.K$4:$'olah data'.K$39];0);2);&quot;&quot;)">
            <text:p/>
          </table:table-cell>
          <table:table-cell table:style-name="ce27" table:formula="of:=IFERROR(INDEX([$'olah data'.$B$4:$'olah data'.$N$39];MATCH([.$A68];[$'olah data'.L$4:$'olah data'.L$39];0);2);&quot;&quot;)">
            <text:p/>
          </table:table-cell>
          <table:table-cell table:style-name="ce27" table:formula="of:=IFERROR(INDEX([$'olah data'.$B$4:$'olah data'.$N$39];MATCH([.$A68];[$'olah data'.M$4:$'olah data'.M$39];0);2);&quot;&quot;)">
            <text:p/>
          </table:table-cell>
          <table:table-cell table:style-name="ce27" table:formula="of:=IFERROR(INDEX([$'olah data'.$B$4:$'olah data'.$N$39];MATCH([.$A68];[$'olah data'.N$4:$'olah data'.N$39];0);2);&quot;&quot;)">
            <text:p/>
          </table:table-cell>
          <table:table-cell table:style-name="ce27" table:formula="of:=CONCATENATE([.D68];[.E68];[.F68];[.G68];[.H68];[.I68];[.J68];[.K68];[.L68];[.M68];[.N68])" office:value-type="string" office:string-value="Compassion vs. revengefulness (7 items)" calcext:value-type="string">
            <text:p>Compassion vs. revengefulness (7 items)</text:p>
          </table:table-cell>
          <table:table-cell table:style-name="ce84" table:formula="of:=IFERROR([$'View Input'.W1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8" calcext:value-type="float">
            <text:p>68</text:p>
          </table:table-cell>
          <table:table-cell table:style-name="ce45" office:value-type="float" office:value="5" calcext:value-type="float">
            <text:p>5</text:p>
          </table:table-cell>
          <table:table-cell table:style-name="ce98" table:formula="of:=IF([.R69]=&quot;&quot;;IF([.Q69]=&quot;R&quot;;VLOOKUP([.P69];[$'olah data'.R70:$'olah data'.S74];2);[.P69]);IF([.R69]=[.P69];[.P69];[.Q69]))" office:value-type="float" office:value="0" calcext:value-type="float">
            <text:p>0</text:p>
          </table:table-cell>
          <table:table-cell table:style-name="ce27" table:formula="of:=IFERROR(INDEX([$'olah data'.$B$4:$'olah data'.$N$39];MATCH([.$A69];[$'olah data'.D$4:$'olah data'.D$39];0);2);&quot;&quot;)">
            <text:p/>
          </table:table-cell>
          <table:table-cell table:style-name="ce27" table:formula="of:=IFERROR(INDEX([$'olah data'.$B$4:$'olah data'.$N$39];MATCH([.$A69];[$'olah data'.E$4:$'olah data'.E$39];0);2);&quot;&quot;)">
            <text:p/>
          </table:table-cell>
          <table:table-cell table:style-name="ce27" table:formula="of:=IFERROR(INDEX([$'olah data'.$B$4:$'olah data'.$N$39];MATCH([.$A69];[$'olah data'.F$4:$'olah data'.F$39];0);2);&quot;&quot;)">
            <text:p/>
          </table:table-cell>
          <table:table-cell table:style-name="ce27" table:formula="of:=IFERROR(INDEX([$'olah data'.$B$4:$'olah data'.$N$39];MATCH([.$A69];[$'olah data'.G$4:$'olah data'.G$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69];[$'olah data'.H$4:$'olah data'.H$39];0);2);&quot;&quot;)">
            <text:p/>
          </table:table-cell>
          <table:table-cell table:style-name="ce27" table:formula="of:=IFERROR(INDEX([$'olah data'.$B$4:$'olah data'.$N$39];MATCH([.$A69];[$'olah data'.I$4:$'olah data'.I$39];0);2);&quot;&quot;)">
            <text:p/>
          </table:table-cell>
          <table:table-cell table:style-name="ce27" table:formula="of:=IFERROR(INDEX([$'olah data'.$B$4:$'olah data'.$N$39];MATCH([.$A69];[$'olah data'.J$4:$'olah data'.J$39];0);2);&quot;&quot;)">
            <text:p/>
          </table:table-cell>
          <table:table-cell table:style-name="ce27" table:formula="of:=IFERROR(INDEX([$'olah data'.$B$4:$'olah data'.$N$39];MATCH([.$A69];[$'olah data'.K$4:$'olah data'.K$39];0);2);&quot;&quot;)">
            <text:p/>
          </table:table-cell>
          <table:table-cell table:style-name="ce27" table:formula="of:=IFERROR(INDEX([$'olah data'.$B$4:$'olah data'.$N$39];MATCH([.$A69];[$'olah data'.L$4:$'olah data'.L$39];0);2);&quot;&quot;)">
            <text:p/>
          </table:table-cell>
          <table:table-cell table:style-name="ce27" table:formula="of:=IFERROR(INDEX([$'olah data'.$B$4:$'olah data'.$N$39];MATCH([.$A69];[$'olah data'.M$4:$'olah data'.M$39];0);2);&quot;&quot;)">
            <text:p/>
          </table:table-cell>
          <table:table-cell table:style-name="ce27" table:formula="of:=IFERROR(INDEX([$'olah data'.$B$4:$'olah data'.$N$39];MATCH([.$A69];[$'olah data'.N$4:$'olah data'.N$39];0);2);&quot;&quot;)">
            <text:p/>
          </table:table-cell>
          <table:table-cell table:style-name="ce27" table:formula="of:=CONCATENATE([.D69];[.E69];[.F69];[.G69];[.H69];[.I69];[.J69];[.K69];[.L69];[.M69];[.N69])" office:value-type="string" office:string-value="Self-forgetful vs. self-conscious experience (10 items)" calcext:value-type="string">
            <text:p>Self-forgetful vs. self-conscious experience (10 items)</text:p>
          </table:table-cell>
          <table:table-cell table:style-name="ce84" table:formula="of:=IFERROR([$'View Input'.W1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69" calcext:value-type="float">
            <text:p>69</text:p>
          </table:table-cell>
          <table:table-cell table:style-name="ce45" office:value-type="float" office:value="5" calcext:value-type="float">
            <text:p>5</text:p>
          </table:table-cell>
          <table:table-cell table:style-name="ce98" table:formula="of:=IF([.R70]=&quot;&quot;;IF([.Q70]=&quot;R&quot;;VLOOKUP([.P70];[$'olah data'.R71:$'olah data'.S75];2);[.P70]);IF([.R70]=[.P70];[.P70];[.Q70]))" office:value-type="float" office:value="0" calcext:value-type="float">
            <text:p>0</text:p>
          </table:table-cell>
          <table:table-cell table:style-name="ce27" table:formula="of:=IFERROR(INDEX([$'olah data'.$B$4:$'olah data'.$N$39];MATCH([.$A70];[$'olah data'.D$4:$'olah data'.D$39];0);2);&quot;&quot;)">
            <text:p/>
          </table:table-cell>
          <table:table-cell table:style-name="ce27" table:formula="of:=IFERROR(INDEX([$'olah data'.$B$4:$'olah data'.$N$39];MATCH([.$A70];[$'olah data'.E$4:$'olah data'.E$39];0);2);&quot;&quot;)">
            <text:p/>
          </table:table-cell>
          <table:table-cell table:style-name="ce27" table:formula="of:=IFERROR(INDEX([$'olah data'.$B$4:$'olah data'.$N$39];MATCH([.$A70];[$'olah data'.F$4:$'olah data'.F$39];0);2);&quot;&quot;)">
            <text:p/>
          </table:table-cell>
          <table:table-cell table:style-name="ce27" table:formula="of:=IFERROR(INDEX([$'olah data'.$B$4:$'olah data'.$N$39];MATCH([.$A70];[$'olah data'.G$4:$'olah data'.G$39];0);2);&quot;&quot;)">
            <text:p/>
          </table:table-cell>
          <table:table-cell table:style-name="ce27" table:formula="of:=IFERROR(INDEX([$'olah data'.$B$4:$'olah data'.$N$39];MATCH([.$A70];[$'olah data'.H$4:$'olah data'.H$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70];[$'olah data'.I$4:$'olah data'.I$39];0);2);&quot;&quot;)">
            <text:p/>
          </table:table-cell>
          <table:table-cell table:style-name="ce27" table:formula="of:=IFERROR(INDEX([$'olah data'.$B$4:$'olah data'.$N$39];MATCH([.$A70];[$'olah data'.J$4:$'olah data'.J$39];0);2);&quot;&quot;)">
            <text:p/>
          </table:table-cell>
          <table:table-cell table:style-name="ce27" table:formula="of:=IFERROR(INDEX([$'olah data'.$B$4:$'olah data'.$N$39];MATCH([.$A70];[$'olah data'.K$4:$'olah data'.K$39];0);2);&quot;&quot;)">
            <text:p/>
          </table:table-cell>
          <table:table-cell table:style-name="ce27" table:formula="of:=IFERROR(INDEX([$'olah data'.$B$4:$'olah data'.$N$39];MATCH([.$A70];[$'olah data'.L$4:$'olah data'.L$39];0);2);&quot;&quot;)">
            <text:p/>
          </table:table-cell>
          <table:table-cell table:style-name="ce27" table:formula="of:=IFERROR(INDEX([$'olah data'.$B$4:$'olah data'.$N$39];MATCH([.$A70];[$'olah data'.M$4:$'olah data'.M$39];0);2);&quot;&quot;)">
            <text:p/>
          </table:table-cell>
          <table:table-cell table:style-name="ce27" table:formula="of:=IFERROR(INDEX([$'olah data'.$B$4:$'olah data'.$N$39];MATCH([.$A70];[$'olah data'.N$4:$'olah data'.N$39];0);2);&quot;&quot;)">
            <text:p/>
          </table:table-cell>
          <table:table-cell table:style-name="ce27" table:formula="of:=CONCATENATE([.D70];[.E70];[.F70];[.G70];[.H70];[.I70];[.J70];[.K70];[.L70];[.M70];[.N70])" office:value-type="string" office:string-value="Purposefulness vs. lack of goal direction (6 items)" calcext:value-type="string">
            <text:p>Purposefulness vs. lack of goal direction (6 items)</text:p>
          </table:table-cell>
          <table:table-cell table:style-name="ce84" table:formula="of:=IFERROR([$'View Input'.W1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0" calcext:value-type="float">
            <text:p>70</text:p>
          </table:table-cell>
          <table:table-cell table:style-name="ce45" office:value-type="float" office:value="5" calcext:value-type="float">
            <text:p>5</text:p>
          </table:table-cell>
          <table:table-cell table:style-name="ce98" table:formula="of:=IF([.R71]=&quot;&quot;;IF([.Q71]=&quot;R&quot;;VLOOKUP([.P71];[$'olah data'.R72:$'olah data'.S76];2);[.P71]);IF([.R71]=[.P71];[.P71];[.Q71]))" office:value-type="float" office:value="0" calcext:value-type="float">
            <text:p>0</text:p>
          </table:table-cell>
          <table:table-cell table:style-name="ce27" table:formula="of:=IFERROR(INDEX([$'olah data'.$B$4:$'olah data'.$N$39];MATCH([.$A71];[$'olah data'.D$4:$'olah data'.D$39];0);2);&quot;&quot;)">
            <text:p/>
          </table:table-cell>
          <table:table-cell table:style-name="ce27" table:formula="of:=IFERROR(INDEX([$'olah data'.$B$4:$'olah data'.$N$39];MATCH([.$A71];[$'olah data'.E$4:$'olah data'.E$39];0);2);&quot;&quot;)" office:value-type="string" office:string-value="Fear of uncertainty (7 items)" calcext:value-type="string">
            <text:p>Fear of uncertainty (7 items)</text:p>
          </table:table-cell>
          <table:table-cell table:style-name="ce27" table:formula="of:=IFERROR(INDEX([$'olah data'.$B$4:$'olah data'.$N$39];MATCH([.$A71];[$'olah data'.F$4:$'olah data'.F$39];0);2);&quot;&quot;)">
            <text:p/>
          </table:table-cell>
          <table:table-cell table:style-name="ce27" table:formula="of:=IFERROR(INDEX([$'olah data'.$B$4:$'olah data'.$N$39];MATCH([.$A71];[$'olah data'.G$4:$'olah data'.G$39];0);2);&quot;&quot;)">
            <text:p/>
          </table:table-cell>
          <table:table-cell table:style-name="ce27" table:formula="of:=IFERROR(INDEX([$'olah data'.$B$4:$'olah data'.$N$39];MATCH([.$A71];[$'olah data'.H$4:$'olah data'.H$39];0);2);&quot;&quot;)">
            <text:p/>
          </table:table-cell>
          <table:table-cell table:style-name="ce27" table:formula="of:=IFERROR(INDEX([$'olah data'.$B$4:$'olah data'.$N$39];MATCH([.$A71];[$'olah data'.I$4:$'olah data'.I$39];0);2);&quot;&quot;)">
            <text:p/>
          </table:table-cell>
          <table:table-cell table:style-name="ce27" table:formula="of:=IFERROR(INDEX([$'olah data'.$B$4:$'olah data'.$N$39];MATCH([.$A71];[$'olah data'.J$4:$'olah data'.J$39];0);2);&quot;&quot;)">
            <text:p/>
          </table:table-cell>
          <table:table-cell table:style-name="ce27" table:formula="of:=IFERROR(INDEX([$'olah data'.$B$4:$'olah data'.$N$39];MATCH([.$A71];[$'olah data'.K$4:$'olah data'.K$39];0);2);&quot;&quot;)">
            <text:p/>
          </table:table-cell>
          <table:table-cell table:style-name="ce27" table:formula="of:=IFERROR(INDEX([$'olah data'.$B$4:$'olah data'.$N$39];MATCH([.$A71];[$'olah data'.L$4:$'olah data'.L$39];0);2);&quot;&quot;)">
            <text:p/>
          </table:table-cell>
          <table:table-cell table:style-name="ce27" table:formula="of:=IFERROR(INDEX([$'olah data'.$B$4:$'olah data'.$N$39];MATCH([.$A71];[$'olah data'.M$4:$'olah data'.M$39];0);2);&quot;&quot;)">
            <text:p/>
          </table:table-cell>
          <table:table-cell table:style-name="ce27" table:formula="of:=IFERROR(INDEX([$'olah data'.$B$4:$'olah data'.$N$39];MATCH([.$A71];[$'olah data'.N$4:$'olah data'.N$39];0);2);&quot;&quot;)">
            <text:p/>
          </table:table-cell>
          <table:table-cell table:style-name="ce27" table:formula="of:=CONCATENATE([.D71];[.E71];[.F71];[.G71];[.H71];[.I71];[.J71];[.K71];[.L71];[.M71];[.N71])" office:value-type="string" office:string-value="Fear of uncertainty (7 items)" calcext:value-type="string">
            <text:p>Fear of uncertainty (7 items)</text:p>
          </table:table-cell>
          <table:table-cell table:style-name="ce84" table:formula="of:=IFERROR([$'View Input'.W2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1" calcext:value-type="float">
            <text:p>71</text:p>
          </table:table-cell>
          <table:table-cell table:style-name="ce45" office:value-type="float" office:value="5" calcext:value-type="float">
            <text:p>5</text:p>
          </table:table-cell>
          <table:table-cell table:style-name="ce98" table:formula="of:=IF([.R72]=&quot;&quot;;IF([.Q72]=&quot;R&quot;;VLOOKUP([.P72];[$'olah data'.R73:$'olah data'.S77];2);[.P72]);IF([.R72]=[.P72];[.P72];[.Q72]))" office:value-type="float" office:value="0" calcext:value-type="float">
            <text:p>0</text:p>
          </table:table-cell>
          <table:table-cell table:style-name="ce27" table:formula="of:=IFERROR(INDEX([$'olah data'.$B$4:$'olah data'.$N$39];MATCH([.$A72];[$'olah data'.D$4:$'olah data'.D$39];0);2);&quot;&quot;)">
            <text:p/>
          </table:table-cell>
          <table:table-cell table:style-name="ce27" table:formula="of:=IFERROR(INDEX([$'olah data'.$B$4:$'olah data'.$N$39];MATCH([.$A72];[$'olah data'.E$4:$'olah data'.E$39];0);2);&quot;&quot;)">
            <text:p/>
          </table:table-cell>
          <table:table-cell table:style-name="ce27" table:formula="of:=IFERROR(INDEX([$'olah data'.$B$4:$'olah data'.$N$39];MATCH([.$A72];[$'olah data'.F$4:$'olah data'.F$39];0);2);&quot;&quot;)" office:value-type="string" office:string-value="Impulsiveness v. reflection (9 items)" calcext:value-type="string">
            <text:p>Impulsiveness v. reflection (9 items)</text:p>
          </table:table-cell>
          <table:table-cell table:style-name="ce27" table:formula="of:=IFERROR(INDEX([$'olah data'.$B$4:$'olah data'.$N$39];MATCH([.$A72];[$'olah data'.G$4:$'olah data'.G$39];0);2);&quot;&quot;)">
            <text:p/>
          </table:table-cell>
          <table:table-cell table:style-name="ce27" table:formula="of:=IFERROR(INDEX([$'olah data'.$B$4:$'olah data'.$N$39];MATCH([.$A72];[$'olah data'.H$4:$'olah data'.H$39];0);2);&quot;&quot;)">
            <text:p/>
          </table:table-cell>
          <table:table-cell table:style-name="ce27" table:formula="of:=IFERROR(INDEX([$'olah data'.$B$4:$'olah data'.$N$39];MATCH([.$A72];[$'olah data'.I$4:$'olah data'.I$39];0);2);&quot;&quot;)">
            <text:p/>
          </table:table-cell>
          <table:table-cell table:style-name="ce27" table:formula="of:=IFERROR(INDEX([$'olah data'.$B$4:$'olah data'.$N$39];MATCH([.$A72];[$'olah data'.J$4:$'olah data'.J$39];0);2);&quot;&quot;)">
            <text:p/>
          </table:table-cell>
          <table:table-cell table:style-name="ce27" table:formula="of:=IFERROR(INDEX([$'olah data'.$B$4:$'olah data'.$N$39];MATCH([.$A72];[$'olah data'.K$4:$'olah data'.K$39];0);2);&quot;&quot;)">
            <text:p/>
          </table:table-cell>
          <table:table-cell table:style-name="ce27" table:formula="of:=IFERROR(INDEX([$'olah data'.$B$4:$'olah data'.$N$39];MATCH([.$A72];[$'olah data'.L$4:$'olah data'.L$39];0);2);&quot;&quot;)">
            <text:p/>
          </table:table-cell>
          <table:table-cell table:style-name="ce27" table:formula="of:=IFERROR(INDEX([$'olah data'.$B$4:$'olah data'.$N$39];MATCH([.$A72];[$'olah data'.M$4:$'olah data'.M$39];0);2);&quot;&quot;)">
            <text:p/>
          </table:table-cell>
          <table:table-cell table:style-name="ce27" table:formula="of:=IFERROR(INDEX([$'olah data'.$B$4:$'olah data'.$N$39];MATCH([.$A72];[$'olah data'.N$4:$'olah data'.N$39];0);2);&quot;&quot;)">
            <text:p/>
          </table:table-cell>
          <table:table-cell table:style-name="ce27" table:formula="of:=CONCATENATE([.D72];[.E72];[.F72];[.G72];[.H72];[.I72];[.J72];[.K72];[.L72];[.M72];[.N72])" office:value-type="string" office:string-value="Impulsiveness v. reflection (9 items)" calcext:value-type="string">
            <text:p>Impulsiveness v. reflection (9 items)</text:p>
          </table:table-cell>
          <table:table-cell table:style-name="ce84" table:formula="of:=IFERROR([$'View Input'.W2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2" calcext:value-type="float">
            <text:p>72</text:p>
          </table:table-cell>
          <table:table-cell table:style-name="ce45" office:value-type="float" office:value="5" calcext:value-type="float">
            <text:p>5</text:p>
          </table:table-cell>
          <table:table-cell table:style-name="ce98" table:formula="of:=IF([.R73]=&quot;&quot;;IF([.Q73]=&quot;R&quot;;VLOOKUP([.P73];[$'olah data'.R74:$'olah data'.S78];2);[.P73]);IF([.R73]=[.P73];[.P73];[.Q73]))" office:value-type="float" office:value="0" calcext:value-type="float">
            <text:p>0</text:p>
          </table:table-cell>
          <table:table-cell table:style-name="ce27" table:formula="of:=IFERROR(INDEX([$'olah data'.$B$4:$'olah data'.$N$39];MATCH([.$A73];[$'olah data'.D$4:$'olah data'.D$39];0);2);&quot;&quot;)">
            <text:p/>
          </table:table-cell>
          <table:table-cell table:style-name="ce27" table:formula="of:=IFERROR(INDEX([$'olah data'.$B$4:$'olah data'.$N$39];MATCH([.$A73];[$'olah data'.E$4:$'olah data'.E$39];0);2);&quot;&quot;)">
            <text:p/>
          </table:table-cell>
          <table:table-cell table:style-name="ce27" table:formula="of:=IFERROR(INDEX([$'olah data'.$B$4:$'olah data'.$N$39];MATCH([.$A73];[$'olah data'.F$4:$'olah data'.F$39];0);2);&quot;&quot;)" office:value-type="string" office:string-value="Ambitious vs underachieving (10 items)" calcext:value-type="string">
            <text:p>Ambitious vs underachieving (10 items)</text:p>
          </table:table-cell>
          <table:table-cell table:style-name="ce27" table:formula="of:=IFERROR(INDEX([$'olah data'.$B$4:$'olah data'.$N$39];MATCH([.$A73];[$'olah data'.G$4:$'olah data'.G$39];0);2);&quot;&quot;)">
            <text:p/>
          </table:table-cell>
          <table:table-cell table:style-name="ce27" table:formula="of:=IFERROR(INDEX([$'olah data'.$B$4:$'olah data'.$N$39];MATCH([.$A73];[$'olah data'.H$4:$'olah data'.H$39];0);2);&quot;&quot;)">
            <text:p/>
          </table:table-cell>
          <table:table-cell table:style-name="ce27" table:formula="of:=IFERROR(INDEX([$'olah data'.$B$4:$'olah data'.$N$39];MATCH([.$A73];[$'olah data'.I$4:$'olah data'.I$39];0);2);&quot;&quot;)">
            <text:p/>
          </table:table-cell>
          <table:table-cell table:style-name="ce27" table:formula="of:=IFERROR(INDEX([$'olah data'.$B$4:$'olah data'.$N$39];MATCH([.$A73];[$'olah data'.J$4:$'olah data'.J$39];0);2);&quot;&quot;)">
            <text:p/>
          </table:table-cell>
          <table:table-cell table:style-name="ce27" table:formula="of:=IFERROR(INDEX([$'olah data'.$B$4:$'olah data'.$N$39];MATCH([.$A73];[$'olah data'.K$4:$'olah data'.K$39];0);2);&quot;&quot;)">
            <text:p/>
          </table:table-cell>
          <table:table-cell table:style-name="ce27" table:formula="of:=IFERROR(INDEX([$'olah data'.$B$4:$'olah data'.$N$39];MATCH([.$A73];[$'olah data'.L$4:$'olah data'.L$39];0);2);&quot;&quot;)">
            <text:p/>
          </table:table-cell>
          <table:table-cell table:style-name="ce27" table:formula="of:=IFERROR(INDEX([$'olah data'.$B$4:$'olah data'.$N$39];MATCH([.$A73];[$'olah data'.M$4:$'olah data'.M$39];0);2);&quot;&quot;)">
            <text:p/>
          </table:table-cell>
          <table:table-cell table:style-name="ce27" table:formula="of:=IFERROR(INDEX([$'olah data'.$B$4:$'olah data'.$N$39];MATCH([.$A73];[$'olah data'.N$4:$'olah data'.N$39];0);2);&quot;&quot;)">
            <text:p/>
          </table:table-cell>
          <table:table-cell table:style-name="ce27" table:formula="of:=CONCATENATE([.D73];[.E73];[.F73];[.G73];[.H73];[.I73];[.J73];[.K73];[.L73];[.M73];[.N73])" office:value-type="string" office:string-value="Ambitious vs underachieving (10 items)" calcext:value-type="string">
            <text:p>Ambitious vs underachieving (10 items)</text:p>
          </table:table-cell>
          <table:table-cell table:style-name="ce84" table:formula="of:=IFERROR([$'View Input'.W2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3" calcext:value-type="float">
            <text:p>73</text:p>
          </table:table-cell>
          <table:table-cell table:style-name="ce45" office:value-type="float" office:value="5" calcext:value-type="float">
            <text:p>5</text:p>
          </table:table-cell>
          <table:table-cell table:style-name="ce98" table:formula="of:=IF([.R74]=&quot;&quot;;IF([.Q74]=&quot;R&quot;;VLOOKUP([.P74];[$'olah data'.R75:$'olah data'.S79];2);[.P74]);IF([.R74]=[.P74];[.P74];[.Q74]))" office:value-type="float" office:value="0" calcext:value-type="float">
            <text:p>0</text:p>
          </table:table-cell>
          <table:table-cell table:style-name="ce27" table:formula="of:=IFERROR(INDEX([$'olah data'.$B$4:$'olah data'.$N$39];MATCH([.$A74];[$'olah data'.D$4:$'olah data'.D$39];0);2);&quot;&quot;)">
            <text:p/>
          </table:table-cell>
          <table:table-cell table:style-name="ce27" table:formula="of:=IFERROR(INDEX([$'olah data'.$B$4:$'olah data'.$N$39];MATCH([.$A74];[$'olah data'.E$4:$'olah data'.E$39];0);2);&quot;&quot;)">
            <text:p/>
          </table:table-cell>
          <table:table-cell table:style-name="ce27" table:formula="of:=IFERROR(INDEX([$'olah data'.$B$4:$'olah data'.$N$39];MATCH([.$A74];[$'olah data'.F$4:$'olah data'.F$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74];[$'olah data'.G$4:$'olah data'.G$39];0);2);&quot;&quot;)">
            <text:p/>
          </table:table-cell>
          <table:table-cell table:style-name="ce27" table:formula="of:=IFERROR(INDEX([$'olah data'.$B$4:$'olah data'.$N$39];MATCH([.$A74];[$'olah data'.H$4:$'olah data'.H$39];0);2);&quot;&quot;)">
            <text:p/>
          </table:table-cell>
          <table:table-cell table:style-name="ce27" table:formula="of:=IFERROR(INDEX([$'olah data'.$B$4:$'olah data'.$N$39];MATCH([.$A74];[$'olah data'.I$4:$'olah data'.I$39];0);2);&quot;&quot;)">
            <text:p/>
          </table:table-cell>
          <table:table-cell table:style-name="ce27" table:formula="of:=IFERROR(INDEX([$'olah data'.$B$4:$'olah data'.$N$39];MATCH([.$A74];[$'olah data'.J$4:$'olah data'.J$39];0);2);&quot;&quot;)">
            <text:p/>
          </table:table-cell>
          <table:table-cell table:style-name="ce27" table:formula="of:=IFERROR(INDEX([$'olah data'.$B$4:$'olah data'.$N$39];MATCH([.$A74];[$'olah data'.K$4:$'olah data'.K$39];0);2);&quot;&quot;)">
            <text:p/>
          </table:table-cell>
          <table:table-cell table:style-name="ce27" table:formula="of:=IFERROR(INDEX([$'olah data'.$B$4:$'olah data'.$N$39];MATCH([.$A74];[$'olah data'.L$4:$'olah data'.L$39];0);2);&quot;&quot;)">
            <text:p/>
          </table:table-cell>
          <table:table-cell table:style-name="ce27" table:formula="of:=IFERROR(INDEX([$'olah data'.$B$4:$'olah data'.$N$39];MATCH([.$A74];[$'olah data'.M$4:$'olah data'.M$39];0);2);&quot;&quot;)">
            <text:p/>
          </table:table-cell>
          <table:table-cell table:style-name="ce27" table:formula="of:=IFERROR(INDEX([$'olah data'.$B$4:$'olah data'.$N$39];MATCH([.$A74];[$'olah data'.N$4:$'olah data'.N$39];0);2);&quot;&quot;)">
            <text:p/>
          </table:table-cell>
          <table:table-cell table:style-name="ce27" table:formula="of:=CONCATENATE([.D74];[.E74];[.F74];[.G74];[.H74];[.I74];[.J74];[.K74];[.L74];[.M74];[.N74])" office:value-type="string" office:string-value="Transpersonal identification vs. self-differentiation (8 items)" calcext:value-type="string">
            <text:p>Transpersonal identification vs. self-differentiation (8 items)</text:p>
          </table:table-cell>
          <table:table-cell table:style-name="ce84" table:formula="of:=IFERROR([$'View Input'.W2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4" calcext:value-type="float">
            <text:p>74</text:p>
          </table:table-cell>
          <table:table-cell table:style-name="ce45" office:value-type="float" office:value="5" calcext:value-type="float">
            <text:p>5</text:p>
          </table:table-cell>
          <table:table-cell table:style-name="ce98" table:formula="of:=IF([.R75]=&quot;&quot;;IF([.Q75]=&quot;R&quot;;VLOOKUP([.P75];[$'olah data'.R76:$'olah data'.S80];2);[.P75]);IF([.R75]=[.P75];[.P75];[.Q75]))" office:value-type="float" office:value="0" calcext:value-type="float">
            <text:p>0</text:p>
          </table:table-cell>
          <table:table-cell table:style-name="ce27" table:formula="of:=IFERROR(INDEX([$'olah data'.$B$4:$'olah data'.$N$39];MATCH([.$A75];[$'olah data'.D$4:$'olah data'.D$39];0);2);&quot;&quot;)">
            <text:p/>
          </table:table-cell>
          <table:table-cell table:style-name="ce27" table:formula="of:=IFERROR(INDEX([$'olah data'.$B$4:$'olah data'.$N$39];MATCH([.$A75];[$'olah data'.E$4:$'olah data'.E$39];0);2);&quot;&quot;)" office:value-type="string" office:string-value="Empathy vs. social disinterest (5 items)" calcext:value-type="string">
            <text:p>Empathy vs. social disinterest (5 items)</text:p>
          </table:table-cell>
          <table:table-cell table:style-name="ce27" table:formula="of:=IFERROR(INDEX([$'olah data'.$B$4:$'olah data'.$N$39];MATCH([.$A75];[$'olah data'.F$4:$'olah data'.F$39];0);2);&quot;&quot;)">
            <text:p/>
          </table:table-cell>
          <table:table-cell table:style-name="ce27" table:formula="of:=IFERROR(INDEX([$'olah data'.$B$4:$'olah data'.$N$39];MATCH([.$A75];[$'olah data'.G$4:$'olah data'.G$39];0);2);&quot;&quot;)">
            <text:p/>
          </table:table-cell>
          <table:table-cell table:style-name="ce27" table:formula="of:=IFERROR(INDEX([$'olah data'.$B$4:$'olah data'.$N$39];MATCH([.$A75];[$'olah data'.H$4:$'olah data'.H$39];0);2);&quot;&quot;)">
            <text:p/>
          </table:table-cell>
          <table:table-cell table:style-name="ce27" table:formula="of:=IFERROR(INDEX([$'olah data'.$B$4:$'olah data'.$N$39];MATCH([.$A75];[$'olah data'.I$4:$'olah data'.I$39];0);2);&quot;&quot;)">
            <text:p/>
          </table:table-cell>
          <table:table-cell table:style-name="ce27" table:formula="of:=IFERROR(INDEX([$'olah data'.$B$4:$'olah data'.$N$39];MATCH([.$A75];[$'olah data'.J$4:$'olah data'.J$39];0);2);&quot;&quot;)">
            <text:p/>
          </table:table-cell>
          <table:table-cell table:style-name="ce27" table:formula="of:=IFERROR(INDEX([$'olah data'.$B$4:$'olah data'.$N$39];MATCH([.$A75];[$'olah data'.K$4:$'olah data'.K$39];0);2);&quot;&quot;)">
            <text:p/>
          </table:table-cell>
          <table:table-cell table:style-name="ce27" table:formula="of:=IFERROR(INDEX([$'olah data'.$B$4:$'olah data'.$N$39];MATCH([.$A75];[$'olah data'.L$4:$'olah data'.L$39];0);2);&quot;&quot;)">
            <text:p/>
          </table:table-cell>
          <table:table-cell table:style-name="ce27" table:formula="of:=IFERROR(INDEX([$'olah data'.$B$4:$'olah data'.$N$39];MATCH([.$A75];[$'olah data'.M$4:$'olah data'.M$39];0);2);&quot;&quot;)">
            <text:p/>
          </table:table-cell>
          <table:table-cell table:style-name="ce27" table:formula="of:=IFERROR(INDEX([$'olah data'.$B$4:$'olah data'.$N$39];MATCH([.$A75];[$'olah data'.N$4:$'olah data'.N$39];0);2);&quot;&quot;)">
            <text:p/>
          </table:table-cell>
          <table:table-cell table:style-name="ce27" table:formula="of:=CONCATENATE([.D75];[.E75];[.F75];[.G75];[.H75];[.I75];[.J75];[.K75];[.L75];[.M75];[.N75])" office:value-type="string" office:string-value="Empathy vs. social disinterest (5 items)" calcext:value-type="string">
            <text:p>Empathy vs. social disinterest (5 items)</text:p>
          </table:table-cell>
          <table:table-cell table:style-name="ce84" table:formula="of:=IFERROR([$'View Input'.W2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5" calcext:value-type="float">
            <text:p>75</text:p>
          </table:table-cell>
          <table:table-cell table:style-name="ce45" office:value-type="float" office:value="5" calcext:value-type="float">
            <text:p>5</text:p>
          </table:table-cell>
          <table:table-cell table:style-name="ce98" table:formula="of:=IF([.R76]=&quot;&quot;;IF([.Q76]=&quot;R&quot;;VLOOKUP([.P76];[$'olah data'.R77:$'olah data'.S81];2);[.P76]);IF([.R76]=[.P76];[.P76];[.Q76]))" office:value-type="float" office:value="0" calcext:value-type="float">
            <text:p>0</text:p>
          </table:table-cell>
          <table:table-cell table:style-name="ce27" table:formula="of:=IFERROR(INDEX([$'olah data'.$B$4:$'olah data'.$N$39];MATCH([.$A76];[$'olah data'.D$4:$'olah data'.D$39];0);2);&quot;&quot;)">
            <text:p/>
          </table:table-cell>
          <table:table-cell table:style-name="ce27" table:formula="of:=IFERROR(INDEX([$'olah data'.$B$4:$'olah data'.$N$39];MATCH([.$A76];[$'olah data'.E$4:$'olah data'.E$39];0);2);&quot;&quot;)">
            <text:p/>
          </table:table-cell>
          <table:table-cell table:style-name="ce27" table:formula="of:=IFERROR(INDEX([$'olah data'.$B$4:$'olah data'.$N$39];MATCH([.$A76];[$'olah data'.F$4:$'olah data'.F$39];0);2);&quot;&quot;)">
            <text:p/>
          </table:table-cell>
          <table:table-cell table:style-name="ce27" table:formula="of:=IFERROR(INDEX([$'olah data'.$B$4:$'olah data'.$N$39];MATCH([.$A76];[$'olah data'.G$4:$'olah data'.G$39];0);2);&quot;&quot;)">
            <text:p/>
          </table:table-cell>
          <table:table-cell table:style-name="ce27" table:formula="of:=IFERROR(INDEX([$'olah data'.$B$4:$'olah data'.$N$39];MATCH([.$A76];[$'olah data'.H$4:$'olah data'.H$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76];[$'olah data'.I$4:$'olah data'.I$39];0);2);&quot;&quot;)">
            <text:p/>
          </table:table-cell>
          <table:table-cell table:style-name="ce27" table:formula="of:=IFERROR(INDEX([$'olah data'.$B$4:$'olah data'.$N$39];MATCH([.$A76];[$'olah data'.J$4:$'olah data'.J$39];0);2);&quot;&quot;)">
            <text:p/>
          </table:table-cell>
          <table:table-cell table:style-name="ce27" table:formula="of:=IFERROR(INDEX([$'olah data'.$B$4:$'olah data'.$N$39];MATCH([.$A76];[$'olah data'.K$4:$'olah data'.K$39];0);2);&quot;&quot;)">
            <text:p/>
          </table:table-cell>
          <table:table-cell table:style-name="ce27" table:formula="of:=IFERROR(INDEX([$'olah data'.$B$4:$'olah data'.$N$39];MATCH([.$A76];[$'olah data'.L$4:$'olah data'.L$39];0);2);&quot;&quot;)">
            <text:p/>
          </table:table-cell>
          <table:table-cell table:style-name="ce27" table:formula="of:=IFERROR(INDEX([$'olah data'.$B$4:$'olah data'.$N$39];MATCH([.$A76];[$'olah data'.M$4:$'olah data'.M$39];0);2);&quot;&quot;)">
            <text:p/>
          </table:table-cell>
          <table:table-cell table:style-name="ce27" table:formula="of:=IFERROR(INDEX([$'olah data'.$B$4:$'olah data'.$N$39];MATCH([.$A76];[$'olah data'.N$4:$'olah data'.N$39];0);2);&quot;&quot;)">
            <text:p/>
          </table:table-cell>
          <table:table-cell table:style-name="ce27" table:formula="of:=CONCATENATE([.D76];[.E76];[.F76];[.G76];[.H76];[.I76];[.J76];[.K76];[.L76];[.M76];[.N76])" office:value-type="string" office:string-value="Pure-hearted conscience vs. self-serving advantage (8 items)" calcext:value-type="string">
            <text:p>Pure-hearted conscience vs. self-serving advantage (8 items)</text:p>
          </table:table-cell>
          <table:table-cell table:style-name="ce84" table:formula="of:=IFERROR([$'View Input'.W2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6" calcext:value-type="float">
            <text:p>76</text:p>
          </table:table-cell>
          <table:table-cell table:style-name="ce45" office:value-type="float" office:value="5" calcext:value-type="float">
            <text:p>5</text:p>
          </table:table-cell>
          <table:table-cell table:style-name="ce98" table:formula="of:=IF([.R77]=&quot;&quot;;IF([.Q77]=&quot;R&quot;;VLOOKUP([.P77];[$'olah data'.R78:$'olah data'.S82];2);[.P77]);IF([.R77]=[.P77];[.P77];[.Q77]))" office:value-type="float" office:value="0" calcext:value-type="float">
            <text:p>0</text:p>
          </table:table-cell>
          <table:table-cell table:style-name="ce27" table:formula="of:=IFERROR(INDEX([$'olah data'.$B$4:$'olah data'.$N$39];MATCH([.$A77];[$'olah data'.D$4:$'olah data'.D$39];0);2);&quot;&quot;)">
            <text:p/>
          </table:table-cell>
          <table:table-cell table:style-name="ce27" table:formula="of:=IFERROR(INDEX([$'olah data'.$B$4:$'olah data'.$N$39];MATCH([.$A77];[$'olah data'.E$4:$'olah data'.E$39];0);2);&quot;&quot;)" office:value-type="string" office:string-value="Perfectionist vs pragmatist (8 items)" calcext:value-type="string">
            <text:p>Perfectionist vs pragmatist (8 items)</text:p>
          </table:table-cell>
          <table:table-cell table:style-name="ce27" table:formula="of:=IFERROR(INDEX([$'olah data'.$B$4:$'olah data'.$N$39];MATCH([.$A77];[$'olah data'.F$4:$'olah data'.F$39];0);2);&quot;&quot;)">
            <text:p/>
          </table:table-cell>
          <table:table-cell table:style-name="ce27" table:formula="of:=IFERROR(INDEX([$'olah data'.$B$4:$'olah data'.$N$39];MATCH([.$A77];[$'olah data'.G$4:$'olah data'.G$39];0);2);&quot;&quot;)">
            <text:p/>
          </table:table-cell>
          <table:table-cell table:style-name="ce27" table:formula="of:=IFERROR(INDEX([$'olah data'.$B$4:$'olah data'.$N$39];MATCH([.$A77];[$'olah data'.H$4:$'olah data'.H$39];0);2);&quot;&quot;)">
            <text:p/>
          </table:table-cell>
          <table:table-cell table:style-name="ce27" table:formula="of:=IFERROR(INDEX([$'olah data'.$B$4:$'olah data'.$N$39];MATCH([.$A77];[$'olah data'.I$4:$'olah data'.I$39];0);2);&quot;&quot;)">
            <text:p/>
          </table:table-cell>
          <table:table-cell table:style-name="ce27" table:formula="of:=IFERROR(INDEX([$'olah data'.$B$4:$'olah data'.$N$39];MATCH([.$A77];[$'olah data'.J$4:$'olah data'.J$39];0);2);&quot;&quot;)">
            <text:p/>
          </table:table-cell>
          <table:table-cell table:style-name="ce27" table:formula="of:=IFERROR(INDEX([$'olah data'.$B$4:$'olah data'.$N$39];MATCH([.$A77];[$'olah data'.K$4:$'olah data'.K$39];0);2);&quot;&quot;)">
            <text:p/>
          </table:table-cell>
          <table:table-cell table:style-name="ce27" table:formula="of:=IFERROR(INDEX([$'olah data'.$B$4:$'olah data'.$N$39];MATCH([.$A77];[$'olah data'.L$4:$'olah data'.L$39];0);2);&quot;&quot;)">
            <text:p/>
          </table:table-cell>
          <table:table-cell table:style-name="ce27" table:formula="of:=IFERROR(INDEX([$'olah data'.$B$4:$'olah data'.$N$39];MATCH([.$A77];[$'olah data'.M$4:$'olah data'.M$39];0);2);&quot;&quot;)">
            <text:p/>
          </table:table-cell>
          <table:table-cell table:style-name="ce27" table:formula="of:=IFERROR(INDEX([$'olah data'.$B$4:$'olah data'.$N$39];MATCH([.$A77];[$'olah data'.N$4:$'olah data'.N$39];0);2);&quot;&quot;)">
            <text:p/>
          </table:table-cell>
          <table:table-cell table:style-name="ce27" table:formula="of:=CONCATENATE([.D77];[.E77];[.F77];[.G77];[.H77];[.I77];[.J77];[.K77];[.L77];[.M77];[.N77])" office:value-type="string" office:string-value="Perfectionist vs pragmatist (8 items)" calcext:value-type="string">
            <text:p>Perfectionist vs pragmatist (8 items)</text:p>
          </table:table-cell>
          <table:table-cell table:style-name="ce84" table:formula="of:=IFERROR([$'View Input'.W2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7" calcext:value-type="float">
            <text:p>77</text:p>
          </table:table-cell>
          <table:table-cell table:style-name="ce45" office:value-type="float" office:value="5" calcext:value-type="float">
            <text:p>5</text:p>
          </table:table-cell>
          <table:table-cell table:style-name="ce98" table:formula="of:=IF([.R78]=&quot;&quot;;IF([.Q78]=&quot;R&quot;;VLOOKUP([.P78];[$'olah data'.R79:$'olah data'.S83];2);[.P78]);IF([.R78]=[.P78];[.P78];[.Q78]))" office:value-type="float" office:value="0" calcext:value-type="float">
            <text:p>0</text:p>
          </table:table-cell>
          <table:table-cell table:style-name="ce27" table:formula="of:=IFERROR(INDEX([$'olah data'.$B$4:$'olah data'.$N$39];MATCH([.$A78];[$'olah data'.D$4:$'olah data'.D$39];0);2);&quot;&quot;)">
            <text:p/>
          </table:table-cell>
          <table:table-cell table:style-name="ce27" table:formula="of:=IFERROR(INDEX([$'olah data'.$B$4:$'olah data'.$N$39];MATCH([.$A78];[$'olah data'.E$4:$'olah data'.E$39];0);2);&quot;&quot;)">
            <text:p/>
          </table:table-cell>
          <table:table-cell table:style-name="ce27" table:formula="of:=IFERROR(INDEX([$'olah data'.$B$4:$'olah data'.$N$39];MATCH([.$A78];[$'olah data'.F$4:$'olah data'.F$39];0);2);&quot;&quot;)">
            <text:p/>
          </table:table-cell>
          <table:table-cell table:style-name="ce27" table:formula="of:=IFERROR(INDEX([$'olah data'.$B$4:$'olah data'.$N$39];MATCH([.$A78];[$'olah data'.G$4:$'olah data'.G$39];0);2);&quot;&quot;)">
            <text:p/>
          </table:table-cell>
          <table:table-cell table:style-name="ce27" table:formula="of:=IFERROR(INDEX([$'olah data'.$B$4:$'olah data'.$N$39];MATCH([.$A78];[$'olah data'.H$4:$'olah data'.H$39];0);2);&quot;&quot;)" office:value-type="string" office:string-value="Disorderliness v. regimentation (7 items)" calcext:value-type="string">
            <text:p>Disorderliness v. regimentation (7 items)</text:p>
          </table:table-cell>
          <table:table-cell table:style-name="ce27" table:formula="of:=IFERROR(INDEX([$'olah data'.$B$4:$'olah data'.$N$39];MATCH([.$A78];[$'olah data'.I$4:$'olah data'.I$39];0);2);&quot;&quot;)">
            <text:p/>
          </table:table-cell>
          <table:table-cell table:style-name="ce27" table:formula="of:=IFERROR(INDEX([$'olah data'.$B$4:$'olah data'.$N$39];MATCH([.$A78];[$'olah data'.J$4:$'olah data'.J$39];0);2);&quot;&quot;)">
            <text:p/>
          </table:table-cell>
          <table:table-cell table:style-name="ce27" table:formula="of:=IFERROR(INDEX([$'olah data'.$B$4:$'olah data'.$N$39];MATCH([.$A78];[$'olah data'.K$4:$'olah data'.K$39];0);2);&quot;&quot;)">
            <text:p/>
          </table:table-cell>
          <table:table-cell table:style-name="ce27" table:formula="of:=IFERROR(INDEX([$'olah data'.$B$4:$'olah data'.$N$39];MATCH([.$A78];[$'olah data'.L$4:$'olah data'.L$39];0);2);&quot;&quot;)">
            <text:p/>
          </table:table-cell>
          <table:table-cell table:style-name="ce27" table:formula="of:=IFERROR(INDEX([$'olah data'.$B$4:$'olah data'.$N$39];MATCH([.$A78];[$'olah data'.M$4:$'olah data'.M$39];0);2);&quot;&quot;)">
            <text:p/>
          </table:table-cell>
          <table:table-cell table:style-name="ce27" table:formula="of:=IFERROR(INDEX([$'olah data'.$B$4:$'olah data'.$N$39];MATCH([.$A78];[$'olah data'.N$4:$'olah data'.N$39];0);2);&quot;&quot;)">
            <text:p/>
          </table:table-cell>
          <table:table-cell table:style-name="ce27" table:formula="of:=CONCATENATE([.D78];[.E78];[.F78];[.G78];[.H78];[.I78];[.J78];[.K78];[.L78];[.M78];[.N78])" office:value-type="string" office:string-value="Disorderliness v. regimentation (7 items)" calcext:value-type="string">
            <text:p>Disorderliness v. regimentation (7 items)</text:p>
          </table:table-cell>
          <table:table-cell table:style-name="ce84" table:formula="of:=IFERROR([$'View Input'.W2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8" calcext:value-type="float">
            <text:p>78</text:p>
          </table:table-cell>
          <table:table-cell table:style-name="ce45" office:value-type="float" office:value="5" calcext:value-type="float">
            <text:p>5</text:p>
          </table:table-cell>
          <table:table-cell table:style-name="ce98" table:formula="of:=IF([.R79]=&quot;&quot;;IF([.Q79]=&quot;R&quot;;VLOOKUP([.P79];[$'olah data'.R80:$'olah data'.S84];2);[.P79]);IF([.R79]=[.P79];[.P79];[.Q79]))" office:value-type="float" office:value="0" calcext:value-type="float">
            <text:p>0</text:p>
          </table:table-cell>
          <table:table-cell table:style-name="ce27" table:formula="of:=IFERROR(INDEX([$'olah data'.$B$4:$'olah data'.$N$39];MATCH([.$A79];[$'olah data'.D$4:$'olah data'.D$39];0);2);&quot;&quot;)">
            <text:p/>
          </table:table-cell>
          <table:table-cell table:style-name="ce27" table:formula="of:=IFERROR(INDEX([$'olah data'.$B$4:$'olah data'.$N$39];MATCH([.$A79];[$'olah data'.E$4:$'olah data'.E$39];0);2);&quot;&quot;)">
            <text:p/>
          </table:table-cell>
          <table:table-cell table:style-name="ce27" table:formula="of:=IFERROR(INDEX([$'olah data'.$B$4:$'olah data'.$N$39];MATCH([.$A79];[$'olah data'.F$4:$'olah data'.F$39];0);2);&quot;&quot;)">
            <text:p/>
          </table:table-cell>
          <table:table-cell table:style-name="ce27" table:formula="of:=IFERROR(INDEX([$'olah data'.$B$4:$'olah data'.$N$39];MATCH([.$A79];[$'olah data'.G$4:$'olah data'.G$39];0);2);&quot;&quot;)" office:value-type="string" office:string-value="Shyness with strangers (7 items)" calcext:value-type="string">
            <text:p>Shyness with strangers (7 items)</text:p>
          </table:table-cell>
          <table:table-cell table:style-name="ce27" table:formula="of:=IFERROR(INDEX([$'olah data'.$B$4:$'olah data'.$N$39];MATCH([.$A79];[$'olah data'.H$4:$'olah data'.H$39];0);2);&quot;&quot;)">
            <text:p/>
          </table:table-cell>
          <table:table-cell table:style-name="ce27" table:formula="of:=IFERROR(INDEX([$'olah data'.$B$4:$'olah data'.$N$39];MATCH([.$A79];[$'olah data'.I$4:$'olah data'.I$39];0);2);&quot;&quot;)">
            <text:p/>
          </table:table-cell>
          <table:table-cell table:style-name="ce27" table:formula="of:=IFERROR(INDEX([$'olah data'.$B$4:$'olah data'.$N$39];MATCH([.$A79];[$'olah data'.J$4:$'olah data'.J$39];0);2);&quot;&quot;)">
            <text:p/>
          </table:table-cell>
          <table:table-cell table:style-name="ce27" table:formula="of:=IFERROR(INDEX([$'olah data'.$B$4:$'olah data'.$N$39];MATCH([.$A79];[$'olah data'.K$4:$'olah data'.K$39];0);2);&quot;&quot;)">
            <text:p/>
          </table:table-cell>
          <table:table-cell table:style-name="ce27" table:formula="of:=IFERROR(INDEX([$'olah data'.$B$4:$'olah data'.$N$39];MATCH([.$A79];[$'olah data'.L$4:$'olah data'.L$39];0);2);&quot;&quot;)">
            <text:p/>
          </table:table-cell>
          <table:table-cell table:style-name="ce27" table:formula="of:=IFERROR(INDEX([$'olah data'.$B$4:$'olah data'.$N$39];MATCH([.$A79];[$'olah data'.M$4:$'olah data'.M$39];0);2);&quot;&quot;)">
            <text:p/>
          </table:table-cell>
          <table:table-cell table:style-name="ce27" table:formula="of:=IFERROR(INDEX([$'olah data'.$B$4:$'olah data'.$N$39];MATCH([.$A79];[$'olah data'.N$4:$'olah data'.N$39];0);2);&quot;&quot;)">
            <text:p/>
          </table:table-cell>
          <table:table-cell table:style-name="ce27" table:formula="of:=CONCATENATE([.D79];[.E79];[.F79];[.G79];[.H79];[.I79];[.J79];[.K79];[.L79];[.M79];[.N79])" office:value-type="string" office:string-value="Shyness with strangers (7 items)" calcext:value-type="string">
            <text:p>Shyness with strangers (7 items)</text:p>
          </table:table-cell>
          <table:table-cell table:style-name="ce84" table:formula="of:=IFERROR([$'View Input'.W2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79" calcext:value-type="float">
            <text:p>79</text:p>
          </table:table-cell>
          <table:table-cell table:style-name="ce45" office:value-type="float" office:value="5" calcext:value-type="float">
            <text:p>5</text:p>
          </table:table-cell>
          <table:table-cell table:style-name="ce98" table:formula="of:=IF([.R80]=&quot;&quot;;IF([.Q80]=&quot;R&quot;;VLOOKUP([.P80];[$'olah data'.R81:$'olah data'.S85];2);[.P80]);IF([.R80]=[.P80];[.P80];[.Q80]))" office:value-type="float" office:value="0" calcext:value-type="float">
            <text:p>0</text:p>
          </table:table-cell>
          <table:table-cell table:style-name="ce27" table:formula="of:=IFERROR(INDEX([$'olah data'.$B$4:$'olah data'.$N$39];MATCH([.$A80];[$'olah data'.D$4:$'olah data'.D$39];0);2);&quot;&quot;)">
            <text:p/>
          </table:table-cell>
          <table:table-cell table:style-name="ce27" table:formula="of:=IFERROR(INDEX([$'olah data'.$B$4:$'olah data'.$N$39];MATCH([.$A80];[$'olah data'.E$4:$'olah data'.E$39];0);2);&quot;&quot;)">
            <text:p/>
          </table:table-cell>
          <table:table-cell table:style-name="ce27" table:formula="of:=IFERROR(INDEX([$'olah data'.$B$4:$'olah data'.$N$39];MATCH([.$A80];[$'olah data'.F$4:$'olah data'.F$39];0);2);&quot;&quot;)" office:value-type="string" office:string-value="Attachment (6 items)" calcext:value-type="string">
            <text:p>Attachment (6 items)</text:p>
          </table:table-cell>
          <table:table-cell table:style-name="ce27" table:formula="of:=IFERROR(INDEX([$'olah data'.$B$4:$'olah data'.$N$39];MATCH([.$A80];[$'olah data'.G$4:$'olah data'.G$39];0);2);&quot;&quot;)">
            <text:p/>
          </table:table-cell>
          <table:table-cell table:style-name="ce27" table:formula="of:=IFERROR(INDEX([$'olah data'.$B$4:$'olah data'.$N$39];MATCH([.$A80];[$'olah data'.H$4:$'olah data'.H$39];0);2);&quot;&quot;)">
            <text:p/>
          </table:table-cell>
          <table:table-cell table:style-name="ce27" table:formula="of:=IFERROR(INDEX([$'olah data'.$B$4:$'olah data'.$N$39];MATCH([.$A80];[$'olah data'.I$4:$'olah data'.I$39];0);2);&quot;&quot;)">
            <text:p/>
          </table:table-cell>
          <table:table-cell table:style-name="ce27" table:formula="of:=IFERROR(INDEX([$'olah data'.$B$4:$'olah data'.$N$39];MATCH([.$A80];[$'olah data'.J$4:$'olah data'.J$39];0);2);&quot;&quot;)">
            <text:p/>
          </table:table-cell>
          <table:table-cell table:style-name="ce27" table:formula="of:=IFERROR(INDEX([$'olah data'.$B$4:$'olah data'.$N$39];MATCH([.$A80];[$'olah data'.K$4:$'olah data'.K$39];0);2);&quot;&quot;)">
            <text:p/>
          </table:table-cell>
          <table:table-cell table:style-name="ce27" table:formula="of:=IFERROR(INDEX([$'olah data'.$B$4:$'olah data'.$N$39];MATCH([.$A80];[$'olah data'.L$4:$'olah data'.L$39];0);2);&quot;&quot;)">
            <text:p/>
          </table:table-cell>
          <table:table-cell table:style-name="ce27" table:formula="of:=IFERROR(INDEX([$'olah data'.$B$4:$'olah data'.$N$39];MATCH([.$A80];[$'olah data'.M$4:$'olah data'.M$39];0);2);&quot;&quot;)">
            <text:p/>
          </table:table-cell>
          <table:table-cell table:style-name="ce27" table:formula="of:=IFERROR(INDEX([$'olah data'.$B$4:$'olah data'.$N$39];MATCH([.$A80];[$'olah data'.N$4:$'olah data'.N$39];0);2);&quot;&quot;)">
            <text:p/>
          </table:table-cell>
          <table:table-cell table:style-name="ce27" table:formula="of:=CONCATENATE([.D80];[.E80];[.F80];[.G80];[.H80];[.I80];[.J80];[.K80];[.L80];[.M80];[.N80])" office:value-type="string" office:string-value="Attachment (6 items)" calcext:value-type="string">
            <text:p>Attachment (6 items)</text:p>
          </table:table-cell>
          <table:table-cell table:style-name="ce84" table:formula="of:=IFERROR([$'View Input'.W2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0" calcext:value-type="float">
            <text:p>80</text:p>
          </table:table-cell>
          <table:table-cell table:style-name="ce45" office:value-type="float" office:value="5" calcext:value-type="float">
            <text:p>5</text:p>
          </table:table-cell>
          <table:table-cell table:style-name="ce98" table:formula="of:=IF([.R81]=&quot;&quot;;IF([.Q81]=&quot;R&quot;;VLOOKUP([.P81];[$'olah data'.R82:$'olah data'.S86];2);[.P81]);IF([.R81]=[.P81];[.P81];[.Q81]))" office:value-type="float" office:value="0" calcext:value-type="float">
            <text:p>0</text:p>
          </table:table-cell>
          <table:table-cell table:style-name="ce27" table:formula="of:=IFERROR(INDEX([$'olah data'.$B$4:$'olah data'.$N$39];MATCH([.$A81];[$'olah data'.D$4:$'olah data'.D$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81];[$'olah data'.E$4:$'olah data'.E$39];0);2);&quot;&quot;)">
            <text:p/>
          </table:table-cell>
          <table:table-cell table:style-name="ce27" table:formula="of:=IFERROR(INDEX([$'olah data'.$B$4:$'olah data'.$N$39];MATCH([.$A81];[$'olah data'.F$4:$'olah data'.F$39];0);2);&quot;&quot;)">
            <text:p/>
          </table:table-cell>
          <table:table-cell table:style-name="ce27" table:formula="of:=IFERROR(INDEX([$'olah data'.$B$4:$'olah data'.$N$39];MATCH([.$A81];[$'olah data'.G$4:$'olah data'.G$39];0);2);&quot;&quot;)">
            <text:p/>
          </table:table-cell>
          <table:table-cell table:style-name="ce27" table:formula="of:=IFERROR(INDEX([$'olah data'.$B$4:$'olah data'.$N$39];MATCH([.$A81];[$'olah data'.H$4:$'olah data'.H$39];0);2);&quot;&quot;)">
            <text:p/>
          </table:table-cell>
          <table:table-cell table:style-name="ce27" table:formula="of:=IFERROR(INDEX([$'olah data'.$B$4:$'olah data'.$N$39];MATCH([.$A81];[$'olah data'.I$4:$'olah data'.I$39];0);2);&quot;&quot;)">
            <text:p/>
          </table:table-cell>
          <table:table-cell table:style-name="ce27" table:formula="of:=IFERROR(INDEX([$'olah data'.$B$4:$'olah data'.$N$39];MATCH([.$A81];[$'olah data'.J$4:$'olah data'.J$39];0);2);&quot;&quot;)">
            <text:p/>
          </table:table-cell>
          <table:table-cell table:style-name="ce27" table:formula="of:=IFERROR(INDEX([$'olah data'.$B$4:$'olah data'.$N$39];MATCH([.$A81];[$'olah data'.K$4:$'olah data'.K$39];0);2);&quot;&quot;)">
            <text:p/>
          </table:table-cell>
          <table:table-cell table:style-name="ce27" table:formula="of:=IFERROR(INDEX([$'olah data'.$B$4:$'olah data'.$N$39];MATCH([.$A81];[$'olah data'.L$4:$'olah data'.L$39];0);2);&quot;&quot;)">
            <text:p/>
          </table:table-cell>
          <table:table-cell table:style-name="ce27" table:formula="of:=IFERROR(INDEX([$'olah data'.$B$4:$'olah data'.$N$39];MATCH([.$A81];[$'olah data'.M$4:$'olah data'.M$39];0);2);&quot;&quot;)">
            <text:p/>
          </table:table-cell>
          <table:table-cell table:style-name="ce27" table:formula="of:=IFERROR(INDEX([$'olah data'.$B$4:$'olah data'.$N$39];MATCH([.$A81];[$'olah data'.N$4:$'olah data'.N$39];0);2);&quot;&quot;)">
            <text:p/>
          </table:table-cell>
          <table:table-cell table:style-name="ce27" table:formula="of:=CONCATENATE([.D81];[.E81];[.F81];[.G81];[.H81];[.I81];[.J81];[.K81];[.L81];[.M81];[.N81])" office:value-type="string" office:string-value="Openness to warm communication vs aloofness (10 items)" calcext:value-type="string">
            <text:p>Openness to warm communication vs aloofness (10 items)</text:p>
          </table:table-cell>
          <table:table-cell table:style-name="ce84" table:formula="of:=IFERROR([$'View Input'.W3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1" calcext:value-type="float">
            <text:p>81</text:p>
          </table:table-cell>
          <table:table-cell table:style-name="ce45" office:value-type="float" office:value="5" calcext:value-type="float">
            <text:p>5</text:p>
          </table:table-cell>
          <table:table-cell table:style-name="ce98" table:formula="of:=IF([.R82]=&quot;&quot;;IF([.Q82]=&quot;R&quot;;VLOOKUP([.P82];[$'olah data'.R83:$'olah data'.S87];2);[.P82]);IF([.R82]=[.P82];[.P82];[.Q82]))" office:value-type="float" office:value="0" calcext:value-type="float">
            <text:p>0</text:p>
          </table:table-cell>
          <table:table-cell table:style-name="ce27" table:formula="of:=IFERROR(INDEX([$'olah data'.$B$4:$'olah data'.$N$39];MATCH([.$A82];[$'olah data'.D$4:$'olah data'.D$39];0);2);&quot;&quot;)">
            <text:p/>
          </table:table-cell>
          <table:table-cell table:style-name="ce27" table:formula="of:=IFERROR(INDEX([$'olah data'.$B$4:$'olah data'.$N$39];MATCH([.$A82];[$'olah data'.E$4:$'olah data'.E$39];0);2);&quot;&quot;)">
            <text:p/>
          </table:table-cell>
          <table:table-cell table:style-name="ce27" table:formula="of:=IFERROR(INDEX([$'olah data'.$B$4:$'olah data'.$N$39];MATCH([.$A82];[$'olah data'.F$4:$'olah data'.F$39];0);2);&quot;&quot;)">
            <text:p/>
          </table:table-cell>
          <table:table-cell table:style-name="ce27" table:formula="of:=IFERROR(INDEX([$'olah data'.$B$4:$'olah data'.$N$39];MATCH([.$A82];[$'olah data'.G$4:$'olah data'.G$39];0);2);&quot;&quot;)">
            <text:p/>
          </table:table-cell>
          <table:table-cell table:style-name="ce27" table:formula="of:=IFERROR(INDEX([$'olah data'.$B$4:$'olah data'.$N$39];MATCH([.$A82];[$'olah data'.H$4:$'olah data'.H$39];0);2);&quot;&quot;)" office:value-type="string" office:string-value="Fatigability v. asthenia (8 items)" calcext:value-type="string">
            <text:p>Fatigability v. asthenia (8 items)</text:p>
          </table:table-cell>
          <table:table-cell table:style-name="ce27" table:formula="of:=IFERROR(INDEX([$'olah data'.$B$4:$'olah data'.$N$39];MATCH([.$A82];[$'olah data'.I$4:$'olah data'.I$39];0);2);&quot;&quot;)">
            <text:p/>
          </table:table-cell>
          <table:table-cell table:style-name="ce27" table:formula="of:=IFERROR(INDEX([$'olah data'.$B$4:$'olah data'.$N$39];MATCH([.$A82];[$'olah data'.J$4:$'olah data'.J$39];0);2);&quot;&quot;)">
            <text:p/>
          </table:table-cell>
          <table:table-cell table:style-name="ce27" table:formula="of:=IFERROR(INDEX([$'olah data'.$B$4:$'olah data'.$N$39];MATCH([.$A82];[$'olah data'.K$4:$'olah data'.K$39];0);2);&quot;&quot;)">
            <text:p/>
          </table:table-cell>
          <table:table-cell table:style-name="ce27" table:formula="of:=IFERROR(INDEX([$'olah data'.$B$4:$'olah data'.$N$39];MATCH([.$A82];[$'olah data'.L$4:$'olah data'.L$39];0);2);&quot;&quot;)">
            <text:p/>
          </table:table-cell>
          <table:table-cell table:style-name="ce27" table:formula="of:=IFERROR(INDEX([$'olah data'.$B$4:$'olah data'.$N$39];MATCH([.$A82];[$'olah data'.M$4:$'olah data'.M$39];0);2);&quot;&quot;)">
            <text:p/>
          </table:table-cell>
          <table:table-cell table:style-name="ce27" table:formula="of:=IFERROR(INDEX([$'olah data'.$B$4:$'olah data'.$N$39];MATCH([.$A82];[$'olah data'.N$4:$'olah data'.N$39];0);2);&quot;&quot;)">
            <text:p/>
          </table:table-cell>
          <table:table-cell table:style-name="ce27" table:formula="of:=CONCATENATE([.D82];[.E82];[.F82];[.G82];[.H82];[.I82];[.J82];[.K82];[.L82];[.M82];[.N82])" office:value-type="string" office:string-value="Fatigability v. asthenia (8 items)" calcext:value-type="string">
            <text:p>Fatigability v. asthenia (8 items)</text:p>
          </table:table-cell>
          <table:table-cell table:style-name="ce84" table:formula="of:=IFERROR([$'View Input'.Z1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2" calcext:value-type="float">
            <text:p>82</text:p>
          </table:table-cell>
          <table:table-cell table:style-name="ce45" office:value-type="float" office:value="5" calcext:value-type="float">
            <text:p>5</text:p>
          </table:table-cell>
          <table:table-cell table:style-name="ce98" table:formula="of:=IF([.R83]=&quot;&quot;;IF([.Q83]=&quot;R&quot;;VLOOKUP([.P83];[$'olah data'.R84:$'olah data'.S88];2);[.P83]);IF([.R83]=[.P83];[.P83];[.Q83]))" office:value-type="float" office:value="0" calcext:value-type="float">
            <text:p>0</text:p>
          </table:table-cell>
          <table:table-cell table:style-name="ce27" table:formula="of:=IFERROR(INDEX([$'olah data'.$B$4:$'olah data'.$N$39];MATCH([.$A83];[$'olah data'.D$4:$'olah data'.D$39];0);2);&quot;&quot;)">
            <text:p/>
          </table:table-cell>
          <table:table-cell table:style-name="ce27" table:formula="of:=IFERROR(INDEX([$'olah data'.$B$4:$'olah data'.$N$39];MATCH([.$A83];[$'olah data'.E$4:$'olah data'.E$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83];[$'olah data'.F$4:$'olah data'.F$39];0);2);&quot;&quot;)">
            <text:p/>
          </table:table-cell>
          <table:table-cell table:style-name="ce27" table:formula="of:=IFERROR(INDEX([$'olah data'.$B$4:$'olah data'.$N$39];MATCH([.$A83];[$'olah data'.G$4:$'olah data'.G$39];0);2);&quot;&quot;)">
            <text:p/>
          </table:table-cell>
          <table:table-cell table:style-name="ce27" table:formula="of:=IFERROR(INDEX([$'olah data'.$B$4:$'olah data'.$N$39];MATCH([.$A83];[$'olah data'.H$4:$'olah data'.H$39];0);2);&quot;&quot;)">
            <text:p/>
          </table:table-cell>
          <table:table-cell table:style-name="ce27" table:formula="of:=IFERROR(INDEX([$'olah data'.$B$4:$'olah data'.$N$39];MATCH([.$A83];[$'olah data'.I$4:$'olah data'.I$39];0);2);&quot;&quot;)">
            <text:p/>
          </table:table-cell>
          <table:table-cell table:style-name="ce27" table:formula="of:=IFERROR(INDEX([$'olah data'.$B$4:$'olah data'.$N$39];MATCH([.$A83];[$'olah data'.J$4:$'olah data'.J$39];0);2);&quot;&quot;)">
            <text:p/>
          </table:table-cell>
          <table:table-cell table:style-name="ce27" table:formula="of:=IFERROR(INDEX([$'olah data'.$B$4:$'olah data'.$N$39];MATCH([.$A83];[$'olah data'.K$4:$'olah data'.K$39];0);2);&quot;&quot;)">
            <text:p/>
          </table:table-cell>
          <table:table-cell table:style-name="ce27" table:formula="of:=IFERROR(INDEX([$'olah data'.$B$4:$'olah data'.$N$39];MATCH([.$A83];[$'olah data'.L$4:$'olah data'.L$39];0);2);&quot;&quot;)">
            <text:p/>
          </table:table-cell>
          <table:table-cell table:style-name="ce27" table:formula="of:=IFERROR(INDEX([$'olah data'.$B$4:$'olah data'.$N$39];MATCH([.$A83];[$'olah data'.M$4:$'olah data'.M$39];0);2);&quot;&quot;)">
            <text:p/>
          </table:table-cell>
          <table:table-cell table:style-name="ce27" table:formula="of:=IFERROR(INDEX([$'olah data'.$B$4:$'olah data'.$N$39];MATCH([.$A83];[$'olah data'.N$4:$'olah data'.N$39];0);2);&quot;&quot;)">
            <text:p/>
          </table:table-cell>
          <table:table-cell table:style-name="ce27" table:formula="of:=CONCATENATE([.D83];[.E83];[.F83];[.G83];[.H83];[.I83];[.J83];[.K83];[.L83];[.M83];[.N83])"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1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3" calcext:value-type="float">
            <text:p>83</text:p>
          </table:table-cell>
          <table:table-cell table:style-name="ce45" office:value-type="float" office:value="5" calcext:value-type="float">
            <text:p>5</text:p>
          </table:table-cell>
          <table:table-cell table:style-name="ce98" table:formula="of:=IF([.R84]=&quot;&quot;;IF([.Q84]=&quot;R&quot;;VLOOKUP([.P84];[$'olah data'.R85:$'olah data'.S89];2);[.P84]);IF([.R84]=[.P84];[.P84];[.Q84]))" office:value-type="float" office:value="0" calcext:value-type="float">
            <text:p>0</text:p>
          </table:table-cell>
          <table:table-cell table:style-name="ce27" table:formula="of:=IFERROR(INDEX([$'olah data'.$B$4:$'olah data'.$N$39];MATCH([.$A84];[$'olah data'.D$4:$'olah data'.D$39];0);2);&quot;&quot;)">
            <text:p/>
          </table:table-cell>
          <table:table-cell table:style-name="ce27" table:formula="of:=IFERROR(INDEX([$'olah data'.$B$4:$'olah data'.$N$39];MATCH([.$A84];[$'olah data'.E$4:$'olah data'.E$39];0);2);&quot;&quot;)">
            <text:p/>
          </table:table-cell>
          <table:table-cell table:style-name="ce27" table:formula="of:=IFERROR(INDEX([$'olah data'.$B$4:$'olah data'.$N$39];MATCH([.$A84];[$'olah data'.F$4:$'olah data'.F$39];0);2);&quot;&quot;)" office:value-type="string" office:string-value="Self-acceptance vs. self-striving (10 items)" calcext:value-type="string">
            <text:p>Self-acceptance vs. self-striving (10 items)</text:p>
          </table:table-cell>
          <table:table-cell table:style-name="ce27" table:formula="of:=IFERROR(INDEX([$'olah data'.$B$4:$'olah data'.$N$39];MATCH([.$A84];[$'olah data'.G$4:$'olah data'.G$39];0);2);&quot;&quot;)">
            <text:p/>
          </table:table-cell>
          <table:table-cell table:style-name="ce27" table:formula="of:=IFERROR(INDEX([$'olah data'.$B$4:$'olah data'.$N$39];MATCH([.$A84];[$'olah data'.H$4:$'olah data'.H$39];0);2);&quot;&quot;)">
            <text:p/>
          </table:table-cell>
          <table:table-cell table:style-name="ce27" table:formula="of:=IFERROR(INDEX([$'olah data'.$B$4:$'olah data'.$N$39];MATCH([.$A84];[$'olah data'.I$4:$'olah data'.I$39];0);2);&quot;&quot;)">
            <text:p/>
          </table:table-cell>
          <table:table-cell table:style-name="ce27" table:formula="of:=IFERROR(INDEX([$'olah data'.$B$4:$'olah data'.$N$39];MATCH([.$A84];[$'olah data'.J$4:$'olah data'.J$39];0);2);&quot;&quot;)">
            <text:p/>
          </table:table-cell>
          <table:table-cell table:style-name="ce27" table:formula="of:=IFERROR(INDEX([$'olah data'.$B$4:$'olah data'.$N$39];MATCH([.$A84];[$'olah data'.K$4:$'olah data'.K$39];0);2);&quot;&quot;)">
            <text:p/>
          </table:table-cell>
          <table:table-cell table:style-name="ce27" table:formula="of:=IFERROR(INDEX([$'olah data'.$B$4:$'olah data'.$N$39];MATCH([.$A84];[$'olah data'.L$4:$'olah data'.L$39];0);2);&quot;&quot;)">
            <text:p/>
          </table:table-cell>
          <table:table-cell table:style-name="ce27" table:formula="of:=IFERROR(INDEX([$'olah data'.$B$4:$'olah data'.$N$39];MATCH([.$A84];[$'olah data'.M$4:$'olah data'.M$39];0);2);&quot;&quot;)">
            <text:p/>
          </table:table-cell>
          <table:table-cell table:style-name="ce27" table:formula="of:=IFERROR(INDEX([$'olah data'.$B$4:$'olah data'.$N$39];MATCH([.$A84];[$'olah data'.N$4:$'olah data'.N$39];0);2);&quot;&quot;)">
            <text:p/>
          </table:table-cell>
          <table:table-cell table:style-name="ce27" table:formula="of:=CONCATENATE([.D84];[.E84];[.F84];[.G84];[.H84];[.I84];[.J84];[.K84];[.L84];[.M84];[.N84])" office:value-type="string" office:string-value="Self-acceptance vs. self-striving (10 items)" calcext:value-type="string">
            <text:p>Self-acceptance vs. self-striving (10 items)</text:p>
          </table:table-cell>
          <table:table-cell table:style-name="ce84" table:formula="of:=IFERROR([$'View Input'.Z1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4" calcext:value-type="float">
            <text:p>84</text:p>
          </table:table-cell>
          <table:table-cell table:style-name="ce45" office:value-type="float" office:value="5" calcext:value-type="float">
            <text:p>5</text:p>
          </table:table-cell>
          <table:table-cell table:style-name="ce98" table:formula="of:=IF([.R85]=&quot;&quot;;IF([.Q85]=&quot;R&quot;;VLOOKUP([.P85];[$'olah data'.R86:$'olah data'.S90];2);[.P85]);IF([.R85]=[.P85];[.P85];[.Q85]))" office:value-type="float" office:value="0" calcext:value-type="float">
            <text:p>0</text:p>
          </table:table-cell>
          <table:table-cell table:style-name="ce27" table:formula="of:=IFERROR(INDEX([$'olah data'.$B$4:$'olah data'.$N$39];MATCH([.$A85];[$'olah data'.D$4:$'olah data'.D$39];0);2);&quot;&quot;)">
            <text:p/>
          </table:table-cell>
          <table:table-cell table:style-name="ce27" table:formula="of:=IFERROR(INDEX([$'olah data'.$B$4:$'olah data'.$N$39];MATCH([.$A85];[$'olah data'.E$4:$'olah data'.E$39];0);2);&quot;&quot;)">
            <text:p/>
          </table:table-cell>
          <table:table-cell table:style-name="ce27" table:formula="of:=IFERROR(INDEX([$'olah data'.$B$4:$'olah data'.$N$39];MATCH([.$A85];[$'olah data'.F$4:$'olah data'.F$39];0);2);&quot;&quot;)">
            <text:p/>
          </table:table-cell>
          <table:table-cell table:style-name="ce27" table:formula="of:=IFERROR(INDEX([$'olah data'.$B$4:$'olah data'.$N$39];MATCH([.$A85];[$'olah data'.G$4:$'olah data'.G$39];0);2);&quot;&quot;)">
            <text:p/>
          </table:table-cell>
          <table:table-cell table:style-name="ce27" table:formula="of:=IFERROR(INDEX([$'olah data'.$B$4:$'olah data'.$N$39];MATCH([.$A85];[$'olah data'.H$4:$'olah data'.H$39];0);2);&quot;&quot;)">
            <text:p/>
          </table:table-cell>
          <table:table-cell table:style-name="ce27" table:formula="of:=IFERROR(INDEX([$'olah data'.$B$4:$'olah data'.$N$39];MATCH([.$A85];[$'olah data'.I$4:$'olah data'.I$39];0);2);&quot;&quot;)" office:value-type="string" office:string-value="Helpfulness vs. unhelpfulness (8 items)" calcext:value-type="string">
            <text:p>Helpfulness vs. unhelpfulness (8 items)</text:p>
          </table:table-cell>
          <table:table-cell table:style-name="ce27" table:formula="of:=IFERROR(INDEX([$'olah data'.$B$4:$'olah data'.$N$39];MATCH([.$A85];[$'olah data'.J$4:$'olah data'.J$39];0);2);&quot;&quot;)">
            <text:p/>
          </table:table-cell>
          <table:table-cell table:style-name="ce27" table:formula="of:=IFERROR(INDEX([$'olah data'.$B$4:$'olah data'.$N$39];MATCH([.$A85];[$'olah data'.K$4:$'olah data'.K$39];0);2);&quot;&quot;)">
            <text:p/>
          </table:table-cell>
          <table:table-cell table:style-name="ce27" table:formula="of:=IFERROR(INDEX([$'olah data'.$B$4:$'olah data'.$N$39];MATCH([.$A85];[$'olah data'.L$4:$'olah data'.L$39];0);2);&quot;&quot;)">
            <text:p/>
          </table:table-cell>
          <table:table-cell table:style-name="ce27" table:formula="of:=IFERROR(INDEX([$'olah data'.$B$4:$'olah data'.$N$39];MATCH([.$A85];[$'olah data'.M$4:$'olah data'.M$39];0);2);&quot;&quot;)">
            <text:p/>
          </table:table-cell>
          <table:table-cell table:style-name="ce27" table:formula="of:=IFERROR(INDEX([$'olah data'.$B$4:$'olah data'.$N$39];MATCH([.$A85];[$'olah data'.N$4:$'olah data'.N$39];0);2);&quot;&quot;)">
            <text:p/>
          </table:table-cell>
          <table:table-cell table:style-name="ce27" table:formula="of:=CONCATENATE([.D85];[.E85];[.F85];[.G85];[.H85];[.I85];[.J85];[.K85];[.L85];[.M85];[.N85])" office:value-type="string" office:string-value="Helpfulness vs. unhelpfulness (8 items)" calcext:value-type="string">
            <text:p>Helpfulness vs. unhelpfulness (8 items)</text:p>
          </table:table-cell>
          <table:table-cell table:style-name="ce84" table:formula="of:=IFERROR([$'View Input'.Z1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5" calcext:value-type="float">
            <text:p>85</text:p>
          </table:table-cell>
          <table:table-cell table:style-name="ce45" office:value-type="float" office:value="5" calcext:value-type="float">
            <text:p>5</text:p>
          </table:table-cell>
          <table:table-cell table:style-name="ce98" table:formula="of:=IF([.R86]=&quot;&quot;;IF([.Q86]=&quot;R&quot;;VLOOKUP([.P86];[$'olah data'.R87:$'olah data'.S91];2);[.P86]);IF([.R86]=[.P86];[.P86];[.Q86]))" office:value-type="float" office:value="0" calcext:value-type="float">
            <text:p>0</text:p>
          </table:table-cell>
          <table:table-cell table:style-name="ce27" table:formula="of:=IFERROR(INDEX([$'olah data'.$B$4:$'olah data'.$N$39];MATCH([.$A86];[$'olah data'.D$4:$'olah data'.D$39];0);2);&quot;&quot;)">
            <text:p/>
          </table:table-cell>
          <table:table-cell table:style-name="ce27" table:formula="of:=IFERROR(INDEX([$'olah data'.$B$4:$'olah data'.$N$39];MATCH([.$A86];[$'olah data'.E$4:$'olah data'.E$39];0);2);&quot;&quot;)">
            <text:p/>
          </table:table-cell>
          <table:table-cell table:style-name="ce27" table:formula="of:=IFERROR(INDEX([$'olah data'.$B$4:$'olah data'.$N$39];MATCH([.$A86];[$'olah data'.F$4:$'olah data'.F$39];0);2);&quot;&quot;)">
            <text:p/>
          </table:table-cell>
          <table:table-cell table:style-name="ce27" table:formula="of:=IFERROR(INDEX([$'olah data'.$B$4:$'olah data'.$N$39];MATCH([.$A86];[$'olah data'.G$4:$'olah data'.G$39];0);2);&quot;&quot;)" office:value-type="string" office:string-value="Dependence (6 items)" calcext:value-type="string">
            <text:p>Dependence (6 items)</text:p>
          </table:table-cell>
          <table:table-cell table:style-name="ce27" table:formula="of:=IFERROR(INDEX([$'olah data'.$B$4:$'olah data'.$N$39];MATCH([.$A86];[$'olah data'.H$4:$'olah data'.H$39];0);2);&quot;&quot;)">
            <text:p/>
          </table:table-cell>
          <table:table-cell table:style-name="ce27" table:formula="of:=IFERROR(INDEX([$'olah data'.$B$4:$'olah data'.$N$39];MATCH([.$A86];[$'olah data'.I$4:$'olah data'.I$39];0);2);&quot;&quot;)">
            <text:p/>
          </table:table-cell>
          <table:table-cell table:style-name="ce27" table:formula="of:=IFERROR(INDEX([$'olah data'.$B$4:$'olah data'.$N$39];MATCH([.$A86];[$'olah data'.J$4:$'olah data'.J$39];0);2);&quot;&quot;)">
            <text:p/>
          </table:table-cell>
          <table:table-cell table:style-name="ce27" table:formula="of:=IFERROR(INDEX([$'olah data'.$B$4:$'olah data'.$N$39];MATCH([.$A86];[$'olah data'.K$4:$'olah data'.K$39];0);2);&quot;&quot;)">
            <text:p/>
          </table:table-cell>
          <table:table-cell table:style-name="ce27" table:formula="of:=IFERROR(INDEX([$'olah data'.$B$4:$'olah data'.$N$39];MATCH([.$A86];[$'olah data'.L$4:$'olah data'.L$39];0);2);&quot;&quot;)">
            <text:p/>
          </table:table-cell>
          <table:table-cell table:style-name="ce27" table:formula="of:=IFERROR(INDEX([$'olah data'.$B$4:$'olah data'.$N$39];MATCH([.$A86];[$'olah data'.M$4:$'olah data'.M$39];0);2);&quot;&quot;)">
            <text:p/>
          </table:table-cell>
          <table:table-cell table:style-name="ce27" table:formula="of:=IFERROR(INDEX([$'olah data'.$B$4:$'olah data'.$N$39];MATCH([.$A86];[$'olah data'.N$4:$'olah data'.N$39];0);2);&quot;&quot;)">
            <text:p/>
          </table:table-cell>
          <table:table-cell table:style-name="ce27" table:formula="of:=CONCATENATE([.D86];[.E86];[.F86];[.G86];[.H86];[.I86];[.J86];[.K86];[.L86];[.M86];[.N86])" office:value-type="string" office:string-value="Dependence (6 items)" calcext:value-type="string">
            <text:p>Dependence (6 items)</text:p>
          </table:table-cell>
          <table:table-cell table:style-name="ce84" table:formula="of:=IFERROR([$'View Input'.Z1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6" calcext:value-type="float">
            <text:p>86</text:p>
          </table:table-cell>
          <table:table-cell table:style-name="ce45" office:value-type="float" office:value="5" calcext:value-type="float">
            <text:p>5</text:p>
          </table:table-cell>
          <table:table-cell table:style-name="ce98" table:formula="of:=IF([.R87]=&quot;&quot;;IF([.Q87]=&quot;R&quot;;VLOOKUP([.P87];[$'olah data'.R88:$'olah data'.S92];2);[.P87]);IF([.R87]=[.P87];[.P87];[.Q87]))" office:value-type="float" office:value="0" calcext:value-type="float">
            <text:p>0</text:p>
          </table:table-cell>
          <table:table-cell table:style-name="ce27" table:formula="of:=IFERROR(INDEX([$'olah data'.$B$4:$'olah data'.$N$39];MATCH([.$A87];[$'olah data'.D$4:$'olah data'.D$39];0);2);&quot;&quot;)">
            <text:p/>
          </table:table-cell>
          <table:table-cell table:style-name="ce27" table:formula="of:=IFERROR(INDEX([$'olah data'.$B$4:$'olah data'.$N$39];MATCH([.$A87];[$'olah data'.E$4:$'olah data'.E$39];0);2);&quot;&quot;)">
            <text:p/>
          </table:table-cell>
          <table:table-cell table:style-name="ce27" table:formula="of:=IFERROR(INDEX([$'olah data'.$B$4:$'olah data'.$N$39];MATCH([.$A87];[$'olah data'.F$4:$'olah data'.F$39];0);2);&quot;&quot;)">
            <text:p/>
          </table:table-cell>
          <table:table-cell table:style-name="ce27" table:formula="of:=IFERROR(INDEX([$'olah data'.$B$4:$'olah data'.$N$39];MATCH([.$A87];[$'olah data'.G$4:$'olah data'.G$39];0);2);&quot;&quot;)">
            <text:p/>
          </table:table-cell>
          <table:table-cell table:style-name="ce27" table:formula="of:=IFERROR(INDEX([$'olah data'.$B$4:$'olah data'.$N$39];MATCH([.$A87];[$'olah data'.H$4:$'olah data'.H$39];0);2);&quot;&quot;)" office:value-type="string" office:string-value="Shyness with strangers (7 items)" calcext:value-type="string">
            <text:p>Shyness with strangers (7 items)</text:p>
          </table:table-cell>
          <table:table-cell table:style-name="ce27" table:formula="of:=IFERROR(INDEX([$'olah data'.$B$4:$'olah data'.$N$39];MATCH([.$A87];[$'olah data'.I$4:$'olah data'.I$39];0);2);&quot;&quot;)">
            <text:p/>
          </table:table-cell>
          <table:table-cell table:style-name="ce27" table:formula="of:=IFERROR(INDEX([$'olah data'.$B$4:$'olah data'.$N$39];MATCH([.$A87];[$'olah data'.J$4:$'olah data'.J$39];0);2);&quot;&quot;)">
            <text:p/>
          </table:table-cell>
          <table:table-cell table:style-name="ce27" table:formula="of:=IFERROR(INDEX([$'olah data'.$B$4:$'olah data'.$N$39];MATCH([.$A87];[$'olah data'.K$4:$'olah data'.K$39];0);2);&quot;&quot;)">
            <text:p/>
          </table:table-cell>
          <table:table-cell table:style-name="ce27" table:formula="of:=IFERROR(INDEX([$'olah data'.$B$4:$'olah data'.$N$39];MATCH([.$A87];[$'olah data'.L$4:$'olah data'.L$39];0);2);&quot;&quot;)">
            <text:p/>
          </table:table-cell>
          <table:table-cell table:style-name="ce27" table:formula="of:=IFERROR(INDEX([$'olah data'.$B$4:$'olah data'.$N$39];MATCH([.$A87];[$'olah data'.M$4:$'olah data'.M$39];0);2);&quot;&quot;)">
            <text:p/>
          </table:table-cell>
          <table:table-cell table:style-name="ce27" table:formula="of:=IFERROR(INDEX([$'olah data'.$B$4:$'olah data'.$N$39];MATCH([.$A87];[$'olah data'.N$4:$'olah data'.N$39];0);2);&quot;&quot;)">
            <text:p/>
          </table:table-cell>
          <table:table-cell table:style-name="ce27" table:formula="of:=CONCATENATE([.D87];[.E87];[.F87];[.G87];[.H87];[.I87];[.J87];[.K87];[.L87];[.M87];[.N87])" office:value-type="string" office:string-value="Shyness with strangers (7 items)" calcext:value-type="string">
            <text:p>Shyness with strangers (7 items)</text:p>
          </table:table-cell>
          <table:table-cell table:style-name="ce84" table:formula="of:=IFERROR([$'View Input'.Z1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7" calcext:value-type="float">
            <text:p>87</text:p>
          </table:table-cell>
          <table:table-cell table:style-name="ce45" office:value-type="float" office:value="5" calcext:value-type="float">
            <text:p>5</text:p>
          </table:table-cell>
          <table:table-cell table:style-name="ce98" table:formula="of:=IF([.R88]=&quot;&quot;;IF([.Q88]=&quot;R&quot;;VLOOKUP([.P88];[$'olah data'.R89:$'olah data'.S93];2);[.P88]);IF([.R88]=[.P88];[.P88];[.Q88]))" office:value-type="float" office:value="0" calcext:value-type="float">
            <text:p>0</text:p>
          </table:table-cell>
          <table:table-cell table:style-name="ce27" table:formula="of:=IFERROR(INDEX([$'olah data'.$B$4:$'olah data'.$N$39];MATCH([.$A88];[$'olah data'.D$4:$'olah data'.D$39];0);2);&quot;&quot;)">
            <text:p/>
          </table:table-cell>
          <table:table-cell table:style-name="ce27" table:formula="of:=IFERROR(INDEX([$'olah data'.$B$4:$'olah data'.$N$39];MATCH([.$A88];[$'olah data'.E$4:$'olah data'.E$39];0);2);&quot;&quot;)">
            <text:p/>
          </table:table-cell>
          <table:table-cell table:style-name="ce27" table:formula="of:=IFERROR(INDEX([$'olah data'.$B$4:$'olah data'.$N$39];MATCH([.$A88];[$'olah data'.F$4:$'olah data'.F$39];0);2);&quot;&quot;)">
            <text:p/>
          </table:table-cell>
          <table:table-cell table:style-name="ce27" table:formula="of:=IFERROR(INDEX([$'olah data'.$B$4:$'olah data'.$N$39];MATCH([.$A88];[$'olah data'.G$4:$'olah data'.G$39];0);2);&quot;&quot;)">
            <text:p/>
          </table:table-cell>
          <table:table-cell table:style-name="ce27" table:formula="of:=IFERROR(INDEX([$'olah data'.$B$4:$'olah data'.$N$39];MATCH([.$A88];[$'olah data'.H$4:$'olah data'.H$39];0);2);&quot;&quot;)">
            <text:p/>
          </table:table-cell>
          <table:table-cell table:style-name="ce27" table:formula="of:=IFERROR(INDEX([$'olah data'.$B$4:$'olah data'.$N$39];MATCH([.$A88];[$'olah data'.I$4:$'olah data'.I$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88];[$'olah data'.J$4:$'olah data'.J$39];0);2);&quot;&quot;)">
            <text:p/>
          </table:table-cell>
          <table:table-cell table:style-name="ce27" table:formula="of:=IFERROR(INDEX([$'olah data'.$B$4:$'olah data'.$N$39];MATCH([.$A88];[$'olah data'.K$4:$'olah data'.K$39];0);2);&quot;&quot;)">
            <text:p/>
          </table:table-cell>
          <table:table-cell table:style-name="ce27" table:formula="of:=IFERROR(INDEX([$'olah data'.$B$4:$'olah data'.$N$39];MATCH([.$A88];[$'olah data'.L$4:$'olah data'.L$39];0);2);&quot;&quot;)">
            <text:p/>
          </table:table-cell>
          <table:table-cell table:style-name="ce27" table:formula="of:=IFERROR(INDEX([$'olah data'.$B$4:$'olah data'.$N$39];MATCH([.$A88];[$'olah data'.M$4:$'olah data'.M$39];0);2);&quot;&quot;)">
            <text:p/>
          </table:table-cell>
          <table:table-cell table:style-name="ce27" table:formula="of:=IFERROR(INDEX([$'olah data'.$B$4:$'olah data'.$N$39];MATCH([.$A88];[$'olah data'.N$4:$'olah data'.N$39];0);2);&quot;&quot;)">
            <text:p/>
          </table:table-cell>
          <table:table-cell table:style-name="ce27" table:formula="of:=CONCATENATE([.D88];[.E88];[.F88];[.G88];[.H88];[.I88];[.J88];[.K88];[.L88];[.M88];[.N88])" office:value-type="string" office:string-value="Purposefulness vs. lack of goal direction (6 items)" calcext:value-type="string">
            <text:p>Purposefulness vs. lack of goal direction (6 items)</text:p>
          </table:table-cell>
          <table:table-cell table:style-name="ce84" table:formula="of:=IFERROR([$'View Input'.Z1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8" calcext:value-type="float">
            <text:p>88</text:p>
          </table:table-cell>
          <table:table-cell table:style-name="ce45" office:value-type="float" office:value="5" calcext:value-type="float">
            <text:p>5</text:p>
          </table:table-cell>
          <table:table-cell table:style-name="ce98" table:formula="of:=IF([.R89]=&quot;&quot;;IF([.Q89]=&quot;R&quot;;VLOOKUP([.P89];[$'olah data'.R90:$'olah data'.S94];2);[.P89]);IF([.R89]=[.P89];[.P89];[.Q89]))" office:value-type="float" office:value="0" calcext:value-type="float">
            <text:p>0</text:p>
          </table:table-cell>
          <table:table-cell table:style-name="ce27" table:formula="of:=IFERROR(INDEX([$'olah data'.$B$4:$'olah data'.$N$39];MATCH([.$A89];[$'olah data'.D$4:$'olah data'.D$39];0);2);&quot;&quot;)">
            <text:p/>
          </table:table-cell>
          <table:table-cell table:style-name="ce27" table:formula="of:=IFERROR(INDEX([$'olah data'.$B$4:$'olah data'.$N$39];MATCH([.$A89];[$'olah data'.E$4:$'olah data'.E$39];0);2);&quot;&quot;)">
            <text:p/>
          </table:table-cell>
          <table:table-cell table:style-name="ce27" table:formula="of:=IFERROR(INDEX([$'olah data'.$B$4:$'olah data'.$N$39];MATCH([.$A89];[$'olah data'.F$4:$'olah data'.F$39];0);2);&quot;&quot;)">
            <text:p/>
          </table:table-cell>
          <table:table-cell table:style-name="ce27" table:formula="of:=IFERROR(INDEX([$'olah data'.$B$4:$'olah data'.$N$39];MATCH([.$A89];[$'olah data'.G$4:$'olah data'.G$39];0);2);&quot;&quot;)">
            <text:p/>
          </table:table-cell>
          <table:table-cell table:style-name="ce27" table:formula="of:=IFERROR(INDEX([$'olah data'.$B$4:$'olah data'.$N$39];MATCH([.$A89];[$'olah data'.H$4:$'olah data'.H$39];0);2);&quot;&quot;)">
            <text:p/>
          </table:table-cell>
          <table:table-cell table:style-name="ce27" table:formula="of:=IFERROR(INDEX([$'olah data'.$B$4:$'olah data'.$N$39];MATCH([.$A89];[$'olah data'.I$4:$'olah data'.I$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89];[$'olah data'.J$4:$'olah data'.J$39];0);2);&quot;&quot;)">
            <text:p/>
          </table:table-cell>
          <table:table-cell table:style-name="ce27" table:formula="of:=IFERROR(INDEX([$'olah data'.$B$4:$'olah data'.$N$39];MATCH([.$A89];[$'olah data'.K$4:$'olah data'.K$39];0);2);&quot;&quot;)">
            <text:p/>
          </table:table-cell>
          <table:table-cell table:style-name="ce27" table:formula="of:=IFERROR(INDEX([$'olah data'.$B$4:$'olah data'.$N$39];MATCH([.$A89];[$'olah data'.L$4:$'olah data'.L$39];0);2);&quot;&quot;)">
            <text:p/>
          </table:table-cell>
          <table:table-cell table:style-name="ce27" table:formula="of:=IFERROR(INDEX([$'olah data'.$B$4:$'olah data'.$N$39];MATCH([.$A89];[$'olah data'.M$4:$'olah data'.M$39];0);2);&quot;&quot;)">
            <text:p/>
          </table:table-cell>
          <table:table-cell table:style-name="ce27" table:formula="of:=IFERROR(INDEX([$'olah data'.$B$4:$'olah data'.$N$39];MATCH([.$A89];[$'olah data'.N$4:$'olah data'.N$39];0);2);&quot;&quot;)">
            <text:p/>
          </table:table-cell>
          <table:table-cell table:style-name="ce27" table:formula="of:=CONCATENATE([.D89];[.E89];[.F89];[.G89];[.H89];[.I89];[.J89];[.K89];[.L89];[.M89];[.N89])" office:value-type="string" office:string-value="Pure-hearted conscience vs. self-serving advantage (8 items)" calcext:value-type="string">
            <text:p>Pure-hearted conscience vs. self-serving advantage (8 items)</text:p>
          </table:table-cell>
          <table:table-cell table:style-name="ce84" table:formula="of:=IFERROR([$'View Input'.Z1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89" calcext:value-type="float">
            <text:p>89</text:p>
          </table:table-cell>
          <table:table-cell table:style-name="ce45" office:value-type="float" office:value="5" calcext:value-type="float">
            <text:p>5</text:p>
          </table:table-cell>
          <table:table-cell table:style-name="ce98" table:formula="of:=IF([.R90]=&quot;&quot;;IF([.Q90]=&quot;R&quot;;VLOOKUP([.P90];[$'olah data'.R91:$'olah data'.S95];2);[.P90]);IF([.R90]=[.P90];[.P90];[.Q90]))" office:value-type="float" office:value="0" calcext:value-type="float">
            <text:p>0</text:p>
          </table:table-cell>
          <table:table-cell table:style-name="ce27" table:formula="of:=IFERROR(INDEX([$'olah data'.$B$4:$'olah data'.$N$39];MATCH([.$A90];[$'olah data'.D$4:$'olah data'.D$39];0);2);&quot;&quot;)">
            <text:p/>
          </table:table-cell>
          <table:table-cell table:style-name="ce27" table:formula="of:=IFERROR(INDEX([$'olah data'.$B$4:$'olah data'.$N$39];MATCH([.$A90];[$'olah data'.E$4:$'olah data'.E$39];0);2);&quot;&quot;)">
            <text:p/>
          </table:table-cell>
          <table:table-cell table:style-name="ce27" table:formula="of:=IFERROR(INDEX([$'olah data'.$B$4:$'olah data'.$N$39];MATCH([.$A90];[$'olah data'.F$4:$'olah data'.F$39];0);2);&quot;&quot;)" office:value-type="string" office:string-value="Empathy vs. social disinterest (5 items)" calcext:value-type="string">
            <text:p>Empathy vs. social disinterest (5 items)</text:p>
          </table:table-cell>
          <table:table-cell table:style-name="ce27" table:formula="of:=IFERROR(INDEX([$'olah data'.$B$4:$'olah data'.$N$39];MATCH([.$A90];[$'olah data'.G$4:$'olah data'.G$39];0);2);&quot;&quot;)">
            <text:p/>
          </table:table-cell>
          <table:table-cell table:style-name="ce27" table:formula="of:=IFERROR(INDEX([$'olah data'.$B$4:$'olah data'.$N$39];MATCH([.$A90];[$'olah data'.H$4:$'olah data'.H$39];0);2);&quot;&quot;)">
            <text:p/>
          </table:table-cell>
          <table:table-cell table:style-name="ce27" table:formula="of:=IFERROR(INDEX([$'olah data'.$B$4:$'olah data'.$N$39];MATCH([.$A90];[$'olah data'.I$4:$'olah data'.I$39];0);2);&quot;&quot;)">
            <text:p/>
          </table:table-cell>
          <table:table-cell table:style-name="ce27" table:formula="of:=IFERROR(INDEX([$'olah data'.$B$4:$'olah data'.$N$39];MATCH([.$A90];[$'olah data'.J$4:$'olah data'.J$39];0);2);&quot;&quot;)">
            <text:p/>
          </table:table-cell>
          <table:table-cell table:style-name="ce27" table:formula="of:=IFERROR(INDEX([$'olah data'.$B$4:$'olah data'.$N$39];MATCH([.$A90];[$'olah data'.K$4:$'olah data'.K$39];0);2);&quot;&quot;)">
            <text:p/>
          </table:table-cell>
          <table:table-cell table:style-name="ce27" table:formula="of:=IFERROR(INDEX([$'olah data'.$B$4:$'olah data'.$N$39];MATCH([.$A90];[$'olah data'.L$4:$'olah data'.L$39];0);2);&quot;&quot;)">
            <text:p/>
          </table:table-cell>
          <table:table-cell table:style-name="ce27" table:formula="of:=IFERROR(INDEX([$'olah data'.$B$4:$'olah data'.$N$39];MATCH([.$A90];[$'olah data'.M$4:$'olah data'.M$39];0);2);&quot;&quot;)">
            <text:p/>
          </table:table-cell>
          <table:table-cell table:style-name="ce27" table:formula="of:=IFERROR(INDEX([$'olah data'.$B$4:$'olah data'.$N$39];MATCH([.$A90];[$'olah data'.N$4:$'olah data'.N$39];0);2);&quot;&quot;)">
            <text:p/>
          </table:table-cell>
          <table:table-cell table:style-name="ce27" table:formula="of:=CONCATENATE([.D90];[.E90];[.F90];[.G90];[.H90];[.I90];[.J90];[.K90];[.L90];[.M90];[.N90])" office:value-type="string" office:string-value="Empathy vs. social disinterest (5 items)" calcext:value-type="string">
            <text:p>Empathy vs. social disinterest (5 items)</text:p>
          </table:table-cell>
          <table:table-cell table:style-name="ce84" table:formula="of:=IFERROR([$'View Input'.Z1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0" calcext:value-type="float">
            <text:p>90</text:p>
          </table:table-cell>
          <table:table-cell table:style-name="ce45" office:value-type="float" office:value="5" calcext:value-type="float">
            <text:p>5</text:p>
          </table:table-cell>
          <table:table-cell table:style-name="ce98" table:formula="of:=IF([.R91]=&quot;&quot;;IF([.Q91]=&quot;R&quot;;VLOOKUP([.P91];[$'olah data'.R92:$'olah data'.S96];2);[.P91]);IF([.R91]=[.P91];[.P91];[.Q91]))" office:value-type="float" office:value="0" calcext:value-type="float">
            <text:p>0</text:p>
          </table:table-cell>
          <table:table-cell table:style-name="ce27" table:formula="of:=IFERROR(INDEX([$'olah data'.$B$4:$'olah data'.$N$39];MATCH([.$A91];[$'olah data'.D$4:$'olah data'.D$39];0);2);&quot;&quot;)">
            <text:p/>
          </table:table-cell>
          <table:table-cell table:style-name="ce27" table:formula="of:=IFERROR(INDEX([$'olah data'.$B$4:$'olah data'.$N$39];MATCH([.$A91];[$'olah data'.E$4:$'olah data'.E$39];0);2);&quot;&quot;)">
            <text:p/>
          </table:table-cell>
          <table:table-cell table:style-name="ce27" table:formula="of:=IFERROR(INDEX([$'olah data'.$B$4:$'olah data'.$N$39];MATCH([.$A91];[$'olah data'.F$4:$'olah data'.F$39];0);2);&quot;&quot;)">
            <text:p/>
          </table:table-cell>
          <table:table-cell table:style-name="ce27" table:formula="of:=IFERROR(INDEX([$'olah data'.$B$4:$'olah data'.$N$39];MATCH([.$A91];[$'olah data'.G$4:$'olah data'.G$39];0);2);&quot;&quot;)">
            <text:p/>
          </table:table-cell>
          <table:table-cell table:style-name="ce27" table:formula="of:=IFERROR(INDEX([$'olah data'.$B$4:$'olah data'.$N$39];MATCH([.$A91];[$'olah data'.H$4:$'olah data'.H$39];0);2);&quot;&quot;)">
            <text:p/>
          </table:table-cell>
          <table:table-cell table:style-name="ce27" table:formula="of:=IFERROR(INDEX([$'olah data'.$B$4:$'olah data'.$N$39];MATCH([.$A91];[$'olah data'.I$4:$'olah data'.I$39];0);2);&quot;&quot;)">
            <text:p/>
          </table:table-cell>
          <table:table-cell table:style-name="ce27" table:formula="of:=IFERROR(INDEX([$'olah data'.$B$4:$'olah data'.$N$39];MATCH([.$A91];[$'olah data'.J$4:$'olah data'.J$39];0);2);&quot;&quot;)" office:value-type="string" office:string-value="Enlightened second nature (11 items)" calcext:value-type="string">
            <text:p>Enlightened second nature (11 items)</text:p>
          </table:table-cell>
          <table:table-cell table:style-name="ce27" table:formula="of:=IFERROR(INDEX([$'olah data'.$B$4:$'olah data'.$N$39];MATCH([.$A91];[$'olah data'.K$4:$'olah data'.K$39];0);2);&quot;&quot;)">
            <text:p/>
          </table:table-cell>
          <table:table-cell table:style-name="ce27" table:formula="of:=IFERROR(INDEX([$'olah data'.$B$4:$'olah data'.$N$39];MATCH([.$A91];[$'olah data'.L$4:$'olah data'.L$39];0);2);&quot;&quot;)">
            <text:p/>
          </table:table-cell>
          <table:table-cell table:style-name="ce27" table:formula="of:=IFERROR(INDEX([$'olah data'.$B$4:$'olah data'.$N$39];MATCH([.$A91];[$'olah data'.M$4:$'olah data'.M$39];0);2);&quot;&quot;)">
            <text:p/>
          </table:table-cell>
          <table:table-cell table:style-name="ce27" table:formula="of:=IFERROR(INDEX([$'olah data'.$B$4:$'olah data'.$N$39];MATCH([.$A91];[$'olah data'.N$4:$'olah data'.N$39];0);2);&quot;&quot;)">
            <text:p/>
          </table:table-cell>
          <table:table-cell table:style-name="ce27" table:formula="of:=CONCATENATE([.D91];[.E91];[.F91];[.G91];[.H91];[.I91];[.J91];[.K91];[.L91];[.M91];[.N91])" office:value-type="string" office:string-value="Enlightened second nature (11 items)" calcext:value-type="string">
            <text:p>Enlightened second nature (11 items)</text:p>
          </table:table-cell>
          <table:table-cell table:style-name="ce84" table:formula="of:=IFERROR([$'View Input'.Z2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1" calcext:value-type="float">
            <text:p>91</text:p>
          </table:table-cell>
          <table:table-cell table:style-name="ce45" office:value-type="float" office:value="5" calcext:value-type="float">
            <text:p>5</text:p>
          </table:table-cell>
          <table:table-cell table:style-name="ce98" table:formula="of:=IF([.R92]=&quot;&quot;;IF([.Q92]=&quot;R&quot;;VLOOKUP([.P92];[$'olah data'.R93:$'olah data'.S97];2);[.P92]);IF([.R92]=[.P92];[.P92];[.Q92]))" office:value-type="float" office:value="0" calcext:value-type="float">
            <text:p>0</text:p>
          </table:table-cell>
          <table:table-cell table:style-name="ce27" table:formula="of:=IFERROR(INDEX([$'olah data'.$B$4:$'olah data'.$N$39];MATCH([.$A92];[$'olah data'.D$4:$'olah data'.D$39];0);2);&quot;&quot;)">
            <text:p/>
          </table:table-cell>
          <table:table-cell table:style-name="ce27" table:formula="of:=IFERROR(INDEX([$'olah data'.$B$4:$'olah data'.$N$39];MATCH([.$A92];[$'olah data'.E$4:$'olah data'.E$39];0);2);&quot;&quot;)">
            <text:p/>
          </table:table-cell>
          <table:table-cell table:style-name="ce27" table:formula="of:=IFERROR(INDEX([$'olah data'.$B$4:$'olah data'.$N$39];MATCH([.$A92];[$'olah data'.F$4:$'olah data'.F$39];0);2);&quot;&quot;)">
            <text:p/>
          </table:table-cell>
          <table:table-cell table:style-name="ce27" table:formula="of:=IFERROR(INDEX([$'olah data'.$B$4:$'olah data'.$N$39];MATCH([.$A92];[$'olah data'.G$4:$'olah data'.G$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92];[$'olah data'.H$4:$'olah data'.H$39];0);2);&quot;&quot;)">
            <text:p/>
          </table:table-cell>
          <table:table-cell table:style-name="ce27" table:formula="of:=IFERROR(INDEX([$'olah data'.$B$4:$'olah data'.$N$39];MATCH([.$A92];[$'olah data'.I$4:$'olah data'.I$39];0);2);&quot;&quot;)">
            <text:p/>
          </table:table-cell>
          <table:table-cell table:style-name="ce27" table:formula="of:=IFERROR(INDEX([$'olah data'.$B$4:$'olah data'.$N$39];MATCH([.$A92];[$'olah data'.J$4:$'olah data'.J$39];0);2);&quot;&quot;)">
            <text:p/>
          </table:table-cell>
          <table:table-cell table:style-name="ce27" table:formula="of:=IFERROR(INDEX([$'olah data'.$B$4:$'olah data'.$N$39];MATCH([.$A92];[$'olah data'.K$4:$'olah data'.K$39];0);2);&quot;&quot;)">
            <text:p/>
          </table:table-cell>
          <table:table-cell table:style-name="ce27" table:formula="of:=IFERROR(INDEX([$'olah data'.$B$4:$'olah data'.$N$39];MATCH([.$A92];[$'olah data'.L$4:$'olah data'.L$39];0);2);&quot;&quot;)">
            <text:p/>
          </table:table-cell>
          <table:table-cell table:style-name="ce27" table:formula="of:=IFERROR(INDEX([$'olah data'.$B$4:$'olah data'.$N$39];MATCH([.$A92];[$'olah data'.M$4:$'olah data'.M$39];0);2);&quot;&quot;)">
            <text:p/>
          </table:table-cell>
          <table:table-cell table:style-name="ce27" table:formula="of:=IFERROR(INDEX([$'olah data'.$B$4:$'olah data'.$N$39];MATCH([.$A92];[$'olah data'.N$4:$'olah data'.N$39];0);2);&quot;&quot;)">
            <text:p/>
          </table:table-cell>
          <table:table-cell table:style-name="ce27" table:formula="of:=CONCATENATE([.D92];[.E92];[.F92];[.G92];[.H92];[.I92];[.J92];[.K92];[.L92];[.M92];[.N92])" office:value-type="string" office:string-value="Transpersonal identification vs. self-differentiation (8 items)" calcext:value-type="string">
            <text:p>Transpersonal identification vs. self-differentiation (8 items)</text:p>
          </table:table-cell>
          <table:table-cell table:style-name="ce84" table:formula="of:=IFERROR([$'View Input'.Z2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2" calcext:value-type="float">
            <text:p>92</text:p>
          </table:table-cell>
          <table:table-cell table:style-name="ce45" office:value-type="float" office:value="5" calcext:value-type="float">
            <text:p>5</text:p>
          </table:table-cell>
          <table:table-cell table:style-name="ce98" table:formula="of:=IF([.R93]=&quot;&quot;;IF([.Q93]=&quot;R&quot;;VLOOKUP([.P93];[$'olah data'.R94:$'olah data'.S98];2);[.P93]);IF([.R93]=[.P93];[.P93];[.Q93]))" office:value-type="float" office:value="0" calcext:value-type="float">
            <text:p>0</text:p>
          </table:table-cell>
          <table:table-cell table:style-name="ce27" table:formula="of:=IFERROR(INDEX([$'olah data'.$B$4:$'olah data'.$N$39];MATCH([.$A93];[$'olah data'.D$4:$'olah data'.D$39];0);2);&quot;&quot;)">
            <text:p/>
          </table:table-cell>
          <table:table-cell table:style-name="ce27" table:formula="of:=IFERROR(INDEX([$'olah data'.$B$4:$'olah data'.$N$39];MATCH([.$A93];[$'olah data'.E$4:$'olah data'.E$39];0);2);&quot;&quot;)">
            <text:p/>
          </table:table-cell>
          <table:table-cell table:style-name="ce27" table:formula="of:=IFERROR(INDEX([$'olah data'.$B$4:$'olah data'.$N$39];MATCH([.$A93];[$'olah data'.F$4:$'olah data'.F$39];0);2);&quot;&quot;)">
            <text:p/>
          </table:table-cell>
          <table:table-cell table:style-name="ce27" table:formula="of:=IFERROR(INDEX([$'olah data'.$B$4:$'olah data'.$N$39];MATCH([.$A93];[$'olah data'.G$4:$'olah data'.G$39];0);2);&quot;&quot;)">
            <text:p/>
          </table:table-cell>
          <table:table-cell table:style-name="ce27" table:formula="of:=IFERROR(INDEX([$'olah data'.$B$4:$'olah data'.$N$39];MATCH([.$A93];[$'olah data'.H$4:$'olah data'.H$39];0);2);&quot;&quot;)">
            <text:p/>
          </table:table-cell>
          <table:table-cell table:style-name="ce27" table:formula="of:=IFERROR(INDEX([$'olah data'.$B$4:$'olah data'.$N$39];MATCH([.$A93];[$'olah data'.I$4:$'olah data'.I$39];0);2);&quot;&quot;)">
            <text:p/>
          </table:table-cell>
          <table:table-cell table:style-name="ce27" table:formula="of:=IFERROR(INDEX([$'olah data'.$B$4:$'olah data'.$N$39];MATCH([.$A93];[$'olah data'.J$4:$'olah data'.J$39];0);2);&quot;&quot;)">
            <text:p/>
          </table:table-cell>
          <table:table-cell table:style-name="ce27" table:formula="of:=IFERROR(INDEX([$'olah data'.$B$4:$'olah data'.$N$39];MATCH([.$A93];[$'olah data'.K$4:$'olah data'.K$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93];[$'olah data'.L$4:$'olah data'.L$39];0);2);&quot;&quot;)">
            <text:p/>
          </table:table-cell>
          <table:table-cell table:style-name="ce27" table:formula="of:=IFERROR(INDEX([$'olah data'.$B$4:$'olah data'.$N$39];MATCH([.$A93];[$'olah data'.M$4:$'olah data'.M$39];0);2);&quot;&quot;)">
            <text:p/>
          </table:table-cell>
          <table:table-cell table:style-name="ce27" table:formula="of:=IFERROR(INDEX([$'olah data'.$B$4:$'olah data'.$N$39];MATCH([.$A93];[$'olah data'.N$4:$'olah data'.N$39];0);2);&quot;&quot;)">
            <text:p/>
          </table:table-cell>
          <table:table-cell table:style-name="ce27" table:formula="of:=CONCATENATE([.D93];[.E93];[.F93];[.G93];[.H93];[.I93];[.J93];[.K93];[.L93];[.M93];[.N93])" office:value-type="string" office:string-value="Openness to warm communication vs aloofness (10 items)" calcext:value-type="string">
            <text:p>Openness to warm communication vs aloofness (10 items)</text:p>
          </table:table-cell>
          <table:table-cell table:style-name="ce84" table:formula="of:=IFERROR([$'View Input'.Z2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3" calcext:value-type="float">
            <text:p>93</text:p>
          </table:table-cell>
          <table:table-cell table:style-name="ce45" office:value-type="float" office:value="5" calcext:value-type="float">
            <text:p>5</text:p>
          </table:table-cell>
          <table:table-cell table:style-name="ce98" table:formula="of:=IF([.R94]=&quot;&quot;;IF([.Q94]=&quot;R&quot;;VLOOKUP([.P94];[$'olah data'.R95:$'olah data'.S99];2);[.P94]);IF([.R94]=[.P94];[.P94];[.Q94]))" office:value-type="float" office:value="0" calcext:value-type="float">
            <text:p>0</text:p>
          </table:table-cell>
          <table:table-cell table:style-name="ce27" table:formula="of:=IFERROR(INDEX([$'olah data'.$B$4:$'olah data'.$N$39];MATCH([.$A94];[$'olah data'.D$4:$'olah data'.D$39];0);2);&quot;&quot;)">
            <text:p/>
          </table:table-cell>
          <table:table-cell table:style-name="ce27" table:formula="of:=IFERROR(INDEX([$'olah data'.$B$4:$'olah data'.$N$39];MATCH([.$A94];[$'olah data'.E$4:$'olah data'.E$39];0);2);&quot;&quot;)">
            <text:p/>
          </table:table-cell>
          <table:table-cell table:style-name="ce27" table:formula="of:=IFERROR(INDEX([$'olah data'.$B$4:$'olah data'.$N$39];MATCH([.$A94];[$'olah data'.F$4:$'olah data'.F$39];0);2);&quot;&quot;)">
            <text:p/>
          </table:table-cell>
          <table:table-cell table:style-name="ce27" table:formula="of:=IFERROR(INDEX([$'olah data'.$B$4:$'olah data'.$N$39];MATCH([.$A94];[$'olah data'.G$4:$'olah data'.G$39];0);2);&quot;&quot;)">
            <text:p/>
          </table:table-cell>
          <table:table-cell table:style-name="ce27" table:formula="of:=IFERROR(INDEX([$'olah data'.$B$4:$'olah data'.$N$39];MATCH([.$A94];[$'olah data'.H$4:$'olah data'.H$39];0);2);&quot;&quot;)" office:value-type="string" office:string-value="Compassion vs. revengefulness (7 items)" calcext:value-type="string">
            <text:p>Compassion vs. revengefulness (7 items)</text:p>
          </table:table-cell>
          <table:table-cell table:style-name="ce27" table:formula="of:=IFERROR(INDEX([$'olah data'.$B$4:$'olah data'.$N$39];MATCH([.$A94];[$'olah data'.I$4:$'olah data'.I$39];0);2);&quot;&quot;)">
            <text:p/>
          </table:table-cell>
          <table:table-cell table:style-name="ce27" table:formula="of:=IFERROR(INDEX([$'olah data'.$B$4:$'olah data'.$N$39];MATCH([.$A94];[$'olah data'.J$4:$'olah data'.J$39];0);2);&quot;&quot;)">
            <text:p/>
          </table:table-cell>
          <table:table-cell table:style-name="ce27" table:formula="of:=IFERROR(INDEX([$'olah data'.$B$4:$'olah data'.$N$39];MATCH([.$A94];[$'olah data'.K$4:$'olah data'.K$39];0);2);&quot;&quot;)">
            <text:p/>
          </table:table-cell>
          <table:table-cell table:style-name="ce27" table:formula="of:=IFERROR(INDEX([$'olah data'.$B$4:$'olah data'.$N$39];MATCH([.$A94];[$'olah data'.L$4:$'olah data'.L$39];0);2);&quot;&quot;)">
            <text:p/>
          </table:table-cell>
          <table:table-cell table:style-name="ce27" table:formula="of:=IFERROR(INDEX([$'olah data'.$B$4:$'olah data'.$N$39];MATCH([.$A94];[$'olah data'.M$4:$'olah data'.M$39];0);2);&quot;&quot;)">
            <text:p/>
          </table:table-cell>
          <table:table-cell table:style-name="ce27" table:formula="of:=IFERROR(INDEX([$'olah data'.$B$4:$'olah data'.$N$39];MATCH([.$A94];[$'olah data'.N$4:$'olah data'.N$39];0);2);&quot;&quot;)">
            <text:p/>
          </table:table-cell>
          <table:table-cell table:style-name="ce27" table:formula="of:=CONCATENATE([.D94];[.E94];[.F94];[.G94];[.H94];[.I94];[.J94];[.K94];[.L94];[.M94];[.N94])" office:value-type="string" office:string-value="Compassion vs. revengefulness (7 items)" calcext:value-type="string">
            <text:p>Compassion vs. revengefulness (7 items)</text:p>
          </table:table-cell>
          <table:table-cell table:style-name="ce84" table:formula="of:=IFERROR([$'View Input'.Z2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4" calcext:value-type="float">
            <text:p>94</text:p>
          </table:table-cell>
          <table:table-cell table:style-name="ce45" office:value-type="float" office:value="5" calcext:value-type="float">
            <text:p>5</text:p>
          </table:table-cell>
          <table:table-cell table:style-name="ce98" table:formula="of:=IF([.R95]=&quot;&quot;;IF([.Q95]=&quot;R&quot;;VLOOKUP([.P95];[$'olah data'.R96:$'olah data'.S100];2);[.P95]);IF([.R95]=[.P95];[.P95];[.Q95]))" office:value-type="float" office:value="0" calcext:value-type="float">
            <text:p>0</text:p>
          </table:table-cell>
          <table:table-cell table:style-name="ce27" table:formula="of:=IFERROR(INDEX([$'olah data'.$B$4:$'olah data'.$N$39];MATCH([.$A95];[$'olah data'.D$4:$'olah data'.D$39];0);2);&quot;&quot;)">
            <text:p/>
          </table:table-cell>
          <table:table-cell table:style-name="ce27" table:formula="of:=IFERROR(INDEX([$'olah data'.$B$4:$'olah data'.$N$39];MATCH([.$A95];[$'olah data'.E$4:$'olah data'.E$39];0);2);&quot;&quot;)">
            <text:p/>
          </table:table-cell>
          <table:table-cell table:style-name="ce27" table:formula="of:=IFERROR(INDEX([$'olah data'.$B$4:$'olah data'.$N$39];MATCH([.$A95];[$'olah data'.F$4:$'olah data'.F$39];0);2);&quot;&quot;)" office:value-type="string" office:string-value="Eagerness of effort vs laziness (9 items)" calcext:value-type="string">
            <text:p>Eagerness of effort vs laziness (9 items)</text:p>
          </table:table-cell>
          <table:table-cell table:style-name="ce27" table:formula="of:=IFERROR(INDEX([$'olah data'.$B$4:$'olah data'.$N$39];MATCH([.$A95];[$'olah data'.G$4:$'olah data'.G$39];0);2);&quot;&quot;)">
            <text:p/>
          </table:table-cell>
          <table:table-cell table:style-name="ce27" table:formula="of:=IFERROR(INDEX([$'olah data'.$B$4:$'olah data'.$N$39];MATCH([.$A95];[$'olah data'.H$4:$'olah data'.H$39];0);2);&quot;&quot;)">
            <text:p/>
          </table:table-cell>
          <table:table-cell table:style-name="ce27" table:formula="of:=IFERROR(INDEX([$'olah data'.$B$4:$'olah data'.$N$39];MATCH([.$A95];[$'olah data'.I$4:$'olah data'.I$39];0);2);&quot;&quot;)">
            <text:p/>
          </table:table-cell>
          <table:table-cell table:style-name="ce27" table:formula="of:=IFERROR(INDEX([$'olah data'.$B$4:$'olah data'.$N$39];MATCH([.$A95];[$'olah data'.J$4:$'olah data'.J$39];0);2);&quot;&quot;)">
            <text:p/>
          </table:table-cell>
          <table:table-cell table:style-name="ce27" table:formula="of:=IFERROR(INDEX([$'olah data'.$B$4:$'olah data'.$N$39];MATCH([.$A95];[$'olah data'.K$4:$'olah data'.K$39];0);2);&quot;&quot;)">
            <text:p/>
          </table:table-cell>
          <table:table-cell table:style-name="ce27" table:formula="of:=IFERROR(INDEX([$'olah data'.$B$4:$'olah data'.$N$39];MATCH([.$A95];[$'olah data'.L$4:$'olah data'.L$39];0);2);&quot;&quot;)">
            <text:p/>
          </table:table-cell>
          <table:table-cell table:style-name="ce27" table:formula="of:=IFERROR(INDEX([$'olah data'.$B$4:$'olah data'.$N$39];MATCH([.$A95];[$'olah data'.M$4:$'olah data'.M$39];0);2);&quot;&quot;)">
            <text:p/>
          </table:table-cell>
          <table:table-cell table:style-name="ce27" table:formula="of:=IFERROR(INDEX([$'olah data'.$B$4:$'olah data'.$N$39];MATCH([.$A95];[$'olah data'.N$4:$'olah data'.N$39];0);2);&quot;&quot;)">
            <text:p/>
          </table:table-cell>
          <table:table-cell table:style-name="ce27" table:formula="of:=CONCATENATE([.D95];[.E95];[.F95];[.G95];[.H95];[.I95];[.J95];[.K95];[.L95];[.M95];[.N95])" office:value-type="string" office:string-value="Eagerness of effort vs laziness (9 items)" calcext:value-type="string">
            <text:p>Eagerness of effort vs laziness (9 items)</text:p>
          </table:table-cell>
          <table:table-cell table:style-name="ce84" table:formula="of:=IFERROR([$'View Input'.Z2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5" calcext:value-type="float">
            <text:p>95</text:p>
          </table:table-cell>
          <table:table-cell table:style-name="ce45" office:value-type="float" office:value="5" calcext:value-type="float">
            <text:p>5</text:p>
          </table:table-cell>
          <table:table-cell table:style-name="ce98" table:formula="of:=IF([.R96]=&quot;&quot;;IF([.Q96]=&quot;R&quot;;VLOOKUP([.P96];[$'olah data'.R97:$'olah data'.S101];2);[.P96]);IF([.R96]=[.P96];[.P96];[.Q96]))" office:value-type="float" office:value="0" calcext:value-type="float">
            <text:p>0</text:p>
          </table:table-cell>
          <table:table-cell table:style-name="ce27" table:formula="of:=IFERROR(INDEX([$'olah data'.$B$4:$'olah data'.$N$39];MATCH([.$A96];[$'olah data'.D$4:$'olah data'.D$39];0);2);&quot;&quot;)">
            <text:p/>
          </table:table-cell>
          <table:table-cell table:style-name="ce27" table:formula="of:=IFERROR(INDEX([$'olah data'.$B$4:$'olah data'.$N$39];MATCH([.$A96];[$'olah data'.E$4:$'olah data'.E$39];0);2);&quot;&quot;)">
            <text:p/>
          </table:table-cell>
          <table:table-cell table:style-name="ce27" table:formula="of:=IFERROR(INDEX([$'olah data'.$B$4:$'olah data'.$N$39];MATCH([.$A96];[$'olah data'.F$4:$'olah data'.F$39];0);2);&quot;&quot;)">
            <text:p/>
          </table:table-cell>
          <table:table-cell table:style-name="ce27" table:formula="of:=IFERROR(INDEX([$'olah data'.$B$4:$'olah data'.$N$39];MATCH([.$A96];[$'olah data'.G$4:$'olah data'.G$39];0);2);&quot;&quot;)">
            <text:p/>
          </table:table-cell>
          <table:table-cell table:style-name="ce27" table:formula="of:=IFERROR(INDEX([$'olah data'.$B$4:$'olah data'.$N$39];MATCH([.$A96];[$'olah data'.H$4:$'olah data'.H$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96];[$'olah data'.I$4:$'olah data'.I$39];0);2);&quot;&quot;)">
            <text:p/>
          </table:table-cell>
          <table:table-cell table:style-name="ce27" table:formula="of:=IFERROR(INDEX([$'olah data'.$B$4:$'olah data'.$N$39];MATCH([.$A96];[$'olah data'.J$4:$'olah data'.J$39];0);2);&quot;&quot;)">
            <text:p/>
          </table:table-cell>
          <table:table-cell table:style-name="ce27" table:formula="of:=IFERROR(INDEX([$'olah data'.$B$4:$'olah data'.$N$39];MATCH([.$A96];[$'olah data'.K$4:$'olah data'.K$39];0);2);&quot;&quot;)">
            <text:p/>
          </table:table-cell>
          <table:table-cell table:style-name="ce27" table:formula="of:=IFERROR(INDEX([$'olah data'.$B$4:$'olah data'.$N$39];MATCH([.$A96];[$'olah data'.L$4:$'olah data'.L$39];0);2);&quot;&quot;)">
            <text:p/>
          </table:table-cell>
          <table:table-cell table:style-name="ce27" table:formula="of:=IFERROR(INDEX([$'olah data'.$B$4:$'olah data'.$N$39];MATCH([.$A96];[$'olah data'.M$4:$'olah data'.M$39];0);2);&quot;&quot;)">
            <text:p/>
          </table:table-cell>
          <table:table-cell table:style-name="ce27" table:formula="of:=IFERROR(INDEX([$'olah data'.$B$4:$'olah data'.$N$39];MATCH([.$A96];[$'olah data'.N$4:$'olah data'.N$39];0);2);&quot;&quot;)">
            <text:p/>
          </table:table-cell>
          <table:table-cell table:style-name="ce27" table:formula="of:=CONCATENATE([.D96];[.E96];[.F96];[.G96];[.H96];[.I96];[.J96];[.K96];[.L96];[.M96];[.N96])" office:value-type="string" office:string-value="Self-forgetful vs. self-conscious experience (10 items)" calcext:value-type="string">
            <text:p>Self-forgetful vs. self-conscious experience (10 items)</text:p>
          </table:table-cell>
          <table:table-cell table:style-name="ce84" table:formula="of:=IFERROR([$'View Input'.Z2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6" calcext:value-type="float">
            <text:p>96</text:p>
          </table:table-cell>
          <table:table-cell table:style-name="ce45" office:value-type="float" office:value="5" calcext:value-type="float">
            <text:p>5</text:p>
          </table:table-cell>
          <table:table-cell table:style-name="ce98" table:formula="of:=IF([.R97]=&quot;&quot;;IF([.Q97]=&quot;R&quot;;VLOOKUP([.P97];[$'olah data'.R98:$'olah data'.S102];2);[.P97]);IF([.R97]=[.P97];[.P97];[.Q97]))" office:value-type="float" office:value="0" calcext:value-type="float">
            <text:p>0</text:p>
          </table:table-cell>
          <table:table-cell table:style-name="ce27" table:formula="of:=IFERROR(INDEX([$'olah data'.$B$4:$'olah data'.$N$39];MATCH([.$A97];[$'olah data'.D$4:$'olah data'.D$39];0);2);&quot;&quot;)">
            <text:p/>
          </table:table-cell>
          <table:table-cell table:style-name="ce27" table:formula="of:=IFERROR(INDEX([$'olah data'.$B$4:$'olah data'.$N$39];MATCH([.$A97];[$'olah data'.E$4:$'olah data'.E$39];0);2);&quot;&quot;)">
            <text:p/>
          </table:table-cell>
          <table:table-cell table:style-name="ce27" table:formula="of:=IFERROR(INDEX([$'olah data'.$B$4:$'olah data'.$N$39];MATCH([.$A97];[$'olah data'.F$4:$'olah data'.F$39];0);2);&quot;&quot;)">
            <text:p/>
          </table:table-cell>
          <table:table-cell table:style-name="ce27" table:formula="of:=IFERROR(INDEX([$'olah data'.$B$4:$'olah data'.$N$39];MATCH([.$A97];[$'olah data'.G$4:$'olah data'.G$39];0);2);&quot;&quot;)" office:value-type="string" office:string-value="Attachment (6 items)" calcext:value-type="string">
            <text:p>Attachment (6 items)</text:p>
          </table:table-cell>
          <table:table-cell table:style-name="ce27" table:formula="of:=IFERROR(INDEX([$'olah data'.$B$4:$'olah data'.$N$39];MATCH([.$A97];[$'olah data'.H$4:$'olah data'.H$39];0);2);&quot;&quot;)">
            <text:p/>
          </table:table-cell>
          <table:table-cell table:style-name="ce27" table:formula="of:=IFERROR(INDEX([$'olah data'.$B$4:$'olah data'.$N$39];MATCH([.$A97];[$'olah data'.I$4:$'olah data'.I$39];0);2);&quot;&quot;)">
            <text:p/>
          </table:table-cell>
          <table:table-cell table:style-name="ce27" table:formula="of:=IFERROR(INDEX([$'olah data'.$B$4:$'olah data'.$N$39];MATCH([.$A97];[$'olah data'.J$4:$'olah data'.J$39];0);2);&quot;&quot;)">
            <text:p/>
          </table:table-cell>
          <table:table-cell table:style-name="ce27" table:formula="of:=IFERROR(INDEX([$'olah data'.$B$4:$'olah data'.$N$39];MATCH([.$A97];[$'olah data'.K$4:$'olah data'.K$39];0);2);&quot;&quot;)">
            <text:p/>
          </table:table-cell>
          <table:table-cell table:style-name="ce27" table:formula="of:=IFERROR(INDEX([$'olah data'.$B$4:$'olah data'.$N$39];MATCH([.$A97];[$'olah data'.L$4:$'olah data'.L$39];0);2);&quot;&quot;)">
            <text:p/>
          </table:table-cell>
          <table:table-cell table:style-name="ce27" table:formula="of:=IFERROR(INDEX([$'olah data'.$B$4:$'olah data'.$N$39];MATCH([.$A97];[$'olah data'.M$4:$'olah data'.M$39];0);2);&quot;&quot;)">
            <text:p/>
          </table:table-cell>
          <table:table-cell table:style-name="ce27" table:formula="of:=IFERROR(INDEX([$'olah data'.$B$4:$'olah data'.$N$39];MATCH([.$A97];[$'olah data'.N$4:$'olah data'.N$39];0);2);&quot;&quot;)">
            <text:p/>
          </table:table-cell>
          <table:table-cell table:style-name="ce27" table:formula="of:=CONCATENATE([.D97];[.E97];[.F97];[.G97];[.H97];[.I97];[.J97];[.K97];[.L97];[.M97];[.N97])" office:value-type="string" office:string-value="Attachment (6 items)" calcext:value-type="string">
            <text:p>Attachment (6 items)</text:p>
          </table:table-cell>
          <table:table-cell table:style-name="ce84" table:formula="of:=IFERROR([$'View Input'.Z2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7" calcext:value-type="float">
            <text:p>97</text:p>
          </table:table-cell>
          <table:table-cell table:style-name="ce45" office:value-type="float" office:value="5" calcext:value-type="float">
            <text:p>5</text:p>
          </table:table-cell>
          <table:table-cell table:style-name="ce98" table:formula="of:=IF([.R98]=&quot;&quot;;IF([.Q98]=&quot;R&quot;;VLOOKUP([.P98];[$'olah data'.R99:$'olah data'.S103];2);[.P98]);IF([.R98]=[.P98];[.P98];[.Q98]))" office:value-type="float" office:value="0" calcext:value-type="float">
            <text:p>0</text:p>
          </table:table-cell>
          <table:table-cell table:style-name="ce27" table:formula="of:=IFERROR(INDEX([$'olah data'.$B$4:$'olah data'.$N$39];MATCH([.$A98];[$'olah data'.D$4:$'olah data'.D$39];0);2);&quot;&quot;)">
            <text:p/>
          </table:table-cell>
          <table:table-cell table:style-name="ce27" table:formula="of:=IFERROR(INDEX([$'olah data'.$B$4:$'olah data'.$N$39];MATCH([.$A98];[$'olah data'.E$4:$'olah data'.E$39];0);2);&quot;&quot;)">
            <text:p/>
          </table:table-cell>
          <table:table-cell table:style-name="ce27" table:formula="of:=IFERROR(INDEX([$'olah data'.$B$4:$'olah data'.$N$39];MATCH([.$A98];[$'olah data'.F$4:$'olah data'.F$39];0);2);&quot;&quot;)">
            <text:p/>
          </table:table-cell>
          <table:table-cell table:style-name="ce27" table:formula="of:=IFERROR(INDEX([$'olah data'.$B$4:$'olah data'.$N$39];MATCH([.$A98];[$'olah data'.G$4:$'olah data'.G$39];0);2);&quot;&quot;)" office:value-type="string" office:string-value="Sentimentality (8 items)" calcext:value-type="string">
            <text:p>Sentimentality (8 items)</text:p>
          </table:table-cell>
          <table:table-cell table:style-name="ce27" table:formula="of:=IFERROR(INDEX([$'olah data'.$B$4:$'olah data'.$N$39];MATCH([.$A98];[$'olah data'.H$4:$'olah data'.H$39];0);2);&quot;&quot;)">
            <text:p/>
          </table:table-cell>
          <table:table-cell table:style-name="ce27" table:formula="of:=IFERROR(INDEX([$'olah data'.$B$4:$'olah data'.$N$39];MATCH([.$A98];[$'olah data'.I$4:$'olah data'.I$39];0);2);&quot;&quot;)">
            <text:p/>
          </table:table-cell>
          <table:table-cell table:style-name="ce27" table:formula="of:=IFERROR(INDEX([$'olah data'.$B$4:$'olah data'.$N$39];MATCH([.$A98];[$'olah data'.J$4:$'olah data'.J$39];0);2);&quot;&quot;)">
            <text:p/>
          </table:table-cell>
          <table:table-cell table:style-name="ce27" table:formula="of:=IFERROR(INDEX([$'olah data'.$B$4:$'olah data'.$N$39];MATCH([.$A98];[$'olah data'.K$4:$'olah data'.K$39];0);2);&quot;&quot;)">
            <text:p/>
          </table:table-cell>
          <table:table-cell table:style-name="ce27" table:formula="of:=IFERROR(INDEX([$'olah data'.$B$4:$'olah data'.$N$39];MATCH([.$A98];[$'olah data'.L$4:$'olah data'.L$39];0);2);&quot;&quot;)">
            <text:p/>
          </table:table-cell>
          <table:table-cell table:style-name="ce27" table:formula="of:=IFERROR(INDEX([$'olah data'.$B$4:$'olah data'.$N$39];MATCH([.$A98];[$'olah data'.M$4:$'olah data'.M$39];0);2);&quot;&quot;)">
            <text:p/>
          </table:table-cell>
          <table:table-cell table:style-name="ce27" table:formula="of:=IFERROR(INDEX([$'olah data'.$B$4:$'olah data'.$N$39];MATCH([.$A98];[$'olah data'.N$4:$'olah data'.N$39];0);2);&quot;&quot;)">
            <text:p/>
          </table:table-cell>
          <table:table-cell table:style-name="ce27" table:formula="of:=CONCATENATE([.D98];[.E98];[.F98];[.G98];[.H98];[.I98];[.J98];[.K98];[.L98];[.M98];[.N98])" office:value-type="string" office:string-value="Sentimentality (8 items)" calcext:value-type="string">
            <text:p>Sentimentality (8 items)</text:p>
          </table:table-cell>
          <table:table-cell table:style-name="ce84" table:formula="of:=IFERROR([$'View Input'.Z2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8" calcext:value-type="float">
            <text:p>98</text:p>
          </table:table-cell>
          <table:table-cell table:style-name="ce45" office:value-type="float" office:value="5" calcext:value-type="float">
            <text:p>5</text:p>
          </table:table-cell>
          <table:table-cell table:style-name="ce98" table:formula="of:=IF([.R99]=&quot;&quot;;IF([.Q99]=&quot;R&quot;;VLOOKUP([.P99];[$'olah data'.R100:$'olah data'.S104];2);[.P99]);IF([.R99]=[.P99];[.P99];[.Q99]))" office:value-type="float" office:value="0" calcext:value-type="float">
            <text:p>0</text:p>
          </table:table-cell>
          <table:table-cell table:style-name="ce27" table:formula="of:=IFERROR(INDEX([$'olah data'.$B$4:$'olah data'.$N$39];MATCH([.$A99];[$'olah data'.D$4:$'olah data'.D$39];0);2);&quot;&quot;)">
            <text:p/>
          </table:table-cell>
          <table:table-cell table:style-name="ce27" table:formula="of:=IFERROR(INDEX([$'olah data'.$B$4:$'olah data'.$N$39];MATCH([.$A99];[$'olah data'.E$4:$'olah data'.E$39];0);2);&quot;&quot;)">
            <text:p/>
          </table:table-cell>
          <table:table-cell table:style-name="ce27" table:formula="of:=IFERROR(INDEX([$'olah data'.$B$4:$'olah data'.$N$39];MATCH([.$A99];[$'olah data'.F$4:$'olah data'.F$39];0);2);&quot;&quot;)">
            <text:p/>
          </table:table-cell>
          <table:table-cell table:style-name="ce27" table:formula="of:=IFERROR(INDEX([$'olah data'.$B$4:$'olah data'.$N$39];MATCH([.$A99];[$'olah data'.G$4:$'olah data'.G$39];0);2);&quot;&quot;)">
            <text:p/>
          </table:table-cell>
          <table:table-cell table:style-name="ce27" table:formula="of:=IFERROR(INDEX([$'olah data'.$B$4:$'olah data'.$N$39];MATCH([.$A99];[$'olah data'.H$4:$'olah data'.H$39];0);2);&quot;&quot;)">
            <text:p/>
          </table:table-cell>
          <table:table-cell table:style-name="ce27" table:formula="of:=IFERROR(INDEX([$'olah data'.$B$4:$'olah data'.$N$39];MATCH([.$A99];[$'olah data'.I$4:$'olah data'.I$39];0);2);&quot;&quot;)" office:value-type="string" office:string-value="Fatigability v. asthenia (8 items)" calcext:value-type="string">
            <text:p>Fatigability v. asthenia (8 items)</text:p>
          </table:table-cell>
          <table:table-cell table:style-name="ce27" table:formula="of:=IFERROR(INDEX([$'olah data'.$B$4:$'olah data'.$N$39];MATCH([.$A99];[$'olah data'.J$4:$'olah data'.J$39];0);2);&quot;&quot;)">
            <text:p/>
          </table:table-cell>
          <table:table-cell table:style-name="ce27" table:formula="of:=IFERROR(INDEX([$'olah data'.$B$4:$'olah data'.$N$39];MATCH([.$A99];[$'olah data'.K$4:$'olah data'.K$39];0);2);&quot;&quot;)">
            <text:p/>
          </table:table-cell>
          <table:table-cell table:style-name="ce27" table:formula="of:=IFERROR(INDEX([$'olah data'.$B$4:$'olah data'.$N$39];MATCH([.$A99];[$'olah data'.L$4:$'olah data'.L$39];0);2);&quot;&quot;)">
            <text:p/>
          </table:table-cell>
          <table:table-cell table:style-name="ce27" table:formula="of:=IFERROR(INDEX([$'olah data'.$B$4:$'olah data'.$N$39];MATCH([.$A99];[$'olah data'.M$4:$'olah data'.M$39];0);2);&quot;&quot;)">
            <text:p/>
          </table:table-cell>
          <table:table-cell table:style-name="ce27" table:formula="of:=IFERROR(INDEX([$'olah data'.$B$4:$'olah data'.$N$39];MATCH([.$A99];[$'olah data'.N$4:$'olah data'.N$39];0);2);&quot;&quot;)">
            <text:p/>
          </table:table-cell>
          <table:table-cell table:style-name="ce27" table:formula="of:=CONCATENATE([.D99];[.E99];[.F99];[.G99];[.H99];[.I99];[.J99];[.K99];[.L99];[.M99];[.N99])" office:value-type="string" office:string-value="Fatigability v. asthenia (8 items)" calcext:value-type="string">
            <text:p>Fatigability v. asthenia (8 items)</text:p>
          </table:table-cell>
          <table:table-cell table:style-name="ce84" table:formula="of:=IFERROR([$'View Input'.Z2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99" calcext:value-type="float">
            <text:p>99</text:p>
          </table:table-cell>
          <table:table-cell table:style-name="ce45" office:value-type="float" office:value="5" calcext:value-type="float">
            <text:p>5</text:p>
          </table:table-cell>
          <table:table-cell table:style-name="ce98" table:formula="of:=IF([.R100]=&quot;&quot;;IF([.Q100]=&quot;R&quot;;VLOOKUP([.P100];[$'olah data'.R101:$'olah data'.S105];2);[.P100]);IF([.R100]=[.P100];[.P100];[.Q100]))" office:value-type="float" office:value="0" calcext:value-type="float">
            <text:p>0</text:p>
          </table:table-cell>
          <table:table-cell table:style-name="ce27" table:formula="of:=IFERROR(INDEX([$'olah data'.$B$4:$'olah data'.$N$39];MATCH([.$A100];[$'olah data'.D$4:$'olah data'.D$39];0);2);&quot;&quot;)">
            <text:p/>
          </table:table-cell>
          <table:table-cell table:style-name="ce27" table:formula="of:=IFERROR(INDEX([$'olah data'.$B$4:$'olah data'.$N$39];MATCH([.$A100];[$'olah data'.E$4:$'olah data'.E$39];0);2);&quot;&quot;)">
            <text:p/>
          </table:table-cell>
          <table:table-cell table:style-name="ce27" table:formula="of:=IFERROR(INDEX([$'olah data'.$B$4:$'olah data'.$N$39];MATCH([.$A100];[$'olah data'.F$4:$'olah data'.F$39];0);2);&quot;&quot;)">
            <text:p/>
          </table:table-cell>
          <table:table-cell table:style-name="ce27" table:formula="of:=IFERROR(INDEX([$'olah data'.$B$4:$'olah data'.$N$39];MATCH([.$A100];[$'olah data'.G$4:$'olah data'.G$39];0);2);&quot;&quot;)">
            <text:p/>
          </table:table-cell>
          <table:table-cell table:style-name="ce27" table:formula="of:=IFERROR(INDEX([$'olah data'.$B$4:$'olah data'.$N$39];MATCH([.$A100];[$'olah data'.H$4:$'olah data'.H$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00];[$'olah data'.I$4:$'olah data'.I$39];0);2);&quot;&quot;)">
            <text:p/>
          </table:table-cell>
          <table:table-cell table:style-name="ce27" table:formula="of:=IFERROR(INDEX([$'olah data'.$B$4:$'olah data'.$N$39];MATCH([.$A100];[$'olah data'.J$4:$'olah data'.J$39];0);2);&quot;&quot;)">
            <text:p/>
          </table:table-cell>
          <table:table-cell table:style-name="ce27" table:formula="of:=IFERROR(INDEX([$'olah data'.$B$4:$'olah data'.$N$39];MATCH([.$A100];[$'olah data'.K$4:$'olah data'.K$39];0);2);&quot;&quot;)">
            <text:p/>
          </table:table-cell>
          <table:table-cell table:style-name="ce27" table:formula="of:=IFERROR(INDEX([$'olah data'.$B$4:$'olah data'.$N$39];MATCH([.$A100];[$'olah data'.L$4:$'olah data'.L$39];0);2);&quot;&quot;)">
            <text:p/>
          </table:table-cell>
          <table:table-cell table:style-name="ce27" table:formula="of:=IFERROR(INDEX([$'olah data'.$B$4:$'olah data'.$N$39];MATCH([.$A100];[$'olah data'.M$4:$'olah data'.M$39];0);2);&quot;&quot;)">
            <text:p/>
          </table:table-cell>
          <table:table-cell table:style-name="ce27" table:formula="of:=IFERROR(INDEX([$'olah data'.$B$4:$'olah data'.$N$39];MATCH([.$A100];[$'olah data'.N$4:$'olah data'.N$39];0);2);&quot;&quot;)">
            <text:p/>
          </table:table-cell>
          <table:table-cell table:style-name="ce27" table:formula="of:=CONCATENATE([.D100];[.E100];[.F100];[.G100];[.H100];[.I100];[.J100];[.K100];[.L100];[.M100];[.N100])" office:value-type="string" office:string-value="Transpersonal identification vs. self-differentiation (8 items)" calcext:value-type="string">
            <text:p>Transpersonal identification vs. self-differentiation (8 items)</text:p>
          </table:table-cell>
          <table:table-cell table:style-name="ce84" table:formula="of:=IFERROR([$'View Input'.Z2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0" calcext:value-type="float">
            <text:p>100</text:p>
          </table:table-cell>
          <table:table-cell table:style-name="ce45" office:value-type="float" office:value="5" calcext:value-type="float">
            <text:p>5</text:p>
          </table:table-cell>
          <table:table-cell table:style-name="ce98" table:formula="of:=IF([.R101]=&quot;&quot;;IF([.Q102]=&quot;R&quot;;VLOOKUP([.P101];[$'olah data'.R102:$'olah data'.S106];2);[.P101]);IF([.R101]=[.P101];[.P101];[.Q102]))" office:value-type="float" office:value="0" calcext:value-type="float">
            <text:p>0</text:p>
          </table:table-cell>
          <table:table-cell table:style-name="ce27" table:formula="of:=IFERROR(INDEX([$'olah data'.$B$4:$'olah data'.$N$39];MATCH([.$A101];[$'olah data'.D$4:$'olah data'.D$39];0);2);&quot;&quot;)">
            <text:p/>
          </table:table-cell>
          <table:table-cell table:style-name="ce27" table:formula="of:=IFERROR(INDEX([$'olah data'.$B$4:$'olah data'.$N$39];MATCH([.$A101];[$'olah data'.E$4:$'olah data'.E$39];0);2);&quot;&quot;)">
            <text:p/>
          </table:table-cell>
          <table:table-cell table:style-name="ce27" table:formula="of:=IFERROR(INDEX([$'olah data'.$B$4:$'olah data'.$N$39];MATCH([.$A101];[$'olah data'.F$4:$'olah data'.F$39];0);2);&quot;&quot;)">
            <text:p/>
          </table:table-cell>
          <table:table-cell table:style-name="ce27" table:formula="of:=IFERROR(INDEX([$'olah data'.$B$4:$'olah data'.$N$39];MATCH([.$A101];[$'olah data'.G$4:$'olah data'.G$39];0);2);&quot;&quot;)">
            <text:p/>
          </table:table-cell>
          <table:table-cell table:style-name="ce27" table:formula="of:=IFERROR(INDEX([$'olah data'.$B$4:$'olah data'.$N$39];MATCH([.$A101];[$'olah data'.H$4:$'olah data'.H$39];0);2);&quot;&quot;)">
            <text:p/>
          </table:table-cell>
          <table:table-cell table:style-name="ce27" table:formula="of:=IFERROR(INDEX([$'olah data'.$B$4:$'olah data'.$N$39];MATCH([.$A101];[$'olah data'.I$4:$'olah data'.I$39];0);2);&quot;&quot;)">
            <text:p/>
          </table:table-cell>
          <table:table-cell table:style-name="ce27" table:formula="of:=IFERROR(INDEX([$'olah data'.$B$4:$'olah data'.$N$39];MATCH([.$A101];[$'olah data'.J$4:$'olah data'.J$39];0);2);&quot;&quot;)">
            <text:p/>
          </table:table-cell>
          <table:table-cell table:style-name="ce27" table:formula="of:=IFERROR(INDEX([$'olah data'.$B$4:$'olah data'.$N$39];MATCH([.$A101];[$'olah data'.K$4:$'olah data'.K$39];0);2);&quot;&quot;)" office:value-type="string" office:string-value="Enlightened second nature (11 items)" calcext:value-type="string">
            <text:p>Enlightened second nature (11 items)</text:p>
          </table:table-cell>
          <table:table-cell table:style-name="ce27" table:formula="of:=IFERROR(INDEX([$'olah data'.$B$4:$'olah data'.$N$39];MATCH([.$A101];[$'olah data'.L$4:$'olah data'.L$39];0);2);&quot;&quot;)">
            <text:p/>
          </table:table-cell>
          <table:table-cell table:style-name="ce27" table:formula="of:=IFERROR(INDEX([$'olah data'.$B$4:$'olah data'.$N$39];MATCH([.$A101];[$'olah data'.M$4:$'olah data'.M$39];0);2);&quot;&quot;)">
            <text:p/>
          </table:table-cell>
          <table:table-cell table:style-name="ce27" table:formula="of:=IFERROR(INDEX([$'olah data'.$B$4:$'olah data'.$N$39];MATCH([.$A101];[$'olah data'.N$4:$'olah data'.N$39];0);2);&quot;&quot;)">
            <text:p/>
          </table:table-cell>
          <table:table-cell table:style-name="ce27" table:formula="of:=CONCATENATE([.D101];[.E101];[.F101];[.G101];[.H101];[.I101];[.J101];[.K101];[.L101];[.M101];[.N101])" office:value-type="string" office:string-value="Enlightened second nature (11 items)" calcext:value-type="string">
            <text:p>Enlightened second nature (11 items)</text:p>
          </table:table-cell>
          <table:table-cell table:style-name="ce84" table:formula="of:=IFERROR([$'View Input'.Z30];&quot;&quot;)" office:value-type="float" office:value="0" calcext:value-type="float">
            <text:p>0</text:p>
          </table:table-cell>
          <table:table-cell table:style-name="Default"/>
          <table:table-cell table:style-name="ce46"/>
          <table:table-cell table:number-columns-repeated="1006"/>
        </table:table-row>
        <table:table-row table:style-name="ro3">
          <table:table-cell table:style-name="ce29" office:value-type="float" office:value="101" calcext:value-type="float">
            <text:p>101</text:p>
          </table:table-cell>
          <table:table-cell table:style-name="ce98" office:value-type="string" calcext:value-type="string">
            <text:p>Tidak Mudeng</text:p>
          </table:table-cell>
          <table:table-cell table:style-name="ce98" table:formula="of:=IF([.R102]=&quot;&quot;;IF([.Q102]=&quot;R&quot;;VLOOKUP([.P102];[$'olah data'.R103:$'olah data'.S107];2);[.P102]);IF([.R102]=[.P102];[.P102];[.Q102]))" office:value-type="string" office:string-value="Tidak Mudeng" calcext:value-type="string">
            <text:p>Tidak Mudeng</text:p>
          </table:table-cell>
          <table:table-cell table:style-name="ce27" table:formula="of:=IFERROR(INDEX([$'olah data'.$B$4:$'olah data'.$N$39];MATCH([.$A102];[$'olah data'.D$4:$'olah data'.D$39];0);2);&quot;&quot;)">
            <text:p/>
          </table:table-cell>
          <table:table-cell table:style-name="ce27" table:formula="of:=IFERROR(INDEX([$'olah data'.$B$4:$'olah data'.$N$39];MATCH([.$A102];[$'olah data'.E$4:$'olah data'.E$39];0);2);&quot;&quot;)" office:value-type="string" office:string-value="Validity Scale (5 items)" calcext:value-type="string">
            <text:p>Validity Scale (5 items)</text:p>
          </table:table-cell>
          <table:table-cell table:style-name="ce27" table:formula="of:=IFERROR(INDEX([$'olah data'.$B$4:$'olah data'.$N$39];MATCH([.$A102];[$'olah data'.F$4:$'olah data'.F$39];0);2);&quot;&quot;)">
            <text:p/>
          </table:table-cell>
          <table:table-cell table:style-name="ce27" table:formula="of:=IFERROR(INDEX([$'olah data'.$B$4:$'olah data'.$N$39];MATCH([.$A102];[$'olah data'.G$4:$'olah data'.G$39];0);2);&quot;&quot;)">
            <text:p/>
          </table:table-cell>
          <table:table-cell table:style-name="ce27" table:formula="of:=IFERROR(INDEX([$'olah data'.$B$4:$'olah data'.$N$39];MATCH([.$A102];[$'olah data'.H$4:$'olah data'.H$39];0);2);&quot;&quot;)">
            <text:p/>
          </table:table-cell>
          <table:table-cell table:style-name="ce27" table:formula="of:=IFERROR(INDEX([$'olah data'.$B$4:$'olah data'.$N$39];MATCH([.$A102];[$'olah data'.I$4:$'olah data'.I$39];0);2);&quot;&quot;)">
            <text:p/>
          </table:table-cell>
          <table:table-cell table:style-name="ce27" table:formula="of:=IFERROR(INDEX([$'olah data'.$B$4:$'olah data'.$N$39];MATCH([.$A102];[$'olah data'.J$4:$'olah data'.J$39];0);2);&quot;&quot;)">
            <text:p/>
          </table:table-cell>
          <table:table-cell table:style-name="ce27" table:formula="of:=IFERROR(INDEX([$'olah data'.$B$4:$'olah data'.$N$39];MATCH([.$A102];[$'olah data'.K$4:$'olah data'.K$39];0);2);&quot;&quot;)">
            <text:p/>
          </table:table-cell>
          <table:table-cell table:style-name="ce27" table:formula="of:=IFERROR(INDEX([$'olah data'.$B$4:$'olah data'.$N$39];MATCH([.$A102];[$'olah data'.L$4:$'olah data'.L$39];0);2);&quot;&quot;)">
            <text:p/>
          </table:table-cell>
          <table:table-cell table:style-name="ce27" table:formula="of:=IFERROR(INDEX([$'olah data'.$B$4:$'olah data'.$N$39];MATCH([.$A102];[$'olah data'.M$4:$'olah data'.M$39];0);2);&quot;&quot;)">
            <text:p/>
          </table:table-cell>
          <table:table-cell table:style-name="ce27" table:formula="of:=IFERROR(INDEX([$'olah data'.$B$4:$'olah data'.$N$39];MATCH([.$A102];[$'olah data'.N$4:$'olah data'.N$39];0);2);&quot;&quot;)">
            <text:p/>
          </table:table-cell>
          <table:table-cell table:style-name="ce27" table:formula="of:=CONCATENATE([.D102];[.E102];[.F102];[.G102];[.H102];[.I102];[.J102];[.K102];[.L102];[.M102];[.N102])" office:value-type="string" office:string-value="Validity Scale (5 items)" calcext:value-type="string">
            <text:p>Validity Scale (5 items)</text:p>
          </table:table-cell>
          <table:table-cell table:style-name="ce84" table:formula="of:=IFERROR([$'View Input'.Z31];&quot;&quot;)" office:value-type="float" office:value="0" calcext:value-type="float">
            <text:p>0</text:p>
          </table:table-cell>
          <table:table-cell table:style-name="ce98" office:value-type="string" calcext:value-type="string">
            <text:p>Tidak Mudeng</text:p>
          </table:table-cell>
          <table:table-cell table:style-name="ce46" office:value-type="float" office:value="1" calcext:value-type="float">
            <text:p>1</text:p>
          </table:table-cell>
          <table:table-cell table:number-columns-repeated="1006"/>
        </table:table-row>
        <table:table-row table:style-name="ro3">
          <table:table-cell table:style-name="ce29" office:value-type="float" office:value="102" calcext:value-type="float">
            <text:p>102</text:p>
          </table:table-cell>
          <table:table-cell table:style-name="ce45" office:value-type="float" office:value="5" calcext:value-type="float">
            <text:p>5</text:p>
          </table:table-cell>
          <table:table-cell table:style-name="ce98" table:formula="of:=IF([.R103]=&quot;&quot;;IF([.Q103]=&quot;R&quot;;VLOOKUP([.P103];[$'olah data'.R104:$'olah data'.S108];2);[.P103]);IF([.R103]=[.P103];[.P103];[.Q103]))" office:value-type="float" office:value="0" calcext:value-type="float">
            <text:p>0</text:p>
          </table:table-cell>
          <table:table-cell table:style-name="ce27" table:formula="of:=IFERROR(INDEX([$'olah data'.$B$4:$'olah data'.$N$39];MATCH([.$A103];[$'olah data'.D$4:$'olah data'.D$39];0);2);&quot;&quot;)">
            <text:p/>
          </table:table-cell>
          <table:table-cell table:style-name="ce27" table:formula="of:=IFERROR(INDEX([$'olah data'.$B$4:$'olah data'.$N$39];MATCH([.$A103];[$'olah data'.E$4:$'olah data'.E$39];0);2);&quot;&quot;)">
            <text:p/>
          </table:table-cell>
          <table:table-cell table:style-name="ce27" table:formula="of:=IFERROR(INDEX([$'olah data'.$B$4:$'olah data'.$N$39];MATCH([.$A103];[$'olah data'.F$4:$'olah data'.F$39];0);2);&quot;&quot;)">
            <text:p/>
          </table:table-cell>
          <table:table-cell table:style-name="ce27" table:formula="of:=IFERROR(INDEX([$'olah data'.$B$4:$'olah data'.$N$39];MATCH([.$A103];[$'olah data'.G$4:$'olah data'.G$39];0);2);&quot;&quot;)" office:value-type="string" office:string-value="Impulsiveness v. reflection (9 items)" calcext:value-type="string">
            <text:p>Impulsiveness v. reflection (9 items)</text:p>
          </table:table-cell>
          <table:table-cell table:style-name="ce27" table:formula="of:=IFERROR(INDEX([$'olah data'.$B$4:$'olah data'.$N$39];MATCH([.$A103];[$'olah data'.H$4:$'olah data'.H$39];0);2);&quot;&quot;)">
            <text:p/>
          </table:table-cell>
          <table:table-cell table:style-name="ce27" table:formula="of:=IFERROR(INDEX([$'olah data'.$B$4:$'olah data'.$N$39];MATCH([.$A103];[$'olah data'.I$4:$'olah data'.I$39];0);2);&quot;&quot;)">
            <text:p/>
          </table:table-cell>
          <table:table-cell table:style-name="ce27" table:formula="of:=IFERROR(INDEX([$'olah data'.$B$4:$'olah data'.$N$39];MATCH([.$A103];[$'olah data'.J$4:$'olah data'.J$39];0);2);&quot;&quot;)">
            <text:p/>
          </table:table-cell>
          <table:table-cell table:style-name="ce27" table:formula="of:=IFERROR(INDEX([$'olah data'.$B$4:$'olah data'.$N$39];MATCH([.$A103];[$'olah data'.K$4:$'olah data'.K$39];0);2);&quot;&quot;)">
            <text:p/>
          </table:table-cell>
          <table:table-cell table:style-name="ce27" table:formula="of:=IFERROR(INDEX([$'olah data'.$B$4:$'olah data'.$N$39];MATCH([.$A103];[$'olah data'.L$4:$'olah data'.L$39];0);2);&quot;&quot;)">
            <text:p/>
          </table:table-cell>
          <table:table-cell table:style-name="ce27" table:formula="of:=IFERROR(INDEX([$'olah data'.$B$4:$'olah data'.$N$39];MATCH([.$A103];[$'olah data'.M$4:$'olah data'.M$39];0);2);&quot;&quot;)">
            <text:p/>
          </table:table-cell>
          <table:table-cell table:style-name="ce27" table:formula="of:=IFERROR(INDEX([$'olah data'.$B$4:$'olah data'.$N$39];MATCH([.$A103];[$'olah data'.N$4:$'olah data'.N$39];0);2);&quot;&quot;)">
            <text:p/>
          </table:table-cell>
          <table:table-cell table:style-name="ce27" table:formula="of:=CONCATENATE([.D103];[.E103];[.F103];[.G103];[.H103];[.I103];[.J103];[.K103];[.L103];[.M103];[.N103])" office:value-type="string" office:string-value="Impulsiveness v. reflection (9 items)" calcext:value-type="string">
            <text:p>Impulsiveness v. reflection (9 items)</text:p>
          </table:table-cell>
          <table:table-cell table:style-name="ce84" table:formula="of:=IFERROR([$'View Input'.Z3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3" calcext:value-type="float">
            <text:p>103</text:p>
          </table:table-cell>
          <table:table-cell table:style-name="ce45" office:value-type="float" office:value="5" calcext:value-type="float">
            <text:p>5</text:p>
          </table:table-cell>
          <table:table-cell table:style-name="ce98" table:formula="of:=IF([.R104]=&quot;&quot;;IF([.Q104]=&quot;R&quot;;VLOOKUP([.P104];[$'olah data'.R105:$'olah data'.S109];2);[.P104]);IF([.R104]=[.P104];[.P104];[.Q104]))" office:value-type="float" office:value="0" calcext:value-type="float">
            <text:p>0</text:p>
          </table:table-cell>
          <table:table-cell table:style-name="ce27" table:formula="of:=IFERROR(INDEX([$'olah data'.$B$4:$'olah data'.$N$39];MATCH([.$A104];[$'olah data'.D$4:$'olah data'.D$39];0);2);&quot;&quot;)">
            <text:p/>
          </table:table-cell>
          <table:table-cell table:style-name="ce27" table:formula="of:=IFERROR(INDEX([$'olah data'.$B$4:$'olah data'.$N$39];MATCH([.$A104];[$'olah data'.E$4:$'olah data'.E$39];0);2);&quot;&quot;)">
            <text:p/>
          </table:table-cell>
          <table:table-cell table:style-name="ce27" table:formula="of:=IFERROR(INDEX([$'olah data'.$B$4:$'olah data'.$N$39];MATCH([.$A104];[$'olah data'.F$4:$'olah data'.F$39];0);2);&quot;&quot;)">
            <text:p/>
          </table:table-cell>
          <table:table-cell table:style-name="ce27" table:formula="of:=IFERROR(INDEX([$'olah data'.$B$4:$'olah data'.$N$39];MATCH([.$A104];[$'olah data'.G$4:$'olah data'.G$39];0);2);&quot;&quot;)">
            <text:p/>
          </table:table-cell>
          <table:table-cell table:style-name="ce27" table:formula="of:=IFERROR(INDEX([$'olah data'.$B$4:$'olah data'.$N$39];MATCH([.$A104];[$'olah data'.H$4:$'olah data'.H$39];0);2);&quot;&quot;)" office:value-type="string" office:string-value="Fear of uncertainty (7 items)" calcext:value-type="string">
            <text:p>Fear of uncertainty (7 items)</text:p>
          </table:table-cell>
          <table:table-cell table:style-name="ce27" table:formula="of:=IFERROR(INDEX([$'olah data'.$B$4:$'olah data'.$N$39];MATCH([.$A104];[$'olah data'.I$4:$'olah data'.I$39];0);2);&quot;&quot;)">
            <text:p/>
          </table:table-cell>
          <table:table-cell table:style-name="ce27" table:formula="of:=IFERROR(INDEX([$'olah data'.$B$4:$'olah data'.$N$39];MATCH([.$A104];[$'olah data'.J$4:$'olah data'.J$39];0);2);&quot;&quot;)">
            <text:p/>
          </table:table-cell>
          <table:table-cell table:style-name="ce27" table:formula="of:=IFERROR(INDEX([$'olah data'.$B$4:$'olah data'.$N$39];MATCH([.$A104];[$'olah data'.K$4:$'olah data'.K$39];0);2);&quot;&quot;)">
            <text:p/>
          </table:table-cell>
          <table:table-cell table:style-name="ce27" table:formula="of:=IFERROR(INDEX([$'olah data'.$B$4:$'olah data'.$N$39];MATCH([.$A104];[$'olah data'.L$4:$'olah data'.L$39];0);2);&quot;&quot;)">
            <text:p/>
          </table:table-cell>
          <table:table-cell table:style-name="ce27" table:formula="of:=IFERROR(INDEX([$'olah data'.$B$4:$'olah data'.$N$39];MATCH([.$A104];[$'olah data'.M$4:$'olah data'.M$39];0);2);&quot;&quot;)">
            <text:p/>
          </table:table-cell>
          <table:table-cell table:style-name="ce27" table:formula="of:=IFERROR(INDEX([$'olah data'.$B$4:$'olah data'.$N$39];MATCH([.$A104];[$'olah data'.N$4:$'olah data'.N$39];0);2);&quot;&quot;)">
            <text:p/>
          </table:table-cell>
          <table:table-cell table:style-name="ce27" table:formula="of:=CONCATENATE([.D104];[.E104];[.F104];[.G104];[.H104];[.I104];[.J104];[.K104];[.L104];[.M104];[.N104])" office:value-type="string" office:string-value="Fear of uncertainty (7 items)" calcext:value-type="string">
            <text:p>Fear of uncertainty (7 items)</text:p>
          </table:table-cell>
          <table:table-cell table:style-name="ce84" table:formula="of:=IFERROR([$'View Input'.Z3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4" calcext:value-type="float">
            <text:p>104</text:p>
          </table:table-cell>
          <table:table-cell table:style-name="ce45" office:value-type="float" office:value="5" calcext:value-type="float">
            <text:p>5</text:p>
          </table:table-cell>
          <table:table-cell table:style-name="ce98" table:formula="of:=IF([.R105]=&quot;&quot;;IF([.Q105]=&quot;R&quot;;VLOOKUP([.P105];[$'olah data'.R106:$'olah data'.S110];2);[.P105]);IF([.R105]=[.P105];[.P105];[.Q105]))" office:value-type="float" office:value="0" calcext:value-type="float">
            <text:p>0</text:p>
          </table:table-cell>
          <table:table-cell table:style-name="ce27" table:formula="of:=IFERROR(INDEX([$'olah data'.$B$4:$'olah data'.$N$39];MATCH([.$A105];[$'olah data'.D$4:$'olah data'.D$39];0);2);&quot;&quot;)">
            <text:p/>
          </table:table-cell>
          <table:table-cell table:style-name="ce27" table:formula="of:=IFERROR(INDEX([$'olah data'.$B$4:$'olah data'.$N$39];MATCH([.$A105];[$'olah data'.E$4:$'olah data'.E$39];0);2);&quot;&quot;)">
            <text:p/>
          </table:table-cell>
          <table:table-cell table:style-name="ce27" table:formula="of:=IFERROR(INDEX([$'olah data'.$B$4:$'olah data'.$N$39];MATCH([.$A105];[$'olah data'.F$4:$'olah data'.F$39];0);2);&quot;&quot;)">
            <text:p/>
          </table:table-cell>
          <table:table-cell table:style-name="ce27" table:formula="of:=IFERROR(INDEX([$'olah data'.$B$4:$'olah data'.$N$39];MATCH([.$A105];[$'olah data'.G$4:$'olah data'.G$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05];[$'olah data'.H$4:$'olah data'.H$39];0);2);&quot;&quot;)">
            <text:p/>
          </table:table-cell>
          <table:table-cell table:style-name="ce27" table:formula="of:=IFERROR(INDEX([$'olah data'.$B$4:$'olah data'.$N$39];MATCH([.$A105];[$'olah data'.I$4:$'olah data'.I$39];0);2);&quot;&quot;)">
            <text:p/>
          </table:table-cell>
          <table:table-cell table:style-name="ce27" table:formula="of:=IFERROR(INDEX([$'olah data'.$B$4:$'olah data'.$N$39];MATCH([.$A105];[$'olah data'.J$4:$'olah data'.J$39];0);2);&quot;&quot;)">
            <text:p/>
          </table:table-cell>
          <table:table-cell table:style-name="ce27" table:formula="of:=IFERROR(INDEX([$'olah data'.$B$4:$'olah data'.$N$39];MATCH([.$A105];[$'olah data'.K$4:$'olah data'.K$39];0);2);&quot;&quot;)">
            <text:p/>
          </table:table-cell>
          <table:table-cell table:style-name="ce27" table:formula="of:=IFERROR(INDEX([$'olah data'.$B$4:$'olah data'.$N$39];MATCH([.$A105];[$'olah data'.L$4:$'olah data'.L$39];0);2);&quot;&quot;)">
            <text:p/>
          </table:table-cell>
          <table:table-cell table:style-name="ce27" table:formula="of:=IFERROR(INDEX([$'olah data'.$B$4:$'olah data'.$N$39];MATCH([.$A105];[$'olah data'.M$4:$'olah data'.M$39];0);2);&quot;&quot;)">
            <text:p/>
          </table:table-cell>
          <table:table-cell table:style-name="ce27" table:formula="of:=IFERROR(INDEX([$'olah data'.$B$4:$'olah data'.$N$39];MATCH([.$A105];[$'olah data'.N$4:$'olah data'.N$39];0);2);&quot;&quot;)">
            <text:p/>
          </table:table-cell>
          <table:table-cell table:style-name="ce27" table:formula="of:=CONCATENATE([.D105];[.E105];[.F105];[.G105];[.H105];[.I105];[.J105];[.K105];[.L105];[.M105];[.N105])" office:value-type="string" office:string-value="Exploratory excitability v. stoic rigidity (10 items)" calcext:value-type="string">
            <text:p>Exploratory excitability v. stoic rigidity (10 items)</text:p>
          </table:table-cell>
          <table:table-cell table:style-name="ce84" table:formula="of:=IFERROR([$'View Input'.Z3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5" calcext:value-type="float">
            <text:p>105</text:p>
          </table:table-cell>
          <table:table-cell table:style-name="ce45" office:value-type="float" office:value="5" calcext:value-type="float">
            <text:p>5</text:p>
          </table:table-cell>
          <table:table-cell table:style-name="ce98" table:formula="of:=IF([.R106]=&quot;&quot;;IF([.Q106]=&quot;R&quot;;VLOOKUP([.P106];[$'olah data'.R107:$'olah data'.S111];2);[.P106]);IF([.R106]=[.P106];[.P106];[.Q106]))" office:value-type="float" office:value="0" calcext:value-type="float">
            <text:p>0</text:p>
          </table:table-cell>
          <table:table-cell table:style-name="ce27" table:formula="of:=IFERROR(INDEX([$'olah data'.$B$4:$'olah data'.$N$39];MATCH([.$A106];[$'olah data'.D$4:$'olah data'.D$39];0);2);&quot;&quot;)">
            <text:p/>
          </table:table-cell>
          <table:table-cell table:style-name="ce27" table:formula="of:=IFERROR(INDEX([$'olah data'.$B$4:$'olah data'.$N$39];MATCH([.$A106];[$'olah data'.E$4:$'olah data'.E$39];0);2);&quot;&quot;)">
            <text:p/>
          </table:table-cell>
          <table:table-cell table:style-name="ce27" table:formula="of:=IFERROR(INDEX([$'olah data'.$B$4:$'olah data'.$N$39];MATCH([.$A106];[$'olah data'.F$4:$'olah data'.F$39];0);2);&quot;&quot;)">
            <text:p/>
          </table:table-cell>
          <table:table-cell table:style-name="ce27" table:formula="of:=IFERROR(INDEX([$'olah data'.$B$4:$'olah data'.$N$39];MATCH([.$A106];[$'olah data'.G$4:$'olah data'.G$39];0);2);&quot;&quot;)">
            <text:p/>
          </table:table-cell>
          <table:table-cell table:style-name="ce27" table:formula="of:=IFERROR(INDEX([$'olah data'.$B$4:$'olah data'.$N$39];MATCH([.$A106];[$'olah data'.H$4:$'olah data'.H$39];0);2);&quot;&quot;)">
            <text:p/>
          </table:table-cell>
          <table:table-cell table:style-name="ce27" table:formula="of:=IFERROR(INDEX([$'olah data'.$B$4:$'olah data'.$N$39];MATCH([.$A106];[$'olah data'.I$4:$'olah data'.I$39];0);2);&quot;&quot;)" office:value-type="string" office:string-value="Extravagance v. reserve (9 items)" calcext:value-type="string">
            <text:p>Extravagance v. reserve (9 items)</text:p>
          </table:table-cell>
          <table:table-cell table:style-name="ce27" table:formula="of:=IFERROR(INDEX([$'olah data'.$B$4:$'olah data'.$N$39];MATCH([.$A106];[$'olah data'.J$4:$'olah data'.J$39];0);2);&quot;&quot;)">
            <text:p/>
          </table:table-cell>
          <table:table-cell table:style-name="ce27" table:formula="of:=IFERROR(INDEX([$'olah data'.$B$4:$'olah data'.$N$39];MATCH([.$A106];[$'olah data'.K$4:$'olah data'.K$39];0);2);&quot;&quot;)">
            <text:p/>
          </table:table-cell>
          <table:table-cell table:style-name="ce27" table:formula="of:=IFERROR(INDEX([$'olah data'.$B$4:$'olah data'.$N$39];MATCH([.$A106];[$'olah data'.L$4:$'olah data'.L$39];0);2);&quot;&quot;)">
            <text:p/>
          </table:table-cell>
          <table:table-cell table:style-name="ce27" table:formula="of:=IFERROR(INDEX([$'olah data'.$B$4:$'olah data'.$N$39];MATCH([.$A106];[$'olah data'.M$4:$'olah data'.M$39];0);2);&quot;&quot;)">
            <text:p/>
          </table:table-cell>
          <table:table-cell table:style-name="ce27" table:formula="of:=IFERROR(INDEX([$'olah data'.$B$4:$'olah data'.$N$39];MATCH([.$A106];[$'olah data'.N$4:$'olah data'.N$39];0);2);&quot;&quot;)">
            <text:p/>
          </table:table-cell>
          <table:table-cell table:style-name="ce27" table:formula="of:=CONCATENATE([.D106];[.E106];[.F106];[.G106];[.H106];[.I106];[.J106];[.K106];[.L106];[.M106];[.N106])" office:value-type="string" office:string-value="Extravagance v. reserve (9 items)" calcext:value-type="string">
            <text:p>Extravagance v. reserve (9 items)</text:p>
          </table:table-cell>
          <table:table-cell table:style-name="ce84" table:formula="of:=IFERROR([$'View Input'.Z3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6" calcext:value-type="float">
            <text:p>106</text:p>
          </table:table-cell>
          <table:table-cell table:style-name="ce45" office:value-type="float" office:value="5" calcext:value-type="float">
            <text:p>5</text:p>
          </table:table-cell>
          <table:table-cell table:style-name="ce98" table:formula="of:=IF([.R107]=&quot;&quot;;IF([.Q107]=&quot;R&quot;;VLOOKUP([.P107];[$'olah data'.R108:$'olah data'.S112];2);[.P107]);IF([.R107]=[.P107];[.P107];[.Q107]))" office:value-type="float" office:value="0" calcext:value-type="float">
            <text:p>0</text:p>
          </table:table-cell>
          <table:table-cell table:style-name="ce27" table:formula="of:=IFERROR(INDEX([$'olah data'.$B$4:$'olah data'.$N$39];MATCH([.$A107];[$'olah data'.D$4:$'olah data'.D$39];0);2);&quot;&quot;)">
            <text:p/>
          </table:table-cell>
          <table:table-cell table:style-name="ce27" table:formula="of:=IFERROR(INDEX([$'olah data'.$B$4:$'olah data'.$N$39];MATCH([.$A107];[$'olah data'.E$4:$'olah data'.E$39];0);2);&quot;&quot;)">
            <text:p/>
          </table:table-cell>
          <table:table-cell table:style-name="ce27" table:formula="of:=IFERROR(INDEX([$'olah data'.$B$4:$'olah data'.$N$39];MATCH([.$A107];[$'olah data'.F$4:$'olah data'.F$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07];[$'olah data'.G$4:$'olah data'.G$39];0);2);&quot;&quot;)">
            <text:p/>
          </table:table-cell>
          <table:table-cell table:style-name="ce27" table:formula="of:=IFERROR(INDEX([$'olah data'.$B$4:$'olah data'.$N$39];MATCH([.$A107];[$'olah data'.H$4:$'olah data'.H$39];0);2);&quot;&quot;)">
            <text:p/>
          </table:table-cell>
          <table:table-cell table:style-name="ce27" table:formula="of:=IFERROR(INDEX([$'olah data'.$B$4:$'olah data'.$N$39];MATCH([.$A107];[$'olah data'.I$4:$'olah data'.I$39];0);2);&quot;&quot;)">
            <text:p/>
          </table:table-cell>
          <table:table-cell table:style-name="ce27" table:formula="of:=IFERROR(INDEX([$'olah data'.$B$4:$'olah data'.$N$39];MATCH([.$A107];[$'olah data'.J$4:$'olah data'.J$39];0);2);&quot;&quot;)">
            <text:p/>
          </table:table-cell>
          <table:table-cell table:style-name="ce27" table:formula="of:=IFERROR(INDEX([$'olah data'.$B$4:$'olah data'.$N$39];MATCH([.$A107];[$'olah data'.K$4:$'olah data'.K$39];0);2);&quot;&quot;)">
            <text:p/>
          </table:table-cell>
          <table:table-cell table:style-name="ce27" table:formula="of:=IFERROR(INDEX([$'olah data'.$B$4:$'olah data'.$N$39];MATCH([.$A107];[$'olah data'.L$4:$'olah data'.L$39];0);2);&quot;&quot;)">
            <text:p/>
          </table:table-cell>
          <table:table-cell table:style-name="ce27" table:formula="of:=IFERROR(INDEX([$'olah data'.$B$4:$'olah data'.$N$39];MATCH([.$A107];[$'olah data'.M$4:$'olah data'.M$39];0);2);&quot;&quot;)">
            <text:p/>
          </table:table-cell>
          <table:table-cell table:style-name="ce27" table:formula="of:=IFERROR(INDEX([$'olah data'.$B$4:$'olah data'.$N$39];MATCH([.$A107];[$'olah data'.N$4:$'olah data'.N$39];0);2);&quot;&quot;)">
            <text:p/>
          </table:table-cell>
          <table:table-cell table:style-name="ce27" table:formula="of:=CONCATENATE([.D107];[.E107];[.F107];[.G107];[.H107];[.I107];[.J107];[.K107];[.L107];[.M107];[.N107])" office:value-type="string" office:string-value="Spiritual acceptance vs. rational materialism (8 items)" calcext:value-type="string">
            <text:p>Spiritual acceptance vs. rational materialism (8 items)</text:p>
          </table:table-cell>
          <table:table-cell table:style-name="ce84" table:formula="of:=IFERROR([$'View Input'.Z3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7" calcext:value-type="float">
            <text:p>107</text:p>
          </table:table-cell>
          <table:table-cell table:style-name="ce45" office:value-type="float" office:value="5" calcext:value-type="float">
            <text:p>5</text:p>
          </table:table-cell>
          <table:table-cell table:style-name="ce98" table:formula="of:=IF([.R108]=&quot;&quot;;IF([.Q108]=&quot;R&quot;;VLOOKUP([.P108];[$'olah data'.R109:$'olah data'.S113];2);[.P108]);IF([.R108]=[.P108];[.P108];[.Q108]))" office:value-type="float" office:value="0" calcext:value-type="float">
            <text:p>0</text:p>
          </table:table-cell>
          <table:table-cell table:style-name="ce27" table:formula="of:=IFERROR(INDEX([$'olah data'.$B$4:$'olah data'.$N$39];MATCH([.$A108];[$'olah data'.D$4:$'olah data'.D$39];0);2);&quot;&quot;)">
            <text:p/>
          </table:table-cell>
          <table:table-cell table:style-name="ce27" table:formula="of:=IFERROR(INDEX([$'olah data'.$B$4:$'olah data'.$N$39];MATCH([.$A108];[$'olah data'.E$4:$'olah data'.E$39];0);2);&quot;&quot;)">
            <text:p/>
          </table:table-cell>
          <table:table-cell table:style-name="ce27" table:formula="of:=IFERROR(INDEX([$'olah data'.$B$4:$'olah data'.$N$39];MATCH([.$A108];[$'olah data'.F$4:$'olah data'.F$39];0);2);&quot;&quot;)">
            <text:p/>
          </table:table-cell>
          <table:table-cell table:style-name="ce27" table:formula="of:=IFERROR(INDEX([$'olah data'.$B$4:$'olah data'.$N$39];MATCH([.$A108];[$'olah data'.G$4:$'olah data'.G$39];0);2);&quot;&quot;)">
            <text:p/>
          </table:table-cell>
          <table:table-cell table:style-name="ce27" table:formula="of:=IFERROR(INDEX([$'olah data'.$B$4:$'olah data'.$N$39];MATCH([.$A108];[$'olah data'.H$4:$'olah data'.H$39];0);2);&quot;&quot;)">
            <text:p/>
          </table:table-cell>
          <table:table-cell table:style-name="ce27" table:formula="of:=IFERROR(INDEX([$'olah data'.$B$4:$'olah data'.$N$39];MATCH([.$A108];[$'olah data'.I$4:$'olah data'.I$39];0);2);&quot;&quot;)">
            <text:p/>
          </table:table-cell>
          <table:table-cell table:style-name="ce27" table:formula="of:=IFERROR(INDEX([$'olah data'.$B$4:$'olah data'.$N$39];MATCH([.$A108];[$'olah data'.J$4:$'olah data'.J$39];0);2);&quot;&quot;)">
            <text:p/>
          </table:table-cell>
          <table:table-cell table:style-name="ce27" table:formula="of:=IFERROR(INDEX([$'olah data'.$B$4:$'olah data'.$N$39];MATCH([.$A108];[$'olah data'.K$4:$'olah data'.K$39];0);2);&quot;&quot;)">
            <text:p/>
          </table:table-cell>
          <table:table-cell table:style-name="ce27" table:formula="of:=IFERROR(INDEX([$'olah data'.$B$4:$'olah data'.$N$39];MATCH([.$A108];[$'olah data'.L$4:$'olah data'.L$39];0);2);&quot;&quot;)" office:value-type="string" office:string-value="Enlightened second nature (11 items)" calcext:value-type="string">
            <text:p>Enlightened second nature (11 items)</text:p>
          </table:table-cell>
          <table:table-cell table:style-name="ce27" table:formula="of:=IFERROR(INDEX([$'olah data'.$B$4:$'olah data'.$N$39];MATCH([.$A108];[$'olah data'.M$4:$'olah data'.M$39];0);2);&quot;&quot;)">
            <text:p/>
          </table:table-cell>
          <table:table-cell table:style-name="ce27" table:formula="of:=IFERROR(INDEX([$'olah data'.$B$4:$'olah data'.$N$39];MATCH([.$A108];[$'olah data'.N$4:$'olah data'.N$39];0);2);&quot;&quot;)">
            <text:p/>
          </table:table-cell>
          <table:table-cell table:style-name="ce27" table:formula="of:=CONCATENATE([.D108];[.E108];[.F108];[.G108];[.H108];[.I108];[.J108];[.K108];[.L108];[.M108];[.N108])" office:value-type="string" office:string-value="Enlightened second nature (11 items)" calcext:value-type="string">
            <text:p>Enlightened second nature (11 items)</text:p>
          </table:table-cell>
          <table:table-cell table:style-name="ce84" table:formula="of:=IFERROR([$'View Input'.Z3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8" calcext:value-type="float">
            <text:p>108</text:p>
          </table:table-cell>
          <table:table-cell table:style-name="ce45" office:value-type="float" office:value="5" calcext:value-type="float">
            <text:p>5</text:p>
          </table:table-cell>
          <table:table-cell table:style-name="ce98" table:formula="of:=IF([.R109]=&quot;&quot;;IF([.Q109]=&quot;R&quot;;VLOOKUP([.P109];[$'olah data'.R110:$'olah data'.S114];2);[.P109]);IF([.R109]=[.P109];[.P109];[.Q109]))" office:value-type="float" office:value="0" calcext:value-type="float">
            <text:p>0</text:p>
          </table:table-cell>
          <table:table-cell table:style-name="ce27" table:formula="of:=IFERROR(INDEX([$'olah data'.$B$4:$'olah data'.$N$39];MATCH([.$A109];[$'olah data'.D$4:$'olah data'.D$39];0);2);&quot;&quot;)">
            <text:p/>
          </table:table-cell>
          <table:table-cell table:style-name="ce27" table:formula="of:=IFERROR(INDEX([$'olah data'.$B$4:$'olah data'.$N$39];MATCH([.$A109];[$'olah data'.E$4:$'olah data'.E$39];0);2);&quot;&quot;)">
            <text:p/>
          </table:table-cell>
          <table:table-cell table:style-name="ce27" table:formula="of:=IFERROR(INDEX([$'olah data'.$B$4:$'olah data'.$N$39];MATCH([.$A109];[$'olah data'.F$4:$'olah data'.F$39];0);2);&quot;&quot;)">
            <text:p/>
          </table:table-cell>
          <table:table-cell table:style-name="ce27" table:formula="of:=IFERROR(INDEX([$'olah data'.$B$4:$'olah data'.$N$39];MATCH([.$A109];[$'olah data'.G$4:$'olah data'.G$39];0);2);&quot;&quot;)" office:value-type="string" office:string-value="Resourcefulness (5 items)" calcext:value-type="string">
            <text:p>Resourcefulness (5 items)</text:p>
          </table:table-cell>
          <table:table-cell table:style-name="ce27" table:formula="of:=IFERROR(INDEX([$'olah data'.$B$4:$'olah data'.$N$39];MATCH([.$A109];[$'olah data'.H$4:$'olah data'.H$39];0);2);&quot;&quot;)">
            <text:p/>
          </table:table-cell>
          <table:table-cell table:style-name="ce27" table:formula="of:=IFERROR(INDEX([$'olah data'.$B$4:$'olah data'.$N$39];MATCH([.$A109];[$'olah data'.I$4:$'olah data'.I$39];0);2);&quot;&quot;)">
            <text:p/>
          </table:table-cell>
          <table:table-cell table:style-name="ce27" table:formula="of:=IFERROR(INDEX([$'olah data'.$B$4:$'olah data'.$N$39];MATCH([.$A109];[$'olah data'.J$4:$'olah data'.J$39];0);2);&quot;&quot;)">
            <text:p/>
          </table:table-cell>
          <table:table-cell table:style-name="ce27" table:formula="of:=IFERROR(INDEX([$'olah data'.$B$4:$'olah data'.$N$39];MATCH([.$A109];[$'olah data'.K$4:$'olah data'.K$39];0);2);&quot;&quot;)">
            <text:p/>
          </table:table-cell>
          <table:table-cell table:style-name="ce27" table:formula="of:=IFERROR(INDEX([$'olah data'.$B$4:$'olah data'.$N$39];MATCH([.$A109];[$'olah data'.L$4:$'olah data'.L$39];0);2);&quot;&quot;)">
            <text:p/>
          </table:table-cell>
          <table:table-cell table:style-name="ce27" table:formula="of:=IFERROR(INDEX([$'olah data'.$B$4:$'olah data'.$N$39];MATCH([.$A109];[$'olah data'.M$4:$'olah data'.M$39];0);2);&quot;&quot;)">
            <text:p/>
          </table:table-cell>
          <table:table-cell table:style-name="ce27" table:formula="of:=IFERROR(INDEX([$'olah data'.$B$4:$'olah data'.$N$39];MATCH([.$A109];[$'olah data'.N$4:$'olah data'.N$39];0);2);&quot;&quot;)">
            <text:p/>
          </table:table-cell>
          <table:table-cell table:style-name="ce27" table:formula="of:=CONCATENATE([.D109];[.E109];[.F109];[.G109];[.H109];[.I109];[.J109];[.K109];[.L109];[.M109];[.N109])" office:value-type="string" office:string-value="Resourcefulness (5 items)" calcext:value-type="string">
            <text:p>Resourcefulness (5 items)</text:p>
          </table:table-cell>
          <table:table-cell table:style-name="ce84" table:formula="of:=IFERROR([$'View Input'.Z3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09" calcext:value-type="float">
            <text:p>109</text:p>
          </table:table-cell>
          <table:table-cell table:style-name="ce45" office:value-type="float" office:value="5" calcext:value-type="float">
            <text:p>5</text:p>
          </table:table-cell>
          <table:table-cell table:style-name="ce98" table:formula="of:=IF([.R110]=&quot;&quot;;IF([.Q110]=&quot;R&quot;;VLOOKUP([.P110];[$'olah data'.R111:$'olah data'.S115];2);[.P110]);IF([.R110]=[.P110];[.P110];[.Q110]))" office:value-type="float" office:value="0" calcext:value-type="float">
            <text:p>0</text:p>
          </table:table-cell>
          <table:table-cell table:style-name="ce27" table:formula="of:=IFERROR(INDEX([$'olah data'.$B$4:$'olah data'.$N$39];MATCH([.$A110];[$'olah data'.D$4:$'olah data'.D$39];0);2);&quot;&quot;)">
            <text:p/>
          </table:table-cell>
          <table:table-cell table:style-name="ce27" table:formula="of:=IFERROR(INDEX([$'olah data'.$B$4:$'olah data'.$N$39];MATCH([.$A110];[$'olah data'.E$4:$'olah data'.E$39];0);2);&quot;&quot;)">
            <text:p/>
          </table:table-cell>
          <table:table-cell table:style-name="ce27" table:formula="of:=IFERROR(INDEX([$'olah data'.$B$4:$'olah data'.$N$39];MATCH([.$A110];[$'olah data'.F$4:$'olah data'.F$39];0);2);&quot;&quot;)" office:value-type="string" office:string-value="Disorderliness v. regimentation (7 items)" calcext:value-type="string">
            <text:p>Disorderliness v. regimentation (7 items)</text:p>
          </table:table-cell>
          <table:table-cell table:style-name="ce27" table:formula="of:=IFERROR(INDEX([$'olah data'.$B$4:$'olah data'.$N$39];MATCH([.$A110];[$'olah data'.G$4:$'olah data'.G$39];0);2);&quot;&quot;)">
            <text:p/>
          </table:table-cell>
          <table:table-cell table:style-name="ce27" table:formula="of:=IFERROR(INDEX([$'olah data'.$B$4:$'olah data'.$N$39];MATCH([.$A110];[$'olah data'.H$4:$'olah data'.H$39];0);2);&quot;&quot;)">
            <text:p/>
          </table:table-cell>
          <table:table-cell table:style-name="ce27" table:formula="of:=IFERROR(INDEX([$'olah data'.$B$4:$'olah data'.$N$39];MATCH([.$A110];[$'olah data'.I$4:$'olah data'.I$39];0);2);&quot;&quot;)">
            <text:p/>
          </table:table-cell>
          <table:table-cell table:style-name="ce27" table:formula="of:=IFERROR(INDEX([$'olah data'.$B$4:$'olah data'.$N$39];MATCH([.$A110];[$'olah data'.J$4:$'olah data'.J$39];0);2);&quot;&quot;)">
            <text:p/>
          </table:table-cell>
          <table:table-cell table:style-name="ce27" table:formula="of:=IFERROR(INDEX([$'olah data'.$B$4:$'olah data'.$N$39];MATCH([.$A110];[$'olah data'.K$4:$'olah data'.K$39];0);2);&quot;&quot;)">
            <text:p/>
          </table:table-cell>
          <table:table-cell table:style-name="ce27" table:formula="of:=IFERROR(INDEX([$'olah data'.$B$4:$'olah data'.$N$39];MATCH([.$A110];[$'olah data'.L$4:$'olah data'.L$39];0);2);&quot;&quot;)">
            <text:p/>
          </table:table-cell>
          <table:table-cell table:style-name="ce27" table:formula="of:=IFERROR(INDEX([$'olah data'.$B$4:$'olah data'.$N$39];MATCH([.$A110];[$'olah data'.M$4:$'olah data'.M$39];0);2);&quot;&quot;)">
            <text:p/>
          </table:table-cell>
          <table:table-cell table:style-name="ce27" table:formula="of:=IFERROR(INDEX([$'olah data'.$B$4:$'olah data'.$N$39];MATCH([.$A110];[$'olah data'.N$4:$'olah data'.N$39];0);2);&quot;&quot;)">
            <text:p/>
          </table:table-cell>
          <table:table-cell table:style-name="ce27" table:formula="of:=CONCATENATE([.D110];[.E110];[.F110];[.G110];[.H110];[.I110];[.J110];[.K110];[.L110];[.M110];[.N110])" office:value-type="string" office:string-value="Disorderliness v. regimentation (7 items)" calcext:value-type="string">
            <text:p>Disorderliness v. regimentation (7 items)</text:p>
          </table:table-cell>
          <table:table-cell table:style-name="ce84" table:formula="of:=IFERROR([$'View Input'.Z3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0" calcext:value-type="float">
            <text:p>110</text:p>
          </table:table-cell>
          <table:table-cell table:style-name="ce45" office:value-type="float" office:value="5" calcext:value-type="float">
            <text:p>5</text:p>
          </table:table-cell>
          <table:table-cell table:style-name="ce98" table:formula="of:=IF([.R111]=&quot;&quot;;IF([.Q111]=&quot;R&quot;;VLOOKUP([.P111];[$'olah data'.R112:$'olah data'.S116];2);[.P111]);IF([.R111]=[.P111];[.P111];[.Q111]))" office:value-type="float" office:value="0" calcext:value-type="float">
            <text:p>0</text:p>
          </table:table-cell>
          <table:table-cell table:style-name="ce27" table:formula="of:=IFERROR(INDEX([$'olah data'.$B$4:$'olah data'.$N$39];MATCH([.$A111];[$'olah data'.D$4:$'olah data'.D$39];0);2);&quot;&quot;)">
            <text:p/>
          </table:table-cell>
          <table:table-cell table:style-name="ce27" table:formula="of:=IFERROR(INDEX([$'olah data'.$B$4:$'olah data'.$N$39];MATCH([.$A111];[$'olah data'.E$4:$'olah data'.E$39];0);2);&quot;&quot;)">
            <text:p/>
          </table:table-cell>
          <table:table-cell table:style-name="ce27" table:formula="of:=IFERROR(INDEX([$'olah data'.$B$4:$'olah data'.$N$39];MATCH([.$A111];[$'olah data'.F$4:$'olah data'.F$39];0);2);&quot;&quot;)">
            <text:p/>
          </table:table-cell>
          <table:table-cell table:style-name="ce27" table:formula="of:=IFERROR(INDEX([$'olah data'.$B$4:$'olah data'.$N$39];MATCH([.$A111];[$'olah data'.G$4:$'olah data'.G$39];0);2);&quot;&quot;)">
            <text:p/>
          </table:table-cell>
          <table:table-cell table:style-name="ce27" table:formula="of:=IFERROR(INDEX([$'olah data'.$B$4:$'olah data'.$N$39];MATCH([.$A111];[$'olah data'.H$4:$'olah data'.H$39];0);2);&quot;&quot;)" office:value-type="string" office:string-value="Attachment (6 items)" calcext:value-type="string">
            <text:p>Attachment (6 items)</text:p>
          </table:table-cell>
          <table:table-cell table:style-name="ce27" table:formula="of:=IFERROR(INDEX([$'olah data'.$B$4:$'olah data'.$N$39];MATCH([.$A111];[$'olah data'.I$4:$'olah data'.I$39];0);2);&quot;&quot;)">
            <text:p/>
          </table:table-cell>
          <table:table-cell table:style-name="ce27" table:formula="of:=IFERROR(INDEX([$'olah data'.$B$4:$'olah data'.$N$39];MATCH([.$A111];[$'olah data'.J$4:$'olah data'.J$39];0);2);&quot;&quot;)">
            <text:p/>
          </table:table-cell>
          <table:table-cell table:style-name="ce27" table:formula="of:=IFERROR(INDEX([$'olah data'.$B$4:$'olah data'.$N$39];MATCH([.$A111];[$'olah data'.K$4:$'olah data'.K$39];0);2);&quot;&quot;)">
            <text:p/>
          </table:table-cell>
          <table:table-cell table:style-name="ce27" table:formula="of:=IFERROR(INDEX([$'olah data'.$B$4:$'olah data'.$N$39];MATCH([.$A111];[$'olah data'.L$4:$'olah data'.L$39];0);2);&quot;&quot;)">
            <text:p/>
          </table:table-cell>
          <table:table-cell table:style-name="ce27" table:formula="of:=IFERROR(INDEX([$'olah data'.$B$4:$'olah data'.$N$39];MATCH([.$A111];[$'olah data'.M$4:$'olah data'.M$39];0);2);&quot;&quot;)">
            <text:p/>
          </table:table-cell>
          <table:table-cell table:style-name="ce27" table:formula="of:=IFERROR(INDEX([$'olah data'.$B$4:$'olah data'.$N$39];MATCH([.$A111];[$'olah data'.N$4:$'olah data'.N$39];0);2);&quot;&quot;)">
            <text:p/>
          </table:table-cell>
          <table:table-cell table:style-name="ce27" table:formula="of:=CONCATENATE([.D111];[.E111];[.F111];[.G111];[.H111];[.I111];[.J111];[.K111];[.L111];[.M111];[.N111])" office:value-type="string" office:string-value="Attachment (6 items)" calcext:value-type="string">
            <text:p>Attachment (6 items)</text:p>
          </table:table-cell>
          <table:table-cell table:style-name="ce84" table:formula="of:=IFERROR([$'View Input'.Z4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1" calcext:value-type="float">
            <text:p>111</text:p>
          </table:table-cell>
          <table:table-cell table:style-name="ce45" office:value-type="float" office:value="5" calcext:value-type="float">
            <text:p>5</text:p>
          </table:table-cell>
          <table:table-cell table:style-name="ce98" table:formula="of:=IF([.R112]=&quot;&quot;;IF([.Q112]=&quot;R&quot;;VLOOKUP([.P112];[$'olah data'.R113:$'olah data'.S117];2);[.P112]);IF([.R112]=[.P112];[.P112];[.Q112]))" office:value-type="float" office:value="0" calcext:value-type="float">
            <text:p>0</text:p>
          </table:table-cell>
          <table:table-cell table:style-name="ce27" table:formula="of:=IFERROR(INDEX([$'olah data'.$B$4:$'olah data'.$N$39];MATCH([.$A112];[$'olah data'.D$4:$'olah data'.D$39];0);2);&quot;&quot;)">
            <text:p/>
          </table:table-cell>
          <table:table-cell table:style-name="ce27" table:formula="of:=IFERROR(INDEX([$'olah data'.$B$4:$'olah data'.$N$39];MATCH([.$A112];[$'olah data'.E$4:$'olah data'.E$39];0);2);&quot;&quot;)">
            <text:p/>
          </table:table-cell>
          <table:table-cell table:style-name="ce27" table:formula="of:=IFERROR(INDEX([$'olah data'.$B$4:$'olah data'.$N$39];MATCH([.$A112];[$'olah data'.F$4:$'olah data'.F$39];0);2);&quot;&quot;)">
            <text:p/>
          </table:table-cell>
          <table:table-cell table:style-name="ce27" table:formula="of:=IFERROR(INDEX([$'olah data'.$B$4:$'olah data'.$N$39];MATCH([.$A112];[$'olah data'.G$4:$'olah data'.G$39];0);2);&quot;&quot;)" office:value-type="string" office:string-value="Work hardened vs spoiled (8 items)" calcext:value-type="string">
            <text:p>Work hardened vs spoiled (8 items)</text:p>
          </table:table-cell>
          <table:table-cell table:style-name="ce27" table:formula="of:=IFERROR(INDEX([$'olah data'.$B$4:$'olah data'.$N$39];MATCH([.$A112];[$'olah data'.H$4:$'olah data'.H$39];0);2);&quot;&quot;)">
            <text:p/>
          </table:table-cell>
          <table:table-cell table:style-name="ce27" table:formula="of:=IFERROR(INDEX([$'olah data'.$B$4:$'olah data'.$N$39];MATCH([.$A112];[$'olah data'.I$4:$'olah data'.I$39];0);2);&quot;&quot;)">
            <text:p/>
          </table:table-cell>
          <table:table-cell table:style-name="ce27" table:formula="of:=IFERROR(INDEX([$'olah data'.$B$4:$'olah data'.$N$39];MATCH([.$A112];[$'olah data'.J$4:$'olah data'.J$39];0);2);&quot;&quot;)">
            <text:p/>
          </table:table-cell>
          <table:table-cell table:style-name="ce27" table:formula="of:=IFERROR(INDEX([$'olah data'.$B$4:$'olah data'.$N$39];MATCH([.$A112];[$'olah data'.K$4:$'olah data'.K$39];0);2);&quot;&quot;)">
            <text:p/>
          </table:table-cell>
          <table:table-cell table:style-name="ce27" table:formula="of:=IFERROR(INDEX([$'olah data'.$B$4:$'olah data'.$N$39];MATCH([.$A112];[$'olah data'.L$4:$'olah data'.L$39];0);2);&quot;&quot;)">
            <text:p/>
          </table:table-cell>
          <table:table-cell table:style-name="ce27" table:formula="of:=IFERROR(INDEX([$'olah data'.$B$4:$'olah data'.$N$39];MATCH([.$A112];[$'olah data'.M$4:$'olah data'.M$39];0);2);&quot;&quot;)">
            <text:p/>
          </table:table-cell>
          <table:table-cell table:style-name="ce27" table:formula="of:=IFERROR(INDEX([$'olah data'.$B$4:$'olah data'.$N$39];MATCH([.$A112];[$'olah data'.N$4:$'olah data'.N$39];0);2);&quot;&quot;)">
            <text:p/>
          </table:table-cell>
          <table:table-cell table:style-name="ce27" table:formula="of:=CONCATENATE([.D112];[.E112];[.F112];[.G112];[.H112];[.I112];[.J112];[.K112];[.L112];[.M112];[.N112])" office:value-type="string" office:string-value="Work hardened vs spoiled (8 items)" calcext:value-type="string">
            <text:p>Work hardened vs spoiled (8 items)</text:p>
          </table:table-cell>
          <table:table-cell table:style-name="ce84" table:formula="of:=IFERROR([$'View Input'.Z4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2" calcext:value-type="float">
            <text:p>112</text:p>
          </table:table-cell>
          <table:table-cell table:style-name="ce45" office:value-type="float" office:value="5" calcext:value-type="float">
            <text:p>5</text:p>
          </table:table-cell>
          <table:table-cell table:style-name="ce98" table:formula="of:=IF([.R113]=&quot;&quot;;IF([.Q113]=&quot;R&quot;;VLOOKUP([.P113];[$'olah data'.R114:$'olah data'.S118];2);[.P113]);IF([.R113]=[.P113];[.P113];[.Q113]))" office:value-type="float" office:value="0" calcext:value-type="float">
            <text:p>0</text:p>
          </table:table-cell>
          <table:table-cell table:style-name="ce27" table:formula="of:=IFERROR(INDEX([$'olah data'.$B$4:$'olah data'.$N$39];MATCH([.$A113];[$'olah data'.D$4:$'olah data'.D$39];0);2);&quot;&quot;)">
            <text:p/>
          </table:table-cell>
          <table:table-cell table:style-name="ce27" table:formula="of:=IFERROR(INDEX([$'olah data'.$B$4:$'olah data'.$N$39];MATCH([.$A113];[$'olah data'.E$4:$'olah data'.E$39];0);2);&quot;&quot;)">
            <text:p/>
          </table:table-cell>
          <table:table-cell table:style-name="ce27" table:formula="of:=IFERROR(INDEX([$'olah data'.$B$4:$'olah data'.$N$39];MATCH([.$A113];[$'olah data'.F$4:$'olah data'.F$39];0);2);&quot;&quot;)">
            <text:p/>
          </table:table-cell>
          <table:table-cell table:style-name="ce27" table:formula="of:=IFERROR(INDEX([$'olah data'.$B$4:$'olah data'.$N$39];MATCH([.$A113];[$'olah data'.G$4:$'olah data'.G$39];0);2);&quot;&quot;)">
            <text:p/>
          </table:table-cell>
          <table:table-cell table:style-name="ce27" table:formula="of:=IFERROR(INDEX([$'olah data'.$B$4:$'olah data'.$N$39];MATCH([.$A113];[$'olah data'.H$4:$'olah data'.H$39];0);2);&quot;&quot;)">
            <text:p/>
          </table:table-cell>
          <table:table-cell table:style-name="ce27" table:formula="of:=IFERROR(INDEX([$'olah data'.$B$4:$'olah data'.$N$39];MATCH([.$A113];[$'olah data'.I$4:$'olah data'.I$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13];[$'olah data'.J$4:$'olah data'.J$39];0);2);&quot;&quot;)">
            <text:p/>
          </table:table-cell>
          <table:table-cell table:style-name="ce27" table:formula="of:=IFERROR(INDEX([$'olah data'.$B$4:$'olah data'.$N$39];MATCH([.$A113];[$'olah data'.K$4:$'olah data'.K$39];0);2);&quot;&quot;)">
            <text:p/>
          </table:table-cell>
          <table:table-cell table:style-name="ce27" table:formula="of:=IFERROR(INDEX([$'olah data'.$B$4:$'olah data'.$N$39];MATCH([.$A113];[$'olah data'.L$4:$'olah data'.L$39];0);2);&quot;&quot;)">
            <text:p/>
          </table:table-cell>
          <table:table-cell table:style-name="ce27" table:formula="of:=IFERROR(INDEX([$'olah data'.$B$4:$'olah data'.$N$39];MATCH([.$A113];[$'olah data'.M$4:$'olah data'.M$39];0);2);&quot;&quot;)">
            <text:p/>
          </table:table-cell>
          <table:table-cell table:style-name="ce27" table:formula="of:=IFERROR(INDEX([$'olah data'.$B$4:$'olah data'.$N$39];MATCH([.$A113];[$'olah data'.N$4:$'olah data'.N$39];0);2);&quot;&quot;)">
            <text:p/>
          </table:table-cell>
          <table:table-cell table:style-name="ce27" table:formula="of:=CONCATENATE([.D113];[.E113];[.F113];[.G113];[.H113];[.I113];[.J113];[.K113];[.L113];[.M113];[.N113])" office:value-type="string" office:string-value="Self-forgetful vs. self-conscious experience (10 items)" calcext:value-type="string">
            <text:p>Self-forgetful vs. self-conscious experience (10 items)</text:p>
          </table:table-cell>
          <table:table-cell table:style-name="ce84" table:formula="of:=IFERROR([$'View Input'.Z4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3" calcext:value-type="float">
            <text:p>113</text:p>
          </table:table-cell>
          <table:table-cell table:style-name="ce45" office:value-type="float" office:value="5" calcext:value-type="float">
            <text:p>5</text:p>
          </table:table-cell>
          <table:table-cell table:style-name="ce98" table:formula="of:=IF([.R114]=&quot;&quot;;IF([.Q114]=&quot;R&quot;;VLOOKUP([.P114];[$'olah data'.R115:$'olah data'.S119];2);[.P114]);IF([.R114]=[.P114];[.P114];[.Q114]))" office:value-type="float" office:value="0" calcext:value-type="float">
            <text:p>0</text:p>
          </table:table-cell>
          <table:table-cell table:style-name="ce27" table:formula="of:=IFERROR(INDEX([$'olah data'.$B$4:$'olah data'.$N$39];MATCH([.$A114];[$'olah data'.D$4:$'olah data'.D$39];0);2);&quot;&quot;)">
            <text:p/>
          </table:table-cell>
          <table:table-cell table:style-name="ce27" table:formula="of:=IFERROR(INDEX([$'olah data'.$B$4:$'olah data'.$N$39];MATCH([.$A114];[$'olah data'.E$4:$'olah data'.E$39];0);2);&quot;&quot;)">
            <text:p/>
          </table:table-cell>
          <table:table-cell table:style-name="ce27" table:formula="of:=IFERROR(INDEX([$'olah data'.$B$4:$'olah data'.$N$39];MATCH([.$A114];[$'olah data'.F$4:$'olah data'.F$39];0);2);&quot;&quot;)" office:value-type="string" office:string-value="Fear of uncertainty (7 items)" calcext:value-type="string">
            <text:p>Fear of uncertainty (7 items)</text:p>
          </table:table-cell>
          <table:table-cell table:style-name="ce27" table:formula="of:=IFERROR(INDEX([$'olah data'.$B$4:$'olah data'.$N$39];MATCH([.$A114];[$'olah data'.G$4:$'olah data'.G$39];0);2);&quot;&quot;)">
            <text:p/>
          </table:table-cell>
          <table:table-cell table:style-name="ce27" table:formula="of:=IFERROR(INDEX([$'olah data'.$B$4:$'olah data'.$N$39];MATCH([.$A114];[$'olah data'.H$4:$'olah data'.H$39];0);2);&quot;&quot;)">
            <text:p/>
          </table:table-cell>
          <table:table-cell table:style-name="ce27" table:formula="of:=IFERROR(INDEX([$'olah data'.$B$4:$'olah data'.$N$39];MATCH([.$A114];[$'olah data'.I$4:$'olah data'.I$39];0);2);&quot;&quot;)">
            <text:p/>
          </table:table-cell>
          <table:table-cell table:style-name="ce27" table:formula="of:=IFERROR(INDEX([$'olah data'.$B$4:$'olah data'.$N$39];MATCH([.$A114];[$'olah data'.J$4:$'olah data'.J$39];0);2);&quot;&quot;)">
            <text:p/>
          </table:table-cell>
          <table:table-cell table:style-name="ce27" table:formula="of:=IFERROR(INDEX([$'olah data'.$B$4:$'olah data'.$N$39];MATCH([.$A114];[$'olah data'.K$4:$'olah data'.K$39];0);2);&quot;&quot;)">
            <text:p/>
          </table:table-cell>
          <table:table-cell table:style-name="ce27" table:formula="of:=IFERROR(INDEX([$'olah data'.$B$4:$'olah data'.$N$39];MATCH([.$A114];[$'olah data'.L$4:$'olah data'.L$39];0);2);&quot;&quot;)">
            <text:p/>
          </table:table-cell>
          <table:table-cell table:style-name="ce27" table:formula="of:=IFERROR(INDEX([$'olah data'.$B$4:$'olah data'.$N$39];MATCH([.$A114];[$'olah data'.M$4:$'olah data'.M$39];0);2);&quot;&quot;)">
            <text:p/>
          </table:table-cell>
          <table:table-cell table:style-name="ce27" table:formula="of:=IFERROR(INDEX([$'olah data'.$B$4:$'olah data'.$N$39];MATCH([.$A114];[$'olah data'.N$4:$'olah data'.N$39];0);2);&quot;&quot;)">
            <text:p/>
          </table:table-cell>
          <table:table-cell table:style-name="ce27" table:formula="of:=CONCATENATE([.D114];[.E114];[.F114];[.G114];[.H114];[.I114];[.J114];[.K114];[.L114];[.M114];[.N114])" office:value-type="string" office:string-value="Fear of uncertainty (7 items)" calcext:value-type="string">
            <text:p>Fear of uncertainty (7 items)</text:p>
          </table:table-cell>
          <table:table-cell table:style-name="ce84" table:formula="of:=IFERROR([$'View Input'.Z4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4" calcext:value-type="float">
            <text:p>114</text:p>
          </table:table-cell>
          <table:table-cell table:style-name="ce45" office:value-type="float" office:value="5" calcext:value-type="float">
            <text:p>5</text:p>
          </table:table-cell>
          <table:table-cell table:style-name="ce98" table:formula="of:=IF([.R115]=&quot;&quot;;IF([.Q115]=&quot;R&quot;;VLOOKUP([.P115];[$'olah data'.R116:$'olah data'.S120];2);[.P115]);IF([.R115]=[.P115];[.P115];[.Q115]))" office:value-type="float" office:value="0" calcext:value-type="float">
            <text:p>0</text:p>
          </table:table-cell>
          <table:table-cell table:style-name="ce27" table:formula="of:=IFERROR(INDEX([$'olah data'.$B$4:$'olah data'.$N$39];MATCH([.$A115];[$'olah data'.D$4:$'olah data'.D$39];0);2);&quot;&quot;)">
            <text:p/>
          </table:table-cell>
          <table:table-cell table:style-name="ce27" table:formula="of:=IFERROR(INDEX([$'olah data'.$B$4:$'olah data'.$N$39];MATCH([.$A115];[$'olah data'.E$4:$'olah data'.E$39];0);2);&quot;&quot;)">
            <text:p/>
          </table:table-cell>
          <table:table-cell table:style-name="ce27" table:formula="of:=IFERROR(INDEX([$'olah data'.$B$4:$'olah data'.$N$39];MATCH([.$A115];[$'olah data'.F$4:$'olah data'.F$39];0);2);&quot;&quot;)">
            <text:p/>
          </table:table-cell>
          <table:table-cell table:style-name="ce27" table:formula="of:=IFERROR(INDEX([$'olah data'.$B$4:$'olah data'.$N$39];MATCH([.$A115];[$'olah data'.G$4:$'olah data'.G$39];0);2);&quot;&quot;)" office:value-type="string" office:string-value="Eagerness of effort vs laziness (9 items)" calcext:value-type="string">
            <text:p>Eagerness of effort vs laziness (9 items)</text:p>
          </table:table-cell>
          <table:table-cell table:style-name="ce27" table:formula="of:=IFERROR(INDEX([$'olah data'.$B$4:$'olah data'.$N$39];MATCH([.$A115];[$'olah data'.H$4:$'olah data'.H$39];0);2);&quot;&quot;)">
            <text:p/>
          </table:table-cell>
          <table:table-cell table:style-name="ce27" table:formula="of:=IFERROR(INDEX([$'olah data'.$B$4:$'olah data'.$N$39];MATCH([.$A115];[$'olah data'.I$4:$'olah data'.I$39];0);2);&quot;&quot;)">
            <text:p/>
          </table:table-cell>
          <table:table-cell table:style-name="ce27" table:formula="of:=IFERROR(INDEX([$'olah data'.$B$4:$'olah data'.$N$39];MATCH([.$A115];[$'olah data'.J$4:$'olah data'.J$39];0);2);&quot;&quot;)">
            <text:p/>
          </table:table-cell>
          <table:table-cell table:style-name="ce27" table:formula="of:=IFERROR(INDEX([$'olah data'.$B$4:$'olah data'.$N$39];MATCH([.$A115];[$'olah data'.K$4:$'olah data'.K$39];0);2);&quot;&quot;)">
            <text:p/>
          </table:table-cell>
          <table:table-cell table:style-name="ce27" table:formula="of:=IFERROR(INDEX([$'olah data'.$B$4:$'olah data'.$N$39];MATCH([.$A115];[$'olah data'.L$4:$'olah data'.L$39];0);2);&quot;&quot;)">
            <text:p/>
          </table:table-cell>
          <table:table-cell table:style-name="ce27" table:formula="of:=IFERROR(INDEX([$'olah data'.$B$4:$'olah data'.$N$39];MATCH([.$A115];[$'olah data'.M$4:$'olah data'.M$39];0);2);&quot;&quot;)">
            <text:p/>
          </table:table-cell>
          <table:table-cell table:style-name="ce27" table:formula="of:=IFERROR(INDEX([$'olah data'.$B$4:$'olah data'.$N$39];MATCH([.$A115];[$'olah data'.N$4:$'olah data'.N$39];0);2);&quot;&quot;)">
            <text:p/>
          </table:table-cell>
          <table:table-cell table:style-name="ce27" table:formula="of:=CONCATENATE([.D115];[.E115];[.F115];[.G115];[.H115];[.I115];[.J115];[.K115];[.L115];[.M115];[.N115])" office:value-type="string" office:string-value="Eagerness of effort vs laziness (9 items)" calcext:value-type="string">
            <text:p>Eagerness of effort vs laziness (9 items)</text:p>
          </table:table-cell>
          <table:table-cell table:style-name="ce84" table:formula="of:=IFERROR([$'View Input'.Z4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5" calcext:value-type="float">
            <text:p>115</text:p>
          </table:table-cell>
          <table:table-cell table:style-name="ce45" office:value-type="float" office:value="5" calcext:value-type="float">
            <text:p>5</text:p>
          </table:table-cell>
          <table:table-cell table:style-name="ce98" table:formula="of:=IF([.R116]=&quot;&quot;;IF([.Q116]=&quot;R&quot;;VLOOKUP([.P116];[$'olah data'.R117:$'olah data'.S121];2);[.P116]);IF([.R116]=[.P116];[.P116];[.Q116]))" office:value-type="float" office:value="0" calcext:value-type="float">
            <text:p>0</text:p>
          </table:table-cell>
          <table:table-cell table:style-name="ce27" table:formula="of:=IFERROR(INDEX([$'olah data'.$B$4:$'olah data'.$N$39];MATCH([.$A116];[$'olah data'.D$4:$'olah data'.D$39];0);2);&quot;&quot;)">
            <text:p/>
          </table:table-cell>
          <table:table-cell table:style-name="ce27" table:formula="of:=IFERROR(INDEX([$'olah data'.$B$4:$'olah data'.$N$39];MATCH([.$A116];[$'olah data'.E$4:$'olah data'.E$39];0);2);&quot;&quot;)">
            <text:p/>
          </table:table-cell>
          <table:table-cell table:style-name="ce27" table:formula="of:=IFERROR(INDEX([$'olah data'.$B$4:$'olah data'.$N$39];MATCH([.$A116];[$'olah data'.F$4:$'olah data'.F$39];0);2);&quot;&quot;)">
            <text:p/>
          </table:table-cell>
          <table:table-cell table:style-name="ce27" table:formula="of:=IFERROR(INDEX([$'olah data'.$B$4:$'olah data'.$N$39];MATCH([.$A116];[$'olah data'.G$4:$'olah data'.G$39];0);2);&quot;&quot;)">
            <text:p/>
          </table:table-cell>
          <table:table-cell table:style-name="ce27" table:formula="of:=IFERROR(INDEX([$'olah data'.$B$4:$'olah data'.$N$39];MATCH([.$A116];[$'olah data'.H$4:$'olah data'.H$39];0);2);&quot;&quot;)">
            <text:p/>
          </table:table-cell>
          <table:table-cell table:style-name="ce27" table:formula="of:=IFERROR(INDEX([$'olah data'.$B$4:$'olah data'.$N$39];MATCH([.$A116];[$'olah data'.I$4:$'olah data'.I$39];0);2);&quot;&quot;)">
            <text:p/>
          </table:table-cell>
          <table:table-cell table:style-name="ce27" table:formula="of:=IFERROR(INDEX([$'olah data'.$B$4:$'olah data'.$N$39];MATCH([.$A116];[$'olah data'.J$4:$'olah data'.J$39];0);2);&quot;&quot;)">
            <text:p/>
          </table:table-cell>
          <table:table-cell table:style-name="ce27" table:formula="of:=IFERROR(INDEX([$'olah data'.$B$4:$'olah data'.$N$39];MATCH([.$A116];[$'olah data'.K$4:$'olah data'.K$39];0);2);&quot;&quot;)">
            <text:p/>
          </table:table-cell>
          <table:table-cell table:style-name="ce27" table:formula="of:=IFERROR(INDEX([$'olah data'.$B$4:$'olah data'.$N$39];MATCH([.$A116];[$'olah data'.L$4:$'olah data'.L$39];0);2);&quot;&quot;)">
            <text:p/>
          </table:table-cell>
          <table:table-cell table:style-name="ce27" table:formula="of:=IFERROR(INDEX([$'olah data'.$B$4:$'olah data'.$N$39];MATCH([.$A116];[$'olah data'.M$4:$'olah data'.M$39];0);2);&quot;&quot;)" office:value-type="string" office:string-value="Enlightened second nature (11 items)" calcext:value-type="string">
            <text:p>Enlightened second nature (11 items)</text:p>
          </table:table-cell>
          <table:table-cell table:style-name="ce27" table:formula="of:=IFERROR(INDEX([$'olah data'.$B$4:$'olah data'.$N$39];MATCH([.$A116];[$'olah data'.N$4:$'olah data'.N$39];0);2);&quot;&quot;)">
            <text:p/>
          </table:table-cell>
          <table:table-cell table:style-name="ce27" table:formula="of:=CONCATENATE([.D116];[.E116];[.F116];[.G116];[.H116];[.I116];[.J116];[.K116];[.L116];[.M116];[.N116])" office:value-type="string" office:string-value="Enlightened second nature (11 items)" calcext:value-type="string">
            <text:p>Enlightened second nature (11 items)</text:p>
          </table:table-cell>
          <table:table-cell table:style-name="ce84" table:formula="of:=IFERROR([$'View Input'.Z4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6" calcext:value-type="float">
            <text:p>116</text:p>
          </table:table-cell>
          <table:table-cell table:style-name="ce45" office:value-type="float" office:value="5" calcext:value-type="float">
            <text:p>5</text:p>
          </table:table-cell>
          <table:table-cell table:style-name="ce98" table:formula="of:=IF([.R117]=&quot;&quot;;IF([.Q117]=&quot;R&quot;;VLOOKUP([.P117];[$'olah data'.R118:$'olah data'.S122];2);[.P117]);IF([.R117]=[.P117];[.P117];[.Q117]))" office:value-type="float" office:value="0" calcext:value-type="float">
            <text:p>0</text:p>
          </table:table-cell>
          <table:table-cell table:style-name="ce27" table:formula="of:=IFERROR(INDEX([$'olah data'.$B$4:$'olah data'.$N$39];MATCH([.$A117];[$'olah data'.D$4:$'olah data'.D$39];0);2);&quot;&quot;)">
            <text:p/>
          </table:table-cell>
          <table:table-cell table:style-name="ce27" table:formula="of:=IFERROR(INDEX([$'olah data'.$B$4:$'olah data'.$N$39];MATCH([.$A117];[$'olah data'.E$4:$'olah data'.E$39];0);2);&quot;&quot;)" office:value-type="string" office:string-value="Attachment (6 items)" calcext:value-type="string">
            <text:p>Attachment (6 items)</text:p>
          </table:table-cell>
          <table:table-cell table:style-name="ce27" table:formula="of:=IFERROR(INDEX([$'olah data'.$B$4:$'olah data'.$N$39];MATCH([.$A117];[$'olah data'.F$4:$'olah data'.F$39];0);2);&quot;&quot;)">
            <text:p/>
          </table:table-cell>
          <table:table-cell table:style-name="ce27" table:formula="of:=IFERROR(INDEX([$'olah data'.$B$4:$'olah data'.$N$39];MATCH([.$A117];[$'olah data'.G$4:$'olah data'.G$39];0);2);&quot;&quot;)">
            <text:p/>
          </table:table-cell>
          <table:table-cell table:style-name="ce27" table:formula="of:=IFERROR(INDEX([$'olah data'.$B$4:$'olah data'.$N$39];MATCH([.$A117];[$'olah data'.H$4:$'olah data'.H$39];0);2);&quot;&quot;)">
            <text:p/>
          </table:table-cell>
          <table:table-cell table:style-name="ce27" table:formula="of:=IFERROR(INDEX([$'olah data'.$B$4:$'olah data'.$N$39];MATCH([.$A117];[$'olah data'.I$4:$'olah data'.I$39];0);2);&quot;&quot;)">
            <text:p/>
          </table:table-cell>
          <table:table-cell table:style-name="ce27" table:formula="of:=IFERROR(INDEX([$'olah data'.$B$4:$'olah data'.$N$39];MATCH([.$A117];[$'olah data'.J$4:$'olah data'.J$39];0);2);&quot;&quot;)">
            <text:p/>
          </table:table-cell>
          <table:table-cell table:style-name="ce27" table:formula="of:=IFERROR(INDEX([$'olah data'.$B$4:$'olah data'.$N$39];MATCH([.$A117];[$'olah data'.K$4:$'olah data'.K$39];0);2);&quot;&quot;)">
            <text:p/>
          </table:table-cell>
          <table:table-cell table:style-name="ce27" table:formula="of:=IFERROR(INDEX([$'olah data'.$B$4:$'olah data'.$N$39];MATCH([.$A117];[$'olah data'.L$4:$'olah data'.L$39];0);2);&quot;&quot;)">
            <text:p/>
          </table:table-cell>
          <table:table-cell table:style-name="ce27" table:formula="of:=IFERROR(INDEX([$'olah data'.$B$4:$'olah data'.$N$39];MATCH([.$A117];[$'olah data'.M$4:$'olah data'.M$39];0);2);&quot;&quot;)">
            <text:p/>
          </table:table-cell>
          <table:table-cell table:style-name="ce27" table:formula="of:=IFERROR(INDEX([$'olah data'.$B$4:$'olah data'.$N$39];MATCH([.$A117];[$'olah data'.N$4:$'olah data'.N$39];0);2);&quot;&quot;)">
            <text:p/>
          </table:table-cell>
          <table:table-cell table:style-name="ce27" table:formula="of:=CONCATENATE([.D117];[.E117];[.F117];[.G117];[.H117];[.I117];[.J117];[.K117];[.L117];[.M117];[.N117])" office:value-type="string" office:string-value="Attachment (6 items)" calcext:value-type="string">
            <text:p>Attachment (6 items)</text:p>
          </table:table-cell>
          <table:table-cell table:style-name="ce84" table:formula="of:=IFERROR([$'View Input'.Z4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7" calcext:value-type="float">
            <text:p>117</text:p>
          </table:table-cell>
          <table:table-cell table:style-name="ce45" office:value-type="float" office:value="5" calcext:value-type="float">
            <text:p>5</text:p>
          </table:table-cell>
          <table:table-cell table:style-name="ce98" table:formula="of:=IF([.R118]=&quot;&quot;;IF([.Q118]=&quot;R&quot;;VLOOKUP([.P118];[$'olah data'.R119:$'olah data'.S123];2);[.P118]);IF([.R118]=[.P118];[.P118];[.Q118]))" office:value-type="float" office:value="0" calcext:value-type="float">
            <text:p>0</text:p>
          </table:table-cell>
          <table:table-cell table:style-name="ce27" table:formula="of:=IFERROR(INDEX([$'olah data'.$B$4:$'olah data'.$N$39];MATCH([.$A118];[$'olah data'.D$4:$'olah data'.D$39];0);2);&quot;&quot;)">
            <text:p/>
          </table:table-cell>
          <table:table-cell table:style-name="ce27" table:formula="of:=IFERROR(INDEX([$'olah data'.$B$4:$'olah data'.$N$39];MATCH([.$A118];[$'olah data'.E$4:$'olah data'.E$39];0);2);&quot;&quot;)">
            <text:p/>
          </table:table-cell>
          <table:table-cell table:style-name="ce27" table:formula="of:=IFERROR(INDEX([$'olah data'.$B$4:$'olah data'.$N$39];MATCH([.$A118];[$'olah data'.F$4:$'olah data'.F$39];0);2);&quot;&quot;)">
            <text:p/>
          </table:table-cell>
          <table:table-cell table:style-name="ce27" table:formula="of:=IFERROR(INDEX([$'olah data'.$B$4:$'olah data'.$N$39];MATCH([.$A118];[$'olah data'.G$4:$'olah data'.G$39];0);2);&quot;&quot;)" office:value-type="string" office:string-value="Ambitious vs underachieving (10 items)" calcext:value-type="string">
            <text:p>Ambitious vs underachieving (10 items)</text:p>
          </table:table-cell>
          <table:table-cell table:style-name="ce27" table:formula="of:=IFERROR(INDEX([$'olah data'.$B$4:$'olah data'.$N$39];MATCH([.$A118];[$'olah data'.H$4:$'olah data'.H$39];0);2);&quot;&quot;)">
            <text:p/>
          </table:table-cell>
          <table:table-cell table:style-name="ce27" table:formula="of:=IFERROR(INDEX([$'olah data'.$B$4:$'olah data'.$N$39];MATCH([.$A118];[$'olah data'.I$4:$'olah data'.I$39];0);2);&quot;&quot;)">
            <text:p/>
          </table:table-cell>
          <table:table-cell table:style-name="ce27" table:formula="of:=IFERROR(INDEX([$'olah data'.$B$4:$'olah data'.$N$39];MATCH([.$A118];[$'olah data'.J$4:$'olah data'.J$39];0);2);&quot;&quot;)">
            <text:p/>
          </table:table-cell>
          <table:table-cell table:style-name="ce27" table:formula="of:=IFERROR(INDEX([$'olah data'.$B$4:$'olah data'.$N$39];MATCH([.$A118];[$'olah data'.K$4:$'olah data'.K$39];0);2);&quot;&quot;)">
            <text:p/>
          </table:table-cell>
          <table:table-cell table:style-name="ce27" table:formula="of:=IFERROR(INDEX([$'olah data'.$B$4:$'olah data'.$N$39];MATCH([.$A118];[$'olah data'.L$4:$'olah data'.L$39];0);2);&quot;&quot;)">
            <text:p/>
          </table:table-cell>
          <table:table-cell table:style-name="ce27" table:formula="of:=IFERROR(INDEX([$'olah data'.$B$4:$'olah data'.$N$39];MATCH([.$A118];[$'olah data'.M$4:$'olah data'.M$39];0);2);&quot;&quot;)">
            <text:p/>
          </table:table-cell>
          <table:table-cell table:style-name="ce27" table:formula="of:=IFERROR(INDEX([$'olah data'.$B$4:$'olah data'.$N$39];MATCH([.$A118];[$'olah data'.N$4:$'olah data'.N$39];0);2);&quot;&quot;)">
            <text:p/>
          </table:table-cell>
          <table:table-cell table:style-name="ce27" table:formula="of:=CONCATENATE([.D118];[.E118];[.F118];[.G118];[.H118];[.I118];[.J118];[.K118];[.L118];[.M118];[.N118])" office:value-type="string" office:string-value="Ambitious vs underachieving (10 items)" calcext:value-type="string">
            <text:p>Ambitious vs underachieving (10 items)</text:p>
          </table:table-cell>
          <table:table-cell table:style-name="ce84" table:formula="of:=IFERROR([$'View Input'.Z4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8" calcext:value-type="float">
            <text:p>118</text:p>
          </table:table-cell>
          <table:table-cell table:style-name="ce45" office:value-type="float" office:value="5" calcext:value-type="float">
            <text:p>5</text:p>
          </table:table-cell>
          <table:table-cell table:style-name="ce98" table:formula="of:=IF([.R119]=&quot;&quot;;IF([.Q119]=&quot;R&quot;;VLOOKUP([.P119];[$'olah data'.R120:$'olah data'.S124];2);[.P119]);IF([.R119]=[.P119];[.P119];[.Q119]))" office:value-type="float" office:value="0" calcext:value-type="float">
            <text:p>0</text:p>
          </table:table-cell>
          <table:table-cell table:style-name="ce27" table:formula="of:=IFERROR(INDEX([$'olah data'.$B$4:$'olah data'.$N$39];MATCH([.$A119];[$'olah data'.D$4:$'olah data'.D$39];0);2);&quot;&quot;)">
            <text:p/>
          </table:table-cell>
          <table:table-cell table:style-name="ce27" table:formula="of:=IFERROR(INDEX([$'olah data'.$B$4:$'olah data'.$N$39];MATCH([.$A119];[$'olah data'.E$4:$'olah data'.E$39];0);2);&quot;&quot;)">
            <text:p/>
          </table:table-cell>
          <table:table-cell table:style-name="ce27" table:formula="of:=IFERROR(INDEX([$'olah data'.$B$4:$'olah data'.$N$39];MATCH([.$A119];[$'olah data'.F$4:$'olah data'.F$39];0);2);&quot;&quot;)">
            <text:p/>
          </table:table-cell>
          <table:table-cell table:style-name="ce27" table:formula="of:=IFERROR(INDEX([$'olah data'.$B$4:$'olah data'.$N$39];MATCH([.$A119];[$'olah data'.G$4:$'olah data'.G$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19];[$'olah data'.H$4:$'olah data'.H$39];0);2);&quot;&quot;)">
            <text:p/>
          </table:table-cell>
          <table:table-cell table:style-name="ce27" table:formula="of:=IFERROR(INDEX([$'olah data'.$B$4:$'olah data'.$N$39];MATCH([.$A119];[$'olah data'.I$4:$'olah data'.I$39];0);2);&quot;&quot;)">
            <text:p/>
          </table:table-cell>
          <table:table-cell table:style-name="ce27" table:formula="of:=IFERROR(INDEX([$'olah data'.$B$4:$'olah data'.$N$39];MATCH([.$A119];[$'olah data'.J$4:$'olah data'.J$39];0);2);&quot;&quot;)">
            <text:p/>
          </table:table-cell>
          <table:table-cell table:style-name="ce27" table:formula="of:=IFERROR(INDEX([$'olah data'.$B$4:$'olah data'.$N$39];MATCH([.$A119];[$'olah data'.K$4:$'olah data'.K$39];0);2);&quot;&quot;)">
            <text:p/>
          </table:table-cell>
          <table:table-cell table:style-name="ce27" table:formula="of:=IFERROR(INDEX([$'olah data'.$B$4:$'olah data'.$N$39];MATCH([.$A119];[$'olah data'.L$4:$'olah data'.L$39];0);2);&quot;&quot;)">
            <text:p/>
          </table:table-cell>
          <table:table-cell table:style-name="ce27" table:formula="of:=IFERROR(INDEX([$'olah data'.$B$4:$'olah data'.$N$39];MATCH([.$A119];[$'olah data'.M$4:$'olah data'.M$39];0);2);&quot;&quot;)">
            <text:p/>
          </table:table-cell>
          <table:table-cell table:style-name="ce27" table:formula="of:=IFERROR(INDEX([$'olah data'.$B$4:$'olah data'.$N$39];MATCH([.$A119];[$'olah data'.N$4:$'olah data'.N$39];0);2);&quot;&quot;)">
            <text:p/>
          </table:table-cell>
          <table:table-cell table:style-name="ce27" table:formula="of:=CONCATENATE([.D119];[.E119];[.F119];[.G119];[.H119];[.I119];[.J119];[.K119];[.L119];[.M119];[.N119])" office:value-type="string" office:string-value="Spiritual acceptance vs. rational materialism (8 items)" calcext:value-type="string">
            <text:p>Spiritual acceptance vs. rational materialism (8 items)</text:p>
          </table:table-cell>
          <table:table-cell table:style-name="ce84" table:formula="of:=IFERROR([$'View Input'.Z4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19" calcext:value-type="float">
            <text:p>119</text:p>
          </table:table-cell>
          <table:table-cell table:style-name="ce45" office:value-type="float" office:value="5" calcext:value-type="float">
            <text:p>5</text:p>
          </table:table-cell>
          <table:table-cell table:style-name="ce98" table:formula="of:=IF([.R120]=&quot;&quot;;IF([.Q120]=&quot;R&quot;;VLOOKUP([.P120];[$'olah data'.R121:$'olah data'.S125];2);[.P120]);IF([.R120]=[.P120];[.P120];[.Q120]))" office:value-type="float" office:value="0" calcext:value-type="float">
            <text:p>0</text:p>
          </table:table-cell>
          <table:table-cell table:style-name="ce27" table:formula="of:=IFERROR(INDEX([$'olah data'.$B$4:$'olah data'.$N$39];MATCH([.$A120];[$'olah data'.D$4:$'olah data'.D$39];0);2);&quot;&quot;)">
            <text:p/>
          </table:table-cell>
          <table:table-cell table:style-name="ce27" table:formula="of:=IFERROR(INDEX([$'olah data'.$B$4:$'olah data'.$N$39];MATCH([.$A120];[$'olah data'.E$4:$'olah data'.E$39];0);2);&quot;&quot;)">
            <text:p/>
          </table:table-cell>
          <table:table-cell table:style-name="ce27" table:formula="of:=IFERROR(INDEX([$'olah data'.$B$4:$'olah data'.$N$39];MATCH([.$A120];[$'olah data'.F$4:$'olah data'.F$39];0);2);&quot;&quot;)" office:value-type="string" office:string-value="Perfectionist vs pragmatist (8 items)" calcext:value-type="string">
            <text:p>Perfectionist vs pragmatist (8 items)</text:p>
          </table:table-cell>
          <table:table-cell table:style-name="ce27" table:formula="of:=IFERROR(INDEX([$'olah data'.$B$4:$'olah data'.$N$39];MATCH([.$A120];[$'olah data'.G$4:$'olah data'.G$39];0);2);&quot;&quot;)">
            <text:p/>
          </table:table-cell>
          <table:table-cell table:style-name="ce27" table:formula="of:=IFERROR(INDEX([$'olah data'.$B$4:$'olah data'.$N$39];MATCH([.$A120];[$'olah data'.H$4:$'olah data'.H$39];0);2);&quot;&quot;)">
            <text:p/>
          </table:table-cell>
          <table:table-cell table:style-name="ce27" table:formula="of:=IFERROR(INDEX([$'olah data'.$B$4:$'olah data'.$N$39];MATCH([.$A120];[$'olah data'.I$4:$'olah data'.I$39];0);2);&quot;&quot;)">
            <text:p/>
          </table:table-cell>
          <table:table-cell table:style-name="ce27" table:formula="of:=IFERROR(INDEX([$'olah data'.$B$4:$'olah data'.$N$39];MATCH([.$A120];[$'olah data'.J$4:$'olah data'.J$39];0);2);&quot;&quot;)">
            <text:p/>
          </table:table-cell>
          <table:table-cell table:style-name="ce27" table:formula="of:=IFERROR(INDEX([$'olah data'.$B$4:$'olah data'.$N$39];MATCH([.$A120];[$'olah data'.K$4:$'olah data'.K$39];0);2);&quot;&quot;)">
            <text:p/>
          </table:table-cell>
          <table:table-cell table:style-name="ce27" table:formula="of:=IFERROR(INDEX([$'olah data'.$B$4:$'olah data'.$N$39];MATCH([.$A120];[$'olah data'.L$4:$'olah data'.L$39];0);2);&quot;&quot;)">
            <text:p/>
          </table:table-cell>
          <table:table-cell table:style-name="ce27" table:formula="of:=IFERROR(INDEX([$'olah data'.$B$4:$'olah data'.$N$39];MATCH([.$A120];[$'olah data'.M$4:$'olah data'.M$39];0);2);&quot;&quot;)">
            <text:p/>
          </table:table-cell>
          <table:table-cell table:style-name="ce27" table:formula="of:=IFERROR(INDEX([$'olah data'.$B$4:$'olah data'.$N$39];MATCH([.$A120];[$'olah data'.N$4:$'olah data'.N$39];0);2);&quot;&quot;)">
            <text:p/>
          </table:table-cell>
          <table:table-cell table:style-name="ce27" table:formula="of:=CONCATENATE([.D120];[.E120];[.F120];[.G120];[.H120];[.I120];[.J120];[.K120];[.L120];[.M120];[.N120])" office:value-type="string" office:string-value="Perfectionist vs pragmatist (8 items)" calcext:value-type="string">
            <text:p>Perfectionist vs pragmatist (8 items)</text:p>
          </table:table-cell>
          <table:table-cell table:style-name="ce84" table:formula="of:=IFERROR([$'View Input'.Z4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0" calcext:value-type="float">
            <text:p>120</text:p>
          </table:table-cell>
          <table:table-cell table:style-name="ce98" office:value-type="string" calcext:value-type="string">
            <text:p>Tidak Mudeng</text:p>
          </table:table-cell>
          <table:table-cell table:style-name="ce98" table:formula="of:=IF([.R121]=&quot;&quot;;IF([.Q121]=&quot;R&quot;;VLOOKUP([.P121];[$'olah data'.R122:$'olah data'.S126];2);[.P121]);IF([.R121]=[.P121];[.P121];[.Q121]))" office:value-type="string" office:string-value="Tidak Mudeng" calcext:value-type="string">
            <text:p>Tidak Mudeng</text:p>
          </table:table-cell>
          <table:table-cell table:style-name="ce27" table:formula="of:=IFERROR(INDEX([$'olah data'.$B$4:$'olah data'.$N$39];MATCH([.$A121];[$'olah data'.D$4:$'olah data'.D$39];0);2);&quot;&quot;)">
            <text:p/>
          </table:table-cell>
          <table:table-cell table:style-name="ce27" table:formula="of:=IFERROR(INDEX([$'olah data'.$B$4:$'olah data'.$N$39];MATCH([.$A121];[$'olah data'.E$4:$'olah data'.E$39];0);2);&quot;&quot;)">
            <text:p/>
          </table:table-cell>
          <table:table-cell table:style-name="ce27" table:formula="of:=IFERROR(INDEX([$'olah data'.$B$4:$'olah data'.$N$39];MATCH([.$A121];[$'olah data'.F$4:$'olah data'.F$39];0);2);&quot;&quot;)" office:value-type="string" office:string-value="Validity Scale (5 items)" calcext:value-type="string">
            <text:p>Validity Scale (5 items)</text:p>
          </table:table-cell>
          <table:table-cell table:style-name="ce27" table:formula="of:=IFERROR(INDEX([$'olah data'.$B$4:$'olah data'.$N$39];MATCH([.$A121];[$'olah data'.G$4:$'olah data'.G$39];0);2);&quot;&quot;)">
            <text:p/>
          </table:table-cell>
          <table:table-cell table:style-name="ce27" table:formula="of:=IFERROR(INDEX([$'olah data'.$B$4:$'olah data'.$N$39];MATCH([.$A121];[$'olah data'.H$4:$'olah data'.H$39];0);2);&quot;&quot;)">
            <text:p/>
          </table:table-cell>
          <table:table-cell table:style-name="ce27" table:formula="of:=IFERROR(INDEX([$'olah data'.$B$4:$'olah data'.$N$39];MATCH([.$A121];[$'olah data'.I$4:$'olah data'.I$39];0);2);&quot;&quot;)">
            <text:p/>
          </table:table-cell>
          <table:table-cell table:style-name="ce27" table:formula="of:=IFERROR(INDEX([$'olah data'.$B$4:$'olah data'.$N$39];MATCH([.$A121];[$'olah data'.J$4:$'olah data'.J$39];0);2);&quot;&quot;)">
            <text:p/>
          </table:table-cell>
          <table:table-cell table:style-name="ce27" table:formula="of:=IFERROR(INDEX([$'olah data'.$B$4:$'olah data'.$N$39];MATCH([.$A121];[$'olah data'.K$4:$'olah data'.K$39];0);2);&quot;&quot;)">
            <text:p/>
          </table:table-cell>
          <table:table-cell table:style-name="ce27" table:formula="of:=IFERROR(INDEX([$'olah data'.$B$4:$'olah data'.$N$39];MATCH([.$A121];[$'olah data'.L$4:$'olah data'.L$39];0);2);&quot;&quot;)">
            <text:p/>
          </table:table-cell>
          <table:table-cell table:style-name="ce27" table:formula="of:=IFERROR(INDEX([$'olah data'.$B$4:$'olah data'.$N$39];MATCH([.$A121];[$'olah data'.M$4:$'olah data'.M$39];0);2);&quot;&quot;)">
            <text:p/>
          </table:table-cell>
          <table:table-cell table:style-name="ce27" table:formula="of:=IFERROR(INDEX([$'olah data'.$B$4:$'olah data'.$N$39];MATCH([.$A121];[$'olah data'.N$4:$'olah data'.N$39];0);2);&quot;&quot;)">
            <text:p/>
          </table:table-cell>
          <table:table-cell table:style-name="ce27" table:formula="of:=CONCATENATE([.D121];[.E121];[.F121];[.G121];[.H121];[.I121];[.J121];[.K121];[.L121];[.M121];[.N121])" office:value-type="string" office:string-value="Validity Scale (5 items)" calcext:value-type="string">
            <text:p>Validity Scale (5 items)</text:p>
          </table:table-cell>
          <table:table-cell table:style-name="ce84" table:formula="of:=IFERROR([$'View Input'.Z50];&quot;&quot;)" office:value-type="float" office:value="0" calcext:value-type="float">
            <text:p>0</text:p>
          </table:table-cell>
          <table:table-cell table:style-name="ce98" office:value-type="string" calcext:value-type="string">
            <text:p>Tidak Mudeng</text:p>
          </table:table-cell>
          <table:table-cell table:style-name="ce46" office:value-type="float" office:value="5" calcext:value-type="float">
            <text:p>5</text:p>
          </table:table-cell>
          <table:table-cell table:number-columns-repeated="1006"/>
        </table:table-row>
        <table:table-row table:style-name="ro3">
          <table:table-cell table:style-name="ce29" office:value-type="float" office:value="121" calcext:value-type="float">
            <text:p>121</text:p>
          </table:table-cell>
          <table:table-cell table:style-name="ce45" office:value-type="float" office:value="5" calcext:value-type="float">
            <text:p>5</text:p>
          </table:table-cell>
          <table:table-cell table:style-name="ce98" table:formula="of:=IF([.R122]=&quot;&quot;;IF([.Q122]=&quot;R&quot;;VLOOKUP([.P122];[$'olah data'.R123:$'olah data'.S127];2);[.P122]);IF([.R122]=[.P122];[.P122];[.Q122]))" office:value-type="float" office:value="0" calcext:value-type="float">
            <text:p>0</text:p>
          </table:table-cell>
          <table:table-cell table:style-name="ce27" table:formula="of:=IFERROR(INDEX([$'olah data'.$B$4:$'olah data'.$N$39];MATCH([.$A122];[$'olah data'.D$4:$'olah data'.D$39];0);2);&quot;&quot;)">
            <text:p/>
          </table:table-cell>
          <table:table-cell table:style-name="ce27" table:formula="of:=IFERROR(INDEX([$'olah data'.$B$4:$'olah data'.$N$39];MATCH([.$A122];[$'olah data'.E$4:$'olah data'.E$39];0);2);&quot;&quot;)">
            <text:p/>
          </table:table-cell>
          <table:table-cell table:style-name="ce27" table:formula="of:=IFERROR(INDEX([$'olah data'.$B$4:$'olah data'.$N$39];MATCH([.$A122];[$'olah data'.F$4:$'olah data'.F$39];0);2);&quot;&quot;)">
            <text:p/>
          </table:table-cell>
          <table:table-cell table:style-name="ce27" table:formula="of:=IFERROR(INDEX([$'olah data'.$B$4:$'olah data'.$N$39];MATCH([.$A122];[$'olah data'.G$4:$'olah data'.G$39];0);2);&quot;&quot;)">
            <text:p/>
          </table:table-cell>
          <table:table-cell table:style-name="ce27" table:formula="of:=IFERROR(INDEX([$'olah data'.$B$4:$'olah data'.$N$39];MATCH([.$A122];[$'olah data'.H$4:$'olah data'.H$39];0);2);&quot;&quot;)">
            <text:p/>
          </table:table-cell>
          <table:table-cell table:style-name="ce27" table:formula="of:=IFERROR(INDEX([$'olah data'.$B$4:$'olah data'.$N$39];MATCH([.$A122];[$'olah data'.I$4:$'olah data'.I$39];0);2);&quot;&quot;)">
            <text:p/>
          </table:table-cell>
          <table:table-cell table:style-name="ce27" table:formula="of:=IFERROR(INDEX([$'olah data'.$B$4:$'olah data'.$N$39];MATCH([.$A122];[$'olah data'.J$4:$'olah data'.J$39];0);2);&quot;&quot;)" office:value-type="string" office:string-value="Fatigability v. asthenia (8 items)" calcext:value-type="string">
            <text:p>Fatigability v. asthenia (8 items)</text:p>
          </table:table-cell>
          <table:table-cell table:style-name="ce27" table:formula="of:=IFERROR(INDEX([$'olah data'.$B$4:$'olah data'.$N$39];MATCH([.$A122];[$'olah data'.K$4:$'olah data'.K$39];0);2);&quot;&quot;)">
            <text:p/>
          </table:table-cell>
          <table:table-cell table:style-name="ce27" table:formula="of:=IFERROR(INDEX([$'olah data'.$B$4:$'olah data'.$N$39];MATCH([.$A122];[$'olah data'.L$4:$'olah data'.L$39];0);2);&quot;&quot;)">
            <text:p/>
          </table:table-cell>
          <table:table-cell table:style-name="ce27" table:formula="of:=IFERROR(INDEX([$'olah data'.$B$4:$'olah data'.$N$39];MATCH([.$A122];[$'olah data'.M$4:$'olah data'.M$39];0);2);&quot;&quot;)">
            <text:p/>
          </table:table-cell>
          <table:table-cell table:style-name="ce27" table:formula="of:=IFERROR(INDEX([$'olah data'.$B$4:$'olah data'.$N$39];MATCH([.$A122];[$'olah data'.N$4:$'olah data'.N$39];0);2);&quot;&quot;)">
            <text:p/>
          </table:table-cell>
          <table:table-cell table:style-name="ce27" table:formula="of:=CONCATENATE([.D122];[.E122];[.F122];[.G122];[.H122];[.I122];[.J122];[.K122];[.L122];[.M122];[.N122])" office:value-type="string" office:string-value="Fatigability v. asthenia (8 items)" calcext:value-type="string">
            <text:p>Fatigability v. asthenia (8 items)</text:p>
          </table:table-cell>
          <table:table-cell table:style-name="ce84" table:formula="of:=IFERROR([$'View Input'.Z5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2" calcext:value-type="float">
            <text:p>122</text:p>
          </table:table-cell>
          <table:table-cell table:style-name="ce45" office:value-type="float" office:value="5" calcext:value-type="float">
            <text:p>5</text:p>
          </table:table-cell>
          <table:table-cell table:style-name="ce98" table:formula="of:=IF([.R123]=&quot;&quot;;IF([.Q123]=&quot;R&quot;;VLOOKUP([.P123];[$'olah data'.R124:$'olah data'.S128];2);[.P123]);IF([.R123]=[.P123];[.P123];[.Q123]))" office:value-type="float" office:value="0" calcext:value-type="float">
            <text:p>0</text:p>
          </table:table-cell>
          <table:table-cell table:style-name="ce27" table:formula="of:=IFERROR(INDEX([$'olah data'.$B$4:$'olah data'.$N$39];MATCH([.$A123];[$'olah data'.D$4:$'olah data'.D$39];0);2);&quot;&quot;)">
            <text:p/>
          </table:table-cell>
          <table:table-cell table:style-name="ce27" table:formula="of:=IFERROR(INDEX([$'olah data'.$B$4:$'olah data'.$N$39];MATCH([.$A123];[$'olah data'.E$4:$'olah data'.E$39];0);2);&quot;&quot;)">
            <text:p/>
          </table:table-cell>
          <table:table-cell table:style-name="ce27" table:formula="of:=IFERROR(INDEX([$'olah data'.$B$4:$'olah data'.$N$39];MATCH([.$A123];[$'olah data'.F$4:$'olah data'.F$39];0);2);&quot;&quot;)">
            <text:p/>
          </table:table-cell>
          <table:table-cell table:style-name="ce27" table:formula="of:=IFERROR(INDEX([$'olah data'.$B$4:$'olah data'.$N$39];MATCH([.$A123];[$'olah data'.G$4:$'olah data'.G$39];0);2);&quot;&quot;)">
            <text:p/>
          </table:table-cell>
          <table:table-cell table:style-name="ce27" table:formula="of:=IFERROR(INDEX([$'olah data'.$B$4:$'olah data'.$N$39];MATCH([.$A123];[$'olah data'.H$4:$'olah data'.H$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23];[$'olah data'.I$4:$'olah data'.I$39];0);2);&quot;&quot;)">
            <text:p/>
          </table:table-cell>
          <table:table-cell table:style-name="ce27" table:formula="of:=IFERROR(INDEX([$'olah data'.$B$4:$'olah data'.$N$39];MATCH([.$A123];[$'olah data'.J$4:$'olah data'.J$39];0);2);&quot;&quot;)">
            <text:p/>
          </table:table-cell>
          <table:table-cell table:style-name="ce27" table:formula="of:=IFERROR(INDEX([$'olah data'.$B$4:$'olah data'.$N$39];MATCH([.$A123];[$'olah data'.K$4:$'olah data'.K$39];0);2);&quot;&quot;)">
            <text:p/>
          </table:table-cell>
          <table:table-cell table:style-name="ce27" table:formula="of:=IFERROR(INDEX([$'olah data'.$B$4:$'olah data'.$N$39];MATCH([.$A123];[$'olah data'.L$4:$'olah data'.L$39];0);2);&quot;&quot;)">
            <text:p/>
          </table:table-cell>
          <table:table-cell table:style-name="ce27" table:formula="of:=IFERROR(INDEX([$'olah data'.$B$4:$'olah data'.$N$39];MATCH([.$A123];[$'olah data'.M$4:$'olah data'.M$39];0);2);&quot;&quot;)">
            <text:p/>
          </table:table-cell>
          <table:table-cell table:style-name="ce27" table:formula="of:=IFERROR(INDEX([$'olah data'.$B$4:$'olah data'.$N$39];MATCH([.$A123];[$'olah data'.N$4:$'olah data'.N$39];0);2);&quot;&quot;)">
            <text:p/>
          </table:table-cell>
          <table:table-cell table:style-name="ce27" table:formula="of:=CONCATENATE([.D123];[.E123];[.F123];[.G123];[.H123];[.I123];[.J123];[.K123];[.L123];[.M123];[.N123])" office:value-type="string" office:string-value="Exploratory excitability v. stoic rigidity (10 items)" calcext:value-type="string">
            <text:p>Exploratory excitability v. stoic rigidity (10 items)</text:p>
          </table:table-cell>
          <table:table-cell table:style-name="ce84" table:formula="of:=IFERROR([$'View Input'.Z5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3" calcext:value-type="float">
            <text:p>123</text:p>
          </table:table-cell>
          <table:table-cell table:style-name="ce45" office:value-type="float" office:value="5" calcext:value-type="float">
            <text:p>5</text:p>
          </table:table-cell>
          <table:table-cell table:style-name="ce98" table:formula="of:=IF([.R124]=&quot;&quot;;IF([.Q124]=&quot;R&quot;;VLOOKUP([.P124];[$'olah data'.R125:$'olah data'.S129];2);[.P124]);IF([.R124]=[.P124];[.P124];[.Q124]))" office:value-type="float" office:value="0" calcext:value-type="float">
            <text:p>0</text:p>
          </table:table-cell>
          <table:table-cell table:style-name="ce27" table:formula="of:=IFERROR(INDEX([$'olah data'.$B$4:$'olah data'.$N$39];MATCH([.$A124];[$'olah data'.D$4:$'olah data'.D$39];0);2);&quot;&quot;)">
            <text:p/>
          </table:table-cell>
          <table:table-cell table:style-name="ce27" table:formula="of:=IFERROR(INDEX([$'olah data'.$B$4:$'olah data'.$N$39];MATCH([.$A124];[$'olah data'.E$4:$'olah data'.E$39];0);2);&quot;&quot;)">
            <text:p/>
          </table:table-cell>
          <table:table-cell table:style-name="ce27" table:formula="of:=IFERROR(INDEX([$'olah data'.$B$4:$'olah data'.$N$39];MATCH([.$A124];[$'olah data'.F$4:$'olah data'.F$39];0);2);&quot;&quot;)">
            <text:p/>
          </table:table-cell>
          <table:table-cell table:style-name="ce27" table:formula="of:=IFERROR(INDEX([$'olah data'.$B$4:$'olah data'.$N$39];MATCH([.$A124];[$'olah data'.G$4:$'olah data'.G$39];0);2);&quot;&quot;)">
            <text:p/>
          </table:table-cell>
          <table:table-cell table:style-name="ce27" table:formula="of:=IFERROR(INDEX([$'olah data'.$B$4:$'olah data'.$N$39];MATCH([.$A124];[$'olah data'.H$4:$'olah data'.H$39];0);2);&quot;&quot;)" office:value-type="string" office:string-value="Impulsiveness v. reflection (9 items)" calcext:value-type="string">
            <text:p>Impulsiveness v. reflection (9 items)</text:p>
          </table:table-cell>
          <table:table-cell table:style-name="ce27" table:formula="of:=IFERROR(INDEX([$'olah data'.$B$4:$'olah data'.$N$39];MATCH([.$A124];[$'olah data'.I$4:$'olah data'.I$39];0);2);&quot;&quot;)">
            <text:p/>
          </table:table-cell>
          <table:table-cell table:style-name="ce27" table:formula="of:=IFERROR(INDEX([$'olah data'.$B$4:$'olah data'.$N$39];MATCH([.$A124];[$'olah data'.J$4:$'olah data'.J$39];0);2);&quot;&quot;)">
            <text:p/>
          </table:table-cell>
          <table:table-cell table:style-name="ce27" table:formula="of:=IFERROR(INDEX([$'olah data'.$B$4:$'olah data'.$N$39];MATCH([.$A124];[$'olah data'.K$4:$'olah data'.K$39];0);2);&quot;&quot;)">
            <text:p/>
          </table:table-cell>
          <table:table-cell table:style-name="ce27" table:formula="of:=IFERROR(INDEX([$'olah data'.$B$4:$'olah data'.$N$39];MATCH([.$A124];[$'olah data'.L$4:$'olah data'.L$39];0);2);&quot;&quot;)">
            <text:p/>
          </table:table-cell>
          <table:table-cell table:style-name="ce27" table:formula="of:=IFERROR(INDEX([$'olah data'.$B$4:$'olah data'.$N$39];MATCH([.$A124];[$'olah data'.M$4:$'olah data'.M$39];0);2);&quot;&quot;)">
            <text:p/>
          </table:table-cell>
          <table:table-cell table:style-name="ce27" table:formula="of:=IFERROR(INDEX([$'olah data'.$B$4:$'olah data'.$N$39];MATCH([.$A124];[$'olah data'.N$4:$'olah data'.N$39];0);2);&quot;&quot;)">
            <text:p/>
          </table:table-cell>
          <table:table-cell table:style-name="ce27" table:formula="of:=CONCATENATE([.D124];[.E124];[.F124];[.G124];[.H124];[.I124];[.J124];[.K124];[.L124];[.M124];[.N124])" office:value-type="string" office:string-value="Impulsiveness v. reflection (9 items)" calcext:value-type="string">
            <text:p>Impulsiveness v. reflection (9 items)</text:p>
          </table:table-cell>
          <table:table-cell table:style-name="ce84" table:formula="of:=IFERROR([$'View Input'.Z5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4" calcext:value-type="float">
            <text:p>124</text:p>
          </table:table-cell>
          <table:table-cell table:style-name="ce45" office:value-type="float" office:value="5" calcext:value-type="float">
            <text:p>5</text:p>
          </table:table-cell>
          <table:table-cell table:style-name="ce98" table:formula="of:=IF([.R125]=&quot;&quot;;IF([.Q125]=&quot;R&quot;;VLOOKUP([.P125];[$'olah data'.R126:$'olah data'.S130];2);[.P125]);IF([.R125]=[.P125];[.P125];[.Q125]))" office:value-type="float" office:value="0" calcext:value-type="float">
            <text:p>0</text:p>
          </table:table-cell>
          <table:table-cell table:style-name="ce27" table:formula="of:=IFERROR(INDEX([$'olah data'.$B$4:$'olah data'.$N$39];MATCH([.$A125];[$'olah data'.D$4:$'olah data'.D$39];0);2);&quot;&quot;)">
            <text:p/>
          </table:table-cell>
          <table:table-cell table:style-name="ce27" table:formula="of:=IFERROR(INDEX([$'olah data'.$B$4:$'olah data'.$N$39];MATCH([.$A125];[$'olah data'.E$4:$'olah data'.E$39];0);2);&quot;&quot;)">
            <text:p/>
          </table:table-cell>
          <table:table-cell table:style-name="ce27" table:formula="of:=IFERROR(INDEX([$'olah data'.$B$4:$'olah data'.$N$39];MATCH([.$A125];[$'olah data'.F$4:$'olah data'.F$39];0);2);&quot;&quot;)">
            <text:p/>
          </table:table-cell>
          <table:table-cell table:style-name="ce27" table:formula="of:=IFERROR(INDEX([$'olah data'.$B$4:$'olah data'.$N$39];MATCH([.$A125];[$'olah data'.G$4:$'olah data'.G$39];0);2);&quot;&quot;)">
            <text:p/>
          </table:table-cell>
          <table:table-cell table:style-name="ce27" table:formula="of:=IFERROR(INDEX([$'olah data'.$B$4:$'olah data'.$N$39];MATCH([.$A125];[$'olah data'.H$4:$'olah data'.H$39];0);2);&quot;&quot;)">
            <text:p/>
          </table:table-cell>
          <table:table-cell table:style-name="ce27" table:formula="of:=IFERROR(INDEX([$'olah data'.$B$4:$'olah data'.$N$39];MATCH([.$A125];[$'olah data'.I$4:$'olah data'.I$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25];[$'olah data'.J$4:$'olah data'.J$39];0);2);&quot;&quot;)">
            <text:p/>
          </table:table-cell>
          <table:table-cell table:style-name="ce27" table:formula="of:=IFERROR(INDEX([$'olah data'.$B$4:$'olah data'.$N$39];MATCH([.$A125];[$'olah data'.K$4:$'olah data'.K$39];0);2);&quot;&quot;)">
            <text:p/>
          </table:table-cell>
          <table:table-cell table:style-name="ce27" table:formula="of:=IFERROR(INDEX([$'olah data'.$B$4:$'olah data'.$N$39];MATCH([.$A125];[$'olah data'.L$4:$'olah data'.L$39];0);2);&quot;&quot;)">
            <text:p/>
          </table:table-cell>
          <table:table-cell table:style-name="ce27" table:formula="of:=IFERROR(INDEX([$'olah data'.$B$4:$'olah data'.$N$39];MATCH([.$A125];[$'olah data'.M$4:$'olah data'.M$39];0);2);&quot;&quot;)">
            <text:p/>
          </table:table-cell>
          <table:table-cell table:style-name="ce27" table:formula="of:=IFERROR(INDEX([$'olah data'.$B$4:$'olah data'.$N$39];MATCH([.$A125];[$'olah data'.N$4:$'olah data'.N$39];0);2);&quot;&quot;)">
            <text:p/>
          </table:table-cell>
          <table:table-cell table:style-name="ce27" table:formula="of:=CONCATENATE([.D125];[.E125];[.F125];[.G125];[.H125];[.I125];[.J125];[.K125];[.L125];[.M125];[.N125])" office:value-type="string" office:string-value="Social acceptance vs. social intolerance (8 items)" calcext:value-type="string">
            <text:p>Social acceptance vs. social intolerance (8 items)</text:p>
          </table:table-cell>
          <table:table-cell table:style-name="ce84" table:formula="of:=IFERROR([$'View Input'.Z5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5" calcext:value-type="float">
            <text:p>125</text:p>
          </table:table-cell>
          <table:table-cell table:style-name="ce45" office:value-type="float" office:value="5" calcext:value-type="float">
            <text:p>5</text:p>
          </table:table-cell>
          <table:table-cell table:style-name="ce98" table:formula="of:=IF([.R126]=&quot;&quot;;IF([.Q126]=&quot;R&quot;;VLOOKUP([.P126];[$'olah data'.R127:$'olah data'.S131];2);[.P126]);IF([.R126]=[.P126];[.P126];[.Q126]))" office:value-type="float" office:value="0" calcext:value-type="float">
            <text:p>0</text:p>
          </table:table-cell>
          <table:table-cell table:style-name="ce27" table:formula="of:=IFERROR(INDEX([$'olah data'.$B$4:$'olah data'.$N$39];MATCH([.$A126];[$'olah data'.D$4:$'olah data'.D$39];0);2);&quot;&quot;)">
            <text:p/>
          </table:table-cell>
          <table:table-cell table:style-name="ce27" table:formula="of:=IFERROR(INDEX([$'olah data'.$B$4:$'olah data'.$N$39];MATCH([.$A126];[$'olah data'.E$4:$'olah data'.E$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26];[$'olah data'.F$4:$'olah data'.F$39];0);2);&quot;&quot;)">
            <text:p/>
          </table:table-cell>
          <table:table-cell table:style-name="ce27" table:formula="of:=IFERROR(INDEX([$'olah data'.$B$4:$'olah data'.$N$39];MATCH([.$A126];[$'olah data'.G$4:$'olah data'.G$39];0);2);&quot;&quot;)">
            <text:p/>
          </table:table-cell>
          <table:table-cell table:style-name="ce27" table:formula="of:=IFERROR(INDEX([$'olah data'.$B$4:$'olah data'.$N$39];MATCH([.$A126];[$'olah data'.H$4:$'olah data'.H$39];0);2);&quot;&quot;)">
            <text:p/>
          </table:table-cell>
          <table:table-cell table:style-name="ce27" table:formula="of:=IFERROR(INDEX([$'olah data'.$B$4:$'olah data'.$N$39];MATCH([.$A126];[$'olah data'.I$4:$'olah data'.I$39];0);2);&quot;&quot;)">
            <text:p/>
          </table:table-cell>
          <table:table-cell table:style-name="ce27" table:formula="of:=IFERROR(INDEX([$'olah data'.$B$4:$'olah data'.$N$39];MATCH([.$A126];[$'olah data'.J$4:$'olah data'.J$39];0);2);&quot;&quot;)">
            <text:p/>
          </table:table-cell>
          <table:table-cell table:style-name="ce27" table:formula="of:=IFERROR(INDEX([$'olah data'.$B$4:$'olah data'.$N$39];MATCH([.$A126];[$'olah data'.K$4:$'olah data'.K$39];0);2);&quot;&quot;)">
            <text:p/>
          </table:table-cell>
          <table:table-cell table:style-name="ce27" table:formula="of:=IFERROR(INDEX([$'olah data'.$B$4:$'olah data'.$N$39];MATCH([.$A126];[$'olah data'.L$4:$'olah data'.L$39];0);2);&quot;&quot;)">
            <text:p/>
          </table:table-cell>
          <table:table-cell table:style-name="ce27" table:formula="of:=IFERROR(INDEX([$'olah data'.$B$4:$'olah data'.$N$39];MATCH([.$A126];[$'olah data'.M$4:$'olah data'.M$39];0);2);&quot;&quot;)">
            <text:p/>
          </table:table-cell>
          <table:table-cell table:style-name="ce27" table:formula="of:=IFERROR(INDEX([$'olah data'.$B$4:$'olah data'.$N$39];MATCH([.$A126];[$'olah data'.N$4:$'olah data'.N$39];0);2);&quot;&quot;)">
            <text:p/>
          </table:table-cell>
          <table:table-cell table:style-name="ce27" table:formula="of:=CONCATENATE([.D126];[.E126];[.F126];[.G126];[.H126];[.I126];[.J126];[.K126];[.L126];[.M126];[.N126])" office:value-type="string" office:string-value="Openness to warm communication vs aloofness (10 items)" calcext:value-type="string">
            <text:p>Openness to warm communication vs aloofness (10 items)</text:p>
          </table:table-cell>
          <table:table-cell table:style-name="ce84" table:formula="of:=IFERROR([$'View Input'.Z5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6" calcext:value-type="float">
            <text:p>126</text:p>
          </table:table-cell>
          <table:table-cell table:style-name="ce45" office:value-type="float" office:value="5" calcext:value-type="float">
            <text:p>5</text:p>
          </table:table-cell>
          <table:table-cell table:style-name="ce98" table:formula="of:=IF([.R127]=&quot;&quot;;IF([.Q127]=&quot;R&quot;;VLOOKUP([.P127];[$'olah data'.R128:$'olah data'.S132];2);[.P127]);IF([.R127]=[.P127];[.P127];[.Q127]))" office:value-type="float" office:value="0" calcext:value-type="float">
            <text:p>0</text:p>
          </table:table-cell>
          <table:table-cell table:style-name="ce27" table:formula="of:=IFERROR(INDEX([$'olah data'.$B$4:$'olah data'.$N$39];MATCH([.$A127];[$'olah data'.D$4:$'olah data'.D$39];0);2);&quot;&quot;)">
            <text:p/>
          </table:table-cell>
          <table:table-cell table:style-name="ce27" table:formula="of:=IFERROR(INDEX([$'olah data'.$B$4:$'olah data'.$N$39];MATCH([.$A127];[$'olah data'.E$4:$'olah data'.E$39];0);2);&quot;&quot;)">
            <text:p/>
          </table:table-cell>
          <table:table-cell table:style-name="ce27" table:formula="of:=IFERROR(INDEX([$'olah data'.$B$4:$'olah data'.$N$39];MATCH([.$A127];[$'olah data'.F$4:$'olah data'.F$39];0);2);&quot;&quot;)">
            <text:p/>
          </table:table-cell>
          <table:table-cell table:style-name="ce27" table:formula="of:=IFERROR(INDEX([$'olah data'.$B$4:$'olah data'.$N$39];MATCH([.$A127];[$'olah data'.G$4:$'olah data'.G$39];0);2);&quot;&quot;)">
            <text:p/>
          </table:table-cell>
          <table:table-cell table:style-name="ce27" table:formula="of:=IFERROR(INDEX([$'olah data'.$B$4:$'olah data'.$N$39];MATCH([.$A127];[$'olah data'.H$4:$'olah data'.H$39];0);2);&quot;&quot;)" office:value-type="string" office:string-value="Ambitious vs underachieving (10 items)" calcext:value-type="string">
            <text:p>Ambitious vs underachieving (10 items)</text:p>
          </table:table-cell>
          <table:table-cell table:style-name="ce27" table:formula="of:=IFERROR(INDEX([$'olah data'.$B$4:$'olah data'.$N$39];MATCH([.$A127];[$'olah data'.I$4:$'olah data'.I$39];0);2);&quot;&quot;)">
            <text:p/>
          </table:table-cell>
          <table:table-cell table:style-name="ce27" table:formula="of:=IFERROR(INDEX([$'olah data'.$B$4:$'olah data'.$N$39];MATCH([.$A127];[$'olah data'.J$4:$'olah data'.J$39];0);2);&quot;&quot;)">
            <text:p/>
          </table:table-cell>
          <table:table-cell table:style-name="ce27" table:formula="of:=IFERROR(INDEX([$'olah data'.$B$4:$'olah data'.$N$39];MATCH([.$A127];[$'olah data'.K$4:$'olah data'.K$39];0);2);&quot;&quot;)">
            <text:p/>
          </table:table-cell>
          <table:table-cell table:style-name="ce27" table:formula="of:=IFERROR(INDEX([$'olah data'.$B$4:$'olah data'.$N$39];MATCH([.$A127];[$'olah data'.L$4:$'olah data'.L$39];0);2);&quot;&quot;)">
            <text:p/>
          </table:table-cell>
          <table:table-cell table:style-name="ce27" table:formula="of:=IFERROR(INDEX([$'olah data'.$B$4:$'olah data'.$N$39];MATCH([.$A127];[$'olah data'.M$4:$'olah data'.M$39];0);2);&quot;&quot;)">
            <text:p/>
          </table:table-cell>
          <table:table-cell table:style-name="ce27" table:formula="of:=IFERROR(INDEX([$'olah data'.$B$4:$'olah data'.$N$39];MATCH([.$A127];[$'olah data'.N$4:$'olah data'.N$39];0);2);&quot;&quot;)">
            <text:p/>
          </table:table-cell>
          <table:table-cell table:style-name="ce27" table:formula="of:=CONCATENATE([.D127];[.E127];[.F127];[.G127];[.H127];[.I127];[.J127];[.K127];[.L127];[.M127];[.N127])" office:value-type="string" office:string-value="Ambitious vs underachieving (10 items)" calcext:value-type="string">
            <text:p>Ambitious vs underachieving (10 items)</text:p>
          </table:table-cell>
          <table:table-cell table:style-name="ce84" table:formula="of:=IFERROR([$'View Input'.Z5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7" calcext:value-type="float">
            <text:p>127</text:p>
          </table:table-cell>
          <table:table-cell table:style-name="ce45" office:value-type="float" office:value="5" calcext:value-type="float">
            <text:p>5</text:p>
          </table:table-cell>
          <table:table-cell table:style-name="ce98" table:formula="of:=IF([.R128]=&quot;&quot;;IF([.Q128]=&quot;R&quot;;VLOOKUP([.P128];[$'olah data'.R129:$'olah data'.S133];2);[.P128]);IF([.R128]=[.P128];[.P128];[.Q128]))" office:value-type="float" office:value="0" calcext:value-type="float">
            <text:p>0</text:p>
          </table:table-cell>
          <table:table-cell table:style-name="ce27" table:formula="of:=IFERROR(INDEX([$'olah data'.$B$4:$'olah data'.$N$39];MATCH([.$A128];[$'olah data'.D$4:$'olah data'.D$39];0);2);&quot;&quot;)">
            <text:p/>
          </table:table-cell>
          <table:table-cell table:style-name="ce27" table:formula="of:=IFERROR(INDEX([$'olah data'.$B$4:$'olah data'.$N$39];MATCH([.$A128];[$'olah data'.E$4:$'olah data'.E$39];0);2);&quot;&quot;)">
            <text:p/>
          </table:table-cell>
          <table:table-cell table:style-name="ce27" table:formula="of:=IFERROR(INDEX([$'olah data'.$B$4:$'olah data'.$N$39];MATCH([.$A128];[$'olah data'.F$4:$'olah data'.F$39];0);2);&quot;&quot;)">
            <text:p/>
          </table:table-cell>
          <table:table-cell table:style-name="ce27" table:formula="of:=IFERROR(INDEX([$'olah data'.$B$4:$'olah data'.$N$39];MATCH([.$A128];[$'olah data'.G$4:$'olah data'.G$39];0);2);&quot;&quot;)">
            <text:p/>
          </table:table-cell>
          <table:table-cell table:style-name="ce27" table:formula="of:=IFERROR(INDEX([$'olah data'.$B$4:$'olah data'.$N$39];MATCH([.$A128];[$'olah data'.H$4:$'olah data'.H$39];0);2);&quot;&quot;)">
            <text:p/>
          </table:table-cell>
          <table:table-cell table:style-name="ce27" table:formula="of:=IFERROR(INDEX([$'olah data'.$B$4:$'olah data'.$N$39];MATCH([.$A128];[$'olah data'.I$4:$'olah data'.I$39];0);2);&quot;&quot;)">
            <text:p/>
          </table:table-cell>
          <table:table-cell table:style-name="ce27" table:formula="of:=IFERROR(INDEX([$'olah data'.$B$4:$'olah data'.$N$39];MATCH([.$A128];[$'olah data'.J$4:$'olah data'.J$39];0);2);&quot;&quot;)">
            <text:p/>
          </table:table-cell>
          <table:table-cell table:style-name="ce27" table:formula="of:=IFERROR(INDEX([$'olah data'.$B$4:$'olah data'.$N$39];MATCH([.$A128];[$'olah data'.K$4:$'olah data'.K$39];0);2);&quot;&quot;)">
            <text:p/>
          </table:table-cell>
          <table:table-cell table:style-name="ce27" table:formula="of:=IFERROR(INDEX([$'olah data'.$B$4:$'olah data'.$N$39];MATCH([.$A128];[$'olah data'.L$4:$'olah data'.L$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28];[$'olah data'.M$4:$'olah data'.M$39];0);2);&quot;&quot;)">
            <text:p/>
          </table:table-cell>
          <table:table-cell table:style-name="ce27" table:formula="of:=IFERROR(INDEX([$'olah data'.$B$4:$'olah data'.$N$39];MATCH([.$A128];[$'olah data'.N$4:$'olah data'.N$39];0);2);&quot;&quot;)">
            <text:p/>
          </table:table-cell>
          <table:table-cell table:style-name="ce27" table:formula="of:=CONCATENATE([.D128];[.E128];[.F128];[.G128];[.H128];[.I128];[.J128];[.K128];[.L128];[.M128];[.N128])" office:value-type="string" office:string-value="Openness to warm communication vs aloofness (10 items)" calcext:value-type="string">
            <text:p>Openness to warm communication vs aloofness (10 items)</text:p>
          </table:table-cell>
          <table:table-cell table:style-name="ce84" table:formula="of:=IFERROR([$'View Input'.Z5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8" calcext:value-type="float">
            <text:p>128</text:p>
          </table:table-cell>
          <table:table-cell table:style-name="ce45" office:value-type="float" office:value="5" calcext:value-type="float">
            <text:p>5</text:p>
          </table:table-cell>
          <table:table-cell table:style-name="ce98" table:formula="of:=IF([.R129]=&quot;&quot;;IF([.Q129]=&quot;R&quot;;VLOOKUP([.P129];[$'olah data'.R130:$'olah data'.S134];2);[.P129]);IF([.R129]=[.P129];[.P129];[.Q129]))" office:value-type="float" office:value="0" calcext:value-type="float">
            <text:p>0</text:p>
          </table:table-cell>
          <table:table-cell table:style-name="ce27" table:formula="of:=IFERROR(INDEX([$'olah data'.$B$4:$'olah data'.$N$39];MATCH([.$A129];[$'olah data'.D$4:$'olah data'.D$39];0);2);&quot;&quot;)">
            <text:p/>
          </table:table-cell>
          <table:table-cell table:style-name="ce27" table:formula="of:=IFERROR(INDEX([$'olah data'.$B$4:$'olah data'.$N$39];MATCH([.$A129];[$'olah data'.E$4:$'olah data'.E$39];0);2);&quot;&quot;)">
            <text:p/>
          </table:table-cell>
          <table:table-cell table:style-name="ce27" table:formula="of:=IFERROR(INDEX([$'olah data'.$B$4:$'olah data'.$N$39];MATCH([.$A129];[$'olah data'.F$4:$'olah data'.F$39];0);2);&quot;&quot;)">
            <text:p/>
          </table:table-cell>
          <table:table-cell table:style-name="ce27" table:formula="of:=IFERROR(INDEX([$'olah data'.$B$4:$'olah data'.$N$39];MATCH([.$A129];[$'olah data'.G$4:$'olah data'.G$39];0);2);&quot;&quot;)">
            <text:p/>
          </table:table-cell>
          <table:table-cell table:style-name="ce27" table:formula="of:=IFERROR(INDEX([$'olah data'.$B$4:$'olah data'.$N$39];MATCH([.$A129];[$'olah data'.H$4:$'olah data'.H$39];0);2);&quot;&quot;)">
            <text:p/>
          </table:table-cell>
          <table:table-cell table:style-name="ce27" table:formula="of:=IFERROR(INDEX([$'olah data'.$B$4:$'olah data'.$N$39];MATCH([.$A129];[$'olah data'.I$4:$'olah data'.I$39];0);2);&quot;&quot;)" office:value-type="string" office:string-value="Compassion vs. revengefulness (7 items)" calcext:value-type="string">
            <text:p>Compassion vs. revengefulness (7 items)</text:p>
          </table:table-cell>
          <table:table-cell table:style-name="ce27" table:formula="of:=IFERROR(INDEX([$'olah data'.$B$4:$'olah data'.$N$39];MATCH([.$A129];[$'olah data'.J$4:$'olah data'.J$39];0);2);&quot;&quot;)">
            <text:p/>
          </table:table-cell>
          <table:table-cell table:style-name="ce27" table:formula="of:=IFERROR(INDEX([$'olah data'.$B$4:$'olah data'.$N$39];MATCH([.$A129];[$'olah data'.K$4:$'olah data'.K$39];0);2);&quot;&quot;)">
            <text:p/>
          </table:table-cell>
          <table:table-cell table:style-name="ce27" table:formula="of:=IFERROR(INDEX([$'olah data'.$B$4:$'olah data'.$N$39];MATCH([.$A129];[$'olah data'.L$4:$'olah data'.L$39];0);2);&quot;&quot;)">
            <text:p/>
          </table:table-cell>
          <table:table-cell table:style-name="ce27" table:formula="of:=IFERROR(INDEX([$'olah data'.$B$4:$'olah data'.$N$39];MATCH([.$A129];[$'olah data'.M$4:$'olah data'.M$39];0);2);&quot;&quot;)">
            <text:p/>
          </table:table-cell>
          <table:table-cell table:style-name="ce27" table:formula="of:=IFERROR(INDEX([$'olah data'.$B$4:$'olah data'.$N$39];MATCH([.$A129];[$'olah data'.N$4:$'olah data'.N$39];0);2);&quot;&quot;)">
            <text:p/>
          </table:table-cell>
          <table:table-cell table:style-name="ce27" table:formula="of:=CONCATENATE([.D129];[.E129];[.F129];[.G129];[.H129];[.I129];[.J129];[.K129];[.L129];[.M129];[.N129])" office:value-type="string" office:string-value="Compassion vs. revengefulness (7 items)" calcext:value-type="string">
            <text:p>Compassion vs. revengefulness (7 items)</text:p>
          </table:table-cell>
          <table:table-cell table:style-name="ce84" table:formula="of:=IFERROR([$'View Input'.Z5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29" calcext:value-type="float">
            <text:p>129</text:p>
          </table:table-cell>
          <table:table-cell table:style-name="ce45" office:value-type="float" office:value="5" calcext:value-type="float">
            <text:p>5</text:p>
          </table:table-cell>
          <table:table-cell table:style-name="ce98" table:formula="of:=IF([.R130]=&quot;&quot;;IF([.Q130]=&quot;R&quot;;VLOOKUP([.P130];[$'olah data'.R131:$'olah data'.S135];2);[.P130]);IF([.R130]=[.P130];[.P130];[.Q130]))" office:value-type="float" office:value="0" calcext:value-type="float">
            <text:p>0</text:p>
          </table:table-cell>
          <table:table-cell table:style-name="ce27" table:formula="of:=IFERROR(INDEX([$'olah data'.$B$4:$'olah data'.$N$39];MATCH([.$A130];[$'olah data'.D$4:$'olah data'.D$39];0);2);&quot;&quot;)">
            <text:p/>
          </table:table-cell>
          <table:table-cell table:style-name="ce27" table:formula="of:=IFERROR(INDEX([$'olah data'.$B$4:$'olah data'.$N$39];MATCH([.$A130];[$'olah data'.E$4:$'olah data'.E$39];0);2);&quot;&quot;)">
            <text:p/>
          </table:table-cell>
          <table:table-cell table:style-name="ce27" table:formula="of:=IFERROR(INDEX([$'olah data'.$B$4:$'olah data'.$N$39];MATCH([.$A130];[$'olah data'.F$4:$'olah data'.F$39];0);2);&quot;&quot;)">
            <text:p/>
          </table:table-cell>
          <table:table-cell table:style-name="ce27" table:formula="of:=IFERROR(INDEX([$'olah data'.$B$4:$'olah data'.$N$39];MATCH([.$A130];[$'olah data'.G$4:$'olah data'.G$39];0);2);&quot;&quot;)">
            <text:p/>
          </table:table-cell>
          <table:table-cell table:style-name="ce27" table:formula="of:=IFERROR(INDEX([$'olah data'.$B$4:$'olah data'.$N$39];MATCH([.$A130];[$'olah data'.H$4:$'olah data'.H$39];0);2);&quot;&quot;)">
            <text:p/>
          </table:table-cell>
          <table:table-cell table:style-name="ce27" table:formula="of:=IFERROR(INDEX([$'olah data'.$B$4:$'olah data'.$N$39];MATCH([.$A130];[$'olah data'.I$4:$'olah data'.I$39];0);2);&quot;&quot;)">
            <text:p/>
          </table:table-cell>
          <table:table-cell table:style-name="ce27" table:formula="of:=IFERROR(INDEX([$'olah data'.$B$4:$'olah data'.$N$39];MATCH([.$A130];[$'olah data'.J$4:$'olah data'.J$39];0);2);&quot;&quot;)" office:value-type="string" office:string-value="Perfectionist vs pragmatist (8 items)" calcext:value-type="string">
            <text:p>Perfectionist vs pragmatist (8 items)</text:p>
          </table:table-cell>
          <table:table-cell table:style-name="ce27" table:formula="of:=IFERROR(INDEX([$'olah data'.$B$4:$'olah data'.$N$39];MATCH([.$A130];[$'olah data'.K$4:$'olah data'.K$39];0);2);&quot;&quot;)">
            <text:p/>
          </table:table-cell>
          <table:table-cell table:style-name="ce27" table:formula="of:=IFERROR(INDEX([$'olah data'.$B$4:$'olah data'.$N$39];MATCH([.$A130];[$'olah data'.L$4:$'olah data'.L$39];0);2);&quot;&quot;)">
            <text:p/>
          </table:table-cell>
          <table:table-cell table:style-name="ce27" table:formula="of:=IFERROR(INDEX([$'olah data'.$B$4:$'olah data'.$N$39];MATCH([.$A130];[$'olah data'.M$4:$'olah data'.M$39];0);2);&quot;&quot;)">
            <text:p/>
          </table:table-cell>
          <table:table-cell table:style-name="ce27" table:formula="of:=IFERROR(INDEX([$'olah data'.$B$4:$'olah data'.$N$39];MATCH([.$A130];[$'olah data'.N$4:$'olah data'.N$39];0);2);&quot;&quot;)">
            <text:p/>
          </table:table-cell>
          <table:table-cell table:style-name="ce27" table:formula="of:=CONCATENATE([.D130];[.E130];[.F130];[.G130];[.H130];[.I130];[.J130];[.K130];[.L130];[.M130];[.N130])" office:value-type="string" office:string-value="Perfectionist vs pragmatist (8 items)" calcext:value-type="string">
            <text:p>Perfectionist vs pragmatist (8 items)</text:p>
          </table:table-cell>
          <table:table-cell table:style-name="ce84" table:formula="of:=IFERROR([$'View Input'.Z5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0" calcext:value-type="float">
            <text:p>130</text:p>
          </table:table-cell>
          <table:table-cell table:style-name="ce45" office:value-type="float" office:value="5" calcext:value-type="float">
            <text:p>5</text:p>
          </table:table-cell>
          <table:table-cell table:style-name="ce98" table:formula="of:=IF([.R131]=&quot;&quot;;IF([.Q131]=&quot;R&quot;;VLOOKUP([.P131];[$'olah data'.R132:$'olah data'.S136];2);[.P131]);IF([.R131]=[.P131];[.P131];[.Q131]))" office:value-type="float" office:value="0" calcext:value-type="float">
            <text:p>0</text:p>
          </table:table-cell>
          <table:table-cell table:style-name="ce27" table:formula="of:=IFERROR(INDEX([$'olah data'.$B$4:$'olah data'.$N$39];MATCH([.$A131];[$'olah data'.D$4:$'olah data'.D$39];0);2);&quot;&quot;)">
            <text:p/>
          </table:table-cell>
          <table:table-cell table:style-name="ce27" table:formula="of:=IFERROR(INDEX([$'olah data'.$B$4:$'olah data'.$N$39];MATCH([.$A131];[$'olah data'.E$4:$'olah data'.E$39];0);2);&quot;&quot;)">
            <text:p/>
          </table:table-cell>
          <table:table-cell table:style-name="ce27" table:formula="of:=IFERROR(INDEX([$'olah data'.$B$4:$'olah data'.$N$39];MATCH([.$A131];[$'olah data'.F$4:$'olah data'.F$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31];[$'olah data'.G$4:$'olah data'.G$39];0);2);&quot;&quot;)">
            <text:p/>
          </table:table-cell>
          <table:table-cell table:style-name="ce27" table:formula="of:=IFERROR(INDEX([$'olah data'.$B$4:$'olah data'.$N$39];MATCH([.$A131];[$'olah data'.H$4:$'olah data'.H$39];0);2);&quot;&quot;)">
            <text:p/>
          </table:table-cell>
          <table:table-cell table:style-name="ce27" table:formula="of:=IFERROR(INDEX([$'olah data'.$B$4:$'olah data'.$N$39];MATCH([.$A131];[$'olah data'.I$4:$'olah data'.I$39];0);2);&quot;&quot;)">
            <text:p/>
          </table:table-cell>
          <table:table-cell table:style-name="ce27" table:formula="of:=IFERROR(INDEX([$'olah data'.$B$4:$'olah data'.$N$39];MATCH([.$A131];[$'olah data'.J$4:$'olah data'.J$39];0);2);&quot;&quot;)">
            <text:p/>
          </table:table-cell>
          <table:table-cell table:style-name="ce27" table:formula="of:=IFERROR(INDEX([$'olah data'.$B$4:$'olah data'.$N$39];MATCH([.$A131];[$'olah data'.K$4:$'olah data'.K$39];0);2);&quot;&quot;)">
            <text:p/>
          </table:table-cell>
          <table:table-cell table:style-name="ce27" table:formula="of:=IFERROR(INDEX([$'olah data'.$B$4:$'olah data'.$N$39];MATCH([.$A131];[$'olah data'.L$4:$'olah data'.L$39];0);2);&quot;&quot;)">
            <text:p/>
          </table:table-cell>
          <table:table-cell table:style-name="ce27" table:formula="of:=IFERROR(INDEX([$'olah data'.$B$4:$'olah data'.$N$39];MATCH([.$A131];[$'olah data'.M$4:$'olah data'.M$39];0);2);&quot;&quot;)">
            <text:p/>
          </table:table-cell>
          <table:table-cell table:style-name="ce27" table:formula="of:=IFERROR(INDEX([$'olah data'.$B$4:$'olah data'.$N$39];MATCH([.$A131];[$'olah data'.N$4:$'olah data'.N$39];0);2);&quot;&quot;)">
            <text:p/>
          </table:table-cell>
          <table:table-cell table:style-name="ce27" table:formula="of:=CONCATENATE([.D131];[.E131];[.F131];[.G131];[.H131];[.I131];[.J131];[.K131];[.L131];[.M131];[.N131])" office:value-type="string" office:string-value="Openness to warm communication vs aloofness (10 items)" calcext:value-type="string">
            <text:p>Openness to warm communication vs aloofness (10 items)</text:p>
          </table:table-cell>
          <table:table-cell table:style-name="ce84" table:formula="of:=IFERROR([$'View Input'.Z6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1" calcext:value-type="float">
            <text:p>131</text:p>
          </table:table-cell>
          <table:table-cell table:style-name="ce45" office:value-type="float" office:value="5" calcext:value-type="float">
            <text:p>5</text:p>
          </table:table-cell>
          <table:table-cell table:style-name="ce98" table:formula="of:=IF([.R132]=&quot;&quot;;IF([.Q132]=&quot;R&quot;;VLOOKUP([.P132];[$'olah data'.R133:$'olah data'.S137];2);[.P132]);IF([.R132]=[.P132];[.P132];[.Q132]))" office:value-type="float" office:value="0" calcext:value-type="float">
            <text:p>0</text:p>
          </table:table-cell>
          <table:table-cell table:style-name="ce27" table:formula="of:=IFERROR(INDEX([$'olah data'.$B$4:$'olah data'.$N$39];MATCH([.$A132];[$'olah data'.D$4:$'olah data'.D$39];0);2);&quot;&quot;)">
            <text:p/>
          </table:table-cell>
          <table:table-cell table:style-name="ce27" table:formula="of:=IFERROR(INDEX([$'olah data'.$B$4:$'olah data'.$N$39];MATCH([.$A132];[$'olah data'.E$4:$'olah data'.E$39];0);2);&quot;&quot;)">
            <text:p/>
          </table:table-cell>
          <table:table-cell table:style-name="ce27" table:formula="of:=IFERROR(INDEX([$'olah data'.$B$4:$'olah data'.$N$39];MATCH([.$A132];[$'olah data'.F$4:$'olah data'.F$39];0);2);&quot;&quot;)">
            <text:p/>
          </table:table-cell>
          <table:table-cell table:style-name="ce27" table:formula="of:=IFERROR(INDEX([$'olah data'.$B$4:$'olah data'.$N$39];MATCH([.$A132];[$'olah data'.G$4:$'olah data'.G$39];0);2);&quot;&quot;)">
            <text:p/>
          </table:table-cell>
          <table:table-cell table:style-name="ce27" table:formula="of:=IFERROR(INDEX([$'olah data'.$B$4:$'olah data'.$N$39];MATCH([.$A132];[$'olah data'.H$4:$'olah data'.H$39];0);2);&quot;&quot;)">
            <text:p/>
          </table:table-cell>
          <table:table-cell table:style-name="ce27" table:formula="of:=IFERROR(INDEX([$'olah data'.$B$4:$'olah data'.$N$39];MATCH([.$A132];[$'olah data'.I$4:$'olah data'.I$39];0);2);&quot;&quot;)" office:value-type="string" office:string-value="Shyness with strangers (7 items)" calcext:value-type="string">
            <text:p>Shyness with strangers (7 items)</text:p>
          </table:table-cell>
          <table:table-cell table:style-name="ce27" table:formula="of:=IFERROR(INDEX([$'olah data'.$B$4:$'olah data'.$N$39];MATCH([.$A132];[$'olah data'.J$4:$'olah data'.J$39];0);2);&quot;&quot;)">
            <text:p/>
          </table:table-cell>
          <table:table-cell table:style-name="ce27" table:formula="of:=IFERROR(INDEX([$'olah data'.$B$4:$'olah data'.$N$39];MATCH([.$A132];[$'olah data'.K$4:$'olah data'.K$39];0);2);&quot;&quot;)">
            <text:p/>
          </table:table-cell>
          <table:table-cell table:style-name="ce27" table:formula="of:=IFERROR(INDEX([$'olah data'.$B$4:$'olah data'.$N$39];MATCH([.$A132];[$'olah data'.L$4:$'olah data'.L$39];0);2);&quot;&quot;)">
            <text:p/>
          </table:table-cell>
          <table:table-cell table:style-name="ce27" table:formula="of:=IFERROR(INDEX([$'olah data'.$B$4:$'olah data'.$N$39];MATCH([.$A132];[$'olah data'.M$4:$'olah data'.M$39];0);2);&quot;&quot;)">
            <text:p/>
          </table:table-cell>
          <table:table-cell table:style-name="ce27" table:formula="of:=IFERROR(INDEX([$'olah data'.$B$4:$'olah data'.$N$39];MATCH([.$A132];[$'olah data'.N$4:$'olah data'.N$39];0);2);&quot;&quot;)">
            <text:p/>
          </table:table-cell>
          <table:table-cell table:style-name="ce27" table:formula="of:=CONCATENATE([.D132];[.E132];[.F132];[.G132];[.H132];[.I132];[.J132];[.K132];[.L132];[.M132];[.N132])" office:value-type="string" office:string-value="Shyness with strangers (7 items)" calcext:value-type="string">
            <text:p>Shyness with strangers (7 items)</text:p>
          </table:table-cell>
          <table:table-cell table:style-name="ce84" table:formula="of:=IFERROR([$'View Input'.Z6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2" calcext:value-type="float">
            <text:p>132</text:p>
          </table:table-cell>
          <table:table-cell table:style-name="ce98" office:value-type="string" calcext:value-type="string">
            <text:p>Tidak Mudeng</text:p>
          </table:table-cell>
          <table:table-cell table:style-name="ce98" table:formula="of:=IF([.R133]=&quot;&quot;;IF([.Q133]=&quot;R&quot;;VLOOKUP([.P133];[$'olah data'.R134:$'olah data'.S138];2);[.P133]);IF([.R133]=[.P133];[.P133];[.Q133]))" office:value-type="string" office:string-value="Tidak Mudeng" calcext:value-type="string">
            <text:p>Tidak Mudeng</text:p>
          </table:table-cell>
          <table:table-cell table:style-name="ce27" table:formula="of:=IFERROR(INDEX([$'olah data'.$B$4:$'olah data'.$N$39];MATCH([.$A133];[$'olah data'.D$4:$'olah data'.D$39];0);2);&quot;&quot;)">
            <text:p/>
          </table:table-cell>
          <table:table-cell table:style-name="ce27" table:formula="of:=IFERROR(INDEX([$'olah data'.$B$4:$'olah data'.$N$39];MATCH([.$A133];[$'olah data'.E$4:$'olah data'.E$39];0);2);&quot;&quot;)">
            <text:p/>
          </table:table-cell>
          <table:table-cell table:style-name="ce27" table:formula="of:=IFERROR(INDEX([$'olah data'.$B$4:$'olah data'.$N$39];MATCH([.$A133];[$'olah data'.F$4:$'olah data'.F$39];0);2);&quot;&quot;)">
            <text:p/>
          </table:table-cell>
          <table:table-cell table:style-name="ce27" table:formula="of:=IFERROR(INDEX([$'olah data'.$B$4:$'olah data'.$N$39];MATCH([.$A133];[$'olah data'.G$4:$'olah data'.G$39];0);2);&quot;&quot;)" office:value-type="string" office:string-value="Validity Scale (5 items)" calcext:value-type="string">
            <text:p>Validity Scale (5 items)</text:p>
          </table:table-cell>
          <table:table-cell table:style-name="ce27" table:formula="of:=IFERROR(INDEX([$'olah data'.$B$4:$'olah data'.$N$39];MATCH([.$A133];[$'olah data'.H$4:$'olah data'.H$39];0);2);&quot;&quot;)">
            <text:p/>
          </table:table-cell>
          <table:table-cell table:style-name="ce27" table:formula="of:=IFERROR(INDEX([$'olah data'.$B$4:$'olah data'.$N$39];MATCH([.$A133];[$'olah data'.I$4:$'olah data'.I$39];0);2);&quot;&quot;)">
            <text:p/>
          </table:table-cell>
          <table:table-cell table:style-name="ce27" table:formula="of:=IFERROR(INDEX([$'olah data'.$B$4:$'olah data'.$N$39];MATCH([.$A133];[$'olah data'.J$4:$'olah data'.J$39];0);2);&quot;&quot;)">
            <text:p/>
          </table:table-cell>
          <table:table-cell table:style-name="ce27" table:formula="of:=IFERROR(INDEX([$'olah data'.$B$4:$'olah data'.$N$39];MATCH([.$A133];[$'olah data'.K$4:$'olah data'.K$39];0);2);&quot;&quot;)">
            <text:p/>
          </table:table-cell>
          <table:table-cell table:style-name="ce27" table:formula="of:=IFERROR(INDEX([$'olah data'.$B$4:$'olah data'.$N$39];MATCH([.$A133];[$'olah data'.L$4:$'olah data'.L$39];0);2);&quot;&quot;)">
            <text:p/>
          </table:table-cell>
          <table:table-cell table:style-name="ce27" table:formula="of:=IFERROR(INDEX([$'olah data'.$B$4:$'olah data'.$N$39];MATCH([.$A133];[$'olah data'.M$4:$'olah data'.M$39];0);2);&quot;&quot;)">
            <text:p/>
          </table:table-cell>
          <table:table-cell table:style-name="ce27" table:formula="of:=IFERROR(INDEX([$'olah data'.$B$4:$'olah data'.$N$39];MATCH([.$A133];[$'olah data'.N$4:$'olah data'.N$39];0);2);&quot;&quot;)">
            <text:p/>
          </table:table-cell>
          <table:table-cell table:style-name="ce27" table:formula="of:=CONCATENATE([.D133];[.E133];[.F133];[.G133];[.H133];[.I133];[.J133];[.K133];[.L133];[.M133];[.N133])" office:value-type="string" office:string-value="Validity Scale (5 items)" calcext:value-type="string">
            <text:p>Validity Scale (5 items)</text:p>
          </table:table-cell>
          <table:table-cell table:style-name="ce84" table:formula="of:=IFERROR([$'View Input'.Z62];&quot;&quot;)" office:value-type="float" office:value="0" calcext:value-type="float">
            <text:p>0</text:p>
          </table:table-cell>
          <table:table-cell table:style-name="ce98" office:value-type="string" calcext:value-type="string">
            <text:p>Tidak Mudeng</text:p>
          </table:table-cell>
          <table:table-cell table:style-name="ce46" office:value-type="float" office:value="2" calcext:value-type="float">
            <text:p>2</text:p>
          </table:table-cell>
          <table:table-cell table:number-columns-repeated="1006"/>
        </table:table-row>
        <table:table-row table:style-name="ro3">
          <table:table-cell table:style-name="ce29" office:value-type="float" office:value="133" calcext:value-type="float">
            <text:p>133</text:p>
          </table:table-cell>
          <table:table-cell table:style-name="ce45" office:value-type="float" office:value="5" calcext:value-type="float">
            <text:p>5</text:p>
          </table:table-cell>
          <table:table-cell table:style-name="ce98" table:formula="of:=IF([.R134]=&quot;&quot;;IF([.Q134]=&quot;R&quot;;VLOOKUP([.P134];[$'olah data'.R135:$'olah data'.S139];2);[.P134]);IF([.R134]=[.P134];[.P134];[.Q134]))" office:value-type="float" office:value="0" calcext:value-type="float">
            <text:p>0</text:p>
          </table:table-cell>
          <table:table-cell table:style-name="ce27" table:formula="of:=IFERROR(INDEX([$'olah data'.$B$4:$'olah data'.$N$39];MATCH([.$A134];[$'olah data'.D$4:$'olah data'.D$39];0);2);&quot;&quot;)">
            <text:p/>
          </table:table-cell>
          <table:table-cell table:style-name="ce27" table:formula="of:=IFERROR(INDEX([$'olah data'.$B$4:$'olah data'.$N$39];MATCH([.$A134];[$'olah data'.E$4:$'olah data'.E$39];0);2);&quot;&quot;)">
            <text:p/>
          </table:table-cell>
          <table:table-cell table:style-name="ce27" table:formula="of:=IFERROR(INDEX([$'olah data'.$B$4:$'olah data'.$N$39];MATCH([.$A134];[$'olah data'.F$4:$'olah data'.F$39];0);2);&quot;&quot;)">
            <text:p/>
          </table:table-cell>
          <table:table-cell table:style-name="ce27" table:formula="of:=IFERROR(INDEX([$'olah data'.$B$4:$'olah data'.$N$39];MATCH([.$A134];[$'olah data'.G$4:$'olah data'.G$39];0);2);&quot;&quot;)">
            <text:p/>
          </table:table-cell>
          <table:table-cell table:style-name="ce27" table:formula="of:=IFERROR(INDEX([$'olah data'.$B$4:$'olah data'.$N$39];MATCH([.$A134];[$'olah data'.H$4:$'olah data'.H$39];0);2);&quot;&quot;)">
            <text:p/>
          </table:table-cell>
          <table:table-cell table:style-name="ce27" table:formula="of:=IFERROR(INDEX([$'olah data'.$B$4:$'olah data'.$N$39];MATCH([.$A134];[$'olah data'.I$4:$'olah data'.I$39];0);2);&quot;&quot;)">
            <text:p/>
          </table:table-cell>
          <table:table-cell table:style-name="ce27" table:formula="of:=IFERROR(INDEX([$'olah data'.$B$4:$'olah data'.$N$39];MATCH([.$A134];[$'olah data'.J$4:$'olah data'.J$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34];[$'olah data'.K$4:$'olah data'.K$39];0);2);&quot;&quot;)">
            <text:p/>
          </table:table-cell>
          <table:table-cell table:style-name="ce27" table:formula="of:=IFERROR(INDEX([$'olah data'.$B$4:$'olah data'.$N$39];MATCH([.$A134];[$'olah data'.L$4:$'olah data'.L$39];0);2);&quot;&quot;)">
            <text:p/>
          </table:table-cell>
          <table:table-cell table:style-name="ce27" table:formula="of:=IFERROR(INDEX([$'olah data'.$B$4:$'olah data'.$N$39];MATCH([.$A134];[$'olah data'.M$4:$'olah data'.M$39];0);2);&quot;&quot;)">
            <text:p/>
          </table:table-cell>
          <table:table-cell table:style-name="ce27" table:formula="of:=IFERROR(INDEX([$'olah data'.$B$4:$'olah data'.$N$39];MATCH([.$A134];[$'olah data'.N$4:$'olah data'.N$39];0);2);&quot;&quot;)">
            <text:p/>
          </table:table-cell>
          <table:table-cell table:style-name="ce27" table:formula="of:=CONCATENATE([.D134];[.E134];[.F134];[.G134];[.H134];[.I134];[.J134];[.K134];[.L134];[.M134];[.N134])" office:value-type="string" office:string-value="Social acceptance vs. social intolerance (8 items)" calcext:value-type="string">
            <text:p>Social acceptance vs. social intolerance (8 items)</text:p>
          </table:table-cell>
          <table:table-cell table:style-name="ce84" table:formula="of:=IFERROR([$'View Input'.Z6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4" calcext:value-type="float">
            <text:p>134</text:p>
          </table:table-cell>
          <table:table-cell table:style-name="ce45" office:value-type="float" office:value="5" calcext:value-type="float">
            <text:p>5</text:p>
          </table:table-cell>
          <table:table-cell table:style-name="ce98" table:formula="of:=IF([.R135]=&quot;&quot;;IF([.Q135]=&quot;R&quot;;VLOOKUP([.P135];[$'olah data'.R136:$'olah data'.S140];2);[.P135]);IF([.R135]=[.P135];[.P135];[.Q135]))" office:value-type="float" office:value="0" calcext:value-type="float">
            <text:p>0</text:p>
          </table:table-cell>
          <table:table-cell table:style-name="ce27" table:formula="of:=IFERROR(INDEX([$'olah data'.$B$4:$'olah data'.$N$39];MATCH([.$A135];[$'olah data'.D$4:$'olah data'.D$39];0);2);&quot;&quot;)">
            <text:p/>
          </table:table-cell>
          <table:table-cell table:style-name="ce27" table:formula="of:=IFERROR(INDEX([$'olah data'.$B$4:$'olah data'.$N$39];MATCH([.$A135];[$'olah data'.E$4:$'olah data'.E$39];0);2);&quot;&quot;)">
            <text:p/>
          </table:table-cell>
          <table:table-cell table:style-name="ce27" table:formula="of:=IFERROR(INDEX([$'olah data'.$B$4:$'olah data'.$N$39];MATCH([.$A135];[$'olah data'.F$4:$'olah data'.F$39];0);2);&quot;&quot;)">
            <text:p/>
          </table:table-cell>
          <table:table-cell table:style-name="ce27" table:formula="of:=IFERROR(INDEX([$'olah data'.$B$4:$'olah data'.$N$39];MATCH([.$A135];[$'olah data'.G$4:$'olah data'.G$39];0);2);&quot;&quot;)">
            <text:p/>
          </table:table-cell>
          <table:table-cell table:style-name="ce27" table:formula="of:=IFERROR(INDEX([$'olah data'.$B$4:$'olah data'.$N$39];MATCH([.$A135];[$'olah data'.H$4:$'olah data'.H$39];0);2);&quot;&quot;)">
            <text:p/>
          </table:table-cell>
          <table:table-cell table:style-name="ce27" table:formula="of:=IFERROR(INDEX([$'olah data'.$B$4:$'olah data'.$N$39];MATCH([.$A135];[$'olah data'.I$4:$'olah data'.I$39];0);2);&quot;&quot;)">
            <text:p/>
          </table:table-cell>
          <table:table-cell table:style-name="ce27" table:formula="of:=IFERROR(INDEX([$'olah data'.$B$4:$'olah data'.$N$39];MATCH([.$A135];[$'olah data'.J$4:$'olah data'.J$39];0);2);&quot;&quot;)">
            <text:p/>
          </table:table-cell>
          <table:table-cell table:style-name="ce27" table:formula="of:=IFERROR(INDEX([$'olah data'.$B$4:$'olah data'.$N$39];MATCH([.$A135];[$'olah data'.K$4:$'olah data'.K$39];0);2);&quot;&quot;)" office:value-type="string" office:string-value="Eagerness of effort vs laziness (9 items)" calcext:value-type="string">
            <text:p>Eagerness of effort vs laziness (9 items)</text:p>
          </table:table-cell>
          <table:table-cell table:style-name="ce27" table:formula="of:=IFERROR(INDEX([$'olah data'.$B$4:$'olah data'.$N$39];MATCH([.$A135];[$'olah data'.L$4:$'olah data'.L$39];0);2);&quot;&quot;)">
            <text:p/>
          </table:table-cell>
          <table:table-cell table:style-name="ce27" table:formula="of:=IFERROR(INDEX([$'olah data'.$B$4:$'olah data'.$N$39];MATCH([.$A135];[$'olah data'.M$4:$'olah data'.M$39];0);2);&quot;&quot;)">
            <text:p/>
          </table:table-cell>
          <table:table-cell table:style-name="ce27" table:formula="of:=IFERROR(INDEX([$'olah data'.$B$4:$'olah data'.$N$39];MATCH([.$A135];[$'olah data'.N$4:$'olah data'.N$39];0);2);&quot;&quot;)">
            <text:p/>
          </table:table-cell>
          <table:table-cell table:style-name="ce27" table:formula="of:=CONCATENATE([.D135];[.E135];[.F135];[.G135];[.H135];[.I135];[.J135];[.K135];[.L135];[.M135];[.N135])" office:value-type="string" office:string-value="Eagerness of effort vs laziness (9 items)" calcext:value-type="string">
            <text:p>Eagerness of effort vs laziness (9 items)</text:p>
          </table:table-cell>
          <table:table-cell table:style-name="ce84" table:formula="of:=IFERROR([$'View Input'.Z6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5" calcext:value-type="float">
            <text:p>135</text:p>
          </table:table-cell>
          <table:table-cell table:style-name="ce45" office:value-type="float" office:value="5" calcext:value-type="float">
            <text:p>5</text:p>
          </table:table-cell>
          <table:table-cell table:style-name="ce98" table:formula="of:=IF([.R136]=&quot;&quot;;IF([.Q136]=&quot;R&quot;;VLOOKUP([.P136];[$'olah data'.R137:$'olah data'.S141];2);[.P136]);IF([.R136]=[.P136];[.P136];[.Q136]))" office:value-type="float" office:value="0" calcext:value-type="float">
            <text:p>0</text:p>
          </table:table-cell>
          <table:table-cell table:style-name="ce27" table:formula="of:=IFERROR(INDEX([$'olah data'.$B$4:$'olah data'.$N$39];MATCH([.$A136];[$'olah data'.D$4:$'olah data'.D$39];0);2);&quot;&quot;)">
            <text:p/>
          </table:table-cell>
          <table:table-cell table:style-name="ce27" table:formula="of:=IFERROR(INDEX([$'olah data'.$B$4:$'olah data'.$N$39];MATCH([.$A136];[$'olah data'.E$4:$'olah data'.E$39];0);2);&quot;&quot;)">
            <text:p/>
          </table:table-cell>
          <table:table-cell table:style-name="ce27" table:formula="of:=IFERROR(INDEX([$'olah data'.$B$4:$'olah data'.$N$39];MATCH([.$A136];[$'olah data'.F$4:$'olah data'.F$39];0);2);&quot;&quot;)">
            <text:p/>
          </table:table-cell>
          <table:table-cell table:style-name="ce27" table:formula="of:=IFERROR(INDEX([$'olah data'.$B$4:$'olah data'.$N$39];MATCH([.$A136];[$'olah data'.G$4:$'olah data'.G$39];0);2);&quot;&quot;)" office:value-type="string" office:string-value="Disorderliness v. regimentation (7 items)" calcext:value-type="string">
            <text:p>Disorderliness v. regimentation (7 items)</text:p>
          </table:table-cell>
          <table:table-cell table:style-name="ce27" table:formula="of:=IFERROR(INDEX([$'olah data'.$B$4:$'olah data'.$N$39];MATCH([.$A136];[$'olah data'.H$4:$'olah data'.H$39];0);2);&quot;&quot;)">
            <text:p/>
          </table:table-cell>
          <table:table-cell table:style-name="ce27" table:formula="of:=IFERROR(INDEX([$'olah data'.$B$4:$'olah data'.$N$39];MATCH([.$A136];[$'olah data'.I$4:$'olah data'.I$39];0);2);&quot;&quot;)">
            <text:p/>
          </table:table-cell>
          <table:table-cell table:style-name="ce27" table:formula="of:=IFERROR(INDEX([$'olah data'.$B$4:$'olah data'.$N$39];MATCH([.$A136];[$'olah data'.J$4:$'olah data'.J$39];0);2);&quot;&quot;)">
            <text:p/>
          </table:table-cell>
          <table:table-cell table:style-name="ce27" table:formula="of:=IFERROR(INDEX([$'olah data'.$B$4:$'olah data'.$N$39];MATCH([.$A136];[$'olah data'.K$4:$'olah data'.K$39];0);2);&quot;&quot;)">
            <text:p/>
          </table:table-cell>
          <table:table-cell table:style-name="ce27" table:formula="of:=IFERROR(INDEX([$'olah data'.$B$4:$'olah data'.$N$39];MATCH([.$A136];[$'olah data'.L$4:$'olah data'.L$39];0);2);&quot;&quot;)">
            <text:p/>
          </table:table-cell>
          <table:table-cell table:style-name="ce27" table:formula="of:=IFERROR(INDEX([$'olah data'.$B$4:$'olah data'.$N$39];MATCH([.$A136];[$'olah data'.M$4:$'olah data'.M$39];0);2);&quot;&quot;)">
            <text:p/>
          </table:table-cell>
          <table:table-cell table:style-name="ce27" table:formula="of:=IFERROR(INDEX([$'olah data'.$B$4:$'olah data'.$N$39];MATCH([.$A136];[$'olah data'.N$4:$'olah data'.N$39];0);2);&quot;&quot;)">
            <text:p/>
          </table:table-cell>
          <table:table-cell table:style-name="ce27" table:formula="of:=CONCATENATE([.D136];[.E136];[.F136];[.G136];[.H136];[.I136];[.J136];[.K136];[.L136];[.M136];[.N136])" office:value-type="string" office:string-value="Disorderliness v. regimentation (7 items)" calcext:value-type="string">
            <text:p>Disorderliness v. regimentation (7 items)</text:p>
          </table:table-cell>
          <table:table-cell table:style-name="ce84" table:formula="of:=IFERROR([$'View Input'.Z6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6" calcext:value-type="float">
            <text:p>136</text:p>
          </table:table-cell>
          <table:table-cell table:style-name="ce45" office:value-type="float" office:value="5" calcext:value-type="float">
            <text:p>5</text:p>
          </table:table-cell>
          <table:table-cell table:style-name="ce98" table:formula="of:=IF([.R137]=&quot;&quot;;IF([.Q137]=&quot;R&quot;;VLOOKUP([.P137];[$'olah data'.R138:$'olah data'.S142];2);[.P137]);IF([.R137]=[.P137];[.P137];[.Q137]))" office:value-type="float" office:value="0" calcext:value-type="float">
            <text:p>0</text:p>
          </table:table-cell>
          <table:table-cell table:style-name="ce27" table:formula="of:=IFERROR(INDEX([$'olah data'.$B$4:$'olah data'.$N$39];MATCH([.$A137];[$'olah data'.D$4:$'olah data'.D$39];0);2);&quot;&quot;)">
            <text:p/>
          </table:table-cell>
          <table:table-cell table:style-name="ce27" table:formula="of:=IFERROR(INDEX([$'olah data'.$B$4:$'olah data'.$N$39];MATCH([.$A137];[$'olah data'.E$4:$'olah data'.E$39];0);2);&quot;&quot;)" office:value-type="string" office:string-value="Fatigability v. asthenia (8 items)" calcext:value-type="string">
            <text:p>Fatigability v. asthenia (8 items)</text:p>
          </table:table-cell>
          <table:table-cell table:style-name="ce27" table:formula="of:=IFERROR(INDEX([$'olah data'.$B$4:$'olah data'.$N$39];MATCH([.$A137];[$'olah data'.F$4:$'olah data'.F$39];0);2);&quot;&quot;)">
            <text:p/>
          </table:table-cell>
          <table:table-cell table:style-name="ce27" table:formula="of:=IFERROR(INDEX([$'olah data'.$B$4:$'olah data'.$N$39];MATCH([.$A137];[$'olah data'.G$4:$'olah data'.G$39];0);2);&quot;&quot;)">
            <text:p/>
          </table:table-cell>
          <table:table-cell table:style-name="ce27" table:formula="of:=IFERROR(INDEX([$'olah data'.$B$4:$'olah data'.$N$39];MATCH([.$A137];[$'olah data'.H$4:$'olah data'.H$39];0);2);&quot;&quot;)">
            <text:p/>
          </table:table-cell>
          <table:table-cell table:style-name="ce27" table:formula="of:=IFERROR(INDEX([$'olah data'.$B$4:$'olah data'.$N$39];MATCH([.$A137];[$'olah data'.I$4:$'olah data'.I$39];0);2);&quot;&quot;)">
            <text:p/>
          </table:table-cell>
          <table:table-cell table:style-name="ce27" table:formula="of:=IFERROR(INDEX([$'olah data'.$B$4:$'olah data'.$N$39];MATCH([.$A137];[$'olah data'.J$4:$'olah data'.J$39];0);2);&quot;&quot;)">
            <text:p/>
          </table:table-cell>
          <table:table-cell table:style-name="ce27" table:formula="of:=IFERROR(INDEX([$'olah data'.$B$4:$'olah data'.$N$39];MATCH([.$A137];[$'olah data'.K$4:$'olah data'.K$39];0);2);&quot;&quot;)">
            <text:p/>
          </table:table-cell>
          <table:table-cell table:style-name="ce27" table:formula="of:=IFERROR(INDEX([$'olah data'.$B$4:$'olah data'.$N$39];MATCH([.$A137];[$'olah data'.L$4:$'olah data'.L$39];0);2);&quot;&quot;)">
            <text:p/>
          </table:table-cell>
          <table:table-cell table:style-name="ce27" table:formula="of:=IFERROR(INDEX([$'olah data'.$B$4:$'olah data'.$N$39];MATCH([.$A137];[$'olah data'.M$4:$'olah data'.M$39];0);2);&quot;&quot;)">
            <text:p/>
          </table:table-cell>
          <table:table-cell table:style-name="ce27" table:formula="of:=IFERROR(INDEX([$'olah data'.$B$4:$'olah data'.$N$39];MATCH([.$A137];[$'olah data'.N$4:$'olah data'.N$39];0);2);&quot;&quot;)">
            <text:p/>
          </table:table-cell>
          <table:table-cell table:style-name="ce27" table:formula="of:=CONCATENATE([.D137];[.E137];[.F137];[.G137];[.H137];[.I137];[.J137];[.K137];[.L137];[.M137];[.N137])" office:value-type="string" office:string-value="Fatigability v. asthenia (8 items)" calcext:value-type="string">
            <text:p>Fatigability v. asthenia (8 items)</text:p>
          </table:table-cell>
          <table:table-cell table:style-name="ce84" table:formula="of:=IFERROR([$'View Input'.Z6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7" calcext:value-type="float">
            <text:p>137</text:p>
          </table:table-cell>
          <table:table-cell table:style-name="ce45" office:value-type="float" office:value="5" calcext:value-type="float">
            <text:p>5</text:p>
          </table:table-cell>
          <table:table-cell table:style-name="ce98" table:formula="of:=IF([.R138]=&quot;&quot;;IF([.Q138]=&quot;R&quot;;VLOOKUP([.P138];[$'olah data'.R139:$'olah data'.S143];2);[.P138]);IF([.R138]=[.P138];[.P138];[.Q138]))" office:value-type="float" office:value="0" calcext:value-type="float">
            <text:p>0</text:p>
          </table:table-cell>
          <table:table-cell table:style-name="ce27" table:formula="of:=IFERROR(INDEX([$'olah data'.$B$4:$'olah data'.$N$39];MATCH([.$A138];[$'olah data'.D$4:$'olah data'.D$39];0);2);&quot;&quot;)">
            <text:p/>
          </table:table-cell>
          <table:table-cell table:style-name="ce27" table:formula="of:=IFERROR(INDEX([$'olah data'.$B$4:$'olah data'.$N$39];MATCH([.$A138];[$'olah data'.E$4:$'olah data'.E$39];0);2);&quot;&quot;)">
            <text:p/>
          </table:table-cell>
          <table:table-cell table:style-name="ce27" table:formula="of:=IFERROR(INDEX([$'olah data'.$B$4:$'olah data'.$N$39];MATCH([.$A138];[$'olah data'.F$4:$'olah data'.F$39];0);2);&quot;&quot;)">
            <text:p/>
          </table:table-cell>
          <table:table-cell table:style-name="ce27" table:formula="of:=IFERROR(INDEX([$'olah data'.$B$4:$'olah data'.$N$39];MATCH([.$A138];[$'olah data'.G$4:$'olah data'.G$39];0);2);&quot;&quot;)" office:value-type="string" office:string-value="Perfectionist vs pragmatist (8 items)" calcext:value-type="string">
            <text:p>Perfectionist vs pragmatist (8 items)</text:p>
          </table:table-cell>
          <table:table-cell table:style-name="ce27" table:formula="of:=IFERROR(INDEX([$'olah data'.$B$4:$'olah data'.$N$39];MATCH([.$A138];[$'olah data'.H$4:$'olah data'.H$39];0);2);&quot;&quot;)">
            <text:p/>
          </table:table-cell>
          <table:table-cell table:style-name="ce27" table:formula="of:=IFERROR(INDEX([$'olah data'.$B$4:$'olah data'.$N$39];MATCH([.$A138];[$'olah data'.I$4:$'olah data'.I$39];0);2);&quot;&quot;)">
            <text:p/>
          </table:table-cell>
          <table:table-cell table:style-name="ce27" table:formula="of:=IFERROR(INDEX([$'olah data'.$B$4:$'olah data'.$N$39];MATCH([.$A138];[$'olah data'.J$4:$'olah data'.J$39];0);2);&quot;&quot;)">
            <text:p/>
          </table:table-cell>
          <table:table-cell table:style-name="ce27" table:formula="of:=IFERROR(INDEX([$'olah data'.$B$4:$'olah data'.$N$39];MATCH([.$A138];[$'olah data'.K$4:$'olah data'.K$39];0);2);&quot;&quot;)">
            <text:p/>
          </table:table-cell>
          <table:table-cell table:style-name="ce27" table:formula="of:=IFERROR(INDEX([$'olah data'.$B$4:$'olah data'.$N$39];MATCH([.$A138];[$'olah data'.L$4:$'olah data'.L$39];0);2);&quot;&quot;)">
            <text:p/>
          </table:table-cell>
          <table:table-cell table:style-name="ce27" table:formula="of:=IFERROR(INDEX([$'olah data'.$B$4:$'olah data'.$N$39];MATCH([.$A138];[$'olah data'.M$4:$'olah data'.M$39];0);2);&quot;&quot;)">
            <text:p/>
          </table:table-cell>
          <table:table-cell table:style-name="ce27" table:formula="of:=IFERROR(INDEX([$'olah data'.$B$4:$'olah data'.$N$39];MATCH([.$A138];[$'olah data'.N$4:$'olah data'.N$39];0);2);&quot;&quot;)">
            <text:p/>
          </table:table-cell>
          <table:table-cell table:style-name="ce27" table:formula="of:=CONCATENATE([.D138];[.E138];[.F138];[.G138];[.H138];[.I138];[.J138];[.K138];[.L138];[.M138];[.N138])" office:value-type="string" office:string-value="Perfectionist vs pragmatist (8 items)" calcext:value-type="string">
            <text:p>Perfectionist vs pragmatist (8 items)</text:p>
          </table:table-cell>
          <table:table-cell table:style-name="ce84" table:formula="of:=IFERROR([$'View Input'.Z6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8" calcext:value-type="float">
            <text:p>138</text:p>
          </table:table-cell>
          <table:table-cell table:style-name="ce45" office:value-type="float" office:value="5" calcext:value-type="float">
            <text:p>5</text:p>
          </table:table-cell>
          <table:table-cell table:style-name="ce98" table:formula="of:=IF([.R139]=&quot;&quot;;IF([.Q139]=&quot;R&quot;;VLOOKUP([.P139];[$'olah data'.R140:$'olah data'.S144];2);[.P139]);IF([.R139]=[.P139];[.P139];[.Q139]))" office:value-type="float" office:value="0" calcext:value-type="float">
            <text:p>0</text:p>
          </table:table-cell>
          <table:table-cell table:style-name="ce27" table:formula="of:=IFERROR(INDEX([$'olah data'.$B$4:$'olah data'.$N$39];MATCH([.$A139];[$'olah data'.D$4:$'olah data'.D$39];0);2);&quot;&quot;)">
            <text:p/>
          </table:table-cell>
          <table:table-cell table:style-name="ce27" table:formula="of:=IFERROR(INDEX([$'olah data'.$B$4:$'olah data'.$N$39];MATCH([.$A139];[$'olah data'.E$4:$'olah data'.E$39];0);2);&quot;&quot;)">
            <text:p/>
          </table:table-cell>
          <table:table-cell table:style-name="ce27" table:formula="of:=IFERROR(INDEX([$'olah data'.$B$4:$'olah data'.$N$39];MATCH([.$A139];[$'olah data'.F$4:$'olah data'.F$39];0);2);&quot;&quot;)">
            <text:p/>
          </table:table-cell>
          <table:table-cell table:style-name="ce27" table:formula="of:=IFERROR(INDEX([$'olah data'.$B$4:$'olah data'.$N$39];MATCH([.$A139];[$'olah data'.G$4:$'olah data'.G$39];0);2);&quot;&quot;)">
            <text:p/>
          </table:table-cell>
          <table:table-cell table:style-name="ce27" table:formula="of:=IFERROR(INDEX([$'olah data'.$B$4:$'olah data'.$N$39];MATCH([.$A139];[$'olah data'.H$4:$'olah data'.H$39];0);2);&quot;&quot;)" office:value-type="string" office:string-value="Dependence (6 items)" calcext:value-type="string">
            <text:p>Dependence (6 items)</text:p>
          </table:table-cell>
          <table:table-cell table:style-name="ce27" table:formula="of:=IFERROR(INDEX([$'olah data'.$B$4:$'olah data'.$N$39];MATCH([.$A139];[$'olah data'.I$4:$'olah data'.I$39];0);2);&quot;&quot;)">
            <text:p/>
          </table:table-cell>
          <table:table-cell table:style-name="ce27" table:formula="of:=IFERROR(INDEX([$'olah data'.$B$4:$'olah data'.$N$39];MATCH([.$A139];[$'olah data'.J$4:$'olah data'.J$39];0);2);&quot;&quot;)">
            <text:p/>
          </table:table-cell>
          <table:table-cell table:style-name="ce27" table:formula="of:=IFERROR(INDEX([$'olah data'.$B$4:$'olah data'.$N$39];MATCH([.$A139];[$'olah data'.K$4:$'olah data'.K$39];0);2);&quot;&quot;)">
            <text:p/>
          </table:table-cell>
          <table:table-cell table:style-name="ce27" table:formula="of:=IFERROR(INDEX([$'olah data'.$B$4:$'olah data'.$N$39];MATCH([.$A139];[$'olah data'.L$4:$'olah data'.L$39];0);2);&quot;&quot;)">
            <text:p/>
          </table:table-cell>
          <table:table-cell table:style-name="ce27" table:formula="of:=IFERROR(INDEX([$'olah data'.$B$4:$'olah data'.$N$39];MATCH([.$A139];[$'olah data'.M$4:$'olah data'.M$39];0);2);&quot;&quot;)">
            <text:p/>
          </table:table-cell>
          <table:table-cell table:style-name="ce27" table:formula="of:=IFERROR(INDEX([$'olah data'.$B$4:$'olah data'.$N$39];MATCH([.$A139];[$'olah data'.N$4:$'olah data'.N$39];0);2);&quot;&quot;)">
            <text:p/>
          </table:table-cell>
          <table:table-cell table:style-name="ce27" table:formula="of:=CONCATENATE([.D139];[.E139];[.F139];[.G139];[.H139];[.I139];[.J139];[.K139];[.L139];[.M139];[.N139])" office:value-type="string" office:string-value="Dependence (6 items)" calcext:value-type="string">
            <text:p>Dependence (6 items)</text:p>
          </table:table-cell>
          <table:table-cell table:style-name="ce84" table:formula="of:=IFERROR([$'View Input'.Z6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39" calcext:value-type="float">
            <text:p>139</text:p>
          </table:table-cell>
          <table:table-cell table:style-name="ce45" office:value-type="float" office:value="5" calcext:value-type="float">
            <text:p>5</text:p>
          </table:table-cell>
          <table:table-cell table:style-name="ce98" table:formula="of:=IF([.R140]=&quot;&quot;;IF([.Q140]=&quot;R&quot;;VLOOKUP([.P140];[$'olah data'.R141:$'olah data'.S145];2);[.P140]);IF([.R140]=[.P140];[.P140];[.Q140]))" office:value-type="float" office:value="0" calcext:value-type="float">
            <text:p>0</text:p>
          </table:table-cell>
          <table:table-cell table:style-name="ce27" table:formula="of:=IFERROR(INDEX([$'olah data'.$B$4:$'olah data'.$N$39];MATCH([.$A140];[$'olah data'.D$4:$'olah data'.D$39];0);2);&quot;&quot;)">
            <text:p/>
          </table:table-cell>
          <table:table-cell table:style-name="ce27" table:formula="of:=IFERROR(INDEX([$'olah data'.$B$4:$'olah data'.$N$39];MATCH([.$A140];[$'olah data'.E$4:$'olah data'.E$39];0);2);&quot;&quot;)">
            <text:p/>
          </table:table-cell>
          <table:table-cell table:style-name="ce27" table:formula="of:=IFERROR(INDEX([$'olah data'.$B$4:$'olah data'.$N$39];MATCH([.$A140];[$'olah data'.F$4:$'olah data'.F$39];0);2);&quot;&quot;)">
            <text:p/>
          </table:table-cell>
          <table:table-cell table:style-name="ce27" table:formula="of:=IFERROR(INDEX([$'olah data'.$B$4:$'olah data'.$N$39];MATCH([.$A140];[$'olah data'.G$4:$'olah data'.G$39];0);2);&quot;&quot;)">
            <text:p/>
          </table:table-cell>
          <table:table-cell table:style-name="ce27" table:formula="of:=IFERROR(INDEX([$'olah data'.$B$4:$'olah data'.$N$39];MATCH([.$A140];[$'olah data'.H$4:$'olah data'.H$39];0);2);&quot;&quot;)">
            <text:p/>
          </table:table-cell>
          <table:table-cell table:style-name="ce27" table:formula="of:=IFERROR(INDEX([$'olah data'.$B$4:$'olah data'.$N$39];MATCH([.$A140];[$'olah data'.I$4:$'olah data'.I$39];0);2);&quot;&quot;)">
            <text:p/>
          </table:table-cell>
          <table:table-cell table:style-name="ce27" table:formula="of:=IFERROR(INDEX([$'olah data'.$B$4:$'olah data'.$N$39];MATCH([.$A140];[$'olah data'.J$4:$'olah data'.J$39];0);2);&quot;&quot;)" office:value-type="string" office:string-value="Extravagance v. reserve (9 items)" calcext:value-type="string">
            <text:p>Extravagance v. reserve (9 items)</text:p>
          </table:table-cell>
          <table:table-cell table:style-name="ce27" table:formula="of:=IFERROR(INDEX([$'olah data'.$B$4:$'olah data'.$N$39];MATCH([.$A140];[$'olah data'.K$4:$'olah data'.K$39];0);2);&quot;&quot;)">
            <text:p/>
          </table:table-cell>
          <table:table-cell table:style-name="ce27" table:formula="of:=IFERROR(INDEX([$'olah data'.$B$4:$'olah data'.$N$39];MATCH([.$A140];[$'olah data'.L$4:$'olah data'.L$39];0);2);&quot;&quot;)">
            <text:p/>
          </table:table-cell>
          <table:table-cell table:style-name="ce27" table:formula="of:=IFERROR(INDEX([$'olah data'.$B$4:$'olah data'.$N$39];MATCH([.$A140];[$'olah data'.M$4:$'olah data'.M$39];0);2);&quot;&quot;)">
            <text:p/>
          </table:table-cell>
          <table:table-cell table:style-name="ce27" table:formula="of:=IFERROR(INDEX([$'olah data'.$B$4:$'olah data'.$N$39];MATCH([.$A140];[$'olah data'.N$4:$'olah data'.N$39];0);2);&quot;&quot;)">
            <text:p/>
          </table:table-cell>
          <table:table-cell table:style-name="ce27" table:formula="of:=CONCATENATE([.D140];[.E140];[.F140];[.G140];[.H140];[.I140];[.J140];[.K140];[.L140];[.M140];[.N140])" office:value-type="string" office:string-value="Extravagance v. reserve (9 items)" calcext:value-type="string">
            <text:p>Extravagance v. reserve (9 items)</text:p>
          </table:table-cell>
          <table:table-cell table:style-name="ce84" table:formula="of:=IFERROR([$'View Input'.Z6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0" calcext:value-type="float">
            <text:p>140</text:p>
          </table:table-cell>
          <table:table-cell table:style-name="ce45" office:value-type="float" office:value="5" calcext:value-type="float">
            <text:p>5</text:p>
          </table:table-cell>
          <table:table-cell table:style-name="ce98" table:formula="of:=IF([.R141]=&quot;&quot;;IF([.Q141]=&quot;R&quot;;VLOOKUP([.P141];[$'olah data'.R142:$'olah data'.S146];2);[.P141]);IF([.R141]=[.P141];[.P141];[.Q141]))" office:value-type="float" office:value="0" calcext:value-type="float">
            <text:p>0</text:p>
          </table:table-cell>
          <table:table-cell table:style-name="ce27" table:formula="of:=IFERROR(INDEX([$'olah data'.$B$4:$'olah data'.$N$39];MATCH([.$A141];[$'olah data'.D$4:$'olah data'.D$39];0);2);&quot;&quot;)">
            <text:p/>
          </table:table-cell>
          <table:table-cell table:style-name="ce27" table:formula="of:=IFERROR(INDEX([$'olah data'.$B$4:$'olah data'.$N$39];MATCH([.$A141];[$'olah data'.E$4:$'olah data'.E$39];0);2);&quot;&quot;)">
            <text:p/>
          </table:table-cell>
          <table:table-cell table:style-name="ce27" table:formula="of:=IFERROR(INDEX([$'olah data'.$B$4:$'olah data'.$N$39];MATCH([.$A141];[$'olah data'.F$4:$'olah data'.F$39];0);2);&quot;&quot;)">
            <text:p/>
          </table:table-cell>
          <table:table-cell table:style-name="ce27" table:formula="of:=IFERROR(INDEX([$'olah data'.$B$4:$'olah data'.$N$39];MATCH([.$A141];[$'olah data'.G$4:$'olah data'.G$39];0);2);&quot;&quot;)">
            <text:p/>
          </table:table-cell>
          <table:table-cell table:style-name="ce27" table:formula="of:=IFERROR(INDEX([$'olah data'.$B$4:$'olah data'.$N$39];MATCH([.$A141];[$'olah data'.H$4:$'olah data'.H$39];0);2);&quot;&quot;)">
            <text:p/>
          </table:table-cell>
          <table:table-cell table:style-name="ce27" table:formula="of:=IFERROR(INDEX([$'olah data'.$B$4:$'olah data'.$N$39];MATCH([.$A141];[$'olah data'.I$4:$'olah data'.I$39];0);2);&quot;&quot;)">
            <text:p/>
          </table:table-cell>
          <table:table-cell table:style-name="ce27" table:formula="of:=IFERROR(INDEX([$'olah data'.$B$4:$'olah data'.$N$39];MATCH([.$A141];[$'olah data'.J$4:$'olah data'.J$39];0);2);&quot;&quot;)">
            <text:p/>
          </table:table-cell>
          <table:table-cell table:style-name="ce27" table:formula="of:=IFERROR(INDEX([$'olah data'.$B$4:$'olah data'.$N$39];MATCH([.$A141];[$'olah data'.K$4:$'olah data'.K$39];0);2);&quot;&quot;)" office:value-type="string" office:string-value="Work hardened vs spoiled (8 items)" calcext:value-type="string">
            <text:p>Work hardened vs spoiled (8 items)</text:p>
          </table:table-cell>
          <table:table-cell table:style-name="ce27" table:formula="of:=IFERROR(INDEX([$'olah data'.$B$4:$'olah data'.$N$39];MATCH([.$A141];[$'olah data'.L$4:$'olah data'.L$39];0);2);&quot;&quot;)">
            <text:p/>
          </table:table-cell>
          <table:table-cell table:style-name="ce27" table:formula="of:=IFERROR(INDEX([$'olah data'.$B$4:$'olah data'.$N$39];MATCH([.$A141];[$'olah data'.M$4:$'olah data'.M$39];0);2);&quot;&quot;)">
            <text:p/>
          </table:table-cell>
          <table:table-cell table:style-name="ce27" table:formula="of:=IFERROR(INDEX([$'olah data'.$B$4:$'olah data'.$N$39];MATCH([.$A141];[$'olah data'.N$4:$'olah data'.N$39];0);2);&quot;&quot;)">
            <text:p/>
          </table:table-cell>
          <table:table-cell table:style-name="ce27" table:formula="of:=CONCATENATE([.D141];[.E141];[.F141];[.G141];[.H141];[.I141];[.J141];[.K141];[.L141];[.M141];[.N141])" office:value-type="string" office:string-value="Work hardened vs spoiled (8 items)" calcext:value-type="string">
            <text:p>Work hardened vs spoiled (8 items)</text:p>
          </table:table-cell>
          <table:table-cell table:style-name="ce84" table:formula="of:=IFERROR([$'View Input'.Z7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1" calcext:value-type="float">
            <text:p>141</text:p>
          </table:table-cell>
          <table:table-cell table:style-name="ce45" office:value-type="float" office:value="5" calcext:value-type="float">
            <text:p>5</text:p>
          </table:table-cell>
          <table:table-cell table:style-name="ce98" table:formula="of:=IF([.R142]=&quot;&quot;;IF([.Q142]=&quot;R&quot;;VLOOKUP([.P142];[$'olah data'.R143:$'olah data'.S147];2);[.P142]);IF([.R142]=[.P142];[.P142];[.Q142]))" office:value-type="float" office:value="0" calcext:value-type="float">
            <text:p>0</text:p>
          </table:table-cell>
          <table:table-cell table:style-name="ce27" table:formula="of:=IFERROR(INDEX([$'olah data'.$B$4:$'olah data'.$N$39];MATCH([.$A142];[$'olah data'.D$4:$'olah data'.D$39];0);2);&quot;&quot;)">
            <text:p/>
          </table:table-cell>
          <table:table-cell table:style-name="ce27" table:formula="of:=IFERROR(INDEX([$'olah data'.$B$4:$'olah data'.$N$39];MATCH([.$A142];[$'olah data'.E$4:$'olah data'.E$39];0);2);&quot;&quot;)">
            <text:p/>
          </table:table-cell>
          <table:table-cell table:style-name="ce27" table:formula="of:=IFERROR(INDEX([$'olah data'.$B$4:$'olah data'.$N$39];MATCH([.$A142];[$'olah data'.F$4:$'olah data'.F$39];0);2);&quot;&quot;)">
            <text:p/>
          </table:table-cell>
          <table:table-cell table:style-name="ce27" table:formula="of:=IFERROR(INDEX([$'olah data'.$B$4:$'olah data'.$N$39];MATCH([.$A142];[$'olah data'.G$4:$'olah data'.G$39];0);2);&quot;&quot;)">
            <text:p/>
          </table:table-cell>
          <table:table-cell table:style-name="ce27" table:formula="of:=IFERROR(INDEX([$'olah data'.$B$4:$'olah data'.$N$39];MATCH([.$A142];[$'olah data'.H$4:$'olah data'.H$39];0);2);&quot;&quot;)">
            <text:p/>
          </table:table-cell>
          <table:table-cell table:style-name="ce27" table:formula="of:=IFERROR(INDEX([$'olah data'.$B$4:$'olah data'.$N$39];MATCH([.$A142];[$'olah data'.I$4:$'olah data'.I$39];0);2);&quot;&quot;)">
            <text:p/>
          </table:table-cell>
          <table:table-cell table:style-name="ce27" table:formula="of:=IFERROR(INDEX([$'olah data'.$B$4:$'olah data'.$N$39];MATCH([.$A142];[$'olah data'.J$4:$'olah data'.J$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42];[$'olah data'.K$4:$'olah data'.K$39];0);2);&quot;&quot;)">
            <text:p/>
          </table:table-cell>
          <table:table-cell table:style-name="ce27" table:formula="of:=IFERROR(INDEX([$'olah data'.$B$4:$'olah data'.$N$39];MATCH([.$A142];[$'olah data'.L$4:$'olah data'.L$39];0);2);&quot;&quot;)">
            <text:p/>
          </table:table-cell>
          <table:table-cell table:style-name="ce27" table:formula="of:=IFERROR(INDEX([$'olah data'.$B$4:$'olah data'.$N$39];MATCH([.$A142];[$'olah data'.M$4:$'olah data'.M$39];0);2);&quot;&quot;)">
            <text:p/>
          </table:table-cell>
          <table:table-cell table:style-name="ce27" table:formula="of:=IFERROR(INDEX([$'olah data'.$B$4:$'olah data'.$N$39];MATCH([.$A142];[$'olah data'.N$4:$'olah data'.N$39];0);2);&quot;&quot;)">
            <text:p/>
          </table:table-cell>
          <table:table-cell table:style-name="ce27" table:formula="of:=CONCATENATE([.D142];[.E142];[.F142];[.G142];[.H142];[.I142];[.J142];[.K142];[.L142];[.M142];[.N142])" office:value-type="string" office:string-value="Pure-hearted conscience vs. self-serving advantage (8 items)" calcext:value-type="string">
            <text:p>Pure-hearted conscience vs. self-serving advantage (8 items)</text:p>
          </table:table-cell>
          <table:table-cell table:style-name="ce84" table:formula="of:=IFERROR([$'View Input'.Z7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2" calcext:value-type="float">
            <text:p>142</text:p>
          </table:table-cell>
          <table:table-cell table:style-name="ce45" office:value-type="float" office:value="5" calcext:value-type="float">
            <text:p>5</text:p>
          </table:table-cell>
          <table:table-cell table:style-name="ce98" table:formula="of:=IF([.R143]=&quot;&quot;;IF([.Q143]=&quot;R&quot;;VLOOKUP([.P143];[$'olah data'.R144:$'olah data'.S148];2);[.P143]);IF([.R143]=[.P143];[.P143];[.Q143]))" office:value-type="float" office:value="0" calcext:value-type="float">
            <text:p>0</text:p>
          </table:table-cell>
          <table:table-cell table:style-name="ce27" table:formula="of:=IFERROR(INDEX([$'olah data'.$B$4:$'olah data'.$N$39];MATCH([.$A143];[$'olah data'.D$4:$'olah data'.D$39];0);2);&quot;&quot;)">
            <text:p/>
          </table:table-cell>
          <table:table-cell table:style-name="ce27" table:formula="of:=IFERROR(INDEX([$'olah data'.$B$4:$'olah data'.$N$39];MATCH([.$A143];[$'olah data'.E$4:$'olah data'.E$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43];[$'olah data'.F$4:$'olah data'.F$39];0);2);&quot;&quot;)">
            <text:p/>
          </table:table-cell>
          <table:table-cell table:style-name="ce27" table:formula="of:=IFERROR(INDEX([$'olah data'.$B$4:$'olah data'.$N$39];MATCH([.$A143];[$'olah data'.G$4:$'olah data'.G$39];0);2);&quot;&quot;)">
            <text:p/>
          </table:table-cell>
          <table:table-cell table:style-name="ce27" table:formula="of:=IFERROR(INDEX([$'olah data'.$B$4:$'olah data'.$N$39];MATCH([.$A143];[$'olah data'.H$4:$'olah data'.H$39];0);2);&quot;&quot;)">
            <text:p/>
          </table:table-cell>
          <table:table-cell table:style-name="ce27" table:formula="of:=IFERROR(INDEX([$'olah data'.$B$4:$'olah data'.$N$39];MATCH([.$A143];[$'olah data'.I$4:$'olah data'.I$39];0);2);&quot;&quot;)">
            <text:p/>
          </table:table-cell>
          <table:table-cell table:style-name="ce27" table:formula="of:=IFERROR(INDEX([$'olah data'.$B$4:$'olah data'.$N$39];MATCH([.$A143];[$'olah data'.J$4:$'olah data'.J$39];0);2);&quot;&quot;)">
            <text:p/>
          </table:table-cell>
          <table:table-cell table:style-name="ce27" table:formula="of:=IFERROR(INDEX([$'olah data'.$B$4:$'olah data'.$N$39];MATCH([.$A143];[$'olah data'.K$4:$'olah data'.K$39];0);2);&quot;&quot;)">
            <text:p/>
          </table:table-cell>
          <table:table-cell table:style-name="ce27" table:formula="of:=IFERROR(INDEX([$'olah data'.$B$4:$'olah data'.$N$39];MATCH([.$A143];[$'olah data'.L$4:$'olah data'.L$39];0);2);&quot;&quot;)">
            <text:p/>
          </table:table-cell>
          <table:table-cell table:style-name="ce27" table:formula="of:=IFERROR(INDEX([$'olah data'.$B$4:$'olah data'.$N$39];MATCH([.$A143];[$'olah data'.M$4:$'olah data'.M$39];0);2);&quot;&quot;)">
            <text:p/>
          </table:table-cell>
          <table:table-cell table:style-name="ce27" table:formula="of:=IFERROR(INDEX([$'olah data'.$B$4:$'olah data'.$N$39];MATCH([.$A143];[$'olah data'.N$4:$'olah data'.N$39];0);2);&quot;&quot;)">
            <text:p/>
          </table:table-cell>
          <table:table-cell table:style-name="ce27" table:formula="of:=CONCATENATE([.D143];[.E143];[.F143];[.G143];[.H143];[.I143];[.J143];[.K143];[.L143];[.M143];[.N143])" office:value-type="string" office:string-value="Social acceptance vs. social intolerance (8 items)" calcext:value-type="string">
            <text:p>Social acceptance vs. social intolerance (8 items)</text:p>
          </table:table-cell>
          <table:table-cell table:style-name="ce84" table:formula="of:=IFERROR([$'View Input'.Z7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3" calcext:value-type="float">
            <text:p>143</text:p>
          </table:table-cell>
          <table:table-cell table:style-name="ce45" office:value-type="float" office:value="5" calcext:value-type="float">
            <text:p>5</text:p>
          </table:table-cell>
          <table:table-cell table:style-name="ce98" table:formula="of:=IF([.R144]=&quot;&quot;;IF([.Q144]=&quot;R&quot;;VLOOKUP([.P144];[$'olah data'.R145:$'olah data'.S149];2);[.P144]);IF([.R144]=[.P144];[.P144];[.Q144]))" office:value-type="float" office:value="0" calcext:value-type="float">
            <text:p>0</text:p>
          </table:table-cell>
          <table:table-cell table:style-name="ce27" table:formula="of:=IFERROR(INDEX([$'olah data'.$B$4:$'olah data'.$N$39];MATCH([.$A144];[$'olah data'.D$4:$'olah data'.D$39];0);2);&quot;&quot;)">
            <text:p/>
          </table:table-cell>
          <table:table-cell table:style-name="ce27" table:formula="of:=IFERROR(INDEX([$'olah data'.$B$4:$'olah data'.$N$39];MATCH([.$A144];[$'olah data'.E$4:$'olah data'.E$39];0);2);&quot;&quot;)">
            <text:p/>
          </table:table-cell>
          <table:table-cell table:style-name="ce27" table:formula="of:=IFERROR(INDEX([$'olah data'.$B$4:$'olah data'.$N$39];MATCH([.$A144];[$'olah data'.F$4:$'olah data'.F$39];0);2);&quot;&quot;)">
            <text:p/>
          </table:table-cell>
          <table:table-cell table:style-name="ce27" table:formula="of:=IFERROR(INDEX([$'olah data'.$B$4:$'olah data'.$N$39];MATCH([.$A144];[$'olah data'.G$4:$'olah data'.G$39];0);2);&quot;&quot;)">
            <text:p/>
          </table:table-cell>
          <table:table-cell table:style-name="ce27" table:formula="of:=IFERROR(INDEX([$'olah data'.$B$4:$'olah data'.$N$39];MATCH([.$A144];[$'olah data'.H$4:$'olah data'.H$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44];[$'olah data'.I$4:$'olah data'.I$39];0);2);&quot;&quot;)">
            <text:p/>
          </table:table-cell>
          <table:table-cell table:style-name="ce27" table:formula="of:=IFERROR(INDEX([$'olah data'.$B$4:$'olah data'.$N$39];MATCH([.$A144];[$'olah data'.J$4:$'olah data'.J$39];0);2);&quot;&quot;)">
            <text:p/>
          </table:table-cell>
          <table:table-cell table:style-name="ce27" table:formula="of:=IFERROR(INDEX([$'olah data'.$B$4:$'olah data'.$N$39];MATCH([.$A144];[$'olah data'.K$4:$'olah data'.K$39];0);2);&quot;&quot;)">
            <text:p/>
          </table:table-cell>
          <table:table-cell table:style-name="ce27" table:formula="of:=IFERROR(INDEX([$'olah data'.$B$4:$'olah data'.$N$39];MATCH([.$A144];[$'olah data'.L$4:$'olah data'.L$39];0);2);&quot;&quot;)">
            <text:p/>
          </table:table-cell>
          <table:table-cell table:style-name="ce27" table:formula="of:=IFERROR(INDEX([$'olah data'.$B$4:$'olah data'.$N$39];MATCH([.$A144];[$'olah data'.M$4:$'olah data'.M$39];0);2);&quot;&quot;)">
            <text:p/>
          </table:table-cell>
          <table:table-cell table:style-name="ce27" table:formula="of:=IFERROR(INDEX([$'olah data'.$B$4:$'olah data'.$N$39];MATCH([.$A144];[$'olah data'.N$4:$'olah data'.N$39];0);2);&quot;&quot;)">
            <text:p/>
          </table:table-cell>
          <table:table-cell table:style-name="ce27" table:formula="of:=CONCATENATE([.D144];[.E144];[.F144];[.G144];[.H144];[.I144];[.J144];[.K144];[.L144];[.M144];[.N144])" office:value-type="string" office:string-value="Spiritual acceptance vs. rational materialism (8 items)" calcext:value-type="string">
            <text:p>Spiritual acceptance vs. rational materialism (8 items)</text:p>
          </table:table-cell>
          <table:table-cell table:style-name="ce84" table:formula="of:=IFERROR([$'View Input'.Z7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4" calcext:value-type="float">
            <text:p>144</text:p>
          </table:table-cell>
          <table:table-cell table:style-name="ce45" office:value-type="float" office:value="5" calcext:value-type="float">
            <text:p>5</text:p>
          </table:table-cell>
          <table:table-cell table:style-name="ce98" table:formula="of:=IF([.R145]=&quot;&quot;;IF([.Q145]=&quot;R&quot;;VLOOKUP([.P145];[$'olah data'.R146:$'olah data'.S150];2);[.P145]);IF([.R145]=[.P145];[.P145];[.Q145]))" office:value-type="float" office:value="0" calcext:value-type="float">
            <text:p>0</text:p>
          </table:table-cell>
          <table:table-cell table:style-name="ce27" table:formula="of:=IFERROR(INDEX([$'olah data'.$B$4:$'olah data'.$N$39];MATCH([.$A145];[$'olah data'.D$4:$'olah data'.D$39];0);2);&quot;&quot;)">
            <text:p/>
          </table:table-cell>
          <table:table-cell table:style-name="ce27" table:formula="of:=IFERROR(INDEX([$'olah data'.$B$4:$'olah data'.$N$39];MATCH([.$A145];[$'olah data'.E$4:$'olah data'.E$39];0);2);&quot;&quot;)">
            <text:p/>
          </table:table-cell>
          <table:table-cell table:style-name="ce27" table:formula="of:=IFERROR(INDEX([$'olah data'.$B$4:$'olah data'.$N$39];MATCH([.$A145];[$'olah data'.F$4:$'olah data'.F$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45];[$'olah data'.G$4:$'olah data'.G$39];0);2);&quot;&quot;)">
            <text:p/>
          </table:table-cell>
          <table:table-cell table:style-name="ce27" table:formula="of:=IFERROR(INDEX([$'olah data'.$B$4:$'olah data'.$N$39];MATCH([.$A145];[$'olah data'.H$4:$'olah data'.H$39];0);2);&quot;&quot;)">
            <text:p/>
          </table:table-cell>
          <table:table-cell table:style-name="ce27" table:formula="of:=IFERROR(INDEX([$'olah data'.$B$4:$'olah data'.$N$39];MATCH([.$A145];[$'olah data'.I$4:$'olah data'.I$39];0);2);&quot;&quot;)">
            <text:p/>
          </table:table-cell>
          <table:table-cell table:style-name="ce27" table:formula="of:=IFERROR(INDEX([$'olah data'.$B$4:$'olah data'.$N$39];MATCH([.$A145];[$'olah data'.J$4:$'olah data'.J$39];0);2);&quot;&quot;)">
            <text:p/>
          </table:table-cell>
          <table:table-cell table:style-name="ce27" table:formula="of:=IFERROR(INDEX([$'olah data'.$B$4:$'olah data'.$N$39];MATCH([.$A145];[$'olah data'.K$4:$'olah data'.K$39];0);2);&quot;&quot;)">
            <text:p/>
          </table:table-cell>
          <table:table-cell table:style-name="ce27" table:formula="of:=IFERROR(INDEX([$'olah data'.$B$4:$'olah data'.$N$39];MATCH([.$A145];[$'olah data'.L$4:$'olah data'.L$39];0);2);&quot;&quot;)">
            <text:p/>
          </table:table-cell>
          <table:table-cell table:style-name="ce27" table:formula="of:=IFERROR(INDEX([$'olah data'.$B$4:$'olah data'.$N$39];MATCH([.$A145];[$'olah data'.M$4:$'olah data'.M$39];0);2);&quot;&quot;)">
            <text:p/>
          </table:table-cell>
          <table:table-cell table:style-name="ce27" table:formula="of:=IFERROR(INDEX([$'olah data'.$B$4:$'olah data'.$N$39];MATCH([.$A145];[$'olah data'.N$4:$'olah data'.N$39];0);2);&quot;&quot;)">
            <text:p/>
          </table:table-cell>
          <table:table-cell table:style-name="ce27" table:formula="of:=CONCATENATE([.D145];[.E145];[.F145];[.G145];[.H145];[.I145];[.J145];[.K145];[.L145];[.M145];[.N145])"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7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5" calcext:value-type="float">
            <text:p>145</text:p>
          </table:table-cell>
          <table:table-cell table:style-name="ce45" office:value-type="float" office:value="5" calcext:value-type="float">
            <text:p>5</text:p>
          </table:table-cell>
          <table:table-cell table:style-name="ce98" table:formula="of:=IF([.R146]=&quot;&quot;;IF([.Q146]=&quot;R&quot;;VLOOKUP([.P146];[$'olah data'.R147:$'olah data'.S151];2);[.P146]);IF([.R146]=[.P146];[.P146];[.Q146]))" office:value-type="float" office:value="0" calcext:value-type="float">
            <text:p>0</text:p>
          </table:table-cell>
          <table:table-cell table:style-name="ce27" table:formula="of:=IFERROR(INDEX([$'olah data'.$B$4:$'olah data'.$N$39];MATCH([.$A146];[$'olah data'.D$4:$'olah data'.D$39];0);2);&quot;&quot;)">
            <text:p/>
          </table:table-cell>
          <table:table-cell table:style-name="ce27" table:formula="of:=IFERROR(INDEX([$'olah data'.$B$4:$'olah data'.$N$39];MATCH([.$A146];[$'olah data'.E$4:$'olah data'.E$39];0);2);&quot;&quot;)">
            <text:p/>
          </table:table-cell>
          <table:table-cell table:style-name="ce27" table:formula="of:=IFERROR(INDEX([$'olah data'.$B$4:$'olah data'.$N$39];MATCH([.$A146];[$'olah data'.F$4:$'olah data'.F$39];0);2);&quot;&quot;)">
            <text:p/>
          </table:table-cell>
          <table:table-cell table:style-name="ce27" table:formula="of:=IFERROR(INDEX([$'olah data'.$B$4:$'olah data'.$N$39];MATCH([.$A146];[$'olah data'.G$4:$'olah data'.G$39];0);2);&quot;&quot;)">
            <text:p/>
          </table:table-cell>
          <table:table-cell table:style-name="ce27" table:formula="of:=IFERROR(INDEX([$'olah data'.$B$4:$'olah data'.$N$39];MATCH([.$A146];[$'olah data'.H$4:$'olah data'.H$39];0);2);&quot;&quot;)">
            <text:p/>
          </table:table-cell>
          <table:table-cell table:style-name="ce27" table:formula="of:=IFERROR(INDEX([$'olah data'.$B$4:$'olah data'.$N$39];MATCH([.$A146];[$'olah data'.I$4:$'olah data'.I$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46];[$'olah data'.J$4:$'olah data'.J$39];0);2);&quot;&quot;)">
            <text:p/>
          </table:table-cell>
          <table:table-cell table:style-name="ce27" table:formula="of:=IFERROR(INDEX([$'olah data'.$B$4:$'olah data'.$N$39];MATCH([.$A146];[$'olah data'.K$4:$'olah data'.K$39];0);2);&quot;&quot;)">
            <text:p/>
          </table:table-cell>
          <table:table-cell table:style-name="ce27" table:formula="of:=IFERROR(INDEX([$'olah data'.$B$4:$'olah data'.$N$39];MATCH([.$A146];[$'olah data'.L$4:$'olah data'.L$39];0);2);&quot;&quot;)">
            <text:p/>
          </table:table-cell>
          <table:table-cell table:style-name="ce27" table:formula="of:=IFERROR(INDEX([$'olah data'.$B$4:$'olah data'.$N$39];MATCH([.$A146];[$'olah data'.M$4:$'olah data'.M$39];0);2);&quot;&quot;)">
            <text:p/>
          </table:table-cell>
          <table:table-cell table:style-name="ce27" table:formula="of:=IFERROR(INDEX([$'olah data'.$B$4:$'olah data'.$N$39];MATCH([.$A146];[$'olah data'.N$4:$'olah data'.N$39];0);2);&quot;&quot;)">
            <text:p/>
          </table:table-cell>
          <table:table-cell table:style-name="ce27" table:formula="of:=CONCATENATE([.D146];[.E146];[.F146];[.G146];[.H146];[.I146];[.J146];[.K146];[.L146];[.M146];[.N146])" office:value-type="string" office:string-value="Exploratory excitability v. stoic rigidity (10 items)" calcext:value-type="string">
            <text:p>Exploratory excitability v. stoic rigidity (10 items)</text:p>
          </table:table-cell>
          <table:table-cell table:style-name="ce84" table:formula="of:=IFERROR([$'View Input'.Z7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6" calcext:value-type="float">
            <text:p>146</text:p>
          </table:table-cell>
          <table:table-cell table:style-name="ce45" office:value-type="float" office:value="5" calcext:value-type="float">
            <text:p>5</text:p>
          </table:table-cell>
          <table:table-cell table:style-name="ce98" table:formula="of:=IF([.R147]=&quot;&quot;;IF([.Q147]=&quot;R&quot;;VLOOKUP([.P147];[$'olah data'.R148:$'olah data'.S152];2);[.P147]);IF([.R147]=[.P147];[.P147];[.Q147]))" office:value-type="float" office:value="0" calcext:value-type="float">
            <text:p>0</text:p>
          </table:table-cell>
          <table:table-cell table:style-name="ce27" table:formula="of:=IFERROR(INDEX([$'olah data'.$B$4:$'olah data'.$N$39];MATCH([.$A147];[$'olah data'.D$4:$'olah data'.D$39];0);2);&quot;&quot;)">
            <text:p/>
          </table:table-cell>
          <table:table-cell table:style-name="ce27" table:formula="of:=IFERROR(INDEX([$'olah data'.$B$4:$'olah data'.$N$39];MATCH([.$A147];[$'olah data'.E$4:$'olah data'.E$39];0);2);&quot;&quot;)">
            <text:p/>
          </table:table-cell>
          <table:table-cell table:style-name="ce27" table:formula="of:=IFERROR(INDEX([$'olah data'.$B$4:$'olah data'.$N$39];MATCH([.$A147];[$'olah data'.F$4:$'olah data'.F$39];0);2);&quot;&quot;)">
            <text:p/>
          </table:table-cell>
          <table:table-cell table:style-name="ce27" table:formula="of:=IFERROR(INDEX([$'olah data'.$B$4:$'olah data'.$N$39];MATCH([.$A147];[$'olah data'.G$4:$'olah data'.G$39];0);2);&quot;&quot;)">
            <text:p/>
          </table:table-cell>
          <table:table-cell table:style-name="ce27" table:formula="of:=IFERROR(INDEX([$'olah data'.$B$4:$'olah data'.$N$39];MATCH([.$A147];[$'olah data'.H$4:$'olah data'.H$39];0);2);&quot;&quot;)">
            <text:p/>
          </table:table-cell>
          <table:table-cell table:style-name="ce27" table:formula="of:=IFERROR(INDEX([$'olah data'.$B$4:$'olah data'.$N$39];MATCH([.$A147];[$'olah data'.I$4:$'olah data'.I$39];0);2);&quot;&quot;)">
            <text:p/>
          </table:table-cell>
          <table:table-cell table:style-name="ce27" table:formula="of:=IFERROR(INDEX([$'olah data'.$B$4:$'olah data'.$N$39];MATCH([.$A147];[$'olah data'.J$4:$'olah data'.J$39];0);2);&quot;&quot;)">
            <text:p/>
          </table:table-cell>
          <table:table-cell table:style-name="ce27" table:formula="of:=IFERROR(INDEX([$'olah data'.$B$4:$'olah data'.$N$39];MATCH([.$A147];[$'olah data'.K$4:$'olah data'.K$39];0);2);&quot;&quot;)" office:value-type="string" office:string-value="Perfectionist vs pragmatist (8 items)" calcext:value-type="string">
            <text:p>Perfectionist vs pragmatist (8 items)</text:p>
          </table:table-cell>
          <table:table-cell table:style-name="ce27" table:formula="of:=IFERROR(INDEX([$'olah data'.$B$4:$'olah data'.$N$39];MATCH([.$A147];[$'olah data'.L$4:$'olah data'.L$39];0);2);&quot;&quot;)">
            <text:p/>
          </table:table-cell>
          <table:table-cell table:style-name="ce27" table:formula="of:=IFERROR(INDEX([$'olah data'.$B$4:$'olah data'.$N$39];MATCH([.$A147];[$'olah data'.M$4:$'olah data'.M$39];0);2);&quot;&quot;)">
            <text:p/>
          </table:table-cell>
          <table:table-cell table:style-name="ce27" table:formula="of:=IFERROR(INDEX([$'olah data'.$B$4:$'olah data'.$N$39];MATCH([.$A147];[$'olah data'.N$4:$'olah data'.N$39];0);2);&quot;&quot;)">
            <text:p/>
          </table:table-cell>
          <table:table-cell table:style-name="ce27" table:formula="of:=CONCATENATE([.D147];[.E147];[.F147];[.G147];[.H147];[.I147];[.J147];[.K147];[.L147];[.M147];[.N147])" office:value-type="string" office:string-value="Perfectionist vs pragmatist (8 items)" calcext:value-type="string">
            <text:p>Perfectionist vs pragmatist (8 items)</text:p>
          </table:table-cell>
          <table:table-cell table:style-name="ce84" table:formula="of:=IFERROR([$'View Input'.Z7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7" calcext:value-type="float">
            <text:p>147</text:p>
          </table:table-cell>
          <table:table-cell table:style-name="ce45" office:value-type="float" office:value="5" calcext:value-type="float">
            <text:p>5</text:p>
          </table:table-cell>
          <table:table-cell table:style-name="ce98" table:formula="of:=IF([.R148]=&quot;&quot;;IF([.Q148]=&quot;R&quot;;VLOOKUP([.P148];[$'olah data'.R149:$'olah data'.S153];2);[.P148]);IF([.R148]=[.P148];[.P148];[.Q148]))" office:value-type="float" office:value="0" calcext:value-type="float">
            <text:p>0</text:p>
          </table:table-cell>
          <table:table-cell table:style-name="ce27" table:formula="of:=IFERROR(INDEX([$'olah data'.$B$4:$'olah data'.$N$39];MATCH([.$A148];[$'olah data'.D$4:$'olah data'.D$39];0);2);&quot;&quot;)">
            <text:p/>
          </table:table-cell>
          <table:table-cell table:style-name="ce27" table:formula="of:=IFERROR(INDEX([$'olah data'.$B$4:$'olah data'.$N$39];MATCH([.$A148];[$'olah data'.E$4:$'olah data'.E$39];0);2);&quot;&quot;)">
            <text:p/>
          </table:table-cell>
          <table:table-cell table:style-name="ce27" table:formula="of:=IFERROR(INDEX([$'olah data'.$B$4:$'olah data'.$N$39];MATCH([.$A148];[$'olah data'.F$4:$'olah data'.F$39];0);2);&quot;&quot;)" office:value-type="string" office:string-value="Shyness with strangers (7 items)" calcext:value-type="string">
            <text:p>Shyness with strangers (7 items)</text:p>
          </table:table-cell>
          <table:table-cell table:style-name="ce27" table:formula="of:=IFERROR(INDEX([$'olah data'.$B$4:$'olah data'.$N$39];MATCH([.$A148];[$'olah data'.G$4:$'olah data'.G$39];0);2);&quot;&quot;)">
            <text:p/>
          </table:table-cell>
          <table:table-cell table:style-name="ce27" table:formula="of:=IFERROR(INDEX([$'olah data'.$B$4:$'olah data'.$N$39];MATCH([.$A148];[$'olah data'.H$4:$'olah data'.H$39];0);2);&quot;&quot;)">
            <text:p/>
          </table:table-cell>
          <table:table-cell table:style-name="ce27" table:formula="of:=IFERROR(INDEX([$'olah data'.$B$4:$'olah data'.$N$39];MATCH([.$A148];[$'olah data'.I$4:$'olah data'.I$39];0);2);&quot;&quot;)">
            <text:p/>
          </table:table-cell>
          <table:table-cell table:style-name="ce27" table:formula="of:=IFERROR(INDEX([$'olah data'.$B$4:$'olah data'.$N$39];MATCH([.$A148];[$'olah data'.J$4:$'olah data'.J$39];0);2);&quot;&quot;)">
            <text:p/>
          </table:table-cell>
          <table:table-cell table:style-name="ce27" table:formula="of:=IFERROR(INDEX([$'olah data'.$B$4:$'olah data'.$N$39];MATCH([.$A148];[$'olah data'.K$4:$'olah data'.K$39];0);2);&quot;&quot;)">
            <text:p/>
          </table:table-cell>
          <table:table-cell table:style-name="ce27" table:formula="of:=IFERROR(INDEX([$'olah data'.$B$4:$'olah data'.$N$39];MATCH([.$A148];[$'olah data'.L$4:$'olah data'.L$39];0);2);&quot;&quot;)">
            <text:p/>
          </table:table-cell>
          <table:table-cell table:style-name="ce27" table:formula="of:=IFERROR(INDEX([$'olah data'.$B$4:$'olah data'.$N$39];MATCH([.$A148];[$'olah data'.M$4:$'olah data'.M$39];0);2);&quot;&quot;)">
            <text:p/>
          </table:table-cell>
          <table:table-cell table:style-name="ce27" table:formula="of:=IFERROR(INDEX([$'olah data'.$B$4:$'olah data'.$N$39];MATCH([.$A148];[$'olah data'.N$4:$'olah data'.N$39];0);2);&quot;&quot;)">
            <text:p/>
          </table:table-cell>
          <table:table-cell table:style-name="ce27" table:formula="of:=CONCATENATE([.D148];[.E148];[.F148];[.G148];[.H148];[.I148];[.J148];[.K148];[.L148];[.M148];[.N148])" office:value-type="string" office:string-value="Shyness with strangers (7 items)" calcext:value-type="string">
            <text:p>Shyness with strangers (7 items)</text:p>
          </table:table-cell>
          <table:table-cell table:style-name="ce84" table:formula="of:=IFERROR([$'View Input'.Z7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8" calcext:value-type="float">
            <text:p>148</text:p>
          </table:table-cell>
          <table:table-cell table:style-name="ce45" office:value-type="float" office:value="5" calcext:value-type="float">
            <text:p>5</text:p>
          </table:table-cell>
          <table:table-cell table:style-name="ce98" table:formula="of:=IF([.R149]=&quot;&quot;;IF([.Q149]=&quot;R&quot;;VLOOKUP([.P149];[$'olah data'.R150:$'olah data'.S154];2);[.P149]);IF([.R149]=[.P149];[.P149];[.Q149]))" office:value-type="float" office:value="0" calcext:value-type="float">
            <text:p>0</text:p>
          </table:table-cell>
          <table:table-cell table:style-name="ce27" table:formula="of:=IFERROR(INDEX([$'olah data'.$B$4:$'olah data'.$N$39];MATCH([.$A149];[$'olah data'.D$4:$'olah data'.D$39];0);2);&quot;&quot;)">
            <text:p/>
          </table:table-cell>
          <table:table-cell table:style-name="ce27" table:formula="of:=IFERROR(INDEX([$'olah data'.$B$4:$'olah data'.$N$39];MATCH([.$A149];[$'olah data'.E$4:$'olah data'.E$39];0);2);&quot;&quot;)">
            <text:p/>
          </table:table-cell>
          <table:table-cell table:style-name="ce27" table:formula="of:=IFERROR(INDEX([$'olah data'.$B$4:$'olah data'.$N$39];MATCH([.$A149];[$'olah data'.F$4:$'olah data'.F$39];0);2);&quot;&quot;)">
            <text:p/>
          </table:table-cell>
          <table:table-cell table:style-name="ce27" table:formula="of:=IFERROR(INDEX([$'olah data'.$B$4:$'olah data'.$N$39];MATCH([.$A149];[$'olah data'.G$4:$'olah data'.G$39];0);2);&quot;&quot;)">
            <text:p/>
          </table:table-cell>
          <table:table-cell table:style-name="ce27" table:formula="of:=IFERROR(INDEX([$'olah data'.$B$4:$'olah data'.$N$39];MATCH([.$A149];[$'olah data'.H$4:$'olah data'.H$39];0);2);&quot;&quot;)">
            <text:p/>
          </table:table-cell>
          <table:table-cell table:style-name="ce27" table:formula="of:=IFERROR(INDEX([$'olah data'.$B$4:$'olah data'.$N$39];MATCH([.$A149];[$'olah data'.I$4:$'olah data'.I$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49];[$'olah data'.J$4:$'olah data'.J$39];0);2);&quot;&quot;)">
            <text:p/>
          </table:table-cell>
          <table:table-cell table:style-name="ce27" table:formula="of:=IFERROR(INDEX([$'olah data'.$B$4:$'olah data'.$N$39];MATCH([.$A149];[$'olah data'.K$4:$'olah data'.K$39];0);2);&quot;&quot;)">
            <text:p/>
          </table:table-cell>
          <table:table-cell table:style-name="ce27" table:formula="of:=IFERROR(INDEX([$'olah data'.$B$4:$'olah data'.$N$39];MATCH([.$A149];[$'olah data'.L$4:$'olah data'.L$39];0);2);&quot;&quot;)">
            <text:p/>
          </table:table-cell>
          <table:table-cell table:style-name="ce27" table:formula="of:=IFERROR(INDEX([$'olah data'.$B$4:$'olah data'.$N$39];MATCH([.$A149];[$'olah data'.M$4:$'olah data'.M$39];0);2);&quot;&quot;)">
            <text:p/>
          </table:table-cell>
          <table:table-cell table:style-name="ce27" table:formula="of:=IFERROR(INDEX([$'olah data'.$B$4:$'olah data'.$N$39];MATCH([.$A149];[$'olah data'.N$4:$'olah data'.N$39];0);2);&quot;&quot;)">
            <text:p/>
          </table:table-cell>
          <table:table-cell table:style-name="ce27" table:formula="of:=CONCATENATE([.D149];[.E149];[.F149];[.G149];[.H149];[.I149];[.J149];[.K149];[.L149];[.M149];[.N149])" office:value-type="string" office:string-value="Transpersonal identification vs. self-differentiation (8 items)" calcext:value-type="string">
            <text:p>Transpersonal identification vs. self-differentiation (8 items)</text:p>
          </table:table-cell>
          <table:table-cell table:style-name="ce84" table:formula="of:=IFERROR([$'View Input'.Z7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49" calcext:value-type="float">
            <text:p>149</text:p>
          </table:table-cell>
          <table:table-cell table:style-name="ce45" office:value-type="float" office:value="5" calcext:value-type="float">
            <text:p>5</text:p>
          </table:table-cell>
          <table:table-cell table:style-name="ce98" table:formula="of:=IF([.R150]=&quot;&quot;;IF([.Q150]=&quot;R&quot;;VLOOKUP([.P150];[$'olah data'.R151:$'olah data'.S155];2);[.P150]);IF([.R150]=[.P150];[.P150];[.Q150]))" office:value-type="float" office:value="0" calcext:value-type="float">
            <text:p>0</text:p>
          </table:table-cell>
          <table:table-cell table:style-name="ce27" table:formula="of:=IFERROR(INDEX([$'olah data'.$B$4:$'olah data'.$N$39];MATCH([.$A150];[$'olah data'.D$4:$'olah data'.D$39];0);2);&quot;&quot;)" office:value-type="string" office:string-value="Enlightened second nature (11 items)" calcext:value-type="string">
            <text:p>Enlightened second nature (11 items)</text:p>
          </table:table-cell>
          <table:table-cell table:style-name="ce27" table:formula="of:=IFERROR(INDEX([$'olah data'.$B$4:$'olah data'.$N$39];MATCH([.$A150];[$'olah data'.E$4:$'olah data'.E$39];0);2);&quot;&quot;)">
            <text:p/>
          </table:table-cell>
          <table:table-cell table:style-name="ce27" table:formula="of:=IFERROR(INDEX([$'olah data'.$B$4:$'olah data'.$N$39];MATCH([.$A150];[$'olah data'.F$4:$'olah data'.F$39];0);2);&quot;&quot;)">
            <text:p/>
          </table:table-cell>
          <table:table-cell table:style-name="ce27" table:formula="of:=IFERROR(INDEX([$'olah data'.$B$4:$'olah data'.$N$39];MATCH([.$A150];[$'olah data'.G$4:$'olah data'.G$39];0);2);&quot;&quot;)">
            <text:p/>
          </table:table-cell>
          <table:table-cell table:style-name="ce27" table:formula="of:=IFERROR(INDEX([$'olah data'.$B$4:$'olah data'.$N$39];MATCH([.$A150];[$'olah data'.H$4:$'olah data'.H$39];0);2);&quot;&quot;)">
            <text:p/>
          </table:table-cell>
          <table:table-cell table:style-name="ce27" table:formula="of:=IFERROR(INDEX([$'olah data'.$B$4:$'olah data'.$N$39];MATCH([.$A150];[$'olah data'.I$4:$'olah data'.I$39];0);2);&quot;&quot;)">
            <text:p/>
          </table:table-cell>
          <table:table-cell table:style-name="ce27" table:formula="of:=IFERROR(INDEX([$'olah data'.$B$4:$'olah data'.$N$39];MATCH([.$A150];[$'olah data'.J$4:$'olah data'.J$39];0);2);&quot;&quot;)">
            <text:p/>
          </table:table-cell>
          <table:table-cell table:style-name="ce27" table:formula="of:=IFERROR(INDEX([$'olah data'.$B$4:$'olah data'.$N$39];MATCH([.$A150];[$'olah data'.K$4:$'olah data'.K$39];0);2);&quot;&quot;)">
            <text:p/>
          </table:table-cell>
          <table:table-cell table:style-name="ce27" table:formula="of:=IFERROR(INDEX([$'olah data'.$B$4:$'olah data'.$N$39];MATCH([.$A150];[$'olah data'.L$4:$'olah data'.L$39];0);2);&quot;&quot;)">
            <text:p/>
          </table:table-cell>
          <table:table-cell table:style-name="ce27" table:formula="of:=IFERROR(INDEX([$'olah data'.$B$4:$'olah data'.$N$39];MATCH([.$A150];[$'olah data'.M$4:$'olah data'.M$39];0);2);&quot;&quot;)">
            <text:p/>
          </table:table-cell>
          <table:table-cell table:style-name="ce27" table:formula="of:=IFERROR(INDEX([$'olah data'.$B$4:$'olah data'.$N$39];MATCH([.$A150];[$'olah data'.N$4:$'olah data'.N$39];0);2);&quot;&quot;)">
            <text:p/>
          </table:table-cell>
          <table:table-cell table:style-name="ce27" table:formula="of:=CONCATENATE([.D150];[.E150];[.F150];[.G150];[.H150];[.I150];[.J150];[.K150];[.L150];[.M150];[.N150])" office:value-type="string" office:string-value="Enlightened second nature (11 items)" calcext:value-type="string">
            <text:p>Enlightened second nature (11 items)</text:p>
          </table:table-cell>
          <table:table-cell table:style-name="ce84" table:formula="of:=IFERROR([$'View Input'.Z7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0" calcext:value-type="float">
            <text:p>150</text:p>
          </table:table-cell>
          <table:table-cell table:style-name="ce45" office:value-type="float" office:value="5" calcext:value-type="float">
            <text:p>5</text:p>
          </table:table-cell>
          <table:table-cell table:style-name="ce98" table:formula="of:=IF([.R151]=&quot;&quot;;IF([.Q151]=&quot;R&quot;;VLOOKUP([.P151];[$'olah data'.R152:$'olah data'.S156];2);[.P151]);IF([.R151]=[.P151];[.P151];[.Q151]))" office:value-type="float" office:value="0" calcext:value-type="float">
            <text:p>0</text:p>
          </table:table-cell>
          <table:table-cell table:style-name="ce27" table:formula="of:=IFERROR(INDEX([$'olah data'.$B$4:$'olah data'.$N$39];MATCH([.$A151];[$'olah data'.D$4:$'olah data'.D$39];0);2);&quot;&quot;)">
            <text:p/>
          </table:table-cell>
          <table:table-cell table:style-name="ce27" table:formula="of:=IFERROR(INDEX([$'olah data'.$B$4:$'olah data'.$N$39];MATCH([.$A151];[$'olah data'.E$4:$'olah data'.E$39];0);2);&quot;&quot;)">
            <text:p/>
          </table:table-cell>
          <table:table-cell table:style-name="ce27" table:formula="of:=IFERROR(INDEX([$'olah data'.$B$4:$'olah data'.$N$39];MATCH([.$A151];[$'olah data'.F$4:$'olah data'.F$39];0);2);&quot;&quot;)">
            <text:p/>
          </table:table-cell>
          <table:table-cell table:style-name="ce27" table:formula="of:=IFERROR(INDEX([$'olah data'.$B$4:$'olah data'.$N$39];MATCH([.$A151];[$'olah data'.G$4:$'olah data'.G$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51];[$'olah data'.H$4:$'olah data'.H$39];0);2);&quot;&quot;)">
            <text:p/>
          </table:table-cell>
          <table:table-cell table:style-name="ce27" table:formula="of:=IFERROR(INDEX([$'olah data'.$B$4:$'olah data'.$N$39];MATCH([.$A151];[$'olah data'.I$4:$'olah data'.I$39];0);2);&quot;&quot;)">
            <text:p/>
          </table:table-cell>
          <table:table-cell table:style-name="ce27" table:formula="of:=IFERROR(INDEX([$'olah data'.$B$4:$'olah data'.$N$39];MATCH([.$A151];[$'olah data'.J$4:$'olah data'.J$39];0);2);&quot;&quot;)">
            <text:p/>
          </table:table-cell>
          <table:table-cell table:style-name="ce27" table:formula="of:=IFERROR(INDEX([$'olah data'.$B$4:$'olah data'.$N$39];MATCH([.$A151];[$'olah data'.K$4:$'olah data'.K$39];0);2);&quot;&quot;)">
            <text:p/>
          </table:table-cell>
          <table:table-cell table:style-name="ce27" table:formula="of:=IFERROR(INDEX([$'olah data'.$B$4:$'olah data'.$N$39];MATCH([.$A151];[$'olah data'.L$4:$'olah data'.L$39];0);2);&quot;&quot;)">
            <text:p/>
          </table:table-cell>
          <table:table-cell table:style-name="ce27" table:formula="of:=IFERROR(INDEX([$'olah data'.$B$4:$'olah data'.$N$39];MATCH([.$A151];[$'olah data'.M$4:$'olah data'.M$39];0);2);&quot;&quot;)">
            <text:p/>
          </table:table-cell>
          <table:table-cell table:style-name="ce27" table:formula="of:=IFERROR(INDEX([$'olah data'.$B$4:$'olah data'.$N$39];MATCH([.$A151];[$'olah data'.N$4:$'olah data'.N$39];0);2);&quot;&quot;)">
            <text:p/>
          </table:table-cell>
          <table:table-cell table:style-name="ce27" table:formula="of:=CONCATENATE([.D151];[.E151];[.F151];[.G151];[.H151];[.I151];[.J151];[.K151];[.L151];[.M151];[.N151])"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8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1" calcext:value-type="float">
            <text:p>151</text:p>
          </table:table-cell>
          <table:table-cell table:style-name="ce45" office:value-type="float" office:value="5" calcext:value-type="float">
            <text:p>5</text:p>
          </table:table-cell>
          <table:table-cell table:style-name="ce98" table:formula="of:=IF([.R152]=&quot;&quot;;IF([.Q152]=&quot;R&quot;;VLOOKUP([.P152];[$'olah data'.R153:$'olah data'.S157];2);[.P152]);IF([.R152]=[.P152];[.P152];[.Q152]))" office:value-type="float" office:value="0" calcext:value-type="float">
            <text:p>0</text:p>
          </table:table-cell>
          <table:table-cell table:style-name="ce27" table:formula="of:=IFERROR(INDEX([$'olah data'.$B$4:$'olah data'.$N$39];MATCH([.$A152];[$'olah data'.D$4:$'olah data'.D$39];0);2);&quot;&quot;)">
            <text:p/>
          </table:table-cell>
          <table:table-cell table:style-name="ce27" table:formula="of:=IFERROR(INDEX([$'olah data'.$B$4:$'olah data'.$N$39];MATCH([.$A152];[$'olah data'.E$4:$'olah data'.E$39];0);2);&quot;&quot;)">
            <text:p/>
          </table:table-cell>
          <table:table-cell table:style-name="ce27" table:formula="of:=IFERROR(INDEX([$'olah data'.$B$4:$'olah data'.$N$39];MATCH([.$A152];[$'olah data'.F$4:$'olah data'.F$39];0);2);&quot;&quot;)">
            <text:p/>
          </table:table-cell>
          <table:table-cell table:style-name="ce27" table:formula="of:=IFERROR(INDEX([$'olah data'.$B$4:$'olah data'.$N$39];MATCH([.$A152];[$'olah data'.G$4:$'olah data'.G$39];0);2);&quot;&quot;)">
            <text:p/>
          </table:table-cell>
          <table:table-cell table:style-name="ce27" table:formula="of:=IFERROR(INDEX([$'olah data'.$B$4:$'olah data'.$N$39];MATCH([.$A152];[$'olah data'.H$4:$'olah data'.H$39];0);2);&quot;&quot;)">
            <text:p/>
          </table:table-cell>
          <table:table-cell table:style-name="ce27" table:formula="of:=IFERROR(INDEX([$'olah data'.$B$4:$'olah data'.$N$39];MATCH([.$A152];[$'olah data'.I$4:$'olah data'.I$39];0);2);&quot;&quot;)">
            <text:p/>
          </table:table-cell>
          <table:table-cell table:style-name="ce27" table:formula="of:=IFERROR(INDEX([$'olah data'.$B$4:$'olah data'.$N$39];MATCH([.$A152];[$'olah data'.J$4:$'olah data'.J$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52];[$'olah data'.K$4:$'olah data'.K$39];0);2);&quot;&quot;)">
            <text:p/>
          </table:table-cell>
          <table:table-cell table:style-name="ce27" table:formula="of:=IFERROR(INDEX([$'olah data'.$B$4:$'olah data'.$N$39];MATCH([.$A152];[$'olah data'.L$4:$'olah data'.L$39];0);2);&quot;&quot;)">
            <text:p/>
          </table:table-cell>
          <table:table-cell table:style-name="ce27" table:formula="of:=IFERROR(INDEX([$'olah data'.$B$4:$'olah data'.$N$39];MATCH([.$A152];[$'olah data'.M$4:$'olah data'.M$39];0);2);&quot;&quot;)">
            <text:p/>
          </table:table-cell>
          <table:table-cell table:style-name="ce27" table:formula="of:=IFERROR(INDEX([$'olah data'.$B$4:$'olah data'.$N$39];MATCH([.$A152];[$'olah data'.N$4:$'olah data'.N$39];0);2);&quot;&quot;)">
            <text:p/>
          </table:table-cell>
          <table:table-cell table:style-name="ce27" table:formula="of:=CONCATENATE([.D152];[.E152];[.F152];[.G152];[.H152];[.I152];[.J152];[.K152];[.L152];[.M152];[.N152])" office:value-type="string" office:string-value="Self-forgetful vs. self-conscious experience (10 items)" calcext:value-type="string">
            <text:p>Self-forgetful vs. self-conscious experience (10 items)</text:p>
          </table:table-cell>
          <table:table-cell table:style-name="ce84" table:formula="of:=IFERROR([$'View Input'.Z8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2" calcext:value-type="float">
            <text:p>152</text:p>
          </table:table-cell>
          <table:table-cell table:style-name="ce45" office:value-type="float" office:value="5" calcext:value-type="float">
            <text:p>5</text:p>
          </table:table-cell>
          <table:table-cell table:style-name="ce98" table:formula="of:=IF([.R153]=&quot;&quot;;IF([.Q153]=&quot;R&quot;;VLOOKUP([.P153];[$'olah data'.R154:$'olah data'.S158];2);[.P153]);IF([.R153]=[.P153];[.P153];[.Q153]))" office:value-type="float" office:value="0" calcext:value-type="float">
            <text:p>0</text:p>
          </table:table-cell>
          <table:table-cell table:style-name="ce27" table:formula="of:=IFERROR(INDEX([$'olah data'.$B$4:$'olah data'.$N$39];MATCH([.$A153];[$'olah data'.D$4:$'olah data'.D$39];0);2);&quot;&quot;)">
            <text:p/>
          </table:table-cell>
          <table:table-cell table:style-name="ce27" table:formula="of:=IFERROR(INDEX([$'olah data'.$B$4:$'olah data'.$N$39];MATCH([.$A153];[$'olah data'.E$4:$'olah data'.E$39];0);2);&quot;&quot;)">
            <text:p/>
          </table:table-cell>
          <table:table-cell table:style-name="ce27" table:formula="of:=IFERROR(INDEX([$'olah data'.$B$4:$'olah data'.$N$39];MATCH([.$A153];[$'olah data'.F$4:$'olah data'.F$39];0);2);&quot;&quot;)">
            <text:p/>
          </table:table-cell>
          <table:table-cell table:style-name="ce27" table:formula="of:=IFERROR(INDEX([$'olah data'.$B$4:$'olah data'.$N$39];MATCH([.$A153];[$'olah data'.G$4:$'olah data'.G$39];0);2);&quot;&quot;)" office:value-type="string" office:string-value="Empathy vs. social disinterest (5 items)" calcext:value-type="string">
            <text:p>Empathy vs. social disinterest (5 items)</text:p>
          </table:table-cell>
          <table:table-cell table:style-name="ce27" table:formula="of:=IFERROR(INDEX([$'olah data'.$B$4:$'olah data'.$N$39];MATCH([.$A153];[$'olah data'.H$4:$'olah data'.H$39];0);2);&quot;&quot;)">
            <text:p/>
          </table:table-cell>
          <table:table-cell table:style-name="ce27" table:formula="of:=IFERROR(INDEX([$'olah data'.$B$4:$'olah data'.$N$39];MATCH([.$A153];[$'olah data'.I$4:$'olah data'.I$39];0);2);&quot;&quot;)">
            <text:p/>
          </table:table-cell>
          <table:table-cell table:style-name="ce27" table:formula="of:=IFERROR(INDEX([$'olah data'.$B$4:$'olah data'.$N$39];MATCH([.$A153];[$'olah data'.J$4:$'olah data'.J$39];0);2);&quot;&quot;)">
            <text:p/>
          </table:table-cell>
          <table:table-cell table:style-name="ce27" table:formula="of:=IFERROR(INDEX([$'olah data'.$B$4:$'olah data'.$N$39];MATCH([.$A153];[$'olah data'.K$4:$'olah data'.K$39];0);2);&quot;&quot;)">
            <text:p/>
          </table:table-cell>
          <table:table-cell table:style-name="ce27" table:formula="of:=IFERROR(INDEX([$'olah data'.$B$4:$'olah data'.$N$39];MATCH([.$A153];[$'olah data'.L$4:$'olah data'.L$39];0);2);&quot;&quot;)">
            <text:p/>
          </table:table-cell>
          <table:table-cell table:style-name="ce27" table:formula="of:=IFERROR(INDEX([$'olah data'.$B$4:$'olah data'.$N$39];MATCH([.$A153];[$'olah data'.M$4:$'olah data'.M$39];0);2);&quot;&quot;)">
            <text:p/>
          </table:table-cell>
          <table:table-cell table:style-name="ce27" table:formula="of:=IFERROR(INDEX([$'olah data'.$B$4:$'olah data'.$N$39];MATCH([.$A153];[$'olah data'.N$4:$'olah data'.N$39];0);2);&quot;&quot;)">
            <text:p/>
          </table:table-cell>
          <table:table-cell table:style-name="ce27" table:formula="of:=CONCATENATE([.D153];[.E153];[.F153];[.G153];[.H153];[.I153];[.J153];[.K153];[.L153];[.M153];[.N153])" office:value-type="string" office:string-value="Empathy vs. social disinterest (5 items)" calcext:value-type="string">
            <text:p>Empathy vs. social disinterest (5 items)</text:p>
          </table:table-cell>
          <table:table-cell table:style-name="ce84" table:formula="of:=IFERROR([$'View Input'.Z8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3" calcext:value-type="float">
            <text:p>153</text:p>
          </table:table-cell>
          <table:table-cell table:style-name="ce45" office:value-type="float" office:value="5" calcext:value-type="float">
            <text:p>5</text:p>
          </table:table-cell>
          <table:table-cell table:style-name="ce98" table:formula="of:=IF([.R154]=&quot;&quot;;IF([.Q154]=&quot;R&quot;;VLOOKUP([.P154];[$'olah data'.R155:$'olah data'.S159];2);[.P154]);IF([.R154]=[.P154];[.P154];[.Q154]))" office:value-type="float" office:value="0" calcext:value-type="float">
            <text:p>0</text:p>
          </table:table-cell>
          <table:table-cell table:style-name="ce27" table:formula="of:=IFERROR(INDEX([$'olah data'.$B$4:$'olah data'.$N$39];MATCH([.$A154];[$'olah data'.D$4:$'olah data'.D$39];0);2);&quot;&quot;)">
            <text:p/>
          </table:table-cell>
          <table:table-cell table:style-name="ce27" table:formula="of:=IFERROR(INDEX([$'olah data'.$B$4:$'olah data'.$N$39];MATCH([.$A154];[$'olah data'.E$4:$'olah data'.E$39];0);2);&quot;&quot;)">
            <text:p/>
          </table:table-cell>
          <table:table-cell table:style-name="ce27" table:formula="of:=IFERROR(INDEX([$'olah data'.$B$4:$'olah data'.$N$39];MATCH([.$A154];[$'olah data'.F$4:$'olah data'.F$39];0);2);&quot;&quot;)">
            <text:p/>
          </table:table-cell>
          <table:table-cell table:style-name="ce27" table:formula="of:=IFERROR(INDEX([$'olah data'.$B$4:$'olah data'.$N$39];MATCH([.$A154];[$'olah data'.G$4:$'olah data'.G$39];0);2);&quot;&quot;)">
            <text:p/>
          </table:table-cell>
          <table:table-cell table:style-name="ce27" table:formula="of:=IFERROR(INDEX([$'olah data'.$B$4:$'olah data'.$N$39];MATCH([.$A154];[$'olah data'.H$4:$'olah data'.H$39];0);2);&quot;&quot;)">
            <text:p/>
          </table:table-cell>
          <table:table-cell table:style-name="ce27" table:formula="of:=IFERROR(INDEX([$'olah data'.$B$4:$'olah data'.$N$39];MATCH([.$A154];[$'olah data'.I$4:$'olah data'.I$39];0);2);&quot;&quot;)">
            <text:p/>
          </table:table-cell>
          <table:table-cell table:style-name="ce27" table:formula="of:=IFERROR(INDEX([$'olah data'.$B$4:$'olah data'.$N$39];MATCH([.$A154];[$'olah data'.J$4:$'olah data'.J$39];0);2);&quot;&quot;)">
            <text:p/>
          </table:table-cell>
          <table:table-cell table:style-name="ce27" table:formula="of:=IFERROR(INDEX([$'olah data'.$B$4:$'olah data'.$N$39];MATCH([.$A154];[$'olah data'.K$4:$'olah data'.K$39];0);2);&quot;&quot;)">
            <text:p/>
          </table:table-cell>
          <table:table-cell table:style-name="ce27" table:formula="of:=IFERROR(INDEX([$'olah data'.$B$4:$'olah data'.$N$39];MATCH([.$A154];[$'olah data'.L$4:$'olah data'.L$39];0);2);&quot;&quot;)" office:value-type="string" office:string-value="Ambitious vs underachieving (10 items)" calcext:value-type="string">
            <text:p>Ambitious vs underachieving (10 items)</text:p>
          </table:table-cell>
          <table:table-cell table:style-name="ce27" table:formula="of:=IFERROR(INDEX([$'olah data'.$B$4:$'olah data'.$N$39];MATCH([.$A154];[$'olah data'.M$4:$'olah data'.M$39];0);2);&quot;&quot;)">
            <text:p/>
          </table:table-cell>
          <table:table-cell table:style-name="ce27" table:formula="of:=IFERROR(INDEX([$'olah data'.$B$4:$'olah data'.$N$39];MATCH([.$A154];[$'olah data'.N$4:$'olah data'.N$39];0);2);&quot;&quot;)">
            <text:p/>
          </table:table-cell>
          <table:table-cell table:style-name="ce27" table:formula="of:=CONCATENATE([.D154];[.E154];[.F154];[.G154];[.H154];[.I154];[.J154];[.K154];[.L154];[.M154];[.N154])" office:value-type="string" office:string-value="Ambitious vs underachieving (10 items)" calcext:value-type="string">
            <text:p>Ambitious vs underachieving (10 items)</text:p>
          </table:table-cell>
          <table:table-cell table:style-name="ce84" table:formula="of:=IFERROR([$'View Input'.Z8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4" calcext:value-type="float">
            <text:p>154</text:p>
          </table:table-cell>
          <table:table-cell table:style-name="ce45" office:value-type="float" office:value="5" calcext:value-type="float">
            <text:p>5</text:p>
          </table:table-cell>
          <table:table-cell table:style-name="ce98" table:formula="of:=IF([.R155]=&quot;&quot;;IF([.Q155]=&quot;R&quot;;VLOOKUP([.P155];[$'olah data'.R156:$'olah data'.S160];2);[.P155]);IF([.R155]=[.P155];[.P155];[.Q155]))" office:value-type="float" office:value="0" calcext:value-type="float">
            <text:p>0</text:p>
          </table:table-cell>
          <table:table-cell table:style-name="ce27" table:formula="of:=IFERROR(INDEX([$'olah data'.$B$4:$'olah data'.$N$39];MATCH([.$A155];[$'olah data'.D$4:$'olah data'.D$39];0);2);&quot;&quot;)">
            <text:p/>
          </table:table-cell>
          <table:table-cell table:style-name="ce27" table:formula="of:=IFERROR(INDEX([$'olah data'.$B$4:$'olah data'.$N$39];MATCH([.$A155];[$'olah data'.E$4:$'olah data'.E$39];0);2);&quot;&quot;)">
            <text:p/>
          </table:table-cell>
          <table:table-cell table:style-name="ce27" table:formula="of:=IFERROR(INDEX([$'olah data'.$B$4:$'olah data'.$N$39];MATCH([.$A155];[$'olah data'.F$4:$'olah data'.F$39];0);2);&quot;&quot;)">
            <text:p/>
          </table:table-cell>
          <table:table-cell table:style-name="ce27" table:formula="of:=IFERROR(INDEX([$'olah data'.$B$4:$'olah data'.$N$39];MATCH([.$A155];[$'olah data'.G$4:$'olah data'.G$39];0);2);&quot;&quot;)">
            <text:p/>
          </table:table-cell>
          <table:table-cell table:style-name="ce27" table:formula="of:=IFERROR(INDEX([$'olah data'.$B$4:$'olah data'.$N$39];MATCH([.$A155];[$'olah data'.H$4:$'olah data'.H$39];0);2);&quot;&quot;)">
            <text:p/>
          </table:table-cell>
          <table:table-cell table:style-name="ce27" table:formula="of:=IFERROR(INDEX([$'olah data'.$B$4:$'olah data'.$N$39];MATCH([.$A155];[$'olah data'.I$4:$'olah data'.I$39];0);2);&quot;&quot;)" office:value-type="string" office:string-value="Fear of uncertainty (7 items)" calcext:value-type="string">
            <text:p>Fear of uncertainty (7 items)</text:p>
          </table:table-cell>
          <table:table-cell table:style-name="ce27" table:formula="of:=IFERROR(INDEX([$'olah data'.$B$4:$'olah data'.$N$39];MATCH([.$A155];[$'olah data'.J$4:$'olah data'.J$39];0);2);&quot;&quot;)">
            <text:p/>
          </table:table-cell>
          <table:table-cell table:style-name="ce27" table:formula="of:=IFERROR(INDEX([$'olah data'.$B$4:$'olah data'.$N$39];MATCH([.$A155];[$'olah data'.K$4:$'olah data'.K$39];0);2);&quot;&quot;)">
            <text:p/>
          </table:table-cell>
          <table:table-cell table:style-name="ce27" table:formula="of:=IFERROR(INDEX([$'olah data'.$B$4:$'olah data'.$N$39];MATCH([.$A155];[$'olah data'.L$4:$'olah data'.L$39];0);2);&quot;&quot;)">
            <text:p/>
          </table:table-cell>
          <table:table-cell table:style-name="ce27" table:formula="of:=IFERROR(INDEX([$'olah data'.$B$4:$'olah data'.$N$39];MATCH([.$A155];[$'olah data'.M$4:$'olah data'.M$39];0);2);&quot;&quot;)">
            <text:p/>
          </table:table-cell>
          <table:table-cell table:style-name="ce27" table:formula="of:=IFERROR(INDEX([$'olah data'.$B$4:$'olah data'.$N$39];MATCH([.$A155];[$'olah data'.N$4:$'olah data'.N$39];0);2);&quot;&quot;)">
            <text:p/>
          </table:table-cell>
          <table:table-cell table:style-name="ce27" table:formula="of:=CONCATENATE([.D155];[.E155];[.F155];[.G155];[.H155];[.I155];[.J155];[.K155];[.L155];[.M155];[.N155])" office:value-type="string" office:string-value="Fear of uncertainty (7 items)" calcext:value-type="string">
            <text:p>Fear of uncertainty (7 items)</text:p>
          </table:table-cell>
          <table:table-cell table:style-name="ce84" table:formula="of:=IFERROR([$'View Input'.Z8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5" calcext:value-type="float">
            <text:p>155</text:p>
          </table:table-cell>
          <table:table-cell table:style-name="ce45" office:value-type="float" office:value="5" calcext:value-type="float">
            <text:p>5</text:p>
          </table:table-cell>
          <table:table-cell table:style-name="ce98" table:formula="of:=IF([.R156]=&quot;&quot;;IF([.Q156]=&quot;R&quot;;VLOOKUP([.P156];[$'olah data'.R157:$'olah data'.S161];2);[.P156]);IF([.R156]=[.P156];[.P156];[.Q156]))" office:value-type="float" office:value="0" calcext:value-type="float">
            <text:p>0</text:p>
          </table:table-cell>
          <table:table-cell table:style-name="ce27" table:formula="of:=IFERROR(INDEX([$'olah data'.$B$4:$'olah data'.$N$39];MATCH([.$A156];[$'olah data'.D$4:$'olah data'.D$39];0);2);&quot;&quot;)">
            <text:p/>
          </table:table-cell>
          <table:table-cell table:style-name="ce27" table:formula="of:=IFERROR(INDEX([$'olah data'.$B$4:$'olah data'.$N$39];MATCH([.$A156];[$'olah data'.E$4:$'olah data'.E$39];0);2);&quot;&quot;)">
            <text:p/>
          </table:table-cell>
          <table:table-cell table:style-name="ce27" table:formula="of:=IFERROR(INDEX([$'olah data'.$B$4:$'olah data'.$N$39];MATCH([.$A156];[$'olah data'.F$4:$'olah data'.F$39];0);2);&quot;&quot;)">
            <text:p/>
          </table:table-cell>
          <table:table-cell table:style-name="ce27" table:formula="of:=IFERROR(INDEX([$'olah data'.$B$4:$'olah data'.$N$39];MATCH([.$A156];[$'olah data'.G$4:$'olah data'.G$39];0);2);&quot;&quot;)">
            <text:p/>
          </table:table-cell>
          <table:table-cell table:style-name="ce27" table:formula="of:=IFERROR(INDEX([$'olah data'.$B$4:$'olah data'.$N$39];MATCH([.$A156];[$'olah data'.H$4:$'olah data'.H$39];0);2);&quot;&quot;)">
            <text:p/>
          </table:table-cell>
          <table:table-cell table:style-name="ce27" table:formula="of:=IFERROR(INDEX([$'olah data'.$B$4:$'olah data'.$N$39];MATCH([.$A156];[$'olah data'.I$4:$'olah data'.I$39];0);2);&quot;&quot;)">
            <text:p/>
          </table:table-cell>
          <table:table-cell table:style-name="ce27" table:formula="of:=IFERROR(INDEX([$'olah data'.$B$4:$'olah data'.$N$39];MATCH([.$A156];[$'olah data'.J$4:$'olah data'.J$39];0);2);&quot;&quot;)">
            <text:p/>
          </table:table-cell>
          <table:table-cell table:style-name="ce27" table:formula="of:=IFERROR(INDEX([$'olah data'.$B$4:$'olah data'.$N$39];MATCH([.$A156];[$'olah data'.K$4:$'olah data'.K$39];0);2);&quot;&quot;)" office:value-type="string" office:string-value="Extravagance v. reserve (9 items)" calcext:value-type="string">
            <text:p>Extravagance v. reserve (9 items)</text:p>
          </table:table-cell>
          <table:table-cell table:style-name="ce27" table:formula="of:=IFERROR(INDEX([$'olah data'.$B$4:$'olah data'.$N$39];MATCH([.$A156];[$'olah data'.L$4:$'olah data'.L$39];0);2);&quot;&quot;)">
            <text:p/>
          </table:table-cell>
          <table:table-cell table:style-name="ce27" table:formula="of:=IFERROR(INDEX([$'olah data'.$B$4:$'olah data'.$N$39];MATCH([.$A156];[$'olah data'.M$4:$'olah data'.M$39];0);2);&quot;&quot;)">
            <text:p/>
          </table:table-cell>
          <table:table-cell table:style-name="ce27" table:formula="of:=IFERROR(INDEX([$'olah data'.$B$4:$'olah data'.$N$39];MATCH([.$A156];[$'olah data'.N$4:$'olah data'.N$39];0);2);&quot;&quot;)">
            <text:p/>
          </table:table-cell>
          <table:table-cell table:style-name="ce27" table:formula="of:=CONCATENATE([.D156];[.E156];[.F156];[.G156];[.H156];[.I156];[.J156];[.K156];[.L156];[.M156];[.N156])" office:value-type="string" office:string-value="Extravagance v. reserve (9 items)" calcext:value-type="string">
            <text:p>Extravagance v. reserve (9 items)</text:p>
          </table:table-cell>
          <table:table-cell table:style-name="ce84" table:formula="of:=IFERROR([$'View Input'.Z8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6" calcext:value-type="float">
            <text:p>156</text:p>
          </table:table-cell>
          <table:table-cell table:style-name="ce45" office:value-type="float" office:value="5" calcext:value-type="float">
            <text:p>5</text:p>
          </table:table-cell>
          <table:table-cell table:style-name="ce98" table:formula="of:=IF([.R157]=&quot;&quot;;IF([.Q157]=&quot;R&quot;;VLOOKUP([.P157];[$'olah data'.R158:$'olah data'.S162];2);[.P157]);IF([.R157]=[.P157];[.P157];[.Q157]))" office:value-type="float" office:value="0" calcext:value-type="float">
            <text:p>0</text:p>
          </table:table-cell>
          <table:table-cell table:style-name="ce27" table:formula="of:=IFERROR(INDEX([$'olah data'.$B$4:$'olah data'.$N$39];MATCH([.$A157];[$'olah data'.D$4:$'olah data'.D$39];0);2);&quot;&quot;)">
            <text:p/>
          </table:table-cell>
          <table:table-cell table:style-name="ce27" table:formula="of:=IFERROR(INDEX([$'olah data'.$B$4:$'olah data'.$N$39];MATCH([.$A157];[$'olah data'.E$4:$'olah data'.E$39];0);2);&quot;&quot;)">
            <text:p/>
          </table:table-cell>
          <table:table-cell table:style-name="ce27" table:formula="of:=IFERROR(INDEX([$'olah data'.$B$4:$'olah data'.$N$39];MATCH([.$A157];[$'olah data'.F$4:$'olah data'.F$39];0);2);&quot;&quot;)">
            <text:p/>
          </table:table-cell>
          <table:table-cell table:style-name="ce27" table:formula="of:=IFERROR(INDEX([$'olah data'.$B$4:$'olah data'.$N$39];MATCH([.$A157];[$'olah data'.G$4:$'olah data'.G$39];0);2);&quot;&quot;)">
            <text:p/>
          </table:table-cell>
          <table:table-cell table:style-name="ce27" table:formula="of:=IFERROR(INDEX([$'olah data'.$B$4:$'olah data'.$N$39];MATCH([.$A157];[$'olah data'.H$4:$'olah data'.H$39];0);2);&quot;&quot;)">
            <text:p/>
          </table:table-cell>
          <table:table-cell table:style-name="ce27" table:formula="of:=IFERROR(INDEX([$'olah data'.$B$4:$'olah data'.$N$39];MATCH([.$A157];[$'olah data'.I$4:$'olah data'.I$39];0);2);&quot;&quot;)">
            <text:p/>
          </table:table-cell>
          <table:table-cell table:style-name="ce27" table:formula="of:=IFERROR(INDEX([$'olah data'.$B$4:$'olah data'.$N$39];MATCH([.$A157];[$'olah data'.J$4:$'olah data'.J$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57];[$'olah data'.K$4:$'olah data'.K$39];0);2);&quot;&quot;)">
            <text:p/>
          </table:table-cell>
          <table:table-cell table:style-name="ce27" table:formula="of:=IFERROR(INDEX([$'olah data'.$B$4:$'olah data'.$N$39];MATCH([.$A157];[$'olah data'.L$4:$'olah data'.L$39];0);2);&quot;&quot;)">
            <text:p/>
          </table:table-cell>
          <table:table-cell table:style-name="ce27" table:formula="of:=IFERROR(INDEX([$'olah data'.$B$4:$'olah data'.$N$39];MATCH([.$A157];[$'olah data'.M$4:$'olah data'.M$39];0);2);&quot;&quot;)">
            <text:p/>
          </table:table-cell>
          <table:table-cell table:style-name="ce27" table:formula="of:=IFERROR(INDEX([$'olah data'.$B$4:$'olah data'.$N$39];MATCH([.$A157];[$'olah data'.N$4:$'olah data'.N$39];0);2);&quot;&quot;)">
            <text:p/>
          </table:table-cell>
          <table:table-cell table:style-name="ce27" table:formula="of:=CONCATENATE([.D157];[.E157];[.F157];[.G157];[.H157];[.I157];[.J157];[.K157];[.L157];[.M157];[.N157])" office:value-type="string" office:string-value="Exploratory excitability v. stoic rigidity (10 items)" calcext:value-type="string">
            <text:p>Exploratory excitability v. stoic rigidity (10 items)</text:p>
          </table:table-cell>
          <table:table-cell table:style-name="ce84" table:formula="of:=IFERROR([$'View Input'.Z8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7" calcext:value-type="float">
            <text:p>157</text:p>
          </table:table-cell>
          <table:table-cell table:style-name="ce45" office:value-type="float" office:value="5" calcext:value-type="float">
            <text:p>5</text:p>
          </table:table-cell>
          <table:table-cell table:style-name="ce98" table:formula="of:=IF([.R158]=&quot;&quot;;IF([.Q158]=&quot;R&quot;;VLOOKUP([.P158];[$'olah data'.R159:$'olah data'.S163];2);[.P158]);IF([.R158]=[.P158];[.P158];[.Q158]))" office:value-type="float" office:value="0" calcext:value-type="float">
            <text:p>0</text:p>
          </table:table-cell>
          <table:table-cell table:style-name="ce27" table:formula="of:=IFERROR(INDEX([$'olah data'.$B$4:$'olah data'.$N$39];MATCH([.$A158];[$'olah data'.D$4:$'olah data'.D$39];0);2);&quot;&quot;)">
            <text:p/>
          </table:table-cell>
          <table:table-cell table:style-name="ce27" table:formula="of:=IFERROR(INDEX([$'olah data'.$B$4:$'olah data'.$N$39];MATCH([.$A158];[$'olah data'.E$4:$'olah data'.E$39];0);2);&quot;&quot;)">
            <text:p/>
          </table:table-cell>
          <table:table-cell table:style-name="ce27" table:formula="of:=IFERROR(INDEX([$'olah data'.$B$4:$'olah data'.$N$39];MATCH([.$A158];[$'olah data'.F$4:$'olah data'.F$39];0);2);&quot;&quot;)">
            <text:p/>
          </table:table-cell>
          <table:table-cell table:style-name="ce27" table:formula="of:=IFERROR(INDEX([$'olah data'.$B$4:$'olah data'.$N$39];MATCH([.$A158];[$'olah data'.G$4:$'olah data'.G$39];0);2);&quot;&quot;)">
            <text:p/>
          </table:table-cell>
          <table:table-cell table:style-name="ce27" table:formula="of:=IFERROR(INDEX([$'olah data'.$B$4:$'olah data'.$N$39];MATCH([.$A158];[$'olah data'.H$4:$'olah data'.H$39];0);2);&quot;&quot;)">
            <text:p/>
          </table:table-cell>
          <table:table-cell table:style-name="ce27" table:formula="of:=IFERROR(INDEX([$'olah data'.$B$4:$'olah data'.$N$39];MATCH([.$A158];[$'olah data'.I$4:$'olah data'.I$39];0);2);&quot;&quot;)">
            <text:p/>
          </table:table-cell>
          <table:table-cell table:style-name="ce27" table:formula="of:=IFERROR(INDEX([$'olah data'.$B$4:$'olah data'.$N$39];MATCH([.$A158];[$'olah data'.J$4:$'olah data'.J$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58];[$'olah data'.K$4:$'olah data'.K$39];0);2);&quot;&quot;)">
            <text:p/>
          </table:table-cell>
          <table:table-cell table:style-name="ce27" table:formula="of:=IFERROR(INDEX([$'olah data'.$B$4:$'olah data'.$N$39];MATCH([.$A158];[$'olah data'.L$4:$'olah data'.L$39];0);2);&quot;&quot;)">
            <text:p/>
          </table:table-cell>
          <table:table-cell table:style-name="ce27" table:formula="of:=IFERROR(INDEX([$'olah data'.$B$4:$'olah data'.$N$39];MATCH([.$A158];[$'olah data'.M$4:$'olah data'.M$39];0);2);&quot;&quot;)">
            <text:p/>
          </table:table-cell>
          <table:table-cell table:style-name="ce27" table:formula="of:=IFERROR(INDEX([$'olah data'.$B$4:$'olah data'.$N$39];MATCH([.$A158];[$'olah data'.N$4:$'olah data'.N$39];0);2);&quot;&quot;)">
            <text:p/>
          </table:table-cell>
          <table:table-cell table:style-name="ce27" table:formula="of:=CONCATENATE([.D158];[.E158];[.F158];[.G158];[.H158];[.I158];[.J158];[.K158];[.L158];[.M158];[.N158])" office:value-type="string" office:string-value="Transpersonal identification vs. self-differentiation (8 items)" calcext:value-type="string">
            <text:p>Transpersonal identification vs. self-differentiation (8 items)</text:p>
          </table:table-cell>
          <table:table-cell table:style-name="ce84" table:formula="of:=IFERROR([$'View Input'.Z8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8" calcext:value-type="float">
            <text:p>158</text:p>
          </table:table-cell>
          <table:table-cell table:style-name="ce45" office:value-type="float" office:value="5" calcext:value-type="float">
            <text:p>5</text:p>
          </table:table-cell>
          <table:table-cell table:style-name="ce98" table:formula="of:=IF([.R159]=&quot;&quot;;IF([.Q159]=&quot;R&quot;;VLOOKUP([.P159];[$'olah data'.R160:$'olah data'.S164];2);[.P159]);IF([.R159]=[.P159];[.P159];[.Q159]))" office:value-type="float" office:value="0" calcext:value-type="float">
            <text:p>0</text:p>
          </table:table-cell>
          <table:table-cell table:style-name="ce27" table:formula="of:=IFERROR(INDEX([$'olah data'.$B$4:$'olah data'.$N$39];MATCH([.$A159];[$'olah data'.D$4:$'olah data'.D$39];0);2);&quot;&quot;)">
            <text:p/>
          </table:table-cell>
          <table:table-cell table:style-name="ce27" table:formula="of:=IFERROR(INDEX([$'olah data'.$B$4:$'olah data'.$N$39];MATCH([.$A159];[$'olah data'.E$4:$'olah data'.E$39];0);2);&quot;&quot;)">
            <text:p/>
          </table:table-cell>
          <table:table-cell table:style-name="ce27" table:formula="of:=IFERROR(INDEX([$'olah data'.$B$4:$'olah data'.$N$39];MATCH([.$A159];[$'olah data'.F$4:$'olah data'.F$39];0);2);&quot;&quot;)">
            <text:p/>
          </table:table-cell>
          <table:table-cell table:style-name="ce27" table:formula="of:=IFERROR(INDEX([$'olah data'.$B$4:$'olah data'.$N$39];MATCH([.$A159];[$'olah data'.G$4:$'olah data'.G$39];0);2);&quot;&quot;)">
            <text:p/>
          </table:table-cell>
          <table:table-cell table:style-name="ce27" table:formula="of:=IFERROR(INDEX([$'olah data'.$B$4:$'olah data'.$N$39];MATCH([.$A159];[$'olah data'.H$4:$'olah data'.H$39];0);2);&quot;&quot;)" office:value-type="string" office:string-value="Perfectionist vs pragmatist (8 items)" calcext:value-type="string">
            <text:p>Perfectionist vs pragmatist (8 items)</text:p>
          </table:table-cell>
          <table:table-cell table:style-name="ce27" table:formula="of:=IFERROR(INDEX([$'olah data'.$B$4:$'olah data'.$N$39];MATCH([.$A159];[$'olah data'.I$4:$'olah data'.I$39];0);2);&quot;&quot;)">
            <text:p/>
          </table:table-cell>
          <table:table-cell table:style-name="ce27" table:formula="of:=IFERROR(INDEX([$'olah data'.$B$4:$'olah data'.$N$39];MATCH([.$A159];[$'olah data'.J$4:$'olah data'.J$39];0);2);&quot;&quot;)">
            <text:p/>
          </table:table-cell>
          <table:table-cell table:style-name="ce27" table:formula="of:=IFERROR(INDEX([$'olah data'.$B$4:$'olah data'.$N$39];MATCH([.$A159];[$'olah data'.K$4:$'olah data'.K$39];0);2);&quot;&quot;)">
            <text:p/>
          </table:table-cell>
          <table:table-cell table:style-name="ce27" table:formula="of:=IFERROR(INDEX([$'olah data'.$B$4:$'olah data'.$N$39];MATCH([.$A159];[$'olah data'.L$4:$'olah data'.L$39];0);2);&quot;&quot;)">
            <text:p/>
          </table:table-cell>
          <table:table-cell table:style-name="ce27" table:formula="of:=IFERROR(INDEX([$'olah data'.$B$4:$'olah data'.$N$39];MATCH([.$A159];[$'olah data'.M$4:$'olah data'.M$39];0);2);&quot;&quot;)">
            <text:p/>
          </table:table-cell>
          <table:table-cell table:style-name="ce27" table:formula="of:=IFERROR(INDEX([$'olah data'.$B$4:$'olah data'.$N$39];MATCH([.$A159];[$'olah data'.N$4:$'olah data'.N$39];0);2);&quot;&quot;)">
            <text:p/>
          </table:table-cell>
          <table:table-cell table:style-name="ce27" table:formula="of:=CONCATENATE([.D159];[.E159];[.F159];[.G159];[.H159];[.I159];[.J159];[.K159];[.L159];[.M159];[.N159])" office:value-type="string" office:string-value="Perfectionist vs pragmatist (8 items)" calcext:value-type="string">
            <text:p>Perfectionist vs pragmatist (8 items)</text:p>
          </table:table-cell>
          <table:table-cell table:style-name="ce84" table:formula="of:=IFERROR([$'View Input'.Z8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59" calcext:value-type="float">
            <text:p>159</text:p>
          </table:table-cell>
          <table:table-cell table:style-name="ce45" office:value-type="float" office:value="5" calcext:value-type="float">
            <text:p>5</text:p>
          </table:table-cell>
          <table:table-cell table:style-name="ce98" table:formula="of:=IF([.R160]=&quot;&quot;;IF([.Q160]=&quot;R&quot;;VLOOKUP([.P160];[$'olah data'.R161:$'olah data'.S165];2);[.P160]);IF([.R160]=[.P160];[.P160];[.Q160]))" office:value-type="float" office:value="0" calcext:value-type="float">
            <text:p>0</text:p>
          </table:table-cell>
          <table:table-cell table:style-name="ce27" table:formula="of:=IFERROR(INDEX([$'olah data'.$B$4:$'olah data'.$N$39];MATCH([.$A160];[$'olah data'.D$4:$'olah data'.D$39];0);2);&quot;&quot;)">
            <text:p/>
          </table:table-cell>
          <table:table-cell table:style-name="ce27" table:formula="of:=IFERROR(INDEX([$'olah data'.$B$4:$'olah data'.$N$39];MATCH([.$A160];[$'olah data'.E$4:$'olah data'.E$39];0);2);&quot;&quot;)">
            <text:p/>
          </table:table-cell>
          <table:table-cell table:style-name="ce27" table:formula="of:=IFERROR(INDEX([$'olah data'.$B$4:$'olah data'.$N$39];MATCH([.$A160];[$'olah data'.F$4:$'olah data'.F$39];0);2);&quot;&quot;)">
            <text:p/>
          </table:table-cell>
          <table:table-cell table:style-name="ce27" table:formula="of:=IFERROR(INDEX([$'olah data'.$B$4:$'olah data'.$N$39];MATCH([.$A160];[$'olah data'.G$4:$'olah data'.G$39];0);2);&quot;&quot;)">
            <text:p/>
          </table:table-cell>
          <table:table-cell table:style-name="ce27" table:formula="of:=IFERROR(INDEX([$'olah data'.$B$4:$'olah data'.$N$39];MATCH([.$A160];[$'olah data'.H$4:$'olah data'.H$39];0);2);&quot;&quot;)">
            <text:p/>
          </table:table-cell>
          <table:table-cell table:style-name="ce27" table:formula="of:=IFERROR(INDEX([$'olah data'.$B$4:$'olah data'.$N$39];MATCH([.$A160];[$'olah data'.I$4:$'olah data'.I$39];0);2);&quot;&quot;)" office:value-type="string" office:string-value="Disorderliness v. regimentation (7 items)" calcext:value-type="string">
            <text:p>Disorderliness v. regimentation (7 items)</text:p>
          </table:table-cell>
          <table:table-cell table:style-name="ce27" table:formula="of:=IFERROR(INDEX([$'olah data'.$B$4:$'olah data'.$N$39];MATCH([.$A160];[$'olah data'.J$4:$'olah data'.J$39];0);2);&quot;&quot;)">
            <text:p/>
          </table:table-cell>
          <table:table-cell table:style-name="ce27" table:formula="of:=IFERROR(INDEX([$'olah data'.$B$4:$'olah data'.$N$39];MATCH([.$A160];[$'olah data'.K$4:$'olah data'.K$39];0);2);&quot;&quot;)">
            <text:p/>
          </table:table-cell>
          <table:table-cell table:style-name="ce27" table:formula="of:=IFERROR(INDEX([$'olah data'.$B$4:$'olah data'.$N$39];MATCH([.$A160];[$'olah data'.L$4:$'olah data'.L$39];0);2);&quot;&quot;)">
            <text:p/>
          </table:table-cell>
          <table:table-cell table:style-name="ce27" table:formula="of:=IFERROR(INDEX([$'olah data'.$B$4:$'olah data'.$N$39];MATCH([.$A160];[$'olah data'.M$4:$'olah data'.M$39];0);2);&quot;&quot;)">
            <text:p/>
          </table:table-cell>
          <table:table-cell table:style-name="ce27" table:formula="of:=IFERROR(INDEX([$'olah data'.$B$4:$'olah data'.$N$39];MATCH([.$A160];[$'olah data'.N$4:$'olah data'.N$39];0);2);&quot;&quot;)">
            <text:p/>
          </table:table-cell>
          <table:table-cell table:style-name="ce27" table:formula="of:=CONCATENATE([.D160];[.E160];[.F160];[.G160];[.H160];[.I160];[.J160];[.K160];[.L160];[.M160];[.N160])" office:value-type="string" office:string-value="Disorderliness v. regimentation (7 items)" calcext:value-type="string">
            <text:p>Disorderliness v. regimentation (7 items)</text:p>
          </table:table-cell>
          <table:table-cell table:style-name="ce84" table:formula="of:=IFERROR([$'View Input'.Z8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0" calcext:value-type="float">
            <text:p>160</text:p>
          </table:table-cell>
          <table:table-cell table:style-name="ce45" office:value-type="float" office:value="5" calcext:value-type="float">
            <text:p>5</text:p>
          </table:table-cell>
          <table:table-cell table:style-name="ce98" table:formula="of:=IF([.R161]=&quot;&quot;;IF([.Q161]=&quot;R&quot;;VLOOKUP([.P161];[$'olah data'.R162:$'olah data'.S166];2);[.P161]);IF([.R161]=[.P161];[.P161];[.Q161]))" office:value-type="float" office:value="0" calcext:value-type="float">
            <text:p>0</text:p>
          </table:table-cell>
          <table:table-cell table:style-name="ce27" table:formula="of:=IFERROR(INDEX([$'olah data'.$B$4:$'olah data'.$N$39];MATCH([.$A161];[$'olah data'.D$4:$'olah data'.D$39];0);2);&quot;&quot;)">
            <text:p/>
          </table:table-cell>
          <table:table-cell table:style-name="ce27" table:formula="of:=IFERROR(INDEX([$'olah data'.$B$4:$'olah data'.$N$39];MATCH([.$A161];[$'olah data'.E$4:$'olah data'.E$39];0);2);&quot;&quot;)" office:value-type="string" office:string-value="Enlightened second nature (11 items)" calcext:value-type="string">
            <text:p>Enlightened second nature (11 items)</text:p>
          </table:table-cell>
          <table:table-cell table:style-name="ce27" table:formula="of:=IFERROR(INDEX([$'olah data'.$B$4:$'olah data'.$N$39];MATCH([.$A161];[$'olah data'.F$4:$'olah data'.F$39];0);2);&quot;&quot;)">
            <text:p/>
          </table:table-cell>
          <table:table-cell table:style-name="ce27" table:formula="of:=IFERROR(INDEX([$'olah data'.$B$4:$'olah data'.$N$39];MATCH([.$A161];[$'olah data'.G$4:$'olah data'.G$39];0);2);&quot;&quot;)">
            <text:p/>
          </table:table-cell>
          <table:table-cell table:style-name="ce27" table:formula="of:=IFERROR(INDEX([$'olah data'.$B$4:$'olah data'.$N$39];MATCH([.$A161];[$'olah data'.H$4:$'olah data'.H$39];0);2);&quot;&quot;)">
            <text:p/>
          </table:table-cell>
          <table:table-cell table:style-name="ce27" table:formula="of:=IFERROR(INDEX([$'olah data'.$B$4:$'olah data'.$N$39];MATCH([.$A161];[$'olah data'.I$4:$'olah data'.I$39];0);2);&quot;&quot;)">
            <text:p/>
          </table:table-cell>
          <table:table-cell table:style-name="ce27" table:formula="of:=IFERROR(INDEX([$'olah data'.$B$4:$'olah data'.$N$39];MATCH([.$A161];[$'olah data'.J$4:$'olah data'.J$39];0);2);&quot;&quot;)">
            <text:p/>
          </table:table-cell>
          <table:table-cell table:style-name="ce27" table:formula="of:=IFERROR(INDEX([$'olah data'.$B$4:$'olah data'.$N$39];MATCH([.$A161];[$'olah data'.K$4:$'olah data'.K$39];0);2);&quot;&quot;)">
            <text:p/>
          </table:table-cell>
          <table:table-cell table:style-name="ce27" table:formula="of:=IFERROR(INDEX([$'olah data'.$B$4:$'olah data'.$N$39];MATCH([.$A161];[$'olah data'.L$4:$'olah data'.L$39];0);2);&quot;&quot;)">
            <text:p/>
          </table:table-cell>
          <table:table-cell table:style-name="ce27" table:formula="of:=IFERROR(INDEX([$'olah data'.$B$4:$'olah data'.$N$39];MATCH([.$A161];[$'olah data'.M$4:$'olah data'.M$39];0);2);&quot;&quot;)">
            <text:p/>
          </table:table-cell>
          <table:table-cell table:style-name="ce27" table:formula="of:=IFERROR(INDEX([$'olah data'.$B$4:$'olah data'.$N$39];MATCH([.$A161];[$'olah data'.N$4:$'olah data'.N$39];0);2);&quot;&quot;)">
            <text:p/>
          </table:table-cell>
          <table:table-cell table:style-name="ce27" table:formula="of:=CONCATENATE([.D161];[.E161];[.F161];[.G161];[.H161];[.I161];[.J161];[.K161];[.L161];[.M161];[.N161])" office:value-type="string" office:string-value="Enlightened second nature (11 items)" calcext:value-type="string">
            <text:p>Enlightened second nature (11 items)</text:p>
          </table:table-cell>
          <table:table-cell table:style-name="ce84" table:formula="of:=IFERROR([$'View Input'.Z9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1" calcext:value-type="float">
            <text:p>161</text:p>
          </table:table-cell>
          <table:table-cell table:style-name="ce45" office:value-type="float" office:value="5" calcext:value-type="float">
            <text:p>5</text:p>
          </table:table-cell>
          <table:table-cell table:style-name="ce98" table:formula="of:=IF([.R162]=&quot;&quot;;IF([.Q162]=&quot;R&quot;;VLOOKUP([.P162];[$'olah data'.R163:$'olah data'.S167];2);[.P162]);IF([.R162]=[.P162];[.P162];[.Q162]))" office:value-type="float" office:value="0" calcext:value-type="float">
            <text:p>0</text:p>
          </table:table-cell>
          <table:table-cell table:style-name="ce27" table:formula="of:=IFERROR(INDEX([$'olah data'.$B$4:$'olah data'.$N$39];MATCH([.$A162];[$'olah data'.D$4:$'olah data'.D$39];0);2);&quot;&quot;)">
            <text:p/>
          </table:table-cell>
          <table:table-cell table:style-name="ce27" table:formula="of:=IFERROR(INDEX([$'olah data'.$B$4:$'olah data'.$N$39];MATCH([.$A162];[$'olah data'.E$4:$'olah data'.E$39];0);2);&quot;&quot;)">
            <text:p/>
          </table:table-cell>
          <table:table-cell table:style-name="ce27" table:formula="of:=IFERROR(INDEX([$'olah data'.$B$4:$'olah data'.$N$39];MATCH([.$A162];[$'olah data'.F$4:$'olah data'.F$39];0);2);&quot;&quot;)">
            <text:p/>
          </table:table-cell>
          <table:table-cell table:style-name="ce27" table:formula="of:=IFERROR(INDEX([$'olah data'.$B$4:$'olah data'.$N$39];MATCH([.$A162];[$'olah data'.G$4:$'olah data'.G$39];0);2);&quot;&quot;)">
            <text:p/>
          </table:table-cell>
          <table:table-cell table:style-name="ce27" table:formula="of:=IFERROR(INDEX([$'olah data'.$B$4:$'olah data'.$N$39];MATCH([.$A162];[$'olah data'.H$4:$'olah data'.H$39];0);2);&quot;&quot;)">
            <text:p/>
          </table:table-cell>
          <table:table-cell table:style-name="ce27" table:formula="of:=IFERROR(INDEX([$'olah data'.$B$4:$'olah data'.$N$39];MATCH([.$A162];[$'olah data'.I$4:$'olah data'.I$39];0);2);&quot;&quot;)">
            <text:p/>
          </table:table-cell>
          <table:table-cell table:style-name="ce27" table:formula="of:=IFERROR(INDEX([$'olah data'.$B$4:$'olah data'.$N$39];MATCH([.$A162];[$'olah data'.J$4:$'olah data'.J$39];0);2);&quot;&quot;)">
            <text:p/>
          </table:table-cell>
          <table:table-cell table:style-name="ce27" table:formula="of:=IFERROR(INDEX([$'olah data'.$B$4:$'olah data'.$N$39];MATCH([.$A162];[$'olah data'.K$4:$'olah data'.K$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62];[$'olah data'.L$4:$'olah data'.L$39];0);2);&quot;&quot;)">
            <text:p/>
          </table:table-cell>
          <table:table-cell table:style-name="ce27" table:formula="of:=IFERROR(INDEX([$'olah data'.$B$4:$'olah data'.$N$39];MATCH([.$A162];[$'olah data'.M$4:$'olah data'.M$39];0);2);&quot;&quot;)">
            <text:p/>
          </table:table-cell>
          <table:table-cell table:style-name="ce27" table:formula="of:=IFERROR(INDEX([$'olah data'.$B$4:$'olah data'.$N$39];MATCH([.$A162];[$'olah data'.N$4:$'olah data'.N$39];0);2);&quot;&quot;)">
            <text:p/>
          </table:table-cell>
          <table:table-cell table:style-name="ce27" table:formula="of:=CONCATENATE([.D162];[.E162];[.F162];[.G162];[.H162];[.I162];[.J162];[.K162];[.L162];[.M162];[.N162])"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9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2" calcext:value-type="float">
            <text:p>162</text:p>
          </table:table-cell>
          <table:table-cell table:style-name="ce45" office:value-type="float" office:value="5" calcext:value-type="float">
            <text:p>5</text:p>
          </table:table-cell>
          <table:table-cell table:style-name="ce98" table:formula="of:=IF([.R163]=&quot;&quot;;IF([.Q163]=&quot;R&quot;;VLOOKUP([.P163];[$'olah data'.R164:$'olah data'.S168];2);[.P163]);IF([.R163]=[.P163];[.P163];[.Q163]))" office:value-type="float" office:value="0" calcext:value-type="float">
            <text:p>0</text:p>
          </table:table-cell>
          <table:table-cell table:style-name="ce27" table:formula="of:=IFERROR(INDEX([$'olah data'.$B$4:$'olah data'.$N$39];MATCH([.$A163];[$'olah data'.D$4:$'olah data'.D$39];0);2);&quot;&quot;)">
            <text:p/>
          </table:table-cell>
          <table:table-cell table:style-name="ce27" table:formula="of:=IFERROR(INDEX([$'olah data'.$B$4:$'olah data'.$N$39];MATCH([.$A163];[$'olah data'.E$4:$'olah data'.E$39];0);2);&quot;&quot;)">
            <text:p/>
          </table:table-cell>
          <table:table-cell table:style-name="ce27" table:formula="of:=IFERROR(INDEX([$'olah data'.$B$4:$'olah data'.$N$39];MATCH([.$A163];[$'olah data'.F$4:$'olah data'.F$39];0);2);&quot;&quot;)">
            <text:p/>
          </table:table-cell>
          <table:table-cell table:style-name="ce27" table:formula="of:=IFERROR(INDEX([$'olah data'.$B$4:$'olah data'.$N$39];MATCH([.$A163];[$'olah data'.G$4:$'olah data'.G$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63];[$'olah data'.H$4:$'olah data'.H$39];0);2);&quot;&quot;)">
            <text:p/>
          </table:table-cell>
          <table:table-cell table:style-name="ce27" table:formula="of:=IFERROR(INDEX([$'olah data'.$B$4:$'olah data'.$N$39];MATCH([.$A163];[$'olah data'.I$4:$'olah data'.I$39];0);2);&quot;&quot;)">
            <text:p/>
          </table:table-cell>
          <table:table-cell table:style-name="ce27" table:formula="of:=IFERROR(INDEX([$'olah data'.$B$4:$'olah data'.$N$39];MATCH([.$A163];[$'olah data'.J$4:$'olah data'.J$39];0);2);&quot;&quot;)">
            <text:p/>
          </table:table-cell>
          <table:table-cell table:style-name="ce27" table:formula="of:=IFERROR(INDEX([$'olah data'.$B$4:$'olah data'.$N$39];MATCH([.$A163];[$'olah data'.K$4:$'olah data'.K$39];0);2);&quot;&quot;)">
            <text:p/>
          </table:table-cell>
          <table:table-cell table:style-name="ce27" table:formula="of:=IFERROR(INDEX([$'olah data'.$B$4:$'olah data'.$N$39];MATCH([.$A163];[$'olah data'.L$4:$'olah data'.L$39];0);2);&quot;&quot;)">
            <text:p/>
          </table:table-cell>
          <table:table-cell table:style-name="ce27" table:formula="of:=IFERROR(INDEX([$'olah data'.$B$4:$'olah data'.$N$39];MATCH([.$A163];[$'olah data'.M$4:$'olah data'.M$39];0);2);&quot;&quot;)">
            <text:p/>
          </table:table-cell>
          <table:table-cell table:style-name="ce27" table:formula="of:=IFERROR(INDEX([$'olah data'.$B$4:$'olah data'.$N$39];MATCH([.$A163];[$'olah data'.N$4:$'olah data'.N$39];0);2);&quot;&quot;)">
            <text:p/>
          </table:table-cell>
          <table:table-cell table:style-name="ce27" table:formula="of:=CONCATENATE([.D163];[.E163];[.F163];[.G163];[.H163];[.I163];[.J163];[.K163];[.L163];[.M163];[.N163])" office:value-type="string" office:string-value="Openness to warm communication vs aloofness (10 items)" calcext:value-type="string">
            <text:p>Openness to warm communication vs aloofness (10 items)</text:p>
          </table:table-cell>
          <table:table-cell table:style-name="ce84" table:formula="of:=IFERROR([$'View Input'.Z9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3" calcext:value-type="float">
            <text:p>163</text:p>
          </table:table-cell>
          <table:table-cell table:style-name="ce45" office:value-type="float" office:value="5" calcext:value-type="float">
            <text:p>5</text:p>
          </table:table-cell>
          <table:table-cell table:style-name="ce98" table:formula="of:=IF([.R164]=&quot;&quot;;IF([.Q164]=&quot;R&quot;;VLOOKUP([.P164];[$'olah data'.R165:$'olah data'.S169];2);[.P164]);IF([.R164]=[.P164];[.P164];[.Q164]))" office:value-type="float" office:value="0" calcext:value-type="float">
            <text:p>0</text:p>
          </table:table-cell>
          <table:table-cell table:style-name="ce27" table:formula="of:=IFERROR(INDEX([$'olah data'.$B$4:$'olah data'.$N$39];MATCH([.$A164];[$'olah data'.D$4:$'olah data'.D$39];0);2);&quot;&quot;)">
            <text:p/>
          </table:table-cell>
          <table:table-cell table:style-name="ce27" table:formula="of:=IFERROR(INDEX([$'olah data'.$B$4:$'olah data'.$N$39];MATCH([.$A164];[$'olah data'.E$4:$'olah data'.E$39];0);2);&quot;&quot;)">
            <text:p/>
          </table:table-cell>
          <table:table-cell table:style-name="ce27" table:formula="of:=IFERROR(INDEX([$'olah data'.$B$4:$'olah data'.$N$39];MATCH([.$A164];[$'olah data'.F$4:$'olah data'.F$39];0);2);&quot;&quot;)">
            <text:p/>
          </table:table-cell>
          <table:table-cell table:style-name="ce27" table:formula="of:=IFERROR(INDEX([$'olah data'.$B$4:$'olah data'.$N$39];MATCH([.$A164];[$'olah data'.G$4:$'olah data'.G$39];0);2);&quot;&quot;)">
            <text:p/>
          </table:table-cell>
          <table:table-cell table:style-name="ce27" table:formula="of:=IFERROR(INDEX([$'olah data'.$B$4:$'olah data'.$N$39];MATCH([.$A164];[$'olah data'.H$4:$'olah data'.H$39];0);2);&quot;&quot;)" office:value-type="string" office:string-value="Work hardened vs spoiled (8 items)" calcext:value-type="string">
            <text:p>Work hardened vs spoiled (8 items)</text:p>
          </table:table-cell>
          <table:table-cell table:style-name="ce27" table:formula="of:=IFERROR(INDEX([$'olah data'.$B$4:$'olah data'.$N$39];MATCH([.$A164];[$'olah data'.I$4:$'olah data'.I$39];0);2);&quot;&quot;)">
            <text:p/>
          </table:table-cell>
          <table:table-cell table:style-name="ce27" table:formula="of:=IFERROR(INDEX([$'olah data'.$B$4:$'olah data'.$N$39];MATCH([.$A164];[$'olah data'.J$4:$'olah data'.J$39];0);2);&quot;&quot;)">
            <text:p/>
          </table:table-cell>
          <table:table-cell table:style-name="ce27" table:formula="of:=IFERROR(INDEX([$'olah data'.$B$4:$'olah data'.$N$39];MATCH([.$A164];[$'olah data'.K$4:$'olah data'.K$39];0);2);&quot;&quot;)">
            <text:p/>
          </table:table-cell>
          <table:table-cell table:style-name="ce27" table:formula="of:=IFERROR(INDEX([$'olah data'.$B$4:$'olah data'.$N$39];MATCH([.$A164];[$'olah data'.L$4:$'olah data'.L$39];0);2);&quot;&quot;)">
            <text:p/>
          </table:table-cell>
          <table:table-cell table:style-name="ce27" table:formula="of:=IFERROR(INDEX([$'olah data'.$B$4:$'olah data'.$N$39];MATCH([.$A164];[$'olah data'.M$4:$'olah data'.M$39];0);2);&quot;&quot;)">
            <text:p/>
          </table:table-cell>
          <table:table-cell table:style-name="ce27" table:formula="of:=IFERROR(INDEX([$'olah data'.$B$4:$'olah data'.$N$39];MATCH([.$A164];[$'olah data'.N$4:$'olah data'.N$39];0);2);&quot;&quot;)">
            <text:p/>
          </table:table-cell>
          <table:table-cell table:style-name="ce27" table:formula="of:=CONCATENATE([.D164];[.E164];[.F164];[.G164];[.H164];[.I164];[.J164];[.K164];[.L164];[.M164];[.N164])" office:value-type="string" office:string-value="Work hardened vs spoiled (8 items)" calcext:value-type="string">
            <text:p>Work hardened vs spoiled (8 items)</text:p>
          </table:table-cell>
          <table:table-cell table:style-name="ce84" table:formula="of:=IFERROR([$'View Input'.Z9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4" calcext:value-type="float">
            <text:p>164</text:p>
          </table:table-cell>
          <table:table-cell table:style-name="ce45" office:value-type="float" office:value="5" calcext:value-type="float">
            <text:p>5</text:p>
          </table:table-cell>
          <table:table-cell table:style-name="ce98" table:formula="of:=IF([.R165]=&quot;&quot;;IF([.Q165]=&quot;R&quot;;VLOOKUP([.P165];[$'olah data'.R166:$'olah data'.S170];2);[.P165]);IF([.R165]=[.P165];[.P165];[.Q165]))" office:value-type="float" office:value="0" calcext:value-type="float">
            <text:p>0</text:p>
          </table:table-cell>
          <table:table-cell table:style-name="ce27" table:formula="of:=IFERROR(INDEX([$'olah data'.$B$4:$'olah data'.$N$39];MATCH([.$A165];[$'olah data'.D$4:$'olah data'.D$39];0);2);&quot;&quot;)">
            <text:p/>
          </table:table-cell>
          <table:table-cell table:style-name="ce27" table:formula="of:=IFERROR(INDEX([$'olah data'.$B$4:$'olah data'.$N$39];MATCH([.$A165];[$'olah data'.E$4:$'olah data'.E$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65];[$'olah data'.F$4:$'olah data'.F$39];0);2);&quot;&quot;)">
            <text:p/>
          </table:table-cell>
          <table:table-cell table:style-name="ce27" table:formula="of:=IFERROR(INDEX([$'olah data'.$B$4:$'olah data'.$N$39];MATCH([.$A165];[$'olah data'.G$4:$'olah data'.G$39];0);2);&quot;&quot;)">
            <text:p/>
          </table:table-cell>
          <table:table-cell table:style-name="ce27" table:formula="of:=IFERROR(INDEX([$'olah data'.$B$4:$'olah data'.$N$39];MATCH([.$A165];[$'olah data'.H$4:$'olah data'.H$39];0);2);&quot;&quot;)">
            <text:p/>
          </table:table-cell>
          <table:table-cell table:style-name="ce27" table:formula="of:=IFERROR(INDEX([$'olah data'.$B$4:$'olah data'.$N$39];MATCH([.$A165];[$'olah data'.I$4:$'olah data'.I$39];0);2);&quot;&quot;)">
            <text:p/>
          </table:table-cell>
          <table:table-cell table:style-name="ce27" table:formula="of:=IFERROR(INDEX([$'olah data'.$B$4:$'olah data'.$N$39];MATCH([.$A165];[$'olah data'.J$4:$'olah data'.J$39];0);2);&quot;&quot;)">
            <text:p/>
          </table:table-cell>
          <table:table-cell table:style-name="ce27" table:formula="of:=IFERROR(INDEX([$'olah data'.$B$4:$'olah data'.$N$39];MATCH([.$A165];[$'olah data'.K$4:$'olah data'.K$39];0);2);&quot;&quot;)">
            <text:p/>
          </table:table-cell>
          <table:table-cell table:style-name="ce27" table:formula="of:=IFERROR(INDEX([$'olah data'.$B$4:$'olah data'.$N$39];MATCH([.$A165];[$'olah data'.L$4:$'olah data'.L$39];0);2);&quot;&quot;)">
            <text:p/>
          </table:table-cell>
          <table:table-cell table:style-name="ce27" table:formula="of:=IFERROR(INDEX([$'olah data'.$B$4:$'olah data'.$N$39];MATCH([.$A165];[$'olah data'.M$4:$'olah data'.M$39];0);2);&quot;&quot;)">
            <text:p/>
          </table:table-cell>
          <table:table-cell table:style-name="ce27" table:formula="of:=IFERROR(INDEX([$'olah data'.$B$4:$'olah data'.$N$39];MATCH([.$A165];[$'olah data'.N$4:$'olah data'.N$39];0);2);&quot;&quot;)">
            <text:p/>
          </table:table-cell>
          <table:table-cell table:style-name="ce27" table:formula="of:=CONCATENATE([.D165];[.E165];[.F165];[.G165];[.H165];[.I165];[.J165];[.K165];[.L165];[.M165];[.N165])" office:value-type="string" office:string-value="Pure-hearted conscience vs. self-serving advantage (8 items)" calcext:value-type="string">
            <text:p>Pure-hearted conscience vs. self-serving advantage (8 items)</text:p>
          </table:table-cell>
          <table:table-cell table:style-name="ce84" table:formula="of:=IFERROR([$'View Input'.Z9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5" calcext:value-type="float">
            <text:p>165</text:p>
          </table:table-cell>
          <table:table-cell table:style-name="ce45" office:value-type="float" office:value="5" calcext:value-type="float">
            <text:p>5</text:p>
          </table:table-cell>
          <table:table-cell table:style-name="ce98" table:formula="of:=IF([.R166]=&quot;&quot;;IF([.Q166]=&quot;R&quot;;VLOOKUP([.P166];[$'olah data'.R167:$'olah data'.S171];2);[.P166]);IF([.R166]=[.P166];[.P166];[.Q166]))" office:value-type="float" office:value="0" calcext:value-type="float">
            <text:p>0</text:p>
          </table:table-cell>
          <table:table-cell table:style-name="ce27" table:formula="of:=IFERROR(INDEX([$'olah data'.$B$4:$'olah data'.$N$39];MATCH([.$A166];[$'olah data'.D$4:$'olah data'.D$39];0);2);&quot;&quot;)">
            <text:p/>
          </table:table-cell>
          <table:table-cell table:style-name="ce27" table:formula="of:=IFERROR(INDEX([$'olah data'.$B$4:$'olah data'.$N$39];MATCH([.$A166];[$'olah data'.E$4:$'olah data'.E$39];0);2);&quot;&quot;)">
            <text:p/>
          </table:table-cell>
          <table:table-cell table:style-name="ce27" table:formula="of:=IFERROR(INDEX([$'olah data'.$B$4:$'olah data'.$N$39];MATCH([.$A166];[$'olah data'.F$4:$'olah data'.F$39];0);2);&quot;&quot;)">
            <text:p/>
          </table:table-cell>
          <table:table-cell table:style-name="ce27" table:formula="of:=IFERROR(INDEX([$'olah data'.$B$4:$'olah data'.$N$39];MATCH([.$A166];[$'olah data'.G$4:$'olah data'.G$39];0);2);&quot;&quot;)">
            <text:p/>
          </table:table-cell>
          <table:table-cell table:style-name="ce27" table:formula="of:=IFERROR(INDEX([$'olah data'.$B$4:$'olah data'.$N$39];MATCH([.$A166];[$'olah data'.H$4:$'olah data'.H$39];0);2);&quot;&quot;)">
            <text:p/>
          </table:table-cell>
          <table:table-cell table:style-name="ce27" table:formula="of:=IFERROR(INDEX([$'olah data'.$B$4:$'olah data'.$N$39];MATCH([.$A166];[$'olah data'.I$4:$'olah data'.I$39];0);2);&quot;&quot;)">
            <text:p/>
          </table:table-cell>
          <table:table-cell table:style-name="ce27" table:formula="of:=IFERROR(INDEX([$'olah data'.$B$4:$'olah data'.$N$39];MATCH([.$A166];[$'olah data'.J$4:$'olah data'.J$39];0);2);&quot;&quot;)">
            <text:p/>
          </table:table-cell>
          <table:table-cell table:style-name="ce27" table:formula="of:=IFERROR(INDEX([$'olah data'.$B$4:$'olah data'.$N$39];MATCH([.$A166];[$'olah data'.K$4:$'olah data'.K$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66];[$'olah data'.L$4:$'olah data'.L$39];0);2);&quot;&quot;)">
            <text:p/>
          </table:table-cell>
          <table:table-cell table:style-name="ce27" table:formula="of:=IFERROR(INDEX([$'olah data'.$B$4:$'olah data'.$N$39];MATCH([.$A166];[$'olah data'.M$4:$'olah data'.M$39];0);2);&quot;&quot;)">
            <text:p/>
          </table:table-cell>
          <table:table-cell table:style-name="ce27" table:formula="of:=IFERROR(INDEX([$'olah data'.$B$4:$'olah data'.$N$39];MATCH([.$A166];[$'olah data'.N$4:$'olah data'.N$39];0);2);&quot;&quot;)">
            <text:p/>
          </table:table-cell>
          <table:table-cell table:style-name="ce27" table:formula="of:=CONCATENATE([.D166];[.E166];[.F166];[.G166];[.H166];[.I166];[.J166];[.K166];[.L166];[.M166];[.N166])" office:value-type="string" office:string-value="Exploratory excitability v. stoic rigidity (10 items)" calcext:value-type="string">
            <text:p>Exploratory excitability v. stoic rigidity (10 items)</text:p>
          </table:table-cell>
          <table:table-cell table:style-name="ce84" table:formula="of:=IFERROR([$'View Input'.Z9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6" calcext:value-type="float">
            <text:p>166</text:p>
          </table:table-cell>
          <table:table-cell table:style-name="ce45" office:value-type="float" office:value="5" calcext:value-type="float">
            <text:p>5</text:p>
          </table:table-cell>
          <table:table-cell table:style-name="ce98" table:formula="of:=IF([.R167]=&quot;&quot;;IF([.Q167]=&quot;R&quot;;VLOOKUP([.P167];[$'olah data'.R168:$'olah data'.S172];2);[.P167]);IF([.R167]=[.P167];[.P167];[.Q167]))" office:value-type="float" office:value="0" calcext:value-type="float">
            <text:p>0</text:p>
          </table:table-cell>
          <table:table-cell table:style-name="ce27" table:formula="of:=IFERROR(INDEX([$'olah data'.$B$4:$'olah data'.$N$39];MATCH([.$A167];[$'olah data'.D$4:$'olah data'.D$39];0);2);&quot;&quot;)">
            <text:p/>
          </table:table-cell>
          <table:table-cell table:style-name="ce27" table:formula="of:=IFERROR(INDEX([$'olah data'.$B$4:$'olah data'.$N$39];MATCH([.$A167];[$'olah data'.E$4:$'olah data'.E$39];0);2);&quot;&quot;)">
            <text:p/>
          </table:table-cell>
          <table:table-cell table:style-name="ce27" table:formula="of:=IFERROR(INDEX([$'olah data'.$B$4:$'olah data'.$N$39];MATCH([.$A167];[$'olah data'.F$4:$'olah data'.F$39];0);2);&quot;&quot;)">
            <text:p/>
          </table:table-cell>
          <table:table-cell table:style-name="ce27" table:formula="of:=IFERROR(INDEX([$'olah data'.$B$4:$'olah data'.$N$39];MATCH([.$A167];[$'olah data'.G$4:$'olah data'.G$39];0);2);&quot;&quot;)">
            <text:p/>
          </table:table-cell>
          <table:table-cell table:style-name="ce27" table:formula="of:=IFERROR(INDEX([$'olah data'.$B$4:$'olah data'.$N$39];MATCH([.$A167];[$'olah data'.H$4:$'olah data'.H$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67];[$'olah data'.I$4:$'olah data'.I$39];0);2);&quot;&quot;)">
            <text:p/>
          </table:table-cell>
          <table:table-cell table:style-name="ce27" table:formula="of:=IFERROR(INDEX([$'olah data'.$B$4:$'olah data'.$N$39];MATCH([.$A167];[$'olah data'.J$4:$'olah data'.J$39];0);2);&quot;&quot;)">
            <text:p/>
          </table:table-cell>
          <table:table-cell table:style-name="ce27" table:formula="of:=IFERROR(INDEX([$'olah data'.$B$4:$'olah data'.$N$39];MATCH([.$A167];[$'olah data'.K$4:$'olah data'.K$39];0);2);&quot;&quot;)">
            <text:p/>
          </table:table-cell>
          <table:table-cell table:style-name="ce27" table:formula="of:=IFERROR(INDEX([$'olah data'.$B$4:$'olah data'.$N$39];MATCH([.$A167];[$'olah data'.L$4:$'olah data'.L$39];0);2);&quot;&quot;)">
            <text:p/>
          </table:table-cell>
          <table:table-cell table:style-name="ce27" table:formula="of:=IFERROR(INDEX([$'olah data'.$B$4:$'olah data'.$N$39];MATCH([.$A167];[$'olah data'.M$4:$'olah data'.M$39];0);2);&quot;&quot;)">
            <text:p/>
          </table:table-cell>
          <table:table-cell table:style-name="ce27" table:formula="of:=IFERROR(INDEX([$'olah data'.$B$4:$'olah data'.$N$39];MATCH([.$A167];[$'olah data'.N$4:$'olah data'.N$39];0);2);&quot;&quot;)">
            <text:p/>
          </table:table-cell>
          <table:table-cell table:style-name="ce27" table:formula="of:=CONCATENATE([.D167];[.E167];[.F167];[.G167];[.H167];[.I167];[.J167];[.K167];[.L167];[.M167];[.N167])" office:value-type="string" office:string-value="Openness to warm communication vs aloofness (10 items)" calcext:value-type="string">
            <text:p>Openness to warm communication vs aloofness (10 items)</text:p>
          </table:table-cell>
          <table:table-cell table:style-name="ce84" table:formula="of:=IFERROR([$'View Input'.Z9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7" calcext:value-type="float">
            <text:p>167</text:p>
          </table:table-cell>
          <table:table-cell table:style-name="ce45" office:value-type="float" office:value="5" calcext:value-type="float">
            <text:p>5</text:p>
          </table:table-cell>
          <table:table-cell table:style-name="ce98" table:formula="of:=IF([.R168]=&quot;&quot;;IF([.Q168]=&quot;R&quot;;VLOOKUP([.P168];[$'olah data'.R169:$'olah data'.S173];2);[.P168]);IF([.R168]=[.P168];[.P168];[.Q168]))" office:value-type="float" office:value="0" calcext:value-type="float">
            <text:p>0</text:p>
          </table:table-cell>
          <table:table-cell table:style-name="ce27" table:formula="of:=IFERROR(INDEX([$'olah data'.$B$4:$'olah data'.$N$39];MATCH([.$A168];[$'olah data'.D$4:$'olah data'.D$39];0);2);&quot;&quot;)">
            <text:p/>
          </table:table-cell>
          <table:table-cell table:style-name="ce27" table:formula="of:=IFERROR(INDEX([$'olah data'.$B$4:$'olah data'.$N$39];MATCH([.$A168];[$'olah data'.E$4:$'olah data'.E$39];0);2);&quot;&quot;)">
            <text:p/>
          </table:table-cell>
          <table:table-cell table:style-name="ce27" table:formula="of:=IFERROR(INDEX([$'olah data'.$B$4:$'olah data'.$N$39];MATCH([.$A168];[$'olah data'.F$4:$'olah data'.F$39];0);2);&quot;&quot;)">
            <text:p/>
          </table:table-cell>
          <table:table-cell table:style-name="ce27" table:formula="of:=IFERROR(INDEX([$'olah data'.$B$4:$'olah data'.$N$39];MATCH([.$A168];[$'olah data'.G$4:$'olah data'.G$39];0);2);&quot;&quot;)">
            <text:p/>
          </table:table-cell>
          <table:table-cell table:style-name="ce27" table:formula="of:=IFERROR(INDEX([$'olah data'.$B$4:$'olah data'.$N$39];MATCH([.$A168];[$'olah data'.H$4:$'olah data'.H$39];0);2);&quot;&quot;)">
            <text:p/>
          </table:table-cell>
          <table:table-cell table:style-name="ce27" table:formula="of:=IFERROR(INDEX([$'olah data'.$B$4:$'olah data'.$N$39];MATCH([.$A168];[$'olah data'.I$4:$'olah data'.I$39];0);2);&quot;&quot;)">
            <text:p/>
          </table:table-cell>
          <table:table-cell table:style-name="ce27" table:formula="of:=IFERROR(INDEX([$'olah data'.$B$4:$'olah data'.$N$39];MATCH([.$A168];[$'olah data'.J$4:$'olah data'.J$39];0);2);&quot;&quot;)" office:value-type="string" office:string-value="Responsibility vs. blaming (8 items)" calcext:value-type="string">
            <text:p>Responsibility vs. blaming (8 items)</text:p>
          </table:table-cell>
          <table:table-cell table:style-name="ce27" table:formula="of:=IFERROR(INDEX([$'olah data'.$B$4:$'olah data'.$N$39];MATCH([.$A168];[$'olah data'.K$4:$'olah data'.K$39];0);2);&quot;&quot;)">
            <text:p/>
          </table:table-cell>
          <table:table-cell table:style-name="ce27" table:formula="of:=IFERROR(INDEX([$'olah data'.$B$4:$'olah data'.$N$39];MATCH([.$A168];[$'olah data'.L$4:$'olah data'.L$39];0);2);&quot;&quot;)">
            <text:p/>
          </table:table-cell>
          <table:table-cell table:style-name="ce27" table:formula="of:=IFERROR(INDEX([$'olah data'.$B$4:$'olah data'.$N$39];MATCH([.$A168];[$'olah data'.M$4:$'olah data'.M$39];0);2);&quot;&quot;)">
            <text:p/>
          </table:table-cell>
          <table:table-cell table:style-name="ce27" table:formula="of:=IFERROR(INDEX([$'olah data'.$B$4:$'olah data'.$N$39];MATCH([.$A168];[$'olah data'.N$4:$'olah data'.N$39];0);2);&quot;&quot;)">
            <text:p/>
          </table:table-cell>
          <table:table-cell table:style-name="ce27" table:formula="of:=CONCATENATE([.D168];[.E168];[.F168];[.G168];[.H168];[.I168];[.J168];[.K168];[.L168];[.M168];[.N168])" office:value-type="string" office:string-value="Responsibility vs. blaming (8 items)" calcext:value-type="string">
            <text:p>Responsibility vs. blaming (8 items)</text:p>
          </table:table-cell>
          <table:table-cell table:style-name="ce84" table:formula="of:=IFERROR([$'View Input'.Z9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8" calcext:value-type="float">
            <text:p>168</text:p>
          </table:table-cell>
          <table:table-cell table:style-name="ce45" office:value-type="float" office:value="5" calcext:value-type="float">
            <text:p>5</text:p>
          </table:table-cell>
          <table:table-cell table:style-name="ce98" table:formula="of:=IF([.R169]=&quot;&quot;;IF([.Q169]=&quot;R&quot;;VLOOKUP([.P169];[$'olah data'.R170:$'olah data'.S174];2);[.P169]);IF([.R169]=[.P169];[.P169];[.Q169]))" office:value-type="float" office:value="0" calcext:value-type="float">
            <text:p>0</text:p>
          </table:table-cell>
          <table:table-cell table:style-name="ce27" table:formula="of:=IFERROR(INDEX([$'olah data'.$B$4:$'olah data'.$N$39];MATCH([.$A169];[$'olah data'.D$4:$'olah data'.D$39];0);2);&quot;&quot;)">
            <text:p/>
          </table:table-cell>
          <table:table-cell table:style-name="ce27" table:formula="of:=IFERROR(INDEX([$'olah data'.$B$4:$'olah data'.$N$39];MATCH([.$A169];[$'olah data'.E$4:$'olah data'.E$39];0);2);&quot;&quot;)">
            <text:p/>
          </table:table-cell>
          <table:table-cell table:style-name="ce27" table:formula="of:=IFERROR(INDEX([$'olah data'.$B$4:$'olah data'.$N$39];MATCH([.$A169];[$'olah data'.F$4:$'olah data'.F$39];0);2);&quot;&quot;)">
            <text:p/>
          </table:table-cell>
          <table:table-cell table:style-name="ce27" table:formula="of:=IFERROR(INDEX([$'olah data'.$B$4:$'olah data'.$N$39];MATCH([.$A169];[$'olah data'.G$4:$'olah data'.G$39];0);2);&quot;&quot;)" office:value-type="string" office:string-value="Self-acceptance vs. self-striving (10 items)" calcext:value-type="string">
            <text:p>Self-acceptance vs. self-striving (10 items)</text:p>
          </table:table-cell>
          <table:table-cell table:style-name="ce27" table:formula="of:=IFERROR(INDEX([$'olah data'.$B$4:$'olah data'.$N$39];MATCH([.$A169];[$'olah data'.H$4:$'olah data'.H$39];0);2);&quot;&quot;)">
            <text:p/>
          </table:table-cell>
          <table:table-cell table:style-name="ce27" table:formula="of:=IFERROR(INDEX([$'olah data'.$B$4:$'olah data'.$N$39];MATCH([.$A169];[$'olah data'.I$4:$'olah data'.I$39];0);2);&quot;&quot;)">
            <text:p/>
          </table:table-cell>
          <table:table-cell table:style-name="ce27" table:formula="of:=IFERROR(INDEX([$'olah data'.$B$4:$'olah data'.$N$39];MATCH([.$A169];[$'olah data'.J$4:$'olah data'.J$39];0);2);&quot;&quot;)">
            <text:p/>
          </table:table-cell>
          <table:table-cell table:style-name="ce27" table:formula="of:=IFERROR(INDEX([$'olah data'.$B$4:$'olah data'.$N$39];MATCH([.$A169];[$'olah data'.K$4:$'olah data'.K$39];0);2);&quot;&quot;)">
            <text:p/>
          </table:table-cell>
          <table:table-cell table:style-name="ce27" table:formula="of:=IFERROR(INDEX([$'olah data'.$B$4:$'olah data'.$N$39];MATCH([.$A169];[$'olah data'.L$4:$'olah data'.L$39];0);2);&quot;&quot;)">
            <text:p/>
          </table:table-cell>
          <table:table-cell table:style-name="ce27" table:formula="of:=IFERROR(INDEX([$'olah data'.$B$4:$'olah data'.$N$39];MATCH([.$A169];[$'olah data'.M$4:$'olah data'.M$39];0);2);&quot;&quot;)">
            <text:p/>
          </table:table-cell>
          <table:table-cell table:style-name="ce27" table:formula="of:=IFERROR(INDEX([$'olah data'.$B$4:$'olah data'.$N$39];MATCH([.$A169];[$'olah data'.N$4:$'olah data'.N$39];0);2);&quot;&quot;)">
            <text:p/>
          </table:table-cell>
          <table:table-cell table:style-name="ce27" table:formula="of:=CONCATENATE([.D169];[.E169];[.F169];[.G169];[.H169];[.I169];[.J169];[.K169];[.L169];[.M169];[.N169])" office:value-type="string" office:string-value="Self-acceptance vs. self-striving (10 items)" calcext:value-type="string">
            <text:p>Self-acceptance vs. self-striving (10 items)</text:p>
          </table:table-cell>
          <table:table-cell table:style-name="ce84" table:formula="of:=IFERROR([$'View Input'.Z9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69" calcext:value-type="float">
            <text:p>169</text:p>
          </table:table-cell>
          <table:table-cell table:style-name="ce45" office:value-type="float" office:value="5" calcext:value-type="float">
            <text:p>5</text:p>
          </table:table-cell>
          <table:table-cell table:style-name="ce98" table:formula="of:=IF([.R170]=&quot;&quot;;IF([.Q170]=&quot;R&quot;;VLOOKUP([.P170];[$'olah data'.R171:$'olah data'.S175];2);[.P170]);IF([.R170]=[.P170];[.P170];[.Q170]))" office:value-type="float" office:value="0" calcext:value-type="float">
            <text:p>0</text:p>
          </table:table-cell>
          <table:table-cell table:style-name="ce27" table:formula="of:=IFERROR(INDEX([$'olah data'.$B$4:$'olah data'.$N$39];MATCH([.$A170];[$'olah data'.D$4:$'olah data'.D$39];0);2);&quot;&quot;)">
            <text:p/>
          </table:table-cell>
          <table:table-cell table:style-name="ce27" table:formula="of:=IFERROR(INDEX([$'olah data'.$B$4:$'olah data'.$N$39];MATCH([.$A170];[$'olah data'.E$4:$'olah data'.E$39];0);2);&quot;&quot;)">
            <text:p/>
          </table:table-cell>
          <table:table-cell table:style-name="ce27" table:formula="of:=IFERROR(INDEX([$'olah data'.$B$4:$'olah data'.$N$39];MATCH([.$A170];[$'olah data'.F$4:$'olah data'.F$39];0);2);&quot;&quot;)" office:value-type="string" office:string-value="Fatigability v. asthenia (8 items)" calcext:value-type="string">
            <text:p>Fatigability v. asthenia (8 items)</text:p>
          </table:table-cell>
          <table:table-cell table:style-name="ce27" table:formula="of:=IFERROR(INDEX([$'olah data'.$B$4:$'olah data'.$N$39];MATCH([.$A170];[$'olah data'.G$4:$'olah data'.G$39];0);2);&quot;&quot;)">
            <text:p/>
          </table:table-cell>
          <table:table-cell table:style-name="ce27" table:formula="of:=IFERROR(INDEX([$'olah data'.$B$4:$'olah data'.$N$39];MATCH([.$A170];[$'olah data'.H$4:$'olah data'.H$39];0);2);&quot;&quot;)">
            <text:p/>
          </table:table-cell>
          <table:table-cell table:style-name="ce27" table:formula="of:=IFERROR(INDEX([$'olah data'.$B$4:$'olah data'.$N$39];MATCH([.$A170];[$'olah data'.I$4:$'olah data'.I$39];0);2);&quot;&quot;)">
            <text:p/>
          </table:table-cell>
          <table:table-cell table:style-name="ce27" table:formula="of:=IFERROR(INDEX([$'olah data'.$B$4:$'olah data'.$N$39];MATCH([.$A170];[$'olah data'.J$4:$'olah data'.J$39];0);2);&quot;&quot;)">
            <text:p/>
          </table:table-cell>
          <table:table-cell table:style-name="ce27" table:formula="of:=IFERROR(INDEX([$'olah data'.$B$4:$'olah data'.$N$39];MATCH([.$A170];[$'olah data'.K$4:$'olah data'.K$39];0);2);&quot;&quot;)">
            <text:p/>
          </table:table-cell>
          <table:table-cell table:style-name="ce27" table:formula="of:=IFERROR(INDEX([$'olah data'.$B$4:$'olah data'.$N$39];MATCH([.$A170];[$'olah data'.L$4:$'olah data'.L$39];0);2);&quot;&quot;)">
            <text:p/>
          </table:table-cell>
          <table:table-cell table:style-name="ce27" table:formula="of:=IFERROR(INDEX([$'olah data'.$B$4:$'olah data'.$N$39];MATCH([.$A170];[$'olah data'.M$4:$'olah data'.M$39];0);2);&quot;&quot;)">
            <text:p/>
          </table:table-cell>
          <table:table-cell table:style-name="ce27" table:formula="of:=IFERROR(INDEX([$'olah data'.$B$4:$'olah data'.$N$39];MATCH([.$A170];[$'olah data'.N$4:$'olah data'.N$39];0);2);&quot;&quot;)">
            <text:p/>
          </table:table-cell>
          <table:table-cell table:style-name="ce27" table:formula="of:=CONCATENATE([.D170];[.E170];[.F170];[.G170];[.H170];[.I170];[.J170];[.K170];[.L170];[.M170];[.N170])" office:value-type="string" office:string-value="Fatigability v. asthenia (8 items)" calcext:value-type="string">
            <text:p>Fatigability v. asthenia (8 items)</text:p>
          </table:table-cell>
          <table:table-cell table:style-name="ce84" table:formula="of:=IFERROR([$'View Input'.Z9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0" calcext:value-type="float">
            <text:p>170</text:p>
          </table:table-cell>
          <table:table-cell table:style-name="ce45" office:value-type="float" office:value="5" calcext:value-type="float">
            <text:p>5</text:p>
          </table:table-cell>
          <table:table-cell table:style-name="ce98" table:formula="of:=IF([.R171]=&quot;&quot;;IF([.Q171]=&quot;R&quot;;VLOOKUP([.P171];[$'olah data'.R172:$'olah data'.S176];2);[.P171]);IF([.R171]=[.P171];[.P171];[.Q171]))" office:value-type="float" office:value="0" calcext:value-type="float">
            <text:p>0</text:p>
          </table:table-cell>
          <table:table-cell table:style-name="ce27" table:formula="of:=IFERROR(INDEX([$'olah data'.$B$4:$'olah data'.$N$39];MATCH([.$A171];[$'olah data'.D$4:$'olah data'.D$39];0);2);&quot;&quot;)">
            <text:p/>
          </table:table-cell>
          <table:table-cell table:style-name="ce27" table:formula="of:=IFERROR(INDEX([$'olah data'.$B$4:$'olah data'.$N$39];MATCH([.$A171];[$'olah data'.E$4:$'olah data'.E$39];0);2);&quot;&quot;)">
            <text:p/>
          </table:table-cell>
          <table:table-cell table:style-name="ce27" table:formula="of:=IFERROR(INDEX([$'olah data'.$B$4:$'olah data'.$N$39];MATCH([.$A171];[$'olah data'.F$4:$'olah data'.F$39];0);2);&quot;&quot;)">
            <text:p/>
          </table:table-cell>
          <table:table-cell table:style-name="ce27" table:formula="of:=IFERROR(INDEX([$'olah data'.$B$4:$'olah data'.$N$39];MATCH([.$A171];[$'olah data'.G$4:$'olah data'.G$39];0);2);&quot;&quot;)">
            <text:p/>
          </table:table-cell>
          <table:table-cell table:style-name="ce27" table:formula="of:=IFERROR(INDEX([$'olah data'.$B$4:$'olah data'.$N$39];MATCH([.$A171];[$'olah data'.H$4:$'olah data'.H$39];0);2);&quot;&quot;)">
            <text:p/>
          </table:table-cell>
          <table:table-cell table:style-name="ce27" table:formula="of:=IFERROR(INDEX([$'olah data'.$B$4:$'olah data'.$N$39];MATCH([.$A171];[$'olah data'.I$4:$'olah data'.I$39];0);2);&quot;&quot;)">
            <text:p/>
          </table:table-cell>
          <table:table-cell table:style-name="ce27" table:formula="of:=IFERROR(INDEX([$'olah data'.$B$4:$'olah data'.$N$39];MATCH([.$A171];[$'olah data'.J$4:$'olah data'.J$39];0);2);&quot;&quot;)" office:value-type="string" office:string-value="Disorderliness v. regimentation (7 items)" calcext:value-type="string">
            <text:p>Disorderliness v. regimentation (7 items)</text:p>
          </table:table-cell>
          <table:table-cell table:style-name="ce27" table:formula="of:=IFERROR(INDEX([$'olah data'.$B$4:$'olah data'.$N$39];MATCH([.$A171];[$'olah data'.K$4:$'olah data'.K$39];0);2);&quot;&quot;)">
            <text:p/>
          </table:table-cell>
          <table:table-cell table:style-name="ce27" table:formula="of:=IFERROR(INDEX([$'olah data'.$B$4:$'olah data'.$N$39];MATCH([.$A171];[$'olah data'.L$4:$'olah data'.L$39];0);2);&quot;&quot;)">
            <text:p/>
          </table:table-cell>
          <table:table-cell table:style-name="ce27" table:formula="of:=IFERROR(INDEX([$'olah data'.$B$4:$'olah data'.$N$39];MATCH([.$A171];[$'olah data'.M$4:$'olah data'.M$39];0);2);&quot;&quot;)">
            <text:p/>
          </table:table-cell>
          <table:table-cell table:style-name="ce27" table:formula="of:=IFERROR(INDEX([$'olah data'.$B$4:$'olah data'.$N$39];MATCH([.$A171];[$'olah data'.N$4:$'olah data'.N$39];0);2);&quot;&quot;)">
            <text:p/>
          </table:table-cell>
          <table:table-cell table:style-name="ce27" table:formula="of:=CONCATENATE([.D171];[.E171];[.F171];[.G171];[.H171];[.I171];[.J171];[.K171];[.L171];[.M171];[.N171])" office:value-type="string" office:string-value="Disorderliness v. regimentation (7 items)" calcext:value-type="string">
            <text:p>Disorderliness v. regimentation (7 items)</text:p>
          </table:table-cell>
          <table:table-cell table:style-name="ce84" table:formula="of:=IFERROR([$'View Input'.Z10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1" calcext:value-type="float">
            <text:p>171</text:p>
          </table:table-cell>
          <table:table-cell table:style-name="ce45" office:value-type="float" office:value="5" calcext:value-type="float">
            <text:p>5</text:p>
          </table:table-cell>
          <table:table-cell table:style-name="ce98" table:formula="of:=IF([.R172]=&quot;&quot;;IF([.Q172]=&quot;R&quot;;VLOOKUP([.P172];[$'olah data'.R173:$'olah data'.S177];2);[.P172]);IF([.R172]=[.P172];[.P172];[.Q172]))" office:value-type="float" office:value="0" calcext:value-type="float">
            <text:p>0</text:p>
          </table:table-cell>
          <table:table-cell table:style-name="ce27" table:formula="of:=IFERROR(INDEX([$'olah data'.$B$4:$'olah data'.$N$39];MATCH([.$A172];[$'olah data'.D$4:$'olah data'.D$39];0);2);&quot;&quot;)">
            <text:p/>
          </table:table-cell>
          <table:table-cell table:style-name="ce27" table:formula="of:=IFERROR(INDEX([$'olah data'.$B$4:$'olah data'.$N$39];MATCH([.$A172];[$'olah data'.E$4:$'olah data'.E$39];0);2);&quot;&quot;)">
            <text:p/>
          </table:table-cell>
          <table:table-cell table:style-name="ce27" table:formula="of:=IFERROR(INDEX([$'olah data'.$B$4:$'olah data'.$N$39];MATCH([.$A172];[$'olah data'.F$4:$'olah data'.F$39];0);2);&quot;&quot;)">
            <text:p/>
          </table:table-cell>
          <table:table-cell table:style-name="ce27" table:formula="of:=IFERROR(INDEX([$'olah data'.$B$4:$'olah data'.$N$39];MATCH([.$A172];[$'olah data'.G$4:$'olah data'.G$39];0);2);&quot;&quot;)">
            <text:p/>
          </table:table-cell>
          <table:table-cell table:style-name="ce27" table:formula="of:=IFERROR(INDEX([$'olah data'.$B$4:$'olah data'.$N$39];MATCH([.$A172];[$'olah data'.H$4:$'olah data'.H$39];0);2);&quot;&quot;)">
            <text:p/>
          </table:table-cell>
          <table:table-cell table:style-name="ce27" table:formula="of:=IFERROR(INDEX([$'olah data'.$B$4:$'olah data'.$N$39];MATCH([.$A172];[$'olah data'.I$4:$'olah data'.I$39];0);2);&quot;&quot;)">
            <text:p/>
          </table:table-cell>
          <table:table-cell table:style-name="ce27" table:formula="of:=IFERROR(INDEX([$'olah data'.$B$4:$'olah data'.$N$39];MATCH([.$A172];[$'olah data'.J$4:$'olah data'.J$39];0);2);&quot;&quot;)">
            <text:p/>
          </table:table-cell>
          <table:table-cell table:style-name="ce27" table:formula="of:=IFERROR(INDEX([$'olah data'.$B$4:$'olah data'.$N$39];MATCH([.$A172];[$'olah data'.K$4:$'olah data'.K$39];0);2);&quot;&quot;)">
            <text:p/>
          </table:table-cell>
          <table:table-cell table:style-name="ce27" table:formula="of:=IFERROR(INDEX([$'olah data'.$B$4:$'olah data'.$N$39];MATCH([.$A172];[$'olah data'.L$4:$'olah data'.L$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72];[$'olah data'.M$4:$'olah data'.M$39];0);2);&quot;&quot;)">
            <text:p/>
          </table:table-cell>
          <table:table-cell table:style-name="ce27" table:formula="of:=IFERROR(INDEX([$'olah data'.$B$4:$'olah data'.$N$39];MATCH([.$A172];[$'olah data'.N$4:$'olah data'.N$39];0);2);&quot;&quot;)">
            <text:p/>
          </table:table-cell>
          <table:table-cell table:style-name="ce27" table:formula="of:=CONCATENATE([.D172];[.E172];[.F172];[.G172];[.H172];[.I172];[.J172];[.K172];[.L172];[.M172];[.N172])"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10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2" calcext:value-type="float">
            <text:p>172</text:p>
          </table:table-cell>
          <table:table-cell table:style-name="ce45" office:value-type="float" office:value="5" calcext:value-type="float">
            <text:p>5</text:p>
          </table:table-cell>
          <table:table-cell table:style-name="ce98" table:formula="of:=IF([.R173]=&quot;&quot;;IF([.Q173]=&quot;R&quot;;VLOOKUP([.P173];[$'olah data'.R174:$'olah data'.S178];2);[.P173]);IF([.R173]=[.P173];[.P173];[.Q173]))" office:value-type="float" office:value="0" calcext:value-type="float">
            <text:p>0</text:p>
          </table:table-cell>
          <table:table-cell table:style-name="ce27" table:formula="of:=IFERROR(INDEX([$'olah data'.$B$4:$'olah data'.$N$39];MATCH([.$A173];[$'olah data'.D$4:$'olah data'.D$39];0);2);&quot;&quot;)">
            <text:p/>
          </table:table-cell>
          <table:table-cell table:style-name="ce27" table:formula="of:=IFERROR(INDEX([$'olah data'.$B$4:$'olah data'.$N$39];MATCH([.$A173];[$'olah data'.E$4:$'olah data'.E$39];0);2);&quot;&quot;)">
            <text:p/>
          </table:table-cell>
          <table:table-cell table:style-name="ce27" table:formula="of:=IFERROR(INDEX([$'olah data'.$B$4:$'olah data'.$N$39];MATCH([.$A173];[$'olah data'.F$4:$'olah data'.F$39];0);2);&quot;&quot;)">
            <text:p/>
          </table:table-cell>
          <table:table-cell table:style-name="ce27" table:formula="of:=IFERROR(INDEX([$'olah data'.$B$4:$'olah data'.$N$39];MATCH([.$A173];[$'olah data'.G$4:$'olah data'.G$39];0);2);&quot;&quot;)">
            <text:p/>
          </table:table-cell>
          <table:table-cell table:style-name="ce27" table:formula="of:=IFERROR(INDEX([$'olah data'.$B$4:$'olah data'.$N$39];MATCH([.$A173];[$'olah data'.H$4:$'olah data'.H$39];0);2);&quot;&quot;)">
            <text:p/>
          </table:table-cell>
          <table:table-cell table:style-name="ce27" table:formula="of:=IFERROR(INDEX([$'olah data'.$B$4:$'olah data'.$N$39];MATCH([.$A173];[$'olah data'.I$4:$'olah data'.I$39];0);2);&quot;&quot;)">
            <text:p/>
          </table:table-cell>
          <table:table-cell table:style-name="ce27" table:formula="of:=IFERROR(INDEX([$'olah data'.$B$4:$'olah data'.$N$39];MATCH([.$A173];[$'olah data'.J$4:$'olah data'.J$39];0);2);&quot;&quot;)">
            <text:p/>
          </table:table-cell>
          <table:table-cell table:style-name="ce27" table:formula="of:=IFERROR(INDEX([$'olah data'.$B$4:$'olah data'.$N$39];MATCH([.$A173];[$'olah data'.K$4:$'olah data'.K$39];0);2);&quot;&quot;)">
            <text:p/>
          </table:table-cell>
          <table:table-cell table:style-name="ce27" table:formula="of:=IFERROR(INDEX([$'olah data'.$B$4:$'olah data'.$N$39];MATCH([.$A173];[$'olah data'.L$4:$'olah data'.L$39];0);2);&quot;&quot;)" office:value-type="string" office:string-value="Extravagance v. reserve (9 items)" calcext:value-type="string">
            <text:p>Extravagance v. reserve (9 items)</text:p>
          </table:table-cell>
          <table:table-cell table:style-name="ce27" table:formula="of:=IFERROR(INDEX([$'olah data'.$B$4:$'olah data'.$N$39];MATCH([.$A173];[$'olah data'.M$4:$'olah data'.M$39];0);2);&quot;&quot;)">
            <text:p/>
          </table:table-cell>
          <table:table-cell table:style-name="ce27" table:formula="of:=IFERROR(INDEX([$'olah data'.$B$4:$'olah data'.$N$39];MATCH([.$A173];[$'olah data'.N$4:$'olah data'.N$39];0);2);&quot;&quot;)">
            <text:p/>
          </table:table-cell>
          <table:table-cell table:style-name="ce27" table:formula="of:=CONCATENATE([.D173];[.E173];[.F173];[.G173];[.H173];[.I173];[.J173];[.K173];[.L173];[.M173];[.N173])" office:value-type="string" office:string-value="Extravagance v. reserve (9 items)" calcext:value-type="string">
            <text:p>Extravagance v. reserve (9 items)</text:p>
          </table:table-cell>
          <table:table-cell table:style-name="ce84" table:formula="of:=IFERROR([$'View Input'.Z10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3" calcext:value-type="float">
            <text:p>173</text:p>
          </table:table-cell>
          <table:table-cell table:style-name="ce45" office:value-type="float" office:value="5" calcext:value-type="float">
            <text:p>5</text:p>
          </table:table-cell>
          <table:table-cell table:style-name="ce98" table:formula="of:=IF([.R174]=&quot;&quot;;IF([.Q174]=&quot;R&quot;;VLOOKUP([.P174];[$'olah data'.R175:$'olah data'.S179];2);[.P174]);IF([.R174]=[.P174];[.P174];[.Q174]))" office:value-type="float" office:value="0" calcext:value-type="float">
            <text:p>0</text:p>
          </table:table-cell>
          <table:table-cell table:style-name="ce27" table:formula="of:=IFERROR(INDEX([$'olah data'.$B$4:$'olah data'.$N$39];MATCH([.$A174];[$'olah data'.D$4:$'olah data'.D$39];0);2);&quot;&quot;)">
            <text:p/>
          </table:table-cell>
          <table:table-cell table:style-name="ce27" table:formula="of:=IFERROR(INDEX([$'olah data'.$B$4:$'olah data'.$N$39];MATCH([.$A174];[$'olah data'.E$4:$'olah data'.E$39];0);2);&quot;&quot;)">
            <text:p/>
          </table:table-cell>
          <table:table-cell table:style-name="ce27" table:formula="of:=IFERROR(INDEX([$'olah data'.$B$4:$'olah data'.$N$39];MATCH([.$A174];[$'olah data'.F$4:$'olah data'.F$39];0);2);&quot;&quot;)">
            <text:p/>
          </table:table-cell>
          <table:table-cell table:style-name="ce27" table:formula="of:=IFERROR(INDEX([$'olah data'.$B$4:$'olah data'.$N$39];MATCH([.$A174];[$'olah data'.G$4:$'olah data'.G$39];0);2);&quot;&quot;)">
            <text:p/>
          </table:table-cell>
          <table:table-cell table:style-name="ce27" table:formula="of:=IFERROR(INDEX([$'olah data'.$B$4:$'olah data'.$N$39];MATCH([.$A174];[$'olah data'.H$4:$'olah data'.H$39];0);2);&quot;&quot;)">
            <text:p/>
          </table:table-cell>
          <table:table-cell table:style-name="ce27" table:formula="of:=IFERROR(INDEX([$'olah data'.$B$4:$'olah data'.$N$39];MATCH([.$A174];[$'olah data'.I$4:$'olah data'.I$39];0);2);&quot;&quot;)" office:value-type="string" office:string-value="Work hardened vs spoiled (8 items)" calcext:value-type="string">
            <text:p>Work hardened vs spoiled (8 items)</text:p>
          </table:table-cell>
          <table:table-cell table:style-name="ce27" table:formula="of:=IFERROR(INDEX([$'olah data'.$B$4:$'olah data'.$N$39];MATCH([.$A174];[$'olah data'.J$4:$'olah data'.J$39];0);2);&quot;&quot;)">
            <text:p/>
          </table:table-cell>
          <table:table-cell table:style-name="ce27" table:formula="of:=IFERROR(INDEX([$'olah data'.$B$4:$'olah data'.$N$39];MATCH([.$A174];[$'olah data'.K$4:$'olah data'.K$39];0);2);&quot;&quot;)">
            <text:p/>
          </table:table-cell>
          <table:table-cell table:style-name="ce27" table:formula="of:=IFERROR(INDEX([$'olah data'.$B$4:$'olah data'.$N$39];MATCH([.$A174];[$'olah data'.L$4:$'olah data'.L$39];0);2);&quot;&quot;)">
            <text:p/>
          </table:table-cell>
          <table:table-cell table:style-name="ce27" table:formula="of:=IFERROR(INDEX([$'olah data'.$B$4:$'olah data'.$N$39];MATCH([.$A174];[$'olah data'.M$4:$'olah data'.M$39];0);2);&quot;&quot;)">
            <text:p/>
          </table:table-cell>
          <table:table-cell table:style-name="ce27" table:formula="of:=IFERROR(INDEX([$'olah data'.$B$4:$'olah data'.$N$39];MATCH([.$A174];[$'olah data'.N$4:$'olah data'.N$39];0);2);&quot;&quot;)">
            <text:p/>
          </table:table-cell>
          <table:table-cell table:style-name="ce27" table:formula="of:=CONCATENATE([.D174];[.E174];[.F174];[.G174];[.H174];[.I174];[.J174];[.K174];[.L174];[.M174];[.N174])" office:value-type="string" office:string-value="Work hardened vs spoiled (8 items)" calcext:value-type="string">
            <text:p>Work hardened vs spoiled (8 items)</text:p>
          </table:table-cell>
          <table:table-cell table:style-name="ce84" table:formula="of:=IFERROR([$'View Input'.Z10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4" calcext:value-type="float">
            <text:p>174</text:p>
          </table:table-cell>
          <table:table-cell table:style-name="ce45" office:value-type="float" office:value="5" calcext:value-type="float">
            <text:p>5</text:p>
          </table:table-cell>
          <table:table-cell table:style-name="ce98" table:formula="of:=IF([.R175]=&quot;&quot;;IF([.Q175]=&quot;R&quot;;VLOOKUP([.P175];[$'olah data'.R176:$'olah data'.S180];2);[.P175]);IF([.R175]=[.P175];[.P175];[.Q175]))" office:value-type="float" office:value="0" calcext:value-type="float">
            <text:p>0</text:p>
          </table:table-cell>
          <table:table-cell table:style-name="ce27" table:formula="of:=IFERROR(INDEX([$'olah data'.$B$4:$'olah data'.$N$39];MATCH([.$A175];[$'olah data'.D$4:$'olah data'.D$39];0);2);&quot;&quot;)">
            <text:p/>
          </table:table-cell>
          <table:table-cell table:style-name="ce27" table:formula="of:=IFERROR(INDEX([$'olah data'.$B$4:$'olah data'.$N$39];MATCH([.$A175];[$'olah data'.E$4:$'olah data'.E$39];0);2);&quot;&quot;)">
            <text:p/>
          </table:table-cell>
          <table:table-cell table:style-name="ce27" table:formula="of:=IFERROR(INDEX([$'olah data'.$B$4:$'olah data'.$N$39];MATCH([.$A175];[$'olah data'.F$4:$'olah data'.F$39];0);2);&quot;&quot;)">
            <text:p/>
          </table:table-cell>
          <table:table-cell table:style-name="ce27" table:formula="of:=IFERROR(INDEX([$'olah data'.$B$4:$'olah data'.$N$39];MATCH([.$A175];[$'olah data'.G$4:$'olah data'.G$39];0);2);&quot;&quot;)">
            <text:p/>
          </table:table-cell>
          <table:table-cell table:style-name="ce27" table:formula="of:=IFERROR(INDEX([$'olah data'.$B$4:$'olah data'.$N$39];MATCH([.$A175];[$'olah data'.H$4:$'olah data'.H$39];0);2);&quot;&quot;)">
            <text:p/>
          </table:table-cell>
          <table:table-cell table:style-name="ce27" table:formula="of:=IFERROR(INDEX([$'olah data'.$B$4:$'olah data'.$N$39];MATCH([.$A175];[$'olah data'.I$4:$'olah data'.I$39];0);2);&quot;&quot;)" office:value-type="string" office:string-value="Attachment (6 items)" calcext:value-type="string">
            <text:p>Attachment (6 items)</text:p>
          </table:table-cell>
          <table:table-cell table:style-name="ce27" table:formula="of:=IFERROR(INDEX([$'olah data'.$B$4:$'olah data'.$N$39];MATCH([.$A175];[$'olah data'.J$4:$'olah data'.J$39];0);2);&quot;&quot;)">
            <text:p/>
          </table:table-cell>
          <table:table-cell table:style-name="ce27" table:formula="of:=IFERROR(INDEX([$'olah data'.$B$4:$'olah data'.$N$39];MATCH([.$A175];[$'olah data'.K$4:$'olah data'.K$39];0);2);&quot;&quot;)">
            <text:p/>
          </table:table-cell>
          <table:table-cell table:style-name="ce27" table:formula="of:=IFERROR(INDEX([$'olah data'.$B$4:$'olah data'.$N$39];MATCH([.$A175];[$'olah data'.L$4:$'olah data'.L$39];0);2);&quot;&quot;)">
            <text:p/>
          </table:table-cell>
          <table:table-cell table:style-name="ce27" table:formula="of:=IFERROR(INDEX([$'olah data'.$B$4:$'olah data'.$N$39];MATCH([.$A175];[$'olah data'.M$4:$'olah data'.M$39];0);2);&quot;&quot;)">
            <text:p/>
          </table:table-cell>
          <table:table-cell table:style-name="ce27" table:formula="of:=IFERROR(INDEX([$'olah data'.$B$4:$'olah data'.$N$39];MATCH([.$A175];[$'olah data'.N$4:$'olah data'.N$39];0);2);&quot;&quot;)">
            <text:p/>
          </table:table-cell>
          <table:table-cell table:style-name="ce27" table:formula="of:=CONCATENATE([.D175];[.E175];[.F175];[.G175];[.H175];[.I175];[.J175];[.K175];[.L175];[.M175];[.N175])" office:value-type="string" office:string-value="Attachment (6 items)" calcext:value-type="string">
            <text:p>Attachment (6 items)</text:p>
          </table:table-cell>
          <table:table-cell table:style-name="ce84" table:formula="of:=IFERROR([$'View Input'.Z10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5" calcext:value-type="float">
            <text:p>175</text:p>
          </table:table-cell>
          <table:table-cell table:style-name="ce45" office:value-type="float" office:value="5" calcext:value-type="float">
            <text:p>5</text:p>
          </table:table-cell>
          <table:table-cell table:style-name="ce98" table:formula="of:=IF([.R176]=&quot;&quot;;IF([.Q176]=&quot;R&quot;;VLOOKUP([.P176];[$'olah data'.R177:$'olah data'.S181];2);[.P176]);IF([.R176]=[.P176];[.P176];[.Q176]))" office:value-type="float" office:value="0" calcext:value-type="float">
            <text:p>0</text:p>
          </table:table-cell>
          <table:table-cell table:style-name="ce27" table:formula="of:=IFERROR(INDEX([$'olah data'.$B$4:$'olah data'.$N$39];MATCH([.$A176];[$'olah data'.D$4:$'olah data'.D$39];0);2);&quot;&quot;)">
            <text:p/>
          </table:table-cell>
          <table:table-cell table:style-name="ce27" table:formula="of:=IFERROR(INDEX([$'olah data'.$B$4:$'olah data'.$N$39];MATCH([.$A176];[$'olah data'.E$4:$'olah data'.E$39];0);2);&quot;&quot;)">
            <text:p/>
          </table:table-cell>
          <table:table-cell table:style-name="ce27" table:formula="of:=IFERROR(INDEX([$'olah data'.$B$4:$'olah data'.$N$39];MATCH([.$A176];[$'olah data'.F$4:$'olah data'.F$39];0);2);&quot;&quot;)">
            <text:p/>
          </table:table-cell>
          <table:table-cell table:style-name="ce27" table:formula="of:=IFERROR(INDEX([$'olah data'.$B$4:$'olah data'.$N$39];MATCH([.$A176];[$'olah data'.G$4:$'olah data'.G$39];0);2);&quot;&quot;)">
            <text:p/>
          </table:table-cell>
          <table:table-cell table:style-name="ce27" table:formula="of:=IFERROR(INDEX([$'olah data'.$B$4:$'olah data'.$N$39];MATCH([.$A176];[$'olah data'.H$4:$'olah data'.H$39];0);2);&quot;&quot;)">
            <text:p/>
          </table:table-cell>
          <table:table-cell table:style-name="ce27" table:formula="of:=IFERROR(INDEX([$'olah data'.$B$4:$'olah data'.$N$39];MATCH([.$A176];[$'olah data'.I$4:$'olah data'.I$39];0);2);&quot;&quot;)">
            <text:p/>
          </table:table-cell>
          <table:table-cell table:style-name="ce27" table:formula="of:=IFERROR(INDEX([$'olah data'.$B$4:$'olah data'.$N$39];MATCH([.$A176];[$'olah data'.J$4:$'olah data'.J$39];0);2);&quot;&quot;)">
            <text:p/>
          </table:table-cell>
          <table:table-cell table:style-name="ce27" table:formula="of:=IFERROR(INDEX([$'olah data'.$B$4:$'olah data'.$N$39];MATCH([.$A176];[$'olah data'.K$4:$'olah data'.K$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76];[$'olah data'.L$4:$'olah data'.L$39];0);2);&quot;&quot;)">
            <text:p/>
          </table:table-cell>
          <table:table-cell table:style-name="ce27" table:formula="of:=IFERROR(INDEX([$'olah data'.$B$4:$'olah data'.$N$39];MATCH([.$A176];[$'olah data'.M$4:$'olah data'.M$39];0);2);&quot;&quot;)">
            <text:p/>
          </table:table-cell>
          <table:table-cell table:style-name="ce27" table:formula="of:=IFERROR(INDEX([$'olah data'.$B$4:$'olah data'.$N$39];MATCH([.$A176];[$'olah data'.N$4:$'olah data'.N$39];0);2);&quot;&quot;)">
            <text:p/>
          </table:table-cell>
          <table:table-cell table:style-name="ce27" table:formula="of:=CONCATENATE([.D176];[.E176];[.F176];[.G176];[.H176];[.I176];[.J176];[.K176];[.L176];[.M176];[.N176])" office:value-type="string" office:string-value="Self-forgetful vs. self-conscious experience (10 items)" calcext:value-type="string">
            <text:p>Self-forgetful vs. self-conscious experience (10 items)</text:p>
          </table:table-cell>
          <table:table-cell table:style-name="ce84" table:formula="of:=IFERROR([$'View Input'.Z10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6" calcext:value-type="float">
            <text:p>176</text:p>
          </table:table-cell>
          <table:table-cell table:style-name="ce45" office:value-type="float" office:value="5" calcext:value-type="float">
            <text:p>5</text:p>
          </table:table-cell>
          <table:table-cell table:style-name="ce98" table:formula="of:=IF([.R177]=&quot;&quot;;IF([.Q177]=&quot;R&quot;;VLOOKUP([.P177];[$'olah data'.R178:$'olah data'.S182];2);[.P177]);IF([.R177]=[.P177];[.P177];[.Q177]))" office:value-type="float" office:value="0" calcext:value-type="float">
            <text:p>0</text:p>
          </table:table-cell>
          <table:table-cell table:style-name="ce27" table:formula="of:=IFERROR(INDEX([$'olah data'.$B$4:$'olah data'.$N$39];MATCH([.$A177];[$'olah data'.D$4:$'olah data'.D$39];0);2);&quot;&quot;)">
            <text:p/>
          </table:table-cell>
          <table:table-cell table:style-name="ce27" table:formula="of:=IFERROR(INDEX([$'olah data'.$B$4:$'olah data'.$N$39];MATCH([.$A177];[$'olah data'.E$4:$'olah data'.E$39];0);2);&quot;&quot;)">
            <text:p/>
          </table:table-cell>
          <table:table-cell table:style-name="ce27" table:formula="of:=IFERROR(INDEX([$'olah data'.$B$4:$'olah data'.$N$39];MATCH([.$A177];[$'olah data'.F$4:$'olah data'.F$39];0);2);&quot;&quot;)">
            <text:p/>
          </table:table-cell>
          <table:table-cell table:style-name="ce27" table:formula="of:=IFERROR(INDEX([$'olah data'.$B$4:$'olah data'.$N$39];MATCH([.$A177];[$'olah data'.G$4:$'olah data'.G$39];0);2);&quot;&quot;)">
            <text:p/>
          </table:table-cell>
          <table:table-cell table:style-name="ce27" table:formula="of:=IFERROR(INDEX([$'olah data'.$B$4:$'olah data'.$N$39];MATCH([.$A177];[$'olah data'.H$4:$'olah data'.H$39];0);2);&quot;&quot;)">
            <text:p/>
          </table:table-cell>
          <table:table-cell table:style-name="ce27" table:formula="of:=IFERROR(INDEX([$'olah data'.$B$4:$'olah data'.$N$39];MATCH([.$A177];[$'olah data'.I$4:$'olah data'.I$39];0);2);&quot;&quot;)">
            <text:p/>
          </table:table-cell>
          <table:table-cell table:style-name="ce27" table:formula="of:=IFERROR(INDEX([$'olah data'.$B$4:$'olah data'.$N$39];MATCH([.$A177];[$'olah data'.J$4:$'olah data'.J$39];0);2);&quot;&quot;)">
            <text:p/>
          </table:table-cell>
          <table:table-cell table:style-name="ce27" table:formula="of:=IFERROR(INDEX([$'olah data'.$B$4:$'olah data'.$N$39];MATCH([.$A177];[$'olah data'.K$4:$'olah data'.K$39];0);2);&quot;&quot;)">
            <text:p/>
          </table:table-cell>
          <table:table-cell table:style-name="ce27" table:formula="of:=IFERROR(INDEX([$'olah data'.$B$4:$'olah data'.$N$39];MATCH([.$A177];[$'olah data'.L$4:$'olah data'.L$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77];[$'olah data'.M$4:$'olah data'.M$39];0);2);&quot;&quot;)">
            <text:p/>
          </table:table-cell>
          <table:table-cell table:style-name="ce27" table:formula="of:=IFERROR(INDEX([$'olah data'.$B$4:$'olah data'.$N$39];MATCH([.$A177];[$'olah data'.N$4:$'olah data'.N$39];0);2);&quot;&quot;)">
            <text:p/>
          </table:table-cell>
          <table:table-cell table:style-name="ce27" table:formula="of:=CONCATENATE([.D177];[.E177];[.F177];[.G177];[.H177];[.I177];[.J177];[.K177];[.L177];[.M177];[.N177])" office:value-type="string" office:string-value="Exploratory excitability v. stoic rigidity (10 items)" calcext:value-type="string">
            <text:p>Exploratory excitability v. stoic rigidity (10 items)</text:p>
          </table:table-cell>
          <table:table-cell table:style-name="ce84" table:formula="of:=IFERROR([$'View Input'.Z10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7" calcext:value-type="float">
            <text:p>177</text:p>
          </table:table-cell>
          <table:table-cell table:style-name="ce45" office:value-type="float" office:value="5" calcext:value-type="float">
            <text:p>5</text:p>
          </table:table-cell>
          <table:table-cell table:style-name="ce98" table:formula="of:=IF([.R178]=&quot;&quot;;IF([.Q178]=&quot;R&quot;;VLOOKUP([.P178];[$'olah data'.R179:$'olah data'.S183];2);[.P178]);IF([.R178]=[.P178];[.P178];[.Q178]))" office:value-type="float" office:value="0" calcext:value-type="float">
            <text:p>0</text:p>
          </table:table-cell>
          <table:table-cell table:style-name="ce27" table:formula="of:=IFERROR(INDEX([$'olah data'.$B$4:$'olah data'.$N$39];MATCH([.$A178];[$'olah data'.D$4:$'olah data'.D$39];0);2);&quot;&quot;)">
            <text:p/>
          </table:table-cell>
          <table:table-cell table:style-name="ce27" table:formula="of:=IFERROR(INDEX([$'olah data'.$B$4:$'olah data'.$N$39];MATCH([.$A178];[$'olah data'.E$4:$'olah data'.E$39];0);2);&quot;&quot;)">
            <text:p/>
          </table:table-cell>
          <table:table-cell table:style-name="ce27" table:formula="of:=IFERROR(INDEX([$'olah data'.$B$4:$'olah data'.$N$39];MATCH([.$A178];[$'olah data'.F$4:$'olah data'.F$39];0);2);&quot;&quot;)">
            <text:p/>
          </table:table-cell>
          <table:table-cell table:style-name="ce27" table:formula="of:=IFERROR(INDEX([$'olah data'.$B$4:$'olah data'.$N$39];MATCH([.$A178];[$'olah data'.G$4:$'olah data'.G$39];0);2);&quot;&quot;)">
            <text:p/>
          </table:table-cell>
          <table:table-cell table:style-name="ce27" table:formula="of:=IFERROR(INDEX([$'olah data'.$B$4:$'olah data'.$N$39];MATCH([.$A178];[$'olah data'.H$4:$'olah data'.H$39];0);2);&quot;&quot;)">
            <text:p/>
          </table:table-cell>
          <table:table-cell table:style-name="ce27" table:formula="of:=IFERROR(INDEX([$'olah data'.$B$4:$'olah data'.$N$39];MATCH([.$A178];[$'olah data'.I$4:$'olah data'.I$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78];[$'olah data'.J$4:$'olah data'.J$39];0);2);&quot;&quot;)">
            <text:p/>
          </table:table-cell>
          <table:table-cell table:style-name="ce27" table:formula="of:=IFERROR(INDEX([$'olah data'.$B$4:$'olah data'.$N$39];MATCH([.$A178];[$'olah data'.K$4:$'olah data'.K$39];0);2);&quot;&quot;)">
            <text:p/>
          </table:table-cell>
          <table:table-cell table:style-name="ce27" table:formula="of:=IFERROR(INDEX([$'olah data'.$B$4:$'olah data'.$N$39];MATCH([.$A178];[$'olah data'.L$4:$'olah data'.L$39];0);2);&quot;&quot;)">
            <text:p/>
          </table:table-cell>
          <table:table-cell table:style-name="ce27" table:formula="of:=IFERROR(INDEX([$'olah data'.$B$4:$'olah data'.$N$39];MATCH([.$A178];[$'olah data'.M$4:$'olah data'.M$39];0);2);&quot;&quot;)">
            <text:p/>
          </table:table-cell>
          <table:table-cell table:style-name="ce27" table:formula="of:=IFERROR(INDEX([$'olah data'.$B$4:$'olah data'.$N$39];MATCH([.$A178];[$'olah data'.N$4:$'olah data'.N$39];0);2);&quot;&quot;)">
            <text:p/>
          </table:table-cell>
          <table:table-cell table:style-name="ce27" table:formula="of:=CONCATENATE([.D178];[.E178];[.F178];[.G178];[.H178];[.I178];[.J178];[.K178];[.L178];[.M178];[.N178])" office:value-type="string" office:string-value="Openness to warm communication vs aloofness (10 items)" calcext:value-type="string">
            <text:p>Openness to warm communication vs aloofness (10 items)</text:p>
          </table:table-cell>
          <table:table-cell table:style-name="ce84" table:formula="of:=IFERROR([$'View Input'.Z10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8" calcext:value-type="float">
            <text:p>178</text:p>
          </table:table-cell>
          <table:table-cell table:style-name="ce45" office:value-type="float" office:value="5" calcext:value-type="float">
            <text:p>5</text:p>
          </table:table-cell>
          <table:table-cell table:style-name="ce98" table:formula="of:=IF([.R179]=&quot;&quot;;IF([.Q179]=&quot;R&quot;;VLOOKUP([.P179];[$'olah data'.R180:$'olah data'.S184];2);[.P179]);IF([.R179]=[.P179];[.P179];[.Q179]))" office:value-type="float" office:value="0" calcext:value-type="float">
            <text:p>0</text:p>
          </table:table-cell>
          <table:table-cell table:style-name="ce27" table:formula="of:=IFERROR(INDEX([$'olah data'.$B$4:$'olah data'.$N$39];MATCH([.$A179];[$'olah data'.D$4:$'olah data'.D$39];0);2);&quot;&quot;)">
            <text:p/>
          </table:table-cell>
          <table:table-cell table:style-name="ce27" table:formula="of:=IFERROR(INDEX([$'olah data'.$B$4:$'olah data'.$N$39];MATCH([.$A179];[$'olah data'.E$4:$'olah data'.E$39];0);2);&quot;&quot;)">
            <text:p/>
          </table:table-cell>
          <table:table-cell table:style-name="ce27" table:formula="of:=IFERROR(INDEX([$'olah data'.$B$4:$'olah data'.$N$39];MATCH([.$A179];[$'olah data'.F$4:$'olah data'.F$39];0);2);&quot;&quot;)">
            <text:p/>
          </table:table-cell>
          <table:table-cell table:style-name="ce27" table:formula="of:=IFERROR(INDEX([$'olah data'.$B$4:$'olah data'.$N$39];MATCH([.$A179];[$'olah data'.G$4:$'olah data'.G$39];0);2);&quot;&quot;)">
            <text:p/>
          </table:table-cell>
          <table:table-cell table:style-name="ce27" table:formula="of:=IFERROR(INDEX([$'olah data'.$B$4:$'olah data'.$N$39];MATCH([.$A179];[$'olah data'.H$4:$'olah data'.H$39];0);2);&quot;&quot;)" office:value-type="string" office:string-value="Self-acceptance vs. self-striving (10 items)" calcext:value-type="string">
            <text:p>Self-acceptance vs. self-striving (10 items)</text:p>
          </table:table-cell>
          <table:table-cell table:style-name="ce27" table:formula="of:=IFERROR(INDEX([$'olah data'.$B$4:$'olah data'.$N$39];MATCH([.$A179];[$'olah data'.I$4:$'olah data'.I$39];0);2);&quot;&quot;)">
            <text:p/>
          </table:table-cell>
          <table:table-cell table:style-name="ce27" table:formula="of:=IFERROR(INDEX([$'olah data'.$B$4:$'olah data'.$N$39];MATCH([.$A179];[$'olah data'.J$4:$'olah data'.J$39];0);2);&quot;&quot;)">
            <text:p/>
          </table:table-cell>
          <table:table-cell table:style-name="ce27" table:formula="of:=IFERROR(INDEX([$'olah data'.$B$4:$'olah data'.$N$39];MATCH([.$A179];[$'olah data'.K$4:$'olah data'.K$39];0);2);&quot;&quot;)">
            <text:p/>
          </table:table-cell>
          <table:table-cell table:style-name="ce27" table:formula="of:=IFERROR(INDEX([$'olah data'.$B$4:$'olah data'.$N$39];MATCH([.$A179];[$'olah data'.L$4:$'olah data'.L$39];0);2);&quot;&quot;)">
            <text:p/>
          </table:table-cell>
          <table:table-cell table:style-name="ce27" table:formula="of:=IFERROR(INDEX([$'olah data'.$B$4:$'olah data'.$N$39];MATCH([.$A179];[$'olah data'.M$4:$'olah data'.M$39];0);2);&quot;&quot;)">
            <text:p/>
          </table:table-cell>
          <table:table-cell table:style-name="ce27" table:formula="of:=IFERROR(INDEX([$'olah data'.$B$4:$'olah data'.$N$39];MATCH([.$A179];[$'olah data'.N$4:$'olah data'.N$39];0);2);&quot;&quot;)">
            <text:p/>
          </table:table-cell>
          <table:table-cell table:style-name="ce27" table:formula="of:=CONCATENATE([.D179];[.E179];[.F179];[.G179];[.H179];[.I179];[.J179];[.K179];[.L179];[.M179];[.N179])" office:value-type="string" office:string-value="Self-acceptance vs. self-striving (10 items)" calcext:value-type="string">
            <text:p>Self-acceptance vs. self-striving (10 items)</text:p>
          </table:table-cell>
          <table:table-cell table:style-name="ce84" table:formula="of:=IFERROR([$'View Input'.Z10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79" calcext:value-type="float">
            <text:p>179</text:p>
          </table:table-cell>
          <table:table-cell table:style-name="ce45" office:value-type="float" office:value="5" calcext:value-type="float">
            <text:p>5</text:p>
          </table:table-cell>
          <table:table-cell table:style-name="ce98" table:formula="of:=IF([.R180]=&quot;&quot;;IF([.Q180]=&quot;R&quot;;VLOOKUP([.P180];[$'olah data'.R181:$'olah data'.S185];2);[.P180]);IF([.R180]=[.P180];[.P180];[.Q180]))" office:value-type="float" office:value="0" calcext:value-type="float">
            <text:p>0</text:p>
          </table:table-cell>
          <table:table-cell table:style-name="ce27" table:formula="of:=IFERROR(INDEX([$'olah data'.$B$4:$'olah data'.$N$39];MATCH([.$A180];[$'olah data'.D$4:$'olah data'.D$39];0);2);&quot;&quot;)">
            <text:p/>
          </table:table-cell>
          <table:table-cell table:style-name="ce27" table:formula="of:=IFERROR(INDEX([$'olah data'.$B$4:$'olah data'.$N$39];MATCH([.$A180];[$'olah data'.E$4:$'olah data'.E$39];0);2);&quot;&quot;)">
            <text:p/>
          </table:table-cell>
          <table:table-cell table:style-name="ce27" table:formula="of:=IFERROR(INDEX([$'olah data'.$B$4:$'olah data'.$N$39];MATCH([.$A180];[$'olah data'.F$4:$'olah data'.F$39];0);2);&quot;&quot;)">
            <text:p/>
          </table:table-cell>
          <table:table-cell table:style-name="ce27" table:formula="of:=IFERROR(INDEX([$'olah data'.$B$4:$'olah data'.$N$39];MATCH([.$A180];[$'olah data'.G$4:$'olah data'.G$39];0);2);&quot;&quot;)">
            <text:p/>
          </table:table-cell>
          <table:table-cell table:style-name="ce27" table:formula="of:=IFERROR(INDEX([$'olah data'.$B$4:$'olah data'.$N$39];MATCH([.$A180];[$'olah data'.H$4:$'olah data'.H$39];0);2);&quot;&quot;)">
            <text:p/>
          </table:table-cell>
          <table:table-cell table:style-name="ce27" table:formula="of:=IFERROR(INDEX([$'olah data'.$B$4:$'olah data'.$N$39];MATCH([.$A180];[$'olah data'.I$4:$'olah data'.I$39];0);2);&quot;&quot;)" office:value-type="string" office:string-value="Impulsiveness v. reflection (9 items)" calcext:value-type="string">
            <text:p>Impulsiveness v. reflection (9 items)</text:p>
          </table:table-cell>
          <table:table-cell table:style-name="ce27" table:formula="of:=IFERROR(INDEX([$'olah data'.$B$4:$'olah data'.$N$39];MATCH([.$A180];[$'olah data'.J$4:$'olah data'.J$39];0);2);&quot;&quot;)">
            <text:p/>
          </table:table-cell>
          <table:table-cell table:style-name="ce27" table:formula="of:=IFERROR(INDEX([$'olah data'.$B$4:$'olah data'.$N$39];MATCH([.$A180];[$'olah data'.K$4:$'olah data'.K$39];0);2);&quot;&quot;)">
            <text:p/>
          </table:table-cell>
          <table:table-cell table:style-name="ce27" table:formula="of:=IFERROR(INDEX([$'olah data'.$B$4:$'olah data'.$N$39];MATCH([.$A180];[$'olah data'.L$4:$'olah data'.L$39];0);2);&quot;&quot;)">
            <text:p/>
          </table:table-cell>
          <table:table-cell table:style-name="ce27" table:formula="of:=IFERROR(INDEX([$'olah data'.$B$4:$'olah data'.$N$39];MATCH([.$A180];[$'olah data'.M$4:$'olah data'.M$39];0);2);&quot;&quot;)">
            <text:p/>
          </table:table-cell>
          <table:table-cell table:style-name="ce27" table:formula="of:=IFERROR(INDEX([$'olah data'.$B$4:$'olah data'.$N$39];MATCH([.$A180];[$'olah data'.N$4:$'olah data'.N$39];0);2);&quot;&quot;)">
            <text:p/>
          </table:table-cell>
          <table:table-cell table:style-name="ce27" table:formula="of:=CONCATENATE([.D180];[.E180];[.F180];[.G180];[.H180];[.I180];[.J180];[.K180];[.L180];[.M180];[.N180])" office:value-type="string" office:string-value="Impulsiveness v. reflection (9 items)" calcext:value-type="string">
            <text:p>Impulsiveness v. reflection (9 items)</text:p>
          </table:table-cell>
          <table:table-cell table:style-name="ce84" table:formula="of:=IFERROR([$'View Input'.Z10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0" calcext:value-type="float">
            <text:p>180</text:p>
          </table:table-cell>
          <table:table-cell table:style-name="ce45" office:value-type="float" office:value="5" calcext:value-type="float">
            <text:p>5</text:p>
          </table:table-cell>
          <table:table-cell table:style-name="ce98" table:formula="of:=IF([.R181]=&quot;&quot;;IF([.Q181]=&quot;R&quot;;VLOOKUP([.P181];[$'olah data'.R182:$'olah data'.S186];2);[.P181]);IF([.R181]=[.P181];[.P181];[.Q181]))" office:value-type="float" office:value="0" calcext:value-type="float">
            <text:p>0</text:p>
          </table:table-cell>
          <table:table-cell table:style-name="ce27" table:formula="of:=IFERROR(INDEX([$'olah data'.$B$4:$'olah data'.$N$39];MATCH([.$A181];[$'olah data'.D$4:$'olah data'.D$39];0);2);&quot;&quot;)">
            <text:p/>
          </table:table-cell>
          <table:table-cell table:style-name="ce27" table:formula="of:=IFERROR(INDEX([$'olah data'.$B$4:$'olah data'.$N$39];MATCH([.$A181];[$'olah data'.E$4:$'olah data'.E$39];0);2);&quot;&quot;)">
            <text:p/>
          </table:table-cell>
          <table:table-cell table:style-name="ce27" table:formula="of:=IFERROR(INDEX([$'olah data'.$B$4:$'olah data'.$N$39];MATCH([.$A181];[$'olah data'.F$4:$'olah data'.F$39];0);2);&quot;&quot;)">
            <text:p/>
          </table:table-cell>
          <table:table-cell table:style-name="ce27" table:formula="of:=IFERROR(INDEX([$'olah data'.$B$4:$'olah data'.$N$39];MATCH([.$A181];[$'olah data'.G$4:$'olah data'.G$39];0);2);&quot;&quot;)">
            <text:p/>
          </table:table-cell>
          <table:table-cell table:style-name="ce27" table:formula="of:=IFERROR(INDEX([$'olah data'.$B$4:$'olah data'.$N$39];MATCH([.$A181];[$'olah data'.H$4:$'olah data'.H$39];0);2);&quot;&quot;)">
            <text:p/>
          </table:table-cell>
          <table:table-cell table:style-name="ce27" table:formula="of:=IFERROR(INDEX([$'olah data'.$B$4:$'olah data'.$N$39];MATCH([.$A181];[$'olah data'.I$4:$'olah data'.I$39];0);2);&quot;&quot;)">
            <text:p/>
          </table:table-cell>
          <table:table-cell table:style-name="ce27" table:formula="of:=IFERROR(INDEX([$'olah data'.$B$4:$'olah data'.$N$39];MATCH([.$A181];[$'olah data'.J$4:$'olah data'.J$39];0);2);&quot;&quot;)" office:value-type="string" office:string-value="Shyness with strangers (7 items)" calcext:value-type="string">
            <text:p>Shyness with strangers (7 items)</text:p>
          </table:table-cell>
          <table:table-cell table:style-name="ce27" table:formula="of:=IFERROR(INDEX([$'olah data'.$B$4:$'olah data'.$N$39];MATCH([.$A181];[$'olah data'.K$4:$'olah data'.K$39];0);2);&quot;&quot;)">
            <text:p/>
          </table:table-cell>
          <table:table-cell table:style-name="ce27" table:formula="of:=IFERROR(INDEX([$'olah data'.$B$4:$'olah data'.$N$39];MATCH([.$A181];[$'olah data'.L$4:$'olah data'.L$39];0);2);&quot;&quot;)">
            <text:p/>
          </table:table-cell>
          <table:table-cell table:style-name="ce27" table:formula="of:=IFERROR(INDEX([$'olah data'.$B$4:$'olah data'.$N$39];MATCH([.$A181];[$'olah data'.M$4:$'olah data'.M$39];0);2);&quot;&quot;)">
            <text:p/>
          </table:table-cell>
          <table:table-cell table:style-name="ce27" table:formula="of:=IFERROR(INDEX([$'olah data'.$B$4:$'olah data'.$N$39];MATCH([.$A181];[$'olah data'.N$4:$'olah data'.N$39];0);2);&quot;&quot;)">
            <text:p/>
          </table:table-cell>
          <table:table-cell table:style-name="ce27" table:formula="of:=CONCATENATE([.D181];[.E181];[.F181];[.G181];[.H181];[.I181];[.J181];[.K181];[.L181];[.M181];[.N181])" office:value-type="string" office:string-value="Shyness with strangers (7 items)" calcext:value-type="string">
            <text:p>Shyness with strangers (7 items)</text:p>
          </table:table-cell>
          <table:table-cell table:style-name="ce84" table:formula="of:=IFERROR([$'View Input'.Z11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1" calcext:value-type="float">
            <text:p>181</text:p>
          </table:table-cell>
          <table:table-cell table:style-name="ce45" office:value-type="float" office:value="5" calcext:value-type="float">
            <text:p>5</text:p>
          </table:table-cell>
          <table:table-cell table:style-name="ce98" table:formula="of:=IF([.R182]=&quot;&quot;;IF([.Q182]=&quot;R&quot;;VLOOKUP([.P182];[$'olah data'.R183:$'olah data'.S187];2);[.P182]);IF([.R182]=[.P182];[.P182];[.Q182]))" office:value-type="float" office:value="0" calcext:value-type="float">
            <text:p>0</text:p>
          </table:table-cell>
          <table:table-cell table:style-name="ce27" table:formula="of:=IFERROR(INDEX([$'olah data'.$B$4:$'olah data'.$N$39];MATCH([.$A182];[$'olah data'.D$4:$'olah data'.D$39];0);2);&quot;&quot;)">
            <text:p/>
          </table:table-cell>
          <table:table-cell table:style-name="ce27" table:formula="of:=IFERROR(INDEX([$'olah data'.$B$4:$'olah data'.$N$39];MATCH([.$A182];[$'olah data'.E$4:$'olah data'.E$39];0);2);&quot;&quot;)">
            <text:p/>
          </table:table-cell>
          <table:table-cell table:style-name="ce27" table:formula="of:=IFERROR(INDEX([$'olah data'.$B$4:$'olah data'.$N$39];MATCH([.$A182];[$'olah data'.F$4:$'olah data'.F$39];0);2);&quot;&quot;)">
            <text:p/>
          </table:table-cell>
          <table:table-cell table:style-name="ce27" table:formula="of:=IFERROR(INDEX([$'olah data'.$B$4:$'olah data'.$N$39];MATCH([.$A182];[$'olah data'.G$4:$'olah data'.G$39];0);2);&quot;&quot;)">
            <text:p/>
          </table:table-cell>
          <table:table-cell table:style-name="ce27" table:formula="of:=IFERROR(INDEX([$'olah data'.$B$4:$'olah data'.$N$39];MATCH([.$A182];[$'olah data'.H$4:$'olah data'.H$39];0);2);&quot;&quot;)" office:value-type="string" office:string-value="Sentimentality (8 items)" calcext:value-type="string">
            <text:p>Sentimentality (8 items)</text:p>
          </table:table-cell>
          <table:table-cell table:style-name="ce27" table:formula="of:=IFERROR(INDEX([$'olah data'.$B$4:$'olah data'.$N$39];MATCH([.$A182];[$'olah data'.I$4:$'olah data'.I$39];0);2);&quot;&quot;)">
            <text:p/>
          </table:table-cell>
          <table:table-cell table:style-name="ce27" table:formula="of:=IFERROR(INDEX([$'olah data'.$B$4:$'olah data'.$N$39];MATCH([.$A182];[$'olah data'.J$4:$'olah data'.J$39];0);2);&quot;&quot;)">
            <text:p/>
          </table:table-cell>
          <table:table-cell table:style-name="ce27" table:formula="of:=IFERROR(INDEX([$'olah data'.$B$4:$'olah data'.$N$39];MATCH([.$A182];[$'olah data'.K$4:$'olah data'.K$39];0);2);&quot;&quot;)">
            <text:p/>
          </table:table-cell>
          <table:table-cell table:style-name="ce27" table:formula="of:=IFERROR(INDEX([$'olah data'.$B$4:$'olah data'.$N$39];MATCH([.$A182];[$'olah data'.L$4:$'olah data'.L$39];0);2);&quot;&quot;)">
            <text:p/>
          </table:table-cell>
          <table:table-cell table:style-name="ce27" table:formula="of:=IFERROR(INDEX([$'olah data'.$B$4:$'olah data'.$N$39];MATCH([.$A182];[$'olah data'.M$4:$'olah data'.M$39];0);2);&quot;&quot;)">
            <text:p/>
          </table:table-cell>
          <table:table-cell table:style-name="ce27" table:formula="of:=IFERROR(INDEX([$'olah data'.$B$4:$'olah data'.$N$39];MATCH([.$A182];[$'olah data'.N$4:$'olah data'.N$39];0);2);&quot;&quot;)">
            <text:p/>
          </table:table-cell>
          <table:table-cell table:style-name="ce27" table:formula="of:=CONCATENATE([.D182];[.E182];[.F182];[.G182];[.H182];[.I182];[.J182];[.K182];[.L182];[.M182];[.N182])" office:value-type="string" office:string-value="Sentimentality (8 items)" calcext:value-type="string">
            <text:p>Sentimentality (8 items)</text:p>
          </table:table-cell>
          <table:table-cell table:style-name="ce84" table:formula="of:=IFERROR([$'View Input'.Z11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2" calcext:value-type="float">
            <text:p>182</text:p>
          </table:table-cell>
          <table:table-cell table:style-name="ce45" office:value-type="float" office:value="5" calcext:value-type="float">
            <text:p>5</text:p>
          </table:table-cell>
          <table:table-cell table:style-name="ce98" table:formula="of:=IF([.R183]=&quot;&quot;;IF([.Q183]=&quot;R&quot;;VLOOKUP([.P183];[$'olah data'.R184:$'olah data'.S188];2);[.P183]);IF([.R183]=[.P183];[.P183];[.Q183]))" office:value-type="float" office:value="0" calcext:value-type="float">
            <text:p>0</text:p>
          </table:table-cell>
          <table:table-cell table:style-name="ce27" table:formula="of:=IFERROR(INDEX([$'olah data'.$B$4:$'olah data'.$N$39];MATCH([.$A183];[$'olah data'.D$4:$'olah data'.D$39];0);2);&quot;&quot;)">
            <text:p/>
          </table:table-cell>
          <table:table-cell table:style-name="ce27" table:formula="of:=IFERROR(INDEX([$'olah data'.$B$4:$'olah data'.$N$39];MATCH([.$A183];[$'olah data'.E$4:$'olah data'.E$39];0);2);&quot;&quot;)">
            <text:p/>
          </table:table-cell>
          <table:table-cell table:style-name="ce27" table:formula="of:=IFERROR(INDEX([$'olah data'.$B$4:$'olah data'.$N$39];MATCH([.$A183];[$'olah data'.F$4:$'olah data'.F$39];0);2);&quot;&quot;)">
            <text:p/>
          </table:table-cell>
          <table:table-cell table:style-name="ce27" table:formula="of:=IFERROR(INDEX([$'olah data'.$B$4:$'olah data'.$N$39];MATCH([.$A183];[$'olah data'.G$4:$'olah data'.G$39];0);2);&quot;&quot;)">
            <text:p/>
          </table:table-cell>
          <table:table-cell table:style-name="ce27" table:formula="of:=IFERROR(INDEX([$'olah data'.$B$4:$'olah data'.$N$39];MATCH([.$A183];[$'olah data'.H$4:$'olah data'.H$39];0);2);&quot;&quot;)">
            <text:p/>
          </table:table-cell>
          <table:table-cell table:style-name="ce27" table:formula="of:=IFERROR(INDEX([$'olah data'.$B$4:$'olah data'.$N$39];MATCH([.$A183];[$'olah data'.I$4:$'olah data'.I$39];0);2);&quot;&quot;)" office:value-type="string" office:string-value="Self-acceptance vs. self-striving (10 items)" calcext:value-type="string">
            <text:p>Self-acceptance vs. self-striving (10 items)</text:p>
          </table:table-cell>
          <table:table-cell table:style-name="ce27" table:formula="of:=IFERROR(INDEX([$'olah data'.$B$4:$'olah data'.$N$39];MATCH([.$A183];[$'olah data'.J$4:$'olah data'.J$39];0);2);&quot;&quot;)">
            <text:p/>
          </table:table-cell>
          <table:table-cell table:style-name="ce27" table:formula="of:=IFERROR(INDEX([$'olah data'.$B$4:$'olah data'.$N$39];MATCH([.$A183];[$'olah data'.K$4:$'olah data'.K$39];0);2);&quot;&quot;)">
            <text:p/>
          </table:table-cell>
          <table:table-cell table:style-name="ce27" table:formula="of:=IFERROR(INDEX([$'olah data'.$B$4:$'olah data'.$N$39];MATCH([.$A183];[$'olah data'.L$4:$'olah data'.L$39];0);2);&quot;&quot;)">
            <text:p/>
          </table:table-cell>
          <table:table-cell table:style-name="ce27" table:formula="of:=IFERROR(INDEX([$'olah data'.$B$4:$'olah data'.$N$39];MATCH([.$A183];[$'olah data'.M$4:$'olah data'.M$39];0);2);&quot;&quot;)">
            <text:p/>
          </table:table-cell>
          <table:table-cell table:style-name="ce27" table:formula="of:=IFERROR(INDEX([$'olah data'.$B$4:$'olah data'.$N$39];MATCH([.$A183];[$'olah data'.N$4:$'olah data'.N$39];0);2);&quot;&quot;)">
            <text:p/>
          </table:table-cell>
          <table:table-cell table:style-name="ce27" table:formula="of:=CONCATENATE([.D183];[.E183];[.F183];[.G183];[.H183];[.I183];[.J183];[.K183];[.L183];[.M183];[.N183])" office:value-type="string" office:string-value="Self-acceptance vs. self-striving (10 items)" calcext:value-type="string">
            <text:p>Self-acceptance vs. self-striving (10 items)</text:p>
          </table:table-cell>
          <table:table-cell table:style-name="ce84" table:formula="of:=IFERROR([$'View Input'.Z11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3" calcext:value-type="float">
            <text:p>183</text:p>
          </table:table-cell>
          <table:table-cell table:style-name="ce45" office:value-type="float" office:value="5" calcext:value-type="float">
            <text:p>5</text:p>
          </table:table-cell>
          <table:table-cell table:style-name="ce98" table:formula="of:=IF([.R184]=&quot;&quot;;IF([.Q184]=&quot;R&quot;;VLOOKUP([.P184];[$'olah data'.R185:$'olah data'.S189];2);[.P184]);IF([.R184]=[.P184];[.P184];[.Q184]))" office:value-type="float" office:value="0" calcext:value-type="float">
            <text:p>0</text:p>
          </table:table-cell>
          <table:table-cell table:style-name="ce27" table:formula="of:=IFERROR(INDEX([$'olah data'.$B$4:$'olah data'.$N$39];MATCH([.$A184];[$'olah data'.D$4:$'olah data'.D$39];0);2);&quot;&quot;)">
            <text:p/>
          </table:table-cell>
          <table:table-cell table:style-name="ce27" table:formula="of:=IFERROR(INDEX([$'olah data'.$B$4:$'olah data'.$N$39];MATCH([.$A184];[$'olah data'.E$4:$'olah data'.E$39];0);2);&quot;&quot;)">
            <text:p/>
          </table:table-cell>
          <table:table-cell table:style-name="ce27" table:formula="of:=IFERROR(INDEX([$'olah data'.$B$4:$'olah data'.$N$39];MATCH([.$A184];[$'olah data'.F$4:$'olah data'.F$39];0);2);&quot;&quot;)" office:value-type="string" office:string-value="Helpfulness vs. unhelpfulness (8 items)" calcext:value-type="string">
            <text:p>Helpfulness vs. unhelpfulness (8 items)</text:p>
          </table:table-cell>
          <table:table-cell table:style-name="ce27" table:formula="of:=IFERROR(INDEX([$'olah data'.$B$4:$'olah data'.$N$39];MATCH([.$A184];[$'olah data'.G$4:$'olah data'.G$39];0);2);&quot;&quot;)">
            <text:p/>
          </table:table-cell>
          <table:table-cell table:style-name="ce27" table:formula="of:=IFERROR(INDEX([$'olah data'.$B$4:$'olah data'.$N$39];MATCH([.$A184];[$'olah data'.H$4:$'olah data'.H$39];0);2);&quot;&quot;)">
            <text:p/>
          </table:table-cell>
          <table:table-cell table:style-name="ce27" table:formula="of:=IFERROR(INDEX([$'olah data'.$B$4:$'olah data'.$N$39];MATCH([.$A184];[$'olah data'.I$4:$'olah data'.I$39];0);2);&quot;&quot;)">
            <text:p/>
          </table:table-cell>
          <table:table-cell table:style-name="ce27" table:formula="of:=IFERROR(INDEX([$'olah data'.$B$4:$'olah data'.$N$39];MATCH([.$A184];[$'olah data'.J$4:$'olah data'.J$39];0);2);&quot;&quot;)">
            <text:p/>
          </table:table-cell>
          <table:table-cell table:style-name="ce27" table:formula="of:=IFERROR(INDEX([$'olah data'.$B$4:$'olah data'.$N$39];MATCH([.$A184];[$'olah data'.K$4:$'olah data'.K$39];0);2);&quot;&quot;)">
            <text:p/>
          </table:table-cell>
          <table:table-cell table:style-name="ce27" table:formula="of:=IFERROR(INDEX([$'olah data'.$B$4:$'olah data'.$N$39];MATCH([.$A184];[$'olah data'.L$4:$'olah data'.L$39];0);2);&quot;&quot;)">
            <text:p/>
          </table:table-cell>
          <table:table-cell table:style-name="ce27" table:formula="of:=IFERROR(INDEX([$'olah data'.$B$4:$'olah data'.$N$39];MATCH([.$A184];[$'olah data'.M$4:$'olah data'.M$39];0);2);&quot;&quot;)">
            <text:p/>
          </table:table-cell>
          <table:table-cell table:style-name="ce27" table:formula="of:=IFERROR(INDEX([$'olah data'.$B$4:$'olah data'.$N$39];MATCH([.$A184];[$'olah data'.N$4:$'olah data'.N$39];0);2);&quot;&quot;)">
            <text:p/>
          </table:table-cell>
          <table:table-cell table:style-name="ce27" table:formula="of:=CONCATENATE([.D184];[.E184];[.F184];[.G184];[.H184];[.I184];[.J184];[.K184];[.L184];[.M184];[.N184])" office:value-type="string" office:string-value="Helpfulness vs. unhelpfulness (8 items)" calcext:value-type="string">
            <text:p>Helpfulness vs. unhelpfulness (8 items)</text:p>
          </table:table-cell>
          <table:table-cell table:style-name="ce84" table:formula="of:=IFERROR([$'View Input'.Z11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4" calcext:value-type="float">
            <text:p>184</text:p>
          </table:table-cell>
          <table:table-cell table:style-name="ce45" office:value-type="float" office:value="5" calcext:value-type="float">
            <text:p>5</text:p>
          </table:table-cell>
          <table:table-cell table:style-name="ce98" table:formula="of:=IF([.R185]=&quot;&quot;;IF([.Q185]=&quot;R&quot;;VLOOKUP([.P185];[$'olah data'.R186:$'olah data'.S190];2);[.P185]);IF([.R185]=[.P185];[.P185];[.Q185]))" office:value-type="float" office:value="0" calcext:value-type="float">
            <text:p>0</text:p>
          </table:table-cell>
          <table:table-cell table:style-name="ce27" table:formula="of:=IFERROR(INDEX([$'olah data'.$B$4:$'olah data'.$N$39];MATCH([.$A185];[$'olah data'.D$4:$'olah data'.D$39];0);2);&quot;&quot;)" office:value-type="string" office:string-value="Resourcefulness (5 items)" calcext:value-type="string">
            <text:p>Resourcefulness (5 items)</text:p>
          </table:table-cell>
          <table:table-cell table:style-name="ce27" table:formula="of:=IFERROR(INDEX([$'olah data'.$B$4:$'olah data'.$N$39];MATCH([.$A185];[$'olah data'.E$4:$'olah data'.E$39];0);2);&quot;&quot;)">
            <text:p/>
          </table:table-cell>
          <table:table-cell table:style-name="ce27" table:formula="of:=IFERROR(INDEX([$'olah data'.$B$4:$'olah data'.$N$39];MATCH([.$A185];[$'olah data'.F$4:$'olah data'.F$39];0);2);&quot;&quot;)">
            <text:p/>
          </table:table-cell>
          <table:table-cell table:style-name="ce27" table:formula="of:=IFERROR(INDEX([$'olah data'.$B$4:$'olah data'.$N$39];MATCH([.$A185];[$'olah data'.G$4:$'olah data'.G$39];0);2);&quot;&quot;)">
            <text:p/>
          </table:table-cell>
          <table:table-cell table:style-name="ce27" table:formula="of:=IFERROR(INDEX([$'olah data'.$B$4:$'olah data'.$N$39];MATCH([.$A185];[$'olah data'.H$4:$'olah data'.H$39];0);2);&quot;&quot;)">
            <text:p/>
          </table:table-cell>
          <table:table-cell table:style-name="ce27" table:formula="of:=IFERROR(INDEX([$'olah data'.$B$4:$'olah data'.$N$39];MATCH([.$A185];[$'olah data'.I$4:$'olah data'.I$39];0);2);&quot;&quot;)">
            <text:p/>
          </table:table-cell>
          <table:table-cell table:style-name="ce27" table:formula="of:=IFERROR(INDEX([$'olah data'.$B$4:$'olah data'.$N$39];MATCH([.$A185];[$'olah data'.J$4:$'olah data'.J$39];0);2);&quot;&quot;)">
            <text:p/>
          </table:table-cell>
          <table:table-cell table:style-name="ce27" table:formula="of:=IFERROR(INDEX([$'olah data'.$B$4:$'olah data'.$N$39];MATCH([.$A185];[$'olah data'.K$4:$'olah data'.K$39];0);2);&quot;&quot;)">
            <text:p/>
          </table:table-cell>
          <table:table-cell table:style-name="ce27" table:formula="of:=IFERROR(INDEX([$'olah data'.$B$4:$'olah data'.$N$39];MATCH([.$A185];[$'olah data'.L$4:$'olah data'.L$39];0);2);&quot;&quot;)">
            <text:p/>
          </table:table-cell>
          <table:table-cell table:style-name="ce27" table:formula="of:=IFERROR(INDEX([$'olah data'.$B$4:$'olah data'.$N$39];MATCH([.$A185];[$'olah data'.M$4:$'olah data'.M$39];0);2);&quot;&quot;)">
            <text:p/>
          </table:table-cell>
          <table:table-cell table:style-name="ce27" table:formula="of:=IFERROR(INDEX([$'olah data'.$B$4:$'olah data'.$N$39];MATCH([.$A185];[$'olah data'.N$4:$'olah data'.N$39];0);2);&quot;&quot;)">
            <text:p/>
          </table:table-cell>
          <table:table-cell table:style-name="ce27" table:formula="of:=CONCATENATE([.D185];[.E185];[.F185];[.G185];[.H185];[.I185];[.J185];[.K185];[.L185];[.M185];[.N185])" office:value-type="string" office:string-value="Resourcefulness (5 items)" calcext:value-type="string">
            <text:p>Resourcefulness (5 items)</text:p>
          </table:table-cell>
          <table:table-cell table:style-name="ce84" table:formula="of:=IFERROR([$'View Input'.Z11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5" calcext:value-type="float">
            <text:p>185</text:p>
          </table:table-cell>
          <table:table-cell table:style-name="ce45" office:value-type="float" office:value="5" calcext:value-type="float">
            <text:p>5</text:p>
          </table:table-cell>
          <table:table-cell table:style-name="ce98" table:formula="of:=IF([.R186]=&quot;&quot;;IF([.Q186]=&quot;R&quot;;VLOOKUP([.P186];[$'olah data'.R187:$'olah data'.S191];2);[.P186]);IF([.R186]=[.P186];[.P186];[.Q186]))" office:value-type="float" office:value="0" calcext:value-type="float">
            <text:p>0</text:p>
          </table:table-cell>
          <table:table-cell table:style-name="ce27" table:formula="of:=IFERROR(INDEX([$'olah data'.$B$4:$'olah data'.$N$39];MATCH([.$A186];[$'olah data'.D$4:$'olah data'.D$39];0);2);&quot;&quot;)">
            <text:p/>
          </table:table-cell>
          <table:table-cell table:style-name="ce27" table:formula="of:=IFERROR(INDEX([$'olah data'.$B$4:$'olah data'.$N$39];MATCH([.$A186];[$'olah data'.E$4:$'olah data'.E$39];0);2);&quot;&quot;)">
            <text:p/>
          </table:table-cell>
          <table:table-cell table:style-name="ce27" table:formula="of:=IFERROR(INDEX([$'olah data'.$B$4:$'olah data'.$N$39];MATCH([.$A186];[$'olah data'.F$4:$'olah data'.F$39];0);2);&quot;&quot;)">
            <text:p/>
          </table:table-cell>
          <table:table-cell table:style-name="ce27" table:formula="of:=IFERROR(INDEX([$'olah data'.$B$4:$'olah data'.$N$39];MATCH([.$A186];[$'olah data'.G$4:$'olah data'.G$39];0);2);&quot;&quot;)">
            <text:p/>
          </table:table-cell>
          <table:table-cell table:style-name="ce27" table:formula="of:=IFERROR(INDEX([$'olah data'.$B$4:$'olah data'.$N$39];MATCH([.$A186];[$'olah data'.H$4:$'olah data'.H$39];0);2);&quot;&quot;)">
            <text:p/>
          </table:table-cell>
          <table:table-cell table:style-name="ce27" table:formula="of:=IFERROR(INDEX([$'olah data'.$B$4:$'olah data'.$N$39];MATCH([.$A186];[$'olah data'.I$4:$'olah data'.I$39];0);2);&quot;&quot;)">
            <text:p/>
          </table:table-cell>
          <table:table-cell table:style-name="ce27" table:formula="of:=IFERROR(INDEX([$'olah data'.$B$4:$'olah data'.$N$39];MATCH([.$A186];[$'olah data'.J$4:$'olah data'.J$39];0);2);&quot;&quot;)" office:value-type="string" office:string-value="Helpfulness vs. unhelpfulness (8 items)" calcext:value-type="string">
            <text:p>Helpfulness vs. unhelpfulness (8 items)</text:p>
          </table:table-cell>
          <table:table-cell table:style-name="ce27" table:formula="of:=IFERROR(INDEX([$'olah data'.$B$4:$'olah data'.$N$39];MATCH([.$A186];[$'olah data'.K$4:$'olah data'.K$39];0);2);&quot;&quot;)">
            <text:p/>
          </table:table-cell>
          <table:table-cell table:style-name="ce27" table:formula="of:=IFERROR(INDEX([$'olah data'.$B$4:$'olah data'.$N$39];MATCH([.$A186];[$'olah data'.L$4:$'olah data'.L$39];0);2);&quot;&quot;)">
            <text:p/>
          </table:table-cell>
          <table:table-cell table:style-name="ce27" table:formula="of:=IFERROR(INDEX([$'olah data'.$B$4:$'olah data'.$N$39];MATCH([.$A186];[$'olah data'.M$4:$'olah data'.M$39];0);2);&quot;&quot;)">
            <text:p/>
          </table:table-cell>
          <table:table-cell table:style-name="ce27" table:formula="of:=IFERROR(INDEX([$'olah data'.$B$4:$'olah data'.$N$39];MATCH([.$A186];[$'olah data'.N$4:$'olah data'.N$39];0);2);&quot;&quot;)">
            <text:p/>
          </table:table-cell>
          <table:table-cell table:style-name="ce27" table:formula="of:=CONCATENATE([.D186];[.E186];[.F186];[.G186];[.H186];[.I186];[.J186];[.K186];[.L186];[.M186];[.N186])" office:value-type="string" office:string-value="Helpfulness vs. unhelpfulness (8 items)" calcext:value-type="string">
            <text:p>Helpfulness vs. unhelpfulness (8 items)</text:p>
          </table:table-cell>
          <table:table-cell table:style-name="ce84" table:formula="of:=IFERROR([$'View Input'.Z11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6" calcext:value-type="float">
            <text:p>186</text:p>
          </table:table-cell>
          <table:table-cell table:style-name="ce45" office:value-type="float" office:value="5" calcext:value-type="float">
            <text:p>5</text:p>
          </table:table-cell>
          <table:table-cell table:style-name="ce98" table:formula="of:=IF([.R187]=&quot;&quot;;IF([.Q187]=&quot;R&quot;;VLOOKUP([.P187];[$'olah data'.R188:$'olah data'.S192];2);[.P187]);IF([.R187]=[.P187];[.P187];[.Q187]))" office:value-type="float" office:value="0" calcext:value-type="float">
            <text:p>0</text:p>
          </table:table-cell>
          <table:table-cell table:style-name="ce27" table:formula="of:=IFERROR(INDEX([$'olah data'.$B$4:$'olah data'.$N$39];MATCH([.$A187];[$'olah data'.D$4:$'olah data'.D$39];0);2);&quot;&quot;)">
            <text:p/>
          </table:table-cell>
          <table:table-cell table:style-name="ce27" table:formula="of:=IFERROR(INDEX([$'olah data'.$B$4:$'olah data'.$N$39];MATCH([.$A187];[$'olah data'.E$4:$'olah data'.E$39];0);2);&quot;&quot;)">
            <text:p/>
          </table:table-cell>
          <table:table-cell table:style-name="ce27" table:formula="of:=IFERROR(INDEX([$'olah data'.$B$4:$'olah data'.$N$39];MATCH([.$A187];[$'olah data'.F$4:$'olah data'.F$39];0);2);&quot;&quot;)">
            <text:p/>
          </table:table-cell>
          <table:table-cell table:style-name="ce27" table:formula="of:=IFERROR(INDEX([$'olah data'.$B$4:$'olah data'.$N$39];MATCH([.$A187];[$'olah data'.G$4:$'olah data'.G$39];0);2);&quot;&quot;)" office:value-type="string" office:string-value="Fatigability v. asthenia (8 items)" calcext:value-type="string">
            <text:p>Fatigability v. asthenia (8 items)</text:p>
          </table:table-cell>
          <table:table-cell table:style-name="ce27" table:formula="of:=IFERROR(INDEX([$'olah data'.$B$4:$'olah data'.$N$39];MATCH([.$A187];[$'olah data'.H$4:$'olah data'.H$39];0);2);&quot;&quot;)">
            <text:p/>
          </table:table-cell>
          <table:table-cell table:style-name="ce27" table:formula="of:=IFERROR(INDEX([$'olah data'.$B$4:$'olah data'.$N$39];MATCH([.$A187];[$'olah data'.I$4:$'olah data'.I$39];0);2);&quot;&quot;)">
            <text:p/>
          </table:table-cell>
          <table:table-cell table:style-name="ce27" table:formula="of:=IFERROR(INDEX([$'olah data'.$B$4:$'olah data'.$N$39];MATCH([.$A187];[$'olah data'.J$4:$'olah data'.J$39];0);2);&quot;&quot;)">
            <text:p/>
          </table:table-cell>
          <table:table-cell table:style-name="ce27" table:formula="of:=IFERROR(INDEX([$'olah data'.$B$4:$'olah data'.$N$39];MATCH([.$A187];[$'olah data'.K$4:$'olah data'.K$39];0);2);&quot;&quot;)">
            <text:p/>
          </table:table-cell>
          <table:table-cell table:style-name="ce27" table:formula="of:=IFERROR(INDEX([$'olah data'.$B$4:$'olah data'.$N$39];MATCH([.$A187];[$'olah data'.L$4:$'olah data'.L$39];0);2);&quot;&quot;)">
            <text:p/>
          </table:table-cell>
          <table:table-cell table:style-name="ce27" table:formula="of:=IFERROR(INDEX([$'olah data'.$B$4:$'olah data'.$N$39];MATCH([.$A187];[$'olah data'.M$4:$'olah data'.M$39];0);2);&quot;&quot;)">
            <text:p/>
          </table:table-cell>
          <table:table-cell table:style-name="ce27" table:formula="of:=IFERROR(INDEX([$'olah data'.$B$4:$'olah data'.$N$39];MATCH([.$A187];[$'olah data'.N$4:$'olah data'.N$39];0);2);&quot;&quot;)">
            <text:p/>
          </table:table-cell>
          <table:table-cell table:style-name="ce27" table:formula="of:=CONCATENATE([.D187];[.E187];[.F187];[.G187];[.H187];[.I187];[.J187];[.K187];[.L187];[.M187];[.N187])" office:value-type="string" office:string-value="Fatigability v. asthenia (8 items)" calcext:value-type="string">
            <text:p>Fatigability v. asthenia (8 items)</text:p>
          </table:table-cell>
          <table:table-cell table:style-name="ce84" table:formula="of:=IFERROR([$'View Input'.Z11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7" calcext:value-type="float">
            <text:p>187</text:p>
          </table:table-cell>
          <table:table-cell table:style-name="ce45" office:value-type="float" office:value="5" calcext:value-type="float">
            <text:p>5</text:p>
          </table:table-cell>
          <table:table-cell table:style-name="ce98" table:formula="of:=IF([.R188]=&quot;&quot;;IF([.Q188]=&quot;R&quot;;VLOOKUP([.P188];[$'olah data'.R189:$'olah data'.S193];2);[.P188]);IF([.R188]=[.P188];[.P188];[.Q188]))" office:value-type="float" office:value="0" calcext:value-type="float">
            <text:p>0</text:p>
          </table:table-cell>
          <table:table-cell table:style-name="ce27" table:formula="of:=IFERROR(INDEX([$'olah data'.$B$4:$'olah data'.$N$39];MATCH([.$A188];[$'olah data'.D$4:$'olah data'.D$39];0);2);&quot;&quot;)">
            <text:p/>
          </table:table-cell>
          <table:table-cell table:style-name="ce27" table:formula="of:=IFERROR(INDEX([$'olah data'.$B$4:$'olah data'.$N$39];MATCH([.$A188];[$'olah data'.E$4:$'olah data'.E$39];0);2);&quot;&quot;)">
            <text:p/>
          </table:table-cell>
          <table:table-cell table:style-name="ce27" table:formula="of:=IFERROR(INDEX([$'olah data'.$B$4:$'olah data'.$N$39];MATCH([.$A188];[$'olah data'.F$4:$'olah data'.F$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88];[$'olah data'.G$4:$'olah data'.G$39];0);2);&quot;&quot;)">
            <text:p/>
          </table:table-cell>
          <table:table-cell table:style-name="ce27" table:formula="of:=IFERROR(INDEX([$'olah data'.$B$4:$'olah data'.$N$39];MATCH([.$A188];[$'olah data'.H$4:$'olah data'.H$39];0);2);&quot;&quot;)">
            <text:p/>
          </table:table-cell>
          <table:table-cell table:style-name="ce27" table:formula="of:=IFERROR(INDEX([$'olah data'.$B$4:$'olah data'.$N$39];MATCH([.$A188];[$'olah data'.I$4:$'olah data'.I$39];0);2);&quot;&quot;)">
            <text:p/>
          </table:table-cell>
          <table:table-cell table:style-name="ce27" table:formula="of:=IFERROR(INDEX([$'olah data'.$B$4:$'olah data'.$N$39];MATCH([.$A188];[$'olah data'.J$4:$'olah data'.J$39];0);2);&quot;&quot;)">
            <text:p/>
          </table:table-cell>
          <table:table-cell table:style-name="ce27" table:formula="of:=IFERROR(INDEX([$'olah data'.$B$4:$'olah data'.$N$39];MATCH([.$A188];[$'olah data'.K$4:$'olah data'.K$39];0);2);&quot;&quot;)">
            <text:p/>
          </table:table-cell>
          <table:table-cell table:style-name="ce27" table:formula="of:=IFERROR(INDEX([$'olah data'.$B$4:$'olah data'.$N$39];MATCH([.$A188];[$'olah data'.L$4:$'olah data'.L$39];0);2);&quot;&quot;)">
            <text:p/>
          </table:table-cell>
          <table:table-cell table:style-name="ce27" table:formula="of:=IFERROR(INDEX([$'olah data'.$B$4:$'olah data'.$N$39];MATCH([.$A188];[$'olah data'.M$4:$'olah data'.M$39];0);2);&quot;&quot;)">
            <text:p/>
          </table:table-cell>
          <table:table-cell table:style-name="ce27" table:formula="of:=IFERROR(INDEX([$'olah data'.$B$4:$'olah data'.$N$39];MATCH([.$A188];[$'olah data'.N$4:$'olah data'.N$39];0);2);&quot;&quot;)">
            <text:p/>
          </table:table-cell>
          <table:table-cell table:style-name="ce27" table:formula="of:=CONCATENATE([.D188];[.E188];[.F188];[.G188];[.H188];[.I188];[.J188];[.K188];[.L188];[.M188];[.N188])" office:value-type="string" office:string-value="Pure-hearted conscience vs. self-serving advantage (8 items)" calcext:value-type="string">
            <text:p>Pure-hearted conscience vs. self-serving advantage (8 items)</text:p>
          </table:table-cell>
          <table:table-cell table:style-name="ce84" table:formula="of:=IFERROR([$'View Input'.Z11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8" calcext:value-type="float">
            <text:p>188</text:p>
          </table:table-cell>
          <table:table-cell table:style-name="ce45" office:value-type="float" office:value="5" calcext:value-type="float">
            <text:p>5</text:p>
          </table:table-cell>
          <table:table-cell table:style-name="ce98" table:formula="of:=IF([.R189]=&quot;&quot;;IF([.Q189]=&quot;R&quot;;VLOOKUP([.P189];[$'olah data'.R190:$'olah data'.S194];2);[.P189]);IF([.R189]=[.P189];[.P189];[.Q189]))" office:value-type="float" office:value="0" calcext:value-type="float">
            <text:p>0</text:p>
          </table:table-cell>
          <table:table-cell table:style-name="ce27" table:formula="of:=IFERROR(INDEX([$'olah data'.$B$4:$'olah data'.$N$39];MATCH([.$A189];[$'olah data'.D$4:$'olah data'.D$39];0);2);&quot;&quot;)">
            <text:p/>
          </table:table-cell>
          <table:table-cell table:style-name="ce27" table:formula="of:=IFERROR(INDEX([$'olah data'.$B$4:$'olah data'.$N$39];MATCH([.$A189];[$'olah data'.E$4:$'olah data'.E$39];0);2);&quot;&quot;)">
            <text:p/>
          </table:table-cell>
          <table:table-cell table:style-name="ce27" table:formula="of:=IFERROR(INDEX([$'olah data'.$B$4:$'olah data'.$N$39];MATCH([.$A189];[$'olah data'.F$4:$'olah data'.F$39];0);2);&quot;&quot;)">
            <text:p/>
          </table:table-cell>
          <table:table-cell table:style-name="ce27" table:formula="of:=IFERROR(INDEX([$'olah data'.$B$4:$'olah data'.$N$39];MATCH([.$A189];[$'olah data'.G$4:$'olah data'.G$39];0);2);&quot;&quot;)">
            <text:p/>
          </table:table-cell>
          <table:table-cell table:style-name="ce27" table:formula="of:=IFERROR(INDEX([$'olah data'.$B$4:$'olah data'.$N$39];MATCH([.$A189];[$'olah data'.H$4:$'olah data'.H$39];0);2);&quot;&quot;)">
            <text:p/>
          </table:table-cell>
          <table:table-cell table:style-name="ce27" table:formula="of:=IFERROR(INDEX([$'olah data'.$B$4:$'olah data'.$N$39];MATCH([.$A189];[$'olah data'.I$4:$'olah data'.I$39];0);2);&quot;&quot;)">
            <text:p/>
          </table:table-cell>
          <table:table-cell table:style-name="ce27" table:formula="of:=IFERROR(INDEX([$'olah data'.$B$4:$'olah data'.$N$39];MATCH([.$A189];[$'olah data'.J$4:$'olah data'.J$39];0);2);&quot;&quot;)" office:value-type="string" office:string-value="Self-acceptance vs. self-striving (10 items)" calcext:value-type="string">
            <text:p>Self-acceptance vs. self-striving (10 items)</text:p>
          </table:table-cell>
          <table:table-cell table:style-name="ce27" table:formula="of:=IFERROR(INDEX([$'olah data'.$B$4:$'olah data'.$N$39];MATCH([.$A189];[$'olah data'.K$4:$'olah data'.K$39];0);2);&quot;&quot;)">
            <text:p/>
          </table:table-cell>
          <table:table-cell table:style-name="ce27" table:formula="of:=IFERROR(INDEX([$'olah data'.$B$4:$'olah data'.$N$39];MATCH([.$A189];[$'olah data'.L$4:$'olah data'.L$39];0);2);&quot;&quot;)">
            <text:p/>
          </table:table-cell>
          <table:table-cell table:style-name="ce27" table:formula="of:=IFERROR(INDEX([$'olah data'.$B$4:$'olah data'.$N$39];MATCH([.$A189];[$'olah data'.M$4:$'olah data'.M$39];0);2);&quot;&quot;)">
            <text:p/>
          </table:table-cell>
          <table:table-cell table:style-name="ce27" table:formula="of:=IFERROR(INDEX([$'olah data'.$B$4:$'olah data'.$N$39];MATCH([.$A189];[$'olah data'.N$4:$'olah data'.N$39];0);2);&quot;&quot;)">
            <text:p/>
          </table:table-cell>
          <table:table-cell table:style-name="ce27" table:formula="of:=CONCATENATE([.D189];[.E189];[.F189];[.G189];[.H189];[.I189];[.J189];[.K189];[.L189];[.M189];[.N189])" office:value-type="string" office:string-value="Self-acceptance vs. self-striving (10 items)" calcext:value-type="string">
            <text:p>Self-acceptance vs. self-striving (10 items)</text:p>
          </table:table-cell>
          <table:table-cell table:style-name="ce84" table:formula="of:=IFERROR([$'View Input'.Z11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89" calcext:value-type="float">
            <text:p>189</text:p>
          </table:table-cell>
          <table:table-cell table:style-name="ce45" office:value-type="float" office:value="5" calcext:value-type="float">
            <text:p>5</text:p>
          </table:table-cell>
          <table:table-cell table:style-name="ce98" table:formula="of:=IF([.R190]=&quot;&quot;;IF([.Q190]=&quot;R&quot;;VLOOKUP([.P190];[$'olah data'.R191:$'olah data'.S195];2);[.P190]);IF([.R190]=[.P190];[.P190];[.Q190]))" office:value-type="float" office:value="0" calcext:value-type="float">
            <text:p>0</text:p>
          </table:table-cell>
          <table:table-cell table:style-name="ce27" table:formula="of:=IFERROR(INDEX([$'olah data'.$B$4:$'olah data'.$N$39];MATCH([.$A190];[$'olah data'.D$4:$'olah data'.D$39];0);2);&quot;&quot;)">
            <text:p/>
          </table:table-cell>
          <table:table-cell table:style-name="ce27" table:formula="of:=IFERROR(INDEX([$'olah data'.$B$4:$'olah data'.$N$39];MATCH([.$A190];[$'olah data'.E$4:$'olah data'.E$39];0);2);&quot;&quot;)">
            <text:p/>
          </table:table-cell>
          <table:table-cell table:style-name="ce27" table:formula="of:=IFERROR(INDEX([$'olah data'.$B$4:$'olah data'.$N$39];MATCH([.$A190];[$'olah data'.F$4:$'olah data'.F$39];0);2);&quot;&quot;)">
            <text:p/>
          </table:table-cell>
          <table:table-cell table:style-name="ce27" table:formula="of:=IFERROR(INDEX([$'olah data'.$B$4:$'olah data'.$N$39];MATCH([.$A190];[$'olah data'.G$4:$'olah data'.G$39];0);2);&quot;&quot;)">
            <text:p/>
          </table:table-cell>
          <table:table-cell table:style-name="ce27" table:formula="of:=IFERROR(INDEX([$'olah data'.$B$4:$'olah data'.$N$39];MATCH([.$A190];[$'olah data'.H$4:$'olah data'.H$39];0);2);&quot;&quot;)">
            <text:p/>
          </table:table-cell>
          <table:table-cell table:style-name="ce27" table:formula="of:=IFERROR(INDEX([$'olah data'.$B$4:$'olah data'.$N$39];MATCH([.$A190];[$'olah data'.I$4:$'olah data'.I$39];0);2);&quot;&quot;)">
            <text:p/>
          </table:table-cell>
          <table:table-cell table:style-name="ce27" table:formula="of:=IFERROR(INDEX([$'olah data'.$B$4:$'olah data'.$N$39];MATCH([.$A190];[$'olah data'.J$4:$'olah data'.J$39];0);2);&quot;&quot;)">
            <text:p/>
          </table:table-cell>
          <table:table-cell table:style-name="ce27" table:formula="of:=IFERROR(INDEX([$'olah data'.$B$4:$'olah data'.$N$39];MATCH([.$A190];[$'olah data'.K$4:$'olah data'.K$39];0);2);&quot;&quot;)">
            <text:p/>
          </table:table-cell>
          <table:table-cell table:style-name="ce27" table:formula="of:=IFERROR(INDEX([$'olah data'.$B$4:$'olah data'.$N$39];MATCH([.$A190];[$'olah data'.L$4:$'olah data'.L$39];0);2);&quot;&quot;)" office:value-type="string" office:string-value="Eagerness of effort vs laziness (9 items)" calcext:value-type="string">
            <text:p>Eagerness of effort vs laziness (9 items)</text:p>
          </table:table-cell>
          <table:table-cell table:style-name="ce27" table:formula="of:=IFERROR(INDEX([$'olah data'.$B$4:$'olah data'.$N$39];MATCH([.$A190];[$'olah data'.M$4:$'olah data'.M$39];0);2);&quot;&quot;)">
            <text:p/>
          </table:table-cell>
          <table:table-cell table:style-name="ce27" table:formula="of:=IFERROR(INDEX([$'olah data'.$B$4:$'olah data'.$N$39];MATCH([.$A190];[$'olah data'.N$4:$'olah data'.N$39];0);2);&quot;&quot;)">
            <text:p/>
          </table:table-cell>
          <table:table-cell table:style-name="ce27" table:formula="of:=CONCATENATE([.D190];[.E190];[.F190];[.G190];[.H190];[.I190];[.J190];[.K190];[.L190];[.M190];[.N190])" office:value-type="string" office:string-value="Eagerness of effort vs laziness (9 items)" calcext:value-type="string">
            <text:p>Eagerness of effort vs laziness (9 items)</text:p>
          </table:table-cell>
          <table:table-cell table:style-name="ce84" table:formula="of:=IFERROR([$'View Input'.Z11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0" calcext:value-type="float">
            <text:p>190</text:p>
          </table:table-cell>
          <table:table-cell table:style-name="ce45" office:value-type="float" office:value="5" calcext:value-type="float">
            <text:p>5</text:p>
          </table:table-cell>
          <table:table-cell table:style-name="ce98" table:formula="of:=IF([.R191]=&quot;&quot;;IF([.Q191]=&quot;R&quot;;VLOOKUP([.P191];[$'olah data'.R192:$'olah data'.S196];2);[.P191]);IF([.R191]=[.P191];[.P191];[.Q191]))" office:value-type="float" office:value="0" calcext:value-type="float">
            <text:p>0</text:p>
          </table:table-cell>
          <table:table-cell table:style-name="ce27" table:formula="of:=IFERROR(INDEX([$'olah data'.$B$4:$'olah data'.$N$39];MATCH([.$A191];[$'olah data'.D$4:$'olah data'.D$39];0);2);&quot;&quot;)">
            <text:p/>
          </table:table-cell>
          <table:table-cell table:style-name="ce27" table:formula="of:=IFERROR(INDEX([$'olah data'.$B$4:$'olah data'.$N$39];MATCH([.$A191];[$'olah data'.E$4:$'olah data'.E$39];0);2);&quot;&quot;)">
            <text:p/>
          </table:table-cell>
          <table:table-cell table:style-name="ce27" table:formula="of:=IFERROR(INDEX([$'olah data'.$B$4:$'olah data'.$N$39];MATCH([.$A191];[$'olah data'.F$4:$'olah data'.F$39];0);2);&quot;&quot;)">
            <text:p/>
          </table:table-cell>
          <table:table-cell table:style-name="ce27" table:formula="of:=IFERROR(INDEX([$'olah data'.$B$4:$'olah data'.$N$39];MATCH([.$A191];[$'olah data'.G$4:$'olah data'.G$39];0);2);&quot;&quot;)">
            <text:p/>
          </table:table-cell>
          <table:table-cell table:style-name="ce27" table:formula="of:=IFERROR(INDEX([$'olah data'.$B$4:$'olah data'.$N$39];MATCH([.$A191];[$'olah data'.H$4:$'olah data'.H$39];0);2);&quot;&quot;)">
            <text:p/>
          </table:table-cell>
          <table:table-cell table:style-name="ce27" table:formula="of:=IFERROR(INDEX([$'olah data'.$B$4:$'olah data'.$N$39];MATCH([.$A191];[$'olah data'.I$4:$'olah data'.I$39];0);2);&quot;&quot;)">
            <text:p/>
          </table:table-cell>
          <table:table-cell table:style-name="ce27" table:formula="of:=IFERROR(INDEX([$'olah data'.$B$4:$'olah data'.$N$39];MATCH([.$A191];[$'olah data'.J$4:$'olah data'.J$39];0);2);&quot;&quot;)">
            <text:p/>
          </table:table-cell>
          <table:table-cell table:style-name="ce27" table:formula="of:=IFERROR(INDEX([$'olah data'.$B$4:$'olah data'.$N$39];MATCH([.$A191];[$'olah data'.K$4:$'olah data'.K$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91];[$'olah data'.L$4:$'olah data'.L$39];0);2);&quot;&quot;)">
            <text:p/>
          </table:table-cell>
          <table:table-cell table:style-name="ce27" table:formula="of:=IFERROR(INDEX([$'olah data'.$B$4:$'olah data'.$N$39];MATCH([.$A191];[$'olah data'.M$4:$'olah data'.M$39];0);2);&quot;&quot;)">
            <text:p/>
          </table:table-cell>
          <table:table-cell table:style-name="ce27" table:formula="of:=IFERROR(INDEX([$'olah data'.$B$4:$'olah data'.$N$39];MATCH([.$A191];[$'olah data'.N$4:$'olah data'.N$39];0);2);&quot;&quot;)">
            <text:p/>
          </table:table-cell>
          <table:table-cell table:style-name="ce27" table:formula="of:=CONCATENATE([.D191];[.E191];[.F191];[.G191];[.H191];[.I191];[.J191];[.K191];[.L191];[.M191];[.N191])" office:value-type="string" office:string-value="Transpersonal identification vs. self-differentiation (8 items)" calcext:value-type="string">
            <text:p>Transpersonal identification vs. self-differentiation (8 items)</text:p>
          </table:table-cell>
          <table:table-cell table:style-name="ce84" table:formula="of:=IFERROR([$'View Input'.Z12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1" calcext:value-type="float">
            <text:p>191</text:p>
          </table:table-cell>
          <table:table-cell table:style-name="ce45" office:value-type="float" office:value="5" calcext:value-type="float">
            <text:p>5</text:p>
          </table:table-cell>
          <table:table-cell table:style-name="ce98" table:formula="of:=IF([.R192]=&quot;&quot;;IF([.Q192]=&quot;R&quot;;VLOOKUP([.P192];[$'olah data'.R193:$'olah data'.S197];2);[.P192]);IF([.R192]=[.P192];[.P192];[.Q192]))" office:value-type="float" office:value="0" calcext:value-type="float">
            <text:p>0</text:p>
          </table:table-cell>
          <table:table-cell table:style-name="ce27" table:formula="of:=IFERROR(INDEX([$'olah data'.$B$4:$'olah data'.$N$39];MATCH([.$A192];[$'olah data'.D$4:$'olah data'.D$39];0);2);&quot;&quot;)">
            <text:p/>
          </table:table-cell>
          <table:table-cell table:style-name="ce27" table:formula="of:=IFERROR(INDEX([$'olah data'.$B$4:$'olah data'.$N$39];MATCH([.$A192];[$'olah data'.E$4:$'olah data'.E$39];0);2);&quot;&quot;)">
            <text:p/>
          </table:table-cell>
          <table:table-cell table:style-name="ce27" table:formula="of:=IFERROR(INDEX([$'olah data'.$B$4:$'olah data'.$N$39];MATCH([.$A192];[$'olah data'.F$4:$'olah data'.F$39];0);2);&quot;&quot;)">
            <text:p/>
          </table:table-cell>
          <table:table-cell table:style-name="ce27" table:formula="of:=IFERROR(INDEX([$'olah data'.$B$4:$'olah data'.$N$39];MATCH([.$A192];[$'olah data'.G$4:$'olah data'.G$39];0);2);&quot;&quot;)">
            <text:p/>
          </table:table-cell>
          <table:table-cell table:style-name="ce27" table:formula="of:=IFERROR(INDEX([$'olah data'.$B$4:$'olah data'.$N$39];MATCH([.$A192];[$'olah data'.H$4:$'olah data'.H$39];0);2);&quot;&quot;)">
            <text:p/>
          </table:table-cell>
          <table:table-cell table:style-name="ce27" table:formula="of:=IFERROR(INDEX([$'olah data'.$B$4:$'olah data'.$N$39];MATCH([.$A192];[$'olah data'.I$4:$'olah data'.I$39];0);2);&quot;&quot;)" office:value-type="string" office:string-value="Ambitious vs underachieving (10 items)" calcext:value-type="string">
            <text:p>Ambitious vs underachieving (10 items)</text:p>
          </table:table-cell>
          <table:table-cell table:style-name="ce27" table:formula="of:=IFERROR(INDEX([$'olah data'.$B$4:$'olah data'.$N$39];MATCH([.$A192];[$'olah data'.J$4:$'olah data'.J$39];0);2);&quot;&quot;)">
            <text:p/>
          </table:table-cell>
          <table:table-cell table:style-name="ce27" table:formula="of:=IFERROR(INDEX([$'olah data'.$B$4:$'olah data'.$N$39];MATCH([.$A192];[$'olah data'.K$4:$'olah data'.K$39];0);2);&quot;&quot;)">
            <text:p/>
          </table:table-cell>
          <table:table-cell table:style-name="ce27" table:formula="of:=IFERROR(INDEX([$'olah data'.$B$4:$'olah data'.$N$39];MATCH([.$A192];[$'olah data'.L$4:$'olah data'.L$39];0);2);&quot;&quot;)">
            <text:p/>
          </table:table-cell>
          <table:table-cell table:style-name="ce27" table:formula="of:=IFERROR(INDEX([$'olah data'.$B$4:$'olah data'.$N$39];MATCH([.$A192];[$'olah data'.M$4:$'olah data'.M$39];0);2);&quot;&quot;)">
            <text:p/>
          </table:table-cell>
          <table:table-cell table:style-name="ce27" table:formula="of:=IFERROR(INDEX([$'olah data'.$B$4:$'olah data'.$N$39];MATCH([.$A192];[$'olah data'.N$4:$'olah data'.N$39];0);2);&quot;&quot;)">
            <text:p/>
          </table:table-cell>
          <table:table-cell table:style-name="ce27" table:formula="of:=CONCATENATE([.D192];[.E192];[.F192];[.G192];[.H192];[.I192];[.J192];[.K192];[.L192];[.M192];[.N192])" office:value-type="string" office:string-value="Ambitious vs underachieving (10 items)" calcext:value-type="string">
            <text:p>Ambitious vs underachieving (10 items)</text:p>
          </table:table-cell>
          <table:table-cell table:style-name="ce84" table:formula="of:=IFERROR([$'View Input'.Z12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2" calcext:value-type="float">
            <text:p>192</text:p>
          </table:table-cell>
          <table:table-cell table:style-name="ce45" office:value-type="float" office:value="5" calcext:value-type="float">
            <text:p>5</text:p>
          </table:table-cell>
          <table:table-cell table:style-name="ce98" table:formula="of:=IF([.R193]=&quot;&quot;;IF([.Q193]=&quot;R&quot;;VLOOKUP([.P193];[$'olah data'.R194:$'olah data'.S198];2);[.P193]);IF([.R193]=[.P193];[.P193];[.Q193]))" office:value-type="float" office:value="0" calcext:value-type="float">
            <text:p>0</text:p>
          </table:table-cell>
          <table:table-cell table:style-name="ce27" table:formula="of:=IFERROR(INDEX([$'olah data'.$B$4:$'olah data'.$N$39];MATCH([.$A193];[$'olah data'.D$4:$'olah data'.D$39];0);2);&quot;&quot;)">
            <text:p/>
          </table:table-cell>
          <table:table-cell table:style-name="ce27" table:formula="of:=IFERROR(INDEX([$'olah data'.$B$4:$'olah data'.$N$39];MATCH([.$A193];[$'olah data'.E$4:$'olah data'.E$39];0);2);&quot;&quot;)">
            <text:p/>
          </table:table-cell>
          <table:table-cell table:style-name="ce27" table:formula="of:=IFERROR(INDEX([$'olah data'.$B$4:$'olah data'.$N$39];MATCH([.$A193];[$'olah data'.F$4:$'olah data'.F$39];0);2);&quot;&quot;)">
            <text:p/>
          </table:table-cell>
          <table:table-cell table:style-name="ce27" table:formula="of:=IFERROR(INDEX([$'olah data'.$B$4:$'olah data'.$N$39];MATCH([.$A193];[$'olah data'.G$4:$'olah data'.G$39];0);2);&quot;&quot;)">
            <text:p/>
          </table:table-cell>
          <table:table-cell table:style-name="ce27" table:formula="of:=IFERROR(INDEX([$'olah data'.$B$4:$'olah data'.$N$39];MATCH([.$A193];[$'olah data'.H$4:$'olah data'.H$39];0);2);&quot;&quot;)">
            <text:p/>
          </table:table-cell>
          <table:table-cell table:style-name="ce27" table:formula="of:=IFERROR(INDEX([$'olah data'.$B$4:$'olah data'.$N$39];MATCH([.$A193];[$'olah data'.I$4:$'olah data'.I$39];0);2);&quot;&quot;)">
            <text:p/>
          </table:table-cell>
          <table:table-cell table:style-name="ce27" table:formula="of:=IFERROR(INDEX([$'olah data'.$B$4:$'olah data'.$N$39];MATCH([.$A193];[$'olah data'.J$4:$'olah data'.J$39];0);2);&quot;&quot;)">
            <text:p/>
          </table:table-cell>
          <table:table-cell table:style-name="ce27" table:formula="of:=IFERROR(INDEX([$'olah data'.$B$4:$'olah data'.$N$39];MATCH([.$A193];[$'olah data'.K$4:$'olah data'.K$39];0);2);&quot;&quot;)" office:value-type="string" office:string-value="Self-acceptance vs. self-striving (10 items)" calcext:value-type="string">
            <text:p>Self-acceptance vs. self-striving (10 items)</text:p>
          </table:table-cell>
          <table:table-cell table:style-name="ce27" table:formula="of:=IFERROR(INDEX([$'olah data'.$B$4:$'olah data'.$N$39];MATCH([.$A193];[$'olah data'.L$4:$'olah data'.L$39];0);2);&quot;&quot;)">
            <text:p/>
          </table:table-cell>
          <table:table-cell table:style-name="ce27" table:formula="of:=IFERROR(INDEX([$'olah data'.$B$4:$'olah data'.$N$39];MATCH([.$A193];[$'olah data'.M$4:$'olah data'.M$39];0);2);&quot;&quot;)">
            <text:p/>
          </table:table-cell>
          <table:table-cell table:style-name="ce27" table:formula="of:=IFERROR(INDEX([$'olah data'.$B$4:$'olah data'.$N$39];MATCH([.$A193];[$'olah data'.N$4:$'olah data'.N$39];0);2);&quot;&quot;)">
            <text:p/>
          </table:table-cell>
          <table:table-cell table:style-name="ce27" table:formula="of:=CONCATENATE([.D193];[.E193];[.F193];[.G193];[.H193];[.I193];[.J193];[.K193];[.L193];[.M193];[.N193])" office:value-type="string" office:string-value="Self-acceptance vs. self-striving (10 items)" calcext:value-type="string">
            <text:p>Self-acceptance vs. self-striving (10 items)</text:p>
          </table:table-cell>
          <table:table-cell table:style-name="ce84" table:formula="of:=IFERROR([$'View Input'.Z12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3" calcext:value-type="float">
            <text:p>193</text:p>
          </table:table-cell>
          <table:table-cell table:style-name="ce45" office:value-type="float" office:value="5" calcext:value-type="float">
            <text:p>5</text:p>
          </table:table-cell>
          <table:table-cell table:style-name="ce98" table:formula="of:=IF([.R194]=&quot;&quot;;IF([.Q194]=&quot;R&quot;;VLOOKUP([.P194];[$'olah data'.R195:$'olah data'.S199];2);[.P194]);IF([.R194]=[.P194];[.P194];[.Q194]))" office:value-type="float" office:value="0" calcext:value-type="float">
            <text:p>0</text:p>
          </table:table-cell>
          <table:table-cell table:style-name="ce27" table:formula="of:=IFERROR(INDEX([$'olah data'.$B$4:$'olah data'.$N$39];MATCH([.$A194];[$'olah data'.D$4:$'olah data'.D$39];0);2);&quot;&quot;)">
            <text:p/>
          </table:table-cell>
          <table:table-cell table:style-name="ce27" table:formula="of:=IFERROR(INDEX([$'olah data'.$B$4:$'olah data'.$N$39];MATCH([.$A194];[$'olah data'.E$4:$'olah data'.E$39];0);2);&quot;&quot;)">
            <text:p/>
          </table:table-cell>
          <table:table-cell table:style-name="ce27" table:formula="of:=IFERROR(INDEX([$'olah data'.$B$4:$'olah data'.$N$39];MATCH([.$A194];[$'olah data'.F$4:$'olah data'.F$39];0);2);&quot;&quot;)">
            <text:p/>
          </table:table-cell>
          <table:table-cell table:style-name="ce27" table:formula="of:=IFERROR(INDEX([$'olah data'.$B$4:$'olah data'.$N$39];MATCH([.$A194];[$'olah data'.G$4:$'olah data'.G$39];0);2);&quot;&quot;)">
            <text:p/>
          </table:table-cell>
          <table:table-cell table:style-name="ce27" table:formula="of:=IFERROR(INDEX([$'olah data'.$B$4:$'olah data'.$N$39];MATCH([.$A194];[$'olah data'.H$4:$'olah data'.H$39];0);2);&quot;&quot;)">
            <text:p/>
          </table:table-cell>
          <table:table-cell table:style-name="ce27" table:formula="of:=IFERROR(INDEX([$'olah data'.$B$4:$'olah data'.$N$39];MATCH([.$A194];[$'olah data'.I$4:$'olah data'.I$39];0);2);&quot;&quot;)">
            <text:p/>
          </table:table-cell>
          <table:table-cell table:style-name="ce27" table:formula="of:=IFERROR(INDEX([$'olah data'.$B$4:$'olah data'.$N$39];MATCH([.$A194];[$'olah data'.J$4:$'olah data'.J$39];0);2);&quot;&quot;)" office:value-type="string" office:string-value="Impulsiveness v. reflection (9 items)" calcext:value-type="string">
            <text:p>Impulsiveness v. reflection (9 items)</text:p>
          </table:table-cell>
          <table:table-cell table:style-name="ce27" table:formula="of:=IFERROR(INDEX([$'olah data'.$B$4:$'olah data'.$N$39];MATCH([.$A194];[$'olah data'.K$4:$'olah data'.K$39];0);2);&quot;&quot;)">
            <text:p/>
          </table:table-cell>
          <table:table-cell table:style-name="ce27" table:formula="of:=IFERROR(INDEX([$'olah data'.$B$4:$'olah data'.$N$39];MATCH([.$A194];[$'olah data'.L$4:$'olah data'.L$39];0);2);&quot;&quot;)">
            <text:p/>
          </table:table-cell>
          <table:table-cell table:style-name="ce27" table:formula="of:=IFERROR(INDEX([$'olah data'.$B$4:$'olah data'.$N$39];MATCH([.$A194];[$'olah data'.M$4:$'olah data'.M$39];0);2);&quot;&quot;)">
            <text:p/>
          </table:table-cell>
          <table:table-cell table:style-name="ce27" table:formula="of:=IFERROR(INDEX([$'olah data'.$B$4:$'olah data'.$N$39];MATCH([.$A194];[$'olah data'.N$4:$'olah data'.N$39];0);2);&quot;&quot;)">
            <text:p/>
          </table:table-cell>
          <table:table-cell table:style-name="ce27" table:formula="of:=CONCATENATE([.D194];[.E194];[.F194];[.G194];[.H194];[.I194];[.J194];[.K194];[.L194];[.M194];[.N194])" office:value-type="string" office:string-value="Impulsiveness v. reflection (9 items)" calcext:value-type="string">
            <text:p>Impulsiveness v. reflection (9 items)</text:p>
          </table:table-cell>
          <table:table-cell table:style-name="ce84" table:formula="of:=IFERROR([$'View Input'.Z12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4" calcext:value-type="float">
            <text:p>194</text:p>
          </table:table-cell>
          <table:table-cell table:style-name="ce45" office:value-type="float" office:value="5" calcext:value-type="float">
            <text:p>5</text:p>
          </table:table-cell>
          <table:table-cell table:style-name="ce98" table:formula="of:=IF([.R195]=&quot;&quot;;IF([.Q195]=&quot;R&quot;;VLOOKUP([.P195];[$'olah data'.R196:$'olah data'.S200];2);[.P195]);IF([.R195]=[.P195];[.P195];[.Q195]))" office:value-type="float" office:value="0" calcext:value-type="float">
            <text:p>0</text:p>
          </table:table-cell>
          <table:table-cell table:style-name="ce27" table:formula="of:=IFERROR(INDEX([$'olah data'.$B$4:$'olah data'.$N$39];MATCH([.$A195];[$'olah data'.D$4:$'olah data'.D$39];0);2);&quot;&quot;)">
            <text:p/>
          </table:table-cell>
          <table:table-cell table:style-name="ce27" table:formula="of:=IFERROR(INDEX([$'olah data'.$B$4:$'olah data'.$N$39];MATCH([.$A195];[$'olah data'.E$4:$'olah data'.E$39];0);2);&quot;&quot;)">
            <text:p/>
          </table:table-cell>
          <table:table-cell table:style-name="ce27" table:formula="of:=IFERROR(INDEX([$'olah data'.$B$4:$'olah data'.$N$39];MATCH([.$A195];[$'olah data'.F$4:$'olah data'.F$39];0);2);&quot;&quot;)">
            <text:p/>
          </table:table-cell>
          <table:table-cell table:style-name="ce27" table:formula="of:=IFERROR(INDEX([$'olah data'.$B$4:$'olah data'.$N$39];MATCH([.$A195];[$'olah data'.G$4:$'olah data'.G$39];0);2);&quot;&quot;)">
            <text:p/>
          </table:table-cell>
          <table:table-cell table:style-name="ce27" table:formula="of:=IFERROR(INDEX([$'olah data'.$B$4:$'olah data'.$N$39];MATCH([.$A195];[$'olah data'.H$4:$'olah data'.H$39];0);2);&quot;&quot;)">
            <text:p/>
          </table:table-cell>
          <table:table-cell table:style-name="ce27" table:formula="of:=IFERROR(INDEX([$'olah data'.$B$4:$'olah data'.$N$39];MATCH([.$A195];[$'olah data'.I$4:$'olah data'.I$39];0);2);&quot;&quot;)">
            <text:p/>
          </table:table-cell>
          <table:table-cell table:style-name="ce27" table:formula="of:=IFERROR(INDEX([$'olah data'.$B$4:$'olah data'.$N$39];MATCH([.$A195];[$'olah data'.J$4:$'olah data'.J$39];0);2);&quot;&quot;)">
            <text:p/>
          </table:table-cell>
          <table:table-cell table:style-name="ce27" table:formula="of:=IFERROR(INDEX([$'olah data'.$B$4:$'olah data'.$N$39];MATCH([.$A195];[$'olah data'.K$4:$'olah data'.K$39];0);2);&quot;&quot;)">
            <text:p/>
          </table:table-cell>
          <table:table-cell table:style-name="ce27" table:formula="of:=IFERROR(INDEX([$'olah data'.$B$4:$'olah data'.$N$39];MATCH([.$A195];[$'olah data'.L$4:$'olah data'.L$39];0);2);&quot;&quot;)">
            <text:p/>
          </table:table-cell>
          <table:table-cell table:style-name="ce27" table:formula="of:=IFERROR(INDEX([$'olah data'.$B$4:$'olah data'.$N$39];MATCH([.$A195];[$'olah data'.M$4:$'olah data'.M$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95];[$'olah data'.N$4:$'olah data'.N$39];0);2);&quot;&quot;)">
            <text:p/>
          </table:table-cell>
          <table:table-cell table:style-name="ce27" table:formula="of:=CONCATENATE([.D195];[.E195];[.F195];[.G195];[.H195];[.I195];[.J195];[.K195];[.L195];[.M195];[.N195])" office:value-type="string" office:string-value="Openness to warm communication vs aloofness (10 items)" calcext:value-type="string">
            <text:p>Openness to warm communication vs aloofness (10 items)</text:p>
          </table:table-cell>
          <table:table-cell table:style-name="ce84" table:formula="of:=IFERROR([$'View Input'.Z12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5" calcext:value-type="float">
            <text:p>195</text:p>
          </table:table-cell>
          <table:table-cell table:style-name="ce45" office:value-type="float" office:value="5" calcext:value-type="float">
            <text:p>5</text:p>
          </table:table-cell>
          <table:table-cell table:style-name="ce98" table:formula="of:=IF([.R196]=&quot;&quot;;IF([.Q196]=&quot;R&quot;;VLOOKUP([.P196];[$'olah data'.R197:$'olah data'.S201];2);[.P196]);IF([.R196]=[.P196];[.P196];[.Q196]))" office:value-type="float" office:value="0" calcext:value-type="float">
            <text:p>0</text:p>
          </table:table-cell>
          <table:table-cell table:style-name="ce27" table:formula="of:=IFERROR(INDEX([$'olah data'.$B$4:$'olah data'.$N$39];MATCH([.$A196];[$'olah data'.D$4:$'olah data'.D$39];0);2);&quot;&quot;)" office:value-type="string" office:string-value="Self-acceptance vs. self-striving (10 items)" calcext:value-type="string">
            <text:p>Self-acceptance vs. self-striving (10 items)</text:p>
          </table:table-cell>
          <table:table-cell table:style-name="ce27" table:formula="of:=IFERROR(INDEX([$'olah data'.$B$4:$'olah data'.$N$39];MATCH([.$A196];[$'olah data'.E$4:$'olah data'.E$39];0);2);&quot;&quot;)">
            <text:p/>
          </table:table-cell>
          <table:table-cell table:style-name="ce27" table:formula="of:=IFERROR(INDEX([$'olah data'.$B$4:$'olah data'.$N$39];MATCH([.$A196];[$'olah data'.F$4:$'olah data'.F$39];0);2);&quot;&quot;)">
            <text:p/>
          </table:table-cell>
          <table:table-cell table:style-name="ce27" table:formula="of:=IFERROR(INDEX([$'olah data'.$B$4:$'olah data'.$N$39];MATCH([.$A196];[$'olah data'.G$4:$'olah data'.G$39];0);2);&quot;&quot;)">
            <text:p/>
          </table:table-cell>
          <table:table-cell table:style-name="ce27" table:formula="of:=IFERROR(INDEX([$'olah data'.$B$4:$'olah data'.$N$39];MATCH([.$A196];[$'olah data'.H$4:$'olah data'.H$39];0);2);&quot;&quot;)">
            <text:p/>
          </table:table-cell>
          <table:table-cell table:style-name="ce27" table:formula="of:=IFERROR(INDEX([$'olah data'.$B$4:$'olah data'.$N$39];MATCH([.$A196];[$'olah data'.I$4:$'olah data'.I$39];0);2);&quot;&quot;)">
            <text:p/>
          </table:table-cell>
          <table:table-cell table:style-name="ce27" table:formula="of:=IFERROR(INDEX([$'olah data'.$B$4:$'olah data'.$N$39];MATCH([.$A196];[$'olah data'.J$4:$'olah data'.J$39];0);2);&quot;&quot;)">
            <text:p/>
          </table:table-cell>
          <table:table-cell table:style-name="ce27" table:formula="of:=IFERROR(INDEX([$'olah data'.$B$4:$'olah data'.$N$39];MATCH([.$A196];[$'olah data'.K$4:$'olah data'.K$39];0);2);&quot;&quot;)">
            <text:p/>
          </table:table-cell>
          <table:table-cell table:style-name="ce27" table:formula="of:=IFERROR(INDEX([$'olah data'.$B$4:$'olah data'.$N$39];MATCH([.$A196];[$'olah data'.L$4:$'olah data'.L$39];0);2);&quot;&quot;)">
            <text:p/>
          </table:table-cell>
          <table:table-cell table:style-name="ce27" table:formula="of:=IFERROR(INDEX([$'olah data'.$B$4:$'olah data'.$N$39];MATCH([.$A196];[$'olah data'.M$4:$'olah data'.M$39];0);2);&quot;&quot;)">
            <text:p/>
          </table:table-cell>
          <table:table-cell table:style-name="ce27" table:formula="of:=IFERROR(INDEX([$'olah data'.$B$4:$'olah data'.$N$39];MATCH([.$A196];[$'olah data'.N$4:$'olah data'.N$39];0);2);&quot;&quot;)">
            <text:p/>
          </table:table-cell>
          <table:table-cell table:style-name="ce27" table:formula="of:=CONCATENATE([.D196];[.E196];[.F196];[.G196];[.H196];[.I196];[.J196];[.K196];[.L196];[.M196];[.N196])" office:value-type="string" office:string-value="Self-acceptance vs. self-striving (10 items)" calcext:value-type="string">
            <text:p>Self-acceptance vs. self-striving (10 items)</text:p>
          </table:table-cell>
          <table:table-cell table:style-name="ce84" table:formula="of:=IFERROR([$'View Input'.Z12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6" calcext:value-type="float">
            <text:p>196</text:p>
          </table:table-cell>
          <table:table-cell table:style-name="ce45" office:value-type="float" office:value="5" calcext:value-type="float">
            <text:p>5</text:p>
          </table:table-cell>
          <table:table-cell table:style-name="ce98" table:formula="of:=IF([.R197]=&quot;&quot;;IF([.Q197]=&quot;R&quot;;VLOOKUP([.P197];[$'olah data'.R198:$'olah data'.S202];2);[.P197]);IF([.R197]=[.P197];[.P197];[.Q197]))" office:value-type="float" office:value="0" calcext:value-type="float">
            <text:p>0</text:p>
          </table:table-cell>
          <table:table-cell table:style-name="ce27" table:formula="of:=IFERROR(INDEX([$'olah data'.$B$4:$'olah data'.$N$39];MATCH([.$A197];[$'olah data'.D$4:$'olah data'.D$39];0);2);&quot;&quot;)">
            <text:p/>
          </table:table-cell>
          <table:table-cell table:style-name="ce27" table:formula="of:=IFERROR(INDEX([$'olah data'.$B$4:$'olah data'.$N$39];MATCH([.$A197];[$'olah data'.E$4:$'olah data'.E$39];0);2);&quot;&quot;)">
            <text:p/>
          </table:table-cell>
          <table:table-cell table:style-name="ce27" table:formula="of:=IFERROR(INDEX([$'olah data'.$B$4:$'olah data'.$N$39];MATCH([.$A197];[$'olah data'.F$4:$'olah data'.F$39];0);2);&quot;&quot;)">
            <text:p/>
          </table:table-cell>
          <table:table-cell table:style-name="ce27" table:formula="of:=IFERROR(INDEX([$'olah data'.$B$4:$'olah data'.$N$39];MATCH([.$A197];[$'olah data'.G$4:$'olah data'.G$39];0);2);&quot;&quot;)">
            <text:p/>
          </table:table-cell>
          <table:table-cell table:style-name="ce27" table:formula="of:=IFERROR(INDEX([$'olah data'.$B$4:$'olah data'.$N$39];MATCH([.$A197];[$'olah data'.H$4:$'olah data'.H$39];0);2);&quot;&quot;)">
            <text:p/>
          </table:table-cell>
          <table:table-cell table:style-name="ce27" table:formula="of:=IFERROR(INDEX([$'olah data'.$B$4:$'olah data'.$N$39];MATCH([.$A197];[$'olah data'.I$4:$'olah data'.I$39];0);2);&quot;&quot;)">
            <text:p/>
          </table:table-cell>
          <table:table-cell table:style-name="ce27" table:formula="of:=IFERROR(INDEX([$'olah data'.$B$4:$'olah data'.$N$39];MATCH([.$A197];[$'olah data'.J$4:$'olah data'.J$39];0);2);&quot;&quot;)">
            <text:p/>
          </table:table-cell>
          <table:table-cell table:style-name="ce27" table:formula="of:=IFERROR(INDEX([$'olah data'.$B$4:$'olah data'.$N$39];MATCH([.$A197];[$'olah data'.K$4:$'olah data'.K$39];0);2);&quot;&quot;)">
            <text:p/>
          </table:table-cell>
          <table:table-cell table:style-name="ce27" table:formula="of:=IFERROR(INDEX([$'olah data'.$B$4:$'olah data'.$N$39];MATCH([.$A197];[$'olah data'.L$4:$'olah data'.L$39];0);2);&quot;&quot;)">
            <text:p/>
          </table:table-cell>
          <table:table-cell table:style-name="ce27" table:formula="of:=IFERROR(INDEX([$'olah data'.$B$4:$'olah data'.$N$39];MATCH([.$A197];[$'olah data'.M$4:$'olah data'.M$39];0);2);&quot;&quot;)">
            <text:p/>
          </table:table-cell>
          <table:table-cell table:style-name="ce27" table:formula="of:=IFERROR(INDEX([$'olah data'.$B$4:$'olah data'.$N$39];MATCH([.$A197];[$'olah data'.N$4:$'olah data'.N$39];0);2);&quot;&quot;)" office:value-type="string" office:string-value="Enlightened second nature (11 items)" calcext:value-type="string">
            <text:p>Enlightened second nature (11 items)</text:p>
          </table:table-cell>
          <table:table-cell table:style-name="ce27" table:formula="of:=CONCATENATE([.D197];[.E197];[.F197];[.G197];[.H197];[.I197];[.J197];[.K197];[.L197];[.M197];[.N197])" office:value-type="string" office:string-value="Enlightened second nature (11 items)" calcext:value-type="string">
            <text:p>Enlightened second nature (11 items)</text:p>
          </table:table-cell>
          <table:table-cell table:style-name="ce84" table:formula="of:=IFERROR([$'View Input'.Z12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7" calcext:value-type="float">
            <text:p>197</text:p>
          </table:table-cell>
          <table:table-cell table:style-name="ce45" office:value-type="float" office:value="5" calcext:value-type="float">
            <text:p>5</text:p>
          </table:table-cell>
          <table:table-cell table:style-name="ce98" table:formula="of:=IF([.R198]=&quot;&quot;;IF([.Q198]=&quot;R&quot;;VLOOKUP([.P198];[$'olah data'.R199:$'olah data'.S203];2);[.P198]);IF([.R198]=[.P198];[.P198];[.Q198]))" office:value-type="float" office:value="0" calcext:value-type="float">
            <text:p>0</text:p>
          </table:table-cell>
          <table:table-cell table:style-name="ce27" table:formula="of:=IFERROR(INDEX([$'olah data'.$B$4:$'olah data'.$N$39];MATCH([.$A198];[$'olah data'.D$4:$'olah data'.D$39];0);2);&quot;&quot;)">
            <text:p/>
          </table:table-cell>
          <table:table-cell table:style-name="ce27" table:formula="of:=IFERROR(INDEX([$'olah data'.$B$4:$'olah data'.$N$39];MATCH([.$A198];[$'olah data'.E$4:$'olah data'.E$39];0);2);&quot;&quot;)">
            <text:p/>
          </table:table-cell>
          <table:table-cell table:style-name="ce27" table:formula="of:=IFERROR(INDEX([$'olah data'.$B$4:$'olah data'.$N$39];MATCH([.$A198];[$'olah data'.F$4:$'olah data'.F$39];0);2);&quot;&quot;)">
            <text:p/>
          </table:table-cell>
          <table:table-cell table:style-name="ce27" table:formula="of:=IFERROR(INDEX([$'olah data'.$B$4:$'olah data'.$N$39];MATCH([.$A198];[$'olah data'.G$4:$'olah data'.G$39];0);2);&quot;&quot;)">
            <text:p/>
          </table:table-cell>
          <table:table-cell table:style-name="ce27" table:formula="of:=IFERROR(INDEX([$'olah data'.$B$4:$'olah data'.$N$39];MATCH([.$A198];[$'olah data'.H$4:$'olah data'.H$39];0);2);&quot;&quot;)" office:value-type="string" office:string-value="Eagerness of effort vs laziness (9 items)" calcext:value-type="string">
            <text:p>Eagerness of effort vs laziness (9 items)</text:p>
          </table:table-cell>
          <table:table-cell table:style-name="ce27" table:formula="of:=IFERROR(INDEX([$'olah data'.$B$4:$'olah data'.$N$39];MATCH([.$A198];[$'olah data'.I$4:$'olah data'.I$39];0);2);&quot;&quot;)">
            <text:p/>
          </table:table-cell>
          <table:table-cell table:style-name="ce27" table:formula="of:=IFERROR(INDEX([$'olah data'.$B$4:$'olah data'.$N$39];MATCH([.$A198];[$'olah data'.J$4:$'olah data'.J$39];0);2);&quot;&quot;)">
            <text:p/>
          </table:table-cell>
          <table:table-cell table:style-name="ce27" table:formula="of:=IFERROR(INDEX([$'olah data'.$B$4:$'olah data'.$N$39];MATCH([.$A198];[$'olah data'.K$4:$'olah data'.K$39];0);2);&quot;&quot;)">
            <text:p/>
          </table:table-cell>
          <table:table-cell table:style-name="ce27" table:formula="of:=IFERROR(INDEX([$'olah data'.$B$4:$'olah data'.$N$39];MATCH([.$A198];[$'olah data'.L$4:$'olah data'.L$39];0);2);&quot;&quot;)">
            <text:p/>
          </table:table-cell>
          <table:table-cell table:style-name="ce27" table:formula="of:=IFERROR(INDEX([$'olah data'.$B$4:$'olah data'.$N$39];MATCH([.$A198];[$'olah data'.M$4:$'olah data'.M$39];0);2);&quot;&quot;)">
            <text:p/>
          </table:table-cell>
          <table:table-cell table:style-name="ce27" table:formula="of:=IFERROR(INDEX([$'olah data'.$B$4:$'olah data'.$N$39];MATCH([.$A198];[$'olah data'.N$4:$'olah data'.N$39];0);2);&quot;&quot;)">
            <text:p/>
          </table:table-cell>
          <table:table-cell table:style-name="ce27" table:formula="of:=CONCATENATE([.D198];[.E198];[.F198];[.G198];[.H198];[.I198];[.J198];[.K198];[.L198];[.M198];[.N198])" office:value-type="string" office:string-value="Eagerness of effort vs laziness (9 items)" calcext:value-type="string">
            <text:p>Eagerness of effort vs laziness (9 items)</text:p>
          </table:table-cell>
          <table:table-cell table:style-name="ce84" table:formula="of:=IFERROR([$'View Input'.Z12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8" calcext:value-type="float">
            <text:p>198</text:p>
          </table:table-cell>
          <table:table-cell table:style-name="ce45" office:value-type="float" office:value="5" calcext:value-type="float">
            <text:p>5</text:p>
          </table:table-cell>
          <table:table-cell table:style-name="ce98" table:formula="of:=IF([.R199]=&quot;&quot;;IF([.Q199]=&quot;R&quot;;VLOOKUP([.P199];[$'olah data'.R200:$'olah data'.S204];2);[.P199]);IF([.R199]=[.P199];[.P199];[.Q199]))" office:value-type="float" office:value="0" calcext:value-type="float">
            <text:p>0</text:p>
          </table:table-cell>
          <table:table-cell table:style-name="ce27" table:formula="of:=IFERROR(INDEX([$'olah data'.$B$4:$'olah data'.$N$39];MATCH([.$A199];[$'olah data'.D$4:$'olah data'.D$39];0);2);&quot;&quot;)">
            <text:p/>
          </table:table-cell>
          <table:table-cell table:style-name="ce27" table:formula="of:=IFERROR(INDEX([$'olah data'.$B$4:$'olah data'.$N$39];MATCH([.$A199];[$'olah data'.E$4:$'olah data'.E$39];0);2);&quot;&quot;)">
            <text:p/>
          </table:table-cell>
          <table:table-cell table:style-name="ce27" table:formula="of:=IFERROR(INDEX([$'olah data'.$B$4:$'olah data'.$N$39];MATCH([.$A199];[$'olah data'.F$4:$'olah data'.F$39];0);2);&quot;&quot;)">
            <text:p/>
          </table:table-cell>
          <table:table-cell table:style-name="ce27" table:formula="of:=IFERROR(INDEX([$'olah data'.$B$4:$'olah data'.$N$39];MATCH([.$A199];[$'olah data'.G$4:$'olah data'.G$39];0);2);&quot;&quot;)">
            <text:p/>
          </table:table-cell>
          <table:table-cell table:style-name="ce27" table:formula="of:=IFERROR(INDEX([$'olah data'.$B$4:$'olah data'.$N$39];MATCH([.$A199];[$'olah data'.H$4:$'olah data'.H$39];0);2);&quot;&quot;)">
            <text:p/>
          </table:table-cell>
          <table:table-cell table:style-name="ce27" table:formula="of:=IFERROR(INDEX([$'olah data'.$B$4:$'olah data'.$N$39];MATCH([.$A199];[$'olah data'.I$4:$'olah data'.I$39];0);2);&quot;&quot;)">
            <text:p/>
          </table:table-cell>
          <table:table-cell table:style-name="ce27" table:formula="of:=IFERROR(INDEX([$'olah data'.$B$4:$'olah data'.$N$39];MATCH([.$A199];[$'olah data'.J$4:$'olah data'.J$39];0);2);&quot;&quot;)">
            <text:p/>
          </table:table-cell>
          <table:table-cell table:style-name="ce27" table:formula="of:=IFERROR(INDEX([$'olah data'.$B$4:$'olah data'.$N$39];MATCH([.$A199];[$'olah data'.K$4:$'olah data'.K$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99];[$'olah data'.L$4:$'olah data'.L$39];0);2);&quot;&quot;)">
            <text:p/>
          </table:table-cell>
          <table:table-cell table:style-name="ce27" table:formula="of:=IFERROR(INDEX([$'olah data'.$B$4:$'olah data'.$N$39];MATCH([.$A199];[$'olah data'.M$4:$'olah data'.M$39];0);2);&quot;&quot;)">
            <text:p/>
          </table:table-cell>
          <table:table-cell table:style-name="ce27" table:formula="of:=IFERROR(INDEX([$'olah data'.$B$4:$'olah data'.$N$39];MATCH([.$A199];[$'olah data'.N$4:$'olah data'.N$39];0);2);&quot;&quot;)">
            <text:p/>
          </table:table-cell>
          <table:table-cell table:style-name="ce27" table:formula="of:=CONCATENATE([.D199];[.E199];[.F199];[.G199];[.H199];[.I199];[.J199];[.K199];[.L199];[.M199];[.N199])" office:value-type="string" office:string-value="Social acceptance vs. social intolerance (8 items)" calcext:value-type="string">
            <text:p>Social acceptance vs. social intolerance (8 items)</text:p>
          </table:table-cell>
          <table:table-cell table:style-name="ce84" table:formula="of:=IFERROR([$'View Input'.Z12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199" calcext:value-type="float">
            <text:p>199</text:p>
          </table:table-cell>
          <table:table-cell table:style-name="ce45" office:value-type="float" office:value="5" calcext:value-type="float">
            <text:p>5</text:p>
          </table:table-cell>
          <table:table-cell table:style-name="ce98" table:formula="of:=IF([.R200]=&quot;&quot;;IF([.Q200]=&quot;R&quot;;VLOOKUP([.P200];[$'olah data'.R201:$'olah data'.S205];2);[.P200]);IF([.R200]=[.P200];[.P200];[.Q200]))" office:value-type="float" office:value="0" calcext:value-type="float">
            <text:p>0</text:p>
          </table:table-cell>
          <table:table-cell table:style-name="ce27" table:formula="of:=IFERROR(INDEX([$'olah data'.$B$4:$'olah data'.$N$39];MATCH([.$A200];[$'olah data'.D$4:$'olah data'.D$39];0);2);&quot;&quot;)" office:value-type="string" office:string-value="Compassion vs. revengefulness (7 items)" calcext:value-type="string">
            <text:p>Compassion vs. revengefulness (7 items)</text:p>
          </table:table-cell>
          <table:table-cell table:style-name="ce27" table:formula="of:=IFERROR(INDEX([$'olah data'.$B$4:$'olah data'.$N$39];MATCH([.$A200];[$'olah data'.E$4:$'olah data'.E$39];0);2);&quot;&quot;)">
            <text:p/>
          </table:table-cell>
          <table:table-cell table:style-name="ce27" table:formula="of:=IFERROR(INDEX([$'olah data'.$B$4:$'olah data'.$N$39];MATCH([.$A200];[$'olah data'.F$4:$'olah data'.F$39];0);2);&quot;&quot;)">
            <text:p/>
          </table:table-cell>
          <table:table-cell table:style-name="ce27" table:formula="of:=IFERROR(INDEX([$'olah data'.$B$4:$'olah data'.$N$39];MATCH([.$A200];[$'olah data'.G$4:$'olah data'.G$39];0);2);&quot;&quot;)">
            <text:p/>
          </table:table-cell>
          <table:table-cell table:style-name="ce27" table:formula="of:=IFERROR(INDEX([$'olah data'.$B$4:$'olah data'.$N$39];MATCH([.$A200];[$'olah data'.H$4:$'olah data'.H$39];0);2);&quot;&quot;)">
            <text:p/>
          </table:table-cell>
          <table:table-cell table:style-name="ce27" table:formula="of:=IFERROR(INDEX([$'olah data'.$B$4:$'olah data'.$N$39];MATCH([.$A200];[$'olah data'.I$4:$'olah data'.I$39];0);2);&quot;&quot;)">
            <text:p/>
          </table:table-cell>
          <table:table-cell table:style-name="ce27" table:formula="of:=IFERROR(INDEX([$'olah data'.$B$4:$'olah data'.$N$39];MATCH([.$A200];[$'olah data'.J$4:$'olah data'.J$39];0);2);&quot;&quot;)">
            <text:p/>
          </table:table-cell>
          <table:table-cell table:style-name="ce27" table:formula="of:=IFERROR(INDEX([$'olah data'.$B$4:$'olah data'.$N$39];MATCH([.$A200];[$'olah data'.K$4:$'olah data'.K$39];0);2);&quot;&quot;)">
            <text:p/>
          </table:table-cell>
          <table:table-cell table:style-name="ce27" table:formula="of:=IFERROR(INDEX([$'olah data'.$B$4:$'olah data'.$N$39];MATCH([.$A200];[$'olah data'.L$4:$'olah data'.L$39];0);2);&quot;&quot;)">
            <text:p/>
          </table:table-cell>
          <table:table-cell table:style-name="ce27" table:formula="of:=IFERROR(INDEX([$'olah data'.$B$4:$'olah data'.$N$39];MATCH([.$A200];[$'olah data'.M$4:$'olah data'.M$39];0);2);&quot;&quot;)">
            <text:p/>
          </table:table-cell>
          <table:table-cell table:style-name="ce27" table:formula="of:=IFERROR(INDEX([$'olah data'.$B$4:$'olah data'.$N$39];MATCH([.$A200];[$'olah data'.N$4:$'olah data'.N$39];0);2);&quot;&quot;)">
            <text:p/>
          </table:table-cell>
          <table:table-cell table:style-name="ce27" table:formula="of:=CONCATENATE([.D200];[.E200];[.F200];[.G200];[.H200];[.I200];[.J200];[.K200];[.L200];[.M200];[.N200])" office:value-type="string" office:string-value="Compassion vs. revengefulness (7 items)" calcext:value-type="string">
            <text:p>Compassion vs. revengefulness (7 items)</text:p>
          </table:table-cell>
          <table:table-cell table:style-name="ce84" table:formula="of:=IFERROR([$'View Input'.Z12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0" calcext:value-type="float">
            <text:p>200</text:p>
          </table:table-cell>
          <table:table-cell table:style-name="ce45" office:value-type="float" office:value="5" calcext:value-type="float">
            <text:p>5</text:p>
          </table:table-cell>
          <table:table-cell table:style-name="ce98" table:formula="of:=IF([.R201]=&quot;&quot;;IF([.Q201]=&quot;R&quot;;VLOOKUP([.P201];[$'olah data'.R202:$'olah data'.S206];2);[.P201]);IF([.R201]=[.P201];[.P201];[.Q201]))" office:value-type="float" office:value="0" calcext:value-type="float">
            <text:p>0</text:p>
          </table:table-cell>
          <table:table-cell table:style-name="ce27" table:formula="of:=IFERROR(INDEX([$'olah data'.$B$4:$'olah data'.$N$39];MATCH([.$A201];[$'olah data'.D$4:$'olah data'.D$39];0);2);&quot;&quot;)">
            <text:p/>
          </table:table-cell>
          <table:table-cell table:style-name="ce27" table:formula="of:=IFERROR(INDEX([$'olah data'.$B$4:$'olah data'.$N$39];MATCH([.$A201];[$'olah data'.E$4:$'olah data'.E$39];0);2);&quot;&quot;)">
            <text:p/>
          </table:table-cell>
          <table:table-cell table:style-name="ce27" table:formula="of:=IFERROR(INDEX([$'olah data'.$B$4:$'olah data'.$N$39];MATCH([.$A201];[$'olah data'.F$4:$'olah data'.F$39];0);2);&quot;&quot;)">
            <text:p/>
          </table:table-cell>
          <table:table-cell table:style-name="ce27" table:formula="of:=IFERROR(INDEX([$'olah data'.$B$4:$'olah data'.$N$39];MATCH([.$A201];[$'olah data'.G$4:$'olah data'.G$39];0);2);&quot;&quot;)">
            <text:p/>
          </table:table-cell>
          <table:table-cell table:style-name="ce27" table:formula="of:=IFERROR(INDEX([$'olah data'.$B$4:$'olah data'.$N$39];MATCH([.$A201];[$'olah data'.H$4:$'olah data'.H$39];0);2);&quot;&quot;)">
            <text:p/>
          </table:table-cell>
          <table:table-cell table:style-name="ce27" table:formula="of:=IFERROR(INDEX([$'olah data'.$B$4:$'olah data'.$N$39];MATCH([.$A201];[$'olah data'.I$4:$'olah data'.I$39];0);2);&quot;&quot;)" office:value-type="string" office:string-value="Eagerness of effort vs laziness (9 items)" calcext:value-type="string">
            <text:p>Eagerness of effort vs laziness (9 items)</text:p>
          </table:table-cell>
          <table:table-cell table:style-name="ce27" table:formula="of:=IFERROR(INDEX([$'olah data'.$B$4:$'olah data'.$N$39];MATCH([.$A201];[$'olah data'.J$4:$'olah data'.J$39];0);2);&quot;&quot;)">
            <text:p/>
          </table:table-cell>
          <table:table-cell table:style-name="ce27" table:formula="of:=IFERROR(INDEX([$'olah data'.$B$4:$'olah data'.$N$39];MATCH([.$A201];[$'olah data'.K$4:$'olah data'.K$39];0);2);&quot;&quot;)">
            <text:p/>
          </table:table-cell>
          <table:table-cell table:style-name="ce27" table:formula="of:=IFERROR(INDEX([$'olah data'.$B$4:$'olah data'.$N$39];MATCH([.$A201];[$'olah data'.L$4:$'olah data'.L$39];0);2);&quot;&quot;)">
            <text:p/>
          </table:table-cell>
          <table:table-cell table:style-name="ce27" table:formula="of:=IFERROR(INDEX([$'olah data'.$B$4:$'olah data'.$N$39];MATCH([.$A201];[$'olah data'.M$4:$'olah data'.M$39];0);2);&quot;&quot;)">
            <text:p/>
          </table:table-cell>
          <table:table-cell table:style-name="ce27" table:formula="of:=IFERROR(INDEX([$'olah data'.$B$4:$'olah data'.$N$39];MATCH([.$A201];[$'olah data'.N$4:$'olah data'.N$39];0);2);&quot;&quot;)">
            <text:p/>
          </table:table-cell>
          <table:table-cell table:style-name="ce27" table:formula="of:=CONCATENATE([.D201];[.E201];[.F201];[.G201];[.H201];[.I201];[.J201];[.K201];[.L201];[.M201];[.N201])" office:value-type="string" office:string-value="Eagerness of effort vs laziness (9 items)" calcext:value-type="string">
            <text:p>Eagerness of effort vs laziness (9 items)</text:p>
          </table:table-cell>
          <table:table-cell table:style-name="ce84" table:formula="of:=IFERROR([$'View Input'.Z13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1" calcext:value-type="float">
            <text:p>201</text:p>
          </table:table-cell>
          <table:table-cell table:style-name="ce45" office:value-type="float" office:value="5" calcext:value-type="float">
            <text:p>5</text:p>
          </table:table-cell>
          <table:table-cell table:style-name="ce98" table:formula="of:=IF([.R202]=&quot;&quot;;IF([.Q202]=&quot;R&quot;;VLOOKUP([.P202];[$'olah data'.R203:$'olah data'.S207];2);[.P202]);IF([.R202]=[.P202];[.P202];[.Q202]))" office:value-type="float" office:value="0" calcext:value-type="float">
            <text:p>0</text:p>
          </table:table-cell>
          <table:table-cell table:style-name="ce27" table:formula="of:=IFERROR(INDEX([$'olah data'.$B$4:$'olah data'.$N$39];MATCH([.$A202];[$'olah data'.D$4:$'olah data'.D$39];0);2);&quot;&quot;)">
            <text:p/>
          </table:table-cell>
          <table:table-cell table:style-name="ce27" table:formula="of:=IFERROR(INDEX([$'olah data'.$B$4:$'olah data'.$N$39];MATCH([.$A202];[$'olah data'.E$4:$'olah data'.E$39];0);2);&quot;&quot;)">
            <text:p/>
          </table:table-cell>
          <table:table-cell table:style-name="ce27" table:formula="of:=IFERROR(INDEX([$'olah data'.$B$4:$'olah data'.$N$39];MATCH([.$A202];[$'olah data'.F$4:$'olah data'.F$39];0);2);&quot;&quot;)">
            <text:p/>
          </table:table-cell>
          <table:table-cell table:style-name="ce27" table:formula="of:=IFERROR(INDEX([$'olah data'.$B$4:$'olah data'.$N$39];MATCH([.$A202];[$'olah data'.G$4:$'olah data'.G$39];0);2);&quot;&quot;)" office:value-type="string" office:string-value="Helpfulness vs. unhelpfulness (8 items)" calcext:value-type="string">
            <text:p>Helpfulness vs. unhelpfulness (8 items)</text:p>
          </table:table-cell>
          <table:table-cell table:style-name="ce27" table:formula="of:=IFERROR(INDEX([$'olah data'.$B$4:$'olah data'.$N$39];MATCH([.$A202];[$'olah data'.H$4:$'olah data'.H$39];0);2);&quot;&quot;)">
            <text:p/>
          </table:table-cell>
          <table:table-cell table:style-name="ce27" table:formula="of:=IFERROR(INDEX([$'olah data'.$B$4:$'olah data'.$N$39];MATCH([.$A202];[$'olah data'.I$4:$'olah data'.I$39];0);2);&quot;&quot;)">
            <text:p/>
          </table:table-cell>
          <table:table-cell table:style-name="ce27" table:formula="of:=IFERROR(INDEX([$'olah data'.$B$4:$'olah data'.$N$39];MATCH([.$A202];[$'olah data'.J$4:$'olah data'.J$39];0);2);&quot;&quot;)">
            <text:p/>
          </table:table-cell>
          <table:table-cell table:style-name="ce27" table:formula="of:=IFERROR(INDEX([$'olah data'.$B$4:$'olah data'.$N$39];MATCH([.$A202];[$'olah data'.K$4:$'olah data'.K$39];0);2);&quot;&quot;)">
            <text:p/>
          </table:table-cell>
          <table:table-cell table:style-name="ce27" table:formula="of:=IFERROR(INDEX([$'olah data'.$B$4:$'olah data'.$N$39];MATCH([.$A202];[$'olah data'.L$4:$'olah data'.L$39];0);2);&quot;&quot;)">
            <text:p/>
          </table:table-cell>
          <table:table-cell table:style-name="ce27" table:formula="of:=IFERROR(INDEX([$'olah data'.$B$4:$'olah data'.$N$39];MATCH([.$A202];[$'olah data'.M$4:$'olah data'.M$39];0);2);&quot;&quot;)">
            <text:p/>
          </table:table-cell>
          <table:table-cell table:style-name="ce27" table:formula="of:=IFERROR(INDEX([$'olah data'.$B$4:$'olah data'.$N$39];MATCH([.$A202];[$'olah data'.N$4:$'olah data'.N$39];0);2);&quot;&quot;)">
            <text:p/>
          </table:table-cell>
          <table:table-cell table:style-name="ce27" table:formula="of:=CONCATENATE([.D202];[.E202];[.F202];[.G202];[.H202];[.I202];[.J202];[.K202];[.L202];[.M202];[.N202])" office:value-type="string" office:string-value="Helpfulness vs. unhelpfulness (8 items)" calcext:value-type="string">
            <text:p>Helpfulness vs. unhelpfulness (8 items)</text:p>
          </table:table-cell>
          <table:table-cell table:style-name="ce84" table:formula="of:=IFERROR([$'View Input'.Z13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2" calcext:value-type="float">
            <text:p>202</text:p>
          </table:table-cell>
          <table:table-cell table:style-name="ce45" office:value-type="float" office:value="5" calcext:value-type="float">
            <text:p>5</text:p>
          </table:table-cell>
          <table:table-cell table:style-name="ce98" table:formula="of:=IF([.R203]=&quot;&quot;;IF([.Q203]=&quot;R&quot;;VLOOKUP([.P203];[$'olah data'.R204:$'olah data'.S208];2);[.P203]);IF([.R203]=[.P203];[.P203];[.Q203]))" office:value-type="float" office:value="0" calcext:value-type="float">
            <text:p>0</text:p>
          </table:table-cell>
          <table:table-cell table:style-name="ce27" table:formula="of:=IFERROR(INDEX([$'olah data'.$B$4:$'olah data'.$N$39];MATCH([.$A203];[$'olah data'.D$4:$'olah data'.D$39];0);2);&quot;&quot;)">
            <text:p/>
          </table:table-cell>
          <table:table-cell table:style-name="ce27" table:formula="of:=IFERROR(INDEX([$'olah data'.$B$4:$'olah data'.$N$39];MATCH([.$A203];[$'olah data'.E$4:$'olah data'.E$39];0);2);&quot;&quot;)">
            <text:p/>
          </table:table-cell>
          <table:table-cell table:style-name="ce27" table:formula="of:=IFERROR(INDEX([$'olah data'.$B$4:$'olah data'.$N$39];MATCH([.$A203];[$'olah data'.F$4:$'olah data'.F$39];0);2);&quot;&quot;)">
            <text:p/>
          </table:table-cell>
          <table:table-cell table:style-name="ce27" table:formula="of:=IFERROR(INDEX([$'olah data'.$B$4:$'olah data'.$N$39];MATCH([.$A203];[$'olah data'.G$4:$'olah data'.G$39];0);2);&quot;&quot;)">
            <text:p/>
          </table:table-cell>
          <table:table-cell table:style-name="ce27" table:formula="of:=IFERROR(INDEX([$'olah data'.$B$4:$'olah data'.$N$39];MATCH([.$A203];[$'olah data'.H$4:$'olah data'.H$39];0);2);&quot;&quot;)">
            <text:p/>
          </table:table-cell>
          <table:table-cell table:style-name="ce27" table:formula="of:=IFERROR(INDEX([$'olah data'.$B$4:$'olah data'.$N$39];MATCH([.$A203];[$'olah data'.I$4:$'olah data'.I$39];0);2);&quot;&quot;)">
            <text:p/>
          </table:table-cell>
          <table:table-cell table:style-name="ce27" table:formula="of:=IFERROR(INDEX([$'olah data'.$B$4:$'olah data'.$N$39];MATCH([.$A203];[$'olah data'.J$4:$'olah data'.J$39];0);2);&quot;&quot;)" office:value-type="string" office:string-value="Ambitious vs underachieving (10 items)" calcext:value-type="string">
            <text:p>Ambitious vs underachieving (10 items)</text:p>
          </table:table-cell>
          <table:table-cell table:style-name="ce27" table:formula="of:=IFERROR(INDEX([$'olah data'.$B$4:$'olah data'.$N$39];MATCH([.$A203];[$'olah data'.K$4:$'olah data'.K$39];0);2);&quot;&quot;)">
            <text:p/>
          </table:table-cell>
          <table:table-cell table:style-name="ce27" table:formula="of:=IFERROR(INDEX([$'olah data'.$B$4:$'olah data'.$N$39];MATCH([.$A203];[$'olah data'.L$4:$'olah data'.L$39];0);2);&quot;&quot;)">
            <text:p/>
          </table:table-cell>
          <table:table-cell table:style-name="ce27" table:formula="of:=IFERROR(INDEX([$'olah data'.$B$4:$'olah data'.$N$39];MATCH([.$A203];[$'olah data'.M$4:$'olah data'.M$39];0);2);&quot;&quot;)">
            <text:p/>
          </table:table-cell>
          <table:table-cell table:style-name="ce27" table:formula="of:=IFERROR(INDEX([$'olah data'.$B$4:$'olah data'.$N$39];MATCH([.$A203];[$'olah data'.N$4:$'olah data'.N$39];0);2);&quot;&quot;)">
            <text:p/>
          </table:table-cell>
          <table:table-cell table:style-name="ce27" table:formula="of:=CONCATENATE([.D203];[.E203];[.F203];[.G203];[.H203];[.I203];[.J203];[.K203];[.L203];[.M203];[.N203])" office:value-type="string" office:string-value="Ambitious vs underachieving (10 items)" calcext:value-type="string">
            <text:p>Ambitious vs underachieving (10 items)</text:p>
          </table:table-cell>
          <table:table-cell table:style-name="ce84" table:formula="of:=IFERROR([$'View Input'.Z13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3" calcext:value-type="float">
            <text:p>203</text:p>
          </table:table-cell>
          <table:table-cell table:style-name="ce45" office:value-type="float" office:value="5" calcext:value-type="float">
            <text:p>5</text:p>
          </table:table-cell>
          <table:table-cell table:style-name="ce98" table:formula="of:=IF([.R204]=&quot;&quot;;IF([.Q204]=&quot;R&quot;;VLOOKUP([.P204];[$'olah data'.R205:$'olah data'.S209];2);[.P204]);IF([.R204]=[.P204];[.P204];[.Q204]))" office:value-type="float" office:value="0" calcext:value-type="float">
            <text:p>0</text:p>
          </table:table-cell>
          <table:table-cell table:style-name="ce27" table:formula="of:=IFERROR(INDEX([$'olah data'.$B$4:$'olah data'.$N$39];MATCH([.$A204];[$'olah data'.D$4:$'olah data'.D$39];0);2);&quot;&quot;)">
            <text:p/>
          </table:table-cell>
          <table:table-cell table:style-name="ce27" table:formula="of:=IFERROR(INDEX([$'olah data'.$B$4:$'olah data'.$N$39];MATCH([.$A204];[$'olah data'.E$4:$'olah data'.E$39];0);2);&quot;&quot;)">
            <text:p/>
          </table:table-cell>
          <table:table-cell table:style-name="ce27" table:formula="of:=IFERROR(INDEX([$'olah data'.$B$4:$'olah data'.$N$39];MATCH([.$A204];[$'olah data'.F$4:$'olah data'.F$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04];[$'olah data'.G$4:$'olah data'.G$39];0);2);&quot;&quot;)">
            <text:p/>
          </table:table-cell>
          <table:table-cell table:style-name="ce27" table:formula="of:=IFERROR(INDEX([$'olah data'.$B$4:$'olah data'.$N$39];MATCH([.$A204];[$'olah data'.H$4:$'olah data'.H$39];0);2);&quot;&quot;)">
            <text:p/>
          </table:table-cell>
          <table:table-cell table:style-name="ce27" table:formula="of:=IFERROR(INDEX([$'olah data'.$B$4:$'olah data'.$N$39];MATCH([.$A204];[$'olah data'.I$4:$'olah data'.I$39];0);2);&quot;&quot;)">
            <text:p/>
          </table:table-cell>
          <table:table-cell table:style-name="ce27" table:formula="of:=IFERROR(INDEX([$'olah data'.$B$4:$'olah data'.$N$39];MATCH([.$A204];[$'olah data'.J$4:$'olah data'.J$39];0);2);&quot;&quot;)">
            <text:p/>
          </table:table-cell>
          <table:table-cell table:style-name="ce27" table:formula="of:=IFERROR(INDEX([$'olah data'.$B$4:$'olah data'.$N$39];MATCH([.$A204];[$'olah data'.K$4:$'olah data'.K$39];0);2);&quot;&quot;)">
            <text:p/>
          </table:table-cell>
          <table:table-cell table:style-name="ce27" table:formula="of:=IFERROR(INDEX([$'olah data'.$B$4:$'olah data'.$N$39];MATCH([.$A204];[$'olah data'.L$4:$'olah data'.L$39];0);2);&quot;&quot;)">
            <text:p/>
          </table:table-cell>
          <table:table-cell table:style-name="ce27" table:formula="of:=IFERROR(INDEX([$'olah data'.$B$4:$'olah data'.$N$39];MATCH([.$A204];[$'olah data'.M$4:$'olah data'.M$39];0);2);&quot;&quot;)">
            <text:p/>
          </table:table-cell>
          <table:table-cell table:style-name="ce27" table:formula="of:=IFERROR(INDEX([$'olah data'.$B$4:$'olah data'.$N$39];MATCH([.$A204];[$'olah data'.N$4:$'olah data'.N$39];0);2);&quot;&quot;)">
            <text:p/>
          </table:table-cell>
          <table:table-cell table:style-name="ce27" table:formula="of:=CONCATENATE([.D204];[.E204];[.F204];[.G204];[.H204];[.I204];[.J204];[.K204];[.L204];[.M204];[.N204])" office:value-type="string" office:string-value="Social acceptance vs. social intolerance (8 items)" calcext:value-type="string">
            <text:p>Social acceptance vs. social intolerance (8 items)</text:p>
          </table:table-cell>
          <table:table-cell table:style-name="ce84" table:formula="of:=IFERROR([$'View Input'.Z13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4" calcext:value-type="float">
            <text:p>204</text:p>
          </table:table-cell>
          <table:table-cell table:style-name="ce45" office:value-type="float" office:value="5" calcext:value-type="float">
            <text:p>5</text:p>
          </table:table-cell>
          <table:table-cell table:style-name="ce98" table:formula="of:=IF([.R205]=&quot;&quot;;IF([.Q205]=&quot;R&quot;;VLOOKUP([.P205];[$'olah data'.R206:$'olah data'.S210];2);[.P205]);IF([.R205]=[.P205];[.P205];[.Q205]))" office:value-type="float" office:value="0" calcext:value-type="float">
            <text:p>0</text:p>
          </table:table-cell>
          <table:table-cell table:style-name="ce27" table:formula="of:=IFERROR(INDEX([$'olah data'.$B$4:$'olah data'.$N$39];MATCH([.$A205];[$'olah data'.D$4:$'olah data'.D$39];0);2);&quot;&quot;)">
            <text:p/>
          </table:table-cell>
          <table:table-cell table:style-name="ce27" table:formula="of:=IFERROR(INDEX([$'olah data'.$B$4:$'olah data'.$N$39];MATCH([.$A205];[$'olah data'.E$4:$'olah data'.E$39];0);2);&quot;&quot;)">
            <text:p/>
          </table:table-cell>
          <table:table-cell table:style-name="ce27" table:formula="of:=IFERROR(INDEX([$'olah data'.$B$4:$'olah data'.$N$39];MATCH([.$A205];[$'olah data'.F$4:$'olah data'.F$39];0);2);&quot;&quot;)" office:value-type="string" office:string-value="Enlightened second nature (11 items)" calcext:value-type="string">
            <text:p>Enlightened second nature (11 items)</text:p>
          </table:table-cell>
          <table:table-cell table:style-name="ce27" table:formula="of:=IFERROR(INDEX([$'olah data'.$B$4:$'olah data'.$N$39];MATCH([.$A205];[$'olah data'.G$4:$'olah data'.G$39];0);2);&quot;&quot;)">
            <text:p/>
          </table:table-cell>
          <table:table-cell table:style-name="ce27" table:formula="of:=IFERROR(INDEX([$'olah data'.$B$4:$'olah data'.$N$39];MATCH([.$A205];[$'olah data'.H$4:$'olah data'.H$39];0);2);&quot;&quot;)">
            <text:p/>
          </table:table-cell>
          <table:table-cell table:style-name="ce27" table:formula="of:=IFERROR(INDEX([$'olah data'.$B$4:$'olah data'.$N$39];MATCH([.$A205];[$'olah data'.I$4:$'olah data'.I$39];0);2);&quot;&quot;)">
            <text:p/>
          </table:table-cell>
          <table:table-cell table:style-name="ce27" table:formula="of:=IFERROR(INDEX([$'olah data'.$B$4:$'olah data'.$N$39];MATCH([.$A205];[$'olah data'.J$4:$'olah data'.J$39];0);2);&quot;&quot;)">
            <text:p/>
          </table:table-cell>
          <table:table-cell table:style-name="ce27" table:formula="of:=IFERROR(INDEX([$'olah data'.$B$4:$'olah data'.$N$39];MATCH([.$A205];[$'olah data'.K$4:$'olah data'.K$39];0);2);&quot;&quot;)">
            <text:p/>
          </table:table-cell>
          <table:table-cell table:style-name="ce27" table:formula="of:=IFERROR(INDEX([$'olah data'.$B$4:$'olah data'.$N$39];MATCH([.$A205];[$'olah data'.L$4:$'olah data'.L$39];0);2);&quot;&quot;)">
            <text:p/>
          </table:table-cell>
          <table:table-cell table:style-name="ce27" table:formula="of:=IFERROR(INDEX([$'olah data'.$B$4:$'olah data'.$N$39];MATCH([.$A205];[$'olah data'.M$4:$'olah data'.M$39];0);2);&quot;&quot;)">
            <text:p/>
          </table:table-cell>
          <table:table-cell table:style-name="ce27" table:formula="of:=IFERROR(INDEX([$'olah data'.$B$4:$'olah data'.$N$39];MATCH([.$A205];[$'olah data'.N$4:$'olah data'.N$39];0);2);&quot;&quot;)">
            <text:p/>
          </table:table-cell>
          <table:table-cell table:style-name="ce27" table:formula="of:=CONCATENATE([.D205];[.E205];[.F205];[.G205];[.H205];[.I205];[.J205];[.K205];[.L205];[.M205];[.N205])" office:value-type="string" office:string-value="Enlightened second nature (11 items)" calcext:value-type="string">
            <text:p>Enlightened second nature (11 items)</text:p>
          </table:table-cell>
          <table:table-cell table:style-name="ce84" table:formula="of:=IFERROR([$'View Input'.Z13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5" calcext:value-type="float">
            <text:p>205</text:p>
          </table:table-cell>
          <table:table-cell table:style-name="ce45" office:value-type="float" office:value="5" calcext:value-type="float">
            <text:p>5</text:p>
          </table:table-cell>
          <table:table-cell table:style-name="ce98" table:formula="of:=IF([.R206]=&quot;&quot;;IF([.Q206]=&quot;R&quot;;VLOOKUP([.P206];[$'olah data'.R207:$'olah data'.S211];2);[.P206]);IF([.R206]=[.P206];[.P206];[.Q206]))" office:value-type="float" office:value="0" calcext:value-type="float">
            <text:p>0</text:p>
          </table:table-cell>
          <table:table-cell table:style-name="ce27" table:formula="of:=IFERROR(INDEX([$'olah data'.$B$4:$'olah data'.$N$39];MATCH([.$A206];[$'olah data'.D$4:$'olah data'.D$39];0);2);&quot;&quot;)">
            <text:p/>
          </table:table-cell>
          <table:table-cell table:style-name="ce27" table:formula="of:=IFERROR(INDEX([$'olah data'.$B$4:$'olah data'.$N$39];MATCH([.$A206];[$'olah data'.E$4:$'olah data'.E$39];0);2);&quot;&quot;)">
            <text:p/>
          </table:table-cell>
          <table:table-cell table:style-name="ce27" table:formula="of:=IFERROR(INDEX([$'olah data'.$B$4:$'olah data'.$N$39];MATCH([.$A206];[$'olah data'.F$4:$'olah data'.F$39];0);2);&quot;&quot;)">
            <text:p/>
          </table:table-cell>
          <table:table-cell table:style-name="ce27" table:formula="of:=IFERROR(INDEX([$'olah data'.$B$4:$'olah data'.$N$39];MATCH([.$A206];[$'olah data'.G$4:$'olah data'.G$39];0);2);&quot;&quot;)">
            <text:p/>
          </table:table-cell>
          <table:table-cell table:style-name="ce27" table:formula="of:=IFERROR(INDEX([$'olah data'.$B$4:$'olah data'.$N$39];MATCH([.$A206];[$'olah data'.H$4:$'olah data'.H$39];0);2);&quot;&quot;)">
            <text:p/>
          </table:table-cell>
          <table:table-cell table:style-name="ce27" table:formula="of:=IFERROR(INDEX([$'olah data'.$B$4:$'olah data'.$N$39];MATCH([.$A206];[$'olah data'.I$4:$'olah data'.I$39];0);2);&quot;&quot;)">
            <text:p/>
          </table:table-cell>
          <table:table-cell table:style-name="ce27" table:formula="of:=IFERROR(INDEX([$'olah data'.$B$4:$'olah data'.$N$39];MATCH([.$A206];[$'olah data'.J$4:$'olah data'.J$39];0);2);&quot;&quot;)">
            <text:p/>
          </table:table-cell>
          <table:table-cell table:style-name="ce27" table:formula="of:=IFERROR(INDEX([$'olah data'.$B$4:$'olah data'.$N$39];MATCH([.$A206];[$'olah data'.K$4:$'olah data'.K$39];0);2);&quot;&quot;)">
            <text:p/>
          </table:table-cell>
          <table:table-cell table:style-name="ce27" table:formula="of:=IFERROR(INDEX([$'olah data'.$B$4:$'olah data'.$N$39];MATCH([.$A206];[$'olah data'.L$4:$'olah data'.L$39];0);2);&quot;&quot;)">
            <text:p/>
          </table:table-cell>
          <table:table-cell table:style-name="ce27" table:formula="of:=IFERROR(INDEX([$'olah data'.$B$4:$'olah data'.$N$39];MATCH([.$A206];[$'olah data'.M$4:$'olah data'.M$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206];[$'olah data'.N$4:$'olah data'.N$39];0);2);&quot;&quot;)">
            <text:p/>
          </table:table-cell>
          <table:table-cell table:style-name="ce27" table:formula="of:=CONCATENATE([.D206];[.E206];[.F206];[.G206];[.H206];[.I206];[.J206];[.K206];[.L206];[.M206];[.N206])" office:value-type="string" office:string-value="Exploratory excitability v. stoic rigidity (10 items)" calcext:value-type="string">
            <text:p>Exploratory excitability v. stoic rigidity (10 items)</text:p>
          </table:table-cell>
          <table:table-cell table:style-name="ce84" table:formula="of:=IFERROR([$'View Input'.Z13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6" calcext:value-type="float">
            <text:p>206</text:p>
          </table:table-cell>
          <table:table-cell table:style-name="ce45" office:value-type="float" office:value="5" calcext:value-type="float">
            <text:p>5</text:p>
          </table:table-cell>
          <table:table-cell table:style-name="ce98" table:formula="of:=IF([.R207]=&quot;&quot;;IF([.Q207]=&quot;R&quot;;VLOOKUP([.P207];[$'olah data'.R208:$'olah data'.S212];2);[.P207]);IF([.R207]=[.P207];[.P207];[.Q207]))" office:value-type="float" office:value="0" calcext:value-type="float">
            <text:p>0</text:p>
          </table:table-cell>
          <table:table-cell table:style-name="ce27" table:formula="of:=IFERROR(INDEX([$'olah data'.$B$4:$'olah data'.$N$39];MATCH([.$A207];[$'olah data'.D$4:$'olah data'.D$39];0);2);&quot;&quot;)">
            <text:p/>
          </table:table-cell>
          <table:table-cell table:style-name="ce27" table:formula="of:=IFERROR(INDEX([$'olah data'.$B$4:$'olah data'.$N$39];MATCH([.$A207];[$'olah data'.E$4:$'olah data'.E$39];0);2);&quot;&quot;)">
            <text:p/>
          </table:table-cell>
          <table:table-cell table:style-name="ce27" table:formula="of:=IFERROR(INDEX([$'olah data'.$B$4:$'olah data'.$N$39];MATCH([.$A207];[$'olah data'.F$4:$'olah data'.F$39];0);2);&quot;&quot;)">
            <text:p/>
          </table:table-cell>
          <table:table-cell table:style-name="ce27" table:formula="of:=IFERROR(INDEX([$'olah data'.$B$4:$'olah data'.$N$39];MATCH([.$A207];[$'olah data'.G$4:$'olah data'.G$39];0);2);&quot;&quot;)">
            <text:p/>
          </table:table-cell>
          <table:table-cell table:style-name="ce27" table:formula="of:=IFERROR(INDEX([$'olah data'.$B$4:$'olah data'.$N$39];MATCH([.$A207];[$'olah data'.H$4:$'olah data'.H$39];0);2);&quot;&quot;)">
            <text:p/>
          </table:table-cell>
          <table:table-cell table:style-name="ce27" table:formula="of:=IFERROR(INDEX([$'olah data'.$B$4:$'olah data'.$N$39];MATCH([.$A207];[$'olah data'.I$4:$'olah data'.I$39];0);2);&quot;&quot;)">
            <text:p/>
          </table:table-cell>
          <table:table-cell table:style-name="ce27" table:formula="of:=IFERROR(INDEX([$'olah data'.$B$4:$'olah data'.$N$39];MATCH([.$A207];[$'olah data'.J$4:$'olah data'.J$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207];[$'olah data'.K$4:$'olah data'.K$39];0);2);&quot;&quot;)">
            <text:p/>
          </table:table-cell>
          <table:table-cell table:style-name="ce27" table:formula="of:=IFERROR(INDEX([$'olah data'.$B$4:$'olah data'.$N$39];MATCH([.$A207];[$'olah data'.L$4:$'olah data'.L$39];0);2);&quot;&quot;)">
            <text:p/>
          </table:table-cell>
          <table:table-cell table:style-name="ce27" table:formula="of:=IFERROR(INDEX([$'olah data'.$B$4:$'olah data'.$N$39];MATCH([.$A207];[$'olah data'.M$4:$'olah data'.M$39];0);2);&quot;&quot;)">
            <text:p/>
          </table:table-cell>
          <table:table-cell table:style-name="ce27" table:formula="of:=IFERROR(INDEX([$'olah data'.$B$4:$'olah data'.$N$39];MATCH([.$A207];[$'olah data'.N$4:$'olah data'.N$39];0);2);&quot;&quot;)">
            <text:p/>
          </table:table-cell>
          <table:table-cell table:style-name="ce27" table:formula="of:=CONCATENATE([.D207];[.E207];[.F207];[.G207];[.H207];[.I207];[.J207];[.K207];[.L207];[.M207];[.N207])" office:value-type="string" office:string-value="Spiritual acceptance vs. rational materialism (8 items)" calcext:value-type="string">
            <text:p>Spiritual acceptance vs. rational materialism (8 items)</text:p>
          </table:table-cell>
          <table:table-cell table:style-name="ce84" table:formula="of:=IFERROR([$'View Input'.Z13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7" calcext:value-type="float">
            <text:p>207</text:p>
          </table:table-cell>
          <table:table-cell table:style-name="ce45" office:value-type="float" office:value="5" calcext:value-type="float">
            <text:p>5</text:p>
          </table:table-cell>
          <table:table-cell table:style-name="ce98" table:formula="of:=IF([.R208]=&quot;&quot;;IF([.Q208]=&quot;R&quot;;VLOOKUP([.P208];[$'olah data'.R209:$'olah data'.S213];2);[.P208]);IF([.R208]=[.P208];[.P208];[.Q208]))" office:value-type="float" office:value="0" calcext:value-type="float">
            <text:p>0</text:p>
          </table:table-cell>
          <table:table-cell table:style-name="ce27" table:formula="of:=IFERROR(INDEX([$'olah data'.$B$4:$'olah data'.$N$39];MATCH([.$A208];[$'olah data'.D$4:$'olah data'.D$39];0);2);&quot;&quot;)">
            <text:p/>
          </table:table-cell>
          <table:table-cell table:style-name="ce27" table:formula="of:=IFERROR(INDEX([$'olah data'.$B$4:$'olah data'.$N$39];MATCH([.$A208];[$'olah data'.E$4:$'olah data'.E$39];0);2);&quot;&quot;)">
            <text:p/>
          </table:table-cell>
          <table:table-cell table:style-name="ce27" table:formula="of:=IFERROR(INDEX([$'olah data'.$B$4:$'olah data'.$N$39];MATCH([.$A208];[$'olah data'.F$4:$'olah data'.F$39];0);2);&quot;&quot;)">
            <text:p/>
          </table:table-cell>
          <table:table-cell table:style-name="ce27" table:formula="of:=IFERROR(INDEX([$'olah data'.$B$4:$'olah data'.$N$39];MATCH([.$A208];[$'olah data'.G$4:$'olah data'.G$39];0);2);&quot;&quot;)">
            <text:p/>
          </table:table-cell>
          <table:table-cell table:style-name="ce27" table:formula="of:=IFERROR(INDEX([$'olah data'.$B$4:$'olah data'.$N$39];MATCH([.$A208];[$'olah data'.H$4:$'olah data'.H$39];0);2);&quot;&quot;)">
            <text:p/>
          </table:table-cell>
          <table:table-cell table:style-name="ce27" table:formula="of:=IFERROR(INDEX([$'olah data'.$B$4:$'olah data'.$N$39];MATCH([.$A208];[$'olah data'.I$4:$'olah data'.I$39];0);2);&quot;&quot;)">
            <text:p/>
          </table:table-cell>
          <table:table-cell table:style-name="ce27" table:formula="of:=IFERROR(INDEX([$'olah data'.$B$4:$'olah data'.$N$39];MATCH([.$A208];[$'olah data'.J$4:$'olah data'.J$39];0);2);&quot;&quot;)">
            <text:p/>
          </table:table-cell>
          <table:table-cell table:style-name="ce27" table:formula="of:=IFERROR(INDEX([$'olah data'.$B$4:$'olah data'.$N$39];MATCH([.$A208];[$'olah data'.K$4:$'olah data'.K$39];0);2);&quot;&quot;)" office:value-type="string" office:string-value="Ambitious vs underachieving (10 items)" calcext:value-type="string">
            <text:p>Ambitious vs underachieving (10 items)</text:p>
          </table:table-cell>
          <table:table-cell table:style-name="ce27" table:formula="of:=IFERROR(INDEX([$'olah data'.$B$4:$'olah data'.$N$39];MATCH([.$A208];[$'olah data'.L$4:$'olah data'.L$39];0);2);&quot;&quot;)">
            <text:p/>
          </table:table-cell>
          <table:table-cell table:style-name="ce27" table:formula="of:=IFERROR(INDEX([$'olah data'.$B$4:$'olah data'.$N$39];MATCH([.$A208];[$'olah data'.M$4:$'olah data'.M$39];0);2);&quot;&quot;)">
            <text:p/>
          </table:table-cell>
          <table:table-cell table:style-name="ce27" table:formula="of:=IFERROR(INDEX([$'olah data'.$B$4:$'olah data'.$N$39];MATCH([.$A208];[$'olah data'.N$4:$'olah data'.N$39];0);2);&quot;&quot;)">
            <text:p/>
          </table:table-cell>
          <table:table-cell table:style-name="ce27" table:formula="of:=CONCATENATE([.D208];[.E208];[.F208];[.G208];[.H208];[.I208];[.J208];[.K208];[.L208];[.M208];[.N208])" office:value-type="string" office:string-value="Ambitious vs underachieving (10 items)" calcext:value-type="string">
            <text:p>Ambitious vs underachieving (10 items)</text:p>
          </table:table-cell>
          <table:table-cell table:style-name="ce84" table:formula="of:=IFERROR([$'View Input'.Z13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8" calcext:value-type="float">
            <text:p>208</text:p>
          </table:table-cell>
          <table:table-cell table:style-name="ce45" office:value-type="float" office:value="5" calcext:value-type="float">
            <text:p>5</text:p>
          </table:table-cell>
          <table:table-cell table:style-name="ce98" table:formula="of:=IF([.R209]=&quot;&quot;;IF([.Q209]=&quot;R&quot;;VLOOKUP([.P209];[$'olah data'.R210:$'olah data'.S214];2);[.P209]);IF([.R209]=[.P209];[.P209];[.Q209]))" office:value-type="float" office:value="0" calcext:value-type="float">
            <text:p>0</text:p>
          </table:table-cell>
          <table:table-cell table:style-name="ce27" table:formula="of:=IFERROR(INDEX([$'olah data'.$B$4:$'olah data'.$N$39];MATCH([.$A209];[$'olah data'.D$4:$'olah data'.D$39];0);2);&quot;&quot;)">
            <text:p/>
          </table:table-cell>
          <table:table-cell table:style-name="ce27" table:formula="of:=IFERROR(INDEX([$'olah data'.$B$4:$'olah data'.$N$39];MATCH([.$A209];[$'olah data'.E$4:$'olah data'.E$39];0);2);&quot;&quot;)">
            <text:p/>
          </table:table-cell>
          <table:table-cell table:style-name="ce27" table:formula="of:=IFERROR(INDEX([$'olah data'.$B$4:$'olah data'.$N$39];MATCH([.$A209];[$'olah data'.F$4:$'olah data'.F$39];0);2);&quot;&quot;)">
            <text:p/>
          </table:table-cell>
          <table:table-cell table:style-name="ce27" table:formula="of:=IFERROR(INDEX([$'olah data'.$B$4:$'olah data'.$N$39];MATCH([.$A209];[$'olah data'.G$4:$'olah data'.G$39];0);2);&quot;&quot;)">
            <text:p/>
          </table:table-cell>
          <table:table-cell table:style-name="ce27" table:formula="of:=IFERROR(INDEX([$'olah data'.$B$4:$'olah data'.$N$39];MATCH([.$A209];[$'olah data'.H$4:$'olah data'.H$39];0);2);&quot;&quot;)">
            <text:p/>
          </table:table-cell>
          <table:table-cell table:style-name="ce27" table:formula="of:=IFERROR(INDEX([$'olah data'.$B$4:$'olah data'.$N$39];MATCH([.$A209];[$'olah data'.I$4:$'olah data'.I$39];0);2);&quot;&quot;)">
            <text:p/>
          </table:table-cell>
          <table:table-cell table:style-name="ce27" table:formula="of:=IFERROR(INDEX([$'olah data'.$B$4:$'olah data'.$N$39];MATCH([.$A209];[$'olah data'.J$4:$'olah data'.J$39];0);2);&quot;&quot;)" office:value-type="string" office:string-value="Compassion vs. revengefulness (7 items)" calcext:value-type="string">
            <text:p>Compassion vs. revengefulness (7 items)</text:p>
          </table:table-cell>
          <table:table-cell table:style-name="ce27" table:formula="of:=IFERROR(INDEX([$'olah data'.$B$4:$'olah data'.$N$39];MATCH([.$A209];[$'olah data'.K$4:$'olah data'.K$39];0);2);&quot;&quot;)">
            <text:p/>
          </table:table-cell>
          <table:table-cell table:style-name="ce27" table:formula="of:=IFERROR(INDEX([$'olah data'.$B$4:$'olah data'.$N$39];MATCH([.$A209];[$'olah data'.L$4:$'olah data'.L$39];0);2);&quot;&quot;)">
            <text:p/>
          </table:table-cell>
          <table:table-cell table:style-name="ce27" table:formula="of:=IFERROR(INDEX([$'olah data'.$B$4:$'olah data'.$N$39];MATCH([.$A209];[$'olah data'.M$4:$'olah data'.M$39];0);2);&quot;&quot;)">
            <text:p/>
          </table:table-cell>
          <table:table-cell table:style-name="ce27" table:formula="of:=IFERROR(INDEX([$'olah data'.$B$4:$'olah data'.$N$39];MATCH([.$A209];[$'olah data'.N$4:$'olah data'.N$39];0);2);&quot;&quot;)">
            <text:p/>
          </table:table-cell>
          <table:table-cell table:style-name="ce27" table:formula="of:=CONCATENATE([.D209];[.E209];[.F209];[.G209];[.H209];[.I209];[.J209];[.K209];[.L209];[.M209];[.N209])" office:value-type="string" office:string-value="Compassion vs. revengefulness (7 items)" calcext:value-type="string">
            <text:p>Compassion vs. revengefulness (7 items)</text:p>
          </table:table-cell>
          <table:table-cell table:style-name="ce84" table:formula="of:=IFERROR([$'View Input'.Z13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09" calcext:value-type="float">
            <text:p>209</text:p>
          </table:table-cell>
          <table:table-cell table:style-name="ce98" office:value-type="string" calcext:value-type="string">
            <text:p>Tidak Mudeng</text:p>
          </table:table-cell>
          <table:table-cell table:style-name="ce98" table:formula="of:=IF([.R210]=&quot;&quot;;IF([.Q210]=&quot;R&quot;;VLOOKUP([.P210];[$'olah data'.R211:$'olah data'.S215];2);[.P210]);IF([.R210]=[.P210];[.P210];[.Q210]))" office:value-type="string" office:string-value="Tidak Mudeng" calcext:value-type="string">
            <text:p>Tidak Mudeng</text:p>
          </table:table-cell>
          <table:table-cell table:style-name="ce27" table:formula="of:=IFERROR(INDEX([$'olah data'.$B$4:$'olah data'.$N$39];MATCH([.$A210];[$'olah data'.D$4:$'olah data'.D$39];0);2);&quot;&quot;)">
            <text:p/>
          </table:table-cell>
          <table:table-cell table:style-name="ce27" table:formula="of:=IFERROR(INDEX([$'olah data'.$B$4:$'olah data'.$N$39];MATCH([.$A210];[$'olah data'.E$4:$'olah data'.E$39];0);2);&quot;&quot;)">
            <text:p/>
          </table:table-cell>
          <table:table-cell table:style-name="ce27" table:formula="of:=IFERROR(INDEX([$'olah data'.$B$4:$'olah data'.$N$39];MATCH([.$A210];[$'olah data'.F$4:$'olah data'.F$39];0);2);&quot;&quot;)">
            <text:p/>
          </table:table-cell>
          <table:table-cell table:style-name="ce27" table:formula="of:=IFERROR(INDEX([$'olah data'.$B$4:$'olah data'.$N$39];MATCH([.$A210];[$'olah data'.G$4:$'olah data'.G$39];0);2);&quot;&quot;)">
            <text:p/>
          </table:table-cell>
          <table:table-cell table:style-name="ce27" table:formula="of:=IFERROR(INDEX([$'olah data'.$B$4:$'olah data'.$N$39];MATCH([.$A210];[$'olah data'.H$4:$'olah data'.H$39];0);2);&quot;&quot;)" office:value-type="string" office:string-value="Validity Scale (5 items)" calcext:value-type="string">
            <text:p>Validity Scale (5 items)</text:p>
          </table:table-cell>
          <table:table-cell table:style-name="ce27" table:formula="of:=IFERROR(INDEX([$'olah data'.$B$4:$'olah data'.$N$39];MATCH([.$A210];[$'olah data'.I$4:$'olah data'.I$39];0);2);&quot;&quot;)">
            <text:p/>
          </table:table-cell>
          <table:table-cell table:style-name="ce27" table:formula="of:=IFERROR(INDEX([$'olah data'.$B$4:$'olah data'.$N$39];MATCH([.$A210];[$'olah data'.J$4:$'olah data'.J$39];0);2);&quot;&quot;)">
            <text:p/>
          </table:table-cell>
          <table:table-cell table:style-name="ce27" table:formula="of:=IFERROR(INDEX([$'olah data'.$B$4:$'olah data'.$N$39];MATCH([.$A210];[$'olah data'.K$4:$'olah data'.K$39];0);2);&quot;&quot;)">
            <text:p/>
          </table:table-cell>
          <table:table-cell table:style-name="ce27" table:formula="of:=IFERROR(INDEX([$'olah data'.$B$4:$'olah data'.$N$39];MATCH([.$A210];[$'olah data'.L$4:$'olah data'.L$39];0);2);&quot;&quot;)">
            <text:p/>
          </table:table-cell>
          <table:table-cell table:style-name="ce27" table:formula="of:=IFERROR(INDEX([$'olah data'.$B$4:$'olah data'.$N$39];MATCH([.$A210];[$'olah data'.M$4:$'olah data'.M$39];0);2);&quot;&quot;)">
            <text:p/>
          </table:table-cell>
          <table:table-cell table:style-name="ce27" table:formula="of:=IFERROR(INDEX([$'olah data'.$B$4:$'olah data'.$N$39];MATCH([.$A210];[$'olah data'.N$4:$'olah data'.N$39];0);2);&quot;&quot;)">
            <text:p/>
          </table:table-cell>
          <table:table-cell table:style-name="ce27" table:formula="of:=CONCATENATE([.D210];[.E210];[.F210];[.G210];[.H210];[.I210];[.J210];[.K210];[.L210];[.M210];[.N210])" office:value-type="string" office:string-value="Validity Scale (5 items)" calcext:value-type="string">
            <text:p>Validity Scale (5 items)</text:p>
          </table:table-cell>
          <table:table-cell table:style-name="ce84" table:formula="of:=IFERROR([$'View Input'.Z139];&quot;&quot;)" office:value-type="float" office:value="0" calcext:value-type="float">
            <text:p>0</text:p>
          </table:table-cell>
          <table:table-cell table:style-name="ce98" office:value-type="string" calcext:value-type="string">
            <text:p>Tidak Mudeng</text:p>
          </table:table-cell>
          <table:table-cell table:style-name="ce46" office:value-type="float" office:value="3" calcext:value-type="float">
            <text:p>3</text:p>
          </table:table-cell>
          <table:table-cell table:number-columns-repeated="1006"/>
        </table:table-row>
        <table:table-row table:style-name="ro3">
          <table:table-cell table:style-name="ce29" office:value-type="float" office:value="210" calcext:value-type="float">
            <text:p>210</text:p>
          </table:table-cell>
          <table:table-cell table:style-name="ce45" office:value-type="float" office:value="5" calcext:value-type="float">
            <text:p>5</text:p>
          </table:table-cell>
          <table:table-cell table:style-name="ce98" table:formula="of:=IF([.R211]=&quot;&quot;;IF([.Q211]=&quot;R&quot;;VLOOKUP([.P211];[$'olah data'.R212:$'olah data'.S216];2);[.P211]);IF([.R211]=[.P211];[.P211];[.Q211]))" office:value-type="float" office:value="0" calcext:value-type="float">
            <text:p>0</text:p>
          </table:table-cell>
          <table:table-cell table:style-name="ce27" table:formula="of:=IFERROR(INDEX([$'olah data'.$B$4:$'olah data'.$N$39];MATCH([.$A211];[$'olah data'.D$4:$'olah data'.D$39];0);2);&quot;&quot;)">
            <text:p/>
          </table:table-cell>
          <table:table-cell table:style-name="ce27" table:formula="of:=IFERROR(INDEX([$'olah data'.$B$4:$'olah data'.$N$39];MATCH([.$A211];[$'olah data'.E$4:$'olah data'.E$39];0);2);&quot;&quot;)">
            <text:p/>
          </table:table-cell>
          <table:table-cell table:style-name="ce27" table:formula="of:=IFERROR(INDEX([$'olah data'.$B$4:$'olah data'.$N$39];MATCH([.$A211];[$'olah data'.F$4:$'olah data'.F$39];0);2);&quot;&quot;)">
            <text:p/>
          </table:table-cell>
          <table:table-cell table:style-name="ce27" table:formula="of:=IFERROR(INDEX([$'olah data'.$B$4:$'olah data'.$N$39];MATCH([.$A211];[$'olah data'.G$4:$'olah data'.G$39];0);2);&quot;&quot;)">
            <text:p/>
          </table:table-cell>
          <table:table-cell table:style-name="ce27" table:formula="of:=IFERROR(INDEX([$'olah data'.$B$4:$'olah data'.$N$39];MATCH([.$A211];[$'olah data'.H$4:$'olah data'.H$39];0);2);&quot;&quot;)">
            <text:p/>
          </table:table-cell>
          <table:table-cell table:style-name="ce27" table:formula="of:=IFERROR(INDEX([$'olah data'.$B$4:$'olah data'.$N$39];MATCH([.$A211];[$'olah data'.I$4:$'olah data'.I$39];0);2);&quot;&quot;)">
            <text:p/>
          </table:table-cell>
          <table:table-cell table:style-name="ce27" table:formula="of:=IFERROR(INDEX([$'olah data'.$B$4:$'olah data'.$N$39];MATCH([.$A211];[$'olah data'.J$4:$'olah data'.J$39];0);2);&quot;&quot;)">
            <text:p/>
          </table:table-cell>
          <table:table-cell table:style-name="ce27" table:formula="of:=IFERROR(INDEX([$'olah data'.$B$4:$'olah data'.$N$39];MATCH([.$A211];[$'olah data'.K$4:$'olah data'.K$39];0);2);&quot;&quot;)" office:value-type="string" office:string-value="Impulsiveness v. reflection (9 items)" calcext:value-type="string">
            <text:p>Impulsiveness v. reflection (9 items)</text:p>
          </table:table-cell>
          <table:table-cell table:style-name="ce27" table:formula="of:=IFERROR(INDEX([$'olah data'.$B$4:$'olah data'.$N$39];MATCH([.$A211];[$'olah data'.L$4:$'olah data'.L$39];0);2);&quot;&quot;)">
            <text:p/>
          </table:table-cell>
          <table:table-cell table:style-name="ce27" table:formula="of:=IFERROR(INDEX([$'olah data'.$B$4:$'olah data'.$N$39];MATCH([.$A211];[$'olah data'.M$4:$'olah data'.M$39];0);2);&quot;&quot;)">
            <text:p/>
          </table:table-cell>
          <table:table-cell table:style-name="ce27" table:formula="of:=IFERROR(INDEX([$'olah data'.$B$4:$'olah data'.$N$39];MATCH([.$A211];[$'olah data'.N$4:$'olah data'.N$39];0);2);&quot;&quot;)">
            <text:p/>
          </table:table-cell>
          <table:table-cell table:style-name="ce27" table:formula="of:=CONCATENATE([.D211];[.E211];[.F211];[.G211];[.H211];[.I211];[.J211];[.K211];[.L211];[.M211];[.N211])" office:value-type="string" office:string-value="Impulsiveness v. reflection (9 items)" calcext:value-type="string">
            <text:p>Impulsiveness v. reflection (9 items)</text:p>
          </table:table-cell>
          <table:table-cell table:style-name="ce84" table:formula="of:=IFERROR([$'View Input'.Z14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1" calcext:value-type="float">
            <text:p>211</text:p>
          </table:table-cell>
          <table:table-cell table:style-name="ce45" office:value-type="float" office:value="5" calcext:value-type="float">
            <text:p>5</text:p>
          </table:table-cell>
          <table:table-cell table:style-name="ce98" table:formula="of:=IF([.R212]=&quot;&quot;;IF([.Q212]=&quot;R&quot;;VLOOKUP([.P212];[$'olah data'.R213:$'olah data'.S217];2);[.P212]);IF([.R212]=[.P212];[.P212];[.Q212]))" office:value-type="float" office:value="0" calcext:value-type="float">
            <text:p>0</text:p>
          </table:table-cell>
          <table:table-cell table:style-name="ce27" table:formula="of:=IFERROR(INDEX([$'olah data'.$B$4:$'olah data'.$N$39];MATCH([.$A212];[$'olah data'.D$4:$'olah data'.D$39];0);2);&quot;&quot;)" office:value-type="string" office:string-value="Responsibility vs. blaming (8 items)" calcext:value-type="string">
            <text:p>Responsibility vs. blaming (8 items)</text:p>
          </table:table-cell>
          <table:table-cell table:style-name="ce27" table:formula="of:=IFERROR(INDEX([$'olah data'.$B$4:$'olah data'.$N$39];MATCH([.$A212];[$'olah data'.E$4:$'olah data'.E$39];0);2);&quot;&quot;)">
            <text:p/>
          </table:table-cell>
          <table:table-cell table:style-name="ce27" table:formula="of:=IFERROR(INDEX([$'olah data'.$B$4:$'olah data'.$N$39];MATCH([.$A212];[$'olah data'.F$4:$'olah data'.F$39];0);2);&quot;&quot;)">
            <text:p/>
          </table:table-cell>
          <table:table-cell table:style-name="ce27" table:formula="of:=IFERROR(INDEX([$'olah data'.$B$4:$'olah data'.$N$39];MATCH([.$A212];[$'olah data'.G$4:$'olah data'.G$39];0);2);&quot;&quot;)">
            <text:p/>
          </table:table-cell>
          <table:table-cell table:style-name="ce27" table:formula="of:=IFERROR(INDEX([$'olah data'.$B$4:$'olah data'.$N$39];MATCH([.$A212];[$'olah data'.H$4:$'olah data'.H$39];0);2);&quot;&quot;)">
            <text:p/>
          </table:table-cell>
          <table:table-cell table:style-name="ce27" table:formula="of:=IFERROR(INDEX([$'olah data'.$B$4:$'olah data'.$N$39];MATCH([.$A212];[$'olah data'.I$4:$'olah data'.I$39];0);2);&quot;&quot;)">
            <text:p/>
          </table:table-cell>
          <table:table-cell table:style-name="ce27" table:formula="of:=IFERROR(INDEX([$'olah data'.$B$4:$'olah data'.$N$39];MATCH([.$A212];[$'olah data'.J$4:$'olah data'.J$39];0);2);&quot;&quot;)">
            <text:p/>
          </table:table-cell>
          <table:table-cell table:style-name="ce27" table:formula="of:=IFERROR(INDEX([$'olah data'.$B$4:$'olah data'.$N$39];MATCH([.$A212];[$'olah data'.K$4:$'olah data'.K$39];0);2);&quot;&quot;)">
            <text:p/>
          </table:table-cell>
          <table:table-cell table:style-name="ce27" table:formula="of:=IFERROR(INDEX([$'olah data'.$B$4:$'olah data'.$N$39];MATCH([.$A212];[$'olah data'.L$4:$'olah data'.L$39];0);2);&quot;&quot;)">
            <text:p/>
          </table:table-cell>
          <table:table-cell table:style-name="ce27" table:formula="of:=IFERROR(INDEX([$'olah data'.$B$4:$'olah data'.$N$39];MATCH([.$A212];[$'olah data'.M$4:$'olah data'.M$39];0);2);&quot;&quot;)">
            <text:p/>
          </table:table-cell>
          <table:table-cell table:style-name="ce27" table:formula="of:=IFERROR(INDEX([$'olah data'.$B$4:$'olah data'.$N$39];MATCH([.$A212];[$'olah data'.N$4:$'olah data'.N$39];0);2);&quot;&quot;)">
            <text:p/>
          </table:table-cell>
          <table:table-cell table:style-name="ce27" table:formula="of:=CONCATENATE([.D212];[.E212];[.F212];[.G212];[.H212];[.I212];[.J212];[.K212];[.L212];[.M212];[.N212])" office:value-type="string" office:string-value="Responsibility vs. blaming (8 items)" calcext:value-type="string">
            <text:p>Responsibility vs. blaming (8 items)</text:p>
          </table:table-cell>
          <table:table-cell table:style-name="ce84" table:formula="of:=IFERROR([$'View Input'.Z14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2" calcext:value-type="float">
            <text:p>212</text:p>
          </table:table-cell>
          <table:table-cell table:style-name="ce45" office:value-type="float" office:value="5" calcext:value-type="float">
            <text:p>5</text:p>
          </table:table-cell>
          <table:table-cell table:style-name="ce98" table:formula="of:=IF([.R213]=&quot;&quot;;IF([.Q213]=&quot;R&quot;;VLOOKUP([.P213];[$'olah data'.R214:$'olah data'.S218];2);[.P213]);IF([.R213]=[.P213];[.P213];[.Q213]))" office:value-type="float" office:value="0" calcext:value-type="float">
            <text:p>0</text:p>
          </table:table-cell>
          <table:table-cell table:style-name="ce27" table:formula="of:=IFERROR(INDEX([$'olah data'.$B$4:$'olah data'.$N$39];MATCH([.$A213];[$'olah data'.D$4:$'olah data'.D$39];0);2);&quot;&quot;)">
            <text:p/>
          </table:table-cell>
          <table:table-cell table:style-name="ce27" table:formula="of:=IFERROR(INDEX([$'olah data'.$B$4:$'olah data'.$N$39];MATCH([.$A213];[$'olah data'.E$4:$'olah data'.E$39];0);2);&quot;&quot;)">
            <text:p/>
          </table:table-cell>
          <table:table-cell table:style-name="ce27" table:formula="of:=IFERROR(INDEX([$'olah data'.$B$4:$'olah data'.$N$39];MATCH([.$A213];[$'olah data'.F$4:$'olah data'.F$39];0);2);&quot;&quot;)">
            <text:p/>
          </table:table-cell>
          <table:table-cell table:style-name="ce27" table:formula="of:=IFERROR(INDEX([$'olah data'.$B$4:$'olah data'.$N$39];MATCH([.$A213];[$'olah data'.G$4:$'olah data'.G$39];0);2);&quot;&quot;)">
            <text:p/>
          </table:table-cell>
          <table:table-cell table:style-name="ce27" table:formula="of:=IFERROR(INDEX([$'olah data'.$B$4:$'olah data'.$N$39];MATCH([.$A213];[$'olah data'.H$4:$'olah data'.H$39];0);2);&quot;&quot;)">
            <text:p/>
          </table:table-cell>
          <table:table-cell table:style-name="ce27" table:formula="of:=IFERROR(INDEX([$'olah data'.$B$4:$'olah data'.$N$39];MATCH([.$A213];[$'olah data'.I$4:$'olah data'.I$39];0);2);&quot;&quot;)">
            <text:p/>
          </table:table-cell>
          <table:table-cell table:style-name="ce27" table:formula="of:=IFERROR(INDEX([$'olah data'.$B$4:$'olah data'.$N$39];MATCH([.$A213];[$'olah data'.J$4:$'olah data'.J$39];0);2);&quot;&quot;)">
            <text:p/>
          </table:table-cell>
          <table:table-cell table:style-name="ce27" table:formula="of:=IFERROR(INDEX([$'olah data'.$B$4:$'olah data'.$N$39];MATCH([.$A213];[$'olah data'.K$4:$'olah data'.K$39];0);2);&quot;&quot;)">
            <text:p/>
          </table:table-cell>
          <table:table-cell table:style-name="ce27" table:formula="of:=IFERROR(INDEX([$'olah data'.$B$4:$'olah data'.$N$39];MATCH([.$A213];[$'olah data'.L$4:$'olah data'.L$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13];[$'olah data'.M$4:$'olah data'.M$39];0);2);&quot;&quot;)">
            <text:p/>
          </table:table-cell>
          <table:table-cell table:style-name="ce27" table:formula="of:=IFERROR(INDEX([$'olah data'.$B$4:$'olah data'.$N$39];MATCH([.$A213];[$'olah data'.N$4:$'olah data'.N$39];0);2);&quot;&quot;)">
            <text:p/>
          </table:table-cell>
          <table:table-cell table:style-name="ce27" table:formula="of:=CONCATENATE([.D213];[.E213];[.F213];[.G213];[.H213];[.I213];[.J213];[.K213];[.L213];[.M213];[.N213])" office:value-type="string" office:string-value="Self-forgetful vs. self-conscious experience (10 items)" calcext:value-type="string">
            <text:p>Self-forgetful vs. self-conscious experience (10 items)</text:p>
          </table:table-cell>
          <table:table-cell table:style-name="ce84" table:formula="of:=IFERROR([$'View Input'.Z14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3" calcext:value-type="float">
            <text:p>213</text:p>
          </table:table-cell>
          <table:table-cell table:style-name="ce45" office:value-type="float" office:value="5" calcext:value-type="float">
            <text:p>5</text:p>
          </table:table-cell>
          <table:table-cell table:style-name="ce98" table:formula="of:=IF([.R214]=&quot;&quot;;IF([.Q214]=&quot;R&quot;;VLOOKUP([.P214];[$'olah data'.R215:$'olah data'.S219];2);[.P214]);IF([.R214]=[.P214];[.P214];[.Q214]))" office:value-type="float" office:value="0" calcext:value-type="float">
            <text:p>0</text:p>
          </table:table-cell>
          <table:table-cell table:style-name="ce27" table:formula="of:=IFERROR(INDEX([$'olah data'.$B$4:$'olah data'.$N$39];MATCH([.$A214];[$'olah data'.D$4:$'olah data'.D$39];0);2);&quot;&quot;)">
            <text:p/>
          </table:table-cell>
          <table:table-cell table:style-name="ce27" table:formula="of:=IFERROR(INDEX([$'olah data'.$B$4:$'olah data'.$N$39];MATCH([.$A214];[$'olah data'.E$4:$'olah data'.E$39];0);2);&quot;&quot;)">
            <text:p/>
          </table:table-cell>
          <table:table-cell table:style-name="ce27" table:formula="of:=IFERROR(INDEX([$'olah data'.$B$4:$'olah data'.$N$39];MATCH([.$A214];[$'olah data'.F$4:$'olah data'.F$39];0);2);&quot;&quot;)">
            <text:p/>
          </table:table-cell>
          <table:table-cell table:style-name="ce27" table:formula="of:=IFERROR(INDEX([$'olah data'.$B$4:$'olah data'.$N$39];MATCH([.$A214];[$'olah data'.G$4:$'olah data'.G$39];0);2);&quot;&quot;)">
            <text:p/>
          </table:table-cell>
          <table:table-cell table:style-name="ce27" table:formula="of:=IFERROR(INDEX([$'olah data'.$B$4:$'olah data'.$N$39];MATCH([.$A214];[$'olah data'.H$4:$'olah data'.H$39];0);2);&quot;&quot;)">
            <text:p/>
          </table:table-cell>
          <table:table-cell table:style-name="ce27" table:formula="of:=IFERROR(INDEX([$'olah data'.$B$4:$'olah data'.$N$39];MATCH([.$A214];[$'olah data'.I$4:$'olah data'.I$39];0);2);&quot;&quot;)">
            <text:p/>
          </table:table-cell>
          <table:table-cell table:style-name="ce27" table:formula="of:=IFERROR(INDEX([$'olah data'.$B$4:$'olah data'.$N$39];MATCH([.$A214];[$'olah data'.J$4:$'olah data'.J$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214];[$'olah data'.K$4:$'olah data'.K$39];0);2);&quot;&quot;)">
            <text:p/>
          </table:table-cell>
          <table:table-cell table:style-name="ce27" table:formula="of:=IFERROR(INDEX([$'olah data'.$B$4:$'olah data'.$N$39];MATCH([.$A214];[$'olah data'.L$4:$'olah data'.L$39];0);2);&quot;&quot;)">
            <text:p/>
          </table:table-cell>
          <table:table-cell table:style-name="ce27" table:formula="of:=IFERROR(INDEX([$'olah data'.$B$4:$'olah data'.$N$39];MATCH([.$A214];[$'olah data'.M$4:$'olah data'.M$39];0);2);&quot;&quot;)">
            <text:p/>
          </table:table-cell>
          <table:table-cell table:style-name="ce27" table:formula="of:=IFERROR(INDEX([$'olah data'.$B$4:$'olah data'.$N$39];MATCH([.$A214];[$'olah data'.N$4:$'olah data'.N$39];0);2);&quot;&quot;)">
            <text:p/>
          </table:table-cell>
          <table:table-cell table:style-name="ce27" table:formula="of:=CONCATENATE([.D214];[.E214];[.F214];[.G214];[.H214];[.I214];[.J214];[.K214];[.L214];[.M214];[.N214])" office:value-type="string" office:string-value="Openness to warm communication vs aloofness (10 items)" calcext:value-type="string">
            <text:p>Openness to warm communication vs aloofness (10 items)</text:p>
          </table:table-cell>
          <table:table-cell table:style-name="ce84" table:formula="of:=IFERROR([$'View Input'.Z14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4" calcext:value-type="float">
            <text:p>214</text:p>
          </table:table-cell>
          <table:table-cell table:style-name="ce45" office:value-type="float" office:value="5" calcext:value-type="float">
            <text:p>5</text:p>
          </table:table-cell>
          <table:table-cell table:style-name="ce98" table:formula="of:=IF([.R215]=&quot;&quot;;IF([.Q215]=&quot;R&quot;;VLOOKUP([.P215];[$'olah data'.R216:$'olah data'.S220];2);[.P215]);IF([.R215]=[.P215];[.P215];[.Q215]))" office:value-type="float" office:value="0" calcext:value-type="float">
            <text:p>0</text:p>
          </table:table-cell>
          <table:table-cell table:style-name="ce27" table:formula="of:=IFERROR(INDEX([$'olah data'.$B$4:$'olah data'.$N$39];MATCH([.$A215];[$'olah data'.D$4:$'olah data'.D$39];0);2);&quot;&quot;)">
            <text:p/>
          </table:table-cell>
          <table:table-cell table:style-name="ce27" table:formula="of:=IFERROR(INDEX([$'olah data'.$B$4:$'olah data'.$N$39];MATCH([.$A215];[$'olah data'.E$4:$'olah data'.E$39];0);2);&quot;&quot;)">
            <text:p/>
          </table:table-cell>
          <table:table-cell table:style-name="ce27" table:formula="of:=IFERROR(INDEX([$'olah data'.$B$4:$'olah data'.$N$39];MATCH([.$A215];[$'olah data'.F$4:$'olah data'.F$39];0);2);&quot;&quot;)">
            <text:p/>
          </table:table-cell>
          <table:table-cell table:style-name="ce27" table:formula="of:=IFERROR(INDEX([$'olah data'.$B$4:$'olah data'.$N$39];MATCH([.$A215];[$'olah data'.G$4:$'olah data'.G$39];0);2);&quot;&quot;)">
            <text:p/>
          </table:table-cell>
          <table:table-cell table:style-name="ce27" table:formula="of:=IFERROR(INDEX([$'olah data'.$B$4:$'olah data'.$N$39];MATCH([.$A215];[$'olah data'.H$4:$'olah data'.H$39];0);2);&quot;&quot;)">
            <text:p/>
          </table:table-cell>
          <table:table-cell table:style-name="ce27" table:formula="of:=IFERROR(INDEX([$'olah data'.$B$4:$'olah data'.$N$39];MATCH([.$A215];[$'olah data'.I$4:$'olah data'.I$39];0);2);&quot;&quot;)">
            <text:p/>
          </table:table-cell>
          <table:table-cell table:style-name="ce27" table:formula="of:=IFERROR(INDEX([$'olah data'.$B$4:$'olah data'.$N$39];MATCH([.$A215];[$'olah data'.J$4:$'olah data'.J$39];0);2);&quot;&quot;)" office:value-type="string" office:string-value="Fear of uncertainty (7 items)" calcext:value-type="string">
            <text:p>Fear of uncertainty (7 items)</text:p>
          </table:table-cell>
          <table:table-cell table:style-name="ce27" table:formula="of:=IFERROR(INDEX([$'olah data'.$B$4:$'olah data'.$N$39];MATCH([.$A215];[$'olah data'.K$4:$'olah data'.K$39];0);2);&quot;&quot;)">
            <text:p/>
          </table:table-cell>
          <table:table-cell table:style-name="ce27" table:formula="of:=IFERROR(INDEX([$'olah data'.$B$4:$'olah data'.$N$39];MATCH([.$A215];[$'olah data'.L$4:$'olah data'.L$39];0);2);&quot;&quot;)">
            <text:p/>
          </table:table-cell>
          <table:table-cell table:style-name="ce27" table:formula="of:=IFERROR(INDEX([$'olah data'.$B$4:$'olah data'.$N$39];MATCH([.$A215];[$'olah data'.M$4:$'olah data'.M$39];0);2);&quot;&quot;)">
            <text:p/>
          </table:table-cell>
          <table:table-cell table:style-name="ce27" table:formula="of:=IFERROR(INDEX([$'olah data'.$B$4:$'olah data'.$N$39];MATCH([.$A215];[$'olah data'.N$4:$'olah data'.N$39];0);2);&quot;&quot;)">
            <text:p/>
          </table:table-cell>
          <table:table-cell table:style-name="ce27" table:formula="of:=CONCATENATE([.D215];[.E215];[.F215];[.G215];[.H215];[.I215];[.J215];[.K215];[.L215];[.M215];[.N215])" office:value-type="string" office:string-value="Fear of uncertainty (7 items)" calcext:value-type="string">
            <text:p>Fear of uncertainty (7 items)</text:p>
          </table:table-cell>
          <table:table-cell table:style-name="ce84" table:formula="of:=IFERROR([$'View Input'.Z14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5" calcext:value-type="float">
            <text:p>215</text:p>
          </table:table-cell>
          <table:table-cell table:style-name="ce45" office:value-type="float" office:value="5" calcext:value-type="float">
            <text:p>5</text:p>
          </table:table-cell>
          <table:table-cell table:style-name="ce98" table:formula="of:=IF([.R216]=&quot;&quot;;IF([.Q216]=&quot;R&quot;;VLOOKUP([.P216];[$'olah data'.R217:$'olah data'.S221];2);[.P216]);IF([.R216]=[.P216];[.P216];[.Q216]))" office:value-type="float" office:value="0" calcext:value-type="float">
            <text:p>0</text:p>
          </table:table-cell>
          <table:table-cell table:style-name="ce27" table:formula="of:=IFERROR(INDEX([$'olah data'.$B$4:$'olah data'.$N$39];MATCH([.$A216];[$'olah data'.D$4:$'olah data'.D$39];0);2);&quot;&quot;)">
            <text:p/>
          </table:table-cell>
          <table:table-cell table:style-name="ce27" table:formula="of:=IFERROR(INDEX([$'olah data'.$B$4:$'olah data'.$N$39];MATCH([.$A216];[$'olah data'.E$4:$'olah data'.E$39];0);2);&quot;&quot;)">
            <text:p/>
          </table:table-cell>
          <table:table-cell table:style-name="ce27" table:formula="of:=IFERROR(INDEX([$'olah data'.$B$4:$'olah data'.$N$39];MATCH([.$A216];[$'olah data'.F$4:$'olah data'.F$39];0);2);&quot;&quot;)" office:value-type="string" office:string-value="Extravagance v. reserve (9 items)" calcext:value-type="string">
            <text:p>Extravagance v. reserve (9 items)</text:p>
          </table:table-cell>
          <table:table-cell table:style-name="ce27" table:formula="of:=IFERROR(INDEX([$'olah data'.$B$4:$'olah data'.$N$39];MATCH([.$A216];[$'olah data'.G$4:$'olah data'.G$39];0);2);&quot;&quot;)">
            <text:p/>
          </table:table-cell>
          <table:table-cell table:style-name="ce27" table:formula="of:=IFERROR(INDEX([$'olah data'.$B$4:$'olah data'.$N$39];MATCH([.$A216];[$'olah data'.H$4:$'olah data'.H$39];0);2);&quot;&quot;)">
            <text:p/>
          </table:table-cell>
          <table:table-cell table:style-name="ce27" table:formula="of:=IFERROR(INDEX([$'olah data'.$B$4:$'olah data'.$N$39];MATCH([.$A216];[$'olah data'.I$4:$'olah data'.I$39];0);2);&quot;&quot;)">
            <text:p/>
          </table:table-cell>
          <table:table-cell table:style-name="ce27" table:formula="of:=IFERROR(INDEX([$'olah data'.$B$4:$'olah data'.$N$39];MATCH([.$A216];[$'olah data'.J$4:$'olah data'.J$39];0);2);&quot;&quot;)">
            <text:p/>
          </table:table-cell>
          <table:table-cell table:style-name="ce27" table:formula="of:=IFERROR(INDEX([$'olah data'.$B$4:$'olah data'.$N$39];MATCH([.$A216];[$'olah data'.K$4:$'olah data'.K$39];0);2);&quot;&quot;)">
            <text:p/>
          </table:table-cell>
          <table:table-cell table:style-name="ce27" table:formula="of:=IFERROR(INDEX([$'olah data'.$B$4:$'olah data'.$N$39];MATCH([.$A216];[$'olah data'.L$4:$'olah data'.L$39];0);2);&quot;&quot;)">
            <text:p/>
          </table:table-cell>
          <table:table-cell table:style-name="ce27" table:formula="of:=IFERROR(INDEX([$'olah data'.$B$4:$'olah data'.$N$39];MATCH([.$A216];[$'olah data'.M$4:$'olah data'.M$39];0);2);&quot;&quot;)">
            <text:p/>
          </table:table-cell>
          <table:table-cell table:style-name="ce27" table:formula="of:=IFERROR(INDEX([$'olah data'.$B$4:$'olah data'.$N$39];MATCH([.$A216];[$'olah data'.N$4:$'olah data'.N$39];0);2);&quot;&quot;)">
            <text:p/>
          </table:table-cell>
          <table:table-cell table:style-name="ce27" table:formula="of:=CONCATENATE([.D216];[.E216];[.F216];[.G216];[.H216];[.I216];[.J216];[.K216];[.L216];[.M216];[.N216])" office:value-type="string" office:string-value="Extravagance v. reserve (9 items)" calcext:value-type="string">
            <text:p>Extravagance v. reserve (9 items)</text:p>
          </table:table-cell>
          <table:table-cell table:style-name="ce84" table:formula="of:=IFERROR([$'View Input'.Z14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6" calcext:value-type="float">
            <text:p>216</text:p>
          </table:table-cell>
          <table:table-cell table:style-name="ce45" office:value-type="float" office:value="5" calcext:value-type="float">
            <text:p>5</text:p>
          </table:table-cell>
          <table:table-cell table:style-name="ce98" table:formula="of:=IF([.R217]=&quot;&quot;;IF([.Q217]=&quot;R&quot;;VLOOKUP([.P217];[$'olah data'.R218:$'olah data'.S222];2);[.P217]);IF([.R217]=[.P217];[.P217];[.Q217]))" office:value-type="float" office:value="0" calcext:value-type="float">
            <text:p>0</text:p>
          </table:table-cell>
          <table:table-cell table:style-name="ce27" table:formula="of:=IFERROR(INDEX([$'olah data'.$B$4:$'olah data'.$N$39];MATCH([.$A217];[$'olah data'.D$4:$'olah data'.D$39];0);2);&quot;&quot;)">
            <text:p/>
          </table:table-cell>
          <table:table-cell table:style-name="ce27" table:formula="of:=IFERROR(INDEX([$'olah data'.$B$4:$'olah data'.$N$39];MATCH([.$A217];[$'olah data'.E$4:$'olah data'.E$39];0);2);&quot;&quot;)">
            <text:p/>
          </table:table-cell>
          <table:table-cell table:style-name="ce27" table:formula="of:=IFERROR(INDEX([$'olah data'.$B$4:$'olah data'.$N$39];MATCH([.$A217];[$'olah data'.F$4:$'olah data'.F$39];0);2);&quot;&quot;)">
            <text:p/>
          </table:table-cell>
          <table:table-cell table:style-name="ce27" table:formula="of:=IFERROR(INDEX([$'olah data'.$B$4:$'olah data'.$N$39];MATCH([.$A217];[$'olah data'.G$4:$'olah data'.G$39];0);2);&quot;&quot;)">
            <text:p/>
          </table:table-cell>
          <table:table-cell table:style-name="ce27" table:formula="of:=IFERROR(INDEX([$'olah data'.$B$4:$'olah data'.$N$39];MATCH([.$A217];[$'olah data'.H$4:$'olah data'.H$39];0);2);&quot;&quot;)">
            <text:p/>
          </table:table-cell>
          <table:table-cell table:style-name="ce27" table:formula="of:=IFERROR(INDEX([$'olah data'.$B$4:$'olah data'.$N$39];MATCH([.$A217];[$'olah data'.I$4:$'olah data'.I$39];0);2);&quot;&quot;)" office:value-type="string" office:string-value="Sentimentality (8 items)" calcext:value-type="string">
            <text:p>Sentimentality (8 items)</text:p>
          </table:table-cell>
          <table:table-cell table:style-name="ce27" table:formula="of:=IFERROR(INDEX([$'olah data'.$B$4:$'olah data'.$N$39];MATCH([.$A217];[$'olah data'.J$4:$'olah data'.J$39];0);2);&quot;&quot;)">
            <text:p/>
          </table:table-cell>
          <table:table-cell table:style-name="ce27" table:formula="of:=IFERROR(INDEX([$'olah data'.$B$4:$'olah data'.$N$39];MATCH([.$A217];[$'olah data'.K$4:$'olah data'.K$39];0);2);&quot;&quot;)">
            <text:p/>
          </table:table-cell>
          <table:table-cell table:style-name="ce27" table:formula="of:=IFERROR(INDEX([$'olah data'.$B$4:$'olah data'.$N$39];MATCH([.$A217];[$'olah data'.L$4:$'olah data'.L$39];0);2);&quot;&quot;)">
            <text:p/>
          </table:table-cell>
          <table:table-cell table:style-name="ce27" table:formula="of:=IFERROR(INDEX([$'olah data'.$B$4:$'olah data'.$N$39];MATCH([.$A217];[$'olah data'.M$4:$'olah data'.M$39];0);2);&quot;&quot;)">
            <text:p/>
          </table:table-cell>
          <table:table-cell table:style-name="ce27" table:formula="of:=IFERROR(INDEX([$'olah data'.$B$4:$'olah data'.$N$39];MATCH([.$A217];[$'olah data'.N$4:$'olah data'.N$39];0);2);&quot;&quot;)">
            <text:p/>
          </table:table-cell>
          <table:table-cell table:style-name="ce27" table:formula="of:=CONCATENATE([.D217];[.E217];[.F217];[.G217];[.H217];[.I217];[.J217];[.K217];[.L217];[.M217];[.N217])" office:value-type="string" office:string-value="Sentimentality (8 items)" calcext:value-type="string">
            <text:p>Sentimentality (8 items)</text:p>
          </table:table-cell>
          <table:table-cell table:style-name="ce84" table:formula="of:=IFERROR([$'View Input'.Z14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7" calcext:value-type="float">
            <text:p>217</text:p>
          </table:table-cell>
          <table:table-cell table:style-name="ce45" office:value-type="float" office:value="5" calcext:value-type="float">
            <text:p>5</text:p>
          </table:table-cell>
          <table:table-cell table:style-name="ce98" table:formula="of:=IF([.R218]=&quot;&quot;;IF([.Q218]=&quot;R&quot;;VLOOKUP([.P218];[$'olah data'.R219:$'olah data'.S223];2);[.P218]);IF([.R218]=[.P218];[.P218];[.Q218]))" office:value-type="float" office:value="0" calcext:value-type="float">
            <text:p>0</text:p>
          </table:table-cell>
          <table:table-cell table:style-name="ce27" table:formula="of:=IFERROR(INDEX([$'olah data'.$B$4:$'olah data'.$N$39];MATCH([.$A218];[$'olah data'.D$4:$'olah data'.D$39];0);2);&quot;&quot;)">
            <text:p/>
          </table:table-cell>
          <table:table-cell table:style-name="ce27" table:formula="of:=IFERROR(INDEX([$'olah data'.$B$4:$'olah data'.$N$39];MATCH([.$A218];[$'olah data'.E$4:$'olah data'.E$39];0);2);&quot;&quot;)">
            <text:p/>
          </table:table-cell>
          <table:table-cell table:style-name="ce27" table:formula="of:=IFERROR(INDEX([$'olah data'.$B$4:$'olah data'.$N$39];MATCH([.$A218];[$'olah data'.F$4:$'olah data'.F$39];0);2);&quot;&quot;)">
            <text:p/>
          </table:table-cell>
          <table:table-cell table:style-name="ce27" table:formula="of:=IFERROR(INDEX([$'olah data'.$B$4:$'olah data'.$N$39];MATCH([.$A218];[$'olah data'.G$4:$'olah data'.G$39];0);2);&quot;&quot;)">
            <text:p/>
          </table:table-cell>
          <table:table-cell table:style-name="ce27" table:formula="of:=IFERROR(INDEX([$'olah data'.$B$4:$'olah data'.$N$39];MATCH([.$A218];[$'olah data'.H$4:$'olah data'.H$39];0);2);&quot;&quot;)">
            <text:p/>
          </table:table-cell>
          <table:table-cell table:style-name="ce27" table:formula="of:=IFERROR(INDEX([$'olah data'.$B$4:$'olah data'.$N$39];MATCH([.$A218];[$'olah data'.I$4:$'olah data'.I$39];0);2);&quot;&quot;)">
            <text:p/>
          </table:table-cell>
          <table:table-cell table:style-name="ce27" table:formula="of:=IFERROR(INDEX([$'olah data'.$B$4:$'olah data'.$N$39];MATCH([.$A218];[$'olah data'.J$4:$'olah data'.J$39];0);2);&quot;&quot;)">
            <text:p/>
          </table:table-cell>
          <table:table-cell table:style-name="ce27" table:formula="of:=IFERROR(INDEX([$'olah data'.$B$4:$'olah data'.$N$39];MATCH([.$A218];[$'olah data'.K$4:$'olah data'.K$39];0);2);&quot;&quot;)">
            <text:p/>
          </table:table-cell>
          <table:table-cell table:style-name="ce27" table:formula="of:=IFERROR(INDEX([$'olah data'.$B$4:$'olah data'.$N$39];MATCH([.$A218];[$'olah data'.L$4:$'olah data'.L$39];0);2);&quot;&quot;)">
            <text:p/>
          </table:table-cell>
          <table:table-cell table:style-name="ce27" table:formula="of:=IFERROR(INDEX([$'olah data'.$B$4:$'olah data'.$N$39];MATCH([.$A218];[$'olah data'.M$4:$'olah data'.M$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218];[$'olah data'.N$4:$'olah data'.N$39];0);2);&quot;&quot;)">
            <text:p/>
          </table:table-cell>
          <table:table-cell table:style-name="ce27" table:formula="of:=CONCATENATE([.D218];[.E218];[.F218];[.G218];[.H218];[.I218];[.J218];[.K218];[.L218];[.M218];[.N218])"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14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8" calcext:value-type="float">
            <text:p>218</text:p>
          </table:table-cell>
          <table:table-cell table:style-name="ce45" office:value-type="float" office:value="5" calcext:value-type="float">
            <text:p>5</text:p>
          </table:table-cell>
          <table:table-cell table:style-name="ce98" table:formula="of:=IF([.R219]=&quot;&quot;;IF([.Q219]=&quot;R&quot;;VLOOKUP([.P219];[$'olah data'.R220:$'olah data'.S224];2);[.P219]);IF([.R219]=[.P219];[.P219];[.Q219]))" office:value-type="float" office:value="0" calcext:value-type="float">
            <text:p>0</text:p>
          </table:table-cell>
          <table:table-cell table:style-name="ce27" table:formula="of:=IFERROR(INDEX([$'olah data'.$B$4:$'olah data'.$N$39];MATCH([.$A219];[$'olah data'.D$4:$'olah data'.D$39];0);2);&quot;&quot;)">
            <text:p/>
          </table:table-cell>
          <table:table-cell table:style-name="ce27" table:formula="of:=IFERROR(INDEX([$'olah data'.$B$4:$'olah data'.$N$39];MATCH([.$A219];[$'olah data'.E$4:$'olah data'.E$39];0);2);&quot;&quot;)">
            <text:p/>
          </table:table-cell>
          <table:table-cell table:style-name="ce27" table:formula="of:=IFERROR(INDEX([$'olah data'.$B$4:$'olah data'.$N$39];MATCH([.$A219];[$'olah data'.F$4:$'olah data'.F$39];0);2);&quot;&quot;)">
            <text:p/>
          </table:table-cell>
          <table:table-cell table:style-name="ce27" table:formula="of:=IFERROR(INDEX([$'olah data'.$B$4:$'olah data'.$N$39];MATCH([.$A219];[$'olah data'.G$4:$'olah data'.G$39];0);2);&quot;&quot;)">
            <text:p/>
          </table:table-cell>
          <table:table-cell table:style-name="ce27" table:formula="of:=IFERROR(INDEX([$'olah data'.$B$4:$'olah data'.$N$39];MATCH([.$A219];[$'olah data'.H$4:$'olah data'.H$39];0);2);&quot;&quot;)">
            <text:p/>
          </table:table-cell>
          <table:table-cell table:style-name="ce27" table:formula="of:=IFERROR(INDEX([$'olah data'.$B$4:$'olah data'.$N$39];MATCH([.$A219];[$'olah data'.I$4:$'olah data'.I$39];0);2);&quot;&quot;)">
            <text:p/>
          </table:table-cell>
          <table:table-cell table:style-name="ce27" table:formula="of:=IFERROR(INDEX([$'olah data'.$B$4:$'olah data'.$N$39];MATCH([.$A219];[$'olah data'.J$4:$'olah data'.J$39];0);2);&quot;&quot;)" office:value-type="string" office:string-value="Sentimentality (8 items)" calcext:value-type="string">
            <text:p>Sentimentality (8 items)</text:p>
          </table:table-cell>
          <table:table-cell table:style-name="ce27" table:formula="of:=IFERROR(INDEX([$'olah data'.$B$4:$'olah data'.$N$39];MATCH([.$A219];[$'olah data'.K$4:$'olah data'.K$39];0);2);&quot;&quot;)">
            <text:p/>
          </table:table-cell>
          <table:table-cell table:style-name="ce27" table:formula="of:=IFERROR(INDEX([$'olah data'.$B$4:$'olah data'.$N$39];MATCH([.$A219];[$'olah data'.L$4:$'olah data'.L$39];0);2);&quot;&quot;)">
            <text:p/>
          </table:table-cell>
          <table:table-cell table:style-name="ce27" table:formula="of:=IFERROR(INDEX([$'olah data'.$B$4:$'olah data'.$N$39];MATCH([.$A219];[$'olah data'.M$4:$'olah data'.M$39];0);2);&quot;&quot;)">
            <text:p/>
          </table:table-cell>
          <table:table-cell table:style-name="ce27" table:formula="of:=IFERROR(INDEX([$'olah data'.$B$4:$'olah data'.$N$39];MATCH([.$A219];[$'olah data'.N$4:$'olah data'.N$39];0);2);&quot;&quot;)">
            <text:p/>
          </table:table-cell>
          <table:table-cell table:style-name="ce27" table:formula="of:=CONCATENATE([.D219];[.E219];[.F219];[.G219];[.H219];[.I219];[.J219];[.K219];[.L219];[.M219];[.N219])" office:value-type="string" office:string-value="Sentimentality (8 items)" calcext:value-type="string">
            <text:p>Sentimentality (8 items)</text:p>
          </table:table-cell>
          <table:table-cell table:style-name="ce84" table:formula="of:=IFERROR([$'View Input'.Z14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19" calcext:value-type="float">
            <text:p>219</text:p>
          </table:table-cell>
          <table:table-cell table:style-name="ce45" office:value-type="float" office:value="5" calcext:value-type="float">
            <text:p>5</text:p>
          </table:table-cell>
          <table:table-cell table:style-name="ce98" table:formula="of:=IF([.R220]=&quot;&quot;;IF([.Q220]=&quot;R&quot;;VLOOKUP([.P220];[$'olah data'.R221:$'olah data'.S225];2);[.P220]);IF([.R220]=[.P220];[.P220];[.Q220]))" office:value-type="float" office:value="0" calcext:value-type="float">
            <text:p>0</text:p>
          </table:table-cell>
          <table:table-cell table:style-name="ce27" table:formula="of:=IFERROR(INDEX([$'olah data'.$B$4:$'olah data'.$N$39];MATCH([.$A220];[$'olah data'.D$4:$'olah data'.D$39];0);2);&quot;&quot;)">
            <text:p/>
          </table:table-cell>
          <table:table-cell table:style-name="ce27" table:formula="of:=IFERROR(INDEX([$'olah data'.$B$4:$'olah data'.$N$39];MATCH([.$A220];[$'olah data'.E$4:$'olah data'.E$39];0);2);&quot;&quot;)" office:value-type="string" office:string-value="Compassion vs. revengefulness (7 items)" calcext:value-type="string">
            <text:p>Compassion vs. revengefulness (7 items)</text:p>
          </table:table-cell>
          <table:table-cell table:style-name="ce27" table:formula="of:=IFERROR(INDEX([$'olah data'.$B$4:$'olah data'.$N$39];MATCH([.$A220];[$'olah data'.F$4:$'olah data'.F$39];0);2);&quot;&quot;)">
            <text:p/>
          </table:table-cell>
          <table:table-cell table:style-name="ce27" table:formula="of:=IFERROR(INDEX([$'olah data'.$B$4:$'olah data'.$N$39];MATCH([.$A220];[$'olah data'.G$4:$'olah data'.G$39];0);2);&quot;&quot;)">
            <text:p/>
          </table:table-cell>
          <table:table-cell table:style-name="ce27" table:formula="of:=IFERROR(INDEX([$'olah data'.$B$4:$'olah data'.$N$39];MATCH([.$A220];[$'olah data'.H$4:$'olah data'.H$39];0);2);&quot;&quot;)">
            <text:p/>
          </table:table-cell>
          <table:table-cell table:style-name="ce27" table:formula="of:=IFERROR(INDEX([$'olah data'.$B$4:$'olah data'.$N$39];MATCH([.$A220];[$'olah data'.I$4:$'olah data'.I$39];0);2);&quot;&quot;)">
            <text:p/>
          </table:table-cell>
          <table:table-cell table:style-name="ce27" table:formula="of:=IFERROR(INDEX([$'olah data'.$B$4:$'olah data'.$N$39];MATCH([.$A220];[$'olah data'.J$4:$'olah data'.J$39];0);2);&quot;&quot;)">
            <text:p/>
          </table:table-cell>
          <table:table-cell table:style-name="ce27" table:formula="of:=IFERROR(INDEX([$'olah data'.$B$4:$'olah data'.$N$39];MATCH([.$A220];[$'olah data'.K$4:$'olah data'.K$39];0);2);&quot;&quot;)">
            <text:p/>
          </table:table-cell>
          <table:table-cell table:style-name="ce27" table:formula="of:=IFERROR(INDEX([$'olah data'.$B$4:$'olah data'.$N$39];MATCH([.$A220];[$'olah data'.L$4:$'olah data'.L$39];0);2);&quot;&quot;)">
            <text:p/>
          </table:table-cell>
          <table:table-cell table:style-name="ce27" table:formula="of:=IFERROR(INDEX([$'olah data'.$B$4:$'olah data'.$N$39];MATCH([.$A220];[$'olah data'.M$4:$'olah data'.M$39];0);2);&quot;&quot;)">
            <text:p/>
          </table:table-cell>
          <table:table-cell table:style-name="ce27" table:formula="of:=IFERROR(INDEX([$'olah data'.$B$4:$'olah data'.$N$39];MATCH([.$A220];[$'olah data'.N$4:$'olah data'.N$39];0);2);&quot;&quot;)">
            <text:p/>
          </table:table-cell>
          <table:table-cell table:style-name="ce27" table:formula="of:=CONCATENATE([.D220];[.E220];[.F220];[.G220];[.H220];[.I220];[.J220];[.K220];[.L220];[.M220];[.N220])" office:value-type="string" office:string-value="Compassion vs. revengefulness (7 items)" calcext:value-type="string">
            <text:p>Compassion vs. revengefulness (7 items)</text:p>
          </table:table-cell>
          <table:table-cell table:style-name="ce84" table:formula="of:=IFERROR([$'View Input'.Z14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0" calcext:value-type="float">
            <text:p>220</text:p>
          </table:table-cell>
          <table:table-cell table:style-name="ce45" office:value-type="float" office:value="5" calcext:value-type="float">
            <text:p>5</text:p>
          </table:table-cell>
          <table:table-cell table:style-name="ce98" table:formula="of:=IF([.R221]=&quot;&quot;;IF([.Q221]=&quot;R&quot;;VLOOKUP([.P221];[$'olah data'.R222:$'olah data'.S226];2);[.P221]);IF([.R221]=[.P221];[.P221];[.Q221]))" office:value-type="float" office:value="0" calcext:value-type="float">
            <text:p>0</text:p>
          </table:table-cell>
          <table:table-cell table:style-name="ce27" table:formula="of:=IFERROR(INDEX([$'olah data'.$B$4:$'olah data'.$N$39];MATCH([.$A221];[$'olah data'.D$4:$'olah data'.D$39];0);2);&quot;&quot;)">
            <text:p/>
          </table:table-cell>
          <table:table-cell table:style-name="ce27" table:formula="of:=IFERROR(INDEX([$'olah data'.$B$4:$'olah data'.$N$39];MATCH([.$A221];[$'olah data'.E$4:$'olah data'.E$39];0);2);&quot;&quot;)">
            <text:p/>
          </table:table-cell>
          <table:table-cell table:style-name="ce27" table:formula="of:=IFERROR(INDEX([$'olah data'.$B$4:$'olah data'.$N$39];MATCH([.$A221];[$'olah data'.F$4:$'olah data'.F$39];0);2);&quot;&quot;)">
            <text:p/>
          </table:table-cell>
          <table:table-cell table:style-name="ce27" table:formula="of:=IFERROR(INDEX([$'olah data'.$B$4:$'olah data'.$N$39];MATCH([.$A221];[$'olah data'.G$4:$'olah data'.G$39];0);2);&quot;&quot;)" office:value-type="string" office:string-value="Enlightened second nature (11 items)" calcext:value-type="string">
            <text:p>Enlightened second nature (11 items)</text:p>
          </table:table-cell>
          <table:table-cell table:style-name="ce27" table:formula="of:=IFERROR(INDEX([$'olah data'.$B$4:$'olah data'.$N$39];MATCH([.$A221];[$'olah data'.H$4:$'olah data'.H$39];0);2);&quot;&quot;)">
            <text:p/>
          </table:table-cell>
          <table:table-cell table:style-name="ce27" table:formula="of:=IFERROR(INDEX([$'olah data'.$B$4:$'olah data'.$N$39];MATCH([.$A221];[$'olah data'.I$4:$'olah data'.I$39];0);2);&quot;&quot;)">
            <text:p/>
          </table:table-cell>
          <table:table-cell table:style-name="ce27" table:formula="of:=IFERROR(INDEX([$'olah data'.$B$4:$'olah data'.$N$39];MATCH([.$A221];[$'olah data'.J$4:$'olah data'.J$39];0);2);&quot;&quot;)">
            <text:p/>
          </table:table-cell>
          <table:table-cell table:style-name="ce27" table:formula="of:=IFERROR(INDEX([$'olah data'.$B$4:$'olah data'.$N$39];MATCH([.$A221];[$'olah data'.K$4:$'olah data'.K$39];0);2);&quot;&quot;)">
            <text:p/>
          </table:table-cell>
          <table:table-cell table:style-name="ce27" table:formula="of:=IFERROR(INDEX([$'olah data'.$B$4:$'olah data'.$N$39];MATCH([.$A221];[$'olah data'.L$4:$'olah data'.L$39];0);2);&quot;&quot;)">
            <text:p/>
          </table:table-cell>
          <table:table-cell table:style-name="ce27" table:formula="of:=IFERROR(INDEX([$'olah data'.$B$4:$'olah data'.$N$39];MATCH([.$A221];[$'olah data'.M$4:$'olah data'.M$39];0);2);&quot;&quot;)">
            <text:p/>
          </table:table-cell>
          <table:table-cell table:style-name="ce27" table:formula="of:=IFERROR(INDEX([$'olah data'.$B$4:$'olah data'.$N$39];MATCH([.$A221];[$'olah data'.N$4:$'olah data'.N$39];0);2);&quot;&quot;)">
            <text:p/>
          </table:table-cell>
          <table:table-cell table:style-name="ce27" table:formula="of:=CONCATENATE([.D221];[.E221];[.F221];[.G221];[.H221];[.I221];[.J221];[.K221];[.L221];[.M221];[.N221])" office:value-type="string" office:string-value="Enlightened second nature (11 items)" calcext:value-type="string">
            <text:p>Enlightened second nature (11 items)</text:p>
          </table:table-cell>
          <table:table-cell table:style-name="ce84" table:formula="of:=IFERROR([$'View Input'.Z15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1" calcext:value-type="float">
            <text:p>221</text:p>
          </table:table-cell>
          <table:table-cell table:style-name="ce45" office:value-type="float" office:value="5" calcext:value-type="float">
            <text:p>5</text:p>
          </table:table-cell>
          <table:table-cell table:style-name="ce98" table:formula="of:=IF([.R222]=&quot;&quot;;IF([.Q222]=&quot;R&quot;;VLOOKUP([.P222];[$'olah data'.R223:$'olah data'.S227];2);[.P222]);IF([.R222]=[.P222];[.P222];[.Q222]))" office:value-type="float" office:value="0" calcext:value-type="float">
            <text:p>0</text:p>
          </table:table-cell>
          <table:table-cell table:style-name="ce27" table:formula="of:=IFERROR(INDEX([$'olah data'.$B$4:$'olah data'.$N$39];MATCH([.$A222];[$'olah data'.D$4:$'olah data'.D$39];0);2);&quot;&quot;)">
            <text:p/>
          </table:table-cell>
          <table:table-cell table:style-name="ce27" table:formula="of:=IFERROR(INDEX([$'olah data'.$B$4:$'olah data'.$N$39];MATCH([.$A222];[$'olah data'.E$4:$'olah data'.E$39];0);2);&quot;&quot;)">
            <text:p/>
          </table:table-cell>
          <table:table-cell table:style-name="ce27" table:formula="of:=IFERROR(INDEX([$'olah data'.$B$4:$'olah data'.$N$39];MATCH([.$A222];[$'olah data'.F$4:$'olah data'.F$39];0);2);&quot;&quot;)">
            <text:p/>
          </table:table-cell>
          <table:table-cell table:style-name="ce27" table:formula="of:=IFERROR(INDEX([$'olah data'.$B$4:$'olah data'.$N$39];MATCH([.$A222];[$'olah data'.G$4:$'olah data'.G$39];0);2);&quot;&quot;)">
            <text:p/>
          </table:table-cell>
          <table:table-cell table:style-name="ce27" table:formula="of:=IFERROR(INDEX([$'olah data'.$B$4:$'olah data'.$N$39];MATCH([.$A222];[$'olah data'.H$4:$'olah data'.H$39];0);2);&quot;&quot;)" office:value-type="string" office:string-value="Resourcefulness (5 items)" calcext:value-type="string">
            <text:p>Resourcefulness (5 items)</text:p>
          </table:table-cell>
          <table:table-cell table:style-name="ce27" table:formula="of:=IFERROR(INDEX([$'olah data'.$B$4:$'olah data'.$N$39];MATCH([.$A222];[$'olah data'.I$4:$'olah data'.I$39];0);2);&quot;&quot;)">
            <text:p/>
          </table:table-cell>
          <table:table-cell table:style-name="ce27" table:formula="of:=IFERROR(INDEX([$'olah data'.$B$4:$'olah data'.$N$39];MATCH([.$A222];[$'olah data'.J$4:$'olah data'.J$39];0);2);&quot;&quot;)">
            <text:p/>
          </table:table-cell>
          <table:table-cell table:style-name="ce27" table:formula="of:=IFERROR(INDEX([$'olah data'.$B$4:$'olah data'.$N$39];MATCH([.$A222];[$'olah data'.K$4:$'olah data'.K$39];0);2);&quot;&quot;)">
            <text:p/>
          </table:table-cell>
          <table:table-cell table:style-name="ce27" table:formula="of:=IFERROR(INDEX([$'olah data'.$B$4:$'olah data'.$N$39];MATCH([.$A222];[$'olah data'.L$4:$'olah data'.L$39];0);2);&quot;&quot;)">
            <text:p/>
          </table:table-cell>
          <table:table-cell table:style-name="ce27" table:formula="of:=IFERROR(INDEX([$'olah data'.$B$4:$'olah data'.$N$39];MATCH([.$A222];[$'olah data'.M$4:$'olah data'.M$39];0);2);&quot;&quot;)">
            <text:p/>
          </table:table-cell>
          <table:table-cell table:style-name="ce27" table:formula="of:=IFERROR(INDEX([$'olah data'.$B$4:$'olah data'.$N$39];MATCH([.$A222];[$'olah data'.N$4:$'olah data'.N$39];0);2);&quot;&quot;)">
            <text:p/>
          </table:table-cell>
          <table:table-cell table:style-name="ce27" table:formula="of:=CONCATENATE([.D222];[.E222];[.F222];[.G222];[.H222];[.I222];[.J222];[.K222];[.L222];[.M222];[.N222])" office:value-type="string" office:string-value="Resourcefulness (5 items)" calcext:value-type="string">
            <text:p>Resourcefulness (5 items)</text:p>
          </table:table-cell>
          <table:table-cell table:style-name="ce84" table:formula="of:=IFERROR([$'View Input'.Z15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2" calcext:value-type="float">
            <text:p>222</text:p>
          </table:table-cell>
          <table:table-cell table:style-name="ce45" office:value-type="float" office:value="5" calcext:value-type="float">
            <text:p>5</text:p>
          </table:table-cell>
          <table:table-cell table:style-name="ce98" table:formula="of:=IF([.R223]=&quot;&quot;;IF([.Q223]=&quot;R&quot;;VLOOKUP([.P223];[$'olah data'.R224:$'olah data'.S228];2);[.P223]);IF([.R223]=[.P223];[.P223];[.Q223]))" office:value-type="float" office:value="0" calcext:value-type="float">
            <text:p>0</text:p>
          </table:table-cell>
          <table:table-cell table:style-name="ce27" table:formula="of:=IFERROR(INDEX([$'olah data'.$B$4:$'olah data'.$N$39];MATCH([.$A223];[$'olah data'.D$4:$'olah data'.D$39];0);2);&quot;&quot;)">
            <text:p/>
          </table:table-cell>
          <table:table-cell table:style-name="ce27" table:formula="of:=IFERROR(INDEX([$'olah data'.$B$4:$'olah data'.$N$39];MATCH([.$A223];[$'olah data'.E$4:$'olah data'.E$39];0);2);&quot;&quot;)">
            <text:p/>
          </table:table-cell>
          <table:table-cell table:style-name="ce27" table:formula="of:=IFERROR(INDEX([$'olah data'.$B$4:$'olah data'.$N$39];MATCH([.$A223];[$'olah data'.F$4:$'olah data'.F$39];0);2);&quot;&quot;)">
            <text:p/>
          </table:table-cell>
          <table:table-cell table:style-name="ce27" table:formula="of:=IFERROR(INDEX([$'olah data'.$B$4:$'olah data'.$N$39];MATCH([.$A223];[$'olah data'.G$4:$'olah data'.G$39];0);2);&quot;&quot;)" office:value-type="string" office:string-value="Extravagance v. reserve (9 items)" calcext:value-type="string">
            <text:p>Extravagance v. reserve (9 items)</text:p>
          </table:table-cell>
          <table:table-cell table:style-name="ce27" table:formula="of:=IFERROR(INDEX([$'olah data'.$B$4:$'olah data'.$N$39];MATCH([.$A223];[$'olah data'.H$4:$'olah data'.H$39];0);2);&quot;&quot;)">
            <text:p/>
          </table:table-cell>
          <table:table-cell table:style-name="ce27" table:formula="of:=IFERROR(INDEX([$'olah data'.$B$4:$'olah data'.$N$39];MATCH([.$A223];[$'olah data'.I$4:$'olah data'.I$39];0);2);&quot;&quot;)">
            <text:p/>
          </table:table-cell>
          <table:table-cell table:style-name="ce27" table:formula="of:=IFERROR(INDEX([$'olah data'.$B$4:$'olah data'.$N$39];MATCH([.$A223];[$'olah data'.J$4:$'olah data'.J$39];0);2);&quot;&quot;)">
            <text:p/>
          </table:table-cell>
          <table:table-cell table:style-name="ce27" table:formula="of:=IFERROR(INDEX([$'olah data'.$B$4:$'olah data'.$N$39];MATCH([.$A223];[$'olah data'.K$4:$'olah data'.K$39];0);2);&quot;&quot;)">
            <text:p/>
          </table:table-cell>
          <table:table-cell table:style-name="ce27" table:formula="of:=IFERROR(INDEX([$'olah data'.$B$4:$'olah data'.$N$39];MATCH([.$A223];[$'olah data'.L$4:$'olah data'.L$39];0);2);&quot;&quot;)">
            <text:p/>
          </table:table-cell>
          <table:table-cell table:style-name="ce27" table:formula="of:=IFERROR(INDEX([$'olah data'.$B$4:$'olah data'.$N$39];MATCH([.$A223];[$'olah data'.M$4:$'olah data'.M$39];0);2);&quot;&quot;)">
            <text:p/>
          </table:table-cell>
          <table:table-cell table:style-name="ce27" table:formula="of:=IFERROR(INDEX([$'olah data'.$B$4:$'olah data'.$N$39];MATCH([.$A223];[$'olah data'.N$4:$'olah data'.N$39];0);2);&quot;&quot;)">
            <text:p/>
          </table:table-cell>
          <table:table-cell table:style-name="ce27" table:formula="of:=CONCATENATE([.D223];[.E223];[.F223];[.G223];[.H223];[.I223];[.J223];[.K223];[.L223];[.M223];[.N223])" office:value-type="string" office:string-value="Extravagance v. reserve (9 items)" calcext:value-type="string">
            <text:p>Extravagance v. reserve (9 items)</text:p>
          </table:table-cell>
          <table:table-cell table:style-name="ce84" table:formula="of:=IFERROR([$'View Input'.Z15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3" calcext:value-type="float">
            <text:p>223</text:p>
          </table:table-cell>
          <table:table-cell table:style-name="ce45" office:value-type="float" office:value="5" calcext:value-type="float">
            <text:p>5</text:p>
          </table:table-cell>
          <table:table-cell table:style-name="ce98" table:formula="of:=IF([.R224]=&quot;&quot;;IF([.Q224]=&quot;R&quot;;VLOOKUP([.P224];[$'olah data'.R225:$'olah data'.S229];2);[.P224]);IF([.R224]=[.P224];[.P224];[.Q224]))" office:value-type="float" office:value="0" calcext:value-type="float">
            <text:p>0</text:p>
          </table:table-cell>
          <table:table-cell table:style-name="ce27" table:formula="of:=IFERROR(INDEX([$'olah data'.$B$4:$'olah data'.$N$39];MATCH([.$A224];[$'olah data'.D$4:$'olah data'.D$39];0);2);&quot;&quot;)">
            <text:p/>
          </table:table-cell>
          <table:table-cell table:style-name="ce27" table:formula="of:=IFERROR(INDEX([$'olah data'.$B$4:$'olah data'.$N$39];MATCH([.$A224];[$'olah data'.E$4:$'olah data'.E$39];0);2);&quot;&quot;)">
            <text:p/>
          </table:table-cell>
          <table:table-cell table:style-name="ce27" table:formula="of:=IFERROR(INDEX([$'olah data'.$B$4:$'olah data'.$N$39];MATCH([.$A224];[$'olah data'.F$4:$'olah data'.F$39];0);2);&quot;&quot;)">
            <text:p/>
          </table:table-cell>
          <table:table-cell table:style-name="ce27" table:formula="of:=IFERROR(INDEX([$'olah data'.$B$4:$'olah data'.$N$39];MATCH([.$A224];[$'olah data'.G$4:$'olah data'.G$39];0);2);&quot;&quot;)">
            <text:p/>
          </table:table-cell>
          <table:table-cell table:style-name="ce27" table:formula="of:=IFERROR(INDEX([$'olah data'.$B$4:$'olah data'.$N$39];MATCH([.$A224];[$'olah data'.H$4:$'olah data'.H$39];0);2);&quot;&quot;)">
            <text:p/>
          </table:table-cell>
          <table:table-cell table:style-name="ce27" table:formula="of:=IFERROR(INDEX([$'olah data'.$B$4:$'olah data'.$N$39];MATCH([.$A224];[$'olah data'.I$4:$'olah data'.I$39];0);2);&quot;&quot;)">
            <text:p/>
          </table:table-cell>
          <table:table-cell table:style-name="ce27" table:formula="of:=IFERROR(INDEX([$'olah data'.$B$4:$'olah data'.$N$39];MATCH([.$A224];[$'olah data'.J$4:$'olah data'.J$39];0);2);&quot;&quot;)">
            <text:p/>
          </table:table-cell>
          <table:table-cell table:style-name="ce27" table:formula="of:=IFERROR(INDEX([$'olah data'.$B$4:$'olah data'.$N$39];MATCH([.$A224];[$'olah data'.K$4:$'olah data'.K$39];0);2);&quot;&quot;)">
            <text:p/>
          </table:table-cell>
          <table:table-cell table:style-name="ce27" table:formula="of:=IFERROR(INDEX([$'olah data'.$B$4:$'olah data'.$N$39];MATCH([.$A224];[$'olah data'.L$4:$'olah data'.L$39];0);2);&quot;&quot;)">
            <text:p/>
          </table:table-cell>
          <table:table-cell table:style-name="ce27" table:formula="of:=IFERROR(INDEX([$'olah data'.$B$4:$'olah data'.$N$39];MATCH([.$A224];[$'olah data'.M$4:$'olah data'.M$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24];[$'olah data'.N$4:$'olah data'.N$39];0);2);&quot;&quot;)">
            <text:p/>
          </table:table-cell>
          <table:table-cell table:style-name="ce27" table:formula="of:=CONCATENATE([.D224];[.E224];[.F224];[.G224];[.H224];[.I224];[.J224];[.K224];[.L224];[.M224];[.N224])" office:value-type="string" office:string-value="Self-forgetful vs. self-conscious experience (10 items)" calcext:value-type="string">
            <text:p>Self-forgetful vs. self-conscious experience (10 items)</text:p>
          </table:table-cell>
          <table:table-cell table:style-name="ce84" table:formula="of:=IFERROR([$'View Input'.Z15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4" calcext:value-type="float">
            <text:p>224</text:p>
          </table:table-cell>
          <table:table-cell table:style-name="ce45" office:value-type="float" office:value="5" calcext:value-type="float">
            <text:p>5</text:p>
          </table:table-cell>
          <table:table-cell table:style-name="ce98" table:formula="of:=IF([.R225]=&quot;&quot;;IF([.Q225]=&quot;R&quot;;VLOOKUP([.P225];[$'olah data'.R226:$'olah data'.S230];2);[.P225]);IF([.R225]=[.P225];[.P225];[.Q225]))" office:value-type="float" office:value="0" calcext:value-type="float">
            <text:p>0</text:p>
          </table:table-cell>
          <table:table-cell table:style-name="ce27" table:formula="of:=IFERROR(INDEX([$'olah data'.$B$4:$'olah data'.$N$39];MATCH([.$A225];[$'olah data'.D$4:$'olah data'.D$39];0);2);&quot;&quot;)">
            <text:p/>
          </table:table-cell>
          <table:table-cell table:style-name="ce27" table:formula="of:=IFERROR(INDEX([$'olah data'.$B$4:$'olah data'.$N$39];MATCH([.$A225];[$'olah data'.E$4:$'olah data'.E$39];0);2);&quot;&quot;)">
            <text:p/>
          </table:table-cell>
          <table:table-cell table:style-name="ce27" table:formula="of:=IFERROR(INDEX([$'olah data'.$B$4:$'olah data'.$N$39];MATCH([.$A225];[$'olah data'.F$4:$'olah data'.F$39];0);2);&quot;&quot;)">
            <text:p/>
          </table:table-cell>
          <table:table-cell table:style-name="ce27" table:formula="of:=IFERROR(INDEX([$'olah data'.$B$4:$'olah data'.$N$39];MATCH([.$A225];[$'olah data'.G$4:$'olah data'.G$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25];[$'olah data'.H$4:$'olah data'.H$39];0);2);&quot;&quot;)">
            <text:p/>
          </table:table-cell>
          <table:table-cell table:style-name="ce27" table:formula="of:=IFERROR(INDEX([$'olah data'.$B$4:$'olah data'.$N$39];MATCH([.$A225];[$'olah data'.I$4:$'olah data'.I$39];0);2);&quot;&quot;)">
            <text:p/>
          </table:table-cell>
          <table:table-cell table:style-name="ce27" table:formula="of:=IFERROR(INDEX([$'olah data'.$B$4:$'olah data'.$N$39];MATCH([.$A225];[$'olah data'.J$4:$'olah data'.J$39];0);2);&quot;&quot;)">
            <text:p/>
          </table:table-cell>
          <table:table-cell table:style-name="ce27" table:formula="of:=IFERROR(INDEX([$'olah data'.$B$4:$'olah data'.$N$39];MATCH([.$A225];[$'olah data'.K$4:$'olah data'.K$39];0);2);&quot;&quot;)">
            <text:p/>
          </table:table-cell>
          <table:table-cell table:style-name="ce27" table:formula="of:=IFERROR(INDEX([$'olah data'.$B$4:$'olah data'.$N$39];MATCH([.$A225];[$'olah data'.L$4:$'olah data'.L$39];0);2);&quot;&quot;)">
            <text:p/>
          </table:table-cell>
          <table:table-cell table:style-name="ce27" table:formula="of:=IFERROR(INDEX([$'olah data'.$B$4:$'olah data'.$N$39];MATCH([.$A225];[$'olah data'.M$4:$'olah data'.M$39];0);2);&quot;&quot;)">
            <text:p/>
          </table:table-cell>
          <table:table-cell table:style-name="ce27" table:formula="of:=IFERROR(INDEX([$'olah data'.$B$4:$'olah data'.$N$39];MATCH([.$A225];[$'olah data'.N$4:$'olah data'.N$39];0);2);&quot;&quot;)">
            <text:p/>
          </table:table-cell>
          <table:table-cell table:style-name="ce27" table:formula="of:=CONCATENATE([.D225];[.E225];[.F225];[.G225];[.H225];[.I225];[.J225];[.K225];[.L225];[.M225];[.N225])" office:value-type="string" office:string-value="Social acceptance vs. social intolerance (8 items)" calcext:value-type="string">
            <text:p>Social acceptance vs. social intolerance (8 items)</text:p>
          </table:table-cell>
          <table:table-cell table:style-name="ce84" table:formula="of:=IFERROR([$'View Input'.Z15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5" calcext:value-type="float">
            <text:p>225</text:p>
          </table:table-cell>
          <table:table-cell table:style-name="ce45" office:value-type="float" office:value="5" calcext:value-type="float">
            <text:p>5</text:p>
          </table:table-cell>
          <table:table-cell table:style-name="ce98" table:formula="of:=IF([.R226]=&quot;&quot;;IF([.Q226]=&quot;R&quot;;VLOOKUP([.P226];[$'olah data'.R227:$'olah data'.S231];2);[.P226]);IF([.R226]=[.P226];[.P226];[.Q226]))" office:value-type="float" office:value="0" calcext:value-type="float">
            <text:p>0</text:p>
          </table:table-cell>
          <table:table-cell table:style-name="ce27" table:formula="of:=IFERROR(INDEX([$'olah data'.$B$4:$'olah data'.$N$39];MATCH([.$A226];[$'olah data'.D$4:$'olah data'.D$39];0);2);&quot;&quot;)">
            <text:p/>
          </table:table-cell>
          <table:table-cell table:style-name="ce27" table:formula="of:=IFERROR(INDEX([$'olah data'.$B$4:$'olah data'.$N$39];MATCH([.$A226];[$'olah data'.E$4:$'olah data'.E$39];0);2);&quot;&quot;)">
            <text:p/>
          </table:table-cell>
          <table:table-cell table:style-name="ce27" table:formula="of:=IFERROR(INDEX([$'olah data'.$B$4:$'olah data'.$N$39];MATCH([.$A226];[$'olah data'.F$4:$'olah data'.F$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226];[$'olah data'.G$4:$'olah data'.G$39];0);2);&quot;&quot;)">
            <text:p/>
          </table:table-cell>
          <table:table-cell table:style-name="ce27" table:formula="of:=IFERROR(INDEX([$'olah data'.$B$4:$'olah data'.$N$39];MATCH([.$A226];[$'olah data'.H$4:$'olah data'.H$39];0);2);&quot;&quot;)">
            <text:p/>
          </table:table-cell>
          <table:table-cell table:style-name="ce27" table:formula="of:=IFERROR(INDEX([$'olah data'.$B$4:$'olah data'.$N$39];MATCH([.$A226];[$'olah data'.I$4:$'olah data'.I$39];0);2);&quot;&quot;)">
            <text:p/>
          </table:table-cell>
          <table:table-cell table:style-name="ce27" table:formula="of:=IFERROR(INDEX([$'olah data'.$B$4:$'olah data'.$N$39];MATCH([.$A226];[$'olah data'.J$4:$'olah data'.J$39];0);2);&quot;&quot;)">
            <text:p/>
          </table:table-cell>
          <table:table-cell table:style-name="ce27" table:formula="of:=IFERROR(INDEX([$'olah data'.$B$4:$'olah data'.$N$39];MATCH([.$A226];[$'olah data'.K$4:$'olah data'.K$39];0);2);&quot;&quot;)">
            <text:p/>
          </table:table-cell>
          <table:table-cell table:style-name="ce27" table:formula="of:=IFERROR(INDEX([$'olah data'.$B$4:$'olah data'.$N$39];MATCH([.$A226];[$'olah data'.L$4:$'olah data'.L$39];0);2);&quot;&quot;)">
            <text:p/>
          </table:table-cell>
          <table:table-cell table:style-name="ce27" table:formula="of:=IFERROR(INDEX([$'olah data'.$B$4:$'olah data'.$N$39];MATCH([.$A226];[$'olah data'.M$4:$'olah data'.M$39];0);2);&quot;&quot;)">
            <text:p/>
          </table:table-cell>
          <table:table-cell table:style-name="ce27" table:formula="of:=IFERROR(INDEX([$'olah data'.$B$4:$'olah data'.$N$39];MATCH([.$A226];[$'olah data'.N$4:$'olah data'.N$39];0);2);&quot;&quot;)">
            <text:p/>
          </table:table-cell>
          <table:table-cell table:style-name="ce27" table:formula="of:=CONCATENATE([.D226];[.E226];[.F226];[.G226];[.H226];[.I226];[.J226];[.K226];[.L226];[.M226];[.N226])" office:value-type="string" office:string-value="Purposefulness vs. lack of goal direction (6 items)" calcext:value-type="string">
            <text:p>Purposefulness vs. lack of goal direction (6 items)</text:p>
          </table:table-cell>
          <table:table-cell table:style-name="ce84" table:formula="of:=IFERROR([$'View Input'.Z15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6" calcext:value-type="float">
            <text:p>226</text:p>
          </table:table-cell>
          <table:table-cell table:style-name="ce45" office:value-type="float" office:value="5" calcext:value-type="float">
            <text:p>5</text:p>
          </table:table-cell>
          <table:table-cell table:style-name="ce98" table:formula="of:=IF([.R227]=&quot;&quot;;IF([.Q227]=&quot;R&quot;;VLOOKUP([.P227];[$'olah data'.R228:$'olah data'.S232];2);[.P227]);IF([.R227]=[.P227];[.P227];[.Q227]))" office:value-type="float" office:value="0" calcext:value-type="float">
            <text:p>0</text:p>
          </table:table-cell>
          <table:table-cell table:style-name="ce27" table:formula="of:=IFERROR(INDEX([$'olah data'.$B$4:$'olah data'.$N$39];MATCH([.$A227];[$'olah data'.D$4:$'olah data'.D$39];0);2);&quot;&quot;)">
            <text:p/>
          </table:table-cell>
          <table:table-cell table:style-name="ce27" table:formula="of:=IFERROR(INDEX([$'olah data'.$B$4:$'olah data'.$N$39];MATCH([.$A227];[$'olah data'.E$4:$'olah data'.E$39];0);2);&quot;&quot;)">
            <text:p/>
          </table:table-cell>
          <table:table-cell table:style-name="ce27" table:formula="of:=IFERROR(INDEX([$'olah data'.$B$4:$'olah data'.$N$39];MATCH([.$A227];[$'olah data'.F$4:$'olah data'.F$39];0);2);&quot;&quot;)">
            <text:p/>
          </table:table-cell>
          <table:table-cell table:style-name="ce27" table:formula="of:=IFERROR(INDEX([$'olah data'.$B$4:$'olah data'.$N$39];MATCH([.$A227];[$'olah data'.G$4:$'olah data'.G$39];0);2);&quot;&quot;)">
            <text:p/>
          </table:table-cell>
          <table:table-cell table:style-name="ce27" table:formula="of:=IFERROR(INDEX([$'olah data'.$B$4:$'olah data'.$N$39];MATCH([.$A227];[$'olah data'.H$4:$'olah data'.H$39];0);2);&quot;&quot;)">
            <text:p/>
          </table:table-cell>
          <table:table-cell table:style-name="ce27" table:formula="of:=IFERROR(INDEX([$'olah data'.$B$4:$'olah data'.$N$39];MATCH([.$A227];[$'olah data'.I$4:$'olah data'.I$39];0);2);&quot;&quot;)">
            <text:p/>
          </table:table-cell>
          <table:table-cell table:style-name="ce27" table:formula="of:=IFERROR(INDEX([$'olah data'.$B$4:$'olah data'.$N$39];MATCH([.$A227];[$'olah data'.J$4:$'olah data'.J$39];0);2);&quot;&quot;)">
            <text:p/>
          </table:table-cell>
          <table:table-cell table:style-name="ce27" table:formula="of:=IFERROR(INDEX([$'olah data'.$B$4:$'olah data'.$N$39];MATCH([.$A227];[$'olah data'.K$4:$'olah data'.K$39];0);2);&quot;&quot;)" office:value-type="string" office:string-value="Helpfulness vs. unhelpfulness (8 items)" calcext:value-type="string">
            <text:p>Helpfulness vs. unhelpfulness (8 items)</text:p>
          </table:table-cell>
          <table:table-cell table:style-name="ce27" table:formula="of:=IFERROR(INDEX([$'olah data'.$B$4:$'olah data'.$N$39];MATCH([.$A227];[$'olah data'.L$4:$'olah data'.L$39];0);2);&quot;&quot;)">
            <text:p/>
          </table:table-cell>
          <table:table-cell table:style-name="ce27" table:formula="of:=IFERROR(INDEX([$'olah data'.$B$4:$'olah data'.$N$39];MATCH([.$A227];[$'olah data'.M$4:$'olah data'.M$39];0);2);&quot;&quot;)">
            <text:p/>
          </table:table-cell>
          <table:table-cell table:style-name="ce27" table:formula="of:=IFERROR(INDEX([$'olah data'.$B$4:$'olah data'.$N$39];MATCH([.$A227];[$'olah data'.N$4:$'olah data'.N$39];0);2);&quot;&quot;)">
            <text:p/>
          </table:table-cell>
          <table:table-cell table:style-name="ce27" table:formula="of:=CONCATENATE([.D227];[.E227];[.F227];[.G227];[.H227];[.I227];[.J227];[.K227];[.L227];[.M227];[.N227])" office:value-type="string" office:string-value="Helpfulness vs. unhelpfulness (8 items)" calcext:value-type="string">
            <text:p>Helpfulness vs. unhelpfulness (8 items)</text:p>
          </table:table-cell>
          <table:table-cell table:style-name="ce84" table:formula="of:=IFERROR([$'View Input'.Z15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7" calcext:value-type="float">
            <text:p>227</text:p>
          </table:table-cell>
          <table:table-cell table:style-name="ce45" office:value-type="float" office:value="5" calcext:value-type="float">
            <text:p>5</text:p>
          </table:table-cell>
          <table:table-cell table:style-name="ce98" table:formula="of:=IF([.R228]=&quot;&quot;;IF([.Q228]=&quot;R&quot;;VLOOKUP([.P228];[$'olah data'.R229:$'olah data'.S233];2);[.P228]);IF([.R228]=[.P228];[.P228];[.Q228]))" office:value-type="float" office:value="0" calcext:value-type="float">
            <text:p>0</text:p>
          </table:table-cell>
          <table:table-cell table:style-name="ce27" table:formula="of:=IFERROR(INDEX([$'olah data'.$B$4:$'olah data'.$N$39];MATCH([.$A228];[$'olah data'.D$4:$'olah data'.D$39];0);2);&quot;&quot;)">
            <text:p/>
          </table:table-cell>
          <table:table-cell table:style-name="ce27" table:formula="of:=IFERROR(INDEX([$'olah data'.$B$4:$'olah data'.$N$39];MATCH([.$A228];[$'olah data'.E$4:$'olah data'.E$39];0);2);&quot;&quot;)">
            <text:p/>
          </table:table-cell>
          <table:table-cell table:style-name="ce27" table:formula="of:=IFERROR(INDEX([$'olah data'.$B$4:$'olah data'.$N$39];MATCH([.$A228];[$'olah data'.F$4:$'olah data'.F$39];0);2);&quot;&quot;)">
            <text:p/>
          </table:table-cell>
          <table:table-cell table:style-name="ce27" table:formula="of:=IFERROR(INDEX([$'olah data'.$B$4:$'olah data'.$N$39];MATCH([.$A228];[$'olah data'.G$4:$'olah data'.G$39];0);2);&quot;&quot;)">
            <text:p/>
          </table:table-cell>
          <table:table-cell table:style-name="ce27" table:formula="of:=IFERROR(INDEX([$'olah data'.$B$4:$'olah data'.$N$39];MATCH([.$A228];[$'olah data'.H$4:$'olah data'.H$39];0);2);&quot;&quot;)">
            <text:p/>
          </table:table-cell>
          <table:table-cell table:style-name="ce27" table:formula="of:=IFERROR(INDEX([$'olah data'.$B$4:$'olah data'.$N$39];MATCH([.$A228];[$'olah data'.I$4:$'olah data'.I$39];0);2);&quot;&quot;)">
            <text:p/>
          </table:table-cell>
          <table:table-cell table:style-name="ce27" table:formula="of:=IFERROR(INDEX([$'olah data'.$B$4:$'olah data'.$N$39];MATCH([.$A228];[$'olah data'.J$4:$'olah data'.J$39];0);2);&quot;&quot;)">
            <text:p/>
          </table:table-cell>
          <table:table-cell table:style-name="ce27" table:formula="of:=IFERROR(INDEX([$'olah data'.$B$4:$'olah data'.$N$39];MATCH([.$A228];[$'olah data'.K$4:$'olah data'.K$39];0);2);&quot;&quot;)">
            <text:p/>
          </table:table-cell>
          <table:table-cell table:style-name="ce27" table:formula="of:=IFERROR(INDEX([$'olah data'.$B$4:$'olah data'.$N$39];MATCH([.$A228];[$'olah data'.L$4:$'olah data'.L$39];0);2);&quot;&quot;)" office:value-type="string" office:string-value="Self-acceptance vs. self-striving (10 items)" calcext:value-type="string">
            <text:p>Self-acceptance vs. self-striving (10 items)</text:p>
          </table:table-cell>
          <table:table-cell table:style-name="ce27" table:formula="of:=IFERROR(INDEX([$'olah data'.$B$4:$'olah data'.$N$39];MATCH([.$A228];[$'olah data'.M$4:$'olah data'.M$39];0);2);&quot;&quot;)">
            <text:p/>
          </table:table-cell>
          <table:table-cell table:style-name="ce27" table:formula="of:=IFERROR(INDEX([$'olah data'.$B$4:$'olah data'.$N$39];MATCH([.$A228];[$'olah data'.N$4:$'olah data'.N$39];0);2);&quot;&quot;)">
            <text:p/>
          </table:table-cell>
          <table:table-cell table:style-name="ce27" table:formula="of:=CONCATENATE([.D228];[.E228];[.F228];[.G228];[.H228];[.I228];[.J228];[.K228];[.L228];[.M228];[.N228])" office:value-type="string" office:string-value="Self-acceptance vs. self-striving (10 items)" calcext:value-type="string">
            <text:p>Self-acceptance vs. self-striving (10 items)</text:p>
          </table:table-cell>
          <table:table-cell table:style-name="ce84" table:formula="of:=IFERROR([$'View Input'.Z15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8" calcext:value-type="float">
            <text:p>228</text:p>
          </table:table-cell>
          <table:table-cell table:style-name="ce45" office:value-type="float" office:value="5" calcext:value-type="float">
            <text:p>5</text:p>
          </table:table-cell>
          <table:table-cell table:style-name="ce98" table:formula="of:=IF([.R229]=&quot;&quot;;IF([.Q229]=&quot;R&quot;;VLOOKUP([.P229];[$'olah data'.R230:$'olah data'.S234];2);[.P229]);IF([.R229]=[.P229];[.P229];[.Q229]))" office:value-type="float" office:value="0" calcext:value-type="float">
            <text:p>0</text:p>
          </table:table-cell>
          <table:table-cell table:style-name="ce27" table:formula="of:=IFERROR(INDEX([$'olah data'.$B$4:$'olah data'.$N$39];MATCH([.$A229];[$'olah data'.D$4:$'olah data'.D$39];0);2);&quot;&quot;)">
            <text:p/>
          </table:table-cell>
          <table:table-cell table:style-name="ce27" table:formula="of:=IFERROR(INDEX([$'olah data'.$B$4:$'olah data'.$N$39];MATCH([.$A229];[$'olah data'.E$4:$'olah data'.E$39];0);2);&quot;&quot;)">
            <text:p/>
          </table:table-cell>
          <table:table-cell table:style-name="ce27" table:formula="of:=IFERROR(INDEX([$'olah data'.$B$4:$'olah data'.$N$39];MATCH([.$A229];[$'olah data'.F$4:$'olah data'.F$39];0);2);&quot;&quot;)">
            <text:p/>
          </table:table-cell>
          <table:table-cell table:style-name="ce27" table:formula="of:=IFERROR(INDEX([$'olah data'.$B$4:$'olah data'.$N$39];MATCH([.$A229];[$'olah data'.G$4:$'olah data'.G$39];0);2);&quot;&quot;)">
            <text:p/>
          </table:table-cell>
          <table:table-cell table:style-name="ce27" table:formula="of:=IFERROR(INDEX([$'olah data'.$B$4:$'olah data'.$N$39];MATCH([.$A229];[$'olah data'.H$4:$'olah data'.H$39];0);2);&quot;&quot;)">
            <text:p/>
          </table:table-cell>
          <table:table-cell table:style-name="ce27" table:formula="of:=IFERROR(INDEX([$'olah data'.$B$4:$'olah data'.$N$39];MATCH([.$A229];[$'olah data'.I$4:$'olah data'.I$39];0);2);&quot;&quot;)">
            <text:p/>
          </table:table-cell>
          <table:table-cell table:style-name="ce27" table:formula="of:=IFERROR(INDEX([$'olah data'.$B$4:$'olah data'.$N$39];MATCH([.$A229];[$'olah data'.J$4:$'olah data'.J$39];0);2);&quot;&quot;)" office:value-type="string" office:string-value="Work hardened vs spoiled (8 items)" calcext:value-type="string">
            <text:p>Work hardened vs spoiled (8 items)</text:p>
          </table:table-cell>
          <table:table-cell table:style-name="ce27" table:formula="of:=IFERROR(INDEX([$'olah data'.$B$4:$'olah data'.$N$39];MATCH([.$A229];[$'olah data'.K$4:$'olah data'.K$39];0);2);&quot;&quot;)">
            <text:p/>
          </table:table-cell>
          <table:table-cell table:style-name="ce27" table:formula="of:=IFERROR(INDEX([$'olah data'.$B$4:$'olah data'.$N$39];MATCH([.$A229];[$'olah data'.L$4:$'olah data'.L$39];0);2);&quot;&quot;)">
            <text:p/>
          </table:table-cell>
          <table:table-cell table:style-name="ce27" table:formula="of:=IFERROR(INDEX([$'olah data'.$B$4:$'olah data'.$N$39];MATCH([.$A229];[$'olah data'.M$4:$'olah data'.M$39];0);2);&quot;&quot;)">
            <text:p/>
          </table:table-cell>
          <table:table-cell table:style-name="ce27" table:formula="of:=IFERROR(INDEX([$'olah data'.$B$4:$'olah data'.$N$39];MATCH([.$A229];[$'olah data'.N$4:$'olah data'.N$39];0);2);&quot;&quot;)">
            <text:p/>
          </table:table-cell>
          <table:table-cell table:style-name="ce27" table:formula="of:=CONCATENATE([.D229];[.E229];[.F229];[.G229];[.H229];[.I229];[.J229];[.K229];[.L229];[.M229];[.N229])" office:value-type="string" office:string-value="Work hardened vs spoiled (8 items)" calcext:value-type="string">
            <text:p>Work hardened vs spoiled (8 items)</text:p>
          </table:table-cell>
          <table:table-cell table:style-name="ce84" table:formula="of:=IFERROR([$'View Input'.Z15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29" calcext:value-type="float">
            <text:p>229</text:p>
          </table:table-cell>
          <table:table-cell table:style-name="ce45" office:value-type="float" office:value="5" calcext:value-type="float">
            <text:p>5</text:p>
          </table:table-cell>
          <table:table-cell table:style-name="ce98" table:formula="of:=IF([.R230]=&quot;&quot;;IF([.Q230]=&quot;R&quot;;VLOOKUP([.P230];[$'olah data'.R231:$'olah data'.S235];2);[.P230]);IF([.R230]=[.P230];[.P230];[.Q230]))" office:value-type="float" office:value="0" calcext:value-type="float">
            <text:p>0</text:p>
          </table:table-cell>
          <table:table-cell table:style-name="ce27" table:formula="of:=IFERROR(INDEX([$'olah data'.$B$4:$'olah data'.$N$39];MATCH([.$A230];[$'olah data'.D$4:$'olah data'.D$39];0);2);&quot;&quot;)">
            <text:p/>
          </table:table-cell>
          <table:table-cell table:style-name="ce27" table:formula="of:=IFERROR(INDEX([$'olah data'.$B$4:$'olah data'.$N$39];MATCH([.$A230];[$'olah data'.E$4:$'olah data'.E$39];0);2);&quot;&quot;)">
            <text:p/>
          </table:table-cell>
          <table:table-cell table:style-name="ce27" table:formula="of:=IFERROR(INDEX([$'olah data'.$B$4:$'olah data'.$N$39];MATCH([.$A230];[$'olah data'.F$4:$'olah data'.F$39];0);2);&quot;&quot;)">
            <text:p/>
          </table:table-cell>
          <table:table-cell table:style-name="ce27" table:formula="of:=IFERROR(INDEX([$'olah data'.$B$4:$'olah data'.$N$39];MATCH([.$A230];[$'olah data'.G$4:$'olah data'.G$39];0);2);&quot;&quot;)">
            <text:p/>
          </table:table-cell>
          <table:table-cell table:style-name="ce27" table:formula="of:=IFERROR(INDEX([$'olah data'.$B$4:$'olah data'.$N$39];MATCH([.$A230];[$'olah data'.H$4:$'olah data'.H$39];0);2);&quot;&quot;)">
            <text:p/>
          </table:table-cell>
          <table:table-cell table:style-name="ce27" table:formula="of:=IFERROR(INDEX([$'olah data'.$B$4:$'olah data'.$N$39];MATCH([.$A230];[$'olah data'.I$4:$'olah data'.I$39];0);2);&quot;&quot;)" office:value-type="string" office:string-value="Perfectionist vs pragmatist (8 items)" calcext:value-type="string">
            <text:p>Perfectionist vs pragmatist (8 items)</text:p>
          </table:table-cell>
          <table:table-cell table:style-name="ce27" table:formula="of:=IFERROR(INDEX([$'olah data'.$B$4:$'olah data'.$N$39];MATCH([.$A230];[$'olah data'.J$4:$'olah data'.J$39];0);2);&quot;&quot;)">
            <text:p/>
          </table:table-cell>
          <table:table-cell table:style-name="ce27" table:formula="of:=IFERROR(INDEX([$'olah data'.$B$4:$'olah data'.$N$39];MATCH([.$A230];[$'olah data'.K$4:$'olah data'.K$39];0);2);&quot;&quot;)">
            <text:p/>
          </table:table-cell>
          <table:table-cell table:style-name="ce27" table:formula="of:=IFERROR(INDEX([$'olah data'.$B$4:$'olah data'.$N$39];MATCH([.$A230];[$'olah data'.L$4:$'olah data'.L$39];0);2);&quot;&quot;)">
            <text:p/>
          </table:table-cell>
          <table:table-cell table:style-name="ce27" table:formula="of:=IFERROR(INDEX([$'olah data'.$B$4:$'olah data'.$N$39];MATCH([.$A230];[$'olah data'.M$4:$'olah data'.M$39];0);2);&quot;&quot;)">
            <text:p/>
          </table:table-cell>
          <table:table-cell table:style-name="ce27" table:formula="of:=IFERROR(INDEX([$'olah data'.$B$4:$'olah data'.$N$39];MATCH([.$A230];[$'olah data'.N$4:$'olah data'.N$39];0);2);&quot;&quot;)">
            <text:p/>
          </table:table-cell>
          <table:table-cell table:style-name="ce27" table:formula="of:=CONCATENATE([.D230];[.E230];[.F230];[.G230];[.H230];[.I230];[.J230];[.K230];[.L230];[.M230];[.N230])" office:value-type="string" office:string-value="Perfectionist vs pragmatist (8 items)" calcext:value-type="string">
            <text:p>Perfectionist vs pragmatist (8 items)</text:p>
          </table:table-cell>
          <table:table-cell table:style-name="ce84" table:formula="of:=IFERROR([$'View Input'.Z15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0" calcext:value-type="float">
            <text:p>230</text:p>
          </table:table-cell>
          <table:table-cell table:style-name="ce45" office:value-type="float" office:value="5" calcext:value-type="float">
            <text:p>5</text:p>
          </table:table-cell>
          <table:table-cell table:style-name="ce98" table:formula="of:=IF([.R231]=&quot;&quot;;IF([.Q231]=&quot;R&quot;;VLOOKUP([.P231];[$'olah data'.R232:$'olah data'.S236];2);[.P231]);IF([.R231]=[.P231];[.P231];[.Q231]))" office:value-type="float" office:value="0" calcext:value-type="float">
            <text:p>0</text:p>
          </table:table-cell>
          <table:table-cell table:style-name="ce27" table:formula="of:=IFERROR(INDEX([$'olah data'.$B$4:$'olah data'.$N$39];MATCH([.$A231];[$'olah data'.D$4:$'olah data'.D$39];0);2);&quot;&quot;)">
            <text:p/>
          </table:table-cell>
          <table:table-cell table:style-name="ce27" table:formula="of:=IFERROR(INDEX([$'olah data'.$B$4:$'olah data'.$N$39];MATCH([.$A231];[$'olah data'.E$4:$'olah data'.E$39];0);2);&quot;&quot;)">
            <text:p/>
          </table:table-cell>
          <table:table-cell table:style-name="ce27" table:formula="of:=IFERROR(INDEX([$'olah data'.$B$4:$'olah data'.$N$39];MATCH([.$A231];[$'olah data'.F$4:$'olah data'.F$39];0);2);&quot;&quot;)">
            <text:p/>
          </table:table-cell>
          <table:table-cell table:style-name="ce27" table:formula="of:=IFERROR(INDEX([$'olah data'.$B$4:$'olah data'.$N$39];MATCH([.$A231];[$'olah data'.G$4:$'olah data'.G$39];0);2);&quot;&quot;)">
            <text:p/>
          </table:table-cell>
          <table:table-cell table:style-name="ce27" table:formula="of:=IFERROR(INDEX([$'olah data'.$B$4:$'olah data'.$N$39];MATCH([.$A231];[$'olah data'.H$4:$'olah data'.H$39];0);2);&quot;&quot;)">
            <text:p/>
          </table:table-cell>
          <table:table-cell table:style-name="ce27" table:formula="of:=IFERROR(INDEX([$'olah data'.$B$4:$'olah data'.$N$39];MATCH([.$A231];[$'olah data'.I$4:$'olah data'.I$39];0);2);&quot;&quot;)">
            <text:p/>
          </table:table-cell>
          <table:table-cell table:style-name="ce27" table:formula="of:=IFERROR(INDEX([$'olah data'.$B$4:$'olah data'.$N$39];MATCH([.$A231];[$'olah data'.J$4:$'olah data'.J$39];0);2);&quot;&quot;)">
            <text:p/>
          </table:table-cell>
          <table:table-cell table:style-name="ce27" table:formula="of:=IFERROR(INDEX([$'olah data'.$B$4:$'olah data'.$N$39];MATCH([.$A231];[$'olah data'.K$4:$'olah data'.K$39];0);2);&quot;&quot;)">
            <text:p/>
          </table:table-cell>
          <table:table-cell table:style-name="ce27" table:formula="of:=IFERROR(INDEX([$'olah data'.$B$4:$'olah data'.$N$39];MATCH([.$A231];[$'olah data'.L$4:$'olah data'.L$39];0);2);&quot;&quot;)">
            <text:p/>
          </table:table-cell>
          <table:table-cell table:style-name="ce27" table:formula="of:=IFERROR(INDEX([$'olah data'.$B$4:$'olah data'.$N$39];MATCH([.$A231];[$'olah data'.M$4:$'olah data'.M$39];0);2);&quot;&quot;)">
            <text:p/>
          </table:table-cell>
          <table:table-cell table:style-name="ce27" table:formula="of:=IFERROR(INDEX([$'olah data'.$B$4:$'olah data'.$N$39];MATCH([.$A231];[$'olah data'.N$4:$'olah data'.N$39];0);2);&quot;&quot;)" office:value-type="string" office:string-value="Anticipatory worry &amp; pessimismv. uninhibited optimism (11 items)" calcext:value-type="string">
            <text:p>Anticipatory worry &amp; pessimismv. uninhibited optimism (11 items)</text:p>
          </table:table-cell>
          <table:table-cell table:style-name="ce27" table:formula="of:=CONCATENATE([.D231];[.E231];[.F231];[.G231];[.H231];[.I231];[.J231];[.K231];[.L231];[.M231];[.N231])"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160];&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1" calcext:value-type="float">
            <text:p>231</text:p>
          </table:table-cell>
          <table:table-cell table:style-name="ce45" office:value-type="float" office:value="5" calcext:value-type="float">
            <text:p>5</text:p>
          </table:table-cell>
          <table:table-cell table:style-name="ce98" table:formula="of:=IF([.R232]=&quot;&quot;;IF([.Q232]=&quot;R&quot;;VLOOKUP([.P232];[$'olah data'.R233:$'olah data'.S237];2);[.P232]);IF([.R232]=[.P232];[.P232];[.Q232]))" office:value-type="float" office:value="0" calcext:value-type="float">
            <text:p>0</text:p>
          </table:table-cell>
          <table:table-cell table:style-name="ce27" table:formula="of:=IFERROR(INDEX([$'olah data'.$B$4:$'olah data'.$N$39];MATCH([.$A232];[$'olah data'.D$4:$'olah data'.D$39];0);2);&quot;&quot;)">
            <text:p/>
          </table:table-cell>
          <table:table-cell table:style-name="ce27" table:formula="of:=IFERROR(INDEX([$'olah data'.$B$4:$'olah data'.$N$39];MATCH([.$A232];[$'olah data'.E$4:$'olah data'.E$39];0);2);&quot;&quot;)">
            <text:p/>
          </table:table-cell>
          <table:table-cell table:style-name="ce27" table:formula="of:=IFERROR(INDEX([$'olah data'.$B$4:$'olah data'.$N$39];MATCH([.$A232];[$'olah data'.F$4:$'olah data'.F$39];0);2);&quot;&quot;)">
            <text:p/>
          </table:table-cell>
          <table:table-cell table:style-name="ce27" table:formula="of:=IFERROR(INDEX([$'olah data'.$B$4:$'olah data'.$N$39];MATCH([.$A232];[$'olah data'.G$4:$'olah data'.G$39];0);2);&quot;&quot;)">
            <text:p/>
          </table:table-cell>
          <table:table-cell table:style-name="ce27" table:formula="of:=IFERROR(INDEX([$'olah data'.$B$4:$'olah data'.$N$39];MATCH([.$A232];[$'olah data'.H$4:$'olah data'.H$39];0);2);&quot;&quot;)">
            <text:p/>
          </table:table-cell>
          <table:table-cell table:style-name="ce27" table:formula="of:=IFERROR(INDEX([$'olah data'.$B$4:$'olah data'.$N$39];MATCH([.$A232];[$'olah data'.I$4:$'olah data'.I$39];0);2);&quot;&quot;)">
            <text:p/>
          </table:table-cell>
          <table:table-cell table:style-name="ce27" table:formula="of:=IFERROR(INDEX([$'olah data'.$B$4:$'olah data'.$N$39];MATCH([.$A232];[$'olah data'.J$4:$'olah data'.J$39];0);2);&quot;&quot;)">
            <text:p/>
          </table:table-cell>
          <table:table-cell table:style-name="ce27" table:formula="of:=IFERROR(INDEX([$'olah data'.$B$4:$'olah data'.$N$39];MATCH([.$A232];[$'olah data'.K$4:$'olah data'.K$39];0);2);&quot;&quot;)">
            <text:p/>
          </table:table-cell>
          <table:table-cell table:style-name="ce27" table:formula="of:=IFERROR(INDEX([$'olah data'.$B$4:$'olah data'.$N$39];MATCH([.$A232];[$'olah data'.L$4:$'olah data'.L$39];0);2);&quot;&quot;)">
            <text:p/>
          </table:table-cell>
          <table:table-cell table:style-name="ce27" table:formula="of:=IFERROR(INDEX([$'olah data'.$B$4:$'olah data'.$N$39];MATCH([.$A232];[$'olah data'.M$4:$'olah data'.M$39];0);2);&quot;&quot;)" office:value-type="string" office:string-value="Self-acceptance vs. self-striving (10 items)" calcext:value-type="string">
            <text:p>Self-acceptance vs. self-striving (10 items)</text:p>
          </table:table-cell>
          <table:table-cell table:style-name="ce27" table:formula="of:=IFERROR(INDEX([$'olah data'.$B$4:$'olah data'.$N$39];MATCH([.$A232];[$'olah data'.N$4:$'olah data'.N$39];0);2);&quot;&quot;)">
            <text:p/>
          </table:table-cell>
          <table:table-cell table:style-name="ce27" table:formula="of:=CONCATENATE([.D232];[.E232];[.F232];[.G232];[.H232];[.I232];[.J232];[.K232];[.L232];[.M232];[.N232])" office:value-type="string" office:string-value="Self-acceptance vs. self-striving (10 items)" calcext:value-type="string">
            <text:p>Self-acceptance vs. self-striving (10 items)</text:p>
          </table:table-cell>
          <table:table-cell table:style-name="ce84" table:formula="of:=IFERROR([$'View Input'.Z161];&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2" calcext:value-type="float">
            <text:p>232</text:p>
          </table:table-cell>
          <table:table-cell table:style-name="ce45" office:value-type="float" office:value="5" calcext:value-type="float">
            <text:p>5</text:p>
          </table:table-cell>
          <table:table-cell table:style-name="ce98" table:formula="of:=IF([.R233]=&quot;&quot;;IF([.Q233]=&quot;R&quot;;VLOOKUP([.P233];[$'olah data'.R234:$'olah data'.S238];2);[.P233]);IF([.R233]=[.P233];[.P233];[.Q233]))" office:value-type="float" office:value="0" calcext:value-type="float">
            <text:p>0</text:p>
          </table:table-cell>
          <table:table-cell table:style-name="ce27" table:formula="of:=IFERROR(INDEX([$'olah data'.$B$4:$'olah data'.$N$39];MATCH([.$A233];[$'olah data'.D$4:$'olah data'.D$39];0);2);&quot;&quot;)">
            <text:p/>
          </table:table-cell>
          <table:table-cell table:style-name="ce27" table:formula="of:=IFERROR(INDEX([$'olah data'.$B$4:$'olah data'.$N$39];MATCH([.$A233];[$'olah data'.E$4:$'olah data'.E$39];0);2);&quot;&quot;)">
            <text:p/>
          </table:table-cell>
          <table:table-cell table:style-name="ce27" table:formula="of:=IFERROR(INDEX([$'olah data'.$B$4:$'olah data'.$N$39];MATCH([.$A233];[$'olah data'.F$4:$'olah data'.F$39];0);2);&quot;&quot;)">
            <text:p/>
          </table:table-cell>
          <table:table-cell table:style-name="ce27" table:formula="of:=IFERROR(INDEX([$'olah data'.$B$4:$'olah data'.$N$39];MATCH([.$A233];[$'olah data'.G$4:$'olah data'.G$39];0);2);&quot;&quot;)">
            <text:p/>
          </table:table-cell>
          <table:table-cell table:style-name="ce27" table:formula="of:=IFERROR(INDEX([$'olah data'.$B$4:$'olah data'.$N$39];MATCH([.$A233];[$'olah data'.H$4:$'olah data'.H$39];0);2);&quot;&quot;)">
            <text:p/>
          </table:table-cell>
          <table:table-cell table:style-name="ce27" table:formula="of:=IFERROR(INDEX([$'olah data'.$B$4:$'olah data'.$N$39];MATCH([.$A233];[$'olah data'.I$4:$'olah data'.I$39];0);2);&quot;&quot;)">
            <text:p/>
          </table:table-cell>
          <table:table-cell table:style-name="ce27" table:formula="of:=IFERROR(INDEX([$'olah data'.$B$4:$'olah data'.$N$39];MATCH([.$A233];[$'olah data'.J$4:$'olah data'.J$39];0);2);&quot;&quot;)">
            <text:p/>
          </table:table-cell>
          <table:table-cell table:style-name="ce27" table:formula="of:=IFERROR(INDEX([$'olah data'.$B$4:$'olah data'.$N$39];MATCH([.$A233];[$'olah data'.K$4:$'olah data'.K$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233];[$'olah data'.L$4:$'olah data'.L$39];0);2);&quot;&quot;)">
            <text:p/>
          </table:table-cell>
          <table:table-cell table:style-name="ce27" table:formula="of:=IFERROR(INDEX([$'olah data'.$B$4:$'olah data'.$N$39];MATCH([.$A233];[$'olah data'.M$4:$'olah data'.M$39];0);2);&quot;&quot;)">
            <text:p/>
          </table:table-cell>
          <table:table-cell table:style-name="ce27" table:formula="of:=IFERROR(INDEX([$'olah data'.$B$4:$'olah data'.$N$39];MATCH([.$A233];[$'olah data'.N$4:$'olah data'.N$39];0);2);&quot;&quot;)">
            <text:p/>
          </table:table-cell>
          <table:table-cell table:style-name="ce27" table:formula="of:=CONCATENATE([.D233];[.E233];[.F233];[.G233];[.H233];[.I233];[.J233];[.K233];[.L233];[.M233];[.N233])" office:value-type="string" office:string-value="Spiritual acceptance vs. rational materialism (8 items)" calcext:value-type="string">
            <text:p>Spiritual acceptance vs. rational materialism (8 items)</text:p>
          </table:table-cell>
          <table:table-cell table:style-name="ce84" table:formula="of:=IFERROR([$'View Input'.Z162];&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3" calcext:value-type="float">
            <text:p>233</text:p>
          </table:table-cell>
          <table:table-cell table:style-name="ce45" office:value-type="float" office:value="5" calcext:value-type="float">
            <text:p>5</text:p>
          </table:table-cell>
          <table:table-cell table:style-name="ce98" table:formula="of:=IF([.R234]=&quot;&quot;;IF([.Q234]=&quot;R&quot;;VLOOKUP([.P234];[$'olah data'.R235:$'olah data'.S239];2);[.P234]);IF([.R234]=[.P234];[.P234];[.Q234]))" office:value-type="float" office:value="0" calcext:value-type="float">
            <text:p>0</text:p>
          </table:table-cell>
          <table:table-cell table:style-name="ce27" table:formula="of:=IFERROR(INDEX([$'olah data'.$B$4:$'olah data'.$N$39];MATCH([.$A234];[$'olah data'.D$4:$'olah data'.D$39];0);2);&quot;&quot;)">
            <text:p/>
          </table:table-cell>
          <table:table-cell table:style-name="ce27" table:formula="of:=IFERROR(INDEX([$'olah data'.$B$4:$'olah data'.$N$39];MATCH([.$A234];[$'olah data'.E$4:$'olah data'.E$39];0);2);&quot;&quot;)">
            <text:p/>
          </table:table-cell>
          <table:table-cell table:style-name="ce27" table:formula="of:=IFERROR(INDEX([$'olah data'.$B$4:$'olah data'.$N$39];MATCH([.$A234];[$'olah data'.F$4:$'olah data'.F$39];0);2);&quot;&quot;)">
            <text:p/>
          </table:table-cell>
          <table:table-cell table:style-name="ce27" table:formula="of:=IFERROR(INDEX([$'olah data'.$B$4:$'olah data'.$N$39];MATCH([.$A234];[$'olah data'.G$4:$'olah data'.G$39];0);2);&quot;&quot;)">
            <text:p/>
          </table:table-cell>
          <table:table-cell table:style-name="ce27" table:formula="of:=IFERROR(INDEX([$'olah data'.$B$4:$'olah data'.$N$39];MATCH([.$A234];[$'olah data'.H$4:$'olah data'.H$39];0);2);&quot;&quot;)">
            <text:p/>
          </table:table-cell>
          <table:table-cell table:style-name="ce27" table:formula="of:=IFERROR(INDEX([$'olah data'.$B$4:$'olah data'.$N$39];MATCH([.$A234];[$'olah data'.I$4:$'olah data'.I$39];0);2);&quot;&quot;)" office:value-type="string" office:string-value="Dependence (6 items)" calcext:value-type="string">
            <text:p>Dependence (6 items)</text:p>
          </table:table-cell>
          <table:table-cell table:style-name="ce27" table:formula="of:=IFERROR(INDEX([$'olah data'.$B$4:$'olah data'.$N$39];MATCH([.$A234];[$'olah data'.J$4:$'olah data'.J$39];0);2);&quot;&quot;)">
            <text:p/>
          </table:table-cell>
          <table:table-cell table:style-name="ce27" table:formula="of:=IFERROR(INDEX([$'olah data'.$B$4:$'olah data'.$N$39];MATCH([.$A234];[$'olah data'.K$4:$'olah data'.K$39];0);2);&quot;&quot;)">
            <text:p/>
          </table:table-cell>
          <table:table-cell table:style-name="ce27" table:formula="of:=IFERROR(INDEX([$'olah data'.$B$4:$'olah data'.$N$39];MATCH([.$A234];[$'olah data'.L$4:$'olah data'.L$39];0);2);&quot;&quot;)">
            <text:p/>
          </table:table-cell>
          <table:table-cell table:style-name="ce27" table:formula="of:=IFERROR(INDEX([$'olah data'.$B$4:$'olah data'.$N$39];MATCH([.$A234];[$'olah data'.M$4:$'olah data'.M$39];0);2);&quot;&quot;)">
            <text:p/>
          </table:table-cell>
          <table:table-cell table:style-name="ce27" table:formula="of:=IFERROR(INDEX([$'olah data'.$B$4:$'olah data'.$N$39];MATCH([.$A234];[$'olah data'.N$4:$'olah data'.N$39];0);2);&quot;&quot;)">
            <text:p/>
          </table:table-cell>
          <table:table-cell table:style-name="ce27" table:formula="of:=CONCATENATE([.D234];[.E234];[.F234];[.G234];[.H234];[.I234];[.J234];[.K234];[.L234];[.M234];[.N234])" office:value-type="string" office:string-value="Dependence (6 items)" calcext:value-type="string">
            <text:p>Dependence (6 items)</text:p>
          </table:table-cell>
          <table:table-cell table:style-name="ce84" table:formula="of:=IFERROR([$'View Input'.Z163];&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4" calcext:value-type="float">
            <text:p>234</text:p>
          </table:table-cell>
          <table:table-cell table:style-name="ce45" office:value-type="float" office:value="5" calcext:value-type="float">
            <text:p>5</text:p>
          </table:table-cell>
          <table:table-cell table:style-name="ce98" table:formula="of:=IF([.R235]=&quot;&quot;;IF([.Q235]=&quot;R&quot;;VLOOKUP([.P235];[$'olah data'.R236:$'olah data'.S240];2);[.P235]);IF([.R235]=[.P235];[.P235];[.Q235]))" office:value-type="float" office:value="0" calcext:value-type="float">
            <text:p>0</text:p>
          </table:table-cell>
          <table:table-cell table:style-name="ce27" table:formula="of:=IFERROR(INDEX([$'olah data'.$B$4:$'olah data'.$N$39];MATCH([.$A235];[$'olah data'.D$4:$'olah data'.D$39];0);2);&quot;&quot;)">
            <text:p/>
          </table:table-cell>
          <table:table-cell table:style-name="ce27" table:formula="of:=IFERROR(INDEX([$'olah data'.$B$4:$'olah data'.$N$39];MATCH([.$A235];[$'olah data'.E$4:$'olah data'.E$39];0);2);&quot;&quot;)">
            <text:p/>
          </table:table-cell>
          <table:table-cell table:style-name="ce27" table:formula="of:=IFERROR(INDEX([$'olah data'.$B$4:$'olah data'.$N$39];MATCH([.$A235];[$'olah data'.F$4:$'olah data'.F$39];0);2);&quot;&quot;)">
            <text:p/>
          </table:table-cell>
          <table:table-cell table:style-name="ce27" table:formula="of:=IFERROR(INDEX([$'olah data'.$B$4:$'olah data'.$N$39];MATCH([.$A235];[$'olah data'.G$4:$'olah data'.G$39];0);2);&quot;&quot;)">
            <text:p/>
          </table:table-cell>
          <table:table-cell table:style-name="ce27" table:formula="of:=IFERROR(INDEX([$'olah data'.$B$4:$'olah data'.$N$39];MATCH([.$A235];[$'olah data'.H$4:$'olah data'.H$39];0);2);&quot;&quot;)">
            <text:p/>
          </table:table-cell>
          <table:table-cell table:style-name="ce27" table:formula="of:=IFERROR(INDEX([$'olah data'.$B$4:$'olah data'.$N$39];MATCH([.$A235];[$'olah data'.I$4:$'olah data'.I$39];0);2);&quot;&quot;)">
            <text:p/>
          </table:table-cell>
          <table:table-cell table:style-name="ce27" table:formula="of:=IFERROR(INDEX([$'olah data'.$B$4:$'olah data'.$N$39];MATCH([.$A235];[$'olah data'.J$4:$'olah data'.J$39];0);2);&quot;&quot;)">
            <text:p/>
          </table:table-cell>
          <table:table-cell table:style-name="ce27" table:formula="of:=IFERROR(INDEX([$'olah data'.$B$4:$'olah data'.$N$39];MATCH([.$A235];[$'olah data'.K$4:$'olah data'.K$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235];[$'olah data'.L$4:$'olah data'.L$39];0);2);&quot;&quot;)">
            <text:p/>
          </table:table-cell>
          <table:table-cell table:style-name="ce27" table:formula="of:=IFERROR(INDEX([$'olah data'.$B$4:$'olah data'.$N$39];MATCH([.$A235];[$'olah data'.M$4:$'olah data'.M$39];0);2);&quot;&quot;)">
            <text:p/>
          </table:table-cell>
          <table:table-cell table:style-name="ce27" table:formula="of:=IFERROR(INDEX([$'olah data'.$B$4:$'olah data'.$N$39];MATCH([.$A235];[$'olah data'.N$4:$'olah data'.N$39];0);2);&quot;&quot;)">
            <text:p/>
          </table:table-cell>
          <table:table-cell table:style-name="ce27" table:formula="of:=CONCATENATE([.D235];[.E235];[.F235];[.G235];[.H235];[.I235];[.J235];[.K235];[.L235];[.M235];[.N235])" office:value-type="string" office:string-value="Pure-hearted conscience vs. self-serving advantage (8 items)" calcext:value-type="string">
            <text:p>Pure-hearted conscience vs. self-serving advantage (8 items)</text:p>
          </table:table-cell>
          <table:table-cell table:style-name="ce84" table:formula="of:=IFERROR([$'View Input'.Z164];&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5" calcext:value-type="float">
            <text:p>235</text:p>
          </table:table-cell>
          <table:table-cell table:style-name="ce45" office:value-type="float" office:value="5" calcext:value-type="float">
            <text:p>5</text:p>
          </table:table-cell>
          <table:table-cell table:style-name="ce98" table:formula="of:=IF([.R236]=&quot;&quot;;IF([.Q236]=&quot;R&quot;;VLOOKUP([.P236];[$'olah data'.R237:$'olah data'.S241];2);[.P236]);IF([.R236]=[.P236];[.P236];[.Q236]))" office:value-type="float" office:value="0" calcext:value-type="float">
            <text:p>0</text:p>
          </table:table-cell>
          <table:table-cell table:style-name="ce27" table:formula="of:=IFERROR(INDEX([$'olah data'.$B$4:$'olah data'.$N$39];MATCH([.$A236];[$'olah data'.D$4:$'olah data'.D$39];0);2);&quot;&quot;)">
            <text:p/>
          </table:table-cell>
          <table:table-cell table:style-name="ce27" table:formula="of:=IFERROR(INDEX([$'olah data'.$B$4:$'olah data'.$N$39];MATCH([.$A236];[$'olah data'.E$4:$'olah data'.E$39];0);2);&quot;&quot;)">
            <text:p/>
          </table:table-cell>
          <table:table-cell table:style-name="ce27" table:formula="of:=IFERROR(INDEX([$'olah data'.$B$4:$'olah data'.$N$39];MATCH([.$A236];[$'olah data'.F$4:$'olah data'.F$39];0);2);&quot;&quot;)">
            <text:p/>
          </table:table-cell>
          <table:table-cell table:style-name="ce27" table:formula="of:=IFERROR(INDEX([$'olah data'.$B$4:$'olah data'.$N$39];MATCH([.$A236];[$'olah data'.G$4:$'olah data'.G$39];0);2);&quot;&quot;)">
            <text:p/>
          </table:table-cell>
          <table:table-cell table:style-name="ce27" table:formula="of:=IFERROR(INDEX([$'olah data'.$B$4:$'olah data'.$N$39];MATCH([.$A236];[$'olah data'.H$4:$'olah data'.H$39];0);2);&quot;&quot;)" office:value-type="string" office:string-value="Enlightened second nature (11 items)" calcext:value-type="string">
            <text:p>Enlightened second nature (11 items)</text:p>
          </table:table-cell>
          <table:table-cell table:style-name="ce27" table:formula="of:=IFERROR(INDEX([$'olah data'.$B$4:$'olah data'.$N$39];MATCH([.$A236];[$'olah data'.I$4:$'olah data'.I$39];0);2);&quot;&quot;)">
            <text:p/>
          </table:table-cell>
          <table:table-cell table:style-name="ce27" table:formula="of:=IFERROR(INDEX([$'olah data'.$B$4:$'olah data'.$N$39];MATCH([.$A236];[$'olah data'.J$4:$'olah data'.J$39];0);2);&quot;&quot;)">
            <text:p/>
          </table:table-cell>
          <table:table-cell table:style-name="ce27" table:formula="of:=IFERROR(INDEX([$'olah data'.$B$4:$'olah data'.$N$39];MATCH([.$A236];[$'olah data'.K$4:$'olah data'.K$39];0);2);&quot;&quot;)">
            <text:p/>
          </table:table-cell>
          <table:table-cell table:style-name="ce27" table:formula="of:=IFERROR(INDEX([$'olah data'.$B$4:$'olah data'.$N$39];MATCH([.$A236];[$'olah data'.L$4:$'olah data'.L$39];0);2);&quot;&quot;)">
            <text:p/>
          </table:table-cell>
          <table:table-cell table:style-name="ce27" table:formula="of:=IFERROR(INDEX([$'olah data'.$B$4:$'olah data'.$N$39];MATCH([.$A236];[$'olah data'.M$4:$'olah data'.M$39];0);2);&quot;&quot;)">
            <text:p/>
          </table:table-cell>
          <table:table-cell table:style-name="ce27" table:formula="of:=IFERROR(INDEX([$'olah data'.$B$4:$'olah data'.$N$39];MATCH([.$A236];[$'olah data'.N$4:$'olah data'.N$39];0);2);&quot;&quot;)">
            <text:p/>
          </table:table-cell>
          <table:table-cell table:style-name="ce27" table:formula="of:=CONCATENATE([.D236];[.E236];[.F236];[.G236];[.H236];[.I236];[.J236];[.K236];[.L236];[.M236];[.N236])" office:value-type="string" office:string-value="Enlightened second nature (11 items)" calcext:value-type="string">
            <text:p>Enlightened second nature (11 items)</text:p>
          </table:table-cell>
          <table:table-cell table:style-name="ce84" table:formula="of:=IFERROR([$'View Input'.Z165];&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6" calcext:value-type="float">
            <text:p>236</text:p>
          </table:table-cell>
          <table:table-cell table:style-name="ce45" office:value-type="float" office:value="5" calcext:value-type="float">
            <text:p>5</text:p>
          </table:table-cell>
          <table:table-cell table:style-name="ce98" table:formula="of:=IF([.R237]=&quot;&quot;;IF([.Q237]=&quot;R&quot;;VLOOKUP([.P237];[$'olah data'.R238:$'olah data'.S242];2);[.P237]);IF([.R237]=[.P237];[.P237];[.Q237]))" office:value-type="float" office:value="0" calcext:value-type="float">
            <text:p>0</text:p>
          </table:table-cell>
          <table:table-cell table:style-name="ce27" table:formula="of:=IFERROR(INDEX([$'olah data'.$B$4:$'olah data'.$N$39];MATCH([.$A237];[$'olah data'.D$4:$'olah data'.D$39];0);2);&quot;&quot;)">
            <text:p/>
          </table:table-cell>
          <table:table-cell table:style-name="ce27" table:formula="of:=IFERROR(INDEX([$'olah data'.$B$4:$'olah data'.$N$39];MATCH([.$A237];[$'olah data'.E$4:$'olah data'.E$39];0);2);&quot;&quot;)">
            <text:p/>
          </table:table-cell>
          <table:table-cell table:style-name="ce27" table:formula="of:=IFERROR(INDEX([$'olah data'.$B$4:$'olah data'.$N$39];MATCH([.$A237];[$'olah data'.F$4:$'olah data'.F$39];0);2);&quot;&quot;)">
            <text:p/>
          </table:table-cell>
          <table:table-cell table:style-name="ce27" table:formula="of:=IFERROR(INDEX([$'olah data'.$B$4:$'olah data'.$N$39];MATCH([.$A237];[$'olah data'.G$4:$'olah data'.G$39];0);2);&quot;&quot;)">
            <text:p/>
          </table:table-cell>
          <table:table-cell table:style-name="ce27" table:formula="of:=IFERROR(INDEX([$'olah data'.$B$4:$'olah data'.$N$39];MATCH([.$A237];[$'olah data'.H$4:$'olah data'.H$39];0);2);&quot;&quot;)">
            <text:p/>
          </table:table-cell>
          <table:table-cell table:style-name="ce27" table:formula="of:=IFERROR(INDEX([$'olah data'.$B$4:$'olah data'.$N$39];MATCH([.$A237];[$'olah data'.I$4:$'olah data'.I$39];0);2);&quot;&quot;)">
            <text:p/>
          </table:table-cell>
          <table:table-cell table:style-name="ce27" table:formula="of:=IFERROR(INDEX([$'olah data'.$B$4:$'olah data'.$N$39];MATCH([.$A237];[$'olah data'.J$4:$'olah data'.J$39];0);2);&quot;&quot;)">
            <text:p/>
          </table:table-cell>
          <table:table-cell table:style-name="ce27" table:formula="of:=IFERROR(INDEX([$'olah data'.$B$4:$'olah data'.$N$39];MATCH([.$A237];[$'olah data'.K$4:$'olah data'.K$39];0);2);&quot;&quot;)" office:value-type="string" office:string-value="Responsibility vs. blaming (8 items)" calcext:value-type="string">
            <text:p>Responsibility vs. blaming (8 items)</text:p>
          </table:table-cell>
          <table:table-cell table:style-name="ce27" table:formula="of:=IFERROR(INDEX([$'olah data'.$B$4:$'olah data'.$N$39];MATCH([.$A237];[$'olah data'.L$4:$'olah data'.L$39];0);2);&quot;&quot;)">
            <text:p/>
          </table:table-cell>
          <table:table-cell table:style-name="ce27" table:formula="of:=IFERROR(INDEX([$'olah data'.$B$4:$'olah data'.$N$39];MATCH([.$A237];[$'olah data'.M$4:$'olah data'.M$39];0);2);&quot;&quot;)">
            <text:p/>
          </table:table-cell>
          <table:table-cell table:style-name="ce27" table:formula="of:=IFERROR(INDEX([$'olah data'.$B$4:$'olah data'.$N$39];MATCH([.$A237];[$'olah data'.N$4:$'olah data'.N$39];0);2);&quot;&quot;)">
            <text:p/>
          </table:table-cell>
          <table:table-cell table:style-name="ce27" table:formula="of:=CONCATENATE([.D237];[.E237];[.F237];[.G237];[.H237];[.I237];[.J237];[.K237];[.L237];[.M237];[.N237])" office:value-type="string" office:string-value="Responsibility vs. blaming (8 items)" calcext:value-type="string">
            <text:p>Responsibility vs. blaming (8 items)</text:p>
          </table:table-cell>
          <table:table-cell table:style-name="ce84" table:formula="of:=IFERROR([$'View Input'.Z166];&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7" calcext:value-type="float">
            <text:p>237</text:p>
          </table:table-cell>
          <table:table-cell table:style-name="ce45" office:value-type="float" office:value="5" calcext:value-type="float">
            <text:p>5</text:p>
          </table:table-cell>
          <table:table-cell table:style-name="ce98" table:formula="of:=IF([.R238]=&quot;&quot;;IF([.Q238]=&quot;R&quot;;VLOOKUP([.P238];[$'olah data'.R239:$'olah data'.S243];2);[.P238]);IF([.R238]=[.P238];[.P238];[.Q238]))" office:value-type="float" office:value="0" calcext:value-type="float">
            <text:p>0</text:p>
          </table:table-cell>
          <table:table-cell table:style-name="ce27" table:formula="of:=IFERROR(INDEX([$'olah data'.$B$4:$'olah data'.$N$39];MATCH([.$A238];[$'olah data'.D$4:$'olah data'.D$39];0);2);&quot;&quot;)">
            <text:p/>
          </table:table-cell>
          <table:table-cell table:style-name="ce27" table:formula="of:=IFERROR(INDEX([$'olah data'.$B$4:$'olah data'.$N$39];MATCH([.$A238];[$'olah data'.E$4:$'olah data'.E$39];0);2);&quot;&quot;)">
            <text:p/>
          </table:table-cell>
          <table:table-cell table:style-name="ce27" table:formula="of:=IFERROR(INDEX([$'olah data'.$B$4:$'olah data'.$N$39];MATCH([.$A238];[$'olah data'.F$4:$'olah data'.F$39];0);2);&quot;&quot;)">
            <text:p/>
          </table:table-cell>
          <table:table-cell table:style-name="ce27" table:formula="of:=IFERROR(INDEX([$'olah data'.$B$4:$'olah data'.$N$39];MATCH([.$A238];[$'olah data'.G$4:$'olah data'.G$39];0);2);&quot;&quot;)">
            <text:p/>
          </table:table-cell>
          <table:table-cell table:style-name="ce27" table:formula="of:=IFERROR(INDEX([$'olah data'.$B$4:$'olah data'.$N$39];MATCH([.$A238];[$'olah data'.H$4:$'olah data'.H$39];0);2);&quot;&quot;)">
            <text:p/>
          </table:table-cell>
          <table:table-cell table:style-name="ce27" table:formula="of:=IFERROR(INDEX([$'olah data'.$B$4:$'olah data'.$N$39];MATCH([.$A238];[$'olah data'.I$4:$'olah data'.I$39];0);2);&quot;&quot;)">
            <text:p/>
          </table:table-cell>
          <table:table-cell table:style-name="ce27" table:formula="of:=IFERROR(INDEX([$'olah data'.$B$4:$'olah data'.$N$39];MATCH([.$A238];[$'olah data'.J$4:$'olah data'.J$39];0);2);&quot;&quot;)">
            <text:p/>
          </table:table-cell>
          <table:table-cell table:style-name="ce27" table:formula="of:=IFERROR(INDEX([$'olah data'.$B$4:$'olah data'.$N$39];MATCH([.$A238];[$'olah data'.K$4:$'olah data'.K$39];0);2);&quot;&quot;)" office:value-type="string" office:string-value="Fatigability v. asthenia (8 items)" calcext:value-type="string">
            <text:p>Fatigability v. asthenia (8 items)</text:p>
          </table:table-cell>
          <table:table-cell table:style-name="ce27" table:formula="of:=IFERROR(INDEX([$'olah data'.$B$4:$'olah data'.$N$39];MATCH([.$A238];[$'olah data'.L$4:$'olah data'.L$39];0);2);&quot;&quot;)">
            <text:p/>
          </table:table-cell>
          <table:table-cell table:style-name="ce27" table:formula="of:=IFERROR(INDEX([$'olah data'.$B$4:$'olah data'.$N$39];MATCH([.$A238];[$'olah data'.M$4:$'olah data'.M$39];0);2);&quot;&quot;)">
            <text:p/>
          </table:table-cell>
          <table:table-cell table:style-name="ce27" table:formula="of:=IFERROR(INDEX([$'olah data'.$B$4:$'olah data'.$N$39];MATCH([.$A238];[$'olah data'.N$4:$'olah data'.N$39];0);2);&quot;&quot;)">
            <text:p/>
          </table:table-cell>
          <table:table-cell table:style-name="ce27" table:formula="of:=CONCATENATE([.D238];[.E238];[.F238];[.G238];[.H238];[.I238];[.J238];[.K238];[.L238];[.M238];[.N238])" office:value-type="string" office:string-value="Fatigability v. asthenia (8 items)" calcext:value-type="string">
            <text:p>Fatigability v. asthenia (8 items)</text:p>
          </table:table-cell>
          <table:table-cell table:style-name="ce84" table:formula="of:=IFERROR([$'View Input'.Z167];&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8" calcext:value-type="float">
            <text:p>238</text:p>
          </table:table-cell>
          <table:table-cell table:style-name="ce45" office:value-type="float" office:value="5" calcext:value-type="float">
            <text:p>5</text:p>
          </table:table-cell>
          <table:table-cell table:style-name="ce98" table:formula="of:=IF([.R239]=&quot;&quot;;IF([.Q239]=&quot;R&quot;;VLOOKUP([.P239];[$'olah data'.R240:$'olah data'.S244];2);[.P239]);IF([.R239]=[.P239];[.P239];[.Q239]))" office:value-type="float" office:value="0" calcext:value-type="float">
            <text:p>0</text:p>
          </table:table-cell>
          <table:table-cell table:style-name="ce27" table:formula="of:=IFERROR(INDEX([$'olah data'.$B$4:$'olah data'.$N$39];MATCH([.$A239];[$'olah data'.D$4:$'olah data'.D$39];0);2);&quot;&quot;)">
            <text:p/>
          </table:table-cell>
          <table:table-cell table:style-name="ce27" table:formula="of:=IFERROR(INDEX([$'olah data'.$B$4:$'olah data'.$N$39];MATCH([.$A239];[$'olah data'.E$4:$'olah data'.E$39];0);2);&quot;&quot;)">
            <text:p/>
          </table:table-cell>
          <table:table-cell table:style-name="ce27" table:formula="of:=IFERROR(INDEX([$'olah data'.$B$4:$'olah data'.$N$39];MATCH([.$A239];[$'olah data'.F$4:$'olah data'.F$39];0);2);&quot;&quot;)">
            <text:p/>
          </table:table-cell>
          <table:table-cell table:style-name="ce27" table:formula="of:=IFERROR(INDEX([$'olah data'.$B$4:$'olah data'.$N$39];MATCH([.$A239];[$'olah data'.G$4:$'olah data'.G$39];0);2);&quot;&quot;)">
            <text:p/>
          </table:table-cell>
          <table:table-cell table:style-name="ce27" table:formula="of:=IFERROR(INDEX([$'olah data'.$B$4:$'olah data'.$N$39];MATCH([.$A239];[$'olah data'.H$4:$'olah data'.H$39];0);2);&quot;&quot;)">
            <text:p/>
          </table:table-cell>
          <table:table-cell table:style-name="ce27" table:formula="of:=IFERROR(INDEX([$'olah data'.$B$4:$'olah data'.$N$39];MATCH([.$A239];[$'olah data'.I$4:$'olah data'.I$39];0);2);&quot;&quot;)">
            <text:p/>
          </table:table-cell>
          <table:table-cell table:style-name="ce27" table:formula="of:=IFERROR(INDEX([$'olah data'.$B$4:$'olah data'.$N$39];MATCH([.$A239];[$'olah data'.J$4:$'olah data'.J$39];0);2);&quot;&quot;)">
            <text:p/>
          </table:table-cell>
          <table:table-cell table:style-name="ce27" table:formula="of:=IFERROR(INDEX([$'olah data'.$B$4:$'olah data'.$N$39];MATCH([.$A239];[$'olah data'.K$4:$'olah data'.K$39];0);2);&quot;&quot;)">
            <text:p/>
          </table:table-cell>
          <table:table-cell table:style-name="ce27" table:formula="of:=IFERROR(INDEX([$'olah data'.$B$4:$'olah data'.$N$39];MATCH([.$A239];[$'olah data'.L$4:$'olah data'.L$39];0);2);&quot;&quot;)">
            <text:p/>
          </table:table-cell>
          <table:table-cell table:style-name="ce27" table:formula="of:=IFERROR(INDEX([$'olah data'.$B$4:$'olah data'.$N$39];MATCH([.$A239];[$'olah data'.M$4:$'olah data'.M$39];0);2);&quot;&quot;)" office:value-type="string" office:string-value="Ambitious vs underachieving (10 items)" calcext:value-type="string">
            <text:p>Ambitious vs underachieving (10 items)</text:p>
          </table:table-cell>
          <table:table-cell table:style-name="ce27" table:formula="of:=IFERROR(INDEX([$'olah data'.$B$4:$'olah data'.$N$39];MATCH([.$A239];[$'olah data'.N$4:$'olah data'.N$39];0);2);&quot;&quot;)">
            <text:p/>
          </table:table-cell>
          <table:table-cell table:style-name="ce27" table:formula="of:=CONCATENATE([.D239];[.E239];[.F239];[.G239];[.H239];[.I239];[.J239];[.K239];[.L239];[.M239];[.N239])" office:value-type="string" office:string-value="Ambitious vs underachieving (10 items)" calcext:value-type="string">
            <text:p>Ambitious vs underachieving (10 items)</text:p>
          </table:table-cell>
          <table:table-cell table:style-name="ce84" table:formula="of:=IFERROR([$'View Input'.Z168];&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39" calcext:value-type="float">
            <text:p>239</text:p>
          </table:table-cell>
          <table:table-cell table:style-name="ce45" office:value-type="float" office:value="5" calcext:value-type="float">
            <text:p>5</text:p>
          </table:table-cell>
          <table:table-cell table:style-name="ce98" table:formula="of:=IF([.R240]=&quot;&quot;;IF([.Q240]=&quot;R&quot;;VLOOKUP([.P240];[$'olah data'.R241:$'olah data'.S245];2);[.P240]);IF([.R240]=[.P240];[.P240];[.Q240]))" office:value-type="float" office:value="0" calcext:value-type="float">
            <text:p>0</text:p>
          </table:table-cell>
          <table:table-cell table:style-name="ce27" table:formula="of:=IFERROR(INDEX([$'olah data'.$B$4:$'olah data'.$N$39];MATCH([.$A240];[$'olah data'.D$4:$'olah data'.D$39];0);2);&quot;&quot;)">
            <text:p/>
          </table:table-cell>
          <table:table-cell table:style-name="ce27" table:formula="of:=IFERROR(INDEX([$'olah data'.$B$4:$'olah data'.$N$39];MATCH([.$A240];[$'olah data'.E$4:$'olah data'.E$39];0);2);&quot;&quot;)">
            <text:p/>
          </table:table-cell>
          <table:table-cell table:style-name="ce27" table:formula="of:=IFERROR(INDEX([$'olah data'.$B$4:$'olah data'.$N$39];MATCH([.$A240];[$'olah data'.F$4:$'olah data'.F$39];0);2);&quot;&quot;)">
            <text:p/>
          </table:table-cell>
          <table:table-cell table:style-name="ce27" table:formula="of:=IFERROR(INDEX([$'olah data'.$B$4:$'olah data'.$N$39];MATCH([.$A240];[$'olah data'.G$4:$'olah data'.G$39];0);2);&quot;&quot;)">
            <text:p/>
          </table:table-cell>
          <table:table-cell table:style-name="ce27" table:formula="of:=IFERROR(INDEX([$'olah data'.$B$4:$'olah data'.$N$39];MATCH([.$A240];[$'olah data'.H$4:$'olah data'.H$39];0);2);&quot;&quot;)">
            <text:p/>
          </table:table-cell>
          <table:table-cell table:style-name="ce27" table:formula="of:=IFERROR(INDEX([$'olah data'.$B$4:$'olah data'.$N$39];MATCH([.$A240];[$'olah data'.I$4:$'olah data'.I$39];0);2);&quot;&quot;)">
            <text:p/>
          </table:table-cell>
          <table:table-cell table:style-name="ce27" table:formula="of:=IFERROR(INDEX([$'olah data'.$B$4:$'olah data'.$N$39];MATCH([.$A240];[$'olah data'.J$4:$'olah data'.J$39];0);2);&quot;&quot;)">
            <text:p/>
          </table:table-cell>
          <table:table-cell table:style-name="ce27" table:formula="of:=IFERROR(INDEX([$'olah data'.$B$4:$'olah data'.$N$39];MATCH([.$A240];[$'olah data'.K$4:$'olah data'.K$39];0);2);&quot;&quot;)">
            <text:p/>
          </table:table-cell>
          <table:table-cell table:style-name="ce27" table:formula="of:=IFERROR(INDEX([$'olah data'.$B$4:$'olah data'.$N$39];MATCH([.$A240];[$'olah data'.L$4:$'olah data'.L$39];0);2);&quot;&quot;)" office:value-type="string" office:string-value="Impulsiveness v. reflection (9 items)" calcext:value-type="string">
            <text:p>Impulsiveness v. reflection (9 items)</text:p>
          </table:table-cell>
          <table:table-cell table:style-name="ce27" table:formula="of:=IFERROR(INDEX([$'olah data'.$B$4:$'olah data'.$N$39];MATCH([.$A240];[$'olah data'.M$4:$'olah data'.M$39];0);2);&quot;&quot;)">
            <text:p/>
          </table:table-cell>
          <table:table-cell table:style-name="ce27" table:formula="of:=IFERROR(INDEX([$'olah data'.$B$4:$'olah data'.$N$39];MATCH([.$A240];[$'olah data'.N$4:$'olah data'.N$39];0);2);&quot;&quot;)">
            <text:p/>
          </table:table-cell>
          <table:table-cell table:style-name="ce27" table:formula="of:=CONCATENATE([.D240];[.E240];[.F240];[.G240];[.H240];[.I240];[.J240];[.K240];[.L240];[.M240];[.N240])" office:value-type="string" office:string-value="Impulsiveness v. reflection (9 items)" calcext:value-type="string">
            <text:p>Impulsiveness v. reflection (9 items)</text:p>
          </table:table-cell>
          <table:table-cell table:style-name="ce84" table:formula="of:=IFERROR([$'View Input'.Z169];&quot;&quot;)" office:value-type="float" office:value="0" calcext:value-type="float">
            <text:p>0</text:p>
          </table:table-cell>
          <table:table-cell table:style-name="ce46" table:number-columns-repeated="2"/>
          <table:table-cell table:number-columns-repeated="1006"/>
        </table:table-row>
        <table:table-row table:style-name="ro3">
          <table:table-cell table:style-name="ce29" office:value-type="float" office:value="240" calcext:value-type="float">
            <text:p>240</text:p>
          </table:table-cell>
          <table:table-cell table:style-name="ce45" office:value-type="float" office:value="5" calcext:value-type="float">
            <text:p>5</text:p>
          </table:table-cell>
          <table:table-cell table:style-name="ce98" table:formula="of:=IF([.R241]=&quot;&quot;;IF([.Q241]=&quot;R&quot;;VLOOKUP([.P241];[$'olah data'.R242:$'olah data'.S246];2);[.P241]);IF([.R241]=[.P241];[.P241];[.Q241]))" office:value-type="float" office:value="0" calcext:value-type="float">
            <text:p>0</text:p>
          </table:table-cell>
          <table:table-cell table:style-name="ce27" table:formula="of:=IFERROR(INDEX([$'olah data'.$B$4:$'olah data'.$N$39];MATCH([.$A241];[$'olah data'.D$4:$'olah data'.D$39];0);2);&quot;&quot;)">
            <text:p/>
          </table:table-cell>
          <table:table-cell table:style-name="ce27" table:formula="of:=IFERROR(INDEX([$'olah data'.$B$4:$'olah data'.$N$39];MATCH([.$A241];[$'olah data'.E$4:$'olah data'.E$39];0);2);&quot;&quot;)">
            <text:p/>
          </table:table-cell>
          <table:table-cell table:style-name="ce27" table:formula="of:=IFERROR(INDEX([$'olah data'.$B$4:$'olah data'.$N$39];MATCH([.$A241];[$'olah data'.F$4:$'olah data'.F$39];0);2);&quot;&quot;)">
            <text:p/>
          </table:table-cell>
          <table:table-cell table:style-name="ce27" table:formula="of:=IFERROR(INDEX([$'olah data'.$B$4:$'olah data'.$N$39];MATCH([.$A241];[$'olah data'.G$4:$'olah data'.G$39];0);2);&quot;&quot;)">
            <text:p/>
          </table:table-cell>
          <table:table-cell table:style-name="ce27" table:formula="of:=IFERROR(INDEX([$'olah data'.$B$4:$'olah data'.$N$39];MATCH([.$A241];[$'olah data'.H$4:$'olah data'.H$39];0);2);&quot;&quot;)">
            <text:p/>
          </table:table-cell>
          <table:table-cell table:style-name="ce27" table:formula="of:=IFERROR(INDEX([$'olah data'.$B$4:$'olah data'.$N$39];MATCH([.$A241];[$'olah data'.I$4:$'olah data'.I$39];0);2);&quot;&quot;)">
            <text:p/>
          </table:table-cell>
          <table:table-cell table:style-name="ce27" table:formula="of:=IFERROR(INDEX([$'olah data'.$B$4:$'olah data'.$N$39];MATCH([.$A241];[$'olah data'.J$4:$'olah data'.J$39];0);2);&quot;&quot;)" office:value-type="string" office:string-value="Eagerness of effort vs laziness (9 items)" calcext:value-type="string">
            <text:p>Eagerness of effort vs laziness (9 items)</text:p>
          </table:table-cell>
          <table:table-cell table:style-name="ce27" table:formula="of:=IFERROR(INDEX([$'olah data'.$B$4:$'olah data'.$N$39];MATCH([.$A241];[$'olah data'.K$4:$'olah data'.K$39];0);2);&quot;&quot;)">
            <text:p/>
          </table:table-cell>
          <table:table-cell table:style-name="ce27" table:formula="of:=IFERROR(INDEX([$'olah data'.$B$4:$'olah data'.$N$39];MATCH([.$A241];[$'olah data'.L$4:$'olah data'.L$39];0);2);&quot;&quot;)">
            <text:p/>
          </table:table-cell>
          <table:table-cell table:style-name="ce27" table:formula="of:=IFERROR(INDEX([$'olah data'.$B$4:$'olah data'.$N$39];MATCH([.$A241];[$'olah data'.M$4:$'olah data'.M$39];0);2);&quot;&quot;)">
            <text:p/>
          </table:table-cell>
          <table:table-cell table:style-name="ce27" table:formula="of:=IFERROR(INDEX([$'olah data'.$B$4:$'olah data'.$N$39];MATCH([.$A241];[$'olah data'.N$4:$'olah data'.N$39];0);2);&quot;&quot;)">
            <text:p/>
          </table:table-cell>
          <table:table-cell table:style-name="ce27" table:formula="of:=CONCATENATE([.D241];[.E241];[.F241];[.G241];[.H241];[.I241];[.J241];[.K241];[.L241];[.M241];[.N241])" office:value-type="string" office:string-value="Eagerness of effort vs laziness (9 items)" calcext:value-type="string">
            <text:p>Eagerness of effort vs laziness (9 items)</text:p>
          </table:table-cell>
          <table:table-cell table:style-name="ce84" table:formula="of:=IFERROR([$'View Input'.Z170];&quot;&quot;)" office:value-type="float" office:value="0" calcext:value-type="float">
            <text:p>0</text:p>
          </table:table-cell>
          <table:table-cell table:style-name="ce46" table:number-columns-repeated="2"/>
          <table:table-cell table:number-columns-repeated="1006"/>
        </table:table-row>
        <table:table-row table:style-name="ro3" table:number-rows-repeated="1048334">
          <table:table-cell table:number-columns-repeated="1024"/>
        </table:table-row>
        <table:table-row table:style-name="ro3">
          <table:table-cell table:number-columns-repeated="1024"/>
        </table:table-row>
      </table:table>
      <table:table table:name="View Input" table:style-name="ta1">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Y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E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Z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A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C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X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selected="true" form:value="1" form:linked-cell="'olah data'.A4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5" table:default-cell-style-name="ce135"/>
        <table:table-column table:style-name="co26" table:default-cell-style-name="ce141"/>
        <table:table-column table:style-name="co3" table:default-cell-style-name="ce141"/>
        <table:table-column table:style-name="co25" table:default-cell-style-name="ce141"/>
        <table:table-column table:style-name="co27" table:default-cell-style-name="ce141"/>
        <table:table-column table:style-name="co3" table:default-cell-style-name="ce141"/>
        <table:table-column table:style-name="co25" table:default-cell-style-name="ce141"/>
        <table:table-column table:style-name="co28" table:default-cell-style-name="ce141"/>
        <table:table-column table:style-name="co3" table:default-cell-style-name="ce141"/>
        <table:table-column table:style-name="co25" table:default-cell-style-name="ce141"/>
        <table:table-column table:style-name="co29" table:default-cell-style-name="ce141"/>
        <table:table-column table:style-name="co3" table:default-cell-style-name="ce141"/>
        <table:table-column table:style-name="co25" table:default-cell-style-name="ce141"/>
        <table:table-column table:style-name="co30" table:default-cell-style-name="ce141"/>
        <table:table-column table:style-name="co3" table:default-cell-style-name="ce141"/>
        <table:table-column table:style-name="co31" table:default-cell-style-name="ce157"/>
        <table:table-column table:style-name="co3" table:number-columns-repeated="2" table:default-cell-style-name="ce157"/>
        <table:table-column table:style-name="co31" table:default-cell-style-name="ce157"/>
        <table:table-column table:style-name="co3" table:number-columns-repeated="2" table:default-cell-style-name="ce157"/>
        <table:table-column table:style-name="co31" table:default-cell-style-name="ce157"/>
        <table:table-column table:style-name="co3" table:number-columns-repeated="2" table:default-cell-style-name="ce157"/>
        <table:table-column table:style-name="co31" table:default-cell-style-name="ce157"/>
        <table:table-column table:style-name="co32" table:default-cell-style-name="ce157"/>
        <table:table-column table:style-name="co33" table:default-cell-style-name="ce157"/>
        <table:table-column table:style-name="co3" table:number-columns-repeated="990" table:default-cell-style-name="ce157"/>
        <table:table-row table:style-name="ro3">
          <table:table-cell table:style-name="ce49" table:number-columns-spanned="49" table:number-rows-spanned="9"/>
          <table:covered-table-cell table:number-columns-repeated="48"/>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22" table:number-columns-repeated="981"/>
        </table:table-row>
        <table:table-row table:style-name="ro3">
          <table:table-cell table:style-name="ce54" office:value-type="float" office:value="1" calcext:value-type="float">
            <text:p>1</text:p>
          </table:table-cell>
          <table:table-cell table:style-name="ce61" office:value-type="float" office:value="1" calcext:value-type="float">
            <text:p>1</text:p>
          </table:table-cell>
          <table:table-cell table:style-name="ce18"/>
          <table:table-cell table:style-name="ce65" office:value-type="float" office:value="21" calcext:value-type="float">
            <text:p>21</text:p>
          </table:table-cell>
          <table:table-cell table:style-name="ce61"/>
          <table:table-cell table:style-name="ce18"/>
          <table:table-cell table:style-name="ce65" office:value-type="float" office:value="41" calcext:value-type="float">
            <text:p>41</text:p>
          </table:table-cell>
          <table:table-cell table:style-name="ce61"/>
          <table:table-cell table:style-name="ce18"/>
          <table:table-cell table:style-name="ce68" office:value-type="float" office:value="61" calcext:value-type="float">
            <text:p>61</text:p>
          </table:table-cell>
          <table:table-cell table:style-name="ce70"/>
          <table:table-cell table:style-name="ce18"/>
          <table:table-cell table:style-name="ce68" office:value-type="float" office:value="81" calcext:value-type="float">
            <text:p>81</text:p>
          </table:table-cell>
          <table:table-cell table:style-name="ce70"/>
          <table:table-cell table:style-name="ce18"/>
          <table:table-cell table:style-name="ce68" office:value-type="float" office:value="101" calcext:value-type="float">
            <text:p>101</text:p>
          </table:table-cell>
          <table:table-cell table:style-name="ce70"/>
          <table:table-cell table:style-name="ce18"/>
          <table:table-cell table:style-name="ce68" office:value-type="float" office:value="121" calcext:value-type="float">
            <text:p>121</text:p>
          </table:table-cell>
          <table:table-cell table:style-name="ce70"/>
          <table:table-cell table:style-name="ce18"/>
          <table:table-cell table:style-name="ce68" office:value-type="float" office:value="141" calcext:value-type="float">
            <text:p>141</text:p>
          </table:table-cell>
          <table:table-cell table:style-name="ce70"/>
          <table:table-cell table:style-name="ce18"/>
          <table:table-cell table:style-name="ce68" office:value-type="float" office:value="161" calcext:value-type="float">
            <text:p>161</text:p>
          </table:table-cell>
          <table:table-cell table:style-name="ce70"/>
          <table:table-cell table:style-name="ce18"/>
          <table:table-cell table:style-name="ce68" office:value-type="float" office:value="181" calcext:value-type="float">
            <text:p>181</text:p>
          </table:table-cell>
          <table:table-cell table:style-name="ce70"/>
          <table:table-cell table:style-name="ce18"/>
          <table:table-cell table:style-name="ce68" office:value-type="float" office:value="201" calcext:value-type="float">
            <text:p>201</text:p>
          </table:table-cell>
          <table:table-cell table:style-name="ce70"/>
          <table:table-cell table:style-name="ce18"/>
          <table:table-cell table:style-name="ce68" office:value-type="float" office:value="221" calcext:value-type="float">
            <text:p>221</text:p>
          </table:table-cell>
          <table:table-cell table:style-name="ce70"/>
          <table:table-cell table:style-name="ce18"/>
          <table:table-cell table:number-columns-repeated="981"/>
        </table:table-row>
        <table:table-row table:style-name="ro3">
          <table:table-cell table:style-name="ce54" office:value-type="float" office:value="2" calcext:value-type="float">
            <text:p>2</text:p>
          </table:table-cell>
          <table:table-cell table:style-name="ce61"/>
          <table:table-cell table:style-name="ce18"/>
          <table:table-cell table:style-name="ce65" office:value-type="float" office:value="22" calcext:value-type="float">
            <text:p>22</text:p>
          </table:table-cell>
          <table:table-cell table:style-name="ce61"/>
          <table:table-cell table:style-name="ce18"/>
          <table:table-cell table:style-name="ce65" office:value-type="float" office:value="42" calcext:value-type="float">
            <text:p>42</text:p>
          </table:table-cell>
          <table:table-cell table:style-name="ce61"/>
          <table:table-cell table:style-name="ce18"/>
          <table:table-cell table:style-name="ce68" office:value-type="float" office:value="62" calcext:value-type="float">
            <text:p>62</text:p>
          </table:table-cell>
          <table:table-cell table:style-name="ce70"/>
          <table:table-cell table:style-name="ce18"/>
          <table:table-cell table:style-name="ce68" office:value-type="float" office:value="82" calcext:value-type="float">
            <text:p>82</text:p>
          </table:table-cell>
          <table:table-cell table:style-name="ce70"/>
          <table:table-cell table:style-name="ce18"/>
          <table:table-cell table:style-name="ce68" office:value-type="float" office:value="102" calcext:value-type="float">
            <text:p>102</text:p>
          </table:table-cell>
          <table:table-cell table:style-name="ce70"/>
          <table:table-cell table:style-name="ce18"/>
          <table:table-cell table:style-name="ce68" office:value-type="float" office:value="122" calcext:value-type="float">
            <text:p>122</text:p>
          </table:table-cell>
          <table:table-cell table:style-name="ce70"/>
          <table:table-cell table:style-name="ce18"/>
          <table:table-cell table:style-name="ce68" office:value-type="float" office:value="142" calcext:value-type="float">
            <text:p>142</text:p>
          </table:table-cell>
          <table:table-cell table:style-name="ce70"/>
          <table:table-cell table:style-name="ce18"/>
          <table:table-cell table:style-name="ce68" office:value-type="float" office:value="162" calcext:value-type="float">
            <text:p>162</text:p>
          </table:table-cell>
          <table:table-cell table:style-name="ce70"/>
          <table:table-cell table:style-name="ce18"/>
          <table:table-cell table:style-name="ce68" office:value-type="float" office:value="182" calcext:value-type="float">
            <text:p>182</text:p>
          </table:table-cell>
          <table:table-cell table:style-name="ce70"/>
          <table:table-cell table:style-name="ce18"/>
          <table:table-cell table:style-name="ce68" office:value-type="float" office:value="202" calcext:value-type="float">
            <text:p>202</text:p>
          </table:table-cell>
          <table:table-cell table:style-name="ce70"/>
          <table:table-cell table:style-name="ce18"/>
          <table:table-cell table:style-name="ce68" office:value-type="float" office:value="222" calcext:value-type="float">
            <text:p>222</text:p>
          </table:table-cell>
          <table:table-cell table:style-name="ce70"/>
          <table:table-cell table:style-name="ce18"/>
          <table:table-cell table:number-columns-repeated="981"/>
        </table:table-row>
        <table:table-row table:style-name="ro3">
          <table:table-cell table:style-name="ce54" office:value-type="float" office:value="3" calcext:value-type="float">
            <text:p>3</text:p>
          </table:table-cell>
          <table:table-cell table:style-name="ce61"/>
          <table:table-cell table:style-name="ce18"/>
          <table:table-cell table:style-name="ce65" office:value-type="float" office:value="23" calcext:value-type="float">
            <text:p>23</text:p>
          </table:table-cell>
          <table:table-cell table:style-name="ce61"/>
          <table:table-cell table:style-name="ce18"/>
          <table:table-cell table:style-name="ce65" office:value-type="float" office:value="43" calcext:value-type="float">
            <text:p>43</text:p>
          </table:table-cell>
          <table:table-cell table:style-name="ce61"/>
          <table:table-cell table:style-name="ce18"/>
          <table:table-cell table:style-name="ce68" office:value-type="float" office:value="63" calcext:value-type="float">
            <text:p>63</text:p>
          </table:table-cell>
          <table:table-cell table:style-name="ce70"/>
          <table:table-cell table:style-name="ce18"/>
          <table:table-cell table:style-name="ce68" office:value-type="float" office:value="83" calcext:value-type="float">
            <text:p>83</text:p>
          </table:table-cell>
          <table:table-cell table:style-name="ce70"/>
          <table:table-cell table:style-name="ce18"/>
          <table:table-cell table:style-name="ce68" office:value-type="float" office:value="103" calcext:value-type="float">
            <text:p>103</text:p>
          </table:table-cell>
          <table:table-cell table:style-name="ce70"/>
          <table:table-cell table:style-name="ce18"/>
          <table:table-cell table:style-name="ce68" office:value-type="float" office:value="123" calcext:value-type="float">
            <text:p>123</text:p>
          </table:table-cell>
          <table:table-cell table:style-name="ce70"/>
          <table:table-cell table:style-name="ce18"/>
          <table:table-cell table:style-name="ce68" office:value-type="float" office:value="143" calcext:value-type="float">
            <text:p>143</text:p>
          </table:table-cell>
          <table:table-cell table:style-name="ce70"/>
          <table:table-cell table:style-name="ce18"/>
          <table:table-cell table:style-name="ce68" office:value-type="float" office:value="163" calcext:value-type="float">
            <text:p>163</text:p>
          </table:table-cell>
          <table:table-cell table:style-name="ce70"/>
          <table:table-cell table:style-name="ce18"/>
          <table:table-cell table:style-name="ce68" office:value-type="float" office:value="183" calcext:value-type="float">
            <text:p>183</text:p>
          </table:table-cell>
          <table:table-cell table:style-name="ce70"/>
          <table:table-cell table:style-name="ce18"/>
          <table:table-cell table:style-name="ce68" office:value-type="float" office:value="203" calcext:value-type="float">
            <text:p>203</text:p>
          </table:table-cell>
          <table:table-cell table:style-name="ce70"/>
          <table:table-cell table:style-name="ce18"/>
          <table:table-cell table:style-name="ce68" office:value-type="float" office:value="223" calcext:value-type="float">
            <text:p>223</text:p>
          </table:table-cell>
          <table:table-cell table:style-name="ce70"/>
          <table:table-cell table:style-name="ce18"/>
          <table:table-cell table:number-columns-repeated="981"/>
        </table:table-row>
        <table:table-row table:style-name="ro3">
          <table:table-cell table:style-name="ce54" office:value-type="float" office:value="4" calcext:value-type="float">
            <text:p>4</text:p>
          </table:table-cell>
          <table:table-cell table:style-name="ce61"/>
          <table:table-cell table:style-name="ce18"/>
          <table:table-cell table:style-name="ce65" office:value-type="float" office:value="24" calcext:value-type="float">
            <text:p>24</text:p>
          </table:table-cell>
          <table:table-cell table:style-name="ce61"/>
          <table:table-cell table:style-name="ce18"/>
          <table:table-cell table:style-name="ce65" office:value-type="float" office:value="44" calcext:value-type="float">
            <text:p>44</text:p>
          </table:table-cell>
          <table:table-cell table:style-name="ce61"/>
          <table:table-cell table:style-name="ce18"/>
          <table:table-cell table:style-name="ce68" office:value-type="float" office:value="64" calcext:value-type="float">
            <text:p>64</text:p>
          </table:table-cell>
          <table:table-cell table:style-name="ce70"/>
          <table:table-cell table:style-name="ce18"/>
          <table:table-cell table:style-name="ce68" office:value-type="float" office:value="84" calcext:value-type="float">
            <text:p>84</text:p>
          </table:table-cell>
          <table:table-cell table:style-name="ce70"/>
          <table:table-cell table:style-name="ce18"/>
          <table:table-cell table:style-name="ce68" office:value-type="float" office:value="104" calcext:value-type="float">
            <text:p>104</text:p>
          </table:table-cell>
          <table:table-cell table:style-name="ce70"/>
          <table:table-cell table:style-name="ce18"/>
          <table:table-cell table:style-name="ce68" office:value-type="float" office:value="124" calcext:value-type="float">
            <text:p>124</text:p>
          </table:table-cell>
          <table:table-cell table:style-name="ce70"/>
          <table:table-cell table:style-name="ce18"/>
          <table:table-cell table:style-name="ce68" office:value-type="float" office:value="144" calcext:value-type="float">
            <text:p>144</text:p>
          </table:table-cell>
          <table:table-cell table:style-name="ce70"/>
          <table:table-cell table:style-name="ce18"/>
          <table:table-cell table:style-name="ce68" office:value-type="float" office:value="164" calcext:value-type="float">
            <text:p>164</text:p>
          </table:table-cell>
          <table:table-cell table:style-name="ce70"/>
          <table:table-cell table:style-name="ce18"/>
          <table:table-cell table:style-name="ce68" office:value-type="float" office:value="184" calcext:value-type="float">
            <text:p>184</text:p>
          </table:table-cell>
          <table:table-cell table:style-name="ce70"/>
          <table:table-cell table:style-name="ce18"/>
          <table:table-cell table:style-name="ce68" office:value-type="float" office:value="204" calcext:value-type="float">
            <text:p>204</text:p>
          </table:table-cell>
          <table:table-cell table:style-name="ce70"/>
          <table:table-cell table:style-name="ce18"/>
          <table:table-cell table:style-name="ce68" office:value-type="float" office:value="224" calcext:value-type="float">
            <text:p>224</text:p>
          </table:table-cell>
          <table:table-cell table:style-name="ce70"/>
          <table:table-cell table:style-name="ce18"/>
          <table:table-cell table:number-columns-repeated="981"/>
        </table:table-row>
        <table:table-row table:style-name="ro3">
          <table:table-cell table:style-name="ce54" office:value-type="float" office:value="5" calcext:value-type="float">
            <text:p>5</text:p>
          </table:table-cell>
          <table:table-cell table:style-name="ce61"/>
          <table:table-cell table:style-name="ce18"/>
          <table:table-cell table:style-name="ce65" office:value-type="float" office:value="25" calcext:value-type="float">
            <text:p>25</text:p>
          </table:table-cell>
          <table:table-cell table:style-name="ce61"/>
          <table:table-cell table:style-name="ce18"/>
          <table:table-cell table:style-name="ce65" office:value-type="float" office:value="45" calcext:value-type="float">
            <text:p>45</text:p>
          </table:table-cell>
          <table:table-cell table:style-name="ce61"/>
          <table:table-cell table:style-name="ce18"/>
          <table:table-cell table:style-name="ce68" office:value-type="float" office:value="65" calcext:value-type="float">
            <text:p>65</text:p>
          </table:table-cell>
          <table:table-cell table:style-name="ce70"/>
          <table:table-cell table:style-name="ce18"/>
          <table:table-cell table:style-name="ce68" office:value-type="float" office:value="85" calcext:value-type="float">
            <text:p>85</text:p>
          </table:table-cell>
          <table:table-cell table:style-name="ce70"/>
          <table:table-cell table:style-name="ce18"/>
          <table:table-cell table:style-name="ce68" office:value-type="float" office:value="105" calcext:value-type="float">
            <text:p>105</text:p>
          </table:table-cell>
          <table:table-cell table:style-name="ce70"/>
          <table:table-cell table:style-name="ce18"/>
          <table:table-cell table:style-name="ce68" office:value-type="float" office:value="125" calcext:value-type="float">
            <text:p>125</text:p>
          </table:table-cell>
          <table:table-cell table:style-name="ce70"/>
          <table:table-cell table:style-name="ce18"/>
          <table:table-cell table:style-name="ce68" office:value-type="float" office:value="145" calcext:value-type="float">
            <text:p>145</text:p>
          </table:table-cell>
          <table:table-cell table:style-name="ce70"/>
          <table:table-cell table:style-name="ce18"/>
          <table:table-cell table:style-name="ce68" office:value-type="float" office:value="165" calcext:value-type="float">
            <text:p>165</text:p>
          </table:table-cell>
          <table:table-cell table:style-name="ce70"/>
          <table:table-cell table:style-name="ce18"/>
          <table:table-cell table:style-name="ce68" office:value-type="float" office:value="185" calcext:value-type="float">
            <text:p>185</text:p>
          </table:table-cell>
          <table:table-cell table:style-name="ce70"/>
          <table:table-cell table:style-name="ce18"/>
          <table:table-cell table:style-name="ce68" office:value-type="float" office:value="205" calcext:value-type="float">
            <text:p>205</text:p>
          </table:table-cell>
          <table:table-cell table:style-name="ce70"/>
          <table:table-cell table:style-name="ce18"/>
          <table:table-cell table:style-name="ce68" office:value-type="float" office:value="225" calcext:value-type="float">
            <text:p>225</text:p>
          </table:table-cell>
          <table:table-cell table:style-name="ce70"/>
          <table:table-cell table:style-name="ce18"/>
          <table:table-cell table:number-columns-repeated="981"/>
        </table:table-row>
        <table:table-row table:style-name="ro3">
          <table:table-cell table:style-name="ce54" office:value-type="float" office:value="6" calcext:value-type="float">
            <text:p>6</text:p>
          </table:table-cell>
          <table:table-cell table:style-name="ce61"/>
          <table:table-cell table:style-name="ce18"/>
          <table:table-cell table:style-name="ce65" office:value-type="float" office:value="26" calcext:value-type="float">
            <text:p>26</text:p>
          </table:table-cell>
          <table:table-cell table:style-name="ce61"/>
          <table:table-cell table:style-name="ce18"/>
          <table:table-cell table:style-name="ce65" office:value-type="float" office:value="46" calcext:value-type="float">
            <text:p>46</text:p>
          </table:table-cell>
          <table:table-cell table:style-name="ce61"/>
          <table:table-cell table:style-name="ce18"/>
          <table:table-cell table:style-name="ce68" office:value-type="float" office:value="66" calcext:value-type="float">
            <text:p>66</text:p>
          </table:table-cell>
          <table:table-cell table:style-name="ce70"/>
          <table:table-cell table:style-name="ce18"/>
          <table:table-cell table:style-name="ce68" office:value-type="float" office:value="86" calcext:value-type="float">
            <text:p>86</text:p>
          </table:table-cell>
          <table:table-cell table:style-name="ce70"/>
          <table:table-cell table:style-name="ce18"/>
          <table:table-cell table:style-name="ce68" office:value-type="float" office:value="106" calcext:value-type="float">
            <text:p>106</text:p>
          </table:table-cell>
          <table:table-cell table:style-name="ce70"/>
          <table:table-cell table:style-name="ce18"/>
          <table:table-cell table:style-name="ce68" office:value-type="float" office:value="126" calcext:value-type="float">
            <text:p>126</text:p>
          </table:table-cell>
          <table:table-cell table:style-name="ce70"/>
          <table:table-cell table:style-name="ce18"/>
          <table:table-cell table:style-name="ce68" office:value-type="float" office:value="146" calcext:value-type="float">
            <text:p>146</text:p>
          </table:table-cell>
          <table:table-cell table:style-name="ce70"/>
          <table:table-cell table:style-name="ce18"/>
          <table:table-cell table:style-name="ce68" office:value-type="float" office:value="166" calcext:value-type="float">
            <text:p>166</text:p>
          </table:table-cell>
          <table:table-cell table:style-name="ce70"/>
          <table:table-cell table:style-name="ce18"/>
          <table:table-cell table:style-name="ce68" office:value-type="float" office:value="186" calcext:value-type="float">
            <text:p>186</text:p>
          </table:table-cell>
          <table:table-cell table:style-name="ce70"/>
          <table:table-cell table:style-name="ce18"/>
          <table:table-cell table:style-name="ce68" office:value-type="float" office:value="206" calcext:value-type="float">
            <text:p>206</text:p>
          </table:table-cell>
          <table:table-cell table:style-name="ce70"/>
          <table:table-cell table:style-name="ce18"/>
          <table:table-cell table:style-name="ce68" office:value-type="float" office:value="226" calcext:value-type="float">
            <text:p>226</text:p>
          </table:table-cell>
          <table:table-cell table:style-name="ce70"/>
          <table:table-cell table:style-name="ce18"/>
          <table:table-cell table:number-columns-repeated="981"/>
        </table:table-row>
        <table:table-row table:style-name="ro3">
          <table:table-cell table:style-name="ce54" office:value-type="float" office:value="7" calcext:value-type="float">
            <text:p>7</text:p>
          </table:table-cell>
          <table:table-cell table:style-name="ce61"/>
          <table:table-cell table:style-name="ce18"/>
          <table:table-cell table:style-name="ce65" office:value-type="float" office:value="27" calcext:value-type="float">
            <text:p>27</text:p>
          </table:table-cell>
          <table:table-cell table:style-name="ce61"/>
          <table:table-cell table:style-name="ce18"/>
          <table:table-cell table:style-name="ce65" office:value-type="float" office:value="47" calcext:value-type="float">
            <text:p>47</text:p>
          </table:table-cell>
          <table:table-cell table:style-name="ce61"/>
          <table:table-cell table:style-name="ce18"/>
          <table:table-cell table:style-name="ce68" office:value-type="float" office:value="67" calcext:value-type="float">
            <text:p>67</text:p>
          </table:table-cell>
          <table:table-cell table:style-name="ce70"/>
          <table:table-cell table:style-name="ce18"/>
          <table:table-cell table:style-name="ce68" office:value-type="float" office:value="87" calcext:value-type="float">
            <text:p>87</text:p>
          </table:table-cell>
          <table:table-cell table:style-name="ce70"/>
          <table:table-cell table:style-name="ce18"/>
          <table:table-cell table:style-name="ce68" office:value-type="float" office:value="107" calcext:value-type="float">
            <text:p>107</text:p>
          </table:table-cell>
          <table:table-cell table:style-name="ce70"/>
          <table:table-cell table:style-name="ce18"/>
          <table:table-cell table:style-name="ce68" office:value-type="float" office:value="127" calcext:value-type="float">
            <text:p>127</text:p>
          </table:table-cell>
          <table:table-cell table:style-name="ce70"/>
          <table:table-cell table:style-name="ce18"/>
          <table:table-cell table:style-name="ce68" office:value-type="float" office:value="147" calcext:value-type="float">
            <text:p>147</text:p>
          </table:table-cell>
          <table:table-cell table:style-name="ce70"/>
          <table:table-cell table:style-name="ce18"/>
          <table:table-cell table:style-name="ce68" office:value-type="float" office:value="167" calcext:value-type="float">
            <text:p>167</text:p>
          </table:table-cell>
          <table:table-cell table:style-name="ce70"/>
          <table:table-cell table:style-name="ce18"/>
          <table:table-cell table:style-name="ce68" office:value-type="float" office:value="187" calcext:value-type="float">
            <text:p>187</text:p>
          </table:table-cell>
          <table:table-cell table:style-name="ce70"/>
          <table:table-cell table:style-name="ce18"/>
          <table:table-cell table:style-name="ce68" office:value-type="float" office:value="207" calcext:value-type="float">
            <text:p>207</text:p>
          </table:table-cell>
          <table:table-cell table:style-name="ce70"/>
          <table:table-cell table:style-name="ce18"/>
          <table:table-cell table:style-name="ce68" office:value-type="float" office:value="227" calcext:value-type="float">
            <text:p>227</text:p>
          </table:table-cell>
          <table:table-cell table:style-name="ce70"/>
          <table:table-cell table:style-name="ce18"/>
          <table:table-cell table:number-columns-repeated="981"/>
        </table:table-row>
        <table:table-row table:style-name="ro3">
          <table:table-cell table:style-name="ce54" office:value-type="float" office:value="8" calcext:value-type="float">
            <text:p>8</text:p>
          </table:table-cell>
          <table:table-cell table:style-name="ce61"/>
          <table:table-cell table:style-name="ce18"/>
          <table:table-cell table:style-name="ce65" office:value-type="float" office:value="28" calcext:value-type="float">
            <text:p>28</text:p>
          </table:table-cell>
          <table:table-cell table:style-name="ce61"/>
          <table:table-cell table:style-name="ce18"/>
          <table:table-cell table:style-name="ce65" office:value-type="float" office:value="48" calcext:value-type="float">
            <text:p>48</text:p>
          </table:table-cell>
          <table:table-cell table:style-name="ce61"/>
          <table:table-cell table:style-name="ce18"/>
          <table:table-cell table:style-name="ce68" office:value-type="float" office:value="68" calcext:value-type="float">
            <text:p>68</text:p>
          </table:table-cell>
          <table:table-cell table:style-name="ce70"/>
          <table:table-cell table:style-name="ce18"/>
          <table:table-cell table:style-name="ce68" office:value-type="float" office:value="88" calcext:value-type="float">
            <text:p>88</text:p>
          </table:table-cell>
          <table:table-cell table:style-name="ce70"/>
          <table:table-cell table:style-name="ce18"/>
          <table:table-cell table:style-name="ce68" office:value-type="float" office:value="108" calcext:value-type="float">
            <text:p>108</text:p>
          </table:table-cell>
          <table:table-cell table:style-name="ce70"/>
          <table:table-cell table:style-name="ce18"/>
          <table:table-cell table:style-name="ce68" office:value-type="float" office:value="128" calcext:value-type="float">
            <text:p>128</text:p>
          </table:table-cell>
          <table:table-cell table:style-name="ce70"/>
          <table:table-cell table:style-name="ce18"/>
          <table:table-cell table:style-name="ce68" office:value-type="float" office:value="148" calcext:value-type="float">
            <text:p>148</text:p>
          </table:table-cell>
          <table:table-cell table:style-name="ce70"/>
          <table:table-cell table:style-name="ce18"/>
          <table:table-cell table:style-name="ce68" office:value-type="float" office:value="168" calcext:value-type="float">
            <text:p>168</text:p>
          </table:table-cell>
          <table:table-cell table:style-name="ce70"/>
          <table:table-cell table:style-name="ce18"/>
          <table:table-cell table:style-name="ce68" office:value-type="float" office:value="188" calcext:value-type="float">
            <text:p>188</text:p>
          </table:table-cell>
          <table:table-cell table:style-name="ce70"/>
          <table:table-cell table:style-name="ce18"/>
          <table:table-cell table:style-name="ce68" office:value-type="float" office:value="208" calcext:value-type="float">
            <text:p>208</text:p>
          </table:table-cell>
          <table:table-cell table:style-name="ce70"/>
          <table:table-cell table:style-name="ce18"/>
          <table:table-cell table:style-name="ce68" office:value-type="float" office:value="228" calcext:value-type="float">
            <text:p>228</text:p>
          </table:table-cell>
          <table:table-cell table:style-name="ce70"/>
          <table:table-cell table:style-name="ce18"/>
          <table:table-cell table:number-columns-repeated="981"/>
        </table:table-row>
        <table:table-row table:style-name="ro3">
          <table:table-cell table:style-name="ce54" office:value-type="float" office:value="9" calcext:value-type="float">
            <text:p>9</text:p>
          </table:table-cell>
          <table:table-cell table:style-name="ce61"/>
          <table:table-cell table:style-name="ce18"/>
          <table:table-cell table:style-name="ce65" office:value-type="float" office:value="29" calcext:value-type="float">
            <text:p>29</text:p>
          </table:table-cell>
          <table:table-cell table:style-name="ce61"/>
          <table:table-cell table:style-name="ce18"/>
          <table:table-cell table:style-name="ce65" office:value-type="float" office:value="49" calcext:value-type="float">
            <text:p>49</text:p>
          </table:table-cell>
          <table:table-cell table:style-name="ce61"/>
          <table:table-cell table:style-name="ce18"/>
          <table:table-cell table:style-name="ce68" office:value-type="float" office:value="69" calcext:value-type="float">
            <text:p>69</text:p>
          </table:table-cell>
          <table:table-cell table:style-name="ce70"/>
          <table:table-cell table:style-name="ce18"/>
          <table:table-cell table:style-name="ce68" office:value-type="float" office:value="89" calcext:value-type="float">
            <text:p>89</text:p>
          </table:table-cell>
          <table:table-cell table:style-name="ce70"/>
          <table:table-cell table:style-name="ce18"/>
          <table:table-cell table:style-name="ce68" office:value-type="float" office:value="109" calcext:value-type="float">
            <text:p>109</text:p>
          </table:table-cell>
          <table:table-cell table:style-name="ce70"/>
          <table:table-cell table:style-name="ce18"/>
          <table:table-cell table:style-name="ce68" office:value-type="float" office:value="129" calcext:value-type="float">
            <text:p>129</text:p>
          </table:table-cell>
          <table:table-cell table:style-name="ce70"/>
          <table:table-cell table:style-name="ce18"/>
          <table:table-cell table:style-name="ce68" office:value-type="float" office:value="149" calcext:value-type="float">
            <text:p>149</text:p>
          </table:table-cell>
          <table:table-cell table:style-name="ce70"/>
          <table:table-cell table:style-name="ce18"/>
          <table:table-cell table:style-name="ce68" office:value-type="float" office:value="169" calcext:value-type="float">
            <text:p>169</text:p>
          </table:table-cell>
          <table:table-cell table:style-name="ce70"/>
          <table:table-cell table:style-name="ce18"/>
          <table:table-cell table:style-name="ce68" office:value-type="float" office:value="189" calcext:value-type="float">
            <text:p>189</text:p>
          </table:table-cell>
          <table:table-cell table:style-name="ce70"/>
          <table:table-cell table:style-name="ce18"/>
          <table:table-cell table:style-name="ce68" office:value-type="float" office:value="209" calcext:value-type="float">
            <text:p>209</text:p>
          </table:table-cell>
          <table:table-cell table:style-name="ce70"/>
          <table:table-cell table:style-name="ce18"/>
          <table:table-cell table:style-name="ce68" office:value-type="float" office:value="229" calcext:value-type="float">
            <text:p>229</text:p>
          </table:table-cell>
          <table:table-cell table:style-name="ce70"/>
          <table:table-cell table:style-name="ce18"/>
          <table:table-cell table:number-columns-repeated="981"/>
        </table:table-row>
        <table:table-row table:style-name="ro3">
          <table:table-cell table:style-name="ce54" office:value-type="float" office:value="10" calcext:value-type="float">
            <text:p>10</text:p>
          </table:table-cell>
          <table:table-cell table:style-name="ce61"/>
          <table:table-cell table:style-name="ce18"/>
          <table:table-cell table:style-name="ce65" office:value-type="float" office:value="30" calcext:value-type="float">
            <text:p>30</text:p>
          </table:table-cell>
          <table:table-cell table:style-name="ce61"/>
          <table:table-cell table:style-name="ce18"/>
          <table:table-cell table:style-name="ce65" office:value-type="float" office:value="50" calcext:value-type="float">
            <text:p>50</text:p>
          </table:table-cell>
          <table:table-cell table:style-name="ce61"/>
          <table:table-cell table:style-name="ce18"/>
          <table:table-cell table:style-name="ce68" office:value-type="float" office:value="70" calcext:value-type="float">
            <text:p>70</text:p>
          </table:table-cell>
          <table:table-cell table:style-name="ce70"/>
          <table:table-cell table:style-name="ce18"/>
          <table:table-cell table:style-name="ce68" office:value-type="float" office:value="90" calcext:value-type="float">
            <text:p>90</text:p>
          </table:table-cell>
          <table:table-cell table:style-name="ce70"/>
          <table:table-cell table:style-name="ce18"/>
          <table:table-cell table:style-name="ce68" office:value-type="float" office:value="110" calcext:value-type="float">
            <text:p>110</text:p>
          </table:table-cell>
          <table:table-cell table:style-name="ce70"/>
          <table:table-cell table:style-name="ce18"/>
          <table:table-cell table:style-name="ce68" office:value-type="float" office:value="130" calcext:value-type="float">
            <text:p>130</text:p>
          </table:table-cell>
          <table:table-cell table:style-name="ce70"/>
          <table:table-cell table:style-name="ce18"/>
          <table:table-cell table:style-name="ce68" office:value-type="float" office:value="150" calcext:value-type="float">
            <text:p>150</text:p>
          </table:table-cell>
          <table:table-cell table:style-name="ce70"/>
          <table:table-cell table:style-name="ce18"/>
          <table:table-cell table:style-name="ce68" office:value-type="float" office:value="170" calcext:value-type="float">
            <text:p>170</text:p>
          </table:table-cell>
          <table:table-cell table:style-name="ce70"/>
          <table:table-cell table:style-name="ce18"/>
          <table:table-cell table:style-name="ce68" office:value-type="float" office:value="190" calcext:value-type="float">
            <text:p>190</text:p>
          </table:table-cell>
          <table:table-cell table:style-name="ce70"/>
          <table:table-cell table:style-name="ce18"/>
          <table:table-cell table:style-name="ce68" office:value-type="float" office:value="210" calcext:value-type="float">
            <text:p>210</text:p>
          </table:table-cell>
          <table:table-cell table:style-name="ce70"/>
          <table:table-cell table:style-name="ce18"/>
          <table:table-cell table:style-name="ce68" office:value-type="float" office:value="230" calcext:value-type="float">
            <text:p>230</text:p>
          </table:table-cell>
          <table:table-cell table:style-name="ce70"/>
          <table:table-cell table:style-name="ce18"/>
          <table:table-cell table:number-columns-repeated="981"/>
        </table:table-row>
        <table:table-row table:style-name="ro3">
          <table:table-cell table:style-name="ce54" office:value-type="float" office:value="11" calcext:value-type="float">
            <text:p>11</text:p>
          </table:table-cell>
          <table:table-cell table:style-name="ce61"/>
          <table:table-cell table:style-name="ce18"/>
          <table:table-cell table:style-name="ce65" office:value-type="float" office:value="31" calcext:value-type="float">
            <text:p>31</text:p>
          </table:table-cell>
          <table:table-cell table:style-name="ce61"/>
          <table:table-cell table:style-name="ce18"/>
          <table:table-cell table:style-name="ce65" office:value-type="float" office:value="51" calcext:value-type="float">
            <text:p>51</text:p>
          </table:table-cell>
          <table:table-cell table:style-name="ce61"/>
          <table:table-cell table:style-name="ce18"/>
          <table:table-cell table:style-name="ce68" office:value-type="float" office:value="71" calcext:value-type="float">
            <text:p>71</text:p>
          </table:table-cell>
          <table:table-cell table:style-name="ce70"/>
          <table:table-cell table:style-name="ce18"/>
          <table:table-cell table:style-name="ce68" office:value-type="float" office:value="91" calcext:value-type="float">
            <text:p>91</text:p>
          </table:table-cell>
          <table:table-cell table:style-name="ce70"/>
          <table:table-cell table:style-name="ce18"/>
          <table:table-cell table:style-name="ce68" office:value-type="float" office:value="111" calcext:value-type="float">
            <text:p>111</text:p>
          </table:table-cell>
          <table:table-cell table:style-name="ce70"/>
          <table:table-cell table:style-name="ce18"/>
          <table:table-cell table:style-name="ce68" office:value-type="float" office:value="131" calcext:value-type="float">
            <text:p>131</text:p>
          </table:table-cell>
          <table:table-cell table:style-name="ce70"/>
          <table:table-cell table:style-name="ce18"/>
          <table:table-cell table:style-name="ce68" office:value-type="float" office:value="151" calcext:value-type="float">
            <text:p>151</text:p>
          </table:table-cell>
          <table:table-cell table:style-name="ce70"/>
          <table:table-cell table:style-name="ce18"/>
          <table:table-cell table:style-name="ce68" office:value-type="float" office:value="171" calcext:value-type="float">
            <text:p>171</text:p>
          </table:table-cell>
          <table:table-cell table:style-name="ce70"/>
          <table:table-cell table:style-name="ce18"/>
          <table:table-cell table:style-name="ce68" office:value-type="float" office:value="191" calcext:value-type="float">
            <text:p>191</text:p>
          </table:table-cell>
          <table:table-cell table:style-name="ce70"/>
          <table:table-cell table:style-name="ce18"/>
          <table:table-cell table:style-name="ce68" office:value-type="float" office:value="211" calcext:value-type="float">
            <text:p>211</text:p>
          </table:table-cell>
          <table:table-cell table:style-name="ce70"/>
          <table:table-cell table:style-name="ce18"/>
          <table:table-cell table:style-name="ce68" office:value-type="float" office:value="231" calcext:value-type="float">
            <text:p>231</text:p>
          </table:table-cell>
          <table:table-cell table:style-name="ce70"/>
          <table:table-cell table:style-name="ce18"/>
          <table:table-cell table:number-columns-repeated="981"/>
        </table:table-row>
        <table:table-row table:style-name="ro3">
          <table:table-cell table:style-name="ce54" office:value-type="float" office:value="12" calcext:value-type="float">
            <text:p>12</text:p>
          </table:table-cell>
          <table:table-cell table:style-name="ce61"/>
          <table:table-cell table:style-name="ce18"/>
          <table:table-cell table:style-name="ce65" office:value-type="float" office:value="32" calcext:value-type="float">
            <text:p>32</text:p>
          </table:table-cell>
          <table:table-cell table:style-name="ce61"/>
          <table:table-cell table:style-name="ce18"/>
          <table:table-cell table:style-name="ce65" office:value-type="float" office:value="52" calcext:value-type="float">
            <text:p>52</text:p>
          </table:table-cell>
          <table:table-cell table:style-name="ce61"/>
          <table:table-cell table:style-name="ce18"/>
          <table:table-cell table:style-name="ce68" office:value-type="float" office:value="72" calcext:value-type="float">
            <text:p>72</text:p>
          </table:table-cell>
          <table:table-cell table:style-name="ce70"/>
          <table:table-cell table:style-name="ce18"/>
          <table:table-cell table:style-name="ce68" office:value-type="float" office:value="92" calcext:value-type="float">
            <text:p>92</text:p>
          </table:table-cell>
          <table:table-cell table:style-name="ce70"/>
          <table:table-cell table:style-name="ce18"/>
          <table:table-cell table:style-name="ce68" office:value-type="float" office:value="112" calcext:value-type="float">
            <text:p>112</text:p>
          </table:table-cell>
          <table:table-cell table:style-name="ce70"/>
          <table:table-cell table:style-name="ce18"/>
          <table:table-cell table:style-name="ce68" office:value-type="float" office:value="132" calcext:value-type="float">
            <text:p>132</text:p>
          </table:table-cell>
          <table:table-cell table:style-name="ce70"/>
          <table:table-cell table:style-name="ce18"/>
          <table:table-cell table:style-name="ce68" office:value-type="float" office:value="152" calcext:value-type="float">
            <text:p>152</text:p>
          </table:table-cell>
          <table:table-cell table:style-name="ce70"/>
          <table:table-cell table:style-name="ce18"/>
          <table:table-cell table:style-name="ce68" office:value-type="float" office:value="172" calcext:value-type="float">
            <text:p>172</text:p>
          </table:table-cell>
          <table:table-cell table:style-name="ce70"/>
          <table:table-cell table:style-name="ce18"/>
          <table:table-cell table:style-name="ce68" office:value-type="float" office:value="192" calcext:value-type="float">
            <text:p>192</text:p>
          </table:table-cell>
          <table:table-cell table:style-name="ce70"/>
          <table:table-cell table:style-name="ce18"/>
          <table:table-cell table:style-name="ce68" office:value-type="float" office:value="212" calcext:value-type="float">
            <text:p>212</text:p>
          </table:table-cell>
          <table:table-cell table:style-name="ce70"/>
          <table:table-cell table:style-name="ce18"/>
          <table:table-cell table:style-name="ce68" office:value-type="float" office:value="232" calcext:value-type="float">
            <text:p>232</text:p>
          </table:table-cell>
          <table:table-cell table:style-name="ce70"/>
          <table:table-cell table:style-name="ce18"/>
          <table:table-cell table:number-columns-repeated="981"/>
        </table:table-row>
        <table:table-row table:style-name="ro3">
          <table:table-cell table:style-name="ce54" office:value-type="float" office:value="13" calcext:value-type="float">
            <text:p>13</text:p>
          </table:table-cell>
          <table:table-cell table:style-name="ce61"/>
          <table:table-cell table:style-name="ce18"/>
          <table:table-cell table:style-name="ce65" office:value-type="float" office:value="33" calcext:value-type="float">
            <text:p>33</text:p>
          </table:table-cell>
          <table:table-cell table:style-name="ce61"/>
          <table:table-cell table:style-name="ce18"/>
          <table:table-cell table:style-name="ce65" office:value-type="float" office:value="53" calcext:value-type="float">
            <text:p>53</text:p>
          </table:table-cell>
          <table:table-cell table:style-name="ce61"/>
          <table:table-cell table:style-name="ce18"/>
          <table:table-cell table:style-name="ce68" office:value-type="float" office:value="73" calcext:value-type="float">
            <text:p>73</text:p>
          </table:table-cell>
          <table:table-cell table:style-name="ce70"/>
          <table:table-cell table:style-name="ce18"/>
          <table:table-cell table:style-name="ce68" office:value-type="float" office:value="93" calcext:value-type="float">
            <text:p>93</text:p>
          </table:table-cell>
          <table:table-cell table:style-name="ce70"/>
          <table:table-cell table:style-name="ce18"/>
          <table:table-cell table:style-name="ce68" office:value-type="float" office:value="113" calcext:value-type="float">
            <text:p>113</text:p>
          </table:table-cell>
          <table:table-cell table:style-name="ce70"/>
          <table:table-cell table:style-name="ce18"/>
          <table:table-cell table:style-name="ce68" office:value-type="float" office:value="133" calcext:value-type="float">
            <text:p>133</text:p>
          </table:table-cell>
          <table:table-cell table:style-name="ce70"/>
          <table:table-cell table:style-name="ce18"/>
          <table:table-cell table:style-name="ce68" office:value-type="float" office:value="153" calcext:value-type="float">
            <text:p>153</text:p>
          </table:table-cell>
          <table:table-cell table:style-name="ce70"/>
          <table:table-cell table:style-name="ce18"/>
          <table:table-cell table:style-name="ce68" office:value-type="float" office:value="173" calcext:value-type="float">
            <text:p>173</text:p>
          </table:table-cell>
          <table:table-cell table:style-name="ce70"/>
          <table:table-cell table:style-name="ce18"/>
          <table:table-cell table:style-name="ce68" office:value-type="float" office:value="193" calcext:value-type="float">
            <text:p>193</text:p>
          </table:table-cell>
          <table:table-cell table:style-name="ce70"/>
          <table:table-cell table:style-name="ce18"/>
          <table:table-cell table:style-name="ce68" office:value-type="float" office:value="213" calcext:value-type="float">
            <text:p>213</text:p>
          </table:table-cell>
          <table:table-cell table:style-name="ce70"/>
          <table:table-cell table:style-name="ce18"/>
          <table:table-cell table:style-name="ce68" office:value-type="float" office:value="233" calcext:value-type="float">
            <text:p>233</text:p>
          </table:table-cell>
          <table:table-cell table:style-name="ce70"/>
          <table:table-cell table:style-name="ce18"/>
          <table:table-cell table:number-columns-repeated="981"/>
        </table:table-row>
        <table:table-row table:style-name="ro3">
          <table:table-cell table:style-name="ce54" office:value-type="float" office:value="14" calcext:value-type="float">
            <text:p>14</text:p>
          </table:table-cell>
          <table:table-cell table:style-name="ce61"/>
          <table:table-cell table:style-name="ce18"/>
          <table:table-cell table:style-name="ce65" office:value-type="float" office:value="34" calcext:value-type="float">
            <text:p>34</text:p>
          </table:table-cell>
          <table:table-cell table:style-name="ce61"/>
          <table:table-cell table:style-name="ce18"/>
          <table:table-cell table:style-name="ce65" office:value-type="float" office:value="54" calcext:value-type="float">
            <text:p>54</text:p>
          </table:table-cell>
          <table:table-cell table:style-name="ce61"/>
          <table:table-cell table:style-name="ce18"/>
          <table:table-cell table:style-name="ce68" office:value-type="float" office:value="74" calcext:value-type="float">
            <text:p>74</text:p>
          </table:table-cell>
          <table:table-cell table:style-name="ce70"/>
          <table:table-cell table:style-name="ce18"/>
          <table:table-cell table:style-name="ce68" office:value-type="float" office:value="94" calcext:value-type="float">
            <text:p>94</text:p>
          </table:table-cell>
          <table:table-cell table:style-name="ce70"/>
          <table:table-cell table:style-name="ce18"/>
          <table:table-cell table:style-name="ce68" office:value-type="float" office:value="114" calcext:value-type="float">
            <text:p>114</text:p>
          </table:table-cell>
          <table:table-cell table:style-name="ce70"/>
          <table:table-cell table:style-name="ce18"/>
          <table:table-cell table:style-name="ce68" office:value-type="float" office:value="134" calcext:value-type="float">
            <text:p>134</text:p>
          </table:table-cell>
          <table:table-cell table:style-name="ce70"/>
          <table:table-cell table:style-name="ce18"/>
          <table:table-cell table:style-name="ce68" office:value-type="float" office:value="154" calcext:value-type="float">
            <text:p>154</text:p>
          </table:table-cell>
          <table:table-cell table:style-name="ce70"/>
          <table:table-cell table:style-name="ce18"/>
          <table:table-cell table:style-name="ce68" office:value-type="float" office:value="174" calcext:value-type="float">
            <text:p>174</text:p>
          </table:table-cell>
          <table:table-cell table:style-name="ce70"/>
          <table:table-cell table:style-name="ce18"/>
          <table:table-cell table:style-name="ce68" office:value-type="float" office:value="194" calcext:value-type="float">
            <text:p>194</text:p>
          </table:table-cell>
          <table:table-cell table:style-name="ce70"/>
          <table:table-cell table:style-name="ce18"/>
          <table:table-cell table:style-name="ce68" office:value-type="float" office:value="214" calcext:value-type="float">
            <text:p>214</text:p>
          </table:table-cell>
          <table:table-cell table:style-name="ce70"/>
          <table:table-cell table:style-name="ce18"/>
          <table:table-cell table:style-name="ce68" office:value-type="float" office:value="234" calcext:value-type="float">
            <text:p>234</text:p>
          </table:table-cell>
          <table:table-cell table:style-name="ce70"/>
          <table:table-cell table:style-name="ce18"/>
          <table:table-cell table:number-columns-repeated="981"/>
        </table:table-row>
        <table:table-row table:style-name="ro3">
          <table:table-cell table:style-name="ce54" office:value-type="float" office:value="15" calcext:value-type="float">
            <text:p>15</text:p>
          </table:table-cell>
          <table:table-cell table:style-name="ce61"/>
          <table:table-cell table:style-name="ce18"/>
          <table:table-cell table:style-name="ce65" office:value-type="float" office:value="35" calcext:value-type="float">
            <text:p>35</text:p>
          </table:table-cell>
          <table:table-cell table:style-name="ce61"/>
          <table:table-cell table:style-name="ce18"/>
          <table:table-cell table:style-name="ce65" office:value-type="float" office:value="55" calcext:value-type="float">
            <text:p>55</text:p>
          </table:table-cell>
          <table:table-cell table:style-name="ce61"/>
          <table:table-cell table:style-name="ce18"/>
          <table:table-cell table:style-name="ce68" office:value-type="float" office:value="75" calcext:value-type="float">
            <text:p>75</text:p>
          </table:table-cell>
          <table:table-cell table:style-name="ce70"/>
          <table:table-cell table:style-name="ce18"/>
          <table:table-cell table:style-name="ce68" office:value-type="float" office:value="95" calcext:value-type="float">
            <text:p>95</text:p>
          </table:table-cell>
          <table:table-cell table:style-name="ce70"/>
          <table:table-cell table:style-name="ce18"/>
          <table:table-cell table:style-name="ce68" office:value-type="float" office:value="115" calcext:value-type="float">
            <text:p>115</text:p>
          </table:table-cell>
          <table:table-cell table:style-name="ce70"/>
          <table:table-cell table:style-name="ce18"/>
          <table:table-cell table:style-name="ce68" office:value-type="float" office:value="135" calcext:value-type="float">
            <text:p>135</text:p>
          </table:table-cell>
          <table:table-cell table:style-name="ce70"/>
          <table:table-cell table:style-name="ce18"/>
          <table:table-cell table:style-name="ce68" office:value-type="float" office:value="155" calcext:value-type="float">
            <text:p>155</text:p>
          </table:table-cell>
          <table:table-cell table:style-name="ce70"/>
          <table:table-cell table:style-name="ce18"/>
          <table:table-cell table:style-name="ce68" office:value-type="float" office:value="175" calcext:value-type="float">
            <text:p>175</text:p>
          </table:table-cell>
          <table:table-cell table:style-name="ce70"/>
          <table:table-cell table:style-name="ce18"/>
          <table:table-cell table:style-name="ce68" office:value-type="float" office:value="195" calcext:value-type="float">
            <text:p>195</text:p>
          </table:table-cell>
          <table:table-cell table:style-name="ce70"/>
          <table:table-cell table:style-name="ce18"/>
          <table:table-cell table:style-name="ce68" office:value-type="float" office:value="215" calcext:value-type="float">
            <text:p>215</text:p>
          </table:table-cell>
          <table:table-cell table:style-name="ce70"/>
          <table:table-cell table:style-name="ce18"/>
          <table:table-cell table:style-name="ce68" office:value-type="float" office:value="235" calcext:value-type="float">
            <text:p>235</text:p>
          </table:table-cell>
          <table:table-cell table:style-name="ce70"/>
          <table:table-cell table:style-name="ce18"/>
          <table:table-cell table:number-columns-repeated="981"/>
        </table:table-row>
        <table:table-row table:style-name="ro3">
          <table:table-cell table:style-name="ce54" office:value-type="float" office:value="16" calcext:value-type="float">
            <text:p>16</text:p>
          </table:table-cell>
          <table:table-cell table:style-name="ce61"/>
          <table:table-cell table:style-name="ce18"/>
          <table:table-cell table:style-name="ce65" office:value-type="float" office:value="36" calcext:value-type="float">
            <text:p>36</text:p>
          </table:table-cell>
          <table:table-cell table:style-name="ce61"/>
          <table:table-cell table:style-name="ce18"/>
          <table:table-cell table:style-name="ce65" office:value-type="float" office:value="56" calcext:value-type="float">
            <text:p>56</text:p>
          </table:table-cell>
          <table:table-cell table:style-name="ce61"/>
          <table:table-cell table:style-name="ce18"/>
          <table:table-cell table:style-name="ce68" office:value-type="float" office:value="76" calcext:value-type="float">
            <text:p>76</text:p>
          </table:table-cell>
          <table:table-cell table:style-name="ce70"/>
          <table:table-cell table:style-name="ce18"/>
          <table:table-cell table:style-name="ce68" office:value-type="float" office:value="96" calcext:value-type="float">
            <text:p>96</text:p>
          </table:table-cell>
          <table:table-cell table:style-name="ce70"/>
          <table:table-cell table:style-name="ce18"/>
          <table:table-cell table:style-name="ce68" office:value-type="float" office:value="116" calcext:value-type="float">
            <text:p>116</text:p>
          </table:table-cell>
          <table:table-cell table:style-name="ce70"/>
          <table:table-cell table:style-name="ce18"/>
          <table:table-cell table:style-name="ce68" office:value-type="float" office:value="136" calcext:value-type="float">
            <text:p>136</text:p>
          </table:table-cell>
          <table:table-cell table:style-name="ce70"/>
          <table:table-cell table:style-name="ce18"/>
          <table:table-cell table:style-name="ce68" office:value-type="float" office:value="156" calcext:value-type="float">
            <text:p>156</text:p>
          </table:table-cell>
          <table:table-cell table:style-name="ce70"/>
          <table:table-cell table:style-name="ce18"/>
          <table:table-cell table:style-name="ce68" office:value-type="float" office:value="176" calcext:value-type="float">
            <text:p>176</text:p>
          </table:table-cell>
          <table:table-cell table:style-name="ce70"/>
          <table:table-cell table:style-name="ce18"/>
          <table:table-cell table:style-name="ce68" office:value-type="float" office:value="196" calcext:value-type="float">
            <text:p>196</text:p>
          </table:table-cell>
          <table:table-cell table:style-name="ce70"/>
          <table:table-cell table:style-name="ce18"/>
          <table:table-cell table:style-name="ce68" office:value-type="float" office:value="216" calcext:value-type="float">
            <text:p>216</text:p>
          </table:table-cell>
          <table:table-cell table:style-name="ce70"/>
          <table:table-cell table:style-name="ce18"/>
          <table:table-cell table:style-name="ce68" office:value-type="float" office:value="236" calcext:value-type="float">
            <text:p>236</text:p>
          </table:table-cell>
          <table:table-cell table:style-name="ce70"/>
          <table:table-cell table:style-name="ce18"/>
          <table:table-cell table:number-columns-repeated="981"/>
        </table:table-row>
        <table:table-row table:style-name="ro3">
          <table:table-cell table:style-name="ce54" office:value-type="float" office:value="17" calcext:value-type="float">
            <text:p>17</text:p>
          </table:table-cell>
          <table:table-cell table:style-name="ce61"/>
          <table:table-cell table:style-name="ce18"/>
          <table:table-cell table:style-name="ce65" office:value-type="float" office:value="37" calcext:value-type="float">
            <text:p>37</text:p>
          </table:table-cell>
          <table:table-cell table:style-name="ce61"/>
          <table:table-cell table:style-name="ce18"/>
          <table:table-cell table:style-name="ce65" office:value-type="float" office:value="57" calcext:value-type="float">
            <text:p>57</text:p>
          </table:table-cell>
          <table:table-cell table:style-name="ce61"/>
          <table:table-cell table:style-name="ce18"/>
          <table:table-cell table:style-name="ce68" office:value-type="float" office:value="77" calcext:value-type="float">
            <text:p>77</text:p>
          </table:table-cell>
          <table:table-cell table:style-name="ce70"/>
          <table:table-cell table:style-name="ce18"/>
          <table:table-cell table:style-name="ce68" office:value-type="float" office:value="97" calcext:value-type="float">
            <text:p>97</text:p>
          </table:table-cell>
          <table:table-cell table:style-name="ce70"/>
          <table:table-cell table:style-name="ce18"/>
          <table:table-cell table:style-name="ce68" office:value-type="float" office:value="117" calcext:value-type="float">
            <text:p>117</text:p>
          </table:table-cell>
          <table:table-cell table:style-name="ce70"/>
          <table:table-cell table:style-name="ce18"/>
          <table:table-cell table:style-name="ce68" office:value-type="float" office:value="137" calcext:value-type="float">
            <text:p>137</text:p>
          </table:table-cell>
          <table:table-cell table:style-name="ce70"/>
          <table:table-cell table:style-name="ce18"/>
          <table:table-cell table:style-name="ce68" office:value-type="float" office:value="157" calcext:value-type="float">
            <text:p>157</text:p>
          </table:table-cell>
          <table:table-cell table:style-name="ce70"/>
          <table:table-cell table:style-name="ce18"/>
          <table:table-cell table:style-name="ce68" office:value-type="float" office:value="177" calcext:value-type="float">
            <text:p>177</text:p>
          </table:table-cell>
          <table:table-cell table:style-name="ce70"/>
          <table:table-cell table:style-name="ce18"/>
          <table:table-cell table:style-name="ce68" office:value-type="float" office:value="197" calcext:value-type="float">
            <text:p>197</text:p>
          </table:table-cell>
          <table:table-cell table:style-name="ce70"/>
          <table:table-cell table:style-name="ce18"/>
          <table:table-cell table:style-name="ce68" office:value-type="float" office:value="217" calcext:value-type="float">
            <text:p>217</text:p>
          </table:table-cell>
          <table:table-cell table:style-name="ce70"/>
          <table:table-cell table:style-name="ce18"/>
          <table:table-cell table:style-name="ce68" office:value-type="float" office:value="237" calcext:value-type="float">
            <text:p>237</text:p>
          </table:table-cell>
          <table:table-cell table:style-name="ce70"/>
          <table:table-cell table:style-name="ce18"/>
          <table:table-cell table:number-columns-repeated="981"/>
        </table:table-row>
        <table:table-row table:style-name="ro3">
          <table:table-cell table:style-name="ce54" office:value-type="float" office:value="18" calcext:value-type="float">
            <text:p>18</text:p>
          </table:table-cell>
          <table:table-cell table:style-name="ce61"/>
          <table:table-cell table:style-name="ce18"/>
          <table:table-cell table:style-name="ce65" office:value-type="float" office:value="38" calcext:value-type="float">
            <text:p>38</text:p>
          </table:table-cell>
          <table:table-cell table:style-name="ce61"/>
          <table:table-cell table:style-name="ce18"/>
          <table:table-cell table:style-name="ce65" office:value-type="float" office:value="58" calcext:value-type="float">
            <text:p>58</text:p>
          </table:table-cell>
          <table:table-cell table:style-name="ce61"/>
          <table:table-cell table:style-name="ce18"/>
          <table:table-cell table:style-name="ce68" office:value-type="float" office:value="78" calcext:value-type="float">
            <text:p>78</text:p>
          </table:table-cell>
          <table:table-cell table:style-name="ce70"/>
          <table:table-cell table:style-name="ce18"/>
          <table:table-cell table:style-name="ce68" office:value-type="float" office:value="98" calcext:value-type="float">
            <text:p>98</text:p>
          </table:table-cell>
          <table:table-cell table:style-name="ce70"/>
          <table:table-cell table:style-name="ce18"/>
          <table:table-cell table:style-name="ce68" office:value-type="float" office:value="118" calcext:value-type="float">
            <text:p>118</text:p>
          </table:table-cell>
          <table:table-cell table:style-name="ce70"/>
          <table:table-cell table:style-name="ce18"/>
          <table:table-cell table:style-name="ce68" office:value-type="float" office:value="138" calcext:value-type="float">
            <text:p>138</text:p>
          </table:table-cell>
          <table:table-cell table:style-name="ce70"/>
          <table:table-cell table:style-name="ce18"/>
          <table:table-cell table:style-name="ce68" office:value-type="float" office:value="158" calcext:value-type="float">
            <text:p>158</text:p>
          </table:table-cell>
          <table:table-cell table:style-name="ce70"/>
          <table:table-cell table:style-name="ce18"/>
          <table:table-cell table:style-name="ce68" office:value-type="float" office:value="178" calcext:value-type="float">
            <text:p>178</text:p>
          </table:table-cell>
          <table:table-cell table:style-name="ce70"/>
          <table:table-cell table:style-name="ce18"/>
          <table:table-cell table:style-name="ce68" office:value-type="float" office:value="198" calcext:value-type="float">
            <text:p>198</text:p>
          </table:table-cell>
          <table:table-cell table:style-name="ce70"/>
          <table:table-cell table:style-name="ce18"/>
          <table:table-cell table:style-name="ce68" office:value-type="float" office:value="218" calcext:value-type="float">
            <text:p>218</text:p>
          </table:table-cell>
          <table:table-cell table:style-name="ce70"/>
          <table:table-cell table:style-name="ce18"/>
          <table:table-cell table:style-name="ce68" office:value-type="float" office:value="238" calcext:value-type="float">
            <text:p>238</text:p>
          </table:table-cell>
          <table:table-cell table:style-name="ce70"/>
          <table:table-cell table:style-name="ce18"/>
          <table:table-cell table:number-columns-repeated="981"/>
        </table:table-row>
        <table:table-row table:style-name="ro3">
          <table:table-cell table:style-name="ce54" office:value-type="float" office:value="19" calcext:value-type="float">
            <text:p>19</text:p>
          </table:table-cell>
          <table:table-cell table:style-name="ce61"/>
          <table:table-cell table:style-name="ce18"/>
          <table:table-cell table:style-name="ce65" office:value-type="float" office:value="39" calcext:value-type="float">
            <text:p>39</text:p>
          </table:table-cell>
          <table:table-cell table:style-name="ce61"/>
          <table:table-cell table:style-name="ce18"/>
          <table:table-cell table:style-name="ce65" office:value-type="float" office:value="59" calcext:value-type="float">
            <text:p>59</text:p>
          </table:table-cell>
          <table:table-cell table:style-name="ce61"/>
          <table:table-cell table:style-name="ce18"/>
          <table:table-cell table:style-name="ce68" office:value-type="float" office:value="79" calcext:value-type="float">
            <text:p>79</text:p>
          </table:table-cell>
          <table:table-cell table:style-name="ce70"/>
          <table:table-cell table:style-name="ce18"/>
          <table:table-cell table:style-name="ce68" office:value-type="float" office:value="99" calcext:value-type="float">
            <text:p>99</text:p>
          </table:table-cell>
          <table:table-cell table:style-name="ce70"/>
          <table:table-cell table:style-name="ce18"/>
          <table:table-cell table:style-name="ce68" office:value-type="float" office:value="119" calcext:value-type="float">
            <text:p>119</text:p>
          </table:table-cell>
          <table:table-cell table:style-name="ce70"/>
          <table:table-cell table:style-name="ce18"/>
          <table:table-cell table:style-name="ce68" office:value-type="float" office:value="139" calcext:value-type="float">
            <text:p>139</text:p>
          </table:table-cell>
          <table:table-cell table:style-name="ce70"/>
          <table:table-cell table:style-name="ce18"/>
          <table:table-cell table:style-name="ce68" office:value-type="float" office:value="159" calcext:value-type="float">
            <text:p>159</text:p>
          </table:table-cell>
          <table:table-cell table:style-name="ce70"/>
          <table:table-cell table:style-name="ce18"/>
          <table:table-cell table:style-name="ce68" office:value-type="float" office:value="179" calcext:value-type="float">
            <text:p>179</text:p>
          </table:table-cell>
          <table:table-cell table:style-name="ce70"/>
          <table:table-cell table:style-name="ce18"/>
          <table:table-cell table:style-name="ce68" office:value-type="float" office:value="199" calcext:value-type="float">
            <text:p>199</text:p>
          </table:table-cell>
          <table:table-cell table:style-name="ce70"/>
          <table:table-cell table:style-name="ce18"/>
          <table:table-cell table:style-name="ce68" office:value-type="float" office:value="219" calcext:value-type="float">
            <text:p>219</text:p>
          </table:table-cell>
          <table:table-cell table:style-name="ce70"/>
          <table:table-cell table:style-name="ce18"/>
          <table:table-cell table:style-name="ce68" office:value-type="float" office:value="239" calcext:value-type="float">
            <text:p>239</text:p>
          </table:table-cell>
          <table:table-cell table:style-name="ce70"/>
          <table:table-cell table:style-name="ce18"/>
          <table:table-cell table:number-columns-repeated="981"/>
        </table:table-row>
        <table:table-row table:style-name="ro3">
          <table:table-cell table:style-name="ce54" office:value-type="float" office:value="20" calcext:value-type="float">
            <text:p>20</text:p>
          </table:table-cell>
          <table:table-cell table:style-name="ce61"/>
          <table:table-cell table:style-name="ce18"/>
          <table:table-cell table:style-name="ce65" office:value-type="float" office:value="40" calcext:value-type="float">
            <text:p>40</text:p>
          </table:table-cell>
          <table:table-cell table:style-name="ce61"/>
          <table:table-cell table:style-name="ce18"/>
          <table:table-cell table:style-name="ce65" office:value-type="float" office:value="60" calcext:value-type="float">
            <text:p>60</text:p>
          </table:table-cell>
          <table:table-cell table:style-name="ce61"/>
          <table:table-cell table:style-name="ce18"/>
          <table:table-cell table:style-name="ce68" office:value-type="float" office:value="80" calcext:value-type="float">
            <text:p>80</text:p>
          </table:table-cell>
          <table:table-cell table:style-name="ce70"/>
          <table:table-cell table:style-name="ce18"/>
          <table:table-cell table:style-name="ce68" office:value-type="float" office:value="100" calcext:value-type="float">
            <text:p>100</text:p>
          </table:table-cell>
          <table:table-cell table:style-name="ce70"/>
          <table:table-cell table:style-name="ce18"/>
          <table:table-cell table:style-name="ce68" office:value-type="float" office:value="120" calcext:value-type="float">
            <text:p>120</text:p>
          </table:table-cell>
          <table:table-cell table:style-name="ce70"/>
          <table:table-cell table:style-name="ce18"/>
          <table:table-cell table:style-name="ce68" office:value-type="float" office:value="140" calcext:value-type="float">
            <text:p>140</text:p>
          </table:table-cell>
          <table:table-cell table:style-name="ce70"/>
          <table:table-cell table:style-name="ce18"/>
          <table:table-cell table:style-name="ce68" office:value-type="float" office:value="160" calcext:value-type="float">
            <text:p>160</text:p>
          </table:table-cell>
          <table:table-cell table:style-name="ce70"/>
          <table:table-cell table:style-name="ce18"/>
          <table:table-cell table:style-name="ce68" office:value-type="float" office:value="180" calcext:value-type="float">
            <text:p>180</text:p>
          </table:table-cell>
          <table:table-cell table:style-name="ce70"/>
          <table:table-cell table:style-name="ce18"/>
          <table:table-cell table:style-name="ce68" office:value-type="float" office:value="200" calcext:value-type="float">
            <text:p>200</text:p>
          </table:table-cell>
          <table:table-cell table:style-name="ce70"/>
          <table:table-cell table:style-name="ce18"/>
          <table:table-cell table:style-name="ce68" office:value-type="float" office:value="220" calcext:value-type="float">
            <text:p>220</text:p>
          </table:table-cell>
          <table:table-cell table:style-name="ce70"/>
          <table:table-cell table:style-name="ce18"/>
          <table:table-cell table:style-name="ce68" office:value-type="float" office:value="240" calcext:value-type="float">
            <text:p>240</text:p>
          </table:table-cell>
          <table:table-cell table:style-name="ce70"/>
          <table:table-cell table:style-name="ce18"/>
          <table:table-cell table:number-columns-repeated="981"/>
        </table:table-row>
        <table:table-row table:style-name="ro3" table:number-rows-repeated="17">
          <table:table-cell table:style-name="ce57"/>
          <table:table-cell table:style-name="ce18" table:number-columns-repeated="35"/>
          <table:table-cell table:number-columns-repeated="981"/>
        </table:table-row>
        <table:table-row table:style-name="ro3" table:visibility="collapse" table:number-rows-repeated="1048528">
          <table:table-cell table:number-columns-repeated="1017"/>
        </table:table-row>
        <table:table-row table:style-name="ro3" table:visibility="collapse">
          <table:table-cell table:number-columns-repeated="1017"/>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9"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table:shapes>
        <table:table-column table:style-name="co34" table:visibility="collapse" table:default-cell-style-name="ce37"/>
        <table:table-column table:style-name="co35" table:default-cell-style-name="ce39"/>
        <table:table-column table:style-name="co35" table:number-columns-repeated="2" table:default-cell-style-name="ce37"/>
        <table:table-column table:style-name="co35" table:default-cell-style-name="ce93"/>
        <table:table-column table:style-name="co36" table:default-cell-style-name="ce37"/>
        <table:table-column table:style-name="co35" table:default-cell-style-name="ce39"/>
        <table:table-column table:style-name="co35" table:number-columns-repeated="4" table:default-cell-style-name="ce37"/>
        <table:table-column table:style-name="co35" table:visibility="collapse" table:number-columns-repeated="1012" table:default-cell-style-name="ce37"/>
        <table:table-column table:style-name="co3" table:visibility="collapse" table:default-cell-style-name="ce37"/>
        <table:table-row table:style-name="ro4">
          <table:table-cell table:style-name="ce31" table:number-columns-spanned="11" table:number-rows-spanned="2"/>
          <table:covered-table-cell table:style-name="ce164"/>
          <table:covered-table-cell table:number-columns-repeated="2"/>
          <table:covered-table-cell table:style-name="ce170"/>
          <table:covered-table-cell/>
          <table:covered-table-cell table:style-name="ce164"/>
          <table:covered-table-cell table:number-columns-repeated="4"/>
          <table:table-cell table:number-columns-repeated="1013"/>
        </table:table-row>
        <table:table-row table:style-name="ro5">
          <table:covered-table-cell/>
          <table:covered-table-cell table:style-name="ce164"/>
          <table:covered-table-cell table:number-columns-repeated="2"/>
          <table:covered-table-cell table:style-name="ce170"/>
          <table:covered-table-cell/>
          <table:covered-table-cell table:style-name="ce164"/>
          <table:covered-table-cell table:number-columns-repeated="4"/>
          <table:table-cell table:number-columns-repeated="1013"/>
        </table:table-row>
        <table:table-row table:style-name="ro6">
          <table:table-cell table:style-name="ce163" office:value-type="string" calcext:value-type="string">
            <text:p>ID DATA</text:p>
          </table:table-cell>
          <table:table-cell table:style-name="ce165" office:value-type="string" calcext:value-type="string">
            <text:p>TANGGAL TES</text:p>
          </table:table-cell>
          <table:table-cell table:style-name="ce163" office:value-type="string" calcext:value-type="string">
            <text:p>KOTA</text:p>
          </table:table-cell>
          <table:table-cell table:style-name="ce163" office:value-type="string" calcext:value-type="string">
            <text:p>NO TES</text:p>
          </table:table-cell>
          <table:table-cell table:style-name="ce163" office:value-type="string" calcext:value-type="string">
            <text:p>NAMA KANDIDAT</text:p>
          </table:table-cell>
          <table:table-cell table:style-name="ce163" office:value-type="string" calcext:value-type="string">
            <text:p>JENIS KELAMIN</text:p>
          </table:table-cell>
          <table:table-cell table:style-name="ce165" office:value-type="string" calcext:value-type="string">
            <text:p>TANGGAL LAHIR</text:p>
          </table:table-cell>
          <table:table-cell table:style-name="ce163" office:value-type="string" calcext:value-type="string">
            <text:p>PENDIDIKAN TERAKHIR</text:p>
          </table:table-cell>
          <table:table-cell table:style-name="ce163" office:value-type="string" calcext:value-type="string">
            <text:p>PERUSAHAAN/INSTITUSI</text:p>
          </table:table-cell>
          <table:table-cell table:style-name="ce163" office:value-type="string" calcext:value-type="string">
            <text:p>POSISI YANG DITUJU</text:p>
          </table:table-cell>
          <table:table-cell table:style-name="ce163" office:value-type="string" calcext:value-type="string">
            <text:p>CATATAN/KETERANGAN LAIN</text:p>
          </table:table-cell>
          <table:table-cell table:style-name="ce66" table:number-columns-repeated="1013"/>
        </table:table-row>
        <table:table-row table:style-name="ro3">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4" table:number-rows-repeated="1048489">
          <table:table-cell table:number-columns-repeated="1024"/>
        </table:table-row>
        <table:table-row table:style-name="ro7" table:number-rows-repeated="78">
          <table:table-cell table:number-columns-repeated="1024"/>
        </table:table-row>
        <table:table-row table:style-name="ro7">
          <table:table-cell table:number-columns-repeated="1024"/>
        </table:table-row>
      </table:table>
      <table:table table:name="MainSource" table:style-name="ta4">
        <table:table-column table:style-name="co3" table:number-columns-repeated="459" table:default-cell-style-name="Default"/>
        <table:table-row table:style-name="ro7" table:number-rows-repeated="96">
          <table:table-cell table:number-columns-repeated="459"/>
        </table:table-row>
        <table:table-row table:style-name="ro4" table:number-rows-repeated="3">
          <table:table-cell table:number-columns-repeated="459"/>
        </table:table-row>
        <table:table-row table:style-name="ro4">
          <table:table-cell table:number-columns-repeated="458"/>
          <table:table-cell table:style-name="ce106"/>
        </table:table-row>
        <table:table-row table:style-name="ro3">
          <table:table-cell table:number-columns-repeated="458"/>
          <table:table-cell table:style-name="ce110"/>
        </table:table-row>
        <table:table-row table:style-name="ro3" table:number-rows-repeated="4">
          <table:table-cell table:number-columns-repeated="459"/>
        </table:table-row>
        <table:table-row table:style-name="ro3">
          <table:table-cell table:number-columns-repeated="458"/>
          <table:table-cell table:style-name="ce110"/>
        </table:table-row>
        <table:table-row table:style-name="ro3" table:number-rows-repeated="3">
          <table:table-cell table:number-columns-repeated="459"/>
        </table:table-row>
        <table:table-row table:style-name="ro3">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320.83mm" svg:y="6.47mm" draw:control="control31"/>
        </table:shapes>
        <table:table-column table:style-name="co3" table:number-columns-repeated="14" table:default-cell-style-name="Default"/>
        <table:table-row table:style-name="ro3">
          <table:table-cell table:style-name="ce105" office:value-type="string" calcext:value-type="string" table:number-columns-spanned="14" table:number-rows-spanned="2">
            <text:p>JAWABAN KANDIDAT</text:p>
          </table:table-cell>
          <table:covered-table-cell table:number-columns-repeated="13" table:style-name="ce51"/>
        </table:table-row>
        <table:table-row table:style-name="ro3">
          <table:covered-table-cell table:number-columns-repeated="14" table:style-name="ce51"/>
        </table:table-row>
        <table:table-row table:style-name="ro3">
          <table:table-cell table:style-name="ce109" office:value-type="string" calcext:value-type="string" table:number-columns-spanned="14" table:number-rows-spanned="1">
            <text:p>SOAL</text:p>
          </table:table-cell>
          <table:covered-table-cell table:number-columns-repeated="13" table:style-name="ce51"/>
        </table:table-row>
        <table:table-row table:style-name="ro3">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row>
        <table:table-row table:style-name="ro3">
          <table:table-cell table:style-name="ce54" office:value-type="float" office:value="1" calcext:value-type="float">
            <text:p>1</text:p>
          </table:table-cell>
          <table:table-cell table:style-name="ce61" table:formula="of:=[$'jawaban peserta'.B2]" office:value-type="float" office:value="5" calcext:value-type="float">
            <text:p>5</text:p>
          </table:table-cell>
          <table:table-cell table:style-name="ce18"/>
          <table:table-cell table:style-name="ce65" office:value-type="float" office:value="21" calcext:value-type="float">
            <text:p>21</text:p>
          </table:table-cell>
          <table:table-cell table:style-name="ce61" table:formula="of:=[$'jawaban peserta'.B22]" office:value-type="float" office:value="5" calcext:value-type="float">
            <text:p>5</text:p>
          </table:table-cell>
          <table:table-cell table:style-name="ce18"/>
          <table:table-cell table:style-name="ce65" office:value-type="float" office:value="41" calcext:value-type="float">
            <text:p>41</text:p>
          </table:table-cell>
          <table:table-cell table:style-name="ce61" table:formula="of:=[$'jawaban peserta'.B42]" office:value-type="float" office:value="5" calcext:value-type="float">
            <text:p>5</text:p>
          </table:table-cell>
          <table:table-cell table:style-name="ce18"/>
          <table:table-cell table:style-name="ce68" office:value-type="float" office:value="61" calcext:value-type="float">
            <text:p>61</text:p>
          </table:table-cell>
          <table:table-cell table:style-name="ce70" table:formula="of:=[$'jawaban peserta'.B61]" office:value-type="float" office:value="5" calcext:value-type="float">
            <text:p>5</text:p>
          </table:table-cell>
          <table:table-cell table:style-name="ce18"/>
          <table:table-cell table:style-name="ce68" office:value-type="float" office:value="81" calcext:value-type="float">
            <text:p>81</text:p>
          </table:table-cell>
          <table:table-cell table:style-name="ce70" table:formula="of:=[$'jawaban peserta'.B81]" office:value-type="float" office:value="5" calcext:value-type="float">
            <text:p>5</text:p>
          </table:table-cell>
        </table:table-row>
        <table:table-row table:style-name="ro3">
          <table:table-cell table:style-name="ce54" office:value-type="float" office:value="2" calcext:value-type="float">
            <text:p>2</text:p>
          </table:table-cell>
          <table:table-cell table:style-name="ce6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61" table:formula="of:=[$'jawaban peserta'.B23]" office:value-type="float" office:value="5" calcext:value-type="float">
            <text:p>5</text:p>
          </table:table-cell>
          <table:table-cell table:style-name="ce18"/>
          <table:table-cell table:style-name="ce65" office:value-type="float" office:value="42" calcext:value-type="float">
            <text:p>42</text:p>
          </table:table-cell>
          <table:table-cell table:style-name="ce61" table:formula="of:=[$'jawaban peserta'.B43]" office:value-type="float" office:value="5" calcext:value-type="float">
            <text:p>5</text:p>
          </table:table-cell>
          <table:table-cell table:style-name="ce18"/>
          <table:table-cell table:style-name="ce68" office:value-type="float" office:value="62" calcext:value-type="float">
            <text:p>62</text:p>
          </table:table-cell>
          <table:table-cell table:style-name="ce70" table:formula="of:=[$'jawaban peserta'.B62]" office:value-type="float" office:value="5" calcext:value-type="float">
            <text:p>5</text:p>
          </table:table-cell>
          <table:table-cell table:style-name="ce18"/>
          <table:table-cell table:style-name="ce68" office:value-type="float" office:value="82" calcext:value-type="float">
            <text:p>82</text:p>
          </table:table-cell>
          <table:table-cell table:style-name="ce70" table:formula="of:=[$'jawaban peserta'.B82]" office:value-type="float" office:value="5" calcext:value-type="float">
            <text:p>5</text:p>
          </table:table-cell>
        </table:table-row>
        <table:table-row table:style-name="ro3">
          <table:table-cell table:style-name="ce54" office:value-type="float" office:value="3" calcext:value-type="float">
            <text:p>3</text:p>
          </table:table-cell>
          <table:table-cell table:style-name="ce61" table:formula="of:=[$'jawaban peserta'.B4]" office:value-type="float" office:value="5" calcext:value-type="float">
            <text:p>5</text:p>
          </table:table-cell>
          <table:table-cell table:style-name="ce18"/>
          <table:table-cell table:style-name="ce65" office:value-type="float" office:value="23" calcext:value-type="float">
            <text:p>23</text:p>
          </table:table-cell>
          <table:table-cell table:style-name="ce61" table:formula="of:=[$'jawaban peserta'.B24]" office:value-type="float" office:value="5" calcext:value-type="float">
            <text:p>5</text:p>
          </table:table-cell>
          <table:table-cell table:style-name="ce18"/>
          <table:table-cell table:style-name="ce65" office:value-type="float" office:value="43" calcext:value-type="float">
            <text:p>43</text:p>
          </table:table-cell>
          <table:table-cell table:style-name="ce61" table:formula="of:=[$'jawaban peserta'.B44]" office:value-type="float" office:value="5" calcext:value-type="float">
            <text:p>5</text:p>
          </table:table-cell>
          <table:table-cell table:style-name="ce18"/>
          <table:table-cell table:style-name="ce68" office:value-type="float" office:value="63" calcext:value-type="float">
            <text:p>63</text:p>
          </table:table-cell>
          <table:table-cell table:style-name="ce70" table:formula="of:=[$'jawaban peserta'.B63]" office:value-type="float" office:value="5" calcext:value-type="float">
            <text:p>5</text:p>
          </table:table-cell>
          <table:table-cell table:style-name="ce18"/>
          <table:table-cell table:style-name="ce68" office:value-type="float" office:value="83" calcext:value-type="float">
            <text:p>83</text:p>
          </table:table-cell>
          <table:table-cell table:style-name="ce70" table:formula="of:=[$'jawaban peserta'.B83]" office:value-type="float" office:value="5" calcext:value-type="float">
            <text:p>5</text:p>
          </table:table-cell>
        </table:table-row>
        <table:table-row table:style-name="ro3">
          <table:table-cell table:style-name="ce54" office:value-type="float" office:value="4" calcext:value-type="float">
            <text:p>4</text:p>
          </table:table-cell>
          <table:table-cell table:style-name="ce61" table:formula="of:=[$'jawaban peserta'.B5]" office:value-type="float" office:value="5" calcext:value-type="float">
            <text:p>5</text:p>
          </table:table-cell>
          <table:table-cell table:style-name="ce18"/>
          <table:table-cell table:style-name="ce65" office:value-type="float" office:value="24" calcext:value-type="float">
            <text:p>24</text:p>
          </table:table-cell>
          <table:table-cell table:style-name="ce61" table:formula="of:=[$'jawaban peserta'.B25]" office:value-type="float" office:value="5" calcext:value-type="float">
            <text:p>5</text:p>
          </table:table-cell>
          <table:table-cell table:style-name="ce18"/>
          <table:table-cell table:style-name="ce65" office:value-type="float" office:value="44" calcext:value-type="float">
            <text:p>44</text:p>
          </table:table-cell>
          <table:table-cell table:style-name="ce61" table:formula="of:=[$'jawaban peserta'.B45]" office:value-type="float" office:value="5" calcext:value-type="float">
            <text:p>5</text:p>
          </table:table-cell>
          <table:table-cell table:style-name="ce18"/>
          <table:table-cell table:style-name="ce68" office:value-type="float" office:value="64" calcext:value-type="float">
            <text:p>64</text:p>
          </table:table-cell>
          <table:table-cell table:style-name="ce70" table:formula="of:=[$'jawaban peserta'.B64]" office:value-type="float" office:value="5" calcext:value-type="float">
            <text:p>5</text:p>
          </table:table-cell>
          <table:table-cell table:style-name="ce18"/>
          <table:table-cell table:style-name="ce68" office:value-type="float" office:value="84" calcext:value-type="float">
            <text:p>84</text:p>
          </table:table-cell>
          <table:table-cell table:style-name="ce70" table:formula="of:=[$'jawaban peserta'.B84]" office:value-type="float" office:value="5" calcext:value-type="float">
            <text:p>5</text:p>
          </table:table-cell>
        </table:table-row>
        <table:table-row table:style-name="ro3">
          <table:table-cell table:style-name="ce54" office:value-type="float" office:value="5" calcext:value-type="float">
            <text:p>5</text:p>
          </table:table-cell>
          <table:table-cell table:style-name="ce61" table:formula="of:=[$'jawaban peserta'.B6]" office:value-type="float" office:value="5" calcext:value-type="float">
            <text:p>5</text:p>
          </table:table-cell>
          <table:table-cell table:style-name="ce18"/>
          <table:table-cell table:style-name="ce65" office:value-type="float" office:value="25" calcext:value-type="float">
            <text:p>25</text:p>
          </table:table-cell>
          <table:table-cell table:style-name="ce61" table:formula="of:=[$'jawaban peserta'.B26]" office:value-type="float" office:value="5" calcext:value-type="float">
            <text:p>5</text:p>
          </table:table-cell>
          <table:table-cell table:style-name="ce18"/>
          <table:table-cell table:style-name="ce65" office:value-type="float" office:value="45" calcext:value-type="float">
            <text:p>45</text:p>
          </table:table-cell>
          <table:table-cell table:style-name="ce61" table:formula="of:=[$'jawaban peserta'.B46]" office:value-type="float" office:value="5" calcext:value-type="float">
            <text:p>5</text:p>
          </table:table-cell>
          <table:table-cell table:style-name="ce18"/>
          <table:table-cell table:style-name="ce68" office:value-type="float" office:value="65" calcext:value-type="float">
            <text:p>65</text:p>
          </table:table-cell>
          <table:table-cell table:style-name="ce70" table:formula="of:=[$'jawaban peserta'.B65]" office:value-type="float" office:value="5" calcext:value-type="float">
            <text:p>5</text:p>
          </table:table-cell>
          <table:table-cell table:style-name="ce18"/>
          <table:table-cell table:style-name="ce68" office:value-type="float" office:value="85" calcext:value-type="float">
            <text:p>85</text:p>
          </table:table-cell>
          <table:table-cell table:style-name="ce70" table:formula="of:=[$'jawaban peserta'.B85]" office:value-type="float" office:value="5" calcext:value-type="float">
            <text:p>5</text:p>
          </table:table-cell>
        </table:table-row>
        <table:table-row table:style-name="ro3">
          <table:table-cell table:style-name="ce54" office:value-type="float" office:value="6" calcext:value-type="float">
            <text:p>6</text:p>
          </table:table-cell>
          <table:table-cell table:style-name="ce61" table:formula="of:=[$'jawaban peserta'.B7]" office:value-type="float" office:value="5" calcext:value-type="float">
            <text:p>5</text:p>
          </table:table-cell>
          <table:table-cell table:style-name="ce18"/>
          <table:table-cell table:style-name="ce65" office:value-type="float" office:value="26" calcext:value-type="float">
            <text:p>26</text:p>
          </table:table-cell>
          <table:table-cell table:style-name="ce61" table:formula="of:=[$'jawaban peserta'.B27]" office:value-type="float" office:value="5" calcext:value-type="float">
            <text:p>5</text:p>
          </table:table-cell>
          <table:table-cell table:style-name="ce18"/>
          <table:table-cell table:style-name="ce65" office:value-type="float" office:value="46" calcext:value-type="float">
            <text:p>46</text:p>
          </table:table-cell>
          <table:table-cell table:style-name="ce61" table:formula="of:=[$'jawaban peserta'.B47]" office:value-type="float" office:value="5" calcext:value-type="float">
            <text:p>5</text:p>
          </table:table-cell>
          <table:table-cell table:style-name="ce18"/>
          <table:table-cell table:style-name="ce68" office:value-type="float" office:value="66" calcext:value-type="float">
            <text:p>66</text:p>
          </table:table-cell>
          <table:table-cell table:style-name="ce70" table:formula="of:=[$'jawaban peserta'.B66]" office:value-type="float" office:value="5" calcext:value-type="float">
            <text:p>5</text:p>
          </table:table-cell>
          <table:table-cell table:style-name="ce18"/>
          <table:table-cell table:style-name="ce68" office:value-type="float" office:value="86" calcext:value-type="float">
            <text:p>86</text:p>
          </table:table-cell>
          <table:table-cell table:style-name="ce70" table:formula="of:=[$'jawaban peserta'.B86]" office:value-type="float" office:value="5" calcext:value-type="float">
            <text:p>5</text:p>
          </table:table-cell>
        </table:table-row>
        <table:table-row table:style-name="ro3">
          <table:table-cell table:style-name="ce54" office:value-type="float" office:value="7" calcext:value-type="float">
            <text:p>7</text:p>
          </table:table-cell>
          <table:table-cell table:style-name="ce61" table:formula="of:=[$'jawaban peserta'.B8]" office:value-type="float" office:value="5" calcext:value-type="float">
            <text:p>5</text:p>
          </table:table-cell>
          <table:table-cell table:style-name="ce18"/>
          <table:table-cell table:style-name="ce65" office:value-type="float" office:value="27" calcext:value-type="float">
            <text:p>27</text:p>
          </table:table-cell>
          <table:table-cell table:style-name="ce61" table:formula="of:=[$'jawaban peserta'.B28]" office:value-type="float" office:value="5" calcext:value-type="float">
            <text:p>5</text:p>
          </table:table-cell>
          <table:table-cell table:style-name="ce18"/>
          <table:table-cell table:style-name="ce65" office:value-type="float" office:value="47" calcext:value-type="float">
            <text:p>47</text:p>
          </table:table-cell>
          <table:table-cell table:style-name="ce61" table:formula="of:=[$'jawaban peserta'.B48]" office:value-type="float" office:value="5" calcext:value-type="float">
            <text:p>5</text:p>
          </table:table-cell>
          <table:table-cell table:style-name="ce18"/>
          <table:table-cell table:style-name="ce68" office:value-type="float" office:value="67" calcext:value-type="float">
            <text:p>67</text:p>
          </table:table-cell>
          <table:table-cell table:style-name="ce70" table:formula="of:=[$'jawaban peserta'.B67]" office:value-type="float" office:value="5" calcext:value-type="float">
            <text:p>5</text:p>
          </table:table-cell>
          <table:table-cell table:style-name="ce18"/>
          <table:table-cell table:style-name="ce68" office:value-type="float" office:value="87" calcext:value-type="float">
            <text:p>87</text:p>
          </table:table-cell>
          <table:table-cell table:style-name="ce70" table:formula="of:=[$'jawaban peserta'.B87]" office:value-type="float" office:value="5" calcext:value-type="float">
            <text:p>5</text:p>
          </table:table-cell>
        </table:table-row>
        <table:table-row table:style-name="ro3">
          <table:table-cell table:style-name="ce54" office:value-type="float" office:value="8" calcext:value-type="float">
            <text:p>8</text:p>
          </table:table-cell>
          <table:table-cell table:style-name="ce61" table:formula="of:=[$'jawaban peserta'.B9]" office:value-type="float" office:value="5" calcext:value-type="float">
            <text:p>5</text:p>
          </table:table-cell>
          <table:table-cell table:style-name="ce18"/>
          <table:table-cell table:style-name="ce65" office:value-type="float" office:value="28" calcext:value-type="float">
            <text:p>28</text:p>
          </table:table-cell>
          <table:table-cell table:style-name="ce61" table:formula="of:=[$'jawaban peserta'.B29]" office:value-type="float" office:value="5" calcext:value-type="float">
            <text:p>5</text:p>
          </table:table-cell>
          <table:table-cell table:style-name="ce18"/>
          <table:table-cell table:style-name="ce65" office:value-type="float" office:value="48" calcext:value-type="float">
            <text:p>48</text:p>
          </table:table-cell>
          <table:table-cell table:style-name="ce61" table:formula="of:=[$'jawaban peserta'.B49]" office:value-type="float" office:value="5" calcext:value-type="float">
            <text:p>5</text:p>
          </table:table-cell>
          <table:table-cell table:style-name="ce18"/>
          <table:table-cell table:style-name="ce68" office:value-type="float" office:value="68" calcext:value-type="float">
            <text:p>68</text:p>
          </table:table-cell>
          <table:table-cell table:style-name="ce70" table:formula="of:=[$'jawaban peserta'.B68]" office:value-type="float" office:value="5" calcext:value-type="float">
            <text:p>5</text:p>
          </table:table-cell>
          <table:table-cell table:style-name="ce18"/>
          <table:table-cell table:style-name="ce68" office:value-type="float" office:value="88" calcext:value-type="float">
            <text:p>88</text:p>
          </table:table-cell>
          <table:table-cell table:style-name="ce70" table:formula="of:=[$'jawaban peserta'.B88]" office:value-type="float" office:value="5" calcext:value-type="float">
            <text:p>5</text:p>
          </table:table-cell>
        </table:table-row>
        <table:table-row table:style-name="ro3">
          <table:table-cell table:style-name="ce54" office:value-type="float" office:value="9" calcext:value-type="float">
            <text:p>9</text:p>
          </table:table-cell>
          <table:table-cell table:style-name="ce61" table:formula="of:=[$'jawaban peserta'.B10]" office:value-type="float" office:value="5" calcext:value-type="float">
            <text:p>5</text:p>
          </table:table-cell>
          <table:table-cell table:style-name="ce18"/>
          <table:table-cell table:style-name="ce65" office:value-type="float" office:value="29" calcext:value-type="float">
            <text:p>29</text:p>
          </table:table-cell>
          <table:table-cell table:style-name="ce61" table:formula="of:=[$'jawaban peserta'.B30]" office:value-type="float" office:value="5" calcext:value-type="float">
            <text:p>5</text:p>
          </table:table-cell>
          <table:table-cell table:style-name="ce18"/>
          <table:table-cell table:style-name="ce65" office:value-type="float" office:value="49" calcext:value-type="float">
            <text:p>49</text:p>
          </table:table-cell>
          <table:table-cell table:style-name="ce61" table:formula="of:=[$'jawaban peserta'.B50]" office:value-type="float" office:value="5" calcext:value-type="float">
            <text:p>5</text:p>
          </table:table-cell>
          <table:table-cell table:style-name="ce18"/>
          <table:table-cell table:style-name="ce68" office:value-type="float" office:value="69" calcext:value-type="float">
            <text:p>69</text:p>
          </table:table-cell>
          <table:table-cell table:style-name="ce70" table:formula="of:=[$'jawaban peserta'.B69]" office:value-type="float" office:value="5" calcext:value-type="float">
            <text:p>5</text:p>
          </table:table-cell>
          <table:table-cell table:style-name="ce18"/>
          <table:table-cell table:style-name="ce68" office:value-type="float" office:value="89" calcext:value-type="float">
            <text:p>89</text:p>
          </table:table-cell>
          <table:table-cell table:style-name="ce70" table:formula="of:=[$'jawaban peserta'.B89]" office:value-type="float" office:value="5" calcext:value-type="float">
            <text:p>5</text:p>
          </table:table-cell>
        </table:table-row>
        <table:table-row table:style-name="ro3">
          <table:table-cell table:style-name="ce54" office:value-type="float" office:value="10" calcext:value-type="float">
            <text:p>10</text:p>
          </table:table-cell>
          <table:table-cell table:style-name="ce61" table:formula="of:=[$'jawaban peserta'.B11]" office:value-type="float" office:value="5" calcext:value-type="float">
            <text:p>5</text:p>
          </table:table-cell>
          <table:table-cell table:style-name="ce18"/>
          <table:table-cell table:style-name="ce65" office:value-type="float" office:value="30" calcext:value-type="float">
            <text:p>30</text:p>
          </table:table-cell>
          <table:table-cell table:style-name="ce61" table:formula="of:=[$'jawaban peserta'.B31]" office:value-type="float" office:value="5" calcext:value-type="float">
            <text:p>5</text:p>
          </table:table-cell>
          <table:table-cell table:style-name="ce18"/>
          <table:table-cell table:style-name="ce65" office:value-type="float" office:value="50" calcext:value-type="float">
            <text:p>50</text:p>
          </table:table-cell>
          <table:table-cell table:style-name="ce61" table:formula="of:=[$'jawaban peserta'.B51]" office:value-type="float" office:value="5" calcext:value-type="float">
            <text:p>5</text:p>
          </table:table-cell>
          <table:table-cell table:style-name="ce18"/>
          <table:table-cell table:style-name="ce68" office:value-type="float" office:value="70" calcext:value-type="float">
            <text:p>70</text:p>
          </table:table-cell>
          <table:table-cell table:style-name="ce70" table:formula="of:=[$'jawaban peserta'.B70]" office:value-type="float" office:value="5" calcext:value-type="float">
            <text:p>5</text:p>
          </table:table-cell>
          <table:table-cell table:style-name="ce18"/>
          <table:table-cell table:style-name="ce68" office:value-type="float" office:value="90" calcext:value-type="float">
            <text:p>90</text:p>
          </table:table-cell>
          <table:table-cell table:style-name="ce70" table:formula="of:=[$'jawaban peserta'.B90]" office:value-type="float" office:value="5" calcext:value-type="float">
            <text:p>5</text:p>
          </table:table-cell>
        </table:table-row>
        <table:table-row table:style-name="ro3">
          <table:table-cell table:style-name="ce54" office:value-type="float" office:value="11" calcext:value-type="float">
            <text:p>11</text:p>
          </table:table-cell>
          <table:table-cell table:style-name="ce61" table:formula="of:=[$'jawaban peserta'.B12]" office:value-type="float" office:value="5" calcext:value-type="float">
            <text:p>5</text:p>
          </table:table-cell>
          <table:table-cell table:style-name="ce18"/>
          <table:table-cell table:style-name="ce65" office:value-type="float" office:value="31" calcext:value-type="float">
            <text:p>31</text:p>
          </table:table-cell>
          <table:table-cell table:style-name="ce61" table:formula="of:=[$'jawaban peserta'.B32]" office:value-type="float" office:value="5" calcext:value-type="float">
            <text:p>5</text:p>
          </table:table-cell>
          <table:table-cell table:style-name="ce18"/>
          <table:table-cell table:style-name="ce65" office:value-type="float" office:value="51" calcext:value-type="float">
            <text:p>51</text:p>
          </table:table-cell>
          <table:table-cell table:style-name="ce61" table:formula="of:=[$'jawaban peserta'.B52]" office:value-type="float" office:value="5" calcext:value-type="float">
            <text:p>5</text:p>
          </table:table-cell>
          <table:table-cell table:style-name="ce18"/>
          <table:table-cell table:style-name="ce68" office:value-type="float" office:value="71" calcext:value-type="float">
            <text:p>71</text:p>
          </table:table-cell>
          <table:table-cell table:style-name="ce70" table:formula="of:=[$'jawaban peserta'.B71]" office:value-type="float" office:value="5" calcext:value-type="float">
            <text:p>5</text:p>
          </table:table-cell>
          <table:table-cell table:style-name="ce18"/>
          <table:table-cell table:style-name="ce68" office:value-type="float" office:value="91" calcext:value-type="float">
            <text:p>91</text:p>
          </table:table-cell>
          <table:table-cell table:style-name="ce70" table:formula="of:=[$'jawaban peserta'.B91]" office:value-type="float" office:value="5" calcext:value-type="float">
            <text:p>5</text:p>
          </table:table-cell>
        </table:table-row>
        <table:table-row table:style-name="ro3">
          <table:table-cell table:style-name="ce54" office:value-type="float" office:value="12" calcext:value-type="float">
            <text:p>12</text:p>
          </table:table-cell>
          <table:table-cell table:style-name="ce61" table:formula="of:=[$'jawaban peserta'.B13]" office:value-type="float" office:value="5" calcext:value-type="float">
            <text:p>5</text:p>
          </table:table-cell>
          <table:table-cell table:style-name="ce18"/>
          <table:table-cell table:style-name="ce65" office:value-type="float" office:value="32" calcext:value-type="float">
            <text:p>32</text:p>
          </table:table-cell>
          <table:table-cell table:style-name="ce61" table:formula="of:=[$'jawaban peserta'.B33]" office:value-type="float" office:value="5" calcext:value-type="float">
            <text:p>5</text:p>
          </table:table-cell>
          <table:table-cell table:style-name="ce18"/>
          <table:table-cell table:style-name="ce65" office:value-type="float" office:value="52" calcext:value-type="float">
            <text:p>52</text:p>
          </table:table-cell>
          <table:table-cell table:style-name="ce61" table:formula="of:=[$'jawaban peserta'.B53]" office:value-type="float" office:value="5" calcext:value-type="float">
            <text:p>5</text:p>
          </table:table-cell>
          <table:table-cell table:style-name="ce18"/>
          <table:table-cell table:style-name="ce68" office:value-type="float" office:value="72" calcext:value-type="float">
            <text:p>72</text:p>
          </table:table-cell>
          <table:table-cell table:style-name="ce70" table:formula="of:=[$'jawaban peserta'.B72]" office:value-type="float" office:value="5" calcext:value-type="float">
            <text:p>5</text:p>
          </table:table-cell>
          <table:table-cell table:style-name="ce18"/>
          <table:table-cell table:style-name="ce68" office:value-type="float" office:value="92" calcext:value-type="float">
            <text:p>92</text:p>
          </table:table-cell>
          <table:table-cell table:style-name="ce70" table:formula="of:=[$'jawaban peserta'.B92]" office:value-type="float" office:value="5" calcext:value-type="float">
            <text:p>5</text:p>
          </table:table-cell>
        </table:table-row>
        <table:table-row table:style-name="ro3">
          <table:table-cell table:style-name="ce54" office:value-type="float" office:value="13" calcext:value-type="float">
            <text:p>13</text:p>
          </table:table-cell>
          <table:table-cell table:style-name="ce61" table:formula="of:=[$'jawaban peserta'.B14]" office:value-type="float" office:value="5" calcext:value-type="float">
            <text:p>5</text:p>
          </table:table-cell>
          <table:table-cell table:style-name="ce18"/>
          <table:table-cell table:style-name="ce65" office:value-type="float" office:value="33" calcext:value-type="float">
            <text:p>33</text:p>
          </table:table-cell>
          <table:table-cell table:style-name="ce61" table:formula="of:=[$'jawaban peserta'.B34]" office:value-type="float" office:value="5" calcext:value-type="float">
            <text:p>5</text:p>
          </table:table-cell>
          <table:table-cell table:style-name="ce18"/>
          <table:table-cell table:style-name="ce65" office:value-type="float" office:value="53" calcext:value-type="float">
            <text:p>53</text:p>
          </table:table-cell>
          <table:table-cell table:style-name="ce61" table:formula="of:=[$'jawaban peserta'.B54]" office:value-type="float" office:value="5" calcext:value-type="float">
            <text:p>5</text:p>
          </table:table-cell>
          <table:table-cell table:style-name="ce18"/>
          <table:table-cell table:style-name="ce68" office:value-type="float" office:value="73" calcext:value-type="float">
            <text:p>73</text:p>
          </table:table-cell>
          <table:table-cell table:style-name="ce70" table:formula="of:=[$'jawaban peserta'.B73]" office:value-type="float" office:value="5" calcext:value-type="float">
            <text:p>5</text:p>
          </table:table-cell>
          <table:table-cell table:style-name="ce18"/>
          <table:table-cell table:style-name="ce68" office:value-type="float" office:value="93" calcext:value-type="float">
            <text:p>93</text:p>
          </table:table-cell>
          <table:table-cell table:style-name="ce70" table:formula="of:=[$'jawaban peserta'.B93]" office:value-type="float" office:value="5" calcext:value-type="float">
            <text:p>5</text:p>
          </table:table-cell>
        </table:table-row>
        <table:table-row table:style-name="ro3">
          <table:table-cell table:style-name="ce54" office:value-type="float" office:value="14" calcext:value-type="float">
            <text:p>14</text:p>
          </table:table-cell>
          <table:table-cell table:style-name="ce6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61" table:formula="of:=[$'jawaban peserta'.B35]" office:value-type="float" office:value="5" calcext:value-type="float">
            <text:p>5</text:p>
          </table:table-cell>
          <table:table-cell table:style-name="ce18"/>
          <table:table-cell table:style-name="ce65" office:value-type="float" office:value="54" calcext:value-type="float">
            <text:p>54</text:p>
          </table:table-cell>
          <table:table-cell table:style-name="ce61" table:formula="of:=[$'jawaban peserta'.B55]" office:value-type="float" office:value="5" calcext:value-type="float">
            <text:p>5</text:p>
          </table:table-cell>
          <table:table-cell table:style-name="ce18"/>
          <table:table-cell table:style-name="ce68" office:value-type="float" office:value="74" calcext:value-type="float">
            <text:p>74</text:p>
          </table:table-cell>
          <table:table-cell table:style-name="ce70" table:formula="of:=[$'jawaban peserta'.B74]" office:value-type="float" office:value="5" calcext:value-type="float">
            <text:p>5</text:p>
          </table:table-cell>
          <table:table-cell table:style-name="ce18"/>
          <table:table-cell table:style-name="ce68" office:value-type="float" office:value="94" calcext:value-type="float">
            <text:p>94</text:p>
          </table:table-cell>
          <table:table-cell table:style-name="ce70" table:formula="of:=[$'jawaban peserta'.B94]" office:value-type="float" office:value="5" calcext:value-type="float">
            <text:p>5</text:p>
          </table:table-cell>
        </table:table-row>
        <table:table-row table:style-name="ro3">
          <table:table-cell table:style-name="ce54" office:value-type="float" office:value="15" calcext:value-type="float">
            <text:p>15</text:p>
          </table:table-cell>
          <table:table-cell table:style-name="ce61" table:formula="of:=[$'jawaban peserta'.B16]" office:value-type="float" office:value="5" calcext:value-type="float">
            <text:p>5</text:p>
          </table:table-cell>
          <table:table-cell table:style-name="ce18"/>
          <table:table-cell table:style-name="ce65" office:value-type="float" office:value="35" calcext:value-type="float">
            <text:p>35</text:p>
          </table:table-cell>
          <table:table-cell table:style-name="ce61" table:formula="of:=[$'jawaban peserta'.B36]" office:value-type="float" office:value="5" calcext:value-type="float">
            <text:p>5</text:p>
          </table:table-cell>
          <table:table-cell table:style-name="ce18"/>
          <table:table-cell table:style-name="ce65" office:value-type="float" office:value="55" calcext:value-type="float">
            <text:p>55</text:p>
          </table:table-cell>
          <table:table-cell table:style-name="ce61" table:formula="of:=[$'jawaban peserta'.B56]" office:value-type="float" office:value="5" calcext:value-type="float">
            <text:p>5</text:p>
          </table:table-cell>
          <table:table-cell table:style-name="ce18"/>
          <table:table-cell table:style-name="ce68" office:value-type="float" office:value="75" calcext:value-type="float">
            <text:p>75</text:p>
          </table:table-cell>
          <table:table-cell table:style-name="ce70" table:formula="of:=[$'jawaban peserta'.B75]" office:value-type="float" office:value="5" calcext:value-type="float">
            <text:p>5</text:p>
          </table:table-cell>
          <table:table-cell table:style-name="ce18"/>
          <table:table-cell table:style-name="ce68" office:value-type="float" office:value="95" calcext:value-type="float">
            <text:p>95</text:p>
          </table:table-cell>
          <table:table-cell table:style-name="ce70" table:formula="of:=[$'jawaban peserta'.B95]" office:value-type="float" office:value="5" calcext:value-type="float">
            <text:p>5</text:p>
          </table:table-cell>
        </table:table-row>
        <table:table-row table:style-name="ro3">
          <table:table-cell table:style-name="ce54" office:value-type="float" office:value="16" calcext:value-type="float">
            <text:p>16</text:p>
          </table:table-cell>
          <table:table-cell table:style-name="ce61" table:formula="of:=[$'jawaban peserta'.B17]" office:value-type="float" office:value="5" calcext:value-type="float">
            <text:p>5</text:p>
          </table:table-cell>
          <table:table-cell table:style-name="ce18"/>
          <table:table-cell table:style-name="ce65" office:value-type="float" office:value="36" calcext:value-type="float">
            <text:p>36</text:p>
          </table:table-cell>
          <table:table-cell table:style-name="ce61" table:formula="of:=[$'jawaban peserta'.B37]" office:value-type="string" office:string-value="Tidak Mudeng" calcext:value-type="string">
            <text:p>Tidak Mudeng</text:p>
          </table:table-cell>
          <table:table-cell table:style-name="ce18"/>
          <table:table-cell table:style-name="ce65" office:value-type="float" office:value="56" calcext:value-type="float">
            <text:p>56</text:p>
          </table:table-cell>
          <table:table-cell table:style-name="ce61" table:formula="of:=[$'jawaban peserta'.B57]" office:value-type="float" office:value="5" calcext:value-type="float">
            <text:p>5</text:p>
          </table:table-cell>
          <table:table-cell table:style-name="ce18"/>
          <table:table-cell table:style-name="ce68" office:value-type="float" office:value="76" calcext:value-type="float">
            <text:p>76</text:p>
          </table:table-cell>
          <table:table-cell table:style-name="ce70" table:formula="of:=[$'jawaban peserta'.B76]" office:value-type="float" office:value="5" calcext:value-type="float">
            <text:p>5</text:p>
          </table:table-cell>
          <table:table-cell table:style-name="ce18"/>
          <table:table-cell table:style-name="ce68" office:value-type="float" office:value="96" calcext:value-type="float">
            <text:p>96</text:p>
          </table:table-cell>
          <table:table-cell table:style-name="ce70" table:formula="of:=[$'jawaban peserta'.B96]" office:value-type="float" office:value="5" calcext:value-type="float">
            <text:p>5</text:p>
          </table:table-cell>
        </table:table-row>
        <table:table-row table:style-name="ro3">
          <table:table-cell table:style-name="ce54" office:value-type="float" office:value="17" calcext:value-type="float">
            <text:p>17</text:p>
          </table:table-cell>
          <table:table-cell table:style-name="ce61" table:formula="of:=[$'jawaban peserta'.B18]" office:value-type="float" office:value="5" calcext:value-type="float">
            <text:p>5</text:p>
          </table:table-cell>
          <table:table-cell table:style-name="ce18"/>
          <table:table-cell table:style-name="ce65" office:value-type="float" office:value="37" calcext:value-type="float">
            <text:p>37</text:p>
          </table:table-cell>
          <table:table-cell table:style-name="ce61" table:formula="of:=[$'jawaban peserta'.B38]" office:value-type="float" office:value="5" calcext:value-type="float">
            <text:p>5</text:p>
          </table:table-cell>
          <table:table-cell table:style-name="ce18"/>
          <table:table-cell table:style-name="ce65" office:value-type="float" office:value="57" calcext:value-type="float">
            <text:p>57</text:p>
          </table:table-cell>
          <table:table-cell table:style-name="ce61" table:formula="of:=[$'jawaban peserta'.B58]" office:value-type="float" office:value="5" calcext:value-type="float">
            <text:p>5</text:p>
          </table:table-cell>
          <table:table-cell table:style-name="ce18"/>
          <table:table-cell table:style-name="ce68" office:value-type="float" office:value="77" calcext:value-type="float">
            <text:p>77</text:p>
          </table:table-cell>
          <table:table-cell table:style-name="ce70" table:formula="of:=[$'jawaban peserta'.B77]" office:value-type="float" office:value="5" calcext:value-type="float">
            <text:p>5</text:p>
          </table:table-cell>
          <table:table-cell table:style-name="ce18"/>
          <table:table-cell table:style-name="ce68" office:value-type="float" office:value="97" calcext:value-type="float">
            <text:p>97</text:p>
          </table:table-cell>
          <table:table-cell table:style-name="ce70" table:formula="of:=[$'jawaban peserta'.B97]" office:value-type="float" office:value="5" calcext:value-type="float">
            <text:p>5</text:p>
          </table:table-cell>
        </table:table-row>
        <table:table-row table:style-name="ro3">
          <table:table-cell table:style-name="ce54" office:value-type="float" office:value="18" calcext:value-type="float">
            <text:p>18</text:p>
          </table:table-cell>
          <table:table-cell table:style-name="ce61" table:formula="of:=[$'jawaban peserta'.B19]" office:value-type="float" office:value="5" calcext:value-type="float">
            <text:p>5</text:p>
          </table:table-cell>
          <table:table-cell table:style-name="ce18"/>
          <table:table-cell table:style-name="ce65" office:value-type="float" office:value="38" calcext:value-type="float">
            <text:p>38</text:p>
          </table:table-cell>
          <table:table-cell table:style-name="ce61" table:formula="of:=[$'jawaban peserta'.B39]" office:value-type="float" office:value="5" calcext:value-type="float">
            <text:p>5</text:p>
          </table:table-cell>
          <table:table-cell table:style-name="ce18"/>
          <table:table-cell table:style-name="ce65" office:value-type="float" office:value="58" calcext:value-type="float">
            <text:p>58</text:p>
          </table:table-cell>
          <table:table-cell table:style-name="ce61" table:formula="of:=[$'jawaban peserta'.B59]" office:value-type="float" office:value="5" calcext:value-type="float">
            <text:p>5</text:p>
          </table:table-cell>
          <table:table-cell table:style-name="ce18"/>
          <table:table-cell table:style-name="ce68" office:value-type="float" office:value="78" calcext:value-type="float">
            <text:p>78</text:p>
          </table:table-cell>
          <table:table-cell table:style-name="ce70" table:formula="of:=[$'jawaban peserta'.B78]" office:value-type="float" office:value="5" calcext:value-type="float">
            <text:p>5</text:p>
          </table:table-cell>
          <table:table-cell table:style-name="ce18"/>
          <table:table-cell table:style-name="ce68" office:value-type="float" office:value="98" calcext:value-type="float">
            <text:p>98</text:p>
          </table:table-cell>
          <table:table-cell table:style-name="ce70" table:formula="of:=[$'jawaban peserta'.B98]" office:value-type="float" office:value="5" calcext:value-type="float">
            <text:p>5</text:p>
          </table:table-cell>
        </table:table-row>
        <table:table-row table:style-name="ro3">
          <table:table-cell table:style-name="ce54" office:value-type="float" office:value="19" calcext:value-type="float">
            <text:p>19</text:p>
          </table:table-cell>
          <table:table-cell table:style-name="ce61" table:formula="of:=[$'jawaban peserta'.B20]" office:value-type="float" office:value="5" calcext:value-type="float">
            <text:p>5</text:p>
          </table:table-cell>
          <table:table-cell table:style-name="ce18"/>
          <table:table-cell table:style-name="ce65" office:value-type="float" office:value="39" calcext:value-type="float">
            <text:p>39</text:p>
          </table:table-cell>
          <table:table-cell table:style-name="ce61" table:formula="of:=[$'jawaban peserta'.B40]" office:value-type="float" office:value="5" calcext:value-type="float">
            <text:p>5</text:p>
          </table:table-cell>
          <table:table-cell table:style-name="ce18"/>
          <table:table-cell table:style-name="ce65" office:value-type="float" office:value="59" calcext:value-type="float">
            <text:p>59</text:p>
          </table:table-cell>
          <table:table-cell table:style-name="ce61" table:formula="of:=[$'jawaban peserta'.B60]" office:value-type="float" office:value="5" calcext:value-type="float">
            <text:p>5</text:p>
          </table:table-cell>
          <table:table-cell table:style-name="ce18"/>
          <table:table-cell table:style-name="ce68" office:value-type="float" office:value="79" calcext:value-type="float">
            <text:p>79</text:p>
          </table:table-cell>
          <table:table-cell table:style-name="ce70" table:formula="of:=[$'jawaban peserta'.B79]" office:value-type="float" office:value="5" calcext:value-type="float">
            <text:p>5</text:p>
          </table:table-cell>
          <table:table-cell table:style-name="ce18"/>
          <table:table-cell table:style-name="ce68" office:value-type="float" office:value="99" calcext:value-type="float">
            <text:p>99</text:p>
          </table:table-cell>
          <table:table-cell table:style-name="ce70" table:formula="of:=[$'jawaban peserta'.B99]" office:value-type="float" office:value="5" calcext:value-type="float">
            <text:p>5</text:p>
          </table:table-cell>
        </table:table-row>
        <table:table-row table:style-name="ro3">
          <table:table-cell table:style-name="ce54" office:value-type="float" office:value="20" calcext:value-type="float">
            <text:p>20</text:p>
          </table:table-cell>
          <table:table-cell table:style-name="ce61" table:formula="of:=[$'jawaban peserta'.B21]" office:value-type="float" office:value="5" calcext:value-type="float">
            <text:p>5</text:p>
          </table:table-cell>
          <table:table-cell table:style-name="ce18"/>
          <table:table-cell table:style-name="ce65" office:value-type="float" office:value="40" calcext:value-type="float">
            <text:p>40</text:p>
          </table:table-cell>
          <table:table-cell table:style-name="ce61" table:formula="of:=[$'jawaban peserta'.B41]" office:value-type="float" office:value="5" calcext:value-type="float">
            <text:p>5</text:p>
          </table:table-cell>
          <table:table-cell table:style-name="ce18"/>
          <table:table-cell table:style-name="ce65" office:value-type="float" office:value="60" calcext:value-type="float">
            <text:p>60</text:p>
          </table:table-cell>
          <table:table-cell table:style-name="ce61" table:formula="of:=[$'jawaban peserta'.B61]" office:value-type="float" office:value="5" calcext:value-type="float">
            <text:p>5</text:p>
          </table:table-cell>
          <table:table-cell table:style-name="ce18"/>
          <table:table-cell table:style-name="ce68" office:value-type="float" office:value="80" calcext:value-type="float">
            <text:p>80</text:p>
          </table:table-cell>
          <table:table-cell table:style-name="ce70" table:formula="of:=[$'jawaban peserta'.B80]" office:value-type="float" office:value="5" calcext:value-type="float">
            <text:p>5</text:p>
          </table:table-cell>
          <table:table-cell table:style-name="ce18"/>
          <table:table-cell table:style-name="ce68" office:value-type="float" office:value="100" calcext:value-type="float">
            <text:p>100</text:p>
          </table:table-cell>
          <table:table-cell table:style-name="ce70" table:formula="of:=[$'jawaban peserta'.B100]" office:value-type="float" office:value="5" calcext:value-type="float">
            <text:p>5</text:p>
          </table:table-cell>
        </table:table-row>
        <table:table-row table:style-name="ro3" table:number-rows-repeated="1048549">
          <table:table-cell table:number-columns-repeated="14"/>
        </table:table-row>
        <table:table-row table:style-name="ro3">
          <table:table-cell table:number-columns-repeated="14"/>
        </table:table-row>
      </table:table>
      <table:table table:name="grafik" table:style-name="ta5">
        <office:forms form:automatic-focus="false" form:apply-design-mode="false"/>
        <table:table-column table:style-name="co5" table:default-cell-style-name="ce204"/>
        <table:table-column table:style-name="co6" table:default-cell-style-name="ce2"/>
        <table:table-column table:style-name="co3" table:number-columns-repeated="2" table:default-cell-style-name="ce207"/>
        <table:table-column table:style-name="co3" table:number-columns-repeated="2" table:default-cell-style-name="ce2"/>
        <table:table-column table:style-name="co3" table:default-cell-style-name="ce214"/>
        <table:table-column table:style-name="co3" table:number-columns-repeated="2" table:default-cell-style-name="ce207"/>
        <table:table-column table:style-name="co3" table:number-columns-repeated="2" table:default-cell-style-name="ce216"/>
        <table:table-column table:style-name="co3" table:number-columns-repeated="1013" table:default-cell-style-name="ce207"/>
        <table:table-row table:style-name="ro3">
          <table:table-cell table:style-name="ce197" office:value-type="string" calcext:value-type="string" table:number-columns-spanned="2" table:number-rows-spanned="1">
            <text:p>Character Categories</text:p>
          </table:table-cell>
          <table:covered-table-cell table:style-name="ce76"/>
          <table:table-cell table:style-name="ce212"/>
          <table:table-cell table:number-columns-repeated="10"/>
          <table:table-cell table:style-name="ce220"/>
          <table:table-cell table:number-columns-repeated="1010"/>
        </table:table-row>
        <table:table-row table:style-name="ro2">
          <table:table-cell table:style-name="ce198" office:value-type="string" calcext:value-type="string" table:number-columns-spanned="1" table:number-rows-spanned="5">
            <text:p>Novelty-seeking</text:p>
          </table:table-cell>
          <table:table-cell table:style-name="ce51" table:formula="of:=[.A2]" office:value-type="string" office:string-value="Novelty-seeking" calcext:value-type="string">
            <text:p>Novelty-seeking</text:p>
          </table:table-cell>
          <table:table-cell table:style-name="ce212" table:formula="of:=[$'olah data'.P3]"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8" office:value-type="string" calcext:value-type="string">
            <text:p>Novelty-seeking</text:p>
          </table:covered-table-cell>
          <table:table-cell table:style-name="ce205" office:value-type="string" calcext:value-type="string">
            <text:p>Exploratory excitability v. stoic rigidity (10 items)</text:p>
          </table:table-cell>
          <table:table-cell table:style-name="ce212" table:formula="of:=[$'olah data'.P4]" office:value-type="float" office:value="5" calcext:value-type="float">
            <text:p>5</text:p>
          </table:table-cell>
          <table:table-cell/>
          <table:table-cell table:style-name="ce213" table:number-columns-repeated="2"/>
          <table:table-cell table:style-name="ce215"/>
          <table:table-cell table:style-name="ce2" table:number-columns-repeated="2"/>
          <table:table-cell table:style-name="ce217" table:number-columns-repeated="2"/>
          <table:table-cell table:number-columns-repeated="1013"/>
        </table:table-row>
        <table:table-row table:style-name="ro3">
          <table:covered-table-cell table:style-name="ce198" office:value-type="string" calcext:value-type="string">
            <text:p>Novelty-seeking</text:p>
          </table:covered-table-cell>
          <table:table-cell table:style-name="ce205" office:value-type="string" calcext:value-type="string">
            <text:p>Impulsiveness v. reflection (9 items)</text:p>
          </table:table-cell>
          <table:table-cell table:style-name="ce212" table:formula="of:=[$'olah data'.P5]" office:value-type="float" office:value="5" calcext:value-type="float">
            <text:p>5</text:p>
          </table:table-cell>
          <table:table-cell/>
          <table:table-cell table:style-name="ce213" table:number-columns-repeated="2"/>
          <table:table-cell table:style-name="ce215"/>
          <table:table-cell table:style-name="ce2"/>
          <table:table-cell/>
          <table:table-cell table:style-name="ce218" table:number-columns-repeated="2"/>
          <table:table-cell table:number-columns-repeated="1013"/>
        </table:table-row>
        <table:table-row table:style-name="ro2">
          <table:covered-table-cell table:style-name="ce198" office:value-type="string" calcext:value-type="string">
            <text:p>Novelty-seeking</text:p>
          </table:covered-table-cell>
          <table:table-cell table:style-name="ce205" office:value-type="string" calcext:value-type="string">
            <text:p>Extravagance v. reserve (9 items)</text:p>
          </table:table-cell>
          <table:table-cell table:style-name="ce212" table:formula="of:=[$'olah data'.P6]" office:value-type="float" office:value="5" calcext:value-type="float">
            <text:p>5</text:p>
          </table:table-cell>
          <table:table-cell/>
          <table:table-cell table:style-name="ce213" table:number-columns-repeated="2"/>
          <table:table-cell table:style-name="ce215"/>
          <table:table-cell table:style-name="ce2" table:number-columns-repeated="2"/>
          <table:table-cell table:style-name="ce217" table:number-columns-repeated="2"/>
          <table:table-cell table:number-columns-repeated="1013"/>
        </table:table-row>
        <table:table-row table:style-name="ro2">
          <table:covered-table-cell table:style-name="ce199"/>
          <table:table-cell table:style-name="ce205" office:value-type="string" calcext:value-type="string">
            <text:p>Disorderliness v. regimentation (7 items)</text:p>
          </table:table-cell>
          <table:table-cell table:style-name="ce212" table:formula="of:=[$'olah data'.P7]"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table-cell table:style-name="ce198" office:value-type="string" calcext:value-type="string" table:number-columns-spanned="1" table:number-rows-spanned="5">
            <text:p>Harm Avoidance</text:p>
          </table:table-cell>
          <table:table-cell table:style-name="ce51" table:formula="of:=[.A7]" office:value-type="string" office:string-value="Harm Avoidance" calcext:value-type="string">
            <text:p>Harm Avoidance</text:p>
          </table:table-cell>
          <table:table-cell table:style-name="ce212" table:formula="of:=[$'olah data'.P8]"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8" office:value-type="string" calcext:value-type="string">
            <text:p>HA2</text:p>
          </table:covered-table-cell>
          <table:table-cell table:style-name="ce205" office:value-type="string" calcext:value-type="string">
            <text:p><text:span text:style-name="T1">Anticipatory worry &amp; pessimismv. uninhibited optimism (11 items)</text:span></text:p>
          </table:table-cell>
          <table:table-cell table:style-name="ce212" table:formula="of:=[$'olah data'.P9]"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8" office:value-type="string" calcext:value-type="string">
            <text:p>HA3</text:p>
          </table:covered-table-cell>
          <table:table-cell table:style-name="ce205" office:value-type="string" calcext:value-type="string">
            <text:p>Fear of uncertainty (7 items)</text:p>
          </table:table-cell>
          <table:table-cell table:style-name="ce212" table:formula="of:=[$'olah data'.P10]"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8" office:value-type="string" calcext:value-type="string">
            <text:p>HA4</text:p>
          </table:covered-table-cell>
          <table:table-cell table:style-name="ce205" office:value-type="string" calcext:value-type="string">
            <text:p>Shyness with strangers (7 items)</text:p>
          </table:table-cell>
          <table:table-cell table:style-name="ce212" table:formula="of:=[$'olah data'.P11]" office:value-type="float" office:value="5" calcext:value-type="float">
            <text:p>5</text:p>
          </table:table-cell>
          <table:table-cell/>
          <table:table-cell table:style-name="ce213" table:number-columns-repeated="2"/>
          <table:table-cell table:style-name="ce215"/>
          <table:table-cell table:style-name="ce2" table:number-columns-repeated="2"/>
          <table:table-cell table:style-name="ce217" table:number-columns-repeated="2"/>
          <table:table-cell table:number-columns-repeated="1013"/>
        </table:table-row>
        <table:table-row table:style-name="ro2">
          <table:covered-table-cell table:style-name="ce199"/>
          <table:table-cell table:style-name="ce205" office:value-type="string" calcext:value-type="string">
            <text:p>Fatigability v. asthenia (8 items)</text:p>
          </table:table-cell>
          <table:table-cell table:style-name="ce212" table:formula="of:=[$'olah data'.P12]"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table-cell table:style-name="ce198" office:value-type="string" calcext:value-type="string" table:number-columns-spanned="1" table:number-rows-spanned="5">
            <text:p>Reward Dependence</text:p>
          </table:table-cell>
          <table:table-cell table:style-name="ce51" table:formula="of:=[.A12]" office:value-type="string" office:string-value="Reward Dependence" calcext:value-type="string">
            <text:p>Reward Dependence</text:p>
          </table:table-cell>
          <table:table-cell table:style-name="ce212" table:formula="of:=[$'olah data'.P13]"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8" office:value-type="string" calcext:value-type="string">
            <text:p>Reward Dependence</text:p>
          </table:covered-table-cell>
          <table:table-cell table:style-name="ce205" office:value-type="string" calcext:value-type="string">
            <text:p>Sentimentality (8 items)</text:p>
          </table:table-cell>
          <table:table-cell table:style-name="ce212" table:formula="of:=[$'olah data'.P14]"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table-cell table:style-name="ce218"/>
          <table:table-cell table:number-columns-repeated="1013"/>
        </table:table-row>
        <table:table-row table:style-name="ro2">
          <table:covered-table-cell table:style-name="ce198" office:value-type="string" calcext:value-type="string">
            <text:p>Reward Dependence</text:p>
          </table:covered-table-cell>
          <table:table-cell table:style-name="ce205" office:value-type="string" calcext:value-type="string">
            <text:p>Openness to warm communication vs aloofness (10 items)</text:p>
          </table:table-cell>
          <table:table-cell table:style-name="ce212" table:formula="of:=[$'olah data'.P15]"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8" office:value-type="string" calcext:value-type="string">
            <text:p>Reward Dependence</text:p>
          </table:covered-table-cell>
          <table:table-cell table:style-name="ce205" office:value-type="string" calcext:value-type="string">
            <text:p>Attachment (6 items)</text:p>
          </table:table-cell>
          <table:table-cell table:style-name="ce212" table:formula="of:=[$'olah data'.P16]" office:value-type="float" office:value="5" calcext:value-type="float">
            <text:p>5</text:p>
          </table:table-cell>
          <table:table-cell/>
          <table:table-cell table:style-name="ce213" table:number-columns-repeated="2"/>
          <table:table-cell table:style-name="ce215"/>
          <table:table-cell table:style-name="ce2" table:number-columns-repeated="2"/>
          <table:table-cell table:style-name="ce217" table:number-columns-repeated="2"/>
          <table:table-cell table:number-columns-repeated="1013"/>
        </table:table-row>
        <table:table-row table:style-name="ro2">
          <table:covered-table-cell table:style-name="ce199"/>
          <table:table-cell table:style-name="ce205" office:value-type="string" calcext:value-type="string">
            <text:p>Dependence (6 items)</text:p>
          </table:table-cell>
          <table:table-cell table:style-name="ce212" table:formula="of:=[$'olah data'.P17]"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table-cell table:style-name="ce198" office:value-type="string" calcext:value-type="string" table:number-columns-spanned="1" table:number-rows-spanned="5">
            <text:p>Persistence</text:p>
          </table:table-cell>
          <table:table-cell table:style-name="ce51" table:formula="of:=[.A17]" office:value-type="string" office:string-value="Persistence" calcext:value-type="string">
            <text:p>Persistence</text:p>
          </table:table-cell>
          <table:table-cell table:style-name="ce212" table:formula="of:=[$'olah data'.P18]"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8" office:value-type="string" calcext:value-type="string">
            <text:p>P2</text:p>
          </table:covered-table-cell>
          <table:table-cell table:style-name="ce205" office:value-type="string" calcext:value-type="string">
            <text:p>Eagerness of effort vs laziness (9 items)</text:p>
          </table:table-cell>
          <table:table-cell table:style-name="ce212" table:formula="of:=[$'olah data'.P19]"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8" office:value-type="string" calcext:value-type="string">
            <text:p>P3</text:p>
          </table:covered-table-cell>
          <table:table-cell table:style-name="ce205" office:value-type="string" calcext:value-type="string">
            <text:p>Work hardened vs spoiled (8 items)</text:p>
          </table:table-cell>
          <table:table-cell table:style-name="ce212" table:formula="of:=[$'olah data'.P20]"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8" office:value-type="string" calcext:value-type="string">
            <text:p>P4</text:p>
          </table:covered-table-cell>
          <table:table-cell table:style-name="ce205" office:value-type="string" calcext:value-type="string">
            <text:p>Ambitious vs underachieving (10 items)</text:p>
          </table:table-cell>
          <table:table-cell table:style-name="ce212" table:formula="of:=[$'olah data'.P21]" office:value-type="float" office:value="5" calcext:value-type="float">
            <text:p>5</text:p>
          </table:table-cell>
          <table:table-cell/>
          <table:table-cell table:style-name="ce213" table:number-columns-repeated="2"/>
          <table:table-cell table:style-name="ce215"/>
          <table:table-cell table:style-name="ce2" table:number-columns-repeated="2"/>
          <table:table-cell table:style-name="ce217" table:number-columns-repeated="2"/>
          <table:table-cell table:number-columns-repeated="1013"/>
        </table:table-row>
        <table:table-row table:style-name="ro2">
          <table:covered-table-cell table:style-name="ce199"/>
          <table:table-cell table:style-name="ce205" office:value-type="string" calcext:value-type="string">
            <text:p>Perfectionist vs pragmatist (8 items)</text:p>
          </table:table-cell>
          <table:table-cell table:style-name="ce212" table:formula="of:=[$'olah data'.P22]"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table-cell table:style-name="ce198" office:value-type="string" calcext:value-type="string" table:number-columns-spanned="1" table:number-rows-spanned="6">
            <text:p>Self-Directedness</text:p>
          </table:table-cell>
          <table:table-cell table:style-name="ce51" table:formula="of:=[.A22]" office:value-type="string" office:string-value="Self-Directedness" calcext:value-type="string">
            <text:p>Self-Directedness</text:p>
          </table:table-cell>
          <table:table-cell table:style-name="ce212" table:formula="of:=[$'olah data'.P23]"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8" office:value-type="string" calcext:value-type="string">
            <text:p>S2</text:p>
          </table:covered-table-cell>
          <table:table-cell table:style-name="ce205" office:value-type="string" calcext:value-type="string">
            <text:p>Responsibility vs. blaming (8 items)</text:p>
          </table:table-cell>
          <table:table-cell table:style-name="ce212" table:formula="of:=[$'olah data'.P24]"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8" office:value-type="string" calcext:value-type="string">
            <text:p>S3</text:p>
          </table:covered-table-cell>
          <table:table-cell table:style-name="ce205" office:value-type="string" calcext:value-type="string">
            <text:p>Purposefulness vs. lack of goal direction (6 items)</text:p>
          </table:table-cell>
          <table:table-cell table:style-name="ce212" table:formula="of:=[$'olah data'.P25]"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8" office:value-type="string" calcext:value-type="string">
            <text:p>S4</text:p>
          </table:covered-table-cell>
          <table:table-cell table:style-name="ce205" office:value-type="string" calcext:value-type="string">
            <text:p>Resourcefulness (5 items)</text:p>
          </table:table-cell>
          <table:table-cell table:style-name="ce212" table:formula="of:=[$'olah data'.P26]" office:value-type="float" office:value="5" calcext:value-type="float">
            <text:p>5</text:p>
          </table:table-cell>
          <table:table-cell/>
          <table:table-cell table:style-name="ce213" table:number-columns-repeated="2"/>
          <table:table-cell table:style-name="ce215"/>
          <table:table-cell table:style-name="ce2" table:number-columns-repeated="2"/>
          <table:table-cell table:style-name="ce217" table:number-columns-repeated="2"/>
          <table:table-cell table:number-columns-repeated="1013"/>
        </table:table-row>
        <table:table-row table:style-name="ro2">
          <table:covered-table-cell table:style-name="ce198" office:value-type="string" calcext:value-type="string">
            <text:p>S5</text:p>
          </table:covered-table-cell>
          <table:table-cell table:style-name="ce205" office:value-type="string" calcext:value-type="string">
            <text:p>Self-acceptance vs. self-striving (10 items)</text:p>
          </table:table-cell>
          <table:table-cell table:style-name="ce212" table:formula="of:=[$'olah data'.P27]"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9"/>
          <table:table-cell table:style-name="ce205" office:value-type="string" calcext:value-type="string">
            <text:p>Enlightened second nature (11 items)</text:p>
          </table:table-cell>
          <table:table-cell table:style-name="ce212" table:formula="of:=[$'olah data'.P28]"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table-cell table:style-name="ce198" office:value-type="string" calcext:value-type="string" table:number-columns-spanned="1" table:number-rows-spanned="6">
            <text:p>Cooperativeness</text:p>
          </table:table-cell>
          <table:table-cell table:style-name="ce51" table:formula="of:=[.A28]" office:value-type="string" office:string-value="Cooperativeness" calcext:value-type="string">
            <text:p>Cooperativeness</text:p>
          </table:table-cell>
          <table:table-cell table:style-name="ce212" table:formula="of:=[$'olah data'.P29]"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2">
          <table:covered-table-cell table:style-name="ce198" office:value-type="string" calcext:value-type="string">
            <text:p>Cooperativeness</text:p>
          </table:covered-table-cell>
          <table:table-cell table:style-name="ce205" office:value-type="string" calcext:value-type="string">
            <text:p>Social acceptance vs. social intolerance (8 items)</text:p>
          </table:table-cell>
          <table:table-cell table:style-name="ce212" table:formula="of:=[$'olah data'.P30]" office:value-type="float" office:value="5" calcext:value-type="float">
            <text:p>5</text:p>
          </table:table-cell>
          <table:table-cell/>
          <table:table-cell table:style-name="ce213" table:number-columns-repeated="2"/>
          <table:table-cell table:style-name="ce215"/>
          <table:table-cell table:style-name="ce2"/>
          <table:table-cell/>
          <table:table-cell table:style-name="ce219" table:number-columns-repeated="2"/>
          <table:table-cell table:number-columns-repeated="1013"/>
        </table:table-row>
        <table:table-row table:style-name="ro2">
          <table:covered-table-cell table:style-name="ce198" office:value-type="string" calcext:value-type="string">
            <text:p>Cooperativeness</text:p>
          </table:covered-table-cell>
          <table:table-cell table:style-name="ce205" office:value-type="string" calcext:value-type="string">
            <text:p>Empathy vs. social disinterest (5 items)</text:p>
          </table:table-cell>
          <table:table-cell table:style-name="ce212" table:formula="of:=[$'olah data'.P31]" office:value-type="float" office:value="5" calcext:value-type="float">
            <text:p>5</text:p>
          </table:table-cell>
          <table:table-cell/>
          <table:table-cell table:style-name="ce213" table:number-columns-repeated="2"/>
          <table:table-cell table:style-name="ce215"/>
          <table:table-cell table:style-name="ce2"/>
          <table:table-cell/>
          <table:table-cell table:style-name="ce217" table:number-columns-repeated="2"/>
          <table:table-cell table:number-columns-repeated="1013"/>
        </table:table-row>
        <table:table-row table:style-name="ro3">
          <table:covered-table-cell table:style-name="ce198" office:value-type="string" calcext:value-type="string">
            <text:p>Cooperativeness</text:p>
          </table:covered-table-cell>
          <table:table-cell table:style-name="ce205" office:value-type="string" calcext:value-type="string">
            <text:p>Helpfulness vs. unhelpfulness (8 items)</text:p>
          </table:table-cell>
          <table:table-cell table:style-name="ce212" table:formula="of:=[$'olah data'.P32]" office:value-type="float" office:value="5" calcext:value-type="float">
            <text:p>5</text:p>
          </table:table-cell>
          <table:table-cell table:number-columns-repeated="4"/>
          <table:table-cell table:style-name="ce2"/>
          <table:table-cell table:number-columns-repeated="1016"/>
        </table:table-row>
        <table:table-row table:style-name="ro3">
          <table:covered-table-cell table:style-name="ce198" office:value-type="string" calcext:value-type="string">
            <text:p>Cooperativeness</text:p>
          </table:covered-table-cell>
          <table:table-cell table:style-name="ce205" office:value-type="string" calcext:value-type="string">
            <text:p>Compassion vs. revengefulness (7 items)</text:p>
          </table:table-cell>
          <table:table-cell table:style-name="ce212" table:formula="of:=[$'olah data'.P33]" office:value-type="float" office:value="5" calcext:value-type="float">
            <text:p>5</text:p>
          </table:table-cell>
          <table:table-cell table:number-columns-repeated="4"/>
          <table:table-cell table:style-name="ce2"/>
          <table:table-cell table:number-columns-repeated="1016"/>
        </table:table-row>
        <table:table-row table:style-name="ro3">
          <table:covered-table-cell table:style-name="ce199"/>
          <table:table-cell table:style-name="ce205" office:value-type="string" calcext:value-type="string">
            <text:p><text:span text:style-name="T1">Pure-hearted conscience vs. self-serving advantage (8 items)</text:span></text:p>
          </table:table-cell>
          <table:table-cell table:style-name="ce212" table:formula="of:=[$'olah data'.P34]" office:value-type="float" office:value="5" calcext:value-type="float">
            <text:p>5</text:p>
          </table:table-cell>
          <table:table-cell table:number-columns-repeated="4"/>
          <table:table-cell table:style-name="ce2"/>
          <table:table-cell table:number-columns-repeated="1016"/>
        </table:table-row>
        <table:table-row table:style-name="ro3">
          <table:table-cell table:style-name="ce198" office:value-type="string" calcext:value-type="string" table:number-columns-spanned="1" table:number-rows-spanned="4">
            <text:p>Self-Tanscendence</text:p>
          </table:table-cell>
          <table:table-cell table:style-name="ce205" table:formula="of:=[.A34]" office:value-type="string" office:string-value="Self-Tanscendence" calcext:value-type="string">
            <text:p>Self-Tanscendence</text:p>
          </table:table-cell>
          <table:table-cell table:style-name="ce212" table:formula="of:=[$'olah data'.P35]" office:value-type="float" office:value="3.75" calcext:value-type="float">
            <text:p>3.75</text:p>
          </table:table-cell>
          <table:table-cell table:number-columns-repeated="4"/>
          <table:table-cell table:style-name="ce2"/>
          <table:table-cell table:number-columns-repeated="1016"/>
        </table:table-row>
        <table:table-row table:style-name="ro3">
          <table:covered-table-cell table:style-name="ce51"/>
          <table:table-cell table:style-name="ce205" office:value-type="string" calcext:value-type="string">
            <text:p>Self-forgetful vs. self-conscious experience (10 items)</text:p>
          </table:table-cell>
          <table:table-cell table:style-name="ce212" table:formula="of:=[$'olah data'.P36]" office:value-type="float" office:value="5" calcext:value-type="float">
            <text:p>5</text:p>
          </table:table-cell>
          <table:table-cell table:number-columns-repeated="1021"/>
        </table:table-row>
        <table:table-row table:style-name="ro3">
          <table:covered-table-cell table:style-name="ce198" office:value-type="string" calcext:value-type="string">
            <text:p>ST2</text:p>
          </table:covered-table-cell>
          <table:table-cell table:style-name="ce205" office:value-type="string" calcext:value-type="string">
            <text:p><text:span text:style-name="T1">Transpersonal identification vs. self-differentiation (8 items)</text:span></text:p>
          </table:table-cell>
          <table:table-cell table:style-name="ce212" table:formula="of:=[$'olah data'.P37]" office:value-type="float" office:value="5" calcext:value-type="float">
            <text:p>5</text:p>
          </table:table-cell>
          <table:table-cell table:number-columns-repeated="1021"/>
        </table:table-row>
        <table:table-row table:style-name="ro8">
          <table:covered-table-cell table:style-name="ce198" office:value-type="string" calcext:value-type="string">
            <text:p>ST3</text:p>
          </table:covered-table-cell>
          <table:table-cell table:style-name="ce205" office:value-type="string" calcext:value-type="string">
            <text:p>Spiritual acceptance vs. rational materialism (8 items)</text:p>
          </table:table-cell>
          <table:table-cell table:style-name="ce212" table:formula="of:=[$'olah data'.P38]" office:value-type="float" office:value="5" calcext:value-type="float">
            <text:p>5</text:p>
          </table:table-cell>
          <table:table-cell table:number-columns-repeated="1021"/>
        </table:table-row>
        <table:table-row table:style-name="ro3">
          <table:table-cell table:style-name="ce200"/>
          <table:table-cell table:style-name="ce205" office:value-type="string" calcext:value-type="string">
            <text:p>Validity Scale (5 items)</text:p>
          </table:table-cell>
          <table:table-cell table:style-name="ce212"/>
          <table:table-cell table:number-columns-repeated="1021"/>
        </table:table-row>
        <table:table-row table:style-name="ro3">
          <table:table-cell table:style-name="ce201"/>
          <table:table-cell table:style-name="ce206"/>
          <table:table-cell table:number-columns-repeated="1022"/>
        </table:table-row>
        <table:table-row table:style-name="ro3">
          <table:table-cell table:style-name="ce202"/>
          <table:table-cell table:style-name="ce207"/>
          <table:table-cell table:number-columns-repeated="1022"/>
        </table:table-row>
        <table:table-row table:style-name="ro3">
          <table:table-cell table:style-name="ce201"/>
          <table:table-cell table:style-name="ce207"/>
          <table:table-cell table:number-columns-repeated="1022"/>
        </table:table-row>
        <table:table-row table:style-name="ro3">
          <table:table-cell table:style-name="ce203"/>
          <table:table-cell table:style-name="ce207"/>
          <table:table-cell table:number-columns-repeated="1022"/>
        </table:table-row>
        <table:table-row table:style-name="ro3" table:number-rows-repeated="3">
          <table:table-cell table:number-columns-repeated="1024"/>
        </table:table-row>
        <table:table-row table:style-name="ro3">
          <table:table-cell/>
          <table:table-cell table:style-name="ce208"/>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number-rows-repeated="2">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number-rows-repeated="2">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10"/>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7"/>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09"/>
          <table:table-cell table:number-columns-repeated="1022"/>
        </table:table-row>
        <table:table-row table:style-name="ro3">
          <table:table-cell/>
          <table:table-cell table:style-name="ce206"/>
          <table:table-cell table:number-columns-repeated="1022"/>
        </table:table-row>
        <table:table-row table:style-name="ro3">
          <table:table-cell/>
          <table:table-cell table:style-name="ce211"/>
          <table:table-cell table:number-columns-repeated="1022"/>
        </table:table-row>
        <table:table-row table:style-name="ro3">
          <table:table-cell/>
          <table:table-cell table:style-name="ce206"/>
          <table:table-cell table:number-columns-repeated="1022"/>
        </table:table-row>
        <table:table-row table:style-name="ro3" table:number-rows-repeated="1048462">
          <table:table-cell table:number-columns-repeated="1024"/>
        </table:table-row>
        <table:table-row table:style-name="ro7">
          <table:table-cell table:number-columns-repeated="1024"/>
        </table:table-row>
      </table:table>
      <table:table table:name="View Outpu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9" svg:width="26.36mm" svg:height="14.32mm" svg:x="158.62mm" svg:y="0.92mm" draw:control="control32"/>
          <draw:control draw:z-index="1" draw:style-name="gr4" draw:text-style-name="P10" svg:width="0.42mm" svg:height="2.21mm" svg:x="267.7mm" svg:y="156.38mm" draw:control="control33"/>
          <draw:control draw:z-index="2" draw:style-name="gr5" draw:text-style-name="P9" svg:width="29.87mm" svg:height="23.5mm" svg:x="158.86mm" svg:y="22.24mm" draw:control="control34"/>
          <draw:frame draw:z-index="3" draw:style-name="gr6" draw:text-style-name="P11" svg:width="330.09mm" svg:height="247.57mm" svg:x="0mm" svg:y="76.94mm">
            <draw:object draw:notify-on-update-of-ranges="grafik.B3:grafik.B37 grafik.C2:grafik.C2 grafik.C3:grafik.C37" xlink:href="./Object 1" xlink:type="simple" xlink:show="embed" xlink:actuate="onLoad">
              <loext:p/>
            </draw:object>
            <draw:image xlink:href="./ObjectReplacements/Object 1" xlink:type="simple" xlink:show="embed" xlink:actuate="onLoad"/>
          </draw:frame>
        </table:shapes>
        <table:table-column table:style-name="co37" table:default-cell-style-name="ce224"/>
        <table:table-column table:style-name="co38" table:default-cell-style-name="ce224"/>
        <table:table-column table:style-name="co3" table:default-cell-style-name="ce229"/>
        <table:table-column table:style-name="co3" table:default-cell-style-name="ce232"/>
        <table:table-column table:style-name="co39" table:default-cell-style-name="ce234"/>
        <table:table-column table:style-name="co3" table:number-columns-repeated="10" table:default-cell-style-name="ce224"/>
        <table:table-column table:style-name="co3" table:visibility="collapse" table:number-columns-repeated="1008" table:default-cell-style-name="ce224"/>
        <table:table-column table:style-name="co3" table:visibility="collapse" table:default-cell-style-name="ce195"/>
        <table:table-row table:style-name="ro3">
          <table:table-cell table:style-name="ce71" office:value-type="string" calcext:value-type="string" table:number-columns-spanned="2" table:number-rows-spanned="1">
            <text:p>BIODATA</text:p>
          </table:table-cell>
          <table:covered-table-cell table:style-name="ce99"/>
          <table:table-cell table:style-name="ce180"/>
          <table:table-cell table:style-name="ce158"/>
          <table:table-cell table:style-name="ce233"/>
          <table:table-cell table:style-name="ce153" table:number-columns-repeated="10"/>
          <table:table-cell table:style-name="ce81" table:number-columns-repeated="1008"/>
          <table:table-cell/>
        </table:table-row>
        <table:table-row table:style-name="ro3">
          <table:table-cell table:style-name="ce119" office:value-type="string" calcext:value-type="string">
            <text:p>ID DATA</text:p>
          </table:table-cell>
          <table:table-cell table:style-name="ce119" table:formula="of:=IF([$'olah data'.V2]=0;&quot;&quot;;[$'olah data'.V2])" office:value-type="float" office:value="6" calcext:value-type="float">
            <text:p>6</text:p>
          </table:table-cell>
          <table:table-cell table:style-name="ce181"/>
          <table:table-cell table:style-name="ce159"/>
          <table:table-cell table:style-name="ce233"/>
          <table:table-cell table:style-name="ce153" table:number-columns-repeated="10"/>
          <table:table-cell table:style-name="ce81" table:number-columns-repeated="1008"/>
          <table:table-cell/>
        </table:table-row>
        <table:table-row table:style-name="ro3">
          <table:table-cell table:style-name="ce119" office:value-type="string" calcext:value-type="string">
            <text:p>TANGGAL TES</text:p>
          </table:table-cell>
          <table:table-cell table:style-name="ce138" table:formula="of:=IF([$'olah data'.W$2]=0;&quot;&quot;;[$'olah data'.W$2])" office:value-type="string" office:string-value="08/17/2017" calcext:value-type="string">
            <text:p>08/17/2017</text:p>
          </table:table-cell>
          <table:table-cell table:style-name="ce181"/>
          <table:table-cell table:style-name="ce159"/>
          <table:table-cell table:style-name="ce233"/>
          <table:table-cell table:style-name="ce153" table:number-columns-repeated="10"/>
          <table:table-cell table:style-name="ce81" table:number-columns-repeated="1008"/>
          <table:table-cell/>
        </table:table-row>
        <table:table-row table:style-name="ro3">
          <table:table-cell table:style-name="ce119" office:value-type="string" calcext:value-type="string">
            <text:p>KOTA</text:p>
          </table:table-cell>
          <table:table-cell table:style-name="ce119" table:formula="of:=IF([$'olah data'.X$2]=0;&quot;&quot;;[$'olah data'.X$2])">
            <text:p/>
          </table:table-cell>
          <table:table-cell table:style-name="ce181"/>
          <table:table-cell table:style-name="ce159"/>
          <table:table-cell table:style-name="ce233"/>
          <table:table-cell table:style-name="ce153" table:number-columns-repeated="10"/>
          <table:table-cell table:style-name="ce81" table:number-columns-repeated="1008"/>
          <table:table-cell/>
        </table:table-row>
        <table:table-row table:style-name="ro3">
          <table:table-cell table:style-name="ce119" office:value-type="string" calcext:value-type="string">
            <text:p>NO TES</text:p>
          </table:table-cell>
          <table:table-cell table:style-name="ce119" table:formula="of:=IF([$'olah data'.Y$2]=0;&quot;&quot;;[$'olah data'.Y$2])">
            <text:p/>
          </table:table-cell>
          <table:table-cell table:style-name="ce181"/>
          <table:table-cell table:style-name="ce159"/>
          <table:table-cell table:style-name="ce233"/>
          <table:table-cell table:style-name="ce153" table:number-columns-repeated="10"/>
          <table:table-cell table:style-name="ce81" table:number-columns-repeated="1008"/>
          <table:table-cell/>
        </table:table-row>
        <table:table-row table:style-name="ro3">
          <table:table-cell table:style-name="ce119" office:value-type="string" calcext:value-type="string">
            <text:p>NAMA KANDIDAT</text:p>
          </table:table-cell>
          <table:table-cell table:style-name="ce119" table:formula="of:=IF([$'olah data'.Z$2]=0;&quot;&quot;;[$'olah data'.Z$2])">
            <text:p/>
          </table:table-cell>
          <table:table-cell table:style-name="ce181"/>
          <table:table-cell table:style-name="ce159"/>
          <table:table-cell table:style-name="ce233"/>
          <table:table-cell table:style-name="ce153" table:number-columns-repeated="10"/>
          <table:table-cell table:style-name="ce81" table:number-columns-repeated="1008"/>
          <table:table-cell/>
        </table:table-row>
        <table:table-row table:style-name="ro3">
          <table:table-cell table:style-name="ce119" office:value-type="string" calcext:value-type="string">
            <text:p>JENIS KELAMIN</text:p>
          </table:table-cell>
          <table:table-cell table:style-name="ce119" table:formula="of:=IF([$'olah data'.AA$2]=0;&quot;&quot;;[$'olah data'.AA$2])">
            <text:p/>
          </table:table-cell>
          <table:table-cell table:style-name="ce181"/>
          <table:table-cell table:style-name="ce159"/>
          <table:table-cell table:style-name="ce233"/>
          <table:table-cell table:style-name="ce153" table:number-columns-repeated="10"/>
          <table:table-cell table:style-name="ce81" table:number-columns-repeated="1008"/>
          <table:table-cell/>
        </table:table-row>
        <table:table-row table:style-name="ro3">
          <table:table-cell table:style-name="ce119" office:value-type="string" calcext:value-type="string">
            <text:p>TANGGAL LAHIR</text:p>
          </table:table-cell>
          <table:table-cell table:style-name="ce138" table:formula="of:=IF([$'olah data'.AB$2]=0;&quot;&quot;;[$'olah data'.AB$2])" office:value-type="string" office:string-value="08/08/2014" calcext:value-type="string">
            <text:p>08/08/2014</text:p>
          </table:table-cell>
          <table:table-cell table:style-name="ce181"/>
          <table:table-cell table:style-name="ce159"/>
          <table:table-cell table:style-name="ce233"/>
          <table:table-cell table:style-name="ce153" table:number-columns-repeated="10"/>
          <table:table-cell table:style-name="ce81" table:number-columns-repeated="1008"/>
          <table:table-cell/>
        </table:table-row>
        <table:table-row table:style-name="ro3">
          <table:table-cell table:style-name="ce119" office:value-type="string" calcext:value-type="string">
            <text:p>PENDIDIKAN TERAKHIR</text:p>
          </table:table-cell>
          <table:table-cell table:style-name="ce119" table:formula="of:=IF([$'olah data'.AC$2]=0;&quot;&quot;;[$'olah data'.AC$2])">
            <text:p/>
          </table:table-cell>
          <table:table-cell table:style-name="ce181"/>
          <table:table-cell table:style-name="ce159"/>
          <table:table-cell table:style-name="ce233"/>
          <table:table-cell table:style-name="ce153" table:number-columns-repeated="10"/>
          <table:table-cell table:style-name="ce81" table:number-columns-repeated="1008"/>
          <table:table-cell/>
        </table:table-row>
        <table:table-row table:style-name="ro3">
          <table:table-cell table:style-name="ce119" office:value-type="string" calcext:value-type="string">
            <text:p>PERUSAHAAN/INSTITUSI</text:p>
          </table:table-cell>
          <table:table-cell table:style-name="ce119" table:formula="of:=IF([$'olah data'.AD$2]=0;&quot;&quot;;[$'olah data'.AD$2])">
            <text:p/>
          </table:table-cell>
          <table:table-cell table:style-name="ce181"/>
          <table:table-cell table:style-name="ce159"/>
          <table:table-cell table:style-name="ce233"/>
          <table:table-cell table:style-name="ce153" table:number-columns-repeated="10"/>
          <table:table-cell table:style-name="ce81" table:number-columns-repeated="1008"/>
          <table:table-cell/>
        </table:table-row>
        <table:table-row table:style-name="ro3">
          <table:table-cell table:style-name="ce119" office:value-type="string" calcext:value-type="string">
            <text:p>POSISI YANG DITUJU</text:p>
          </table:table-cell>
          <table:table-cell table:style-name="ce119" table:formula="of:=IF([$'olah data'.AE$2]=0;&quot;&quot;;[$'olah data'.AE$2])" office:value-type="string" office:string-value="SALES/MARKETING" calcext:value-type="string">
            <text:p>SALES/MARKETING</text:p>
          </table:table-cell>
          <table:table-cell table:style-name="ce181"/>
          <table:table-cell table:style-name="ce159"/>
          <table:table-cell table:style-name="ce233"/>
          <table:table-cell table:style-name="ce153" table:number-columns-repeated="10"/>
          <table:table-cell table:style-name="ce81" table:number-columns-repeated="1008"/>
          <table:table-cell/>
        </table:table-row>
        <table:table-row table:style-name="ro3">
          <table:table-cell table:style-name="ce119" office:value-type="string" calcext:value-type="string">
            <text:p>CATATAN/KETERANGAN LAIN</text:p>
          </table:table-cell>
          <table:table-cell table:style-name="ce119" table:formula="of:=IF([$'olah data'.AF$2]=0;&quot;&quot;;[$'olah data'.AF$2])">
            <text:p/>
          </table:table-cell>
          <table:table-cell table:style-name="ce181"/>
          <table:table-cell table:style-name="ce159"/>
          <table:table-cell table:style-name="ce233"/>
          <table:table-cell table:style-name="ce153" table:number-columns-repeated="10"/>
          <table:table-cell table:style-name="ce81" table:number-columns-repeated="1008"/>
          <table:table-cell/>
        </table:table-row>
        <table:table-row table:style-name="ro3">
          <table:table-cell table:style-name="ce119" office:value-type="string" calcext:value-type="string">
            <text:p>TIPE SOAL</text:p>
          </table:table-cell>
          <table:table-cell table:style-name="ce119" table:formula="of:=IF([$grafik.E33]=0;&quot;&quot;;[$grafik.E33])">
            <text:p/>
          </table:table-cell>
          <table:table-cell table:style-name="ce181"/>
          <table:table-cell table:style-name="ce159"/>
          <table:table-cell table:style-name="ce233"/>
          <table:table-cell table:style-name="ce153" table:number-columns-repeated="10"/>
          <table:table-cell table:style-name="ce81" table:number-columns-repeated="1008"/>
          <table:table-cell/>
        </table:table-row>
        <table:table-row table:style-name="ro3" table:number-rows-repeated="49">
          <table:table-cell table:style-name="ce113" table:number-columns-repeated="2"/>
          <table:table-cell table:style-name="ce181"/>
          <table:table-cell table:style-name="ce159"/>
          <table:table-cell table:style-name="ce233"/>
          <table:table-cell table:style-name="ce153" table:number-columns-repeated="10"/>
          <table:table-cell table:style-name="ce81" table:number-columns-repeated="1008"/>
          <table:table-cell/>
        </table:table-row>
        <table:table-row table:style-name="ro3" table:visibility="collapse">
          <table:table-cell table:formula="of:=IF([$grafik.A34]=&quot;&quot;;&quot;&quot;;[$grafik.A34])" office:value-type="string" office:string-value="Self-Tanscendence" calcext:value-type="string">
            <text:p>Self-Tanscendence</text:p>
          </table:table-cell>
          <table:table-cell table:formula="of:=IF([$grafik.B35]=&quot;&quot;;&quot;&quot;;[$grafik.B35])" office:value-type="string" office:string-value="Self-forgetful vs. self-conscious experience (10 items)" calcext:value-type="string">
            <text:p>Self-forgetful vs. self-conscious experience (10 items)</text:p>
          </table:table-cell>
          <table:table-cell table:number-columns-repeated="1022"/>
        </table:table-row>
        <table:table-row table:style-name="ro3" table:visibility="collapse" table:number-rows-repeated="1048477">
          <table:table-cell table:number-columns-repeated="1024"/>
        </table:table-row>
        <table:table-row table:style-name="ro7" table:number-rows-repeated="35">
          <table:table-cell table:number-columns-repeated="1024"/>
        </table:table-row>
        <table:table-row table:style-name="ro7">
          <table:table-cell table:number-columns-repeated="1024"/>
        </table:table-row>
      </table:table>
      <table:named-expressions/>
      <table:database-ranges>
        <table:database-range table:name="__Anonymous_Sheet_DB__4"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1">00/00/0000</text:date>, <text:time style:data-style-name="N2" text:time-value="22:03:07.21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35</meta:editing-cycles>
    <meta:creation-date>2018-06-26T10:19:00</meta:creation-date>
    <dc:date>2018-08-21T22:47:43.057000000</dc:date>
    <meta:generator>LibreOffice/6.0.6.2$Windows_X86_64 LibreOffice_project/0c292870b25a325b5ed35f6b45599d2ea4458e77</meta:generator>
    <meta:editing-duration>P1DT7H35M53S</meta:editing-duration>
    <meta:print-date>2018-07-30T13:34:10.562000000</meta:print-date>
    <meta:document-statistic meta:table-count="9" meta:cell-count="6106"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01cm" svg:height="24.758cm" xlink:href=".." xlink:type="simple" chart:class="chart:bar" chart:style-name="ch1">
        <chart:legend chart:legend-position="end" svg:x="32.07cm" svg:y="12.08cm" style:legend-expansion="high" chart:style-name="ch2"/>
        <chart:plot-area chart:style-name="ch3" table:cell-range-address="grafik.B2:grafik.C37" chart:data-source-has-labels="both" svg:x="0.66cm" svg:y="0.495cm" svg:width="30.75cm" svg:height="23.768cm">
          <chartooo:coordinate-region svg:x="10.965cm" svg:y="0.495cm" svg:width="20.351cm" svg:height="23.121cm"/>
          <chart:axis chart:dimension="x" chart:name="primary-x" chart:style-name="ch4" chartooo:axis-type="auto">
            <chartooo:date-scale/>
            <chart:categories table:cell-range-address="grafik.B3:grafik.B37"/>
          </chart:axis>
          <chart:axis chart:dimension="x" chart:name="secondary-x" chart:style-name="ch5"/>
          <chart:axis chart:dimension="y" chart:name="primary-y" chart:style-name="ch6">
            <chart:grid chart:style-name="ch7" chart:class="major"/>
          </chart:axis>
          <chart:series chart:style-name="ch8" chart:values-cell-range-address="grafik.C3:grafik.C37" chart:label-cell-address="grafik.C2:grafik.C2" chart:class="chart:bar">
            <chart:data-point chart:repeated="3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5</text:p>
                <draw:g>
                  <svg:desc>grafik.C2:grafik.C2</svg:desc>
                </draw:g>
              </table:table-cell>
            </table:table-row>
          </table:table-header-rows>
          <table:table-rows>
            <table:table-row>
              <table:table-cell office:value-type="string">
                <text:p>Exploratory excitability v. stoic rigidity (10 items)</text:p>
                <draw:g>
                  <svg:desc>grafik.B3:grafik.B37</svg:desc>
                </draw:g>
              </table:table-cell>
              <table:table-cell office:value-type="float" office:value="5">
                <text:p>5</text:p>
                <draw:g>
                  <svg:desc>grafik.C3:grafik.C37</svg:desc>
                </draw:g>
              </table:table-cell>
            </table:table-row>
            <table:table-row>
              <table:table-cell office:value-type="string">
                <text:p>Impulsiveness v. reflection (9 items)</text:p>
              </table:table-cell>
              <table:table-cell office:value-type="float" office:value="5">
                <text:p>5</text:p>
              </table:table-cell>
            </table:table-row>
            <table:table-row>
              <table:table-cell office:value-type="string">
                <text:p>Extravagance v. reserve (9 items)</text:p>
              </table:table-cell>
              <table:table-cell office:value-type="float" office:value="5">
                <text:p>5</text:p>
              </table:table-cell>
            </table:table-row>
            <table:table-row>
              <table:table-cell office:value-type="string">
                <text:p>Disorderliness v. regimentation (7 items)</text:p>
              </table:table-cell>
              <table:table-cell office:value-type="float" office:value="5">
                <text:p>5</text:p>
              </table:table-cell>
            </table:table-row>
            <table:table-row>
              <table:table-cell office:value-type="string">
                <text:p>Harm Avoidance</text:p>
              </table:table-cell>
              <table:table-cell office:value-type="float" office:value="5">
                <text:p>5</text:p>
              </table:table-cell>
            </table:table-row>
            <table:table-row>
              <table:table-cell office:value-type="string">
                <text:p>Anticipatory worry &amp; pessimismv. uninhibited optimism (11 items)</text:p>
              </table:table-cell>
              <table:table-cell office:value-type="float" office:value="5">
                <text:p>5</text:p>
              </table:table-cell>
            </table:table-row>
            <table:table-row>
              <table:table-cell office:value-type="string">
                <text:p>Fear of uncertainty (7 items)</text:p>
              </table:table-cell>
              <table:table-cell office:value-type="float" office:value="5">
                <text:p>5</text:p>
              </table:table-cell>
            </table:table-row>
            <table:table-row>
              <table:table-cell office:value-type="string">
                <text:p>Shyness with strangers (7 items)</text:p>
              </table:table-cell>
              <table:table-cell office:value-type="float" office:value="5">
                <text:p>5</text:p>
              </table:table-cell>
            </table:table-row>
            <table:table-row>
              <table:table-cell office:value-type="string">
                <text:p>Fatigability v. asthenia (8 items)</text:p>
              </table:table-cell>
              <table:table-cell office:value-type="float" office:value="5">
                <text:p>5</text:p>
              </table:table-cell>
            </table:table-row>
            <table:table-row>
              <table:table-cell office:value-type="string">
                <text:p>Reward Dependence</text:p>
              </table:table-cell>
              <table:table-cell office:value-type="float" office:value="5">
                <text:p>5</text:p>
              </table:table-cell>
            </table:table-row>
            <table:table-row>
              <table:table-cell office:value-type="string">
                <text:p>Sentimentality (8 items)</text:p>
              </table:table-cell>
              <table:table-cell office:value-type="float" office:value="5">
                <text:p>5</text:p>
              </table:table-cell>
            </table:table-row>
            <table:table-row>
              <table:table-cell office:value-type="string">
                <text:p>Openness to warm communication vs aloofness (10 items)</text:p>
              </table:table-cell>
              <table:table-cell office:value-type="float" office:value="5">
                <text:p>5</text:p>
              </table:table-cell>
            </table:table-row>
            <table:table-row>
              <table:table-cell office:value-type="string">
                <text:p>Attachment (6 items)</text:p>
              </table:table-cell>
              <table:table-cell office:value-type="float" office:value="5">
                <text:p>5</text:p>
              </table:table-cell>
            </table:table-row>
            <table:table-row>
              <table:table-cell office:value-type="string">
                <text:p>Dependence (6 items)</text:p>
              </table:table-cell>
              <table:table-cell office:value-type="float" office:value="5">
                <text:p>5</text:p>
              </table:table-cell>
            </table:table-row>
            <table:table-row>
              <table:table-cell office:value-type="string">
                <text:p>Persistence</text:p>
              </table:table-cell>
              <table:table-cell office:value-type="float" office:value="5">
                <text:p>5</text:p>
              </table:table-cell>
            </table:table-row>
            <table:table-row>
              <table:table-cell office:value-type="string">
                <text:p>Eagerness of effort vs laziness (9 items)</text:p>
              </table:table-cell>
              <table:table-cell office:value-type="float" office:value="5">
                <text:p>5</text:p>
              </table:table-cell>
            </table:table-row>
            <table:table-row>
              <table:table-cell office:value-type="string">
                <text:p>Work hardened vs spoiled (8 items)</text:p>
              </table:table-cell>
              <table:table-cell office:value-type="float" office:value="5">
                <text:p>5</text:p>
              </table:table-cell>
            </table:table-row>
            <table:table-row>
              <table:table-cell office:value-type="string">
                <text:p>Ambitious vs underachieving (10 items)</text:p>
              </table:table-cell>
              <table:table-cell office:value-type="float" office:value="5">
                <text:p>5</text:p>
              </table:table-cell>
            </table:table-row>
            <table:table-row>
              <table:table-cell office:value-type="string">
                <text:p>Perfectionist vs pragmatist (8 items)</text:p>
              </table:table-cell>
              <table:table-cell office:value-type="float" office:value="5">
                <text:p>5</text:p>
              </table:table-cell>
            </table:table-row>
            <table:table-row>
              <table:table-cell office:value-type="string">
                <text:p>Self-Directedness</text:p>
              </table:table-cell>
              <table:table-cell office:value-type="float" office:value="5">
                <text:p>5</text:p>
              </table:table-cell>
            </table:table-row>
            <table:table-row>
              <table:table-cell office:value-type="string">
                <text:p>Responsibility vs. blaming (8 items)</text:p>
              </table:table-cell>
              <table:table-cell office:value-type="float" office:value="5">
                <text:p>5</text:p>
              </table:table-cell>
            </table:table-row>
            <table:table-row>
              <table:table-cell office:value-type="string">
                <text:p>Purposefulness vs. lack of goal direction (6 items)</text:p>
              </table:table-cell>
              <table:table-cell office:value-type="float" office:value="5">
                <text:p>5</text:p>
              </table:table-cell>
            </table:table-row>
            <table:table-row>
              <table:table-cell office:value-type="string">
                <text:p>Resourcefulness (5 items)</text:p>
              </table:table-cell>
              <table:table-cell office:value-type="float" office:value="5">
                <text:p>5</text:p>
              </table:table-cell>
            </table:table-row>
            <table:table-row>
              <table:table-cell office:value-type="string">
                <text:p>Self-acceptance vs. self-striving (10 items)</text:p>
              </table:table-cell>
              <table:table-cell office:value-type="float" office:value="5">
                <text:p>5</text:p>
              </table:table-cell>
            </table:table-row>
            <table:table-row>
              <table:table-cell office:value-type="string">
                <text:p>Enlightened second nature (11 items)</text:p>
              </table:table-cell>
              <table:table-cell office:value-type="float" office:value="5">
                <text:p>5</text:p>
              </table:table-cell>
            </table:table-row>
            <table:table-row>
              <table:table-cell office:value-type="string">
                <text:p>Cooperativeness</text:p>
              </table:table-cell>
              <table:table-cell office:value-type="float" office:value="5">
                <text:p>5</text:p>
              </table:table-cell>
            </table:table-row>
            <table:table-row>
              <table:table-cell office:value-type="string">
                <text:p>Social acceptance vs. social intolerance (8 items)</text:p>
              </table:table-cell>
              <table:table-cell office:value-type="float" office:value="5">
                <text:p>5</text:p>
              </table:table-cell>
            </table:table-row>
            <table:table-row>
              <table:table-cell office:value-type="string">
                <text:p>Empathy vs. social disinterest (5 items)</text:p>
              </table:table-cell>
              <table:table-cell office:value-type="float" office:value="5">
                <text:p>5</text:p>
              </table:table-cell>
            </table:table-row>
            <table:table-row>
              <table:table-cell office:value-type="string">
                <text:p>Helpfulness vs. unhelpfulness (8 items)</text:p>
              </table:table-cell>
              <table:table-cell office:value-type="float" office:value="5">
                <text:p>5</text:p>
              </table:table-cell>
            </table:table-row>
            <table:table-row>
              <table:table-cell office:value-type="string">
                <text:p>Compassion vs. revengefulness (7 items)</text:p>
              </table:table-cell>
              <table:table-cell office:value-type="float" office:value="5">
                <text:p>5</text:p>
              </table:table-cell>
            </table:table-row>
            <table:table-row>
              <table:table-cell office:value-type="string">
                <text:p>Pure-hearted conscience vs. self-serving advantage (8 items)</text:p>
              </table:table-cell>
              <table:table-cell office:value-type="float" office:value="5">
                <text:p>5</text:p>
              </table:table-cell>
            </table:table-row>
            <table:table-row>
              <table:table-cell office:value-type="string">
                <text:p>Self-Tanscendence</text:p>
              </table:table-cell>
              <table:table-cell office:value-type="float" office:value="3.75">
                <text:p>3.75</text:p>
              </table:table-cell>
            </table:table-row>
            <table:table-row>
              <table:table-cell office:value-type="string">
                <text:p>Self-forgetful vs. self-conscious experience (10 items)</text:p>
              </table:table-cell>
              <table:table-cell office:value-type="float" office:value="5">
                <text:p>5</text:p>
              </table:table-cell>
            </table:table-row>
            <table:table-row>
              <table:table-cell office:value-type="string">
                <text:p>Transpersonal identification vs. self-differentiation (8 items)</text:p>
              </table:table-cell>
              <table:table-cell office:value-type="float" office:value="5">
                <text:p>5</text:p>
              </table:table-cell>
            </table:table-row>
            <table:table-row>
              <table:table-cell office:value-type="string">
                <text:p>Spiritual acceptance vs. rational materialism (8 items)</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